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4.131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3.791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3.263cm"/>
    </style:style>
    <style:style style:name="co10" style:family="table-column">
      <style:table-column-properties fo:break-before="auto" style:column-width="3.82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" style:family="table-cell" style:parent-style-name="Default"/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ANCLAS_2c_REZONES_20_Y_20_SUS_20_PARTES_2c_DE_20_FUNDICION_2c_DE_20_HIERRO_20_O_20_DE_20_ACERO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6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5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Normal_20_5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Normal_20_5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2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isca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3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9"/>
        <table:table-column table:style-name="co5" table:default-cell-style-name="ce19"/>
        <table:table-column table:style-name="co8" table:default-cell-style-name="ce17"/>
        <table:table-column table:style-name="co5" table:default-cell-style-name="ce17"/>
        <table:table-column table:style-name="co1" table:default-cell-style-name="ce3"/>
        <table:table-column table:style-name="co5" table:default-cell-style-name="ce5"/>
        <table:table-column table:style-name="co6" table:default-cell-style-name="ce5"/>
        <table:table-column table:style-name="co9" table:default-cell-style-name="ce5"/>
        <table:table-column table:style-name="co1" table:number-columns-repeated="8" table:default-cell-style-name="ce5"/>
        <table:table-column table:style-name="co1" table:default-cell-style-name="ce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ib_real_per_capita</text:p>
          </table:table-cell>
          <table:table-cell office:value-type="string" calcext:value-type="string">
            <text:p>tendencia_crecimiento2</text:p>
          </table:table-cell>
          <table:table-cell office:value-type="string" calcext:value-type="string">
            <text:p>pib_real_per_capita_ln</text:p>
          </table:table-cell>
          <table:table-cell office:value-type="string" calcext:value-type="string">
            <text:p>tendencia_crecimiento2_ln</text:p>
          </table:table-cell>
          <table:table-cell table:style-name="ce1" office:value-type="string" calcext:value-type="string">
            <text:p>Wti_2010</text:p>
          </table:table-cell>
          <table:table-cell table:style-name="ce1" office:value-type="string" calcext:value-type="string">
            <text:p>ingresos_gdp</text:p>
          </table:table-cell>
          <table:table-cell table:style-name="ce1" office:value-type="string" calcext:value-type="string">
            <text:p>gasto_gdp</text:p>
          </table:table-cell>
          <table:table-cell table:style-name="ce1" office:value-type="string" calcext:value-type="string">
            <text:p>deficit_gdp</text:p>
          </table:table-cell>
          <table:table-cell table:style-name="ce1" office:value-type="string" calcext:value-type="string">
            <text:p>deuda_externa_pib</text:p>
          </table:table-cell>
          <table:table-cell table:style-name="ce1" office:value-type="string" calcext:value-type="string">
            <text:p>deuda_domestica_pib</text:p>
          </table:table-cell>
          <table:table-cell table:style-name="ce1" office:value-type="string" calcext:value-type="string">
            <text:p>cambio_deuda</text:p>
          </table:table-cell>
          <table:table-cell table:style-name="ce1" office:value-type="string" calcext:value-type="string">
            <text:p>senoreaje</text:p>
          </table:table-cell>
          <table:table-cell table:style-name="ce1" office:value-type="string" calcext:value-type="string">
            <text:p>nominal gdp</text:p>
          </table:table-cell>
          <table:table-cell table:style-name="ce1" office:value-type="string" calcext:value-type="string">
            <text:p>inflation rate</text:p>
          </table:table-cell>
          <table:table-cell table:style-name="ce1" office:value-type="string" calcext:value-type="string">
            <text:p>total deficit</text:p>
          </table:table-cell>
          <table:table-cell table:style-name="ce1" office:value-type="string" calcext:value-type="string">
            <text:p>primary defict</text:p>
          </table:table-cell>
          <table:table-cell table:style-name="ce1" office:value-type="string" calcext:value-type="string">
            <text:p>total debt</text:p>
          </table:table-cell>
          <table:table-cell table:style-name="ce1" office:value-type="string" calcext:value-type="string">
            <text:p>external debt</text:p>
          </table:table-cell>
          <table:table-cell table:style-name="ce1" office:value-type="string" calcext:value-type="string">
            <text:p>domestic debt</text:p>
          </table:table-cell>
          <table:table-cell table:style-name="ce1" office:value-type="string" calcext:value-type="string">
            <text:p>total interest payments</text:p>
          </table:table-cell>
          <table:table-cell table:style-name="ce1" office:value-type="string" calcext:value-type="string">
            <text:p>interest on external debt</text:p>
          </table:table-cell>
          <table:table-cell table:style-name="ce1" office:value-type="string" calcext:value-type="string">
            <text:p>interest on domestic debt</text:p>
          </table:table-cell>
          <table:table-cell table:style-name="ce1" office:value-type="string" calcext:value-type="string">
            <text:p>exchange rate</text:p>
          </table:table-cell>
          <table:table-cell table:style-name="ce1" office:value-type="string" calcext:value-type="string">
            <text:p>monetary base</text:p>
          </table:table-cell>
          <table:table-cell table:style-name="ce1" office:value-type="string" calcext:value-type="string">
            <text:p>real exchange rate</text:p>
          </table:table-cell>
          <table:table-cell office:value-type="string" calcext:value-type="string">
            <text:p>ingresos</text:p>
          </table:table-cell>
          <table:table-cell office:value-type="string" calcext:value-type="string">
            <text:p>gastos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"/>
          <table:table-cell table:number-columns-repeated="3"/>
          <table:table-cell table:style-name="ce1" table:number-columns-repeated="8"/>
          <table:table-cell table:style-name="Default"/>
          <table:table-cell table:style-name="ce1" office:value-type="float" office:value="-1.80180180180176" calcext:value-type="float">
            <text:p>-1.80180180180176</text:p>
          </table:table-cell>
          <table:table-cell table:style-name="ce1" table:number-columns-repeated="11"/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"/>
          <table:table-cell table:number-columns-repeated="3"/>
          <table:table-cell table:style-name="ce1" table:number-columns-repeated="8"/>
          <table:table-cell table:style-name="Default"/>
          <table:table-cell table:style-name="ce1" office:value-type="float" office:value="-0.550458715596433" calcext:value-type="float">
            <text:p>-0.550458715596433</text:p>
          </table:table-cell>
          <table:table-cell table:style-name="ce1" table:number-columns-repeated="11"/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" office:value-type="float" office:value="1153.95364717725" calcext:value-type="float">
            <text:p>1153.95364717725</text:p>
          </table:table-cell>
          <table:table-cell table:formula="of:=[.B4]" office:value-type="float" office:value="1153.95364717725" calcext:value-type="float">
            <text:p>1153.95364717725</text:p>
          </table:table-cell>
          <table:table-cell table:formula="of:=LN([.B4])" office:value-type="float" office:value="7.05094927917055" calcext:value-type="float">
            <text:p>7.05094927917055</text:p>
          </table:table-cell>
          <table:table-cell table:formula="of:=LN([.C4])" office:value-type="float" office:value="7.05094927917055" calcext:value-type="float">
            <text:p>7.05094927917055</text:p>
          </table:table-cell>
          <table:table-cell table:style-name="ce1"/>
          <table:table-cell office:value-type="float" office:value="5.45601051321068" calcext:value-type="float">
            <text:p>5.46</text:p>
          </table:table-cell>
          <table:table-cell office:value-type="float" office:value="5.80060427070389" calcext:value-type="float">
            <text:p>5.80</text:p>
          </table:table-cell>
          <table:table-cell office:value-type="float" office:value="0.344593757493209" calcext:value-type="float">
            <text:p>0.34</text:p>
          </table:table-cell>
          <table:table-cell office:value-type="float" office:value="5.52420805090607" calcext:value-type="float">
            <text:p>5.52</text:p>
          </table:table-cell>
          <table:table-cell office:value-type="float" office:value="1.74297966523724" calcext:value-type="float">
            <text:p>1.74</text:p>
          </table:table-cell>
          <table:table-cell table:style-name="Default" table:number-columns-repeated="2"/>
          <table:table-cell office:value-type="float" office:value="7234.4262295082" calcext:value-type="float">
            <text:p>7234</text:p>
          </table:table-cell>
          <table:table-cell table:style-name="ce1" office:value-type="float" office:value="11.808118081181" calcext:value-type="float">
            <text:p>11.808118081181</text:p>
          </table:table-cell>
          <table:table-cell table:style-name="ce1"/>
          <table:table-cell table:style-name="ce1" office:value-type="float" office:value="0.191547931940794" calcext:value-type="float">
            <text:p>0.191547931940794</text:p>
          </table:table-cell>
          <table:table-cell table:style-name="ce1" table:number-columns-repeated="9"/>
          <table:table-cell office:value-type="float" office:value="5.45601051321068" calcext:value-type="float">
            <text:p>5.45601051321068</text:p>
          </table:table-cell>
          <table:table-cell office:value-type="float" office:value="5.80060427070389" calcext:value-type="float">
            <text:p>5.80060427070389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" office:value-type="float" office:value="1231.45310393635" calcext:value-type="float">
            <text:p>1231.45310393635</text:p>
          </table:table-cell>
          <table:table-cell table:formula="of:=[.C4]*1.03" office:value-type="float" office:value="1188.57225659257" calcext:value-type="float">
            <text:p>1188.57225659257</text:p>
          </table:table-cell>
          <table:table-cell table:formula="of:=LN([.B5])" office:value-type="float" office:value="7.11595013639406" calcext:value-type="float">
            <text:p>7.11595013639406</text:p>
          </table:table-cell>
          <table:table-cell table:formula="of:=LN([.C5])" office:value-type="float" office:value="7.0805080814121" calcext:value-type="float">
            <text:p>7.0805080814121</text:p>
          </table:table-cell>
          <table:table-cell table:style-name="ce1"/>
          <table:table-cell office:value-type="float" office:value="6.18890895021924" calcext:value-type="float">
            <text:p>6.19</text:p>
          </table:table-cell>
          <table:table-cell office:value-type="float" office:value="6.59113436643885" calcext:value-type="float">
            <text:p>6.59</text:p>
          </table:table-cell>
          <table:table-cell office:value-type="float" office:value="0.402225416219609" calcext:value-type="float">
            <text:p>0.40</text:p>
          </table:table-cell>
          <table:table-cell office:value-type="float" office:value="5.21803692717737" calcext:value-type="float">
            <text:p>5.22</text:p>
          </table:table-cell>
          <table:table-cell office:value-type="float" office:value="1.35413979881352" calcext:value-type="float">
            <text:p>1.35</text:p>
          </table:table-cell>
          <table:table-cell office:value-type="float" office:value="-0.751404043885885" calcext:value-type="float">
            <text:p>-0.75</text:p>
          </table:table-cell>
          <table:table-cell office:value-type="float" office:value="0.697167514431617" calcext:value-type="float">
            <text:p>0.70</text:p>
          </table:table-cell>
          <table:table-cell office:value-type="float" office:value="7720.28985507246" calcext:value-type="float">
            <text:p>7720</text:p>
          </table:table-cell>
          <table:table-cell table:style-name="ce1" office:value-type="float" office:value="3.30033003300286" calcext:value-type="float">
            <text:p>3.30033003300286</text:p>
          </table:table-cell>
          <table:table-cell table:style-name="ce1"/>
          <table:table-cell table:style-name="ce1" office:value-type="float" office:value="0.121163270570029" calcext:value-type="float">
            <text:p>0.121163270570029</text:p>
          </table:table-cell>
          <table:table-cell table:style-name="ce1" table:number-columns-repeated="9"/>
          <table:table-cell office:value-type="float" office:value="6.18890895021924" calcext:value-type="float">
            <text:p>6.18890895021924</text:p>
          </table:table-cell>
          <table:table-cell office:value-type="float" office:value="6.59113436643885" calcext:value-type="float">
            <text:p>6.59113436643885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" office:value-type="float" office:value="1398.865645657" calcext:value-type="float">
            <text:p>1398.865645657</text:p>
          </table:table-cell>
          <table:table-cell table:formula="of:=[.C5]*1.03" office:value-type="float" office:value="1224.22942429034" calcext:value-type="float">
            <text:p>1224.22942429034</text:p>
          </table:table-cell>
          <table:table-cell table:formula="of:=LN([.B6])" office:value-type="float" office:value="7.24341693406874" calcext:value-type="float">
            <text:p>7.24341693406874</text:p>
          </table:table-cell>
          <table:table-cell table:formula="of:=LN([.C6])" office:value-type="float" office:value="7.11006688365364" calcext:value-type="float">
            <text:p>7.11006688365364</text:p>
          </table:table-cell>
          <table:table-cell table:style-name="ce1"/>
          <table:table-cell office:value-type="float" office:value="6.02417271078876" calcext:value-type="float">
            <text:p>6.02</text:p>
          </table:table-cell>
          <table:table-cell office:value-type="float" office:value="6.12624809963044" calcext:value-type="float">
            <text:p>6.13</text:p>
          </table:table-cell>
          <table:table-cell office:value-type="float" office:value="0.102075388841687" calcext:value-type="float">
            <text:p>0.10</text:p>
          </table:table-cell>
          <table:table-cell office:value-type="float" office:value="5.21241972650348" calcext:value-type="float">
            <text:p>5.21</text:p>
          </table:table-cell>
          <table:table-cell office:value-type="float" office:value="1.37126019945603" calcext:value-type="float">
            <text:p>1.37</text:p>
          </table:table-cell>
          <table:table-cell office:value-type="float" office:value="0.0549317395345231" calcext:value-type="float">
            <text:p>0.05</text:p>
          </table:table-cell>
          <table:table-cell office:value-type="float" office:value="1.07348117171005" calcext:value-type="float">
            <text:p>1.07</text:p>
          </table:table-cell>
          <table:table-cell office:value-type="float" office:value="8769.84126984127" calcext:value-type="float">
            <text:p>8770</text:p>
          </table:table-cell>
          <table:table-cell table:style-name="ce1" office:value-type="float" office:value="0.479233226836958" calcext:value-type="float">
            <text:p>0.479233226836958</text:p>
          </table:table-cell>
          <table:table-cell table:style-name="ce1"/>
          <table:table-cell table:style-name="ce1" office:value-type="float" office:value="-0.0269945602901163" calcext:value-type="float">
            <text:p>-0.0269945602901163</text:p>
          </table:table-cell>
          <table:table-cell table:style-name="ce1" table:number-columns-repeated="9"/>
          <table:table-cell office:value-type="float" office:value="6.02417271078876" calcext:value-type="float">
            <text:p>6.02417271078876</text:p>
          </table:table-cell>
          <table:table-cell office:value-type="float" office:value="6.12624809963044" calcext:value-type="float">
            <text:p>6.12624809963044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" office:value-type="float" office:value="1490.44893639855" calcext:value-type="float">
            <text:p>1490.44893639855</text:p>
          </table:table-cell>
          <table:table-cell table:formula="of:=[.C6]*1.03" office:value-type="float" office:value="1260.95630701906" calcext:value-type="float">
            <text:p>1260.95630701906</text:p>
          </table:table-cell>
          <table:table-cell table:formula="of:=LN([.B7])" office:value-type="float" office:value="7.30683265315424" calcext:value-type="float">
            <text:p>7.30683265315424</text:p>
          </table:table-cell>
          <table:table-cell table:formula="of:=LN([.C7])" office:value-type="float" office:value="7.13962568589519" calcext:value-type="float">
            <text:p>7.13962568589519</text:p>
          </table:table-cell>
          <table:table-cell table:style-name="ce1"/>
          <table:table-cell office:value-type="float" office:value="7.39210188356164" calcext:value-type="float">
            <text:p>7.39</text:p>
          </table:table-cell>
          <table:table-cell office:value-type="float" office:value="7.25851812313257" calcext:value-type="float">
            <text:p>7.26</text:p>
          </table:table-cell>
          <table:table-cell office:value-type="float" office:value="-0.133583760429079" calcext:value-type="float">
            <text:p>-0.13</text:p>
          </table:table-cell>
          <table:table-cell office:value-type="float" office:value="4.93948656892123" calcext:value-type="float">
            <text:p>4.94</text:p>
          </table:table-cell>
          <table:table-cell office:value-type="float" office:value="1.99058219178082" calcext:value-type="float">
            <text:p>1.99</text:p>
          </table:table-cell>
          <table:table-cell office:value-type="float" office:value="0.0850361196179345" calcext:value-type="float">
            <text:p>0.09</text:p>
          </table:table-cell>
          <table:table-cell office:value-type="float" office:value="0.537748708767496" calcext:value-type="float">
            <text:p>0.54</text:p>
          </table:table-cell>
          <table:table-cell office:value-type="float" office:value="9344" calcext:value-type="float">
            <text:p>9344</text:p>
          </table:table-cell>
          <table:table-cell table:style-name="ce1" office:value-type="float" office:value="3.65659777424524" calcext:value-type="float">
            <text:p>3.65659777424524</text:p>
          </table:table-cell>
          <table:table-cell table:style-name="ce1"/>
          <table:table-cell table:style-name="ce1" office:value-type="float" office:value="-0.265357448630138" calcext:value-type="float">
            <text:p>-0.265357448630138</text:p>
          </table:table-cell>
          <table:table-cell table:style-name="ce1" table:number-columns-repeated="9"/>
          <table:table-cell office:value-type="float" office:value="7.39210188356164" calcext:value-type="float">
            <text:p>7.39210188356164</text:p>
          </table:table-cell>
          <table:table-cell office:value-type="float" office:value="7.25851812313257" calcext:value-type="float">
            <text:p>7.25851812313257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 office:value-type="float" office:value="1661.31299970295" calcext:value-type="float">
            <text:p>1661.31299970295</text:p>
          </table:table-cell>
          <table:table-cell table:formula="of:=[.C7]*1.03" office:value-type="float" office:value="1298.78499622963" calcext:value-type="float">
            <text:p>1298.78499622963</text:p>
          </table:table-cell>
          <table:table-cell table:formula="of:=LN([.B8])" office:value-type="float" office:value="7.41536353238015" calcext:value-type="float">
            <text:p>7.41536353238015</text:p>
          </table:table-cell>
          <table:table-cell table:formula="of:=LN([.C8])" office:value-type="float" office:value="7.16918448813673" calcext:value-type="float">
            <text:p>7.16918448813673</text:p>
          </table:table-cell>
          <table:table-cell table:style-name="ce1"/>
          <table:table-cell office:value-type="float" office:value="7.89970131997302" calcext:value-type="float">
            <text:p>7.90</text:p>
          </table:table-cell>
          <table:table-cell office:value-type="float" office:value="8.67852838157214" calcext:value-type="float">
            <text:p>8.68</text:p>
          </table:table-cell>
          <table:table-cell office:value-type="float" office:value="0.778827061599119" calcext:value-type="float">
            <text:p>0.78</text:p>
          </table:table-cell>
          <table:table-cell office:value-type="float" office:value="6.00468995889135" calcext:value-type="float">
            <text:p>6.00</text:p>
          </table:table-cell>
          <table:table-cell office:value-type="float" office:value="1.82098468060507" calcext:value-type="float">
            <text:p>1.82</text:p>
          </table:table-cell>
          <table:table-cell office:value-type="float" office:value="0.974726920738978" calcext:value-type="float">
            <text:p>0.97</text:p>
          </table:table-cell>
          <table:table-cell office:value-type="float" office:value="0.93415268721285" calcext:value-type="float">
            <text:p>0.93</text:p>
          </table:table-cell>
          <table:table-cell office:value-type="float" office:value="10415.1898734177" calcext:value-type="float">
            <text:p>10415</text:p>
          </table:table-cell>
          <table:table-cell table:style-name="ce1" office:value-type="float" office:value="4.60122699386487" calcext:value-type="float">
            <text:p>4.60122699386487</text:p>
          </table:table-cell>
          <table:table-cell table:style-name="ce1"/>
          <table:table-cell table:style-name="ce1" office:value-type="float" office:value="0.645534251854707" calcext:value-type="float">
            <text:p>0.645534251854707</text:p>
          </table:table-cell>
          <table:table-cell table:style-name="ce1" table:number-columns-repeated="9"/>
          <table:table-cell office:value-type="float" office:value="7.89970131997302" calcext:value-type="float">
            <text:p>7.89970131997302</text:p>
          </table:table-cell>
          <table:table-cell office:value-type="float" office:value="8.67852838157214" calcext:value-type="float">
            <text:p>8.67852838157214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 office:value-type="float" office:value="1762.3894536848" calcext:value-type="float">
            <text:p>1762.3894536848</text:p>
          </table:table-cell>
          <table:table-cell table:formula="of:=[.C8]*1.03" office:value-type="float" office:value="1337.74854611652" calcext:value-type="float">
            <text:p>1337.74854611652</text:p>
          </table:table-cell>
          <table:table-cell table:formula="of:=LN([.B9])" office:value-type="float" office:value="7.47442581140577" calcext:value-type="float">
            <text:p>7.47442581140577</text:p>
          </table:table-cell>
          <table:table-cell table:formula="of:=LN([.C9])" office:value-type="float" office:value="7.19874329037828" calcext:value-type="float">
            <text:p>7.19874329037828</text:p>
          </table:table-cell>
          <table:table-cell table:style-name="ce1"/>
          <table:table-cell office:value-type="float" office:value="8.59202142143959" calcext:value-type="float">
            <text:p>8.59</text:p>
          </table:table-cell>
          <table:table-cell office:value-type="float" office:value="10.1054035659675" calcext:value-type="float">
            <text:p>10.11</text:p>
          </table:table-cell>
          <table:table-cell office:value-type="float" office:value="1.51338214452789" calcext:value-type="float">
            <text:p>1.51</text:p>
          </table:table-cell>
          <table:table-cell office:value-type="float" office:value="7.00017472996279" calcext:value-type="float">
            <text:p>7.00</text:p>
          </table:table-cell>
          <table:table-cell office:value-type="float" office:value="2.10583643460107" calcext:value-type="float">
            <text:p>2.11</text:p>
          </table:table-cell>
          <table:table-cell office:value-type="float" office:value="1.43019728751281" calcext:value-type="float">
            <text:p>1.43</text:p>
          </table:table-cell>
          <table:table-cell office:value-type="float" office:value="0.539381729449418" calcext:value-type="float">
            <text:p>0.54</text:p>
          </table:table-cell>
          <table:table-cell office:value-type="float" office:value="11048.8636363636" calcext:value-type="float">
            <text:p>11049</text:p>
          </table:table-cell>
          <table:table-cell table:style-name="ce1" office:value-type="float" office:value="-2.93255131964771" calcext:value-type="float">
            <text:p>-2.93255131964771</text:p>
          </table:table-cell>
          <table:table-cell table:style-name="ce1"/>
          <table:table-cell table:style-name="ce1" office:value-type="float" office:value="1.36241263501861" calcext:value-type="float">
            <text:p>1.36241263501861</text:p>
          </table:table-cell>
          <table:table-cell table:style-name="ce1" table:number-columns-repeated="9"/>
          <table:table-cell office:value-type="float" office:value="8.59202142143959" calcext:value-type="float">
            <text:p>8.59202142143959</text:p>
          </table:table-cell>
          <table:table-cell office:value-type="float" office:value="10.1054035659675" calcext:value-type="float">
            <text:p>10.1054035659675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" office:value-type="float" office:value="1784.59810016531" calcext:value-type="float">
            <text:p>1784.59810016531</text:p>
          </table:table-cell>
          <table:table-cell table:formula="of:=[.C9]*1.03" office:value-type="float" office:value="1377.88100250001" calcext:value-type="float">
            <text:p>1377.88100250001</text:p>
          </table:table-cell>
          <table:table-cell table:formula="of:=LN([.B10])" office:value-type="float" office:value="7.48694851489377" calcext:value-type="float">
            <text:p>7.48694851489377</text:p>
          </table:table-cell>
          <table:table-cell table:formula="of:=LN([.C10])" office:value-type="float" office:value="7.22830209261982" calcext:value-type="float">
            <text:p>7.22830209261982</text:p>
          </table:table-cell>
          <table:table-cell table:style-name="ce1"/>
          <table:table-cell office:value-type="float" office:value="8.16387676965542" calcext:value-type="float">
            <text:p>8.16</text:p>
          </table:table-cell>
          <table:table-cell office:value-type="float" office:value="9.13962126316199" calcext:value-type="float">
            <text:p>9.14</text:p>
          </table:table-cell>
          <table:table-cell office:value-type="float" office:value="0.975744493506567" calcext:value-type="float">
            <text:p>0.98</text:p>
          </table:table-cell>
          <table:table-cell office:value-type="float" office:value="9.09640689460719" calcext:value-type="float">
            <text:p>9.10</text:p>
          </table:table-cell>
          <table:table-cell office:value-type="float" office:value="4.1759415902413" calcext:value-type="float">
            <text:p>4.18</text:p>
          </table:table-cell>
          <table:table-cell office:value-type="float" office:value="3.81034474179576" calcext:value-type="float">
            <text:p>3.81</text:p>
          </table:table-cell>
          <table:table-cell office:value-type="float" office:value="0.161454630864999" calcext:value-type="float">
            <text:p>0.16</text:p>
          </table:table-cell>
          <table:table-cell office:value-type="float" office:value="11188.0952380952" calcext:value-type="float">
            <text:p>11188</text:p>
          </table:table-cell>
          <table:table-cell table:style-name="ce1" office:value-type="float" office:value="1.05740181268827" calcext:value-type="float">
            <text:p>1.05740181268827</text:p>
          </table:table-cell>
          <table:table-cell table:style-name="ce1"/>
          <table:table-cell table:style-name="ce1" office:value-type="float" office:value="0.68429347342178" calcext:value-type="float">
            <text:p>0.68429347342178</text:p>
          </table:table-cell>
          <table:table-cell table:style-name="ce1" table:number-columns-repeated="9"/>
          <table:table-cell office:value-type="float" office:value="8.16387676965542" calcext:value-type="float">
            <text:p>8.16387676965542</text:p>
          </table:table-cell>
          <table:table-cell office:value-type="float" office:value="9.13962126316199" calcext:value-type="float">
            <text:p>9.13962126316199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" office:value-type="float" office:value="1919.64476949404" calcext:value-type="float">
            <text:p>1919.64476949404</text:p>
          </table:table-cell>
          <table:table-cell table:formula="of:=[.C10]*1.03" office:value-type="float" office:value="1419.21743257501" calcext:value-type="float">
            <text:p>1419.21743257501</text:p>
          </table:table-cell>
          <table:table-cell table:formula="of:=LN([.B11])" office:value-type="float" office:value="7.55989543201576" calcext:value-type="float">
            <text:p>7.55989543201576</text:p>
          </table:table-cell>
          <table:table-cell table:formula="of:=LN([.C11])" office:value-type="float" office:value="7.25786089486137" calcext:value-type="float">
            <text:p>7.25786089486137</text:p>
          </table:table-cell>
          <table:table-cell table:style-name="ce1"/>
          <table:table-cell office:value-type="float" office:value="8.72375750500334" calcext:value-type="float">
            <text:p>8.72</text:p>
          </table:table-cell>
          <table:table-cell office:value-type="float" office:value="8.82807293300228" calcext:value-type="float">
            <text:p>8.83</text:p>
          </table:table-cell>
          <table:table-cell office:value-type="float" office:value="0.104315427998942" calcext:value-type="float">
            <text:p>0.10</text:p>
          </table:table-cell>
          <table:table-cell office:value-type="float" office:value="8.55140718812542" calcext:value-type="float">
            <text:p>8.55</text:p>
          </table:table-cell>
          <table:table-cell office:value-type="float" office:value="3.91927951967979" calcext:value-type="float">
            <text:p>3.92</text:p>
          </table:table-cell>
          <table:table-cell office:value-type="float" office:value="-0.586287999734719" calcext:value-type="float">
            <text:p>-0.59</text:p>
          </table:table-cell>
          <table:table-cell office:value-type="float" office:value="0.589675170916486" calcext:value-type="float">
            <text:p>0.59</text:p>
          </table:table-cell>
          <table:table-cell office:value-type="float" office:value="12034.7368421053" calcext:value-type="float">
            <text:p>12035</text:p>
          </table:table-cell>
          <table:table-cell table:style-name="ce1" office:value-type="float" office:value="1.04633781763861" calcext:value-type="float">
            <text:p>1.04633781763861</text:p>
          </table:table-cell>
          <table:table-cell table:style-name="ce1"/>
          <table:table-cell table:style-name="ce1" office:value-type="float" office:value="-0.27886924616411" calcext:value-type="float">
            <text:p>-0.27886924616411</text:p>
          </table:table-cell>
          <table:table-cell table:style-name="ce1" table:number-columns-repeated="9"/>
          <table:table-cell office:value-type="float" office:value="8.72375750500334" calcext:value-type="float">
            <text:p>8.72375750500334</text:p>
          </table:table-cell>
          <table:table-cell office:value-type="float" office:value="8.82807293300228" calcext:value-type="float">
            <text:p>8.82807293300228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" office:value-type="float" office:value="1981.23050415778" calcext:value-type="float">
            <text:p>1981.23050415778</text:p>
          </table:table-cell>
          <table:table-cell table:formula="of:=[.C11]*1.03" office:value-type="float" office:value="1461.79395555226" calcext:value-type="float">
            <text:p>1461.79395555226</text:p>
          </table:table-cell>
          <table:table-cell table:formula="of:=LN([.B12])" office:value-type="float" office:value="7.59147339740445" calcext:value-type="float">
            <text:p>7.59147339740445</text:p>
          </table:table-cell>
          <table:table-cell table:formula="of:=LN([.C12])" office:value-type="float" office:value="7.28741969710291" calcext:value-type="float">
            <text:p>7.28741969710291</text:p>
          </table:table-cell>
          <table:table-cell table:style-name="ce1"/>
          <table:table-cell office:value-type="float" office:value="8.4437424352457" calcext:value-type="float">
            <text:p>8.44</text:p>
          </table:table-cell>
          <table:table-cell office:value-type="float" office:value="8.51271045270848" calcext:value-type="float">
            <text:p>8.51</text:p>
          </table:table-cell>
          <table:table-cell office:value-type="float" office:value="0.0689680174627821" calcext:value-type="float">
            <text:p>0.07</text:p>
          </table:table-cell>
          <table:table-cell office:value-type="float" office:value="7.97496974098281" calcext:value-type="float">
            <text:p>7.97</text:p>
          </table:table-cell>
          <table:table-cell office:value-type="float" office:value="4.09101912369886" calcext:value-type="float">
            <text:p>4.09</text:p>
          </table:table-cell>
          <table:table-cell office:value-type="float" office:value="-0.304281261223951" calcext:value-type="float">
            <text:p>-0.30</text:p>
          </table:table-cell>
          <table:table-cell office:value-type="float" office:value="0.296709851673891" calcext:value-type="float">
            <text:p>0.30</text:p>
          </table:table-cell>
          <table:table-cell office:value-type="float" office:value="12420.8333333333" calcext:value-type="float">
            <text:p>12421</text:p>
          </table:table-cell>
          <table:table-cell table:style-name="ce1" office:value-type="float" office:value="-0.295857988165896" calcext:value-type="float">
            <text:p>-0.295857988165896</text:p>
          </table:table-cell>
          <table:table-cell table:style-name="ce1"/>
          <table:table-cell table:style-name="ce1" office:value-type="float" office:value="-0.293819091422575" calcext:value-type="float">
            <text:p>-0.293819091422575</text:p>
          </table:table-cell>
          <table:table-cell table:style-name="ce1" table:number-columns-repeated="9"/>
          <table:table-cell office:value-type="float" office:value="8.4437424352457" calcext:value-type="float">
            <text:p>8.4437424352457</text:p>
          </table:table-cell>
          <table:table-cell office:value-type="float" office:value="8.51271045270848" calcext:value-type="float">
            <text:p>8.51271045270848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" office:value-type="float" office:value="2060.2910016216" calcext:value-type="float">
            <text:p>2060.2910016216</text:p>
          </table:table-cell>
          <table:table-cell table:formula="of:=[.C12]*1.03" office:value-type="float" office:value="1505.64777421883" calcext:value-type="float">
            <text:p>1505.64777421883</text:p>
          </table:table-cell>
          <table:table-cell table:formula="of:=LN([.B13])" office:value-type="float" office:value="7.63060251473007" calcext:value-type="float">
            <text:p>7.63060251473007</text:p>
          </table:table-cell>
          <table:table-cell table:formula="of:=LN([.C13])" office:value-type="float" office:value="7.31697849934445" calcext:value-type="float">
            <text:p>7.31697849934445</text:p>
          </table:table-cell>
          <table:table-cell table:style-name="ce1"/>
          <table:table-cell office:value-type="float" office:value="8.60327805630544" calcext:value-type="float">
            <text:p>8.60</text:p>
          </table:table-cell>
          <table:table-cell office:value-type="float" office:value="8.35710921087122" calcext:value-type="float">
            <text:p>8.36</text:p>
          </table:table-cell>
          <table:table-cell office:value-type="float" office:value="-0.246168845434215" calcext:value-type="float">
            <text:p>-0.25</text:p>
          </table:table-cell>
          <table:table-cell office:value-type="float" office:value="8.50037472682864" calcext:value-type="float">
            <text:p>8.50</text:p>
          </table:table-cell>
          <table:table-cell office:value-type="float" office:value="5.45314307751639" calcext:value-type="float">
            <text:p>5.45</text:p>
          </table:table-cell>
          <table:table-cell office:value-type="float" office:value="0.487188739559923" calcext:value-type="float">
            <text:p>0.49</text:p>
          </table:table-cell>
          <table:table-cell office:value-type="float" office:value="0.37864259674849" calcext:value-type="float">
            <text:p>0.38</text:p>
          </table:table-cell>
          <table:table-cell office:value-type="float" office:value="12916.4835164835" calcext:value-type="float">
            <text:p>12916</text:p>
          </table:table-cell>
          <table:table-cell table:style-name="ce2" office:value-type="float" office:value="5.01474926253628" calcext:value-type="float">
            <text:p>5.01474926253628</text:p>
          </table:table-cell>
          <table:table-cell table:style-name="ce1"/>
          <table:table-cell table:style-name="ce1" office:value-type="float" office:value="-0.592934824527574" calcext:value-type="float">
            <text:p>-0.592934824527574</text:p>
          </table:table-cell>
          <table:table-cell table:style-name="ce1" table:number-columns-repeated="9"/>
          <table:table-cell office:value-type="float" office:value="8.60327805630544" calcext:value-type="float">
            <text:p>8.60327805630544</text:p>
          </table:table-cell>
          <table:table-cell office:value-type="float" office:value="8.35710921087122" calcext:value-type="float">
            <text:p>8.35710921087122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244.446381" calcext:value-type="float">
            <text:p>2244.4</text:p>
          </table:table-cell>
          <table:table-cell table:formula="of:=[.C13]*1.03" office:value-type="float" office:value="1550.81720744539" calcext:value-type="float">
            <text:p>1550.81720744539</text:p>
          </table:table-cell>
          <table:table-cell table:formula="of:=LN([.B14])" office:value-type="float" office:value="7.71621416887449" calcext:value-type="float">
            <text:p>7.71621416887449</text:p>
          </table:table-cell>
          <table:table-cell table:formula="of:=LN([.C14])" office:value-type="float" office:value="7.346537301586" calcext:value-type="float">
            <text:p>7.346537301586</text:p>
          </table:table-cell>
          <table:table-cell table:style-name="ce1"/>
          <table:table-cell office:value-type="float" office:value="7.97384691919551" calcext:value-type="float">
            <text:p>7.97</text:p>
          </table:table-cell>
          <table:table-cell office:value-type="float" office:value="9.16045066511877" calcext:value-type="float">
            <text:p>9.16</text:p>
          </table:table-cell>
          <table:table-cell office:value-type="float" office:value="1.18660374592326" calcext:value-type="float">
            <text:p>1.19</text:p>
          </table:table-cell>
          <table:table-cell office:value-type="float" office:value="9.6187664345107" calcext:value-type="float">
            <text:p>9.62</text:p>
          </table:table-cell>
          <table:table-cell office:value-type="float" office:value="8.49975126145974" calcext:value-type="float">
            <text:p>8.50</text:p>
          </table:table-cell>
          <table:table-cell office:value-type="float" office:value="3.99143755398909" calcext:value-type="float">
            <text:p>3.99</text:p>
          </table:table-cell>
          <table:table-cell office:value-type="float" office:value="0.721852266875419" calcext:value-type="float">
            <text:p>0.72</text:p>
          </table:table-cell>
          <table:table-cell office:value-type="float" office:value="14071" calcext:value-type="float">
            <text:p>14071</text:p>
          </table:table-cell>
          <table:table-cell office:value-type="float" office:value="2.79475982532753" calcext:value-type="float">
            <text:p>2.8</text:p>
          </table:table-cell>
          <table:table-cell table:formula="of:=[.Q14]+[.U14]" office:value-type="float" office:value="1.31860692030082" calcext:value-type="float">
            <text:p>1.3</text:p>
          </table:table-cell>
          <table:table-cell office:value-type="float" office:value="0.838604221448369" calcext:value-type="float">
            <text:p>0.8</text:p>
          </table:table-cell>
          <table:table-cell table:formula="of:=[.S14]+[.T14]" office:value-type="float" office:value="7.37232422901313" calcext:value-type="float">
            <text:p>7.4</text:p>
          </table:table-cell>
          <table:table-cell office:value-type="float" office:value="0.372111024550049" calcext:value-type="float">
            <text:p>0.4</text:p>
          </table:table-cell>
          <table:table-cell office:value-type="float" office:value="7.00021320446308" calcext:value-type="float">
            <text:p>7.0</text:p>
          </table:table-cell>
          <table:table-cell table:formula="of:=[.V14]+[.W14]" office:value-type="float" office:value="0.480002698852453" calcext:value-type="float">
            <text:p>0.5</text:p>
          </table:table-cell>
          <table:table-cell office:value-type="float" office:value="0.231498590481605" calcext:value-type="float">
            <text:p>0.2</text:p>
          </table:table-cell>
          <table:table-cell office:value-type="float" office:value="0.248504108370848" calcext:value-type="float">
            <text:p>0.2</text:p>
          </table:table-cell>
          <table:table-cell office:value-type="float" office:value="16.2870833333333" calcext:value-type="float">
            <text:p>16.3</text:p>
          </table:table-cell>
          <table:table-cell office:value-type="float" office:value="1267.259" calcext:value-type="float">
            <text:p>1267.3</text:p>
          </table:table-cell>
          <table:table-cell office:value-type="float" office:value="25.8491842485494" calcext:value-type="float">
            <text:p>25.85</text:p>
          </table:table-cell>
          <table:table-cell office:value-type="float" office:value="7.97384691919551" calcext:value-type="float">
            <text:p>7.97384691919551</text:p>
          </table:table-cell>
          <table:table-cell office:value-type="float" office:value="9.16045066511877" calcext:value-type="float">
            <text:p>9.16045066511877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215.091771" calcext:value-type="float">
            <text:p>2215.1</text:p>
          </table:table-cell>
          <table:table-cell table:formula="of:=[.C14]*1.03" office:value-type="float" office:value="1597.34172366876" calcext:value-type="float">
            <text:p>1597.34172366876</text:p>
          </table:table-cell>
          <table:table-cell table:formula="of:=LN([.B15])" office:value-type="float" office:value="7.70304911322368" calcext:value-type="float">
            <text:p>7.70304911322368</text:p>
          </table:table-cell>
          <table:table-cell table:formula="of:=LN([.C15])" office:value-type="float" office:value="7.37609610382754" calcext:value-type="float">
            <text:p>7.37609610382754</text:p>
          </table:table-cell>
          <table:table-cell table:style-name="ce1"/>
          <table:table-cell office:value-type="float" office:value="10.2699452091407" calcext:value-type="float">
            <text:p>10.27</text:p>
          </table:table-cell>
          <table:table-cell office:value-type="float" office:value="10.8042642896419" calcext:value-type="float">
            <text:p>10.80</text:p>
          </table:table-cell>
          <table:table-cell office:value-type="float" office:value="0.534319080501167" calcext:value-type="float">
            <text:p>0.53</text:p>
          </table:table-cell>
          <table:table-cell office:value-type="float" office:value="11.7873037217693" calcext:value-type="float">
            <text:p>11.79</text:p>
          </table:table-cell>
          <table:table-cell office:value-type="float" office:value="12.8758519310437" calcext:value-type="float">
            <text:p>12.88</text:p>
          </table:table-cell>
          <table:table-cell office:value-type="float" office:value="1.17156786440738" calcext:value-type="float">
            <text:p>1.17</text:p>
          </table:table-cell>
          <table:table-cell office:value-type="float" office:value="0.538589293147097" calcext:value-type="float">
            <text:p>0.54</text:p>
          </table:table-cell>
          <table:table-cell office:value-type="float" office:value="14966" calcext:value-type="float">
            <text:p>14966</text:p>
          </table:table-cell>
          <table:table-cell office:value-type="float" office:value="4.24808836023789" calcext:value-type="float">
            <text:p>4.2</text:p>
          </table:table-cell>
          <table:table-cell table:formula="of:=[.Q15]+[.U15]" office:value-type="float" office:value="0.671507541011657" calcext:value-type="float">
            <text:p>0.7</text:p>
          </table:table-cell>
          <table:table-cell office:value-type="float" office:value="-0.080181745289323" calcext:value-type="float">
            <text:p>-0.1</text:p>
          </table:table-cell>
          <table:table-cell table:formula="of:=[.S15]+[.T15]" office:value-type="float" office:value="8.00774637478624" calcext:value-type="float">
            <text:p>8.0</text:p>
          </table:table-cell>
          <table:table-cell office:value-type="float" office:value="0.390480572300607" calcext:value-type="float">
            <text:p>0.4</text:p>
          </table:table-cell>
          <table:table-cell office:value-type="float" office:value="7.61726580248563" calcext:value-type="float">
            <text:p>7.6</text:p>
          </table:table-cell>
          <table:table-cell table:formula="of:=[.V15]+[.W15]" office:value-type="float" office:value="0.75168928630098" calcext:value-type="float">
            <text:p>0.8</text:p>
          </table:table-cell>
          <table:table-cell office:value-type="float" office:value="0.330961011626353" calcext:value-type="float">
            <text:p>0.3</text:p>
          </table:table-cell>
          <table:table-cell office:value-type="float" office:value="0.420728274674627" calcext:value-type="float">
            <text:p>0.4</text:p>
          </table:table-cell>
          <table:table-cell office:value-type="float" office:value="19.050625" calcext:value-type="float">
            <text:p>19.1</text:p>
          </table:table-cell>
          <table:table-cell office:value-type="float" office:value="1289.576" calcext:value-type="float">
            <text:p>1289.6</text:p>
          </table:table-cell>
          <table:table-cell office:value-type="float" office:value="30.1866585892397" calcext:value-type="float">
            <text:p>30.19</text:p>
          </table:table-cell>
          <table:table-cell office:value-type="float" office:value="10.2699452091407" calcext:value-type="float">
            <text:p>10.2699452091407</text:p>
          </table:table-cell>
          <table:table-cell office:value-type="float" office:value="10.8042642896419" calcext:value-type="float">
            <text:p>10.8042642896419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250.613936" calcext:value-type="float">
            <text:p>2250.6</text:p>
          </table:table-cell>
          <table:table-cell table:formula="of:=[.C15]*1.03" office:value-type="float" office:value="1645.26197537882" calcext:value-type="float">
            <text:p>1645.26197537882</text:p>
          </table:table-cell>
          <table:table-cell table:formula="of:=LN([.B16])" office:value-type="float" office:value="7.71895831842327" calcext:value-type="float">
            <text:p>7.71895831842327</text:p>
          </table:table-cell>
          <table:table-cell table:formula="of:=LN([.C16])" office:value-type="float" office:value="7.40565490606909" calcext:value-type="float">
            <text:p>7.40565490606909</text:p>
          </table:table-cell>
          <table:table-cell table:style-name="ce1"/>
          <table:table-cell office:value-type="float" office:value="8.92477156089623" calcext:value-type="float">
            <text:p>8.92</text:p>
          </table:table-cell>
          <table:table-cell office:value-type="float" office:value="9.49351971073232" calcext:value-type="float">
            <text:p>9.49</text:p>
          </table:table-cell>
          <table:table-cell office:value-type="float" office:value="0.568748149836085" calcext:value-type="float">
            <text:p>0.57</text:p>
          </table:table-cell>
          <table:table-cell office:value-type="float" office:value="13.0349897776109" calcext:value-type="float">
            <text:p>13.03</text:p>
          </table:table-cell>
          <table:table-cell office:value-type="float" office:value="13.8502941544624" calcext:value-type="float">
            <text:p>13.85</text:p>
          </table:table-cell>
          <table:table-cell office:value-type="float" office:value="0.814582824079396" calcext:value-type="float">
            <text:p>0.81</text:p>
          </table:table-cell>
          <table:table-cell office:value-type="float" office:value="0.545756977383392" calcext:value-type="float">
            <text:p>0.55</text:p>
          </table:table-cell>
          <table:table-cell office:value-type="float" office:value="15978" calcext:value-type="float">
            <text:p>15978</text:p>
          </table:table-cell>
          <table:table-cell office:value-type="float" office:value="3.9119804400978" calcext:value-type="float">
            <text:p>3.9</text:p>
          </table:table-cell>
          <table:table-cell table:formula="of:=[.Q16]+[.U16]" office:value-type="float" office:value="0.732855046819437" calcext:value-type="float">
            <text:p>0.7</text:p>
          </table:table-cell>
          <table:table-cell office:value-type="float" office:value="-0.181499561897609" calcext:value-type="float">
            <text:p>-0.2</text:p>
          </table:table-cell>
          <table:table-cell table:formula="of:=[.S16]+[.T16]" office:value-type="float" office:value="8.33578059777035" calcext:value-type="float">
            <text:p>8.3</text:p>
          </table:table-cell>
          <table:table-cell office:value-type="float" office:value="0.406127324519626" calcext:value-type="float">
            <text:p>0.4</text:p>
          </table:table-cell>
          <table:table-cell office:value-type="float" office:value="7.92965327325072" calcext:value-type="float">
            <text:p>7.9</text:p>
          </table:table-cell>
          <table:table-cell table:formula="of:=[.V16]+[.W16]" office:value-type="float" office:value="0.914354608717046" calcext:value-type="float">
            <text:p>0.9</text:p>
          </table:table-cell>
          <table:table-cell office:value-type="float" office:value="0.458261359369133" calcext:value-type="float">
            <text:p>0.5</text:p>
          </table:table-cell>
          <table:table-cell office:value-type="float" office:value="0.456093249347913" calcext:value-type="float">
            <text:p>0.5</text:p>
          </table:table-cell>
          <table:table-cell office:value-type="float" office:value="20.3391666666667" calcext:value-type="float">
            <text:p>20.3</text:p>
          </table:table-cell>
          <table:table-cell office:value-type="float" office:value="1470.773" calcext:value-type="float">
            <text:p>1470.8</text:p>
          </table:table-cell>
          <table:table-cell office:value-type="float" office:value="32.095820671581" calcext:value-type="float">
            <text:p>32.10</text:p>
          </table:table-cell>
          <table:table-cell office:value-type="float" office:value="8.92477156089623" calcext:value-type="float">
            <text:p>8.92477156089623</text:p>
          </table:table-cell>
          <table:table-cell office:value-type="float" office:value="9.49351971073232" calcext:value-type="float">
            <text:p>9.49351971073232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271.3713" calcext:value-type="float">
            <text:p>2271.4</text:p>
          </table:table-cell>
          <table:table-cell table:formula="of:=[.C16]*1.03" office:value-type="float" office:value="1694.61983464018" calcext:value-type="float">
            <text:p>1694.61983464018</text:p>
          </table:table-cell>
          <table:table-cell table:formula="of:=LN([.B17])" office:value-type="float" office:value="7.72813902499866" calcext:value-type="float">
            <text:p>7.72813902499866</text:p>
          </table:table-cell>
          <table:table-cell table:formula="of:=LN([.C17])" office:value-type="float" office:value="7.43521370831063" calcext:value-type="float">
            <text:p>7.43521370831063</text:p>
          </table:table-cell>
          <table:table-cell table:style-name="ce1"/>
          <table:table-cell office:value-type="float" office:value="7.70646422820336" calcext:value-type="float">
            <text:p>7.71</text:p>
          </table:table-cell>
          <table:table-cell office:value-type="float" office:value="9.13844641835812" calcext:value-type="float">
            <text:p>9.14</text:p>
          </table:table-cell>
          <table:table-cell office:value-type="float" office:value="1.43198219015476" calcext:value-type="float">
            <text:p>1.43</text:p>
          </table:table-cell>
          <table:table-cell office:value-type="float" office:value="11.4166774499655" calcext:value-type="float">
            <text:p>11.42</text:p>
          </table:table-cell>
          <table:table-cell office:value-type="float" office:value="14.8205659075224" calcext:value-type="float">
            <text:p>14.82</text:p>
          </table:table-cell>
          <table:table-cell office:value-type="float" office:value="0.294647381883041" calcext:value-type="float">
            <text:p>0.29</text:p>
          </table:table-cell>
          <table:table-cell office:value-type="float" office:value="0.74643623379317" calcext:value-type="float">
            <text:p>0.75</text:p>
          </table:table-cell>
          <table:table-cell office:value-type="float" office:value="17388" calcext:value-type="float">
            <text:p>17388</text:p>
          </table:table-cell>
          <table:table-cell office:value-type="float" office:value="4.15686274509803" calcext:value-type="float">
            <text:p>4.2</text:p>
          </table:table-cell>
          <table:table-cell table:formula="of:=[.Q17]+[.U17]" office:value-type="float" office:value="1.60954394251271" calcext:value-type="float">
            <text:p>1.6</text:p>
          </table:table-cell>
          <table:table-cell office:value-type="float" office:value="0.667126754083275" calcext:value-type="float">
            <text:p>0.7</text:p>
          </table:table-cell>
          <table:table-cell table:formula="of:=[.S17]+[.T17]" office:value-type="float" office:value="8.90777467854164" calcext:value-type="float">
            <text:p>8.9</text:p>
          </table:table-cell>
          <table:table-cell office:value-type="float" office:value="0.396157471272256" calcext:value-type="float">
            <text:p>0.4</text:p>
          </table:table-cell>
          <table:table-cell office:value-type="float" office:value="8.51161720726938" calcext:value-type="float">
            <text:p>8.5</text:p>
          </table:table-cell>
          <table:table-cell table:formula="of:=[.V17]+[.W17]" office:value-type="float" office:value="0.942417188429435" calcext:value-type="float">
            <text:p>0.9</text:p>
          </table:table-cell>
          <table:table-cell office:value-type="float" office:value="0.476618573153899" calcext:value-type="float">
            <text:p>0.5</text:p>
          </table:table-cell>
          <table:table-cell office:value-type="float" office:value="0.465798615275536" calcext:value-type="float">
            <text:p>0.5</text:p>
          </table:table-cell>
          <table:table-cell office:value-type="float" office:value="19.273125" calcext:value-type="float">
            <text:p>19.3</text:p>
          </table:table-cell>
          <table:table-cell office:value-type="float" office:value="1630.711" calcext:value-type="float">
            <text:p>1630.7</text:p>
          </table:table-cell>
          <table:table-cell office:value-type="float" office:value="28.8185337343277" calcext:value-type="float">
            <text:p>28.82</text:p>
          </table:table-cell>
          <table:table-cell office:value-type="float" office:value="7.70646422820336" calcext:value-type="float">
            <text:p>7.70646422820336</text:p>
          </table:table-cell>
          <table:table-cell office:value-type="float" office:value="9.13844641835812" calcext:value-type="float">
            <text:p>9.13844641835812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378.825121" calcext:value-type="float">
            <text:p>2378.8</text:p>
          </table:table-cell>
          <table:table-cell table:formula="of:=[.C17]*1.03" office:value-type="float" office:value="1745.45842967939" calcext:value-type="float">
            <text:p>1745.45842967939</text:p>
          </table:table-cell>
          <table:table-cell table:formula="of:=LN([.B18])" office:value-type="float" office:value="7.77436199814325" calcext:value-type="float">
            <text:p>7.77436199814325</text:p>
          </table:table-cell>
          <table:table-cell table:formula="of:=LN([.C18])" office:value-type="float" office:value="7.46477251055218" calcext:value-type="float">
            <text:p>7.46477251055218</text:p>
          </table:table-cell>
          <table:table-cell table:style-name="ce1"/>
          <table:table-cell office:value-type="float" office:value="8.87534225344836" calcext:value-type="float">
            <text:p>8.88</text:p>
          </table:table-cell>
          <table:table-cell office:value-type="float" office:value="10.3404923441431" calcext:value-type="float">
            <text:p>10.34</text:p>
          </table:table-cell>
          <table:table-cell office:value-type="float" office:value="1.46515009069478" calcext:value-type="float">
            <text:p>1.47</text:p>
          </table:table-cell>
          <table:table-cell office:value-type="float" office:value="10.3798308320849" calcext:value-type="float">
            <text:p>10.38</text:p>
          </table:table-cell>
          <table:table-cell office:value-type="float" office:value="15.8960582734928" calcext:value-type="float">
            <text:p>15.90</text:p>
          </table:table-cell>
          <table:table-cell office:value-type="float" office:value="1.33611258329783" calcext:value-type="float">
            <text:p>1.34</text:p>
          </table:table-cell>
          <table:table-cell office:value-type="float" office:value="0.95397069826436" calcext:value-type="float">
            <text:p>0.95</text:p>
          </table:table-cell>
          <table:table-cell office:value-type="float" office:value="19357" calcext:value-type="float">
            <text:p>19357</text:p>
          </table:table-cell>
          <table:table-cell office:value-type="float" office:value="2.25903614457832" calcext:value-type="float">
            <text:p>2.3</text:p>
          </table:table-cell>
          <table:table-cell table:formula="of:=[.Q18]+[.U18]" office:value-type="float" office:value="1.59230747131505" calcext:value-type="float">
            <text:p>1.6</text:p>
          </table:table-cell>
          <table:table-cell office:value-type="float" office:value="0.697422121196466" calcext:value-type="float">
            <text:p>0.7</text:p>
          </table:table-cell>
          <table:table-cell table:formula="of:=[.S18]+[.T18]" office:value-type="float" office:value="10.4416780298237" calcext:value-type="float">
            <text:p>10.4</text:p>
          </table:table-cell>
          <table:table-cell office:value-type="float" office:value="0.388467305021294" calcext:value-type="float">
            <text:p>0.4</text:p>
          </table:table-cell>
          <table:table-cell office:value-type="float" office:value="10.0532107248024" calcext:value-type="float">
            <text:p>10.1</text:p>
          </table:table-cell>
          <table:table-cell table:formula="of:=[.V18]+[.W18]" office:value-type="float" office:value="0.894885350118585" calcext:value-type="float">
            <text:p>0.9</text:p>
          </table:table-cell>
          <table:table-cell office:value-type="float" office:value="0.406126229098862" calcext:value-type="float">
            <text:p>0.4</text:p>
          </table:table-cell>
          <table:table-cell office:value-type="float" office:value="0.488759121019723" calcext:value-type="float">
            <text:p>0.5</text:p>
          </table:table-cell>
          <table:table-cell office:value-type="float" office:value="18.2822916666667" calcext:value-type="float">
            <text:p>18.3</text:p>
          </table:table-cell>
          <table:table-cell office:value-type="float" office:value="1789" calcext:value-type="float">
            <text:p>1789.0</text:p>
          </table:table-cell>
          <table:table-cell office:value-type="float" office:value="26.719959950081" calcext:value-type="float">
            <text:p>26.72</text:p>
          </table:table-cell>
          <table:table-cell office:value-type="float" office:value="8.87534225344836" calcext:value-type="float">
            <text:p>8.87534225344836</text:p>
          </table:table-cell>
          <table:table-cell office:value-type="float" office:value="10.3404923441431" calcext:value-type="float">
            <text:p>10.3404923441431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419.57711" calcext:value-type="float">
            <text:p>2419.6</text:p>
          </table:table-cell>
          <table:table-cell table:formula="of:=[.C18]*1.03" office:value-type="float" office:value="1797.82218256977" calcext:value-type="float">
            <text:p>1797.82218256977</text:p>
          </table:table-cell>
          <table:table-cell table:formula="of:=LN([.B19])" office:value-type="float" office:value="7.79134805594665" calcext:value-type="float">
            <text:p>7.79134805594665</text:p>
          </table:table-cell>
          <table:table-cell table:formula="of:=LN([.C19])" office:value-type="float" office:value="7.49433131279372" calcext:value-type="float">
            <text:p>7.49433131279372</text:p>
          </table:table-cell>
          <table:table-cell table:style-name="ce1"/>
          <table:table-cell office:value-type="float" office:value="9.60860962308769" calcext:value-type="float">
            <text:p>9.61</text:p>
          </table:table-cell>
          <table:table-cell office:value-type="float" office:value="11.1403802205706" calcext:value-type="float">
            <text:p>11.14</text:p>
          </table:table-cell>
          <table:table-cell office:value-type="float" office:value="1.53177059748291" calcext:value-type="float">
            <text:p>1.53</text:p>
          </table:table-cell>
          <table:table-cell office:value-type="float" office:value="10.6693616982771" calcext:value-type="float">
            <text:p>10.67</text:p>
          </table:table-cell>
          <table:table-cell office:value-type="float" office:value="16.7656001158245" calcext:value-type="float">
            <text:p>16.77</text:p>
          </table:table-cell>
          <table:table-cell office:value-type="float" office:value="1.87118609566601" calcext:value-type="float">
            <text:p>1.87</text:p>
          </table:table-cell>
          <table:table-cell office:value-type="float" office:value="0.608467808300955" calcext:value-type="float">
            <text:p>0.61</text:p>
          </table:table-cell>
          <table:table-cell office:value-type="float" office:value="20721" calcext:value-type="float">
            <text:p>20721</text:p>
          </table:table-cell>
          <table:table-cell office:value-type="float" office:value="6.18556701030928" calcext:value-type="float">
            <text:p>6.2</text:p>
          </table:table-cell>
          <table:table-cell table:formula="of:=[.Q19]+[.U19]" office:value-type="float" office:value="1.63099813235092" calcext:value-type="float">
            <text:p>1.6</text:p>
          </table:table-cell>
          <table:table-cell office:value-type="float" office:value="0.632208870228271" calcext:value-type="float">
            <text:p>0.6</text:p>
          </table:table-cell>
          <table:table-cell table:formula="of:=[.S19]+[.T19]" office:value-type="float" office:value="11.8725097080129" calcext:value-type="float">
            <text:p>11.9</text:p>
          </table:table-cell>
          <table:table-cell office:value-type="float" office:value="0.405881649521455" calcext:value-type="float">
            <text:p>0.4</text:p>
          </table:table-cell>
          <table:table-cell office:value-type="float" office:value="11.4666280584914" calcext:value-type="float">
            <text:p>11.5</text:p>
          </table:table-cell>
          <table:table-cell table:formula="of:=[.V19]+[.W19]" office:value-type="float" office:value="0.998789262122651" calcext:value-type="float">
            <text:p>1.0</text:p>
          </table:table-cell>
          <table:table-cell office:value-type="float" office:value="0.398440893296656" calcext:value-type="float">
            <text:p>0.4</text:p>
          </table:table-cell>
          <table:table-cell office:value-type="float" office:value="0.600348368825995" calcext:value-type="float">
            <text:p>0.6</text:p>
          </table:table-cell>
          <table:table-cell office:value-type="float" office:value="18.346875" calcext:value-type="float">
            <text:p>18.3</text:p>
          </table:table-cell>
          <table:table-cell office:value-type="float" office:value="1888" calcext:value-type="float">
            <text:p>1888.0</text:p>
          </table:table-cell>
          <table:table-cell office:value-type="float" office:value="26.2868787264873" calcext:value-type="float">
            <text:p>26.29</text:p>
          </table:table-cell>
          <table:table-cell office:value-type="float" office:value="9.60860962308769" calcext:value-type="float">
            <text:p>9.60860962308769</text:p>
          </table:table-cell>
          <table:table-cell office:value-type="float" office:value="11.1403802205706" calcext:value-type="float">
            <text:p>11.1403802205706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341.967315" calcext:value-type="float">
            <text:p>2342.0</text:p>
          </table:table-cell>
          <table:table-cell table:formula="of:=[.C19]*1.03" office:value-type="float" office:value="1851.75684804686" calcext:value-type="float">
            <text:p>1851.75684804686</text:p>
          </table:table-cell>
          <table:table-cell table:formula="of:=LN([.B20])" office:value-type="float" office:value="7.75874658803978" calcext:value-type="float">
            <text:p>7.75874658803978</text:p>
          </table:table-cell>
          <table:table-cell table:formula="of:=LN([.C20])" office:value-type="float" office:value="7.52389011503527" calcext:value-type="float">
            <text:p>7.52389011503527</text:p>
          </table:table-cell>
          <table:table-cell table:style-name="ce1"/>
          <table:table-cell office:value-type="float" office:value="10.0637280934679" calcext:value-type="float">
            <text:p>10.06</text:p>
          </table:table-cell>
          <table:table-cell office:value-type="float" office:value="11.1342094416991" calcext:value-type="float">
            <text:p>11.13</text:p>
          </table:table-cell>
          <table:table-cell office:value-type="float" office:value="1.07048134823118" calcext:value-type="float">
            <text:p>1.07</text:p>
          </table:table-cell>
          <table:table-cell office:value-type="float" office:value="11.5849634153538" calcext:value-type="float">
            <text:p>11.58</text:p>
          </table:table-cell>
          <table:table-cell office:value-type="float" office:value="19.4857496902107" calcext:value-type="float">
            <text:p>19.49</text:p>
          </table:table-cell>
          <table:table-cell office:value-type="float" office:value="3.01498567833154" calcext:value-type="float">
            <text:p>3.01</text:p>
          </table:table-cell>
          <table:table-cell office:value-type="float" office:value="0.756068222778091" calcext:value-type="float">
            <text:p>0.76</text:p>
          </table:table-cell>
          <table:table-cell office:value-type="float" office:value="22596" calcext:value-type="float">
            <text:p>22596</text:p>
          </table:table-cell>
          <table:table-cell office:value-type="float" office:value="2.28848821081831" calcext:value-type="float">
            <text:p>2.3</text:p>
          </table:table-cell>
          <table:table-cell table:formula="of:=[.Q20]+[.U20]" office:value-type="float" office:value="1.20195742069239" calcext:value-type="float">
            <text:p>1.2</text:p>
          </table:table-cell>
          <table:table-cell office:value-type="float" office:value="0.110639051159497" calcext:value-type="float">
            <text:p>0.1</text:p>
          </table:table-cell>
          <table:table-cell table:formula="of:=[.S20]+[.T20]" office:value-type="float" office:value="14.013614916848" calcext:value-type="float">
            <text:p>14.0</text:p>
          </table:table-cell>
          <table:table-cell office:value-type="float" office:value="0.440416120600932" calcext:value-type="float">
            <text:p>0.4</text:p>
          </table:table-cell>
          <table:table-cell office:value-type="float" office:value="13.5731987962471" calcext:value-type="float">
            <text:p>13.6</text:p>
          </table:table-cell>
          <table:table-cell table:formula="of:=[.V20]+[.W20]" office:value-type="float" office:value="1.09131836953289" calcext:value-type="float">
            <text:p>1.1</text:p>
          </table:table-cell>
          <table:table-cell office:value-type="float" office:value="0.419137605475895" calcext:value-type="float">
            <text:p>0.4</text:p>
          </table:table-cell>
          <table:table-cell office:value-type="float" office:value="0.672180764056995" calcext:value-type="float">
            <text:p>0.7</text:p>
          </table:table-cell>
          <table:table-cell office:value-type="float" office:value="18.9416666666667" calcext:value-type="float">
            <text:p>18.9</text:p>
          </table:table-cell>
          <table:table-cell office:value-type="float" office:value="2133" calcext:value-type="float">
            <text:p>2133.0</text:p>
          </table:table-cell>
          <table:table-cell office:value-type="float" office:value="26.3045853079731" calcext:value-type="float">
            <text:p>26.30</text:p>
          </table:table-cell>
          <table:table-cell office:value-type="float" office:value="10.0637280934679" calcext:value-type="float">
            <text:p>10.0637280934679</text:p>
          </table:table-cell>
          <table:table-cell office:value-type="float" office:value="11.1342094416991" calcext:value-type="float">
            <text:p>11.134209441699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379.595226" calcext:value-type="float">
            <text:p>2379.6</text:p>
          </table:table-cell>
          <table:table-cell table:formula="of:=[.C20]*1.03" office:value-type="float" office:value="1907.30955348827" calcext:value-type="float">
            <text:p>1907.30955348827</text:p>
          </table:table-cell>
          <table:table-cell table:formula="of:=LN([.B21])" office:value-type="float" office:value="7.77468567909221" calcext:value-type="float">
            <text:p>7.77468567909221</text:p>
          </table:table-cell>
          <table:table-cell table:formula="of:=LN([.C21])" office:value-type="float" office:value="7.55344891727681" calcext:value-type="float">
            <text:p>7.55344891727681</text:p>
          </table:table-cell>
          <table:table-cell table:style-name="ce1"/>
          <table:table-cell office:value-type="float" office:value="10.7298518107616" calcext:value-type="float">
            <text:p>10.73</text:p>
          </table:table-cell>
          <table:table-cell office:value-type="float" office:value="10.646874508924" calcext:value-type="float">
            <text:p>10.65</text:p>
          </table:table-cell>
          <table:table-cell office:value-type="float" office:value="-0.0829773018375842" calcext:value-type="float">
            <text:p>-0.08</text:p>
          </table:table-cell>
          <table:table-cell office:value-type="float" office:value="12.0850982810313" calcext:value-type="float">
            <text:p>12.09</text:p>
          </table:table-cell>
          <table:table-cell office:value-type="float" office:value="17.8064822886124" calcext:value-type="float">
            <text:p>17.81</text:p>
          </table:table-cell>
          <table:table-cell office:value-type="float" office:value="-0.16380704376244" calcext:value-type="float">
            <text:p>-0.16</text:p>
          </table:table-cell>
          <table:table-cell office:value-type="float" office:value="0.988182518357263" calcext:value-type="float">
            <text:p>0.99</text:p>
          </table:table-cell>
          <table:table-cell office:value-type="float" office:value="25238" calcext:value-type="float">
            <text:p>25238</text:p>
          </table:table-cell>
          <table:table-cell office:value-type="float" office:value="6.61016949152542" calcext:value-type="float">
            <text:p>6.6</text:p>
          </table:table-cell>
          <table:table-cell table:formula="of:=[.Q21]+[.U21]" office:value-type="float" office:value="0.122513178786874" calcext:value-type="float">
            <text:p>0.1</text:p>
          </table:table-cell>
          <table:table-cell office:value-type="float" office:value="-1.08566447420556" calcext:value-type="float">
            <text:p>-1.1</text:p>
          </table:table-cell>
          <table:table-cell table:formula="of:=[.S21]+[.T21]" office:value-type="float" office:value="13.2734460148398" calcext:value-type="float">
            <text:p>13.3</text:p>
          </table:table-cell>
          <table:table-cell office:value-type="float" office:value="0.463397675034712" calcext:value-type="float">
            <text:p>0.5</text:p>
          </table:table-cell>
          <table:table-cell office:value-type="float" office:value="12.8100483398051" calcext:value-type="float">
            <text:p>12.8</text:p>
          </table:table-cell>
          <table:table-cell table:formula="of:=[.V21]+[.W21]" office:value-type="float" office:value="1.20817765299243" calcext:value-type="float">
            <text:p>1.2</text:p>
          </table:table-cell>
          <table:table-cell office:value-type="float" office:value="0.431340389492036" calcext:value-type="float">
            <text:p>0.4</text:p>
          </table:table-cell>
          <table:table-cell office:value-type="float" office:value="0.776837263500398" calcext:value-type="float">
            <text:p>0.8</text:p>
          </table:table-cell>
          <table:table-cell office:value-type="float" office:value="19.0985416666667" calcext:value-type="float">
            <text:p>19.1</text:p>
          </table:table-cell>
          <table:table-cell office:value-type="float" office:value="2211" calcext:value-type="float">
            <text:p>2211.0</text:p>
          </table:table-cell>
          <table:table-cell office:value-type="float" office:value="26.0793243732308" calcext:value-type="float">
            <text:p>26.08</text:p>
          </table:table-cell>
          <table:table-cell office:value-type="float" office:value="10.7298518107616" calcext:value-type="float">
            <text:p>10.7298518107616</text:p>
          </table:table-cell>
          <table:table-cell office:value-type="float" office:value="10.646874508924" calcext:value-type="float">
            <text:p>10.646874508924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355.276298" calcext:value-type="float">
            <text:p>2355.3</text:p>
          </table:table-cell>
          <table:table-cell table:formula="of:=[.C21]*1.03" office:value-type="float" office:value="1964.52884009292" calcext:value-type="float">
            <text:p>1964.52884009292</text:p>
          </table:table-cell>
          <table:table-cell table:formula="of:=LN([.B22])" office:value-type="float" office:value="7.7644133235601" calcext:value-type="float">
            <text:p>7.7644133235601</text:p>
          </table:table-cell>
          <table:table-cell table:formula="of:=LN([.C22])" office:value-type="float" office:value="7.58300771951835" calcext:value-type="float">
            <text:p>7.58300771951835</text:p>
          </table:table-cell>
          <table:table-cell table:style-name="ce1"/>
          <table:table-cell office:value-type="float" office:value="9.86064497300452" calcext:value-type="float">
            <text:p>9.86</text:p>
          </table:table-cell>
          <table:table-cell office:value-type="float" office:value="12.1832400048198" calcext:value-type="float">
            <text:p>12.18</text:p>
          </table:table-cell>
          <table:table-cell office:value-type="float" office:value="2.32259503181523" calcext:value-type="float">
            <text:p>2.32</text:p>
          </table:table-cell>
          <table:table-cell office:value-type="float" office:value="14.2220396176857" calcext:value-type="float">
            <text:p>14.22</text:p>
          </table:table-cell>
          <table:table-cell office:value-type="float" office:value="19.611848825332" calcext:value-type="float">
            <text:p>19.61</text:p>
          </table:table-cell>
          <table:table-cell office:value-type="float" office:value="2.94077725783067" calcext:value-type="float">
            <text:p>2.94</text:p>
          </table:table-cell>
          <table:table-cell office:value-type="float" office:value="0.694788502699883" calcext:value-type="float">
            <text:p>0.69</text:p>
          </table:table-cell>
          <table:table-cell office:value-type="float" office:value="27412" calcext:value-type="float">
            <text:p>27412</text:p>
          </table:table-cell>
          <table:table-cell office:value-type="float" office:value="3.52941176470589" calcext:value-type="float">
            <text:p>3.5</text:p>
          </table:table-cell>
          <table:table-cell table:formula="of:=[.Q22]+[.U22]" office:value-type="float" office:value="2.64408774790064" calcext:value-type="float">
            <text:p>2.6</text:p>
          </table:table-cell>
          <table:table-cell office:value-type="float" office:value="1.33153363490442" calcext:value-type="float">
            <text:p>1.3</text:p>
          </table:table-cell>
          <table:table-cell table:formula="of:=[.S22]+[.T22]" office:value-type="float" office:value="15.1001560974195" calcext:value-type="float">
            <text:p>15.1</text:p>
          </table:table-cell>
          <table:table-cell office:value-type="float" office:value="0.504358636453475" calcext:value-type="float">
            <text:p>0.5</text:p>
          </table:table-cell>
          <table:table-cell office:value-type="float" office:value="14.595797460966" calcext:value-type="float">
            <text:p>14.6</text:p>
          </table:table-cell>
          <table:table-cell table:formula="of:=[.V22]+[.W22]" office:value-type="float" office:value="1.31255411299622" calcext:value-type="float">
            <text:p>1.3</text:p>
          </table:table-cell>
          <table:table-cell office:value-type="float" office:value="0.558615144219077" calcext:value-type="float">
            <text:p>0.6</text:p>
          </table:table-cell>
          <table:table-cell office:value-type="float" office:value="0.753938968777143" calcext:value-type="float">
            <text:p>0.8</text:p>
          </table:table-cell>
          <table:table-cell office:value-type="float" office:value="20.6929166666667" calcext:value-type="float">
            <text:p>20.7</text:p>
          </table:table-cell>
          <table:table-cell office:value-type="float" office:value="2543" calcext:value-type="float">
            <text:p>2543.0</text:p>
          </table:table-cell>
          <table:table-cell office:value-type="float" office:value="28.1982672442997" calcext:value-type="float">
            <text:p>28.20</text:p>
          </table:table-cell>
          <table:table-cell office:value-type="float" office:value="9.86064497300452" calcext:value-type="float">
            <text:p>9.86064497300452</text:p>
          </table:table-cell>
          <table:table-cell office:value-type="float" office:value="12.1832400048198" calcext:value-type="float">
            <text:p>12.1832400048198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394.658606" calcext:value-type="float">
            <text:p>2394.7</text:p>
          </table:table-cell>
          <table:table-cell table:formula="of:=[.C22]*1.03" office:value-type="float" office:value="2023.46470529571" calcext:value-type="float">
            <text:p>2023.46470529571</text:p>
          </table:table-cell>
          <table:table-cell table:formula="of:=LN([.B23])" office:value-type="float" office:value="7.78099595521695" calcext:value-type="float">
            <text:p>7.78099595521695</text:p>
          </table:table-cell>
          <table:table-cell table:formula="of:=LN([.C23])" office:value-type="float" office:value="7.6125665217599" calcext:value-type="float">
            <text:p>7.6125665217599</text:p>
          </table:table-cell>
          <table:table-cell table:style-name="ce1"/>
          <table:table-cell office:value-type="float" office:value="11.2626061571125" calcext:value-type="float">
            <text:p>11.26</text:p>
          </table:table-cell>
          <table:table-cell office:value-type="float" office:value="12.9105765777561" calcext:value-type="float">
            <text:p>12.91</text:p>
          </table:table-cell>
          <table:table-cell office:value-type="float" office:value="1.64797042064354" calcext:value-type="float">
            <text:p>1.65</text:p>
          </table:table-cell>
          <table:table-cell office:value-type="float" office:value="13.4501293098682" calcext:value-type="float">
            <text:p>13.45</text:p>
          </table:table-cell>
          <table:table-cell office:value-type="float" office:value="25.6999734607219" calcext:value-type="float">
            <text:p>25.70</text:p>
          </table:table-cell>
          <table:table-cell office:value-type="float" office:value="5.87459757448874" calcext:value-type="float">
            <text:p>5.87</text:p>
          </table:table-cell>
          <table:table-cell office:value-type="float" office:value="0.840785959966703" calcext:value-type="float">
            <text:p>0.84</text:p>
          </table:table-cell>
          <table:table-cell office:value-type="float" office:value="30144" calcext:value-type="float">
            <text:p>30144</text:p>
          </table:table-cell>
          <table:table-cell office:value-type="float" office:value="10.202009057257" calcext:value-type="float">
            <text:p>10.2</text:p>
          </table:table-cell>
          <table:table-cell table:formula="of:=[.Q23]+[.U23]" office:value-type="float" office:value="1.89302402445635" calcext:value-type="float">
            <text:p>1.9</text:p>
          </table:table-cell>
          <table:table-cell office:value-type="float" office:value="0.554007430997877" calcext:value-type="float">
            <text:p>0.6</text:p>
          </table:table-cell>
          <table:table-cell table:formula="of:=[.S23]+[.T23]" office:value-type="float" office:value="21.0015902932346" calcext:value-type="float">
            <text:p>21.0</text:p>
          </table:table-cell>
          <table:table-cell office:value-type="float" office:value="0.503315346313153" calcext:value-type="float">
            <text:p>0.5</text:p>
          </table:table-cell>
          <table:table-cell office:value-type="float" office:value="20.4982749469214" calcext:value-type="float">
            <text:p>20.5</text:p>
          </table:table-cell>
          <table:table-cell table:formula="of:=[.V23]+[.W23]" office:value-type="float" office:value="1.33901659345847" calcext:value-type="float">
            <text:p>1.3</text:p>
          </table:table-cell>
          <table:table-cell office:value-type="float" office:value="0.490541926530432" calcext:value-type="float">
            <text:p>0.5</text:p>
          </table:table-cell>
          <table:table-cell office:value-type="float" office:value="0.84847466692804" calcext:value-type="float">
            <text:p>0.8</text:p>
          </table:table-cell>
          <table:table-cell office:value-type="float" office:value="19.9822916666667" calcext:value-type="float">
            <text:p>20.0</text:p>
          </table:table-cell>
          <table:table-cell office:value-type="float" office:value="3004" calcext:value-type="float">
            <text:p>3004.0</text:p>
          </table:table-cell>
          <table:table-cell office:value-type="float" office:value="26.7230661818521" calcext:value-type="float">
            <text:p>26.72</text:p>
          </table:table-cell>
          <table:table-cell office:value-type="float" office:value="11.2626061571125" calcext:value-type="float">
            <text:p>11.2626061571125</text:p>
          </table:table-cell>
          <table:table-cell office:value-type="float" office:value="12.9105765777561" calcext:value-type="float">
            <text:p>12.910576577756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486.442408" calcext:value-type="float">
            <text:p>2486.4</text:p>
          </table:table-cell>
          <table:table-cell table:formula="of:=[.C23]*1.03" office:value-type="float" office:value="2084.16864645458" calcext:value-type="float">
            <text:p>2084.16864645458</text:p>
          </table:table-cell>
          <table:table-cell table:formula="of:=LN([.B24])" office:value-type="float" office:value="7.81860821601243" calcext:value-type="float">
            <text:p>7.81860821601243</text:p>
          </table:table-cell>
          <table:table-cell table:formula="of:=LN([.C24])" office:value-type="float" office:value="7.64212532400144" calcext:value-type="float">
            <text:p>7.64212532400144</text:p>
          </table:table-cell>
          <table:table-cell table:style-name="ce1"/>
          <table:table-cell office:value-type="float" office:value="13.4298523658585" calcext:value-type="float">
            <text:p>13.43</text:p>
          </table:table-cell>
          <table:table-cell office:value-type="float" office:value="13.4583883185069" calcext:value-type="float">
            <text:p>13.46</text:p>
          </table:table-cell>
          <table:table-cell office:value-type="float" office:value="0.0285359526483162" calcext:value-type="float">
            <text:p>0.03</text:p>
          </table:table-cell>
          <table:table-cell office:value-type="float" office:value="15.7254015082289" calcext:value-type="float">
            <text:p>15.73</text:p>
          </table:table-cell>
          <table:table-cell office:value-type="float" office:value="22.582026899683" calcext:value-type="float">
            <text:p>22.58</text:p>
          </table:table-cell>
          <table:table-cell office:value-type="float" office:value="1.04299175552285" calcext:value-type="float">
            <text:p>1.04</text:p>
          </table:table-cell>
          <table:table-cell office:value-type="float" office:value="1.38729853293471" calcext:value-type="float">
            <text:p>1.39</text:p>
          </table:table-cell>
          <table:table-cell office:value-type="float" office:value="35019" calcext:value-type="float">
            <text:p>35019</text:p>
          </table:table-cell>
          <table:table-cell office:value-type="float" office:value="10.5584317942542" calcext:value-type="float">
            <text:p>10.6</text:p>
          </table:table-cell>
          <table:table-cell table:formula="of:=[.Q24]+[.U24]" office:value-type="float" office:value="0.368717949088345" calcext:value-type="float">
            <text:p>0.4</text:p>
          </table:table-cell>
          <table:table-cell office:value-type="float" office:value="-1.30786144664325" calcext:value-type="float">
            <text:p>-1.3</text:p>
          </table:table-cell>
          <table:table-cell table:formula="of:=[.S24]+[.T24]" office:value-type="float" office:value="21.9822960962947" calcext:value-type="float">
            <text:p>22.0</text:p>
          </table:table-cell>
          <table:table-cell office:value-type="float" office:value="0.505383563098447" calcext:value-type="float">
            <text:p>0.5</text:p>
          </table:table-cell>
          <table:table-cell office:value-type="float" office:value="21.4769125331963" calcext:value-type="float">
            <text:p>21.5</text:p>
          </table:table-cell>
          <table:table-cell table:formula="of:=[.V24]+[.W24]" office:value-type="float" office:value="1.67657939573159" calcext:value-type="float">
            <text:p>1.7</text:p>
          </table:table-cell>
          <table:table-cell office:value-type="float" office:value="0.548640261953035" calcext:value-type="float">
            <text:p>0.5</text:p>
          </table:table-cell>
          <table:table-cell office:value-type="float" office:value="1.12793913377856" calcext:value-type="float">
            <text:p>1.1</text:p>
          </table:table-cell>
          <table:table-cell office:value-type="float" office:value="24.0160416666667" calcext:value-type="float">
            <text:p>24.0</text:p>
          </table:table-cell>
          <table:table-cell office:value-type="float" office:value="4021" calcext:value-type="float">
            <text:p>4021.0</text:p>
          </table:table-cell>
          <table:table-cell office:value-type="float" office:value="31.1157755345629" calcext:value-type="float">
            <text:p>31.12</text:p>
          </table:table-cell>
          <table:table-cell office:value-type="float" office:value="13.4298523658585" calcext:value-type="float">
            <text:p>13.4298523658585</text:p>
          </table:table-cell>
          <table:table-cell office:value-type="float" office:value="13.4583883185069" calcext:value-type="float">
            <text:p>13.4583883185069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568.336106" calcext:value-type="float">
            <text:p>2568.3</text:p>
          </table:table-cell>
          <table:table-cell table:formula="of:=[.C24]*1.03" office:value-type="float" office:value="2146.69370584822" calcext:value-type="float">
            <text:p>2146.69370584822</text:p>
          </table:table-cell>
          <table:table-cell table:formula="of:=LN([.B25])" office:value-type="float" office:value="7.85101353864425" calcext:value-type="float">
            <text:p>7.85101353864425</text:p>
          </table:table-cell>
          <table:table-cell table:formula="of:=LN([.C25])" office:value-type="float" office:value="7.67168412624299" calcext:value-type="float">
            <text:p>7.67168412624299</text:p>
          </table:table-cell>
          <table:table-cell table:style-name="ce1"/>
          <table:table-cell office:value-type="float" office:value="12.2627846584099" calcext:value-type="float">
            <text:p>12.26</text:p>
          </table:table-cell>
          <table:table-cell office:value-type="float" office:value="17.1893727526968" calcext:value-type="float">
            <text:p>17.19</text:p>
          </table:table-cell>
          <table:table-cell office:value-type="float" office:value="4.92658809428686" calcext:value-type="float">
            <text:p>4.93</text:p>
          </table:table-cell>
          <table:table-cell office:value-type="float" office:value="15.5583133573046" calcext:value-type="float">
            <text:p>15.56</text:p>
          </table:table-cell>
          <table:table-cell office:value-type="float" office:value="20.3555733120256" calcext:value-type="float">
            <text:p>20.36</text:p>
          </table:table-cell>
          <table:table-cell office:value-type="float" office:value="-2.48768216350138" calcext:value-type="float">
            <text:p>-2.49</text:p>
          </table:table-cell>
          <table:table-cell office:value-type="float" office:value="1.44188670103486" calcext:value-type="float">
            <text:p>1.44</text:p>
          </table:table-cell>
          <table:table-cell office:value-type="float" office:value="40048" calcext:value-type="float">
            <text:p>40048</text:p>
          </table:table-cell>
          <table:table-cell office:value-type="float" office:value="6.2972292149579" calcext:value-type="float">
            <text:p>6.3</text:p>
          </table:table-cell>
          <table:table-cell table:formula="of:=[.Q25]+[.U25]" office:value-type="float" office:value="5.32031458083633" calcext:value-type="float">
            <text:p>5.3</text:p>
          </table:table-cell>
          <table:table-cell office:value-type="float" office:value="3.4034159009189" calcext:value-type="float">
            <text:p>3.4</text:p>
          </table:table-cell>
          <table:table-cell table:formula="of:=[.S25]+[.T25]" office:value-type="float" office:value="19.879528915327" calcext:value-type="float">
            <text:p>19.9</text:p>
          </table:table-cell>
          <table:table-cell office:value-type="float" office:value="0.492792998427335" calcext:value-type="float">
            <text:p>0.5</text:p>
          </table:table-cell>
          <table:table-cell office:value-type="float" office:value="19.3867359168997" calcext:value-type="float">
            <text:p>19.4</text:p>
          </table:table-cell>
          <table:table-cell table:formula="of:=[.V25]+[.W25]" office:value-type="float" office:value="1.91689867991743" calcext:value-type="float">
            <text:p>1.9</text:p>
          </table:table-cell>
          <table:table-cell office:value-type="float" office:value="0.595983777799973" calcext:value-type="float">
            <text:p>0.6</text:p>
          </table:table-cell>
          <table:table-cell office:value-type="float" office:value="1.32091490211746" calcext:value-type="float">
            <text:p>1.3</text:p>
          </table:table-cell>
          <table:table-cell office:value-type="float" office:value="25.1241666666667" calcext:value-type="float">
            <text:p>25.1</text:p>
          </table:table-cell>
          <table:table-cell office:value-type="float" office:value="4356" calcext:value-type="float">
            <text:p>4356.0</text:p>
          </table:table-cell>
          <table:table-cell office:value-type="float" office:value="31.5717013166914" calcext:value-type="float">
            <text:p>31.57</text:p>
          </table:table-cell>
          <table:table-cell office:value-type="float" office:value="12.2627846584099" calcext:value-type="float">
            <text:p>12.2627846584099</text:p>
          </table:table-cell>
          <table:table-cell office:value-type="float" office:value="17.1893727526968" calcext:value-type="float">
            <text:p>17.1893727526968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621.737881" calcext:value-type="float">
            <text:p>2621.7</text:p>
          </table:table-cell>
          <table:table-cell table:formula="of:=[.C25]*1.03" office:value-type="float" office:value="2211.09451702366" calcext:value-type="float">
            <text:p>2211.09451702366</text:p>
          </table:table-cell>
          <table:table-cell table:formula="of:=LN([.B26])" office:value-type="float" office:value="7.87159269021885" calcext:value-type="float">
            <text:p>7.87159269021885</text:p>
          </table:table-cell>
          <table:table-cell table:formula="of:=LN([.C26])" office:value-type="float" office:value="7.70124292848453" calcext:value-type="float">
            <text:p>7.70124292848453</text:p>
          </table:table-cell>
          <table:table-cell office:value-type="float" office:value="15.5714798723314" calcext:value-type="float">
            <text:p>15.57</text:p>
          </table:table-cell>
          <table:table-cell office:value-type="float" office:value="15.397255596577" calcext:value-type="float">
            <text:p>15.40</text:p>
          </table:table-cell>
          <table:table-cell office:value-type="float" office:value="17.5057086152073" calcext:value-type="float">
            <text:p>17.51</text:p>
          </table:table-cell>
          <table:table-cell office:value-type="float" office:value="2.10845301863036" calcext:value-type="float">
            <text:p>2.11</text:p>
          </table:table-cell>
          <table:table-cell office:value-type="float" office:value="17.6970291192727" calcext:value-type="float">
            <text:p>17.70</text:p>
          </table:table-cell>
          <table:table-cell office:value-type="float" office:value="19.1254614908555" calcext:value-type="float">
            <text:p>19.13</text:p>
          </table:table-cell>
          <table:table-cell office:value-type="float" office:value="0.388597611582509" calcext:value-type="float">
            <text:p>0.39</text:p>
          </table:table-cell>
          <table:table-cell office:value-type="float" office:value="1.58097463734528" calcext:value-type="float">
            <text:p>1.58</text:p>
          </table:table-cell>
          <table:table-cell office:value-type="float" office:value="46859" calcext:value-type="float">
            <text:p>46859</text:p>
          </table:table-cell>
          <table:table-cell office:value-type="float" office:value="5.68720379663819" calcext:value-type="float">
            <text:p>5.7</text:p>
          </table:table-cell>
          <table:table-cell table:formula="of:=[.Q26]+[.U26]" office:value-type="float" office:value="2.50091404532747" calcext:value-type="float">
            <text:p>2.5</text:p>
          </table:table-cell>
          <table:table-cell office:value-type="float" office:value="0.915512494931603" calcext:value-type="float">
            <text:p>0.9</text:p>
          </table:table-cell>
          <table:table-cell table:formula="of:=[.S26]+[.T26]" office:value-type="float" office:value="18.5918024955981" calcext:value-type="float">
            <text:p>18.6</text:p>
          </table:table-cell>
          <table:table-cell office:value-type="float" office:value="0.546176255174739" calcext:value-type="float">
            <text:p>0.5</text:p>
          </table:table-cell>
          <table:table-cell office:value-type="float" office:value="18.0456262404234" calcext:value-type="float">
            <text:p>18.0</text:p>
          </table:table-cell>
          <table:table-cell table:formula="of:=[.V26]+[.W26]" office:value-type="float" office:value="1.58540155039587" calcext:value-type="float">
            <text:p>1.6</text:p>
          </table:table-cell>
          <table:table-cell office:value-type="float" office:value="0.637878129068055" calcext:value-type="float">
            <text:p>0.6</text:p>
          </table:table-cell>
          <table:table-cell office:value-type="float" office:value="0.947523421327813" calcext:value-type="float">
            <text:p>0.9</text:p>
          </table:table-cell>
          <table:table-cell office:value-type="float" office:value="25.5472916666667" calcext:value-type="float">
            <text:p>25.5</text:p>
          </table:table-cell>
          <table:table-cell office:value-type="float" office:value="5473" calcext:value-type="float">
            <text:p>5473.0</text:p>
          </table:table-cell>
          <table:table-cell office:value-type="float" office:value="32.4016816029669" calcext:value-type="float">
            <text:p>32.40</text:p>
          </table:table-cell>
          <table:table-cell office:value-type="float" office:value="15.397255596577" calcext:value-type="float">
            <text:p>15.397255596577</text:p>
          </table:table-cell>
          <table:table-cell office:value-type="float" office:value="17.5057086152073" calcext:value-type="float">
            <text:p>17.505708615207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904.709958" calcext:value-type="float">
            <text:p>2904.7</text:p>
          </table:table-cell>
          <table:table-cell table:formula="of:=[.C26]*1.03" office:value-type="float" office:value="2277.42735253437" calcext:value-type="float">
            <text:p>2277.42735253437</text:p>
          </table:table-cell>
          <table:table-cell table:formula="of:=LN([.B27])" office:value-type="float" office:value="7.97408882196064" calcext:value-type="float">
            <text:p>7.97408882196064</text:p>
          </table:table-cell>
          <table:table-cell table:formula="of:=LN([.C27])" office:value-type="float" office:value="7.73080173072608" calcext:value-type="float">
            <text:p>7.73080173072608</text:p>
          </table:table-cell>
          <table:table-cell office:value-type="float" office:value="15.5232196901369" calcext:value-type="float">
            <text:p>15.52</text:p>
          </table:table-cell>
          <table:table-cell office:value-type="float" office:value="19.8701570007553" calcext:value-type="float">
            <text:p>19.87</text:p>
          </table:table-cell>
          <table:table-cell office:value-type="float" office:value="19.9312217776278" calcext:value-type="float">
            <text:p>19.93</text:p>
          </table:table-cell>
          <table:table-cell office:value-type="float" office:value="0.0610647768725192" calcext:value-type="float">
            <text:p>0.06</text:p>
          </table:table-cell>
          <table:table-cell office:value-type="float" office:value="14.6252359564405" calcext:value-type="float">
            <text:p>14.63</text:p>
          </table:table-cell>
          <table:table-cell office:value-type="float" office:value="15.0878207909496" calcext:value-type="float">
            <text:p>15.09</text:p>
          </table:table-cell>
          <table:table-cell office:value-type="float" office:value="-6.59640115440368" calcext:value-type="float">
            <text:p>-6.60</text:p>
          </table:table-cell>
          <table:table-cell office:value-type="float" office:value="2.88478517364192" calcext:value-type="float">
            <text:p>2.88</text:p>
          </table:table-cell>
          <table:table-cell office:value-type="float" office:value="62229" calcext:value-type="float">
            <text:p>62229</text:p>
          </table:table-cell>
          <table:table-cell office:value-type="float" office:value="17.7130045081372" calcext:value-type="float">
            <text:p>17.7</text:p>
          </table:table-cell>
          <table:table-cell table:formula="of:=[.Q27]+[.U27]" office:value-type="float" office:value="0.463562272681007" calcext:value-type="float">
            <text:p>0.5</text:p>
          </table:table-cell>
          <table:table-cell office:value-type="float" office:value="-1.04452907808257" calcext:value-type="float">
            <text:p>-1.0</text:p>
          </table:table-cell>
          <table:table-cell table:formula="of:=[.S27]+[.T27]" office:value-type="float" office:value="14.5447177226667" calcext:value-type="float">
            <text:p>14.5</text:p>
          </table:table-cell>
          <table:table-cell office:value-type="float" office:value="0.462858782301343" calcext:value-type="float">
            <text:p>0.5</text:p>
          </table:table-cell>
          <table:table-cell office:value-type="float" office:value="14.0818589403654" calcext:value-type="float">
            <text:p>14.1</text:p>
          </table:table-cell>
          <table:table-cell table:formula="of:=[.V27]+[.W27]" office:value-type="float" office:value="1.50809135076358" calcext:value-type="float">
            <text:p>1.5</text:p>
          </table:table-cell>
          <table:table-cell office:value-type="float" office:value="0.686930798609437" calcext:value-type="float">
            <text:p>0.7</text:p>
          </table:table-cell>
          <table:table-cell office:value-type="float" office:value="0.82116055215414" calcext:value-type="float">
            <text:p>0.8</text:p>
          </table:table-cell>
          <table:table-cell office:value-type="float" office:value="24.8529166666667" calcext:value-type="float">
            <text:p>24.9</text:p>
          </table:table-cell>
          <table:table-cell office:value-type="float" office:value="7521" calcext:value-type="float">
            <text:p>7521.0</text:p>
          </table:table-cell>
          <table:table-cell office:value-type="float" office:value="31.5976200855982" calcext:value-type="float">
            <text:p>31.60</text:p>
          </table:table-cell>
          <table:table-cell office:value-type="float" office:value="19.8701570007553" calcext:value-type="float">
            <text:p>19.8701570007553</text:p>
          </table:table-cell>
          <table:table-cell office:value-type="float" office:value="19.9312217776278" calcext:value-type="float">
            <text:p>19.9312217776278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141.765751" calcext:value-type="float">
            <text:p>3141.8</text:p>
          </table:table-cell>
          <table:table-cell table:formula="of:=[.C27]*1.03" office:value-type="float" office:value="2345.7501731104" calcext:value-type="float">
            <text:p>2345.7501731104</text:p>
          </table:table-cell>
          <table:table-cell table:formula="of:=LN([.B28])" office:value-type="float" office:value="8.05254026193061" calcext:value-type="float">
            <text:p>8.05254026193061</text:p>
          </table:table-cell>
          <table:table-cell table:formula="of:=LN([.C28])" office:value-type="float" office:value="7.76036053296762" calcext:value-type="float">
            <text:p>7.76036053296762</text:p>
          </table:table-cell>
          <table:table-cell office:value-type="float" office:value="36.0610393714584" calcext:value-type="float">
            <text:p>36.06</text:p>
          </table:table-cell>
          <table:table-cell office:value-type="float" office:value="25.4735185364855" calcext:value-type="float">
            <text:p>25.47</text:p>
          </table:table-cell>
          <table:table-cell office:value-type="float" office:value="22.8474715134267" calcext:value-type="float">
            <text:p>22.85</text:p>
          </table:table-cell>
          <table:table-cell office:value-type="float" office:value="-2.62604702305876" calcext:value-type="float">
            <text:p>-2.63</text:p>
          </table:table-cell>
          <table:table-cell office:value-type="float" office:value="10.1268072938564" calcext:value-type="float">
            <text:p>10.13</text:p>
          </table:table-cell>
          <table:table-cell office:value-type="float" office:value="11.5768140314565" calcext:value-type="float">
            <text:p>11.58</text:p>
          </table:table-cell>
          <table:table-cell office:value-type="float" office:value="-4.97071165353588" calcext:value-type="float">
            <text:p>-4.97</text:p>
          </table:table-cell>
          <table:table-cell office:value-type="float" office:value="3.97824643603047" calcext:value-type="float">
            <text:p>3.98</text:p>
          </table:table-cell>
          <table:table-cell office:value-type="float" office:value="92763" calcext:value-type="float">
            <text:p>92763</text:p>
          </table:table-cell>
          <table:table-cell office:value-type="float" office:value="22.2857142638391" calcext:value-type="float">
            <text:p>22.3</text:p>
          </table:table-cell>
          <table:table-cell table:formula="of:=[.Q28]+[.U28]" office:value-type="float" office:value="-2.30787611978914" calcext:value-type="float">
            <text:p>-2.3</text:p>
          </table:table-cell>
          <table:table-cell office:value-type="float" office:value="-3.49061587055184" calcext:value-type="float">
            <text:p>-3.5</text:p>
          </table:table-cell>
          <table:table-cell table:formula="of:=[.S28]+[.T28]" office:value-type="float" office:value="11.0078205103619" calcext:value-type="float">
            <text:p>11.0</text:p>
          </table:table-cell>
          <table:table-cell office:value-type="float" office:value="0.403376928330337" calcext:value-type="float">
            <text:p>0.4</text:p>
          </table:table-cell>
          <table:table-cell office:value-type="float" office:value="10.6044435820316" calcext:value-type="float">
            <text:p>10.6</text:p>
          </table:table-cell>
          <table:table-cell table:formula="of:=[.V28]+[.W28]" office:value-type="float" office:value="1.1827397507627" calcext:value-type="float">
            <text:p>1.2</text:p>
          </table:table-cell>
          <table:table-cell office:value-type="float" office:value="0.520837914901415" calcext:value-type="float">
            <text:p>0.5</text:p>
          </table:table-cell>
          <table:table-cell office:value-type="float" office:value="0.661901835861281" calcext:value-type="float">
            <text:p>0.7</text:p>
          </table:table-cell>
          <table:table-cell office:value-type="float" office:value="24.904375" calcext:value-type="float">
            <text:p>24.9</text:p>
          </table:table-cell>
          <table:table-cell office:value-type="float" office:value="9332" calcext:value-type="float">
            <text:p>9332.0</text:p>
          </table:table-cell>
          <table:table-cell office:value-type="float" office:value="25.1050731527294" calcext:value-type="float">
            <text:p>25.11</text:p>
          </table:table-cell>
          <table:table-cell office:value-type="float" office:value="25.4735185364855" calcext:value-type="float">
            <text:p>25.4735185364855</text:p>
          </table:table-cell>
          <table:table-cell office:value-type="float" office:value="22.8474715134267" calcext:value-type="float">
            <text:p>22.8474715134267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92.08785" calcext:value-type="float">
            <text:p>3392.1</text:p>
          </table:table-cell>
          <table:table-cell table:formula="of:=[.C28]*1.03" office:value-type="float" office:value="2416.12267830371" calcext:value-type="float">
            <text:p>2416.12267830371</text:p>
          </table:table-cell>
          <table:table-cell table:formula="of:=LN([.B29])" office:value-type="float" office:value="8.12920089575095" calcext:value-type="float">
            <text:p>8.12920089575095</text:p>
          </table:table-cell>
          <table:table-cell table:formula="of:=LN([.C29])" office:value-type="float" office:value="7.78991933520917" calcext:value-type="float">
            <text:p>7.78991933520917</text:p>
          </table:table-cell>
          <table:table-cell office:value-type="float" office:value="35.017806994148" calcext:value-type="float">
            <text:p>35.02</text:p>
          </table:table-cell>
          <table:table-cell office:value-type="float" office:value="25.2468906627065" calcext:value-type="float">
            <text:p>25.25</text:p>
          </table:table-cell>
          <table:table-cell office:value-type="float" office:value="26.602004826434" calcext:value-type="float">
            <text:p>26.60</text:p>
          </table:table-cell>
          <table:table-cell office:value-type="float" office:value="1.35511416372749" calcext:value-type="float">
            <text:p>1.36</text:p>
          </table:table-cell>
          <table:table-cell office:value-type="float" office:value="10.6236138504734" calcext:value-type="float">
            <text:p>10.62</text:p>
          </table:table-cell>
          <table:table-cell office:value-type="float" office:value="10.760163356228" calcext:value-type="float">
            <text:p>10.76</text:p>
          </table:table-cell>
          <table:table-cell office:value-type="float" office:value="-1.21875210528577" calcext:value-type="float">
            <text:p>-1.22</text:p>
          </table:table-cell>
          <table:table-cell office:value-type="float" office:value="1.39845276905344" calcext:value-type="float">
            <text:p>1.40</text:p>
          </table:table-cell>
          <table:table-cell office:value-type="float" office:value="107740" calcext:value-type="float">
            <text:p>107740</text:p>
          </table:table-cell>
          <table:table-cell office:value-type="float" office:value="10.9034268123453" calcext:value-type="float">
            <text:p>10.9</text:p>
          </table:table-cell>
          <table:table-cell table:formula="of:=[.Q29]+[.U29]" office:value-type="float" office:value="1.64838482689809" calcext:value-type="float">
            <text:p>1.6</text:p>
          </table:table-cell>
          <table:table-cell office:value-type="float" office:value="0.618154817152404" calcext:value-type="float">
            <text:p>0.6</text:p>
          </table:table-cell>
          <table:table-cell table:formula="of:=[.S29]+[.T29]" office:value-type="float" office:value="9.29970298867644" calcext:value-type="float">
            <text:p>9.3</text:p>
          </table:table-cell>
          <table:table-cell office:value-type="float" office:value="0.42370521626137" calcext:value-type="float">
            <text:p>0.4</text:p>
          </table:table-cell>
          <table:table-cell office:value-type="float" office:value="8.87599777241507" calcext:value-type="float">
            <text:p>8.9</text:p>
          </table:table-cell>
          <table:table-cell table:formula="of:=[.V29]+[.W29]" office:value-type="float" office:value="1.03023000974568" calcext:value-type="float">
            <text:p>1.0</text:p>
          </table:table-cell>
          <table:table-cell office:value-type="float" office:value="0.467764815760163" calcext:value-type="float">
            <text:p>0.5</text:p>
          </table:table-cell>
          <table:table-cell office:value-type="float" office:value="0.562465193985521" calcext:value-type="float">
            <text:p>0.6</text:p>
          </table:table-cell>
          <table:table-cell office:value-type="float" office:value="25.073125" calcext:value-type="float">
            <text:p>25.1</text:p>
          </table:table-cell>
          <table:table-cell office:value-type="float" office:value="9973" calcext:value-type="float">
            <text:p>9973.0</text:p>
          </table:table-cell>
          <table:table-cell office:value-type="float" office:value="25.073125" calcext:value-type="float">
            <text:p>25.07</text:p>
          </table:table-cell>
          <table:table-cell office:value-type="float" office:value="25.2468906627065" calcext:value-type="float">
            <text:p>25.2468906627065</text:p>
          </table:table-cell>
          <table:table-cell office:value-type="float" office:value="26.602004826434" calcext:value-type="float">
            <text:p>26.602004826434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545.577282" calcext:value-type="float">
            <text:p>3545.6</text:p>
          </table:table-cell>
          <table:table-cell table:formula="of:=[.C29]*1.03" office:value-type="float" office:value="2488.60635865283" calcext:value-type="float">
            <text:p>2488.60635865283</text:p>
          </table:table-cell>
          <table:table-cell table:formula="of:=LN([.B30])" office:value-type="float" office:value="8.17345626971422" calcext:value-type="float">
            <text:p>8.17345626971422</text:p>
          </table:table-cell>
          <table:table-cell table:formula="of:=LN([.C30])" office:value-type="float" office:value="7.81947813745071" calcext:value-type="float">
            <text:p>7.81947813745071</text:p>
          </table:table-cell>
          <table:table-cell office:value-type="float" office:value="38.0180809122175" calcext:value-type="float">
            <text:p>38.02</text:p>
          </table:table-cell>
          <table:table-cell office:value-type="float" office:value="21.7623558267438" calcext:value-type="float">
            <text:p>21.76</text:p>
          </table:table-cell>
          <table:table-cell office:value-type="float" office:value="25.7732501711646" calcext:value-type="float">
            <text:p>25.77</text:p>
          </table:table-cell>
          <table:table-cell office:value-type="float" office:value="4.01089434442079" calcext:value-type="float">
            <text:p>4.01</text:p>
          </table:table-cell>
          <table:table-cell office:value-type="float" office:value="12.6443579133217" calcext:value-type="float">
            <text:p>12.64</text:p>
          </table:table-cell>
          <table:table-cell office:value-type="float" office:value="10.1344488499996" calcext:value-type="float">
            <text:p>10.13</text:p>
          </table:table-cell>
          <table:table-cell office:value-type="float" office:value="1.29369151410477" calcext:value-type="float">
            <text:p>1.29</text:p>
          </table:table-cell>
          <table:table-cell office:value-type="float" office:value="1.75313904809061" calcext:value-type="float">
            <text:p>1.75</text:p>
          </table:table-cell>
          <table:table-cell office:value-type="float" office:value="132913" calcext:value-type="float">
            <text:p>132913</text:p>
          </table:table-cell>
          <table:table-cell office:value-type="float" office:value="13.0617977343181" calcext:value-type="float">
            <text:p>13.1</text:p>
          </table:table-cell>
          <table:table-cell table:formula="of:=[.Q30]+[.U30]" office:value-type="float" office:value="3.92562698908308" calcext:value-type="float">
            <text:p>3.9</text:p>
          </table:table-cell>
          <table:table-cell office:value-type="float" office:value="2.91920278678534" calcext:value-type="float">
            <text:p>2.9</text:p>
          </table:table-cell>
          <table:table-cell table:formula="of:=[.S30]+[.T30]" office:value-type="float" office:value="8.52360806921072" calcext:value-type="float">
            <text:p>8.5</text:p>
          </table:table-cell>
          <table:table-cell office:value-type="float" office:value="0.510847842596324" calcext:value-type="float">
            <text:p>0.5</text:p>
          </table:table-cell>
          <table:table-cell office:value-type="float" office:value="8.0127602266144" calcext:value-type="float">
            <text:p>8.0</text:p>
          </table:table-cell>
          <table:table-cell table:formula="of:=[.V30]+[.W30]" office:value-type="float" office:value="1.00642420229774" calcext:value-type="float">
            <text:p>1.0</text:p>
          </table:table-cell>
          <table:table-cell office:value-type="float" office:value="0.45343089088351" calcext:value-type="float">
            <text:p>0.5</text:p>
          </table:table-cell>
          <table:table-cell office:value-type="float" office:value="0.552993311414233" calcext:value-type="float">
            <text:p>0.6</text:p>
          </table:table-cell>
          <table:table-cell office:value-type="float" office:value="26.4328333333333" calcext:value-type="float">
            <text:p>26.4</text:p>
          </table:table-cell>
          <table:table-cell office:value-type="float" office:value="14703" calcext:value-type="float">
            <text:p>14703.0</text:p>
          </table:table-cell>
          <table:table-cell office:value-type="float" office:value="24.7517105074934" calcext:value-type="float">
            <text:p>24.75</text:p>
          </table:table-cell>
          <table:table-cell office:value-type="float" office:value="21.7623558267438" calcext:value-type="float">
            <text:p>21.7623558267438</text:p>
          </table:table-cell>
          <table:table-cell office:value-type="float" office:value="25.7732501711646" calcext:value-type="float">
            <text:p>25.7732501711646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507.296946" calcext:value-type="float">
            <text:p>3507.3</text:p>
          </table:table-cell>
          <table:table-cell table:formula="of:=[.C30]*1.03" office:value-type="float" office:value="2563.26454941241" calcext:value-type="float">
            <text:p>2563.26454941241</text:p>
          </table:table-cell>
          <table:table-cell table:formula="of:=LN([.B31])" office:value-type="float" office:value="8.16260091892522" calcext:value-type="float">
            <text:p>8.16260091892522</text:p>
          </table:table-cell>
          <table:table-cell table:formula="of:=LN([.C31])" office:value-type="float" office:value="7.84903693969226" calcext:value-type="float">
            <text:p>7.84903693969226</text:p>
          </table:table-cell>
          <table:table-cell office:value-type="float" office:value="40.353194302877" calcext:value-type="float">
            <text:p>40.35</text:p>
          </table:table-cell>
          <table:table-cell office:value-type="float" office:value="20.0076934173198" calcext:value-type="float">
            <text:p>20.01</text:p>
          </table:table-cell>
          <table:table-cell office:value-type="float" office:value="25.1009761023225" calcext:value-type="float">
            <text:p>25.10</text:p>
          </table:table-cell>
          <table:table-cell office:value-type="float" office:value="5.09328268500264" calcext:value-type="float">
            <text:p>5.09</text:p>
          </table:table-cell>
          <table:table-cell office:value-type="float" office:value="18.3951060816731" calcext:value-type="float">
            <text:p>18.40</text:p>
          </table:table-cell>
          <table:table-cell office:value-type="float" office:value="9.34389575419532" calcext:value-type="float">
            <text:p>9.34</text:p>
          </table:table-cell>
          <table:table-cell office:value-type="float" office:value="6.63828009802628" calcext:value-type="float">
            <text:p>6.64</text:p>
          </table:table-cell>
          <table:table-cell office:value-type="float" office:value="2.22491124594273" calcext:value-type="float">
            <text:p>2.22</text:p>
          </table:table-cell>
          <table:table-cell office:value-type="float" office:value="166376" calcext:value-type="float">
            <text:p>166376</text:p>
          </table:table-cell>
          <table:table-cell office:value-type="float" office:value="12.422360258509" calcext:value-type="float">
            <text:p>12.4</text:p>
          </table:table-cell>
          <table:table-cell table:formula="of:=[.Q31]+[.U31]" office:value-type="float" office:value="5.13090838756124" calcext:value-type="float">
            <text:p>5.1</text:p>
          </table:table-cell>
          <table:table-cell office:value-type="float" office:value="3.95790258210319" calcext:value-type="float">
            <text:p>4.0</text:p>
          </table:table-cell>
          <table:table-cell table:formula="of:=[.S31]+[.T31]" office:value-type="float" office:value="8.39240213659864" calcext:value-type="float">
            <text:p>8.4</text:p>
          </table:table-cell>
          <table:table-cell office:value-type="float" office:value="0.831215426977055" calcext:value-type="float">
            <text:p>0.8</text:p>
          </table:table-cell>
          <table:table-cell office:value-type="float" office:value="7.56118670962158" calcext:value-type="float">
            <text:p>7.6</text:p>
          </table:table-cell>
          <table:table-cell table:formula="of:=[.V31]+[.W31]" office:value-type="float" office:value="1.17300580545805" calcext:value-type="float">
            <text:p>1.2</text:p>
          </table:table-cell>
          <table:table-cell office:value-type="float" office:value="0.767899299712031" calcext:value-type="float">
            <text:p>0.8</text:p>
          </table:table-cell>
          <table:table-cell office:value-type="float" office:value="0.405106505746021" calcext:value-type="float">
            <text:p>0.4</text:p>
          </table:table-cell>
          <table:table-cell office:value-type="float" office:value="26.0734722222222" calcext:value-type="float">
            <text:p>26.1</text:p>
          </table:table-cell>
          <table:table-cell office:value-type="float" office:value="16091" calcext:value-type="float">
            <text:p>16091.0</text:p>
          </table:table-cell>
          <table:table-cell office:value-type="float" office:value="22.1303713630196" calcext:value-type="float">
            <text:p>22.13</text:p>
          </table:table-cell>
          <table:table-cell office:value-type="float" office:value="20.0076934173198" calcext:value-type="float">
            <text:p>20.0076934173198</text:p>
          </table:table-cell>
          <table:table-cell office:value-type="float" office:value="25.1009761023225" calcext:value-type="float">
            <text:p>25.1009761023225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610.640309" calcext:value-type="float">
            <text:p>3610.6</text:p>
          </table:table-cell>
          <table:table-cell table:formula="of:=[.C31]*1.03" office:value-type="float" office:value="2640.16248589478" calcext:value-type="float">
            <text:p>2640.16248589478</text:p>
          </table:table-cell>
          <table:table-cell table:formula="of:=LN([.B32])" office:value-type="float" office:value="8.19164040651269" calcext:value-type="float">
            <text:p>8.19164040651269</text:p>
          </table:table-cell>
          <table:table-cell table:formula="of:=LN([.C32])" office:value-type="float" office:value="7.8785957419338" calcext:value-type="float">
            <text:p>7.8785957419338</text:p>
          </table:table-cell>
          <table:table-cell office:value-type="float" office:value="38.8654532968111" calcext:value-type="float">
            <text:p>38.87</text:p>
          </table:table-cell>
          <table:table-cell office:value-type="float" office:value="21.5260393530011" calcext:value-type="float">
            <text:p>21.53</text:p>
          </table:table-cell>
          <table:table-cell office:value-type="float" office:value="25.188011183987" calcext:value-type="float">
            <text:p>25.19</text:p>
          </table:table-cell>
          <table:table-cell office:value-type="float" office:value="3.66197183098592" calcext:value-type="float">
            <text:p>3.66</text:p>
          </table:table-cell>
          <table:table-cell office:value-type="float" office:value="24.5557553110873" calcext:value-type="float">
            <text:p>24.56</text:p>
          </table:table-cell>
          <table:table-cell office:value-type="float" office:value="8.01484230055659" calcext:value-type="float">
            <text:p>8.01</text:p>
          </table:table-cell>
          <table:table-cell office:value-type="float" office:value="5.0967293444877" calcext:value-type="float">
            <text:p>5.10</text:p>
          </table:table-cell>
          <table:table-cell office:value-type="float" office:value="1.26204949428877" calcext:value-type="float">
            <text:p>1.26</text:p>
          </table:table-cell>
          <table:table-cell office:value-type="float" office:value="191345" calcext:value-type="float">
            <text:p>191345</text:p>
          </table:table-cell>
          <table:table-cell office:value-type="float" office:value="10.718232047683" calcext:value-type="float">
            <text:p>10.7</text:p>
          </table:table-cell>
          <table:table-cell table:formula="of:=[.Q32]+[.U32]" office:value-type="float" office:value="4.17898978285296" calcext:value-type="float">
            <text:p>4.2</text:p>
          </table:table-cell>
          <table:table-cell office:value-type="float" office:value="2.22686769970472" calcext:value-type="float">
            <text:p>2.2</text:p>
          </table:table-cell>
          <table:table-cell table:formula="of:=[.S32]+[.T32]" office:value-type="float" office:value="7.40704204878682" calcext:value-type="float">
            <text:p>7.4</text:p>
          </table:table-cell>
          <table:table-cell office:value-type="float" office:value="1.12258204199281" calcext:value-type="float">
            <text:p>1.1</text:p>
          </table:table-cell>
          <table:table-cell office:value-type="float" office:value="6.28446000679401" calcext:value-type="float">
            <text:p>6.3</text:p>
          </table:table-cell>
          <table:table-cell table:formula="of:=[.V32]+[.W32]" office:value-type="float" office:value="1.95212208314824" calcext:value-type="float">
            <text:p>2.0</text:p>
          </table:table-cell>
          <table:table-cell office:value-type="float" office:value="1.49117457994722" calcext:value-type="float">
            <text:p>1.5</text:p>
          </table:table-cell>
          <table:table-cell office:value-type="float" office:value="0.460947503201024" calcext:value-type="float">
            <text:p>0.5</text:p>
          </table:table-cell>
          <table:table-cell office:value-type="float" office:value="25.845" calcext:value-type="float">
            <text:p>25.8</text:p>
          </table:table-cell>
          <table:table-cell office:value-type="float" office:value="19995" calcext:value-type="float">
            <text:p>19995.0</text:p>
          </table:table-cell>
          <table:table-cell office:value-type="float" office:value="21.874352512798" calcext:value-type="float">
            <text:p>21.87</text:p>
          </table:table-cell>
          <table:table-cell office:value-type="float" office:value="21.5260393530011" calcext:value-type="float">
            <text:p>21.5260393530011</text:p>
          </table:table-cell>
          <table:table-cell office:value-type="float" office:value="25.188011183987" calcext:value-type="float">
            <text:p>25.18801118398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648.753526" calcext:value-type="float">
            <text:p>3648.8</text:p>
          </table:table-cell>
          <table:table-cell table:formula="of:=[.C32]*1.03" office:value-type="float" office:value="2719.36736047163" calcext:value-type="float">
            <text:p>2719.36736047163</text:p>
          </table:table-cell>
          <table:table-cell table:formula="of:=LN([.B33])" office:value-type="float" office:value="8.2021408885262" calcext:value-type="float">
            <text:p>8.2021408885262</text:p>
          </table:table-cell>
          <table:table-cell table:formula="of:=LN([.C33])" office:value-type="float" office:value="7.90815454417534" calcext:value-type="float">
            <text:p>7.90815454417534</text:p>
          </table:table-cell>
          <table:table-cell office:value-type="float" office:value="52.7776534487944" calcext:value-type="float">
            <text:p>52.78</text:p>
          </table:table-cell>
          <table:table-cell office:value-type="float" office:value="20.5959916738972" calcext:value-type="float">
            <text:p>20.60</text:p>
          </table:table-cell>
          <table:table-cell office:value-type="float" office:value="20.9806678833833" calcext:value-type="float">
            <text:p>20.98</text:p>
          </table:table-cell>
          <table:table-cell office:value-type="float" office:value="0.384676209486115" calcext:value-type="float">
            <text:p>0.38</text:p>
          </table:table-cell>
          <table:table-cell office:value-type="float" office:value="32.1586197508913" calcext:value-type="float">
            <text:p>32.16</text:p>
          </table:table-cell>
          <table:table-cell office:value-type="float" office:value="8.95825408291055" calcext:value-type="float">
            <text:p>8.96</text:p>
          </table:table-cell>
          <table:table-cell office:value-type="float" office:value="9.24020826341068" calcext:value-type="float">
            <text:p>9.24</text:p>
          </table:table-cell>
          <table:table-cell office:value-type="float" office:value="1.90348813379037" calcext:value-type="float">
            <text:p>1.90</text:p>
          </table:table-cell>
          <table:table-cell office:value-type="float" office:value="233963" calcext:value-type="float">
            <text:p>233963</text:p>
          </table:table-cell>
          <table:table-cell office:value-type="float" office:value="10.0798403071673" calcext:value-type="float">
            <text:p>10.1</text:p>
          </table:table-cell>
          <table:table-cell table:formula="of:=[.Q33]+[.U33]" office:value-type="float" office:value="1.5822251927774" calcext:value-type="float">
            <text:p>1.6</text:p>
          </table:table-cell>
          <table:table-cell office:value-type="float" office:value="-1.53742258391284" calcext:value-type="float">
            <text:p>-1.5</text:p>
          </table:table-cell>
          <table:table-cell table:formula="of:=[.S33]+[.T33]" office:value-type="float" office:value="8.93763200148278" calcext:value-type="float">
            <text:p>8.9</text:p>
          </table:table-cell>
          <table:table-cell office:value-type="float" office:value="1.49970378206347" calcext:value-type="float">
            <text:p>1.5</text:p>
          </table:table-cell>
          <table:table-cell office:value-type="float" office:value="7.43792821941931" calcext:value-type="float">
            <text:p>7.4</text:p>
          </table:table-cell>
          <table:table-cell table:formula="of:=[.V33]+[.W33]" office:value-type="float" office:value="3.11964777669024" calcext:value-type="float">
            <text:p>3.1</text:p>
          </table:table-cell>
          <table:table-cell office:value-type="float" office:value="2.72599578898278" calcext:value-type="float">
            <text:p>2.7</text:p>
          </table:table-cell>
          <table:table-cell office:value-type="float" office:value="0.393651987707458" calcext:value-type="float">
            <text:p>0.4</text:p>
          </table:table-cell>
          <table:table-cell office:value-type="float" office:value="26.4201388888889" calcext:value-type="float">
            <text:p>26.4</text:p>
          </table:table-cell>
          <table:table-cell office:value-type="float" office:value="23566" calcext:value-type="float">
            <text:p>23566.0</text:p>
          </table:table-cell>
          <table:table-cell office:value-type="float" office:value="21.4433144301627" calcext:value-type="float">
            <text:p>21.44</text:p>
          </table:table-cell>
          <table:table-cell office:value-type="float" office:value="20.5959916738972" calcext:value-type="float">
            <text:p>20.5959916738972</text:p>
          </table:table-cell>
          <table:table-cell office:value-type="float" office:value="20.9806678833833" calcext:value-type="float">
            <text:p>20.980667883383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687.394057" calcext:value-type="float">
            <text:p>3687.4</text:p>
          </table:table-cell>
          <table:table-cell table:formula="of:=[.C33]*1.03" office:value-type="float" office:value="2800.94838128578" calcext:value-type="float">
            <text:p>2800.94838128578</text:p>
          </table:table-cell>
          <table:table-cell table:formula="of:=LN([.B34])" office:value-type="float" office:value="8.21267526993027" calcext:value-type="float">
            <text:p>8.21267526993027</text:p>
          </table:table-cell>
          <table:table-cell table:formula="of:=LN([.C34])" office:value-type="float" office:value="7.93771334641689" calcext:value-type="float">
            <text:p>7.93771334641689</text:p>
          </table:table-cell>
          <table:table-cell office:value-type="float" office:value="77.6059292383427" calcext:value-type="float">
            <text:p>77.61</text:p>
          </table:table-cell>
          <table:table-cell office:value-type="float" office:value="20.5903108029331" calcext:value-type="float">
            <text:p>20.59</text:p>
          </table:table-cell>
          <table:table-cell office:value-type="float" office:value="22.5869903898929" calcext:value-type="float">
            <text:p>22.59</text:p>
          </table:table-cell>
          <table:table-cell office:value-type="float" office:value="1.99667958695971" calcext:value-type="float">
            <text:p>2.00</text:p>
          </table:table-cell>
          <table:table-cell office:value-type="float" office:value="31.8972649489609" calcext:value-type="float">
            <text:p>31.90</text:p>
          </table:table-cell>
          <table:table-cell office:value-type="float" office:value="8.51580264337605" calcext:value-type="float">
            <text:p>8.52</text:p>
          </table:table-cell>
          <table:table-cell office:value-type="float" office:value="0.203070669591143" calcext:value-type="float">
            <text:p>0.20</text:p>
          </table:table-cell>
          <table:table-cell office:value-type="float" office:value="2.0387696220652" calcext:value-type="float">
            <text:p>2.04</text:p>
          </table:table-cell>
          <table:table-cell office:value-type="float" office:value="293337" calcext:value-type="float">
            <text:p>293337</text:p>
          </table:table-cell>
          <table:table-cell office:value-type="float" office:value="10.8794197729804" calcext:value-type="float">
            <text:p>10.9</text:p>
          </table:table-cell>
          <table:table-cell table:formula="of:=[.Q34]+[.U34]" office:value-type="float" office:value="4.06090546027265" calcext:value-type="float">
            <text:p>4.1</text:p>
          </table:table-cell>
          <table:table-cell office:value-type="float" office:value="0.721013714601295" calcext:value-type="float">
            <text:p>0.7</text:p>
          </table:table-cell>
          <table:table-cell table:formula="of:=[.S34]+[.T34]" office:value-type="float" office:value="7.94275837011758" calcext:value-type="float">
            <text:p>7.9</text:p>
          </table:table-cell>
          <table:table-cell office:value-type="float" office:value="1.56136086485912" calcext:value-type="float">
            <text:p>1.6</text:p>
          </table:table-cell>
          <table:table-cell office:value-type="float" office:value="6.38139750525846" calcext:value-type="float">
            <text:p>6.4</text:p>
          </table:table-cell>
          <table:table-cell table:formula="of:=[.V34]+[.W34]" office:value-type="float" office:value="3.33989174567136" calcext:value-type="float">
            <text:p>3.3</text:p>
          </table:table-cell>
          <table:table-cell office:value-type="float" office:value="2.83535259786525" calcext:value-type="float">
            <text:p>2.8</text:p>
          </table:table-cell>
          <table:table-cell office:value-type="float" office:value="0.504539147806107" calcext:value-type="float">
            <text:p>0.5</text:p>
          </table:table-cell>
          <table:table-cell office:value-type="float" office:value="26.5045833333333" calcext:value-type="float">
            <text:p>26.5</text:p>
          </table:table-cell>
          <table:table-cell office:value-type="float" office:value="27776" calcext:value-type="float">
            <text:p>27776.0</text:p>
          </table:table-cell>
          <table:table-cell office:value-type="float" office:value="20.4291433626005" calcext:value-type="float">
            <text:p>20.43</text:p>
          </table:table-cell>
          <table:table-cell office:value-type="float" office:value="20.5903108029331" calcext:value-type="float">
            <text:p>20.5903108029331</text:p>
          </table:table-cell>
          <table:table-cell office:value-type="float" office:value="22.5869903898929" calcext:value-type="float">
            <text:p>22.5869903898929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795.97112" calcext:value-type="float">
            <text:p>3796.0</text:p>
          </table:table-cell>
          <table:table-cell table:formula="of:=[.C34]*1.03" office:value-type="float" office:value="2884.97683272435" calcext:value-type="float">
            <text:p>2884.97683272435</text:p>
          </table:table-cell>
          <table:table-cell table:formula="of:=LN([.B35])" office:value-type="float" office:value="8.24169555169245" calcext:value-type="float">
            <text:p>8.24169555169245</text:p>
          </table:table-cell>
          <table:table-cell table:formula="of:=LN([.C35])" office:value-type="float" office:value="7.96727214865843" calcext:value-type="float">
            <text:p>7.96727214865843</text:p>
          </table:table-cell>
          <table:table-cell office:value-type="float" office:value="69.6695906993883" calcext:value-type="float">
            <text:p>69.67</text:p>
          </table:table-cell>
          <table:table-cell office:value-type="float" office:value="19.2375423762842" calcext:value-type="float">
            <text:p>19.24</text:p>
          </table:table-cell>
          <table:table-cell office:value-type="float" office:value="23.43817221263" calcext:value-type="float">
            <text:p>23.44</text:p>
          </table:table-cell>
          <table:table-cell office:value-type="float" office:value="4.2006298363458" calcext:value-type="float">
            <text:p>4.20</text:p>
          </table:table-cell>
          <table:table-cell office:value-type="float" office:value="35.2531696329269" calcext:value-type="float">
            <text:p>35.25</text:p>
          </table:table-cell>
          <table:table-cell office:value-type="float" office:value="8.34992055342997" calcext:value-type="float">
            <text:p>8.35</text:p>
          </table:table-cell>
          <table:table-cell office:value-type="float" office:value="2.55160237223338" calcext:value-type="float">
            <text:p>2.55</text:p>
          </table:table-cell>
          <table:table-cell office:value-type="float" office:value="1.50251792899464" calcext:value-type="float">
            <text:p>1.50</text:p>
          </table:table-cell>
          <table:table-cell office:value-type="float" office:value="348662" calcext:value-type="float">
            <text:p>348662</text:p>
          </table:table-cell>
          <table:table-cell office:value-type="float" office:value="17.2526573903281" calcext:value-type="float">
            <text:p>17.3</text:p>
          </table:table-cell>
          <table:table-cell table:formula="of:=[.Q35]+[.U35]" office:value-type="float" office:value="6.44231254847898" calcext:value-type="float">
            <text:p>6.4</text:p>
          </table:table-cell>
          <table:table-cell office:value-type="float" office:value="2.23339509324217" calcext:value-type="float">
            <text:p>2.2</text:p>
          </table:table-cell>
          <table:table-cell table:formula="of:=[.S35]+[.T35]" office:value-type="float" office:value="7.69932401281495" calcext:value-type="float">
            <text:p>7.7</text:p>
          </table:table-cell>
          <table:table-cell office:value-type="float" office:value="1.7032590559226" calcext:value-type="float">
            <text:p>1.7</text:p>
          </table:table-cell>
          <table:table-cell office:value-type="float" office:value="5.99606495689235" calcext:value-type="float">
            <text:p>6.0</text:p>
          </table:table-cell>
          <table:table-cell table:formula="of:=[.V35]+[.W35]" office:value-type="float" office:value="4.20891745523682" calcext:value-type="float">
            <text:p>4.2</text:p>
          </table:table-cell>
          <table:table-cell office:value-type="float" office:value="3.66598475824087" calcext:value-type="float">
            <text:p>3.7</text:p>
          </table:table-cell>
          <table:table-cell office:value-type="float" office:value="0.542932696995945" calcext:value-type="float">
            <text:p>0.5</text:p>
          </table:table-cell>
          <table:table-cell office:value-type="float" office:value="27.8351388888889" calcext:value-type="float">
            <text:p>27.8</text:p>
          </table:table-cell>
          <table:table-cell office:value-type="float" office:value="30047" calcext:value-type="float">
            <text:p>30047.0</text:p>
          </table:table-cell>
          <table:table-cell office:value-type="float" office:value="20.6974796407769" calcext:value-type="float">
            <text:p>20.70</text:p>
          </table:table-cell>
          <table:table-cell office:value-type="float" office:value="19.2375423762842" calcext:value-type="float">
            <text:p>19.2375423762842</text:p>
          </table:table-cell>
          <table:table-cell office:value-type="float" office:value="23.43817221263" calcext:value-type="float">
            <text:p>23.43817221263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723.862977" calcext:value-type="float">
            <text:p>3723.9</text:p>
          </table:table-cell>
          <table:table-cell table:formula="of:=[.C35]*1.03" office:value-type="float" office:value="2971.52613770608" calcext:value-type="float">
            <text:p>2971.52613770608</text:p>
          </table:table-cell>
          <table:table-cell table:formula="of:=LN([.B36])" office:value-type="float" office:value="8.2225168431443" calcext:value-type="float">
            <text:p>8.2225168431443</text:p>
          </table:table-cell>
          <table:table-cell table:formula="of:=LN([.C36])" office:value-type="float" office:value="7.99683095089998" calcext:value-type="float">
            <text:p>7.99683095089998</text:p>
          </table:table-cell>
          <table:table-cell office:value-type="float" office:value="61.4659720370715" calcext:value-type="float">
            <text:p>61.47</text:p>
          </table:table-cell>
          <table:table-cell office:value-type="float" office:value="18.2271508124556" calcext:value-type="float">
            <text:p>18.23</text:p>
          </table:table-cell>
          <table:table-cell office:value-type="float" office:value="22.1343949580843" calcext:value-type="float">
            <text:p>22.13</text:p>
          </table:table-cell>
          <table:table-cell office:value-type="float" office:value="3.90724414562862" calcext:value-type="float">
            <text:p>3.91</text:p>
          </table:table-cell>
          <table:table-cell office:value-type="float" office:value="45.2832816372595" calcext:value-type="float">
            <text:p>45.28</text:p>
          </table:table-cell>
          <table:table-cell office:value-type="float" office:value="8.03819924708033" calcext:value-type="float">
            <text:p>8.04</text:p>
          </table:table-cell>
          <table:table-cell office:value-type="float" office:value="1.95589347258457" calcext:value-type="float">
            <text:p>1.96</text:p>
          </table:table-cell>
          <table:table-cell office:value-type="float" office:value="1.39001349949625" calcext:value-type="float">
            <text:p>1.39</text:p>
          </table:table-cell>
          <table:table-cell office:value-type="float" office:value="415715" calcext:value-type="float">
            <text:p>415715</text:p>
          </table:table-cell>
          <table:table-cell office:value-type="float" office:value="24.4072524442616" calcext:value-type="float">
            <text:p>24.4</text:p>
          </table:table-cell>
          <table:table-cell table:formula="of:=[.Q36]+[.U36]" office:value-type="float" office:value="6.67080031525337" calcext:value-type="float">
            <text:p>6.7</text:p>
          </table:table-cell>
          <table:table-cell office:value-type="float" office:value="1.01944842019172" calcext:value-type="float">
            <text:p>1.0</text:p>
          </table:table-cell>
          <table:table-cell table:formula="of:=[.S36]+[.T36]" office:value-type="float" office:value="7.38895565282601" calcext:value-type="float">
            <text:p>7.4</text:p>
          </table:table-cell>
          <table:table-cell office:value-type="float" office:value="1.7969034054931" calcext:value-type="float">
            <text:p>1.8</text:p>
          </table:table-cell>
          <table:table-cell office:value-type="float" office:value="5.59205224733291" calcext:value-type="float">
            <text:p>5.6</text:p>
          </table:table-cell>
          <table:table-cell table:formula="of:=[.V36]+[.W36]" office:value-type="float" office:value="5.65135189506165" calcext:value-type="float">
            <text:p>5.7</text:p>
          </table:table-cell>
          <table:table-cell office:value-type="float" office:value="5.14066548730634" calcext:value-type="float">
            <text:p>5.1</text:p>
          </table:table-cell>
          <table:table-cell office:value-type="float" office:value="0.510686407755313" calcext:value-type="float">
            <text:p>0.5</text:p>
          </table:table-cell>
          <table:table-cell office:value-type="float" office:value="37.6175277777778" calcext:value-type="float">
            <text:p>37.6</text:p>
          </table:table-cell>
          <table:table-cell office:value-type="float" office:value="33902" calcext:value-type="float">
            <text:p>33902.0</text:p>
          </table:table-cell>
          <table:table-cell office:value-type="float" office:value="25.2007322702096" calcext:value-type="float">
            <text:p>25.20</text:p>
          </table:table-cell>
          <table:table-cell office:value-type="float" office:value="18.2271508124556" calcext:value-type="float">
            <text:p>18.2271508124556</text:p>
          </table:table-cell>
          <table:table-cell office:value-type="float" office:value="22.1343949580843" calcext:value-type="float">
            <text:p>22.134394958084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619.347213" calcext:value-type="float">
            <text:p>3619.3</text:p>
          </table:table-cell>
          <table:table-cell table:formula="of:=[.C36]*1.03" office:value-type="float" office:value="3060.67192183726" calcext:value-type="float">
            <text:p>3060.67192183726</text:p>
          </table:table-cell>
          <table:table-cell table:formula="of:=LN([.B37])" office:value-type="float" office:value="8.19404896065823" calcext:value-type="float">
            <text:p>8.19404896065823</text:p>
          </table:table-cell>
          <table:table-cell table:formula="of:=LN([.C37])" office:value-type="float" office:value="8.02638975314152" calcext:value-type="float">
            <text:p>8.02638975314152</text:p>
          </table:table-cell>
          <table:table-cell office:value-type="float" office:value="54.6464985518993" calcext:value-type="float">
            <text:p>54.65</text:p>
          </table:table-cell>
          <table:table-cell office:value-type="float" office:value="18.4699904153526" calcext:value-type="float">
            <text:p>18.47</text:p>
          </table:table-cell>
          <table:table-cell office:value-type="float" office:value="19.8580686846187" calcext:value-type="float">
            <text:p>19.86</text:p>
          </table:table-cell>
          <table:table-cell office:value-type="float" office:value="1.38807826926612" calcext:value-type="float">
            <text:p>1.39</text:p>
          </table:table-cell>
          <table:table-cell office:value-type="float" office:value="78.5049635622761" calcext:value-type="float">
            <text:p>78.50</text:p>
          </table:table-cell>
          <table:table-cell office:value-type="float" office:value="6.79617542225102" calcext:value-type="float">
            <text:p>6.80</text:p>
          </table:table-cell>
          <table:table-cell office:value-type="float" office:value="14.193015356439" calcext:value-type="float">
            <text:p>14.19</text:p>
          </table:table-cell>
          <table:table-cell office:value-type="float" office:value="2.10410594321577" calcext:value-type="float">
            <text:p>2.10</text:p>
          </table:table-cell>
          <table:table-cell office:value-type="float" office:value="560271" calcext:value-type="float">
            <text:p>560271</text:p>
          </table:table-cell>
          <table:table-cell office:value-type="float" office:value="52.4663677192132" calcext:value-type="float">
            <text:p>52.5</text:p>
          </table:table-cell>
          <table:table-cell table:formula="of:=[.Q37]+[.U37]" office:value-type="float" office:value="5.5270436449504" calcext:value-type="float">
            <text:p>5.5</text:p>
          </table:table-cell>
          <table:table-cell office:value-type="float" office:value="-1.88069701983504" calcext:value-type="float">
            <text:p>-1.9</text:p>
          </table:table-cell>
          <table:table-cell table:formula="of:=[.S37]+[.T37]" office:value-type="float" office:value="6.63868775581826" calcext:value-type="float">
            <text:p>6.6</text:p>
          </table:table-cell>
          <table:table-cell office:value-type="float" office:value="2.23474751975393" calcext:value-type="float">
            <text:p>2.2</text:p>
          </table:table-cell>
          <table:table-cell office:value-type="float" office:value="4.40394023606433" calcext:value-type="float">
            <text:p>4.4</text:p>
          </table:table-cell>
          <table:table-cell table:formula="of:=[.V37]+[.W37]" office:value-type="float" office:value="7.40774066478544" calcext:value-type="float">
            <text:p>7.4</text:p>
          </table:table-cell>
          <table:table-cell office:value-type="float" office:value="6.84390637744949" calcext:value-type="float">
            <text:p>6.8</text:p>
          </table:table-cell>
          <table:table-cell office:value-type="float" office:value="0.56383428733595" calcext:value-type="float">
            <text:p>0.6</text:p>
          </table:table-cell>
          <table:table-cell office:value-type="float" office:value="70.4601666666667" calcext:value-type="float">
            <text:p>70.5</text:p>
          </table:table-cell>
          <table:table-cell office:value-type="float" office:value="38828" calcext:value-type="float">
            <text:p>38828.0</text:p>
          </table:table-cell>
          <table:table-cell office:value-type="float" office:value="35.12923176705" calcext:value-type="float">
            <text:p>35.13</text:p>
          </table:table-cell>
          <table:table-cell office:value-type="float" office:value="18.4699904153526" calcext:value-type="float">
            <text:p>18.4699904153526</text:p>
          </table:table-cell>
          <table:table-cell office:value-type="float" office:value="19.8580686846187" calcext:value-type="float">
            <text:p>19.8580686846187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622.792175" calcext:value-type="float">
            <text:p>3622.8</text:p>
          </table:table-cell>
          <table:table-cell table:formula="of:=[.C37]*1.03" office:value-type="float" office:value="3152.49207949238" calcext:value-type="float">
            <text:p>3152.49207949238</text:p>
          </table:table-cell>
          <table:table-cell table:formula="of:=LN([.B38])" office:value-type="float" office:value="8.19500032656692" calcext:value-type="float">
            <text:p>8.19500032656692</text:p>
          </table:table-cell>
          <table:table-cell table:formula="of:=LN([.C38])" office:value-type="float" office:value="8.05594855538307" calcext:value-type="float">
            <text:p>8.05594855538307</text:p>
          </table:table-cell>
          <table:table-cell office:value-type="float" office:value="51.5558233927537" calcext:value-type="float">
            <text:p>51.56</text:p>
          </table:table-cell>
          <table:table-cell office:value-type="float" office:value="18.8167047939466" calcext:value-type="float">
            <text:p>18.82</text:p>
          </table:table-cell>
          <table:table-cell office:value-type="float" office:value="19.0658959992813" calcext:value-type="float">
            <text:p>19.07</text:p>
          </table:table-cell>
          <table:table-cell office:value-type="float" office:value="0.249191205334784" calcext:value-type="float">
            <text:p>0.25</text:p>
          </table:table-cell>
          <table:table-cell office:value-type="float" office:value="76.4040888550891" calcext:value-type="float">
            <text:p>76.40</text:p>
          </table:table-cell>
          <table:table-cell office:value-type="float" office:value="5.9540085327991" calcext:value-type="float">
            <text:p>5.95</text:p>
          </table:table-cell>
          <table:table-cell office:value-type="float" office:value="5.08885588950859" calcext:value-type="float">
            <text:p>5.09</text:p>
          </table:table-cell>
          <table:table-cell office:value-type="float" office:value="2.15214553983142" calcext:value-type="float">
            <text:p>2.15</text:p>
          </table:table-cell>
          <table:table-cell office:value-type="float" office:value="812629" calcext:value-type="float">
            <text:p>812629</text:p>
          </table:table-cell>
          <table:table-cell office:value-type="float" office:value="25.0735294104085" calcext:value-type="float">
            <text:p>25.1</text:p>
          </table:table-cell>
          <table:table-cell table:formula="of:=[.Q38]+[.U38]" office:value-type="float" office:value="7.11091121464339" calcext:value-type="float">
            <text:p>7.1</text:p>
          </table:table-cell>
          <table:table-cell office:value-type="float" office:value="-2.43186004929679" calcext:value-type="float">
            <text:p>-2.4</text:p>
          </table:table-cell>
          <table:table-cell table:formula="of:=[.S38]+[.T38]" office:value-type="float" office:value="5.87231248516923" calcext:value-type="float">
            <text:p>5.9</text:p>
          </table:table-cell>
          <table:table-cell office:value-type="float" office:value="2.42682875274029" calcext:value-type="float">
            <text:p>2.4</text:p>
          </table:table-cell>
          <table:table-cell office:value-type="float" office:value="3.44548373242894" calcext:value-type="float">
            <text:p>3.4</text:p>
          </table:table-cell>
          <table:table-cell table:formula="of:=[.V38]+[.W38]" office:value-type="float" office:value="9.54277126394018" calcext:value-type="float">
            <text:p>9.5</text:p>
          </table:table-cell>
          <table:table-cell office:value-type="float" office:value="9.08081383933436" calcext:value-type="float">
            <text:p>9.1</text:p>
          </table:table-cell>
          <table:table-cell office:value-type="float" office:value="0.461957424605816" calcext:value-type="float">
            <text:p>0.5</text:p>
          </table:table-cell>
          <table:table-cell office:value-type="float" office:value="84.2581944444444" calcext:value-type="float">
            <text:p>84.3</text:p>
          </table:table-cell>
          <table:table-cell office:value-type="float" office:value="56204" calcext:value-type="float">
            <text:p>56204.0</text:p>
          </table:table-cell>
          <table:table-cell office:value-type="float" office:value="31.4830985782645" calcext:value-type="float">
            <text:p>31.48</text:p>
          </table:table-cell>
          <table:table-cell office:value-type="float" office:value="18.8167047939466" calcext:value-type="float">
            <text:p>18.8167047939466</text:p>
          </table:table-cell>
          <table:table-cell office:value-type="float" office:value="19.0658959992813" calcext:value-type="float">
            <text:p>19.0658959992813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672.847667" calcext:value-type="float">
            <text:p>3672.8</text:p>
          </table:table-cell>
          <table:table-cell table:formula="of:=[.C38]*1.03" office:value-type="float" office:value="3247.06684187715" calcext:value-type="float">
            <text:p>3247.06684187715</text:p>
          </table:table-cell>
          <table:table-cell table:formula="of:=LN([.B39])" office:value-type="float" office:value="8.20872257123241" calcext:value-type="float">
            <text:p>8.20872257123241</text:p>
          </table:table-cell>
          <table:table-cell table:formula="of:=LN([.C39])" office:value-type="float" office:value="8.08550735762461" calcext:value-type="float">
            <text:p>8.08550735762461</text:p>
          </table:table-cell>
          <table:table-cell office:value-type="float" office:value="48.8379815642087" calcext:value-type="float">
            <text:p>48.84</text:p>
          </table:table-cell>
          <table:table-cell office:value-type="float" office:value="24.5192532929708" calcext:value-type="float">
            <text:p>24.52</text:p>
          </table:table-cell>
          <table:table-cell office:value-type="float" office:value="22.1333585599222" calcext:value-type="float">
            <text:p>22.13</text:p>
          </table:table-cell>
          <table:table-cell office:value-type="float" office:value="-2.38589473304863" calcext:value-type="float">
            <text:p>-2.39</text:p>
          </table:table-cell>
          <table:table-cell office:value-type="float" office:value="67.7494873972167" calcext:value-type="float">
            <text:p>67.75</text:p>
          </table:table-cell>
          <table:table-cell office:value-type="float" office:value="7.2308413067373" calcext:value-type="float">
            <text:p>7.23</text:p>
          </table:table-cell>
          <table:table-cell office:value-type="float" office:value="1.6581797259027" calcext:value-type="float">
            <text:p>1.66</text:p>
          </table:table-cell>
          <table:table-cell office:value-type="float" office:value="1.85262014945792" calcext:value-type="float">
            <text:p>1.85</text:p>
          </table:table-cell>
          <table:table-cell office:value-type="float" office:value="1109940" calcext:value-type="float">
            <text:p>1109940</text:p>
          </table:table-cell>
          <table:table-cell office:value-type="float" office:value="24.3680188114293" calcext:value-type="float">
            <text:p>24.4</text:p>
          </table:table-cell>
          <table:table-cell table:formula="of:=[.Q39]+[.U39]" office:value-type="float" office:value="1.72178939101813" calcext:value-type="float">
            <text:p>1.7</text:p>
          </table:table-cell>
          <table:table-cell office:value-type="float" office:value="-5.99735120817342" calcext:value-type="float">
            <text:p>-6.0</text:p>
          </table:table-cell>
          <table:table-cell table:formula="of:=[.S39]+[.T39]" office:value-type="float" office:value="7.58977253783079" calcext:value-type="float">
            <text:p>7.6</text:p>
          </table:table-cell>
          <table:table-cell office:value-type="float" office:value="2.42462847598961" calcext:value-type="float">
            <text:p>2.4</text:p>
          </table:table-cell>
          <table:table-cell office:value-type="float" office:value="5.16514406184118" calcext:value-type="float">
            <text:p>5.2</text:p>
          </table:table-cell>
          <table:table-cell table:formula="of:=[.V39]+[.W39]" office:value-type="float" office:value="7.71914059919155" calcext:value-type="float">
            <text:p>7.7</text:p>
          </table:table-cell>
          <table:table-cell office:value-type="float" office:value="6.87765367197026" calcext:value-type="float">
            <text:p>6.9</text:p>
          </table:table-cell>
          <table:table-cell office:value-type="float" office:value="0.841486927221291" calcext:value-type="float">
            <text:p>0.8</text:p>
          </table:table-cell>
          <table:table-cell office:value-type="float" office:value="94.5243055555556" calcext:value-type="float">
            <text:p>94.5</text:p>
          </table:table-cell>
          <table:table-cell office:value-type="float" office:value="71573" calcext:value-type="float">
            <text:p>71573.0</text:p>
          </table:table-cell>
          <table:table-cell office:value-type="float" office:value="27.9422138559041" calcext:value-type="float">
            <text:p>27.94</text:p>
          </table:table-cell>
          <table:table-cell office:value-type="float" office:value="24.5192532929708" calcext:value-type="float">
            <text:p>24.5192532929708</text:p>
          </table:table-cell>
          <table:table-cell office:value-type="float" office:value="22.1333585599222" calcext:value-type="float">
            <text:p>22.1333585599222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707.107527" calcext:value-type="float">
            <text:p>3707.1</text:p>
          </table:table-cell>
          <table:table-cell table:formula="of:=[.C39]*1.03" office:value-type="float" office:value="3344.47884713347" calcext:value-type="float">
            <text:p>3344.47884713347</text:p>
          </table:table-cell>
          <table:table-cell table:formula="of:=LN([.B40])" office:value-type="float" office:value="8.21800720920429" calcext:value-type="float">
            <text:p>8.21800720920429</text:p>
          </table:table-cell>
          <table:table-cell table:formula="of:=LN([.C40])" office:value-type="float" office:value="8.11506615986616" calcext:value-type="float">
            <text:p>8.11506615986616</text:p>
          </table:table-cell>
          <table:table-cell office:value-type="float" office:value="26.809938215927" calcext:value-type="float">
            <text:p>26.81</text:p>
          </table:table-cell>
          <table:table-cell office:value-type="float" office:value="19.7752076296673" calcext:value-type="float">
            <text:p>19.78</text:p>
          </table:table-cell>
          <table:table-cell office:value-type="float" office:value="22.012793226299" calcext:value-type="float">
            <text:p>22.01</text:p>
          </table:table-cell>
          <table:table-cell office:value-type="float" office:value="2.23758559663166" calcext:value-type="float">
            <text:p>2.24</text:p>
          </table:table-cell>
          <table:table-cell office:value-type="float" office:value="79.9684324014337" calcext:value-type="float">
            <text:p>79.97</text:p>
          </table:table-cell>
          <table:table-cell office:value-type="float" office:value="6.74044556516911" calcext:value-type="float">
            <text:p>6.74</text:p>
          </table:table-cell>
          <table:table-cell office:value-type="float" office:value="5.23310402043451" calcext:value-type="float">
            <text:p>5.23</text:p>
          </table:table-cell>
          <table:table-cell office:value-type="float" office:value="1.27403573582514" calcext:value-type="float">
            <text:p>1.27</text:p>
          </table:table-cell>
          <table:table-cell office:value-type="float" office:value="1383232" calcext:value-type="float">
            <text:p>1383232</text:p>
          </table:table-cell>
          <table:table-cell office:value-type="float" office:value="27.3457811407489" calcext:value-type="float">
            <text:p>27.3</text:p>
          </table:table-cell>
          <table:table-cell table:formula="of:=[.Q40]+[.U40]" office:value-type="float" office:value="6.68713861911009" calcext:value-type="float">
            <text:p>6.7</text:p>
          </table:table-cell>
          <table:table-cell office:value-type="float" office:value="-0.802757599592838" calcext:value-type="float">
            <text:p>-0.8</text:p>
          </table:table-cell>
          <table:table-cell table:formula="of:=[.S40]+[.T40]" office:value-type="float" office:value="7.45240928155305" calcext:value-type="float">
            <text:p>7.5</text:p>
          </table:table-cell>
          <table:table-cell office:value-type="float" office:value="2.60550001398261" calcext:value-type="float">
            <text:p>2.6</text:p>
          </table:table-cell>
          <table:table-cell office:value-type="float" office:value="4.84690926757044" calcext:value-type="float">
            <text:p>4.8</text:p>
          </table:table-cell>
          <table:table-cell table:formula="of:=[.V40]+[.W40]" office:value-type="float" office:value="7.48989621870293" calcext:value-type="float">
            <text:p>7.5</text:p>
          </table:table-cell>
          <table:table-cell office:value-type="float" office:value="6.66559487229105" calcext:value-type="float">
            <text:p>6.7</text:p>
          </table:table-cell>
          <table:table-cell office:value-type="float" office:value="0.824301346411882" calcext:value-type="float">
            <text:p>0.8</text:p>
          </table:table-cell>
          <table:table-cell office:value-type="float" office:value="123.213472222222" calcext:value-type="float">
            <text:p>123.2</text:p>
          </table:table-cell>
          <table:table-cell office:value-type="float" office:value="98885" calcext:value-type="float">
            <text:p>98885.0</text:p>
          </table:table-cell>
          <table:table-cell office:value-type="float" office:value="30.6921634896477" calcext:value-type="float">
            <text:p>30.69</text:p>
          </table:table-cell>
          <table:table-cell office:value-type="float" office:value="19.7752076296673" calcext:value-type="float">
            <text:p>19.7752076296673</text:p>
          </table:table-cell>
          <table:table-cell office:value-type="float" office:value="22.012793226299" calcext:value-type="float">
            <text:p>22.012793226299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607.547072" calcext:value-type="float">
            <text:p>3607.5</text:p>
          </table:table-cell>
          <table:table-cell table:formula="of:=[.C40]*1.03" office:value-type="float" office:value="3444.81321254747" calcext:value-type="float">
            <text:p>3444.81321254747</text:p>
          </table:table-cell>
          <table:table-cell table:formula="of:=LN([.B41])" office:value-type="float" office:value="8.19078333893435" calcext:value-type="float">
            <text:p>8.19078333893435</text:p>
          </table:table-cell>
          <table:table-cell table:formula="of:=LN([.C41])" office:value-type="float" office:value="8.1446249621077" calcext:value-type="float">
            <text:p>8.1446249621077</text:p>
          </table:table-cell>
          <table:table-cell office:value-type="float" office:value="33.3334724988378" calcext:value-type="float">
            <text:p>33.33</text:p>
          </table:table-cell>
          <table:table-cell office:value-type="float" office:value="18.9281031328486" calcext:value-type="float">
            <text:p>18.93</text:p>
          </table:table-cell>
          <table:table-cell office:value-type="float" office:value="22.3611466363073" calcext:value-type="float">
            <text:p>22.36</text:p>
          </table:table-cell>
          <table:table-cell office:value-type="float" office:value="3.43304350345862" calcext:value-type="float">
            <text:p>3.43</text:p>
          </table:table-cell>
          <table:table-cell office:value-type="float" office:value="87.2475382525096" calcext:value-type="float">
            <text:p>87.25</text:p>
          </table:table-cell>
          <table:table-cell office:value-type="float" office:value="5.86703490273898" calcext:value-type="float">
            <text:p>5.87</text:p>
          </table:table-cell>
          <table:table-cell office:value-type="float" office:value="11.9668683720034" calcext:value-type="float">
            <text:p>11.97</text:p>
          </table:table-cell>
          <table:table-cell office:value-type="float" office:value="1.63839140466821" calcext:value-type="float">
            <text:p>1.64</text:p>
          </table:table-cell>
          <table:table-cell office:value-type="float" office:value="1794501" calcext:value-type="float">
            <text:p>1794501</text:p>
          </table:table-cell>
          <table:table-cell office:value-type="float" office:value="32.479584261164" calcext:value-type="float">
            <text:p>32.5</text:p>
          </table:table-cell>
          <table:table-cell table:formula="of:=[.Q41]+[.U41]" office:value-type="float" office:value="4.53108955265744" calcext:value-type="float">
            <text:p>4.5</text:p>
          </table:table-cell>
          <table:table-cell office:value-type="float" office:value="1.12421224618989" calcext:value-type="float">
            <text:p>1.1</text:p>
          </table:table-cell>
          <table:table-cell table:formula="of:=[.S41]+[.T41]" office:value-type="float" office:value="7.20138018687636" calcext:value-type="float">
            <text:p>7.2</text:p>
          </table:table-cell>
          <table:table-cell office:value-type="float" office:value="3.04774639118608" calcext:value-type="float">
            <text:p>3.0</text:p>
          </table:table-cell>
          <table:table-cell office:value-type="float" office:value="4.15363379569028" calcext:value-type="float">
            <text:p>4.2</text:p>
          </table:table-cell>
          <table:table-cell table:formula="of:=[.V41]+[.W41]" office:value-type="float" office:value="3.40687730646755" calcext:value-type="float">
            <text:p>3.4</text:p>
          </table:table-cell>
          <table:table-cell office:value-type="float" office:value="2.72144999269063" calcext:value-type="float">
            <text:p>2.7</text:p>
          </table:table-cell>
          <table:table-cell office:value-type="float" office:value="0.685427313776922" calcext:value-type="float">
            <text:p>0.7</text:p>
          </table:table-cell>
          <table:table-cell office:value-type="float" office:value="152.996388888889" calcext:value-type="float">
            <text:p>153.0</text:p>
          </table:table-cell>
          <table:table-cell office:value-type="float" office:value="135339" calcext:value-type="float">
            <text:p>135339.0</text:p>
          </table:table-cell>
          <table:table-cell office:value-type="float" office:value="28.6269023252148" calcext:value-type="float">
            <text:p>28.63</text:p>
          </table:table-cell>
          <table:table-cell office:value-type="float" office:value="18.9281031328486" calcext:value-type="float">
            <text:p>18.9281031328486</text:p>
          </table:table-cell>
          <table:table-cell office:value-type="float" office:value="22.3611466363073" calcext:value-type="float">
            <text:p>22.361146636307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727.854725" calcext:value-type="float">
            <text:p>3727.9</text:p>
          </table:table-cell>
          <table:table-cell table:formula="of:=[.C41]*1.03" office:value-type="float" office:value="3548.15760892389" calcext:value-type="float">
            <text:p>3548.15760892389</text:p>
          </table:table-cell>
          <table:table-cell table:formula="of:=LN([.B42])" office:value-type="float" office:value="8.22358820643031" calcext:value-type="float">
            <text:p>8.22358820643031</text:p>
          </table:table-cell>
          <table:table-cell table:formula="of:=LN([.C42])" office:value-type="float" office:value="8.17418376434924" calcext:value-type="float">
            <text:p>8.17418376434924</text:p>
          </table:table-cell>
          <table:table-cell office:value-type="float" office:value="26.8252501668358" calcext:value-type="float">
            <text:p>26.83</text:p>
          </table:table-cell>
          <table:table-cell office:value-type="float" office:value="18.8470204561741" calcext:value-type="float">
            <text:p>18.85</text:p>
          </table:table-cell>
          <table:table-cell office:value-type="float" office:value="20.1377344419556" calcext:value-type="float">
            <text:p>20.14</text:p>
          </table:table-cell>
          <table:table-cell office:value-type="float" office:value="1.29071398578148" calcext:value-type="float">
            <text:p>1.29</text:p>
          </table:table-cell>
          <table:table-cell office:value-type="float" office:value="108.349669773904" calcext:value-type="float">
            <text:p>108.35</text:p>
          </table:table-cell>
          <table:table-cell office:value-type="float" office:value="6.98050550315194" calcext:value-type="float">
            <text:p>6.98</text:p>
          </table:table-cell>
          <table:table-cell office:value-type="float" office:value="-10.833611686457" calcext:value-type="float">
            <text:p>-10.83</text:p>
          </table:table-cell>
          <table:table-cell office:value-type="float" office:value="3.06004031858048" calcext:value-type="float">
            <text:p>3.06</text:p>
          </table:table-cell>
          <table:table-cell office:value-type="float" office:value="3019724" calcext:value-type="float">
            <text:p>3019724</text:p>
          </table:table-cell>
          <table:table-cell office:value-type="float" office:value="85.7102829904361" calcext:value-type="float">
            <text:p>85.7</text:p>
          </table:table-cell>
          <table:table-cell table:formula="of:=[.Q42]+[.U42]" office:value-type="float" office:value="2.83222476347728" calcext:value-type="float">
            <text:p>2.8</text:p>
          </table:table-cell>
          <table:table-cell office:value-type="float" office:value="-1.31482214930901" calcext:value-type="float">
            <text:p>-1.3</text:p>
          </table:table-cell>
          <table:table-cell table:formula="of:=[.S42]+[.T42]" office:value-type="float" office:value="8.82042180140534" calcext:value-type="float">
            <text:p>8.8</text:p>
          </table:table-cell>
          <table:table-cell office:value-type="float" office:value="2.72632181081017" calcext:value-type="float">
            <text:p>2.7</text:p>
          </table:table-cell>
          <table:table-cell office:value-type="float" office:value="6.09409999059517" calcext:value-type="float">
            <text:p>6.1</text:p>
          </table:table-cell>
          <table:table-cell table:formula="of:=[.V42]+[.W42]" office:value-type="float" office:value="4.14704691278629" calcext:value-type="float">
            <text:p>4.1</text:p>
          </table:table-cell>
          <table:table-cell office:value-type="float" office:value="3.44830755779888" calcext:value-type="float">
            <text:p>3.4</text:p>
          </table:table-cell>
          <table:table-cell office:value-type="float" office:value="0.69873935498741" calcext:value-type="float">
            <text:p>0.7</text:p>
          </table:table-cell>
          <table:table-cell office:value-type="float" office:value="310.555833333333" calcext:value-type="float">
            <text:p>310.6</text:p>
          </table:table-cell>
          <table:table-cell office:value-type="float" office:value="219126" calcext:value-type="float">
            <text:p>219126.0</text:p>
          </table:table-cell>
          <table:table-cell office:value-type="float" office:value="39.7420690926088" calcext:value-type="float">
            <text:p>39.74</text:p>
          </table:table-cell>
          <table:table-cell office:value-type="float" office:value="18.8470204561741" calcext:value-type="float">
            <text:p>18.8470204561741</text:p>
          </table:table-cell>
          <table:table-cell office:value-type="float" office:value="20.1377344419556" calcext:value-type="float">
            <text:p>20.1377344419556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675.454316" calcext:value-type="float">
            <text:p>3675.5</text:p>
          </table:table-cell>
          <table:table-cell table:formula="of:=[.C42]*1.03" office:value-type="float" office:value="3654.60233719161" calcext:value-type="float">
            <text:p>3654.60233719161</text:p>
          </table:table-cell>
          <table:table-cell table:formula="of:=LN([.B43])" office:value-type="float" office:value="8.20943202740756" calcext:value-type="float">
            <text:p>8.20943202740756</text:p>
          </table:table-cell>
          <table:table-cell table:formula="of:=LN([.C43])" office:value-type="float" office:value="8.20374256659079" calcext:value-type="float">
            <text:p>8.20374256659079</text:p>
          </table:table-cell>
          <table:table-cell office:value-type="float" office:value="31.3542680455556" calcext:value-type="float">
            <text:p>31.35</text:p>
          </table:table-cell>
          <table:table-cell office:value-type="float" office:value="21.2219936814438" calcext:value-type="float">
            <text:p>21.22</text:p>
          </table:table-cell>
          <table:table-cell office:value-type="float" office:value="19.6232655157108" calcext:value-type="float">
            <text:p>19.62</text:p>
          </table:table-cell>
          <table:table-cell office:value-type="float" office:value="-1.598728165733" calcext:value-type="float">
            <text:p>-1.60</text:p>
          </table:table-cell>
          <table:table-cell office:value-type="float" office:value="108.75444403104" calcext:value-type="float">
            <text:p>108.75</text:p>
          </table:table-cell>
          <table:table-cell office:value-type="float" office:value="3.77366920124514" calcext:value-type="float">
            <text:p>3.77</text:p>
          </table:table-cell>
          <table:table-cell office:value-type="float" office:value="-0.051791594577788" calcext:value-type="float">
            <text:p>-0.05</text:p>
          </table:table-cell>
          <table:table-cell office:value-type="float" office:value="3.01847463426809" calcext:value-type="float">
            <text:p>3.02</text:p>
          </table:table-cell>
          <table:table-cell office:value-type="float" office:value="5170485" calcext:value-type="float">
            <text:p>5170485</text:p>
          </table:table-cell>
          <table:table-cell office:value-type="float" office:value="54.2471333741577" calcext:value-type="float">
            <text:p>54.2</text:p>
          </table:table-cell>
          <table:table-cell table:formula="of:=[.Q43]+[.U43]" office:value-type="float" office:value="-0.0434489769012707" calcext:value-type="float">
            <text:p>0.0</text:p>
          </table:table-cell>
          <table:table-cell office:value-type="float" office:value="-4.97612893181201" calcext:value-type="float">
            <text:p>-5.0</text:p>
          </table:table-cell>
          <table:table-cell table:formula="of:=[.S43]+[.T43]" office:value-type="float" office:value="6.02502846369525" calcext:value-type="float">
            <text:p>6.0</text:p>
          </table:table-cell>
          <table:table-cell office:value-type="float" office:value="2.79879340064024" calcext:value-type="float">
            <text:p>2.8</text:p>
          </table:table-cell>
          <table:table-cell office:value-type="float" office:value="3.22623506305501" calcext:value-type="float">
            <text:p>3.2</text:p>
          </table:table-cell>
          <table:table-cell table:formula="of:=[.V43]+[.W43]" office:value-type="float" office:value="4.93267995491074" calcext:value-type="float">
            <text:p>4.9</text:p>
          </table:table-cell>
          <table:table-cell office:value-type="float" office:value="4.31347305265689" calcext:value-type="float">
            <text:p>4.3</text:p>
          </table:table-cell>
          <table:table-cell office:value-type="float" office:value="0.61920690225385" calcext:value-type="float">
            <text:p>0.6</text:p>
          </table:table-cell>
          <table:table-cell office:value-type="float" office:value="494.737083333333" calcext:value-type="float">
            <text:p>494.7</text:p>
          </table:table-cell>
          <table:table-cell office:value-type="float" office:value="313675" calcext:value-type="float">
            <text:p>313675.0</text:p>
          </table:table-cell>
          <table:table-cell office:value-type="float" office:value="38.8576177170356" calcext:value-type="float">
            <text:p>38.86</text:p>
          </table:table-cell>
          <table:table-cell office:value-type="float" office:value="21.2219936814438" calcext:value-type="float">
            <text:p>21.2219936814438</text:p>
          </table:table-cell>
          <table:table-cell office:value-type="float" office:value="19.6232655157108" calcext:value-type="float">
            <text:p>19.6232655157108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720.936633" calcext:value-type="float">
            <text:p>3720.9</text:p>
          </table:table-cell>
          <table:table-cell table:formula="of:=[.C43]*1.03" office:value-type="float" office:value="3764.24040730736" calcext:value-type="float">
            <text:p>3764.24040730736</text:p>
          </table:table-cell>
          <table:table-cell table:formula="of:=LN([.B44])" office:value-type="float" office:value="8.22173069863967" calcext:value-type="float">
            <text:p>8.22173069863967</text:p>
          </table:table-cell>
          <table:table-cell table:formula="of:=LN([.C44])" office:value-type="float" office:value="8.23330136883233" calcext:value-type="float">
            <text:p>8.23330136883233</text:p>
          </table:table-cell>
          <table:table-cell office:value-type="float" office:value="37.5445114156315" calcext:value-type="float">
            <text:p>37.54</text:p>
          </table:table-cell>
          <table:table-cell office:value-type="float" office:value="21.5043425202292" calcext:value-type="float">
            <text:p>21.50</text:p>
          </table:table-cell>
          <table:table-cell office:value-type="float" office:value="20.2955624555259" calcext:value-type="float">
            <text:p>20.30</text:p>
          </table:table-cell>
          <table:table-cell office:value-type="float" office:value="-1.20878006470327" calcext:value-type="float">
            <text:p>-1.21</text:p>
          </table:table-cell>
          <table:table-cell office:value-type="float" office:value="96.9260107580382" calcext:value-type="float">
            <text:p>96.93</text:p>
          </table:table-cell>
          <table:table-cell office:value-type="float" office:value="3.02733153734748" calcext:value-type="float">
            <text:p>3.03</text:p>
          </table:table-cell>
          <table:table-cell office:value-type="float" office:value="-3.2074310804272" calcext:value-type="float">
            <text:p>-3.21</text:p>
          </table:table-cell>
          <table:table-cell office:value-type="float" office:value="2.24330925937079" calcext:value-type="float">
            <text:p>2.24</text:p>
          </table:table-cell>
          <table:table-cell office:value-type="float" office:value="8204222" calcext:value-type="float">
            <text:p>8204222</text:p>
          </table:table-cell>
          <table:table-cell office:value-type="float" office:value="49.5231574313325" calcext:value-type="float">
            <text:p>49.5</text:p>
          </table:table-cell>
          <table:table-cell table:formula="of:=[.Q44]+[.U44]" office:value-type="float" office:value="-0.565291823222236" calcext:value-type="float">
            <text:p>-0.6</text:p>
          </table:table-cell>
          <table:table-cell office:value-type="float" office:value="-5.44717098099003" calcext:value-type="float">
            <text:p>-5.4</text:p>
          </table:table-cell>
          <table:table-cell table:formula="of:=[.S44]+[.T44]" office:value-type="float" office:value="5.09064328399888" calcext:value-type="float">
            <text:p>5.1</text:p>
          </table:table-cell>
          <table:table-cell office:value-type="float" office:value="2.7328450674221" calcext:value-type="float">
            <text:p>2.7</text:p>
          </table:table-cell>
          <table:table-cell office:value-type="float" office:value="2.35779821657678" calcext:value-type="float">
            <text:p>2.4</text:p>
          </table:table-cell>
          <table:table-cell table:formula="of:=[.V44]+[.W44]" office:value-type="float" office:value="4.88187915776779" calcext:value-type="float">
            <text:p>4.9</text:p>
          </table:table-cell>
          <table:table-cell office:value-type="float" office:value="4.38386728046852" calcext:value-type="float">
            <text:p>4.4</text:p>
          </table:table-cell>
          <table:table-cell office:value-type="float" office:value="0.498011877299274" calcext:value-type="float">
            <text:p>0.5</text:p>
          </table:table-cell>
          <table:table-cell office:value-type="float" office:value="659.809583333333" calcext:value-type="float">
            <text:p>659.8</text:p>
          </table:table-cell>
          <table:table-cell office:value-type="float" office:value="508494" calcext:value-type="float">
            <text:p>508494.0</text:p>
          </table:table-cell>
          <table:table-cell office:value-type="float" office:value="35.4670712633808" calcext:value-type="float">
            <text:p>35.47</text:p>
          </table:table-cell>
          <table:table-cell office:value-type="float" office:value="21.5043425202292" calcext:value-type="float">
            <text:p>21.5043425202292</text:p>
          </table:table-cell>
          <table:table-cell office:value-type="float" office:value="20.2955624555259" calcext:value-type="float">
            <text:p>20.2955624555259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790.508814" calcext:value-type="float">
            <text:p>3790.5</text:p>
          </table:table-cell>
          <table:table-cell table:formula="of:=[.C44]*1.03" office:value-type="float" office:value="3877.16761952658" calcext:value-type="float">
            <text:p>3877.16761952658</text:p>
          </table:table-cell>
          <table:table-cell table:formula="of:=LN([.B45])" office:value-type="float" office:value="8.24025554078056" calcext:value-type="float">
            <text:p>8.24025554078056</text:p>
          </table:table-cell>
          <table:table-cell table:formula="of:=LN([.C45])" office:value-type="float" office:value="8.26286017107388" calcext:value-type="float">
            <text:p>8.26286017107388</text:p>
          </table:table-cell>
          <table:table-cell office:value-type="float" office:value="32.5207602996096" calcext:value-type="float">
            <text:p>32.52</text:p>
          </table:table-cell>
          <table:table-cell office:value-type="float" office:value="20.1324399147657" calcext:value-type="float">
            <text:p>20.13</text:p>
          </table:table-cell>
          <table:table-cell office:value-type="float" office:value="18.7156041347135" calcext:value-type="float">
            <text:p>18.72</text:p>
          </table:table-cell>
          <table:table-cell office:value-type="float" office:value="-1.41683578005221" calcext:value-type="float">
            <text:p>-1.42</text:p>
          </table:table-cell>
          <table:table-cell office:value-type="float" office:value="86.9690769886344" calcext:value-type="float">
            <text:p>86.97</text:p>
          </table:table-cell>
          <table:table-cell office:value-type="float" office:value="3.37801158117308" calcext:value-type="float">
            <text:p>3.38</text:p>
          </table:table-cell>
          <table:table-cell office:value-type="float" office:value="-3.54414421458349" calcext:value-type="float">
            <text:p>-3.54</text:p>
          </table:table-cell>
          <table:table-cell office:value-type="float" office:value="2.0625097031898" calcext:value-type="float">
            <text:p>2.06</text:p>
          </table:table-cell>
          <table:table-cell office:value-type="float" office:value="12295991" calcext:value-type="float">
            <text:p>12295991</text:p>
          </table:table-cell>
          <table:table-cell office:value-type="float" office:value="48.9843979982886" calcext:value-type="float">
            <text:p>49.0</text:p>
          </table:table-cell>
          <table:table-cell table:formula="of:=[.Q45]+[.U45]" office:value-type="float" office:value="-0.459166833545812" calcext:value-type="float">
            <text:p>-0.5</text:p>
          </table:table-cell>
          <table:table-cell office:value-type="float" office:value="-4.26428418823664" calcext:value-type="float">
            <text:p>-4.3</text:p>
          </table:table-cell>
          <table:table-cell table:formula="of:=[.S45]+[.T45]" office:value-type="float" office:value="5.28490042153962" calcext:value-type="float">
            <text:p>5.3</text:p>
          </table:table-cell>
          <table:table-cell office:value-type="float" office:value="2.6168682149448" calcext:value-type="float">
            <text:p>2.6</text:p>
          </table:table-cell>
          <table:table-cell office:value-type="float" office:value="2.66803220659482" calcext:value-type="float">
            <text:p>2.7</text:p>
          </table:table-cell>
          <table:table-cell table:formula="of:=[.V45]+[.W45]" office:value-type="float" office:value="3.80511735469083" calcext:value-type="float">
            <text:p>3.8</text:p>
          </table:table-cell>
          <table:table-cell office:value-type="float" office:value="3.34737466441072" calcext:value-type="float">
            <text:p>3.3</text:p>
          </table:table-cell>
          <table:table-cell office:value-type="float" office:value="0.457742690280108" calcext:value-type="float">
            <text:p>0.5</text:p>
          </table:table-cell>
          <table:table-cell office:value-type="float" office:value="846.724722222222" calcext:value-type="float">
            <text:p>846.7</text:p>
          </table:table-cell>
          <table:table-cell office:value-type="float" office:value="742329" calcext:value-type="float">
            <text:p>742329.0</text:p>
          </table:table-cell>
          <table:table-cell office:value-type="float" office:value="33.2340300867879" calcext:value-type="float">
            <text:p>33.23</text:p>
          </table:table-cell>
          <table:table-cell office:value-type="float" office:value="20.1324399147657" calcext:value-type="float">
            <text:p>20.1324399147657</text:p>
          </table:table-cell>
          <table:table-cell office:value-type="float" office:value="18.7156041347135" calcext:value-type="float">
            <text:p>18.7156041347135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782.188565" calcext:value-type="float">
            <text:p>3782.2</text:p>
          </table:table-cell>
          <table:table-cell table:formula="of:=[.C45]*1.03" office:value-type="float" office:value="3993.48264811238" calcext:value-type="float">
            <text:p>3993.48264811238</text:p>
          </table:table-cell>
          <table:table-cell table:formula="of:=LN([.B46])" office:value-type="float" office:value="8.23805810651596" calcext:value-type="float">
            <text:p>8.23805810651596</text:p>
          </table:table-cell>
          <table:table-cell table:formula="of:=LN([.C46])" office:value-type="float" office:value="8.29241897331542" calcext:value-type="float">
            <text:p>8.29241897331542</text:p>
          </table:table-cell>
          <table:table-cell office:value-type="float" office:value="30.7370121028612" calcext:value-type="float">
            <text:p>30.74</text:p>
          </table:table-cell>
          <table:table-cell office:value-type="float" office:value="20.9950528500584" calcext:value-type="float">
            <text:p>21.00</text:p>
          </table:table-cell>
          <table:table-cell office:value-type="float" office:value="17.8517258157451" calcext:value-type="float">
            <text:p>17.85</text:p>
          </table:table-cell>
          <table:table-cell office:value-type="float" office:value="-3.14332703431337" calcext:value-type="float">
            <text:p>-3.14</text:p>
          </table:table-cell>
          <table:table-cell office:value-type="float" office:value="75.9686875598871" calcext:value-type="float">
            <text:p>75.97</text:p>
          </table:table-cell>
          <table:table-cell office:value-type="float" office:value="2.64593350579661" calcext:value-type="float">
            <text:p>2.65</text:p>
          </table:table-cell>
          <table:table-cell office:value-type="float" office:value="-6.33071708461338" calcext:value-type="float">
            <text:p>-6.33</text:p>
          </table:table-cell>
          <table:table-cell office:value-type="float" office:value="2.21340566629173" calcext:value-type="float">
            <text:p>2.21</text:p>
          </table:table-cell>
          <table:table-cell office:value-type="float" office:value="19413602" calcext:value-type="float">
            <text:p>19413602</text:p>
          </table:table-cell>
          <table:table-cell office:value-type="float" office:value="60.2230564886489" calcext:value-type="float">
            <text:p>60.2</text:p>
          </table:table-cell>
          <table:table-cell table:formula="of:=[.Q46]+[.U46]" office:value-type="float" office:value="-2.98092354969012" calcext:value-type="float">
            <text:p>-3.0</text:p>
          </table:table-cell>
          <table:table-cell office:value-type="float" office:value="-5.85126345950638" calcext:value-type="float">
            <text:p>-5.9</text:p>
          </table:table-cell>
          <table:table-cell table:formula="of:=[.S46]+[.T46]" office:value-type="float" office:value="4.44764708590307" calcext:value-type="float">
            <text:p>4.4</text:p>
          </table:table-cell>
          <table:table-cell office:value-type="float" office:value="2.43496031092952" calcext:value-type="float">
            <text:p>2.4</text:p>
          </table:table-cell>
          <table:table-cell office:value-type="float" office:value="2.01268677497355" calcext:value-type="float">
            <text:p>2.0</text:p>
          </table:table-cell>
          <table:table-cell table:formula="of:=[.V46]+[.W46]" office:value-type="float" office:value="2.87033990981626" calcext:value-type="float">
            <text:p>2.9</text:p>
          </table:table-cell>
          <table:table-cell office:value-type="float" office:value="2.35535047096818" calcext:value-type="float">
            <text:p>2.4</text:p>
          </table:table-cell>
          <table:table-cell office:value-type="float" office:value="0.514989438848082" calcext:value-type="float">
            <text:p>0.5</text:p>
          </table:table-cell>
          <table:table-cell office:value-type="float" office:value="1176.37861111111" calcext:value-type="float">
            <text:p>1176.4</text:p>
          </table:table-cell>
          <table:table-cell office:value-type="float" office:value="1172162" calcext:value-type="float">
            <text:p>1172162.0</text:p>
          </table:table-cell>
          <table:table-cell office:value-type="float" office:value="31.1991481827837" calcext:value-type="float">
            <text:p>31.20</text:p>
          </table:table-cell>
          <table:table-cell office:value-type="float" office:value="20.9950528500584" calcext:value-type="float">
            <text:p>20.9950528500584</text:p>
          </table:table-cell>
          <table:table-cell office:value-type="float" office:value="17.8517258157451" calcext:value-type="float">
            <text:p>17.851725815745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770.346315" calcext:value-type="float">
            <text:p>3770.3</text:p>
          </table:table-cell>
          <table:table-cell table:formula="of:=[.C46]*1.03" office:value-type="float" office:value="4113.28712755575" calcext:value-type="float">
            <text:p>4113.28712755575</text:p>
          </table:table-cell>
          <table:table-cell table:formula="of:=LN([.B47])" office:value-type="float" office:value="8.23492213696582" calcext:value-type="float">
            <text:p>8.23492213696582</text:p>
          </table:table-cell>
          <table:table-cell table:formula="of:=LN([.C47])" office:value-type="float" office:value="8.32197777555697" calcext:value-type="float">
            <text:p>8.32197777555697</text:p>
          </table:table-cell>
          <table:table-cell office:value-type="float" office:value="27.1875069196819" calcext:value-type="float">
            <text:p>27.19</text:p>
          </table:table-cell>
          <table:table-cell office:value-type="float" office:value="20.7484198804798" calcext:value-type="float">
            <text:p>20.75</text:p>
          </table:table-cell>
          <table:table-cell office:value-type="float" office:value="19.5984800311011" calcext:value-type="float">
            <text:p>19.60</text:p>
          </table:table-cell>
          <table:table-cell office:value-type="float" office:value="-1.14993984937865" calcext:value-type="float">
            <text:p>-1.15</text:p>
          </table:table-cell>
          <table:table-cell office:value-type="float" office:value="65.8111467278941" calcext:value-type="float">
            <text:p>65.81</text:p>
          </table:table-cell>
          <table:table-cell office:value-type="float" office:value="3.94095855144248" calcext:value-type="float">
            <text:p>3.94</text:p>
          </table:table-cell>
          <table:table-cell office:value-type="float" office:value="0.274278393520245" calcext:value-type="float">
            <text:p>0.27</text:p>
          </table:table-cell>
          <table:table-cell office:value-type="float" office:value="1.76783685485525" calcext:value-type="float">
            <text:p>1.77</text:p>
          </table:table-cell>
          <table:table-cell office:value-type="float" office:value="27451088" calcext:value-type="float">
            <text:p>27451088</text:p>
          </table:table-cell>
          <table:table-cell office:value-type="float" office:value="30.9605371333497" calcext:value-type="float">
            <text:p>31.0</text:p>
          </table:table-cell>
          <table:table-cell table:formula="of:=[.Q47]+[.U47]" office:value-type="float" office:value="-1.16836579589001" calcext:value-type="float">
            <text:p>-1.2</text:p>
          </table:table-cell>
          <table:table-cell office:value-type="float" office:value="-3.08180863359587" calcext:value-type="float">
            <text:p>-3.1</text:p>
          </table:table-cell>
          <table:table-cell table:formula="of:=[.S47]+[.T47]" office:value-type="float" office:value="5.4502786079846" calcext:value-type="float">
            <text:p>5.5</text:p>
          </table:table-cell>
          <table:table-cell office:value-type="float" office:value="2.40730632215025" calcext:value-type="float">
            <text:p>2.4</text:p>
          </table:table-cell>
          <table:table-cell office:value-type="float" office:value="3.04297228583435" calcext:value-type="float">
            <text:p>3.0</text:p>
          </table:table-cell>
          <table:table-cell table:formula="of:=[.V47]+[.W47]" office:value-type="float" office:value="1.91344283770586" calcext:value-type="float">
            <text:p>1.9</text:p>
          </table:table-cell>
          <table:table-cell office:value-type="float" office:value="1.50014045785119" calcext:value-type="float">
            <text:p>1.5</text:p>
          </table:table-cell>
          <table:table-cell office:value-type="float" office:value="0.413302379854671" calcext:value-type="float">
            <text:p>0.4</text:p>
          </table:table-cell>
          <table:table-cell office:value-type="float" office:value="1387.01541666667" calcext:value-type="float">
            <text:p>1387.0</text:p>
          </table:table-cell>
          <table:table-cell office:value-type="float" office:value="1616583" calcext:value-type="float">
            <text:p>1616583.0</text:p>
          </table:table-cell>
          <table:table-cell office:value-type="float" office:value="27.3380857775966" calcext:value-type="float">
            <text:p>27.34</text:p>
          </table:table-cell>
          <table:table-cell office:value-type="float" office:value="20.7484198804798" calcext:value-type="float">
            <text:p>20.7484198804798</text:p>
          </table:table-cell>
          <table:table-cell office:value-type="float" office:value="19.5984800311011" calcext:value-type="float">
            <text:p>19.598480031101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844.784439" calcext:value-type="float">
            <text:p>3844.8</text:p>
          </table:table-cell>
          <table:table-cell table:formula="of:=[.C47]*1.03" office:value-type="float" office:value="4236.68574138242" calcext:value-type="float">
            <text:p>4236.68574138242</text:p>
          </table:table-cell>
          <table:table-cell table:formula="of:=LN([.B48])" office:value-type="float" office:value="8.25447281768937" calcext:value-type="float">
            <text:p>8.25447281768937</text:p>
          </table:table-cell>
          <table:table-cell table:formula="of:=LN([.C48])" office:value-type="float" office:value="8.35153657779851" calcext:value-type="float">
            <text:p>8.35153657779851</text:p>
          </table:table-cell>
          <table:table-cell office:value-type="float" office:value="24.9796703298833" calcext:value-type="float">
            <text:p>24.98</text:p>
          </table:table-cell>
          <table:table-cell office:value-type="float" office:value="19.3169617301389" calcext:value-type="float">
            <text:p>19.32</text:p>
          </table:table-cell>
          <table:table-cell office:value-type="float" office:value="19.1263227086433" calcext:value-type="float">
            <text:p>19.13</text:p>
          </table:table-cell>
          <table:table-cell office:value-type="float" office:value="-0.190639021495645" calcext:value-type="float">
            <text:p>-0.19</text:p>
          </table:table-cell>
          <table:table-cell office:value-type="float" office:value="81.3803072267851" calcext:value-type="float">
            <text:p>81.38</text:p>
          </table:table-cell>
          <table:table-cell office:value-type="float" office:value="10.7164942640249" calcext:value-type="float">
            <text:p>10.72</text:p>
          </table:table-cell>
          <table:table-cell office:value-type="float" office:value="5.0156844605947" calcext:value-type="float">
            <text:p>5.02</text:p>
          </table:table-cell>
          <table:table-cell office:value-type="float" office:value="1.45733664678881" calcext:value-type="float">
            <text:p>1.46</text:p>
          </table:table-cell>
          <table:table-cell office:value-type="float" office:value="36478366" calcext:value-type="float">
            <text:p>36478366</text:p>
          </table:table-cell>
          <table:table-cell office:value-type="float" office:value="25.3832069054875" calcext:value-type="float">
            <text:p>25.4</text:p>
          </table:table-cell>
          <table:table-cell table:formula="of:=[.Q48]+[.U48]" office:value-type="float" office:value="0.255656909541033" calcext:value-type="float">
            <text:p>0.3</text:p>
          </table:table-cell>
          <table:table-cell office:value-type="float" office:value="-2.75969323845262" calcext:value-type="float">
            <text:p>-2.8</text:p>
          </table:table-cell>
          <table:table-cell table:formula="of:=[.S48]+[.T48]" office:value-type="float" office:value="11.4871592899518" calcext:value-type="float">
            <text:p>11.5</text:p>
          </table:table-cell>
          <table:table-cell office:value-type="float" office:value="2.37658673853873" calcext:value-type="float">
            <text:p>2.4</text:p>
          </table:table-cell>
          <table:table-cell office:value-type="float" office:value="9.11057255141308" calcext:value-type="float">
            <text:p>9.1</text:p>
          </table:table-cell>
          <table:table-cell table:formula="of:=[.V48]+[.W48]" office:value-type="float" office:value="3.01535014799365" calcext:value-type="float">
            <text:p>3.0</text:p>
          </table:table-cell>
          <table:table-cell office:value-type="float" office:value="2.6068340428589" calcext:value-type="float">
            <text:p>2.6</text:p>
          </table:table-cell>
          <table:table-cell office:value-type="float" office:value="0.408516105134753" calcext:value-type="float">
            <text:p>0.4</text:p>
          </table:table-cell>
          <table:table-cell office:value-type="float" office:value="2157.77277777778" calcext:value-type="float">
            <text:p>2157.8</text:p>
          </table:table-cell>
          <table:table-cell office:value-type="float" office:value="1858129" calcext:value-type="float">
            <text:p>1858129.0</text:p>
          </table:table-cell>
          <table:table-cell office:value-type="float" office:value="34.2425150772417" calcext:value-type="float">
            <text:p>34.24</text:p>
          </table:table-cell>
          <table:table-cell office:value-type="float" office:value="19.3169617301389" calcext:value-type="float">
            <text:p>19.3169617301389</text:p>
          </table:table-cell>
          <table:table-cell office:value-type="float" office:value="19.1263227086433" calcext:value-type="float">
            <text:p>19.126322708643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847.507292" calcext:value-type="float">
            <text:p>3847.5</text:p>
          </table:table-cell>
          <table:table-cell table:formula="of:=[.C48]*1.03" office:value-type="float" office:value="4363.7863136239" calcext:value-type="float">
            <text:p>4363.7863136239</text:p>
          </table:table-cell>
          <table:table-cell table:formula="of:=LN([.B49])" office:value-type="float" office:value="8.2551807609679" calcext:value-type="float">
            <text:p>8.2551807609679</text:p>
          </table:table-cell>
          <table:table-cell table:formula="of:=LN([.C49])" office:value-type="float" office:value="8.38109538004006" calcext:value-type="float">
            <text:p>8.38109538004006</text:p>
          </table:table-cell>
          <table:table-cell office:value-type="float" office:value="26.0262006266626" calcext:value-type="float">
            <text:p>26.03</text:p>
          </table:table-cell>
          <table:table-cell office:value-type="float" office:value="21.4448648440213" calcext:value-type="float">
            <text:p>21.44</text:p>
          </table:table-cell>
          <table:table-cell office:value-type="float" office:value="23.0259931445496" calcext:value-type="float">
            <text:p>23.03</text:p>
          </table:table-cell>
          <table:table-cell office:value-type="float" office:value="1.5811283005283" calcext:value-type="float">
            <text:p>1.58</text:p>
          </table:table-cell>
          <table:table-cell office:value-type="float" office:value="68.5526679327535" calcext:value-type="float">
            <text:p>68.55</text:p>
          </table:table-cell>
          <table:table-cell office:value-type="float" office:value="11.2216451455152" calcext:value-type="float">
            <text:p>11.22</text:p>
          </table:table-cell>
          <table:table-cell office:value-type="float" office:value="-11.2885382010128" calcext:value-type="float">
            <text:p>-11.29</text:p>
          </table:table-cell>
          <table:table-cell office:value-type="float" office:value="1.05485013446572" calcext:value-type="float">
            <text:p>1.05</text:p>
          </table:table-cell>
          <table:table-cell office:value-type="float" office:value="46005438" calcext:value-type="float">
            <text:p>46005438</text:p>
          </table:table-cell>
          <table:table-cell office:value-type="float" office:value="22.773813994325" calcext:value-type="float">
            <text:p>22.8</text:p>
          </table:table-cell>
          <table:table-cell table:formula="of:=[.Q49]+[.U49]" office:value-type="float" office:value="0.532373780809849" calcext:value-type="float">
            <text:p>0.5</text:p>
          </table:table-cell>
          <table:table-cell office:value-type="float" office:value="-3.15046886413732" calcext:value-type="float">
            <text:p>-3.2</text:p>
          </table:table-cell>
          <table:table-cell table:formula="of:=[.S49]+[.T49]" office:value-type="float" office:value="11.4850054857998" calcext:value-type="float">
            <text:p>11.5</text:p>
          </table:table-cell>
          <table:table-cell office:value-type="float" office:value="2.03184910024376" calcext:value-type="float">
            <text:p>2.0</text:p>
          </table:table-cell>
          <table:table-cell office:value-type="float" office:value="9.45315638555599" calcext:value-type="float">
            <text:p>9.5</text:p>
          </table:table-cell>
          <table:table-cell table:formula="of:=[.V49]+[.W49]" office:value-type="float" office:value="3.68284264494717" calcext:value-type="float">
            <text:p>3.7</text:p>
          </table:table-cell>
          <table:table-cell office:value-type="float" office:value="3.18759467013167" calcext:value-type="float">
            <text:p>3.2</text:p>
          </table:table-cell>
          <table:table-cell office:value-type="float" office:value="0.495247974815499" calcext:value-type="float">
            <text:p>0.5</text:p>
          </table:table-cell>
          <table:table-cell office:value-type="float" office:value="2547.71871031746" calcext:value-type="float">
            <text:p>2547.7</text:p>
          </table:table-cell>
          <table:table-cell office:value-type="float" office:value="2411848" calcext:value-type="float">
            <text:p>2411848.0</text:p>
          </table:table-cell>
          <table:table-cell office:value-type="float" office:value="33.7390546987615" calcext:value-type="float">
            <text:p>33.74</text:p>
          </table:table-cell>
          <table:table-cell office:value-type="float" office:value="21.4448648440213" calcext:value-type="float">
            <text:p>21.4448648440213</text:p>
          </table:table-cell>
          <table:table-cell office:value-type="float" office:value="23.0259931445496" calcext:value-type="float">
            <text:p>23.0259931445496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32.76269" calcext:value-type="float">
            <text:p>3832.8</text:p>
          </table:table-cell>
          <table:table-cell table:formula="of:=[.C49]*1.03" office:value-type="float" office:value="4494.69990303261" calcext:value-type="float">
            <text:p>4494.69990303261</text:p>
          </table:table-cell>
          <table:table-cell table:formula="of:=LN([.B50])" office:value-type="float" office:value="8.2513411511237" calcext:value-type="float">
            <text:p>8.2513411511237</text:p>
          </table:table-cell>
          <table:table-cell table:formula="of:=LN([.C50])" office:value-type="float" office:value="8.4106541822816" calcext:value-type="float">
            <text:p>8.4106541822816</text:p>
          </table:table-cell>
          <table:table-cell office:value-type="float" office:value="30.585825379178" calcext:value-type="float">
            <text:p>30.59</text:p>
          </table:table-cell>
          <table:table-cell office:value-type="float" office:value="19.5118789917029" calcext:value-type="float">
            <text:p>19.51</text:p>
          </table:table-cell>
          <table:table-cell office:value-type="float" office:value="21.4251858880301" calcext:value-type="float">
            <text:p>21.43</text:p>
          </table:table-cell>
          <table:table-cell office:value-type="float" office:value="1.91330689632715" calcext:value-type="float">
            <text:p>1.91</text:p>
          </table:table-cell>
          <table:table-cell office:value-type="float" office:value="65.9248683831375" calcext:value-type="float">
            <text:p>65.92</text:p>
          </table:table-cell>
          <table:table-cell office:value-type="float" office:value="12.6893232956912" calcext:value-type="float">
            <text:p>12.69</text:p>
          </table:table-cell>
          <table:table-cell office:value-type="float" office:value="-0.203429660321829" calcext:value-type="float">
            <text:p>-0.20</text:p>
          </table:table-cell>
          <table:table-cell office:value-type="float" office:value="1.27088756603935" calcext:value-type="float">
            <text:p>1.27</text:p>
          </table:table-cell>
          <table:table-cell office:value-type="float" office:value="60726745" calcext:value-type="float">
            <text:p>60726745</text:p>
          </table:table-cell>
          <table:table-cell office:value-type="float" office:value="25.6204306802302" calcext:value-type="float">
            <text:p>25.6</text:p>
          </table:table-cell>
          <table:table-cell table:formula="of:=[.Q50]+[.U50]" office:value-type="float" office:value="2.25568165472198" calcext:value-type="float">
            <text:p>2.3</text:p>
          </table:table-cell>
          <table:table-cell office:value-type="float" office:value="-1.31151274450821" calcext:value-type="float">
            <text:p>-1.3</text:p>
          </table:table-cell>
          <table:table-cell table:formula="of:=[.S50]+[.T50]" office:value-type="float" office:value="13.1498009600641" calcext:value-type="float">
            <text:p>13.1</text:p>
          </table:table-cell>
          <table:table-cell office:value-type="float" office:value="1.97417644733909" calcext:value-type="float">
            <text:p>2.0</text:p>
          </table:table-cell>
          <table:table-cell office:value-type="float" office:value="11.175624512725" calcext:value-type="float">
            <text:p>11.2</text:p>
          </table:table-cell>
          <table:table-cell table:formula="of:=[.V50]+[.W50]" office:value-type="float" office:value="3.56719439923019" calcext:value-type="float">
            <text:p>3.6</text:p>
          </table:table-cell>
          <table:table-cell office:value-type="float" office:value="2.92715186113598" calcext:value-type="float">
            <text:p>2.9</text:p>
          </table:table-cell>
          <table:table-cell office:value-type="float" office:value="0.640042538094212" calcext:value-type="float">
            <text:p>0.6</text:p>
          </table:table-cell>
          <table:table-cell office:value-type="float" office:value="3170.2586882019" calcext:value-type="float">
            <text:p>3170.3</text:p>
          </table:table-cell>
          <table:table-cell office:value-type="float" office:value="3062398" calcext:value-type="float">
            <text:p>3062398.0</text:p>
          </table:table-cell>
          <table:table-cell office:value-type="float" office:value="33.3936049495449" calcext:value-type="float">
            <text:p>33.39</text:p>
          </table:table-cell>
          <table:table-cell office:value-type="float" office:value="19.5118789917029" calcext:value-type="float">
            <text:p>19.5118789917029</text:p>
          </table:table-cell>
          <table:table-cell office:value-type="float" office:value="21.4251858880301" calcext:value-type="float">
            <text:p>21.425185888030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917.655997" calcext:value-type="float">
            <text:p>3917.7</text:p>
          </table:table-cell>
          <table:table-cell table:formula="of:=[.C50]*1.03" office:value-type="float" office:value="4629.54090012359" calcext:value-type="float">
            <text:p>4629.54090012359</text:p>
          </table:table-cell>
          <table:table-cell table:formula="of:=LN([.B51])" office:value-type="float" office:value="8.27324879398618" calcext:value-type="float">
            <text:p>8.27324879398618</text:p>
          </table:table-cell>
          <table:table-cell table:formula="of:=LN([.C51])" office:value-type="float" office:value="8.44021298452314" calcext:value-type="float">
            <text:p>8.44021298452314</text:p>
          </table:table-cell>
          <table:table-cell office:value-type="float" office:value="28.3460714631536" calcext:value-type="float">
            <text:p>28.35</text:p>
          </table:table-cell>
          <table:table-cell office:value-type="float" office:value="18.3987735427118" calcext:value-type="float">
            <text:p>18.40</text:p>
          </table:table-cell>
          <table:table-cell office:value-type="float" office:value="20.6903356658102" calcext:value-type="float">
            <text:p>20.69</text:p>
          </table:table-cell>
          <table:table-cell office:value-type="float" office:value="2.29156212309834" calcext:value-type="float">
            <text:p>2.29</text:p>
          </table:table-cell>
          <table:table-cell office:value-type="float" office:value="63.2592310141979" calcext:value-type="float">
            <text:p>63.26</text:p>
          </table:table-cell>
          <table:table-cell office:value-type="float" office:value="10.8792517531595" calcext:value-type="float">
            <text:p>10.88</text:p>
          </table:table-cell>
          <table:table-cell office:value-type="float" office:value="-5.55124572145289" calcext:value-type="float">
            <text:p>-5.55</text:p>
          </table:table-cell>
          <table:table-cell office:value-type="float" office:value="1.16842402210786" calcext:value-type="float">
            <text:p>1.17</text:p>
          </table:table-cell>
          <table:table-cell office:value-type="float" office:value="79040013" calcext:value-type="float">
            <text:p>79040013</text:p>
          </table:table-cell>
          <table:table-cell office:value-type="float" office:value="30.6711409395824" calcext:value-type="float">
            <text:p>30.7</text:p>
          </table:table-cell>
          <table:table-cell table:formula="of:=[.Q51]+[.U51]" office:value-type="float" office:value="2.12205854752763" calcext:value-type="float">
            <text:p>2.1</text:p>
          </table:table-cell>
          <table:table-cell office:value-type="float" office:value="-2.44449985098054" calcext:value-type="float">
            <text:p>-2.4</text:p>
          </table:table-cell>
          <table:table-cell table:formula="of:=[.S51]+[.T51]" office:value-type="float" office:value="11.3827526263288" calcext:value-type="float">
            <text:p>11.4</text:p>
          </table:table-cell>
          <table:table-cell office:value-type="float" office:value="1.85956719871502" calcext:value-type="float">
            <text:p>1.9</text:p>
          </table:table-cell>
          <table:table-cell office:value-type="float" office:value="9.52318542761373" calcext:value-type="float">
            <text:p>9.5</text:p>
          </table:table-cell>
          <table:table-cell table:formula="of:=[.V51]+[.W51]" office:value-type="float" office:value="4.56655839850817" calcext:value-type="float">
            <text:p>4.6</text:p>
          </table:table-cell>
          <table:table-cell office:value-type="float" office:value="3.37138146957725" calcext:value-type="float">
            <text:p>3.4</text:p>
          </table:table-cell>
          <table:table-cell office:value-type="float" office:value="1.19517692893092" calcext:value-type="float">
            <text:p>1.2</text:p>
          </table:table-cell>
          <table:table-cell office:value-type="float" office:value="3974.85136013343" calcext:value-type="float">
            <text:p>3974.9</text:p>
          </table:table-cell>
          <table:table-cell office:value-type="float" office:value="4029362" calcext:value-type="float">
            <text:p>4029362.0</text:p>
          </table:table-cell>
          <table:table-cell office:value-type="float" office:value="34.0182549240009" calcext:value-type="float">
            <text:p>34.02</text:p>
          </table:table-cell>
          <table:table-cell office:value-type="float" office:value="18.3987735427118" calcext:value-type="float">
            <text:p>18.3987735427118</text:p>
          </table:table-cell>
          <table:table-cell office:value-type="float" office:value="20.6903356658102" calcext:value-type="float">
            <text:p>20.690335665810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966.173489" calcext:value-type="float">
            <text:p>3966.2</text:p>
          </table:table-cell>
          <table:table-cell table:formula="of:=[.C51]*1.03" office:value-type="float" office:value="4768.4271271273" calcext:value-type="float">
            <text:p>4768.4271271273</text:p>
          </table:table-cell>
          <table:table-cell table:formula="of:=LN([.B52])" office:value-type="float" office:value="8.28555705219763" calcext:value-type="float">
            <text:p>8.28555705219763</text:p>
          </table:table-cell>
          <table:table-cell table:formula="of:=LN([.C52])" office:value-type="float" office:value="8.46977178676469" calcext:value-type="float">
            <text:p>8.46977178676469</text:p>
          </table:table-cell>
          <table:table-cell office:value-type="float" office:value="20.0113591641895" calcext:value-type="float">
            <text:p>20.01</text:p>
          </table:table-cell>
          <table:table-cell office:value-type="float" office:value="17.0656583056237" calcext:value-type="float">
            <text:p>17.07</text:p>
          </table:table-cell>
          <table:table-cell office:value-type="float" office:value="19.732715696462" calcext:value-type="float">
            <text:p>19.73</text:p>
          </table:table-cell>
          <table:table-cell office:value-type="float" office:value="2.66705739083834" calcext:value-type="float">
            <text:p>2.67</text:p>
          </table:table-cell>
          <table:table-cell office:value-type="float" office:value="66.533690219407" calcext:value-type="float">
            <text:p>66.53</text:p>
          </table:table-cell>
          <table:table-cell office:value-type="float" office:value="18.8316017918574" calcext:value-type="float">
            <text:p>18.83</text:p>
          </table:table-cell>
          <table:table-cell office:value-type="float" office:value="9.77822098925371" calcext:value-type="float">
            <text:p>9.78</text:p>
          </table:table-cell>
          <table:table-cell office:value-type="float" office:value="1.34687759195541" calcext:value-type="float">
            <text:p>1.35</text:p>
          </table:table-cell>
          <table:table-cell office:value-type="float" office:value="107421048" calcext:value-type="float">
            <text:p>107421048</text:p>
          </table:table-cell>
          <table:table-cell office:value-type="float" office:value="43.4001027221544" calcext:value-type="float">
            <text:p>43.4</text:p>
          </table:table-cell>
          <table:table-cell table:formula="of:=[.Q52]+[.U52]" office:value-type="float" office:value="2.98547026498343" calcext:value-type="float">
            <text:p>3.0</text:p>
          </table:table-cell>
          <table:table-cell office:value-type="float" office:value="-0.880175736136926" calcext:value-type="float">
            <text:p>-0.9</text:p>
          </table:table-cell>
          <table:table-cell table:formula="of:=[.S52]+[.T52]" office:value-type="float" office:value="19.1436284595383" calcext:value-type="float">
            <text:p>19.1</text:p>
          </table:table-cell>
          <table:table-cell office:value-type="float" office:value="1.91949655570506" calcext:value-type="float">
            <text:p>1.9</text:p>
          </table:table-cell>
          <table:table-cell office:value-type="float" office:value="17.2241319038332" calcext:value-type="float">
            <text:p>17.2</text:p>
          </table:table-cell>
          <table:table-cell table:formula="of:=[.V52]+[.W52]" office:value-type="float" office:value="3.86564600112036" calcext:value-type="float">
            <text:p>3.9</text:p>
          </table:table-cell>
          <table:table-cell office:value-type="float" office:value="3.10217551254348" calcext:value-type="float">
            <text:p>3.1</text:p>
          </table:table-cell>
          <table:table-cell office:value-type="float" office:value="0.763470488576876" calcext:value-type="float">
            <text:p>0.8</text:p>
          </table:table-cell>
          <table:table-cell office:value-type="float" office:value="5397.80589343913" calcext:value-type="float">
            <text:p>5397.8</text:p>
          </table:table-cell>
          <table:table-cell office:value-type="float" office:value="5689445" calcext:value-type="float">
            <text:p>5689445.0</text:p>
          </table:table-cell>
          <table:table-cell office:value-type="float" office:value="34.6620524124714" calcext:value-type="float">
            <text:p>34.66</text:p>
          </table:table-cell>
          <table:table-cell office:value-type="float" office:value="17.0656583056237" calcext:value-type="float">
            <text:p>17.0656583056237</text:p>
          </table:table-cell>
          <table:table-cell office:value-type="float" office:value="19.732715696462" calcext:value-type="float">
            <text:p>19.73271569646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706.649777" calcext:value-type="float">
            <text:p>3706.6</text:p>
          </table:table-cell>
          <table:table-cell table:formula="of:=[.C52]*1.03" office:value-type="float" office:value="4911.47994094112" calcext:value-type="float">
            <text:p>4911.47994094112</text:p>
          </table:table-cell>
          <table:table-cell table:formula="of:=LN([.B53])" office:value-type="float" office:value="8.21788372256133" calcext:value-type="float">
            <text:p>8.21788372256133</text:p>
          </table:table-cell>
          <table:table-cell table:formula="of:=LN([.C53])" office:value-type="float" office:value="8.49933058900623" calcext:value-type="float">
            <text:p>8.49933058900623</text:p>
          </table:table-cell>
          <table:table-cell office:value-type="float" office:value="26.3317467264836" calcext:value-type="float">
            <text:p>26.33</text:p>
          </table:table-cell>
          <table:table-cell office:value-type="float" office:value="21.1578145719757" calcext:value-type="float">
            <text:p>21.16</text:p>
          </table:table-cell>
          <table:table-cell office:value-type="float" office:value="26.0542864916357" calcext:value-type="float">
            <text:p>26.05</text:p>
          </table:table-cell>
          <table:table-cell office:value-type="float" office:value="4.89647191966001" calcext:value-type="float">
            <text:p>4.90</text:p>
          </table:table-cell>
          <table:table-cell office:value-type="float" office:value="98.5809877956928" calcext:value-type="float">
            <text:p>98.58</text:p>
          </table:table-cell>
          <table:table-cell office:value-type="float" office:value="41.4955963629934" calcext:value-type="float">
            <text:p>41.50</text:p>
          </table:table-cell>
          <table:table-cell office:value-type="float" office:value="29.5713509586367" calcext:value-type="float">
            <text:p>29.57</text:p>
          </table:table-cell>
          <table:table-cell office:value-type="float" office:value="1.77025390628334" calcext:value-type="float">
            <text:p>1.77</text:p>
          </table:table-cell>
          <table:table-cell office:value-type="float" office:value="19635.45" calcext:value-type="float">
            <text:p>19635</text:p>
          </table:table-cell>
          <table:table-cell office:value-type="float" office:value="60.7091690544368" calcext:value-type="float">
            <text:p>60.7</text:p>
          </table:table-cell>
          <table:table-cell table:formula="of:=[.Q53]+[.U53]" office:value-type="float" office:value="5.60182901249813" calcext:value-type="float">
            <text:p>5.6</text:p>
          </table:table-cell>
          <table:table-cell office:value-type="float" office:value="-0.0156931766488134" calcext:value-type="float">
            <text:p>0.0</text:p>
          </table:table-cell>
          <table:table-cell table:formula="of:=[.S53]+[.T53]" office:value-type="float" office:value="17.7832670891462" calcext:value-type="float">
            <text:p>17.8</text:p>
          </table:table-cell>
          <table:table-cell office:value-type="float" office:value="2.1034634686537" calcext:value-type="float">
            <text:p>2.1</text:p>
          </table:table-cell>
          <table:table-cell office:value-type="float" office:value="15.6798036204925" calcext:value-type="float">
            <text:p>15.7</text:p>
          </table:table-cell>
          <table:table-cell table:formula="of:=[.V53]+[.W53]" office:value-type="float" office:value="5.61752218914694" calcext:value-type="float">
            <text:p>5.6</text:p>
          </table:table-cell>
          <table:table-cell office:value-type="float" office:value="3.78970249744358" calcext:value-type="float">
            <text:p>3.8</text:p>
          </table:table-cell>
          <table:table-cell office:value-type="float" office:value="1.82781969170336" calcext:value-type="float">
            <text:p>1.8</text:p>
          </table:table-cell>
          <table:table-cell office:value-type="float" office:value="11566.0624414372" calcext:value-type="float">
            <text:p>11566.1</text:p>
          </table:table-cell>
          <table:table-cell/>
          <table:table-cell office:value-type="float" office:value="46.8660327430306" calcext:value-type="float">
            <text:p>46.87</text:p>
          </table:table-cell>
          <table:table-cell office:value-type="float" office:value="21.1578145719757" calcext:value-type="float">
            <text:p>21.1578145719757</text:p>
          </table:table-cell>
          <table:table-cell office:value-type="float" office:value="26.0542864916357" calcext:value-type="float">
            <text:p>26.054286491635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78.902316" calcext:value-type="float">
            <text:p>3678.9</text:p>
          </table:table-cell>
          <table:table-cell table:formula="of:=[.C53]*1.03" office:value-type="float" office:value="5058.82433916935" calcext:value-type="float">
            <text:p>5058.82433916935</text:p>
          </table:table-cell>
          <table:table-cell table:formula="of:=LN([.B54])" office:value-type="float" office:value="8.21036970297189" calcext:value-type="float">
            <text:p>8.21036970297189</text:p>
          </table:table-cell>
          <table:table-cell table:formula="of:=LN([.C54])" office:value-type="float" office:value="8.52888939124778" calcext:value-type="float">
            <text:p>8.52888939124778</text:p>
          </table:table-cell>
          <table:table-cell office:value-type="float" office:value="39.8190425048072" calcext:value-type="float">
            <text:p>39.82</text:p>
          </table:table-cell>
          <table:table-cell office:value-type="float" office:value="17.7389962509171" calcext:value-type="float">
            <text:p>17.74</text:p>
          </table:table-cell>
          <table:table-cell office:value-type="float" office:value="17.6334928081673" calcext:value-type="float">
            <text:p>17.63</text:p>
          </table:table-cell>
          <table:table-cell office:value-type="float" office:value="-0.105503442749747" calcext:value-type="float">
            <text:p>-0.11</text:p>
          </table:table-cell>
          <table:table-cell office:value-type="float" office:value="61.8794197220628" calcext:value-type="float">
            <text:p>61.88</text:p>
          </table:table-cell>
          <table:table-cell office:value-type="float" office:value="17.0711726293946" calcext:value-type="float">
            <text:p>17.07</text:p>
          </table:table-cell>
          <table:table-cell table:style-name="ce19" table:formula="of:=([.J54]+[.K54])-([.K53]+[.J53])" office:value-type="float" office:value="-61.1259918072287" calcext:value-type="float">
            <text:p>-61.13</text:p>
          </table:table-cell>
          <table:table-cell table:style-name="ce19"/>
          <table:table-cell office:value-type="float" office:value="18318.601" calcext:value-type="float">
            <text:p>18319</text:p>
          </table:table-cell>
          <table:table-cell office:value-type="float" office:value="90.9962112770054" calcext:value-type="float">
            <text:p>91.0</text:p>
          </table:table-cell>
          <table:table-cell table:formula="of:=[.Q54]+[.U54]" office:value-type="float" office:value="-1.41906435452461" calcext:value-type="float">
            <text:p>-1.4</text:p>
          </table:table-cell>
          <table:table-cell office:value-type="float" office:value="-5.61526160965343" calcext:value-type="float">
            <text:p>-5.6</text:p>
          </table:table-cell>
          <table:table-cell table:formula="of:=[.S54]+[.T54]" office:value-type="float" office:value="23.2468457062703" calcext:value-type="float">
            <text:p>23.2</text:p>
          </table:table-cell>
          <table:table-cell office:value-type="float" office:value="7.78442038241512" calcext:value-type="float">
            <text:p>7.8</text:p>
          </table:table-cell>
          <table:table-cell office:value-type="float" office:value="15.4624253238552" calcext:value-type="float">
            <text:p>15.5</text:p>
          </table:table-cell>
          <table:table-cell table:formula="of:=[.V54]+[.W54]" office:value-type="float" office:value="4.19619725512882" calcext:value-type="float">
            <text:p>4.2</text:p>
          </table:table-cell>
          <table:table-cell office:value-type="float" office:value="3.12059856535988" calcext:value-type="float">
            <text:p>3.1</text:p>
          </table:table-cell>
          <table:table-cell office:value-type="float" office:value="1.07559868976894" calcext:value-type="float">
            <text:p>1.1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6.5918003987021" calcext:value-type="float">
            <text:p>6.5918</text:p>
          </table:table-cell>
          <table:table-cell office:value-type="float" office:value="17.7389962509171" calcext:value-type="float">
            <text:p>17.7389962509171</text:p>
          </table:table-cell>
          <table:table-cell office:value-type="float" office:value="17.6334928081673" calcext:value-type="float">
            <text:p>17.633492808167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59.894861" calcext:value-type="float">
            <text:p>3759.9</text:p>
          </table:table-cell>
          <table:table-cell table:formula="of:=[.C54]*1.03" office:value-type="float" office:value="5210.58906934443" calcext:value-type="float">
            <text:p>5210.58906934443</text:p>
          </table:table-cell>
          <table:table-cell table:formula="of:=LN([.B55])" office:value-type="float" office:value="8.23214627349298" calcext:value-type="float">
            <text:p>8.23214627349298</text:p>
          </table:table-cell>
          <table:table-cell table:formula="of:=LN([.C55])" office:value-type="float" office:value="8.55844819348932" calcext:value-type="float">
            <text:p>8.55844819348932</text:p>
          </table:table-cell>
          <table:table-cell office:value-type="float" office:value="33.804499092063" calcext:value-type="float">
            <text:p>33.80</text:p>
          </table:table-cell>
          <table:table-cell office:value-type="float" office:value="15.7129191880484" calcext:value-type="float">
            <text:p>15.71</text:p>
          </table:table-cell>
          <table:table-cell office:value-type="float" office:value="16.6214608582917" calcext:value-type="float">
            <text:p>16.62</text:p>
          </table:table-cell>
          <table:table-cell office:value-type="float" office:value="0.908541670243348" calcext:value-type="float">
            <text:p>0.91</text:p>
          </table:table-cell>
          <table:table-cell office:value-type="float" office:value="46.4797711522865" calcext:value-type="float">
            <text:p>46.48</text:p>
          </table:table-cell>
          <table:table-cell office:value-type="float" office:value="12.7376930271154" calcext:value-type="float">
            <text:p>12.74</text:p>
          </table:table-cell>
          <table:table-cell table:style-name="ce19" table:formula="of:=([.J55]+[.K55])-([.K54]+[.J54])" office:value-type="float" office:value="-19.7331281720555" calcext:value-type="float">
            <text:p>-19.73</text:p>
          </table:table-cell>
          <table:table-cell table:style-name="ce19"/>
          <table:table-cell office:value-type="float" office:value="24468.324" calcext:value-type="float">
            <text:p>24468</text:p>
          </table:table-cell>
          <table:table-cell office:value-type="float" office:value="22.438739789967" calcext:value-type="float">
            <text:p>22.4</text:p>
          </table:table-cell>
          <table:table-cell table:formula="of:=[.Q55]+[.U55]" office:value-type="float" office:value="0.651196704564456" calcext:value-type="float">
            <text:p>0.7</text:p>
          </table:table-cell>
          <table:table-cell office:value-type="float" office:value="-2.92296557291724" calcext:value-type="float">
            <text:p>-2.9</text:p>
          </table:table-cell>
          <table:table-cell table:formula="of:=[.S55]+[.T55]" office:value-type="float" office:value="19.1789355871547" calcext:value-type="float">
            <text:p>19.2</text:p>
          </table:table-cell>
          <table:table-cell office:value-type="float" office:value="7.72984737007863" calcext:value-type="float">
            <text:p>7.7</text:p>
          </table:table-cell>
          <table:table-cell office:value-type="float" office:value="11.4490882170761" calcext:value-type="float">
            <text:p>11.4</text:p>
          </table:table-cell>
          <table:table-cell table:formula="of:=[.V55]+[.W55]" office:value-type="float" office:value="3.5741622774817" calcext:value-type="float">
            <text:p>3.6</text:p>
          </table:table-cell>
          <table:table-cell office:value-type="float" office:value="2.71629556646381" calcext:value-type="float">
            <text:p>2.7</text:p>
          </table:table-cell>
          <table:table-cell office:value-type="float" office:value="0.857866711017886" calcext:value-type="float">
            <text:p>0.9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5.27929762658458" calcext:value-type="float">
            <text:p>5.2793</text:p>
          </table:table-cell>
          <table:table-cell office:value-type="float" office:value="15.7129191880484" calcext:value-type="float">
            <text:p>15.7129191880484</text:p>
          </table:table-cell>
          <table:table-cell office:value-type="float" office:value="16.6214608582917" calcext:value-type="float">
            <text:p>16.6214608582917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848.266846" calcext:value-type="float">
            <text:p>3848.3</text:p>
          </table:table-cell>
          <table:table-cell table:formula="of:=[.C55]*1.03" office:value-type="float" office:value="5366.90674142477" calcext:value-type="float">
            <text:p>5366.90674142477</text:p>
          </table:table-cell>
          <table:table-cell table:formula="of:=LN([.B56])" office:value-type="float" office:value="8.25537815605483" calcext:value-type="float">
            <text:p>8.25537815605483</text:p>
          </table:table-cell>
          <table:table-cell table:formula="of:=LN([.C56])" office:value-type="float" office:value="8.58800699573087" calcext:value-type="float">
            <text:p>8.58800699573087</text:p>
          </table:table-cell>
          <table:table-cell office:value-type="float" office:value="34.257544273257" calcext:value-type="float">
            <text:p>34.26</text:p>
          </table:table-cell>
          <table:table-cell office:value-type="float" office:value="16.0149450665515" calcext:value-type="float">
            <text:p>16.01</text:p>
          </table:table-cell>
          <table:table-cell office:value-type="float" office:value="16.6626409316084" calcext:value-type="float">
            <text:p>16.66</text:p>
          </table:table-cell>
          <table:table-cell office:value-type="float" office:value="0.647695865056869" calcext:value-type="float">
            <text:p>0.65</text:p>
          </table:table-cell>
          <table:table-cell office:value-type="float" office:value="39.8896281456285" calcext:value-type="float">
            <text:p>39.89</text:p>
          </table:table-cell>
          <table:table-cell office:value-type="float" office:value="10.7243892900421" calcext:value-type="float">
            <text:p>10.72</text:p>
          </table:table-cell>
          <table:table-cell table:style-name="ce19" table:formula="of:=([.J56]+[.K56])-([.K55]+[.J55])" office:value-type="float" office:value="-8.60344674373134" calcext:value-type="float">
            <text:p>-8.60</text:p>
          </table:table-cell>
          <table:table-cell table:style-name="ce19"/>
          <table:table-cell office:value-type="float" office:value="28548.945" calcext:value-type="float">
            <text:p>28549</text:p>
          </table:table-cell>
          <table:table-cell office:value-type="float" office:value="9.3557609835121" calcext:value-type="float">
            <text:p>9.4</text:p>
          </table:table-cell>
          <table:table-cell table:formula="of:=[.Q56]+[.U56]" office:value-type="float" office:value="0.461977074347862" calcext:value-type="float">
            <text:p>0.5</text:p>
          </table:table-cell>
          <table:table-cell office:value-type="float" office:value="-2.2335183212263" calcext:value-type="float">
            <text:p>-2.2</text:p>
          </table:table-cell>
          <table:table-cell table:formula="of:=[.S56]+[.T56]" office:value-type="float" office:value="17.1855226597114" calcext:value-type="float">
            <text:p>17.2</text:p>
          </table:table-cell>
          <table:table-cell office:value-type="float" office:value="7.47903438142296" calcext:value-type="float">
            <text:p>7.5</text:p>
          </table:table-cell>
          <table:table-cell office:value-type="float" office:value="9.70648827828839" calcext:value-type="float">
            <text:p>9.7</text:p>
          </table:table-cell>
          <table:table-cell table:formula="of:=[.V56]+[.W56]" office:value-type="float" office:value="2.69549539557416" calcext:value-type="float">
            <text:p>2.7</text:p>
          </table:table-cell>
          <table:table-cell office:value-type="float" office:value="1.98982484291451" calcext:value-type="float">
            <text:p>2.0</text:p>
          </table:table-cell>
          <table:table-cell office:value-type="float" office:value="0.705670552659652" calcext:value-type="float">
            <text:p>0.7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4.78453999459993" calcext:value-type="float">
            <text:p>4.7845</text:p>
          </table:table-cell>
          <table:table-cell office:value-type="float" office:value="16.0149450665515" calcext:value-type="float">
            <text:p>16.0149450665515</text:p>
          </table:table-cell>
          <table:table-cell office:value-type="float" office:value="16.6626409316084" calcext:value-type="float">
            <text:p>16.6626409316084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888.341901" calcext:value-type="float">
            <text:p>3888.3</text:p>
          </table:table-cell>
          <table:table-cell table:formula="of:=[.C56]*1.03" office:value-type="float" office:value="5527.91394366751" calcext:value-type="float">
            <text:p>5527.91394366751</text:p>
          </table:table-cell>
          <table:table-cell table:formula="of:=LN([.B57])" office:value-type="float" office:value="8.26573809921406" calcext:value-type="float">
            <text:p>8.26573809921406</text:p>
          </table:table-cell>
          <table:table-cell table:formula="of:=LN([.C57])" office:value-type="float" office:value="8.61756579797241" calcext:value-type="float">
            <text:p>8.61756579797241</text:p>
          </table:table-cell>
          <table:table-cell office:value-type="float" office:value="39.8675332712745" calcext:value-type="float">
            <text:p>39.87</text:p>
          </table:table-cell>
          <table:table-cell office:value-type="float" office:value="14.7094502904726" calcext:value-type="float">
            <text:p>14.71</text:p>
          </table:table-cell>
          <table:table-cell office:value-type="float" office:value="15.4460093518097" calcext:value-type="float">
            <text:p>15.45</text:p>
          </table:table-cell>
          <table:table-cell office:value-type="float" office:value="0.736559061337032" calcext:value-type="float">
            <text:p>0.74</text:p>
          </table:table-cell>
          <table:table-cell office:value-type="float" office:value="35.4369695078984" calcext:value-type="float">
            <text:p>35.44</text:p>
          </table:table-cell>
          <table:table-cell office:value-type="float" office:value="10.1579083779789" calcext:value-type="float">
            <text:p>10.16</text:p>
          </table:table-cell>
          <table:table-cell table:style-name="ce19" table:formula="of:=([.J57]+[.K57])-([.K56]+[.J56])" office:value-type="float" office:value="-5.01913954979322" calcext:value-type="float">
            <text:p>-5.02</text:p>
          </table:table-cell>
          <table:table-cell table:style-name="ce19"/>
          <table:table-cell office:value-type="float" office:value="32432.858" calcext:value-type="float">
            <text:p>32433</text:p>
          </table:table-cell>
          <table:table-cell office:value-type="float" office:value="6.06987546514848" calcext:value-type="float">
            <text:p>6.1</text:p>
          </table:table-cell>
          <table:table-cell table:formula="of:=[.Q57]+[.U57]" office:value-type="float" office:value="0.802315262016488" calcext:value-type="float">
            <text:p>0.8</text:p>
          </table:table-cell>
          <table:table-cell office:value-type="float" office:value="-1.812958421234" calcext:value-type="float">
            <text:p>-1.8</text:p>
          </table:table-cell>
          <table:table-cell table:formula="of:=[.S57]+[.T57]" office:value-type="float" office:value="16.6436871478655" calcext:value-type="float">
            <text:p>16.6</text:p>
          </table:table-cell>
          <table:table-cell office:value-type="float" office:value="7.34385917710814" calcext:value-type="float">
            <text:p>7.3</text:p>
          </table:table-cell>
          <table:table-cell office:value-type="float" office:value="9.29982797075731" calcext:value-type="float">
            <text:p>9.3</text:p>
          </table:table-cell>
          <table:table-cell table:formula="of:=[.V57]+[.W57]" office:value-type="float" office:value="2.61527368325049" calcext:value-type="float">
            <text:p>2.6</text:p>
          </table:table-cell>
          <table:table-cell office:value-type="float" office:value="1.96002769783656" calcext:value-type="float">
            <text:p>2.0</text:p>
          </table:table-cell>
          <table:table-cell office:value-type="float" office:value="0.655245985413928" calcext:value-type="float">
            <text:p>0.7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4.42485321017442" calcext:value-type="float">
            <text:p>4.4249</text:p>
          </table:table-cell>
          <table:table-cell office:value-type="float" office:value="14.7094502904726" calcext:value-type="float">
            <text:p>14.7094502904726</text:p>
          </table:table-cell>
          <table:table-cell office:value-type="float" office:value="15.4460093518097" calcext:value-type="float">
            <text:p>15.446009351809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139.080573" calcext:value-type="float">
            <text:p>4139.1</text:p>
          </table:table-cell>
          <table:table-cell table:formula="of:=[.C57]*1.03" office:value-type="float" office:value="5693.75136197753" calcext:value-type="float">
            <text:p>5693.75136197753</text:p>
          </table:table-cell>
          <table:table-cell table:formula="of:=LN([.B58])" office:value-type="float" office:value="8.32822895833867" calcext:value-type="float">
            <text:p>8.32822895833867</text:p>
          </table:table-cell>
          <table:table-cell table:formula="of:=LN([.C58])" office:value-type="float" office:value="8.64712460021395" calcext:value-type="float">
            <text:p>8.64712460021395</text:p>
          </table:table-cell>
          <table:table-cell office:value-type="float" office:value="50.8653575593434" calcext:value-type="float">
            <text:p>50.87</text:p>
          </table:table-cell>
          <table:table-cell office:value-type="float" office:value="14.1523945935074" calcext:value-type="float">
            <text:p>14.15</text:p>
          </table:table-cell>
          <table:table-cell office:value-type="float" office:value="15.0247619022967" calcext:value-type="float">
            <text:p>15.02</text:p>
          </table:table-cell>
          <table:table-cell office:value-type="float" office:value="0.872367308789306" calcext:value-type="float">
            <text:p>0.87</text:p>
          </table:table-cell>
          <table:table-cell office:value-type="float" office:value="30.2299149524806" calcext:value-type="float">
            <text:p>30.23</text:p>
          </table:table-cell>
          <table:table-cell office:value-type="float" office:value="10.3378745228319" calcext:value-type="float">
            <text:p>10.34</text:p>
          </table:table-cell>
          <table:table-cell table:style-name="ce19" table:formula="of:=([.J58]+[.K58])-([.K57]+[.J57])" office:value-type="float" office:value="-5.02708841056491" calcext:value-type="float">
            <text:p>-5.03</text:p>
          </table:table-cell>
          <table:table-cell table:style-name="ce19"/>
          <table:table-cell office:value-type="float" office:value="36591.661" calcext:value-type="float">
            <text:p>36592</text:p>
          </table:table-cell>
          <table:table-cell office:value-type="float" office:value="1.94557644275073" calcext:value-type="float">
            <text:p>1.9</text:p>
          </table:table-cell>
          <table:table-cell table:formula="of:=[.Q58]+[.U58]" office:value-type="float" office:value="0.863074613409907" calcext:value-type="float">
            <text:p>0.9</text:p>
          </table:table-cell>
          <table:table-cell office:value-type="float" office:value="-1.35087517148781" calcext:value-type="float">
            <text:p>-1.4</text:p>
          </table:table-cell>
          <table:table-cell table:formula="of:=[.S58]+[.T58]" office:value-type="float" office:value="15.9168011488358" calcext:value-type="float">
            <text:p>15.9</text:p>
          </table:table-cell>
          <table:table-cell office:value-type="float" office:value="6.38156851755401" calcext:value-type="float">
            <text:p>6.4</text:p>
          </table:table-cell>
          <table:table-cell office:value-type="float" office:value="9.53523263128176" calcext:value-type="float">
            <text:p>9.5</text:p>
          </table:table-cell>
          <table:table-cell table:formula="of:=[.V58]+[.W58]" office:value-type="float" office:value="2.21394978489772" calcext:value-type="float">
            <text:p>2.2</text:p>
          </table:table-cell>
          <table:table-cell office:value-type="float" office:value="1.62529380669547" calcext:value-type="float">
            <text:p>1.6</text:p>
          </table:table-cell>
          <table:table-cell office:value-type="float" office:value="0.588655978202247" calcext:value-type="float">
            <text:p>0.6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4.35700034320158" calcext:value-type="float">
            <text:p>4.3570</text:p>
          </table:table-cell>
          <table:table-cell office:value-type="float" office:value="14.1523945935074" calcext:value-type="float">
            <text:p>14.1523945935074</text:p>
          </table:table-cell>
          <table:table-cell office:value-type="float" office:value="15.0247619022967" calcext:value-type="float">
            <text:p>15.02476190229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86.515247" calcext:value-type="float">
            <text:p>4286.5</text:p>
          </table:table-cell>
          <table:table-cell table:formula="of:=[.C58]*1.03" office:value-type="float" office:value="5864.56390283686" calcext:value-type="float">
            <text:p>5864.56390283686</text:p>
          </table:table-cell>
          <table:table-cell table:formula="of:=LN([.B59])" office:value-type="float" office:value="8.36322938509371" calcext:value-type="float">
            <text:p>8.36322938509371</text:p>
          </table:table-cell>
          <table:table-cell table:formula="of:=LN([.C59])" office:value-type="float" office:value="8.6766834024555" calcext:value-type="float">
            <text:p>8.6766834024555</text:p>
          </table:table-cell>
          <table:table-cell office:value-type="float" office:value="65.6885596605177" calcext:value-type="float">
            <text:p>65.69</text:p>
          </table:table-cell>
          <table:table-cell office:value-type="float" office:value="14.57976787" calcext:value-type="float">
            <text:p>14.58</text:p>
          </table:table-cell>
          <table:table-cell office:value-type="float" office:value="15.0144999493077" calcext:value-type="float">
            <text:p>15.01</text:p>
          </table:table-cell>
          <table:table-cell office:value-type="float" office:value="0.43473207930765" calcext:value-type="float">
            <text:p>0.43</text:p>
          </table:table-cell>
          <table:table-cell office:value-type="float" office:value="26.1425561443305" calcext:value-type="float">
            <text:p>26.14</text:p>
          </table:table-cell>
          <table:table-cell office:value-type="float" office:value="9.58164130292455" calcext:value-type="float">
            <text:p>9.58</text:p>
          </table:table-cell>
          <table:table-cell table:style-name="ce19" table:formula="of:=([.J59]+[.K59])-([.K58]+[.J58])" office:value-type="float" office:value="-4.84359202805734" calcext:value-type="float">
            <text:p>-4.84</text:p>
          </table:table-cell>
          <table:table-cell table:style-name="ce19"/>
          <table:table-cell office:value-type="float" office:value="41507.085" calcext:value-type="float">
            <text:p>41507</text:p>
          </table:table-cell>
          <table:table-cell office:value-type="float" office:value="3.13421927276714" calcext:value-type="float">
            <text:p>3.1</text:p>
          </table:table-cell>
          <table:table-cell table:formula="of:=[.Q59]+[.U59]" office:value-type="float" office:value="0.429604227063227" calcext:value-type="float">
            <text:p>0.4</text:p>
          </table:table-cell>
          <table:table-cell office:value-type="float" office:value="-1.62574608240804" calcext:value-type="float">
            <text:p>-1.6</text:p>
          </table:table-cell>
          <table:table-cell table:formula="of:=[.S59]+[.T59]" office:value-type="float" office:value="14.6849911191707" calcext:value-type="float">
            <text:p>14.7</text:p>
          </table:table-cell>
          <table:table-cell office:value-type="float" office:value="5.8039530987942" calcext:value-type="float">
            <text:p>5.8</text:p>
          </table:table-cell>
          <table:table-cell office:value-type="float" office:value="8.88103802037652" calcext:value-type="float">
            <text:p>8.9</text:p>
          </table:table-cell>
          <table:table-cell table:formula="of:=[.V59]+[.W59]" office:value-type="float" office:value="2.05535030947127" calcext:value-type="float">
            <text:p>2.1</text:p>
          </table:table-cell>
          <table:table-cell office:value-type="float" office:value="1.51447638397156" calcext:value-type="float">
            <text:p>1.5</text:p>
          </table:table-cell>
          <table:table-cell office:value-type="float" office:value="0.540873925499707" calcext:value-type="float">
            <text:p>0.5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4.18129001023108" calcext:value-type="float">
            <text:p>4.1813</text:p>
          </table:table-cell>
          <table:table-cell office:value-type="float" office:value="14.57976787" calcext:value-type="float">
            <text:p>14.57976787</text:p>
          </table:table-cell>
          <table:table-cell office:value-type="float" office:value="15.0144999493077" calcext:value-type="float">
            <text:p>15.014499949307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400.859602" calcext:value-type="float">
            <text:p>4400.9</text:p>
          </table:table-cell>
          <table:table-cell table:formula="of:=[.C59]*1.03" office:value-type="float" office:value="6040.50081992197" calcext:value-type="float">
            <text:p>6040.50081992197</text:p>
          </table:table-cell>
          <table:table-cell table:formula="of:=LN([.B60])" office:value-type="float" office:value="8.38955516491618" calcext:value-type="float">
            <text:p>8.38955516491618</text:p>
          </table:table-cell>
          <table:table-cell table:formula="of:=LN([.C60])" office:value-type="float" office:value="8.70624220469704" calcext:value-type="float">
            <text:p>8.70624220469704</text:p>
          </table:table-cell>
          <table:table-cell office:value-type="float" office:value="73.9107638312752" calcext:value-type="float">
            <text:p>73.91</text:p>
          </table:table-cell>
          <table:table-cell office:value-type="float" office:value="14.7321809004108" calcext:value-type="float">
            <text:p>14.73</text:p>
          </table:table-cell>
          <table:table-cell office:value-type="float" office:value="14.9797944071158" calcext:value-type="float">
            <text:p>14.98</text:p>
          </table:table-cell>
          <table:table-cell office:value-type="float" office:value="0.247613506704998" calcext:value-type="float">
            <text:p>0.25</text:p>
          </table:table-cell>
          <table:table-cell office:value-type="float" office:value="21.8274077944117" calcext:value-type="float">
            <text:p>21.83</text:p>
          </table:table-cell>
          <table:table-cell office:value-type="float" office:value="7.66639593775007" calcext:value-type="float">
            <text:p>7.67</text:p>
          </table:table-cell>
          <table:table-cell table:style-name="ce19" table:formula="of:=([.J60]+[.K60])-([.K59]+[.J59])" office:value-type="float" office:value="-6.23039371509331" calcext:value-type="float">
            <text:p>-6.23</text:p>
          </table:table-cell>
          <table:table-cell table:style-name="ce19"/>
          <table:table-cell office:value-type="float" office:value="46802.044" calcext:value-type="float">
            <text:p>46802</text:p>
          </table:table-cell>
          <table:table-cell office:value-type="float" office:value="2.86939466296441" calcext:value-type="float">
            <text:p>2.9</text:p>
          </table:table-cell>
          <table:table-cell table:formula="of:=[.Q60]+[.U60]" office:value-type="float" office:value="0.236700686104847" calcext:value-type="float">
            <text:p>0.2</text:p>
          </table:table-cell>
          <table:table-cell office:value-type="float" office:value="-1.76461575212593" calcext:value-type="float">
            <text:p>-1.8</text:p>
          </table:table-cell>
          <table:table-cell table:formula="of:=[.S60]+[.T60]" office:value-type="float" office:value="12.0186480148185" calcext:value-type="float">
            <text:p>12.0</text:p>
          </table:table-cell>
          <table:table-cell office:value-type="float" office:value="5.01544960750108" calcext:value-type="float">
            <text:p>5.0</text:p>
          </table:table-cell>
          <table:table-cell office:value-type="float" office:value="7.00319840731742" calcext:value-type="float">
            <text:p>7.0</text:p>
          </table:table-cell>
          <table:table-cell table:formula="of:=[.V60]+[.W60]" office:value-type="float" office:value="2.00131643823078" calcext:value-type="float">
            <text:p>2.0</text:p>
          </table:table-cell>
          <table:table-cell office:value-type="float" office:value="1.5151560474581" calcext:value-type="float">
            <text:p>1.5</text:p>
          </table:table-cell>
          <table:table-cell office:value-type="float" office:value="0.486160390772677" calcext:value-type="float">
            <text:p>0.5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99642030822002" calcext:value-type="float">
            <text:p>3.9964</text:p>
          </table:table-cell>
          <table:table-cell office:value-type="float" office:value="14.7321809004108" calcext:value-type="float">
            <text:p>14.7321809004108</text:p>
          </table:table-cell>
          <table:table-cell office:value-type="float" office:value="14.9797944071158" calcext:value-type="float">
            <text:p>14.979794407115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421.902428" calcext:value-type="float">
            <text:p>4421.9</text:p>
          </table:table-cell>
          <table:table-cell table:formula="of:=[.C60]*1.03" office:value-type="float" office:value="6221.71584451962" calcext:value-type="float">
            <text:p>6221.71584451962</text:p>
          </table:table-cell>
          <table:table-cell table:formula="of:=LN([.B61])" office:value-type="float" office:value="8.39432529604505" calcext:value-type="float">
            <text:p>8.39432529604505</text:p>
          </table:table-cell>
          <table:table-cell table:formula="of:=LN([.C61])" office:value-type="float" office:value="8.73580100693859" calcext:value-type="float">
            <text:p>8.73580100693859</text:p>
          </table:table-cell>
          <table:table-cell office:value-type="float" office:value="77.9333974642581" calcext:value-type="float">
            <text:p>77.93</text:p>
          </table:table-cell>
          <table:table-cell office:value-type="float" office:value="16.6448687636855" calcext:value-type="float">
            <text:p>16.64</text:p>
          </table:table-cell>
          <table:table-cell office:value-type="float" office:value="16.9137852907415" calcext:value-type="float">
            <text:p>16.91</text:p>
          </table:table-cell>
          <table:table-cell office:value-type="float" office:value="0.268916527056018" calcext:value-type="float">
            <text:p>0.27</text:p>
          </table:table-cell>
          <table:table-cell office:value-type="float" office:value="20.8466250156324" calcext:value-type="float">
            <text:p>20.85</text:p>
          </table:table-cell>
          <table:table-cell office:value-type="float" office:value="7.44717625031964" calcext:value-type="float">
            <text:p>7.45</text:p>
          </table:table-cell>
          <table:table-cell table:style-name="ce19" table:formula="of:=([.J61]+[.K61])-([.K60]+[.J60])" office:value-type="float" office:value="-1.20000246620973" calcext:value-type="float">
            <text:p>-1.20</text:p>
          </table:table-cell>
          <table:table-cell table:style-name="ce19"/>
          <table:table-cell office:value-type="float" office:value="51007.777" calcext:value-type="float">
            <text:p>51008</text:p>
          </table:table-cell>
          <table:table-cell office:value-type="float" office:value="3.3197064259852" calcext:value-type="float">
            <text:p>3.3</text:p>
          </table:table-cell>
          <table:table-cell table:formula="of:=[.Q61]+[.U61]" office:value-type="float" office:value="0.196704009345238" calcext:value-type="float">
            <text:p>0.2</text:p>
          </table:table-cell>
          <table:table-cell office:value-type="float" office:value="-1.5254451444985" calcext:value-type="float">
            <text:p>-1.5</text:p>
          </table:table-cell>
          <table:table-cell table:formula="of:=[.S61]+[.T61]" office:value-type="float" office:value="11.296880257141" calcext:value-type="float">
            <text:p>11.3</text:p>
          </table:table-cell>
          <table:table-cell office:value-type="float" office:value="4.94474697056388" calcext:value-type="float">
            <text:p>4.9</text:p>
          </table:table-cell>
          <table:table-cell office:value-type="float" office:value="6.35213328657707" calcext:value-type="float">
            <text:p>6.4</text:p>
          </table:table-cell>
          <table:table-cell table:formula="of:=[.V61]+[.W61]" office:value-type="float" office:value="1.72214915384374" calcext:value-type="float">
            <text:p>1.7</text:p>
          </table:table-cell>
          <table:table-cell office:value-type="float" office:value="1.36615441994267" calcext:value-type="float">
            <text:p>1.4</text:p>
          </table:table-cell>
          <table:table-cell office:value-type="float" office:value="0.355994733901068" calcext:value-type="float">
            <text:p>0.4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85315985130112" calcext:value-type="float">
            <text:p>3.8532</text:p>
          </table:table-cell>
          <table:table-cell office:value-type="float" office:value="16.6448687636855" calcext:value-type="float">
            <text:p>16.6448687636855</text:p>
          </table:table-cell>
          <table:table-cell office:value-type="float" office:value="16.9137852907415" calcext:value-type="float">
            <text:p>16.9137852907415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624.196579" calcext:value-type="float">
            <text:p>4624.2</text:p>
          </table:table-cell>
          <table:table-cell table:formula="of:=[.C61]*1.03" office:value-type="float" office:value="6408.36731985521" calcext:value-type="float">
            <text:p>6408.36731985521</text:p>
          </table:table-cell>
          <table:table-cell table:formula="of:=LN([.B62])" office:value-type="float" office:value="8.43905792220809" calcext:value-type="float">
            <text:p>8.43905792220809</text:p>
          </table:table-cell>
          <table:table-cell table:formula="of:=LN([.C62])" office:value-type="float" office:value="8.76535980918013" calcext:value-type="float">
            <text:p>8.76535980918013</text:p>
          </table:table-cell>
          <table:table-cell office:value-type="float" office:value="99.3692583296324" calcext:value-type="float">
            <text:p>99.37</text:p>
          </table:table-cell>
          <table:table-cell office:value-type="float" office:value="22.4156620601158" calcext:value-type="float">
            <text:p>22.42</text:p>
          </table:table-cell>
          <table:table-cell office:value-type="float" office:value="23.2972502818371" calcext:value-type="float">
            <text:p>23.30</text:p>
          </table:table-cell>
          <table:table-cell office:value-type="float" office:value="0.881588221721346" calcext:value-type="float">
            <text:p>0.88</text:p>
          </table:table-cell>
          <table:table-cell office:value-type="float" office:value="16.3365763134944" calcext:value-type="float">
            <text:p>16.34</text:p>
          </table:table-cell>
          <table:table-cell office:value-type="float" office:value="7.47857835819344" calcext:value-type="float">
            <text:p>7.48</text:p>
          </table:table-cell>
          <table:table-cell table:style-name="ce19" table:formula="of:=([.J62]+[.K62])-([.K61]+[.J61])" office:value-type="float" office:value="-4.47864659426423" calcext:value-type="float">
            <text:p>-4.48</text:p>
          </table:table-cell>
          <table:table-cell table:style-name="ce19"/>
          <table:table-cell office:value-type="float" office:value="61762.635" calcext:value-type="float">
            <text:p>61763</text:p>
          </table:table-cell>
          <table:table-cell office:value-type="float" office:value="8.83054136472548" calcext:value-type="float">
            <text:p>8.8</text:p>
          </table:table-cell>
          <table:table-cell table:formula="of:=[.Q62]+[.U62]" office:value-type="float" office:value="0.851764364627167" calcext:value-type="float">
            <text:p>0.9</text:p>
          </table:table-cell>
          <table:table-cell office:value-type="float" office:value="-0.368455595223963" calcext:value-type="float">
            <text:p>-0.4</text:p>
          </table:table-cell>
          <table:table-cell table:formula="of:=[.S62]+[.T62]" office:value-type="float" office:value="10.104061714015" calcext:value-type="float">
            <text:p>10.1</text:p>
          </table:table-cell>
          <table:table-cell office:value-type="float" office:value="4.20176013384437" calcext:value-type="float">
            <text:p>4.2</text:p>
          </table:table-cell>
          <table:table-cell office:value-type="float" office:value="5.90230158017061" calcext:value-type="float">
            <text:p>5.9</text:p>
          </table:table-cell>
          <table:table-cell table:formula="of:=[.V62]+[.W62]" office:value-type="float" office:value="1.22021995985113" calcext:value-type="float">
            <text:p>1.2</text:p>
          </table:table-cell>
          <table:table-cell office:value-type="float" office:value="0.985866292783655" calcext:value-type="float">
            <text:p>1.0</text:p>
          </table:table-cell>
          <table:table-cell office:value-type="float" office:value="0.234353667067475" calcext:value-type="float">
            <text:p>0.2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51511021493159" calcext:value-type="float">
            <text:p>3.5151</text:p>
          </table:table-cell>
          <table:table-cell office:value-type="float" office:value="22.4156620601158" calcext:value-type="float">
            <text:p>22.4156620601158</text:p>
          </table:table-cell>
          <table:table-cell office:value-type="float" office:value="23.2972502818371" calcext:value-type="float">
            <text:p>23.297250281837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573.247084" calcext:value-type="float">
            <text:p>4573.2</text:p>
          </table:table-cell>
          <table:table-cell table:formula="of:=[.C62]*1.03" office:value-type="float" office:value="6600.61833945087" calcext:value-type="float">
            <text:p>6600.61833945087</text:p>
          </table:table-cell>
          <table:table-cell table:formula="of:=LN([.B63])" office:value-type="float" office:value="8.42797875325026" calcext:value-type="float">
            <text:p>8.42797875325026</text:p>
          </table:table-cell>
          <table:table-cell table:formula="of:=LN([.C63])" office:value-type="float" office:value="8.79491861142168" calcext:value-type="float">
            <text:p>8.79491861142168</text:p>
          </table:table-cell>
          <table:table-cell office:value-type="float" office:value="64.769692963029" calcext:value-type="float">
            <text:p>64.77</text:p>
          </table:table-cell>
          <table:table-cell office:value-type="float" office:value="18.526873844848" calcext:value-type="float">
            <text:p>18.53</text:p>
          </table:table-cell>
          <table:table-cell office:value-type="float" office:value="22.7415216325986" calcext:value-type="float">
            <text:p>22.74</text:p>
          </table:table-cell>
          <table:table-cell office:value-type="float" office:value="4.21464778775061" calcext:value-type="float">
            <text:p>4.21</text:p>
          </table:table-cell>
          <table:table-cell office:value-type="float" office:value="11.8245955361964" calcext:value-type="float">
            <text:p>11.82</text:p>
          </table:table-cell>
          <table:table-cell office:value-type="float" office:value="6.33320527962985" calcext:value-type="float">
            <text:p>6.33</text:p>
          </table:table-cell>
          <table:table-cell table:style-name="ce19" table:formula="of:=([.J63]+[.K63])-([.K62]+[.J62])" office:value-type="float" office:value="-5.65735385586159" calcext:value-type="float">
            <text:p>-5.66</text:p>
          </table:table-cell>
          <table:table-cell table:style-name="ce19"/>
          <table:table-cell office:value-type="float" office:value="62519.686" calcext:value-type="float">
            <text:p>62520</text:p>
          </table:table-cell>
          <table:table-cell office:value-type="float" office:value="4.31174363930444" calcext:value-type="float">
            <text:p>4.3</text:p>
          </table:table-cell>
          <table:table-cell table:formula="of:=[.Q63]+[.U63]" office:value-type="float" office:value="4.21618010510742" calcext:value-type="float">
            <text:p>4.2</text:p>
          </table:table-cell>
          <table:table-cell office:value-type="float" office:value="3.45633303869701" calcext:value-type="float">
            <text:p>3.5</text:p>
          </table:table-cell>
          <table:table-cell table:formula="of:=[.S63]+[.T63]" office:value-type="float" office:value="7.55353310451575" calcext:value-type="float">
            <text:p>7.6</text:p>
          </table:table-cell>
          <table:table-cell office:value-type="float" office:value="3.00737626431664" calcext:value-type="float">
            <text:p>3.0</text:p>
          </table:table-cell>
          <table:table-cell office:value-type="float" office:value="4.54615684019911" calcext:value-type="float">
            <text:p>4.5</text:p>
          </table:table-cell>
          <table:table-cell table:formula="of:=[.V63]+[.W63]" office:value-type="float" office:value="0.759847066410411" calcext:value-type="float">
            <text:p>0.8</text:p>
          </table:table-cell>
          <table:table-cell office:value-type="float" office:value="0.471309148929507" calcext:value-type="float">
            <text:p>0.5</text:p>
          </table:table-cell>
          <table:table-cell office:value-type="float" office:value="0.288537917480904" calcext:value-type="float">
            <text:p>0.3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47924122705058" calcext:value-type="float">
            <text:p>3.4792</text:p>
          </table:table-cell>
          <table:table-cell office:value-type="float" office:value="18.526873844848" calcext:value-type="float">
            <text:p>18.526873844848</text:p>
          </table:table-cell>
          <table:table-cell office:value-type="float" office:value="22.7415216325986" calcext:value-type="float">
            <text:p>22.7415216325986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657.302361" calcext:value-type="float">
            <text:p>4657.3</text:p>
          </table:table-cell>
          <table:table-cell table:formula="of:=[.C63]*1.03" office:value-type="float" office:value="6798.6368896344" calcext:value-type="float">
            <text:p>6798.6368896344</text:p>
          </table:table-cell>
          <table:table-cell table:formula="of:=LN([.B64])" office:value-type="float" office:value="8.44619166700747" calcext:value-type="float">
            <text:p>8.44619166700747</text:p>
          </table:table-cell>
          <table:table-cell table:formula="of:=LN([.C64])" office:value-type="float" office:value="8.82447741366322" calcext:value-type="float">
            <text:p>8.82447741366322</text:p>
          </table:table-cell>
          <table:table-cell office:value-type="float" office:value="79.4275" calcext:value-type="float">
            <text:p>79.43</text:p>
          </table:table-cell>
          <table:table-cell office:value-type="float" office:value="20.7087543476285" calcext:value-type="float">
            <text:p>20.71</text:p>
          </table:table-cell>
          <table:table-cell office:value-type="float" office:value="22.4877311187083" calcext:value-type="float">
            <text:p>22.49</text:p>
          </table:table-cell>
          <table:table-cell office:value-type="float" office:value="1.7789767710798" calcext:value-type="float">
            <text:p>1.78</text:p>
          </table:table-cell>
          <table:table-cell office:value-type="float" office:value="12.468628049939" calcext:value-type="float">
            <text:p>12.47</text:p>
          </table:table-cell>
          <table:table-cell office:value-type="float" office:value="8.31315119013031" calcext:value-type="float">
            <text:p>8.31</text:p>
          </table:table-cell>
          <table:table-cell table:style-name="ce19" table:formula="of:=([.J64]+[.K64])-([.K63]+[.J63])" office:value-type="float" office:value="2.62397842424305" calcext:value-type="float">
            <text:p>2.62</text:p>
          </table:table-cell>
          <table:table-cell table:style-name="ce19"/>
          <table:table-cell office:value-type="float" office:value="69555.367" calcext:value-type="float">
            <text:p>69555</text:p>
          </table:table-cell>
          <table:table-cell office:value-type="float" office:value="3.32803507445636" calcext:value-type="float">
            <text:p>3.3</text:p>
          </table:table-cell>
          <table:table-cell table:formula="of:=[.Q64]+[.U64]" office:value-type="float" office:value="1.74192283676586" calcext:value-type="float">
            <text:p>1.7</text:p>
          </table:table-cell>
          <table:table-cell office:value-type="float" office:value="0.985345705916994" calcext:value-type="float">
            <text:p>1.0</text:p>
          </table:table-cell>
          <table:table-cell table:formula="of:=[.S64]+[.T64]" office:value-type="float" office:value="10.1407359136051" calcext:value-type="float">
            <text:p>10.1</text:p>
          </table:table-cell>
          <table:table-cell office:value-type="float" office:value="3.43386921479236" calcext:value-type="float">
            <text:p>3.4</text:p>
          </table:table-cell>
          <table:table-cell office:value-type="float" office:value="6.70686669881277" calcext:value-type="float">
            <text:p>6.7</text:p>
          </table:table-cell>
          <table:table-cell table:formula="of:=[.V64]+[.W64]" office:value-type="float" office:value="0.756577130848867" calcext:value-type="float">
            <text:p>0.8</text:p>
          </table:table-cell>
          <table:table-cell office:value-type="float" office:value="0.402280962732897" calcext:value-type="float">
            <text:p>0.4</text:p>
          </table:table-cell>
          <table:table-cell office:value-type="float" office:value="0.35429616811597" calcext:value-type="float">
            <text:p>0.4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29189173618439" calcext:value-type="float">
            <text:p>3.2919</text:p>
          </table:table-cell>
          <table:table-cell office:value-type="float" office:value="20.7087543476285" calcext:value-type="float">
            <text:p>20.7087543476285</text:p>
          </table:table-cell>
          <table:table-cell office:value-type="float" office:value="22.4877311187083" calcext:value-type="float">
            <text:p>22.487731118708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43.422704" calcext:value-type="float">
            <text:p>4943.4</text:p>
          </table:table-cell>
          <table:table-cell table:formula="of:=[.C64]*1.03" office:value-type="float" office:value="7002.59599632343" calcext:value-type="float">
            <text:p>7002.59599632343</text:p>
          </table:table-cell>
          <table:table-cell table:formula="of:=LN([.B65])" office:value-type="float" office:value="8.50581322532944" calcext:value-type="float">
            <text:p>8.50581322532944</text:p>
          </table:table-cell>
          <table:table-cell table:formula="of:=LN([.C65])" office:value-type="float" office:value="8.85403621590477" calcext:value-type="float">
            <text:p>8.85403621590477</text:p>
          </table:table-cell>
          <table:table-cell office:value-type="float" office:value="88.2654824991822" calcext:value-type="float">
            <text:p>88.27</text:p>
          </table:table-cell>
          <table:table-cell office:value-type="float" office:value="21.6939091699211" calcext:value-type="float">
            <text:p>21.69</text:p>
          </table:table-cell>
          <table:table-cell office:value-type="float" office:value="23.2535481140474" calcext:value-type="float">
            <text:p>23.25</text:p>
          </table:table-cell>
          <table:table-cell office:value-type="float" office:value="1.55963894412624" calcext:value-type="float">
            <text:p>1.56</text:p>
          </table:table-cell>
          <table:table-cell office:value-type="float" office:value="12.6838081884979" calcext:value-type="float">
            <text:p>12.68</text:p>
          </table:table-cell>
          <table:table-cell office:value-type="float" office:value="5.86121247588068" calcext:value-type="float">
            <text:p>5.86</text:p>
          </table:table-cell>
          <table:table-cell table:style-name="ce19" table:formula="of:=([.J65]+[.K65])-([.K64]+[.J64])" office:value-type="float" office:value="-2.23675857569067" calcext:value-type="float">
            <text:p>-2.24</text:p>
          </table:table-cell>
          <table:table-cell table:style-name="ce19"/>
          <table:table-cell office:value-type="float" office:value="79276.664" calcext:value-type="float">
            <text:p>79277</text:p>
          </table:table-cell>
          <table:table-cell office:value-type="float" office:value="5.40938227560888" calcext:value-type="float">
            <text:p>5.4</text:p>
          </table:table-cell>
          <table:table-cell table:formula="of:=[.Q65]+[.U65]" office:value-type="float" office:value="1.51907579627481" calcext:value-type="float">
            <text:p>1.5</text:p>
          </table:table-cell>
          <table:table-cell office:value-type="float" office:value="0.710719123547007" calcext:value-type="float">
            <text:p>0.7</text:p>
          </table:table-cell>
          <table:table-cell table:formula="of:=[.S65]+[.T65]" office:value-type="float" office:value="9.34753621544707" calcext:value-type="float">
            <text:p>9.3</text:p>
          </table:table-cell>
          <table:table-cell office:value-type="float" office:value="3.66307994489814" calcext:value-type="float">
            <text:p>3.7</text:p>
          </table:table-cell>
          <table:table-cell office:value-type="float" office:value="5.68445627054893" calcext:value-type="float">
            <text:p>5.7</text:p>
          </table:table-cell>
          <table:table-cell table:formula="of:=[.V65]+[.W65]" office:value-type="float" office:value="0.808356672727803" calcext:value-type="float">
            <text:p>0.8</text:p>
          </table:table-cell>
          <table:table-cell office:value-type="float" office:value="0.409773801783587" calcext:value-type="float">
            <text:p>0.4</text:p>
          </table:table-cell>
          <table:table-cell office:value-type="float" office:value="0.398582870944216" calcext:value-type="float">
            <text:p>0.4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21260852371565" calcext:value-type="float">
            <text:p>3.2126</text:p>
          </table:table-cell>
          <table:table-cell office:value-type="float" office:value="21.6939091699211" calcext:value-type="float">
            <text:p>21.6939091699211</text:p>
          </table:table-cell>
          <table:table-cell office:value-type="float" office:value="23.2535481140474" calcext:value-type="float">
            <text:p>23.2535481140474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40.262907" calcext:value-type="float">
            <text:p>5140.3</text:p>
          </table:table-cell>
          <table:table-cell table:formula="of:=[.C65]*1.03" office:value-type="float" office:value="7212.67387621313" calcext:value-type="float">
            <text:p>7212.67387621313</text:p>
          </table:table-cell>
          <table:table-cell table:formula="of:=LN([.B66])" office:value-type="float" office:value="8.54485950636292" calcext:value-type="float">
            <text:p>8.54485950636292</text:p>
          </table:table-cell>
          <table:table-cell table:formula="of:=LN([.C66])" office:value-type="float" office:value="8.88359501814631" calcext:value-type="float">
            <text:p>8.88359501814631</text:p>
          </table:table-cell>
          <table:table-cell office:value-type="float" office:value="85.5539410132487" calcext:value-type="float">
            <text:p>85.55</text:p>
          </table:table-cell>
          <table:table-cell office:value-type="float" office:value="22.2040811807461" calcext:value-type="float">
            <text:p>22.20</text:p>
          </table:table-cell>
          <table:table-cell office:value-type="float" office:value="24.156763643501" calcext:value-type="float">
            <text:p>24.16</text:p>
          </table:table-cell>
          <table:table-cell office:value-type="float" office:value="1.95268246275493" calcext:value-type="float">
            <text:p>1.95</text:p>
          </table:table-cell>
          <table:table-cell office:value-type="float" office:value="12.3649728567259" calcext:value-type="float">
            <text:p>12.36</text:p>
          </table:table-cell>
          <table:table-cell office:value-type="float" office:value="8.84963361311263" calcext:value-type="float">
            <text:p>8.85</text:p>
          </table:table-cell>
          <table:table-cell table:style-name="ce19" table:formula="of:=([.J66]+[.K66])-([.K65]+[.J65])" office:value-type="float" office:value="2.66958580545989" calcext:value-type="float">
            <text:p>2.67</text:p>
          </table:table-cell>
          <table:table-cell table:style-name="ce19"/>
          <table:table-cell office:value-type="float" office:value="87924.544" calcext:value-type="float">
            <text:p>87925</text:p>
          </table:table-cell>
          <table:table-cell office:value-type="float" office:value="4.16390961004387" calcext:value-type="float">
            <text:p>4.2</text:p>
          </table:table-cell>
          <table:table-cell table:formula="of:=[.Q66]+[.U66]" office:value-type="float" office:value="1.92956065390029" calcext:value-type="float">
            <text:p>1.9</text:p>
          </table:table-cell>
          <table:table-cell office:value-type="float" office:value="1.01109152918751" calcext:value-type="float">
            <text:p>1.0</text:p>
          </table:table-cell>
          <table:table-cell table:formula="of:=[.S66]+[.T66]" office:value-type="float" office:value="12.509457490135" calcext:value-type="float">
            <text:p>12.5</text:p>
          </table:table-cell>
          <table:table-cell office:value-type="float" office:value="3.65982387702241" calcext:value-type="float">
            <text:p>3.7</text:p>
          </table:table-cell>
          <table:table-cell office:value-type="float" office:value="8.84963361311263" calcext:value-type="float">
            <text:p>8.8</text:p>
          </table:table-cell>
          <table:table-cell table:formula="of:=[.V66]+[.W66]" office:value-type="float" office:value="0.918469124712778" calcext:value-type="float">
            <text:p>0.9</text:p>
          </table:table-cell>
          <table:table-cell office:value-type="float" office:value="0.505601712304587" calcext:value-type="float">
            <text:p>0.5</text:p>
          </table:table-cell>
          <table:table-cell office:value-type="float" office:value="0.412867412408191" calcext:value-type="float">
            <text:p>0.4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12400655286177" calcext:value-type="float">
            <text:p>3.1240</text:p>
          </table:table-cell>
          <table:table-cell office:value-type="float" office:value="22.2040811807461" calcext:value-type="float">
            <text:p>22.2040811807461</text:p>
          </table:table-cell>
          <table:table-cell office:value-type="float" office:value="24.156763643501" calcext:value-type="float">
            <text:p>24.15676364350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11.212121" calcext:value-type="float">
            <text:p>5311.2</text:p>
          </table:table-cell>
          <table:table-cell table:formula="of:=[.C66]*1.03" office:value-type="float" office:value="7429.05409249952" calcext:value-type="float">
            <text:p>7429.05409249952</text:p>
          </table:table-cell>
          <table:table-cell table:formula="of:=LN([.B67])" office:value-type="float" office:value="8.5775753595608" calcext:value-type="float">
            <text:p>8.5775753595608</text:p>
          </table:table-cell>
          <table:table-cell table:formula="of:=LN([.C67])" office:value-type="float" office:value="8.91315382038785" calcext:value-type="float">
            <text:p>8.91315382038785</text:p>
          </table:table-cell>
          <table:table-cell office:value-type="float" office:value="88.6473769322308" calcext:value-type="float">
            <text:p>88.65</text:p>
          </table:table-cell>
          <table:table-cell office:value-type="float" office:value="21.4444488647627" calcext:value-type="float">
            <text:p>21.44</text:p>
          </table:table-cell>
          <table:table-cell office:value-type="float" office:value="27.1852911295615" calcext:value-type="float">
            <text:p>27.19</text:p>
          </table:table-cell>
          <table:table-cell office:value-type="float" office:value="5.74084226479884" calcext:value-type="float">
            <text:p>5.74</text:p>
          </table:table-cell>
          <table:table-cell office:value-type="float" office:value="13.5816401906791" calcext:value-type="float">
            <text:p>13.58</text:p>
          </table:table-cell>
          <table:table-cell office:value-type="float" office:value="10.4352313509292" calcext:value-type="float">
            <text:p>10.44</text:p>
          </table:table-cell>
          <table:table-cell table:style-name="ce19" table:formula="of:=([.J67]+[.K67])-([.K66]+[.J66])" office:value-type="float" office:value="2.80226507176978" calcext:value-type="float">
            <text:p>2.80</text:p>
          </table:table-cell>
          <table:table-cell table:style-name="ce19"/>
          <table:table-cell office:value-type="float" office:value="95129.659" calcext:value-type="float">
            <text:p>95130</text:p>
          </table:table-cell>
          <table:table-cell office:value-type="float" office:value="2.70034201154379" calcext:value-type="float">
            <text:p>2.7</text:p>
          </table:table-cell>
          <table:table-cell table:formula="of:=[.Q67]+[.U67]" office:value-type="float" office:value="5.72571699456109" calcext:value-type="float">
            <text:p>5.7</text:p>
          </table:table-cell>
          <table:table-cell office:value-type="float" office:value="4.51240321088251" calcext:value-type="float">
            <text:p>4.5</text:p>
          </table:table-cell>
          <table:table-cell table:formula="of:=[.S67]+[.T67]" office:value-type="float" office:value="14.5560136632462" calcext:value-type="float">
            <text:p>14.6</text:p>
          </table:table-cell>
          <table:table-cell office:value-type="float" office:value="4.12078231231696" calcext:value-type="float">
            <text:p>4.1</text:p>
          </table:table-cell>
          <table:table-cell office:value-type="float" office:value="10.4352313509292" calcext:value-type="float">
            <text:p>10.4</text:p>
          </table:table-cell>
          <table:table-cell table:formula="of:=[.V67]+[.W67]" office:value-type="float" office:value="1.21331378367858" calcext:value-type="float">
            <text:p>1.2</text:p>
          </table:table-cell>
          <table:table-cell office:value-type="float" office:value="0.670579508752365" calcext:value-type="float">
            <text:p>0.7</text:p>
          </table:table-cell>
          <table:table-cell office:value-type="float" office:value="0.542734274926219" calcext:value-type="float">
            <text:p>0.5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07509235826173" calcext:value-type="float">
            <text:p>3.0751</text:p>
          </table:table-cell>
          <table:table-cell office:value-type="float" office:value="21.4444488647627" calcext:value-type="float">
            <text:p>21.4444488647627</text:p>
          </table:table-cell>
          <table:table-cell office:value-type="float" office:value="27.1852911295615" calcext:value-type="float">
            <text:p>27.1852911295615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28.714031" calcext:value-type="float">
            <text:p>5428.7</text:p>
          </table:table-cell>
          <table:table-cell table:formula="of:=[.C67]*1.03" office:value-type="float" office:value="7651.92571527451" calcext:value-type="float">
            <text:p>7651.92571527451</text:p>
          </table:table-cell>
          <table:table-cell table:formula="of:=LN([.B68])" office:value-type="float" office:value="8.59945755817661" calcext:value-type="float">
            <text:p>8.59945755817661</text:p>
          </table:table-cell>
          <table:table-cell table:formula="of:=LN([.C68])" office:value-type="float" office:value="8.9427126226294" calcext:value-type="float">
            <text:p>8.9427126226294</text:p>
          </table:table-cell>
          <table:table-cell office:value-type="float" office:value="83.7470787824694" calcext:value-type="float">
            <text:p>83.75</text:p>
          </table:table-cell>
          <table:table-cell office:value-type="float" office:value="20.0347675224305" calcext:value-type="float">
            <text:p>20.03</text:p>
          </table:table-cell>
          <table:table-cell office:value-type="float" office:value="26.3391016409355" calcext:value-type="float">
            <text:p>26.34</text:p>
          </table:table-cell>
          <table:table-cell office:value-type="float" office:value="6.30433411850499" calcext:value-type="float">
            <text:p>6.30</text:p>
          </table:table-cell>
          <table:table-cell office:value-type="float" office:value="17.2842840463793" calcext:value-type="float">
            <text:p>17.28</text:p>
          </table:table-cell>
          <table:table-cell office:value-type="float" office:value="12.3448863991762" calcext:value-type="float">
            <text:p>12.34</text:p>
          </table:table-cell>
          <table:table-cell table:style-name="ce19" table:formula="of:=([.J68]+[.K68])-([.K67]+[.J67])" office:value-type="float" office:value="5.61229890394726" calcext:value-type="float">
            <text:p>5.61</text:p>
          </table:table-cell>
          <table:table-cell table:style-name="ce19"/>
          <table:table-cell office:value-type="float" office:value="101726.331" calcext:value-type="float">
            <text:p>101726</text:p>
          </table:table-cell>
          <table:table-cell office:value-type="float" office:value="3.66735721193068" calcext:value-type="float">
            <text:p>3.7</text:p>
          </table:table-cell>
          <table:table-cell table:formula="of:=[.Q68]+[.U68]" office:value-type="float" office:value="6.29131425027836" calcext:value-type="float">
            <text:p>6.3</text:p>
          </table:table-cell>
          <table:table-cell office:value-type="float" office:value="4.93107736258634" calcext:value-type="float">
            <text:p>4.9</text:p>
          </table:table-cell>
          <table:table-cell table:formula="of:=[.S68]+[.T68]" office:value-type="float" office:value="17.4353528325063" calcext:value-type="float">
            <text:p>17.4</text:p>
          </table:table-cell>
          <table:table-cell office:value-type="float" office:value="5.09046643333012" calcext:value-type="float">
            <text:p>5.1</text:p>
          </table:table-cell>
          <table:table-cell office:value-type="float" office:value="12.3448863991762" calcext:value-type="float">
            <text:p>12.3</text:p>
          </table:table-cell>
          <table:table-cell table:formula="of:=[.V68]+[.W68]" office:value-type="float" office:value="1.36023688769202" calcext:value-type="float">
            <text:p>1.4</text:p>
          </table:table-cell>
          <table:table-cell office:value-type="float" office:value="0.693460575118943" calcext:value-type="float">
            <text:p>0.7</text:p>
          </table:table-cell>
          <table:table-cell office:value-type="float" office:value="0.666776312573074" calcext:value-type="float">
            <text:p>0.7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03203239805373" calcext:value-type="float">
            <text:p>3.0320</text:p>
          </table:table-cell>
          <table:table-cell office:value-type="float" office:value="20.0347675224305" calcext:value-type="float">
            <text:p>20.0347675224305</text:p>
          </table:table-cell>
          <table:table-cell office:value-type="float" office:value="26.3391016409355" calcext:value-type="float">
            <text:p>26.339101640935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52.876457" calcext:value-type="float">
            <text:p>5352.9</text:p>
          </table:table-cell>
          <table:table-cell table:formula="of:=[.C68]*1.03" office:value-type="float" office:value="7881.48348673274" calcext:value-type="float">
            <text:p>7881.48348673274</text:p>
          </table:table-cell>
          <table:table-cell table:formula="of:=LN([.B69])" office:value-type="float" office:value="8.58538935091913" calcext:value-type="float">
            <text:p>8.58538935091913</text:p>
          </table:table-cell>
          <table:table-cell table:formula="of:=LN([.C69])" office:value-type="float" office:value="8.97227142487094" calcext:value-type="float">
            <text:p>8.97227142487094</text:p>
          </table:table-cell>
          <table:table-cell office:value-type="float" office:value="46.0166990535258" calcext:value-type="float">
            <text:p>46.02</text:p>
          </table:table-cell>
          <table:table-cell office:value-type="float" office:value="20.4898901497158" calcext:value-type="float">
            <text:p>20.49</text:p>
          </table:table-cell>
          <table:table-cell office:value-type="float" office:value="24.3217223660147" calcext:value-type="float">
            <text:p>24.32</text:p>
          </table:table-cell>
          <table:table-cell office:value-type="float" office:value="3.83183221629894" calcext:value-type="float">
            <text:p>3.83</text:p>
          </table:table-cell>
          <table:table-cell office:value-type="float" office:value="20.3702098796458" calcext:value-type="float">
            <text:p>20.37</text:p>
          </table:table-cell>
          <table:table-cell office:value-type="float" office:value="12.6356650801854" calcext:value-type="float">
            <text:p>12.64</text:p>
          </table:table-cell>
          <table:table-cell table:style-name="ce19" table:formula="of:=([.J69]+[.K69])-([.K68]+[.J68])" office:value-type="float" office:value="3.37670451427566" calcext:value-type="float">
            <text:p>3.38</text:p>
          </table:table-cell>
          <table:table-cell table:style-name="ce19"/>
          <table:table-cell office:value-type="float" office:value="99290.381" calcext:value-type="float">
            <text:p>99290</text:p>
          </table:table-cell>
          <table:table-cell office:value-type="float" office:value="3.38012513334938" calcext:value-type="float">
            <text:p>3.4</text:p>
          </table:table-cell>
          <table:table-cell table:formula="of:=[.Q69]+[.U69]" office:value-type="float" office:value="3.80898502125719" calcext:value-type="float">
            <text:p>3.8</text:p>
          </table:table-cell>
          <table:table-cell office:value-type="float" office:value="2.05990228270784" calcext:value-type="float">
            <text:p>2.1</text:p>
          </table:table-cell>
          <table:table-cell table:formula="of:=[.S69]+[.T69]" office:value-type="float" office:value="18.5822166722861" calcext:value-type="float">
            <text:p>18.6</text:p>
          </table:table-cell>
          <table:table-cell office:value-type="float" office:value="5.94654773759849" calcext:value-type="float">
            <text:p>5.9</text:p>
          </table:table-cell>
          <table:table-cell office:value-type="float" office:value="12.6356689346876" calcext:value-type="float">
            <text:p>12.6</text:p>
          </table:table-cell>
          <table:table-cell table:formula="of:=[.V69]+[.W69]" office:value-type="float" office:value="1.74908273854935" calcext:value-type="float">
            <text:p>1.7</text:p>
          </table:table-cell>
          <table:table-cell office:value-type="float" office:value="0.96173465181889" calcext:value-type="float">
            <text:p>1.0</text:p>
          </table:table-cell>
          <table:table-cell office:value-type="float" office:value="0.787348086730459" calcext:value-type="float">
            <text:p>0.8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11343150317135" calcext:value-type="float">
            <text:p>3.1134</text:p>
          </table:table-cell>
          <table:table-cell office:value-type="float" office:value="20.4898901497158" calcext:value-type="float">
            <text:p>20.4898901497158</text:p>
          </table:table-cell>
          <table:table-cell office:value-type="float" office:value="24.3217223660147" calcext:value-type="float">
            <text:p>24.321722366014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91.09956" calcext:value-type="float">
            <text:p>5191.1</text:p>
          </table:table-cell>
          <table:table-cell table:formula="of:=[.C69]*1.03" office:value-type="float" office:value="8117.92799133473" calcext:value-type="float">
            <text:p>8117.92799133473</text:p>
          </table:table-cell>
          <table:table-cell table:formula="of:=LN([.B70])" office:value-type="float" office:value="8.55470081499218" calcext:value-type="float">
            <text:p>8.55470081499218</text:p>
          </table:table-cell>
          <table:table-cell table:formula="of:=LN([.C70])" office:value-type="float" office:value="9.00183022711249" calcext:value-type="float">
            <text:p>9.00183022711249</text:p>
          </table:table-cell>
          <table:table-cell office:value-type="float" office:value="41.585851412421" calcext:value-type="float">
            <text:p>41.59</text:p>
          </table:table-cell>
          <table:table-cell office:value-type="float" office:value="18.5671785685755" calcext:value-type="float">
            <text:p>18.57</text:p>
          </table:table-cell>
          <table:table-cell office:value-type="float" office:value="24.118333484619" calcext:value-type="float">
            <text:p>24.12</text:p>
          </table:table-cell>
          <table:table-cell office:value-type="float" office:value="5.55115491604346" calcext:value-type="float">
            <text:p>5.55</text:p>
          </table:table-cell>
          <table:table-cell office:value-type="float" office:value="25.6959385975838" calcext:value-type="float">
            <text:p>25.70</text:p>
          </table:table-cell>
          <table:table-cell office:value-type="float" office:value="12.4647660478384" calcext:value-type="float">
            <text:p>12.46</text:p>
          </table:table-cell>
          <table:table-cell table:style-name="ce19" table:formula="of:=([.J70]+[.K70])-([.K69]+[.J69])" office:value-type="float" office:value="5.1548296855911" calcext:value-type="float">
            <text:p>5.15</text:p>
          </table:table-cell>
          <table:table-cell table:style-name="ce19"/>
          <table:table-cell office:value-type="float" office:value="99937.696" calcext:value-type="float">
            <text:p>99938</text:p>
          </table:table-cell>
          <table:table-cell office:value-type="float" office:value="1.1197914471599" calcext:value-type="float">
            <text:p>1.1</text:p>
          </table:table-cell>
          <table:table-cell table:formula="of:=[.Q70]+[.U70]" office:value-type="float" office:value="5.46780541071767" calcext:value-type="float">
            <text:p>5.5</text:p>
          </table:table-cell>
          <table:table-cell office:value-type="float" office:value="3.6115446630017" calcext:value-type="float">
            <text:p>3.6</text:p>
          </table:table-cell>
          <table:table-cell table:formula="of:=[.S70]+[.T70]" office:value-type="float" office:value="20.0176503994715" calcext:value-type="float">
            <text:p>20.0</text:p>
          </table:table-cell>
          <table:table-cell office:value-type="float" office:value="7.55251915847307" calcext:value-type="float">
            <text:p>7.6</text:p>
          </table:table-cell>
          <table:table-cell office:value-type="float" office:value="12.4651312409984" calcext:value-type="float">
            <text:p>12.5</text:p>
          </table:table-cell>
          <table:table-cell table:formula="of:=[.V70]+[.W70]" office:value-type="float" office:value="1.85626074771597" calcext:value-type="float">
            <text:p>1.9</text:p>
          </table:table-cell>
          <table:table-cell office:value-type="float" office:value="1.06500670577797" calcext:value-type="float">
            <text:p>1.1</text:p>
          </table:table-cell>
          <table:table-cell office:value-type="float" office:value="0.791254041937997" calcext:value-type="float">
            <text:p>0.8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09400498254462" calcext:value-type="float">
            <text:p>3.0940</text:p>
          </table:table-cell>
          <table:table-cell office:value-type="float" office:value="18.5671785685755" calcext:value-type="float">
            <text:p>18.5671785685755</text:p>
          </table:table-cell>
          <table:table-cell office:value-type="float" office:value="24.118333484619" calcext:value-type="float">
            <text:p>24.118333484619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69.61757039174" calcext:value-type="float">
            <text:p>5269.6</text:p>
          </table:table-cell>
          <table:table-cell table:formula="of:=[.C70]*1.03" office:value-type="float" office:value="8361.46583107477" calcext:value-type="float">
            <text:p>8361.46583107477</text:p>
          </table:table-cell>
          <table:table-cell table:formula="of:=LN([.B71])" office:value-type="float" office:value="8.56971307161418" calcext:value-type="float">
            <text:p>8.56971307161418</text:p>
          </table:table-cell>
          <table:table-cell table:formula="of:=LN([.C71])" office:value-type="float" office:value="9.03138902935403" calcext:value-type="float">
            <text:p>9.03138902935403</text:p>
          </table:table-cell>
          <table:table-cell office:value-type="float" office:value="47.4033619727241" calcext:value-type="float">
            <text:p>47.40</text:p>
          </table:table-cell>
          <table:table-cell office:value-type="float" office:value="17.4215840883167" calcext:value-type="float">
            <text:p>17.42</text:p>
          </table:table-cell>
          <table:table-cell office:value-type="float" office:value="23.3102685350566" calcext:value-type="float">
            <text:p>23.31</text:p>
          </table:table-cell>
          <table:table-cell table:style-name="Default" table:formula="of:=[.H71]-[.G71]" office:value-type="float" office:value="5.88868444673987" calcext:value-type="float">
            <text:p>5.88868444673987</text:p>
          </table:table-cell>
          <table:table-cell office:value-type="float" office:value="30.4423467922438" calcext:value-type="float">
            <text:p>30.44</text:p>
          </table:table-cell>
          <table:table-cell office:value-type="float" office:value="14.1769766474532" calcext:value-type="float">
            <text:p>14.18</text:p>
          </table:table-cell>
          <table:table-cell table:style-name="ce19" table:formula="of:=([.J71]+[.K71])-([.K70]+[.J70])" office:value-type="float" office:value="6.45861879427467" calcext:value-type="float">
            <text:p>6.46</text:p>
          </table:table-cell>
          <table:table-cell table:style-name="ce19"/>
          <table:table-cell office:value-type="float" office:value="104295.862" calcext:value-type="float">
            <text:p>104296</text:p>
          </table:table-cell>
          <table:table-cell office:value-type="float" office:value="-0.196700543099027" calcext:value-type="float">
            <text:p>-0.2</text:p>
          </table:table-cell>
          <table:table-cell table:formula="of:=[.Q71]+[.U71]" office:value-type="float" office:value="5.87481958014717" calcext:value-type="float">
            <text:p>5.9</text:p>
          </table:table-cell>
          <table:table-cell office:value-type="float" office:value="3.51010754067307" calcext:value-type="float">
            <text:p>3.5</text:p>
          </table:table-cell>
          <table:table-cell table:formula="of:=[.S71]+[.T71]" office:value-type="float" office:value="22.998999201619" calcext:value-type="float">
            <text:p>23.0</text:p>
          </table:table-cell>
          <table:table-cell office:value-type="float" office:value="8.82231297359776" calcext:value-type="float">
            <text:p>8.8</text:p>
          </table:table-cell>
          <table:table-cell office:value-type="float" office:value="14.1766862280212" calcext:value-type="float">
            <text:p>14.2</text:p>
          </table:table-cell>
          <table:table-cell table:formula="of:=[.V71]+[.W71]" office:value-type="float" office:value="2.3647120394741" calcext:value-type="float">
            <text:p>2.4</text:p>
          </table:table-cell>
          <table:table-cell office:value-type="float" office:value="1.53216257419686" calcext:value-type="float">
            <text:p>1.5</text:p>
          </table:table-cell>
          <table:table-cell office:value-type="float" office:value="0.83254946527724" calcext:value-type="float">
            <text:p>0.8</text:p>
          </table:table-cell>
          <table:table-cell office:value-type="float" office:value="25000" calcext:value-type="float">
            <text:p>25000.0</text:p>
          </table:table-cell>
          <table:table-cell/>
          <table:table-cell table:style-name="ce7" office:value-type="float" office:value="3.09942542633772" calcext:value-type="float">
            <text:p>3.0994</text:p>
          </table:table-cell>
          <table:table-cell office:value-type="float" office:value="17.4215840883167" calcext:value-type="float">
            <text:p>17.4215840883167</text:p>
          </table:table-cell>
          <table:table-cell office:value-type="float" office:value="23.3102685350566" calcext:value-type="float">
            <text:p>23.3102685350566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5329.30245749358" calcext:value-type="float">
            <text:p>5329</text:p>
          </table:table-cell>
          <table:table-cell table:formula="of:=[.C71]*1.03" office:value-type="float" office:value="8612.30980600701" calcext:value-type="float">
            <text:p>8612.30980600701</text:p>
          </table:table-cell>
          <table:table-cell table:formula="of:=LN([.B72])" office:value-type="float" office:value="8.58097563758119" calcext:value-type="float">
            <text:p>8.58097563758119</text:p>
          </table:table-cell>
          <table:table-cell table:formula="of:=LN([.C72])" office:value-type="float" office:value="9.06094783159558" calcext:value-type="float">
            <text:p>9.06094783159558</text:p>
          </table:table-cell>
          <table:table-cell table:style-name="Default" office:value-type="float" office:value="57.54" calcext:value-type="float">
            <text:p>57.54</text:p>
          </table:table-cell>
          <table:table-cell table:style-name="Default" office:value-type="float" office:value="19.1317511673627" calcext:value-type="float">
            <text:p>19.1317511673627</text:p>
          </table:table-cell>
          <table:table-cell table:style-name="Default" office:value-type="float" office:value="23.5546010087448" calcext:value-type="float">
            <text:p>23.5546010087448</text:p>
          </table:table-cell>
          <table:table-cell table:style-name="Default" table:formula="of:=[.H72]-[.G72]" office:value-type="float" office:value="4.42284984138205" calcext:value-type="float">
            <text:p>4.42284984138205</text:p>
          </table:table-cell>
          <table:table-cell table:style-name="Default" office:value-type="float" office:value="33.9156262541389" calcext:value-type="float">
            <text:p>33.9156262541389</text:p>
          </table:table-cell>
          <table:table-cell table:style-name="Default" office:value-type="float" office:value="13.3238736734153" calcext:value-type="float">
            <text:p>13.3238736734153</text:p>
          </table:table-cell>
          <table:table-cell table:style-name="ce19" table:formula="of:=([.J72]+[.K72])-([.K71]+[.J71])" office:value-type="float" office:value="2.62017648785726" calcext:value-type="float">
            <text:p>2.62</text:p>
          </table:table-cell>
          <table:table-cell table:style-name="Default"/>
          <table:table-cell table:style-name="ce4" office:value-type="float" office:value="107562" calcext:value-type="float">
            <text:p>10756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Default" office:value-type="float" office:value="5245.72670765097" calcext:value-type="float">
            <text:p>5245.72670765097</text:p>
          </table:table-cell>
          <table:table-cell table:formula="of:=[.C72]*1.03" office:value-type="float" office:value="8870.67910018722" calcext:value-type="float">
            <text:p>8870.67910018722</text:p>
          </table:table-cell>
          <table:table-cell table:formula="of:=LN([.B73])" office:value-type="float" office:value="8.56516906369256" calcext:value-type="float">
            <text:p>8.56516906369256</text:p>
          </table:table-cell>
          <table:table-cell table:formula="of:=LN([.C73])" office:value-type="float" office:value="9.09050663383712" calcext:value-type="float">
            <text:p>9.09050663383712</text:p>
          </table:table-cell>
          <table:table-cell table:style-name="Default" office:value-type="float" office:value="49.56" calcext:value-type="float">
            <text:p>49.56</text:p>
          </table:table-cell>
          <table:table-cell table:style-name="Default" office:value-type="float" office:value="18.2050294909232" calcext:value-type="float">
            <text:p>18.2050294909232</text:p>
          </table:table-cell>
          <table:table-cell table:style-name="Default" office:value-type="float" office:value="22.8770927898925" calcext:value-type="float">
            <text:p>22.8770927898925</text:p>
          </table:table-cell>
          <table:table-cell table:style-name="Default" table:formula="of:=[.H73]-[.G73]" office:value-type="float" office:value="4.67206329896933" calcext:value-type="float">
            <text:p>4.67206329896933</text:p>
          </table:table-cell>
          <table:table-cell table:style-name="Default" office:value-type="float" office:value="37.4775816775241" calcext:value-type="float">
            <text:p>37.4775816775241</text:p>
          </table:table-cell>
          <table:table-cell table:style-name="Default" office:value-type="float" office:value="14.902777345054" calcext:value-type="float">
            <text:p>14.902777345054</text:p>
          </table:table-cell>
          <table:table-cell table:style-name="ce19" table:formula="of:=([.J73]+[.K73])-([.K72]+[.J72])" office:value-type="float" office:value="5.1408590950239" calcext:value-type="float">
            <text:p>5.14</text:p>
          </table:table-cell>
          <table:table-cell table:style-name="Default"/>
          <table:table-cell table:style-name="ce4" office:value-type="float" office:value="107595" calcext:value-type="float">
            <text:p>10759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Default" office:value-type="float" office:value="4618.94239963147" calcext:value-type="float">
            <text:p>4618.94239963147</text:p>
          </table:table-cell>
          <table:table-cell table:formula="of:=[.C73]*1.03" office:value-type="float" office:value="9136.79947319284" calcext:value-type="float">
            <text:p>9136.79947319284</text:p>
          </table:table-cell>
          <table:table-cell table:formula="of:=LN([.B74])" office:value-type="float" office:value="8.43792104004141" calcext:value-type="float">
            <text:p>8.43792104004141</text:p>
          </table:table-cell>
          <table:table-cell table:formula="of:=LN([.C74])" office:value-type="float" office:value="9.12006543607867" calcext:value-type="float">
            <text:p>9.12006543607867</text:p>
          </table:table-cell>
          <table:table-cell table:style-name="Default" office:value-type="float" office:value="33.96" calcext:value-type="float">
            <text:p>33.96</text:p>
          </table:table-cell>
          <table:table-cell table:style-name="Default" office:value-type="float" office:value="16.4950258578374" calcext:value-type="float">
            <text:p>16.4950258578374</text:p>
          </table:table-cell>
          <table:table-cell table:style-name="Default" office:value-type="float" office:value="23.1475624299987" calcext:value-type="float">
            <text:p>23.1475624299987</text:p>
          </table:table-cell>
          <table:table-cell table:style-name="Default" table:formula="of:=[.H74]-[.G74]" office:value-type="float" office:value="6.65253657216125" calcext:value-type="float">
            <text:p>6.65253657216125</text:p>
          </table:table-cell>
          <table:table-cell table:style-name="Default" office:value-type="float" office:value="43.0699996304288" calcext:value-type="float">
            <text:p>43.0699996304288</text:p>
          </table:table-cell>
          <table:table-cell table:style-name="Default" office:value-type="float" office:value="17.8412722284186" calcext:value-type="float">
            <text:p>17.8412722284186</text:p>
          </table:table-cell>
          <table:table-cell table:style-name="ce19" table:formula="of:=([.J74]+[.K74])-([.K73]+[.J73])" office:value-type="float" office:value="8.53091283626931" calcext:value-type="float">
            <text:p>8.53</text:p>
          </table:table-cell>
          <table:table-cell table:style-name="Default"/>
          <table:table-cell table:style-name="ce4" office:value-type="float" office:value="95865" calcext:value-type="float">
            <text:p>9586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Default" office:value-type="float" office:value="5136.45094976451" calcext:value-type="float">
            <text:p>5136.45094976451</text:p>
          </table:table-cell>
          <table:table-cell table:formula="of:=[.C74]*1.03" office:value-type="float" office:value="9410.90345738863" calcext:value-type="float">
            <text:p>9410.90345738863</text:p>
          </table:table-cell>
          <table:table-cell table:formula="of:=LN([.B75])" office:value-type="float" office:value="8.54411764326088" calcext:value-type="float">
            <text:p>8.54411764326088</text:p>
          </table:table-cell>
          <table:table-cell table:formula="of:=LN([.C75])" office:value-type="float" office:value="9.14962423832021" calcext:value-type="float">
            <text:p>9.14962423832021</text:p>
          </table:table-cell>
          <table:table-cell table:style-name="Default" office:value-type="float" office:value="56.32" calcext:value-type="float">
            <text:p>56.32</text:p>
          </table:table-cell>
          <table:table-cell table:style-name="Default" office:value-type="float" office:value="17.9973521002216" calcext:value-type="float">
            <text:p>17.9973521002216</text:p>
          </table:table-cell>
          <table:table-cell table:style-name="Default" office:value-type="float" office:value="21.5735347136267" calcext:value-type="float">
            <text:p>21.5735347136267</text:p>
          </table:table-cell>
          <table:table-cell table:style-name="Default" table:formula="of:=[.H75]-[.G75]" office:value-type="float" office:value="3.57618261340517" calcext:value-type="float">
            <text:p>3.57618261340517</text:p>
          </table:table-cell>
          <table:table-cell table:style-name="Default" office:value-type="float" office:value="44.8464638780785" calcext:value-type="float">
            <text:p>44.8464638780785</text:p>
          </table:table-cell>
          <table:table-cell table:style-name="Default" office:value-type="float" office:value="20.4010495741197" calcext:value-type="float">
            <text:p>20.4010495741197</text:p>
          </table:table-cell>
          <table:table-cell table:style-name="ce19" table:formula="of:=([.J75]+[.K75])-([.K74]+[.J74])" office:value-type="float" office:value="4.33624159335072" calcext:value-type="float">
            <text:p>4.34</text:p>
          </table:table-cell>
          <table:table-cell table:style-name="Default"/>
          <table:table-cell table:style-name="ce4" office:value-type="float" office:value="107435" calcext:value-type="float">
            <text:p>107435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Default" office:value-type="float" office:value="5529.72870443558" calcext:value-type="float">
            <text:p>5529.72870443558</text:p>
          </table:table-cell>
          <table:table-cell table:formula="of:=[.C75]*1.03" office:value-type="float" office:value="9693.23056111028" calcext:value-type="float">
            <text:p>9693.23056111028</text:p>
          </table:table-cell>
          <table:table-cell table:formula="of:=LN([.B76])" office:value-type="float" office:value="8.61789403444055" calcext:value-type="float">
            <text:p>8.61789403444055</text:p>
          </table:table-cell>
          <table:table-cell table:formula="of:=LN([.C76])" office:value-type="float" office:value="9.17918304056175" calcext:value-type="float">
            <text:p>9.17918304056175</text:p>
          </table:table-cell>
          <table:table-cell table:style-name="Default" office:value-type="float" office:value="74.18" calcext:value-type="float">
            <text:p>74.18</text:p>
          </table:table-cell>
          <table:table-cell table:style-name="Default" office:value-type="float" office:value="19.5190173390445" calcext:value-type="float">
            <text:p>19.5190173390445</text:p>
          </table:table-cell>
          <table:table-cell table:style-name="Default" office:value-type="float" office:value="22.3725626909985" calcext:value-type="float">
            <text:p>22.3725626909985</text:p>
          </table:table-cell>
          <table:table-cell table:style-name="Default" table:formula="of:=[.H76]-[.G76]" office:value-type="float" office:value="2.85354535195401" calcext:value-type="float">
            <text:p>2.85354535195401</text:p>
          </table:table-cell>
          <table:table-cell table:style-name="Default" office:value-type="float" office:value="46.7327119304657" calcext:value-type="float">
            <text:p>46.7327119304657</text:p>
          </table:table-cell>
          <table:table-cell table:style-name="Default" office:value-type="float" office:value="20.2069292769936" calcext:value-type="float">
            <text:p>20.2069292769936</text:p>
          </table:table-cell>
          <table:table-cell table:style-name="ce19" table:formula="of:=([.J76]+[.K76])-([.K75]+[.J75])" office:value-type="float" office:value="1.6921277552612" calcext:value-type="float">
            <text:p>1.69</text:p>
          </table:table-cell>
          <table:table-cell table:style-name="Default"/>
          <table:table-cell table:style-name="ce4" office:value-type="float" office:value="116586" calcext:value-type="float">
            <text:p>116586</text:p>
          </table:table-cell>
          <table:table-cell table:style-name="Default" office:value-type="float" office:value="2.22" calcext:value-type="float">
            <text:p>2.22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Default" office:value-type="float" office:value="5587.89188053482" calcext:value-type="float">
            <text:p>5587.89188053482</text:p>
          </table:table-cell>
          <table:table-cell table:formula="of:=[.C76]*1.03" office:value-type="float" office:value="9984.02747794359" calcext:value-type="float">
            <text:p>9984.02747794359</text:p>
          </table:table-cell>
          <table:table-cell table:formula="of:=LN([.B77])" office:value-type="float" office:value="8.62835737168122" calcext:value-type="float">
            <text:p>8.62835737168122</text:p>
          </table:table-cell>
          <table:table-cell table:formula="of:=LN([.C77])" office:value-type="float" office:value="9.2087418428033" calcext:value-type="float">
            <text:p>9.2087418428033</text:p>
          </table:table-cell>
          <table:table-cell table:style-name="Default" office:value-type="float" office:value="59.39" calcext:value-type="float">
            <text:p>59.39</text:p>
          </table:table-cell>
          <table:table-cell table:style-name="Default" office:value-type="float" office:value="18.053168584317" calcext:value-type="float">
            <text:p>18.053168584317</text:p>
          </table:table-cell>
          <table:table-cell table:style-name="Default" office:value-type="float" office:value="22.7088506484229" calcext:value-type="float">
            <text:p>22.7088506484229</text:p>
          </table:table-cell>
          <table:table-cell table:style-name="Default" table:formula="of:=[.H77]-[.G77]" office:value-type="float" office:value="4.65568206410591" calcext:value-type="float">
            <text:p>4.65568206410591</text:p>
          </table:table-cell>
          <table:table-cell table:style-name="Default" office:value-type="float" office:value="46.8662681705012" calcext:value-type="float">
            <text:p>46.8662681705012</text:p>
          </table:table-cell>
          <table:table-cell table:style-name="Default" office:value-type="float" office:value="23.2671142053631" calcext:value-type="float">
            <text:p>23.2671142053631</text:p>
          </table:table-cell>
          <table:table-cell table:style-name="ce19" table:formula="of:=([.J77]+[.K77])-([.K76]+[.J76])" office:value-type="float" office:value="3.19374116840498" calcext:value-type="float">
            <text:p>3.19</text:p>
          </table:table-cell>
          <table:table-cell table:style-name="Default"/>
          <table:table-cell table:style-name="ce4" office:value-type="float" office:value="118844" calcext:value-type="float">
            <text:p>118844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Default" office:value-type="float" office:value="5476.13404292412" calcext:value-type="float">
            <text:p>5476.13404292412</text:p>
          </table:table-cell>
          <table:table-cell table:formula="of:=[.C77]*1.03" office:value-type="float" office:value="10283.5483022819" calcext:value-type="float">
            <text:p>10283.5483022819</text:p>
          </table:table-cell>
          <table:table-cell table:formula="of:=LN([.B78])" office:value-type="float" office:value="8.6081546643637" calcext:value-type="float">
            <text:p>8.6081546643637</text:p>
          </table:table-cell>
          <table:table-cell table:formula="of:=LN([.C78])" office:value-type="float" office:value="9.23830064504484" calcext:value-type="float">
            <text:p>9.23830064504484</text:p>
          </table:table-cell>
          <table:table-cell table:style-name="Default" office:value-type="float" office:value="56.99" calcext:value-type="float">
            <text:p>56.99</text:p>
          </table:table-cell>
          <table:table-cell table:style-name="Default" office:value-type="float" office:value="18.5940122843558" calcext:value-type="float">
            <text:p>18.5940122843558</text:p>
          </table:table-cell>
          <table:table-cell table:style-name="Default" office:value-type="float" office:value="22.0294148538491" calcext:value-type="float">
            <text:p>22.0294148538491</text:p>
          </table:table-cell>
          <table:table-cell table:style-name="Default" table:formula="of:=[.H78]-[.G78]" office:value-type="float" office:value="3.43540256949328" calcext:value-type="float">
            <text:p>3.43540256949328</text:p>
          </table:table-cell>
          <table:table-cell table:style-name="Default" office:value-type="float" office:value="48.769886126071" calcext:value-type="float">
            <text:p>48.769886126071</text:p>
          </table:table-cell>
          <table:table-cell table:style-name="Default" office:value-type="float" office:value="21.9738216772262" calcext:value-type="float">
            <text:p>21.9738216772262</text:p>
          </table:table-cell>
          <table:table-cell table:style-name="ce19" table:formula="of:=([.J78]+[.K78])-([.K77]+[.J77])" office:value-type="float" office:value="0.610325427432841" calcext:value-type="float">
            <text:p>0.61</text:p>
          </table:table-cell>
          <table:table-cell table:style-name="Default" table:number-columns-repeated="14"/>
          <table:table-cell table:number-columns-repeated="3"/>
        </table:table-row>
        <table:table-row table:style-name="ro2" table:number-rows-repeated="2">
          <table:table-cell table:style-name="Default" table:number-columns-repeated="26"/>
          <table:table-cell table:number-columns-repeated="3"/>
        </table:table-row>
        <table:table-row table:style-name="ro3">
          <table:table-cell table:style-name="Default"/>
          <table:table-cell table:style-name="ce2"/>
          <table:table-cell table:style-name="ce15"/>
          <table:table-cell table:style-name="ce17"/>
          <table:table-cell table:style-name="Default" table:number-columns-repeated="22"/>
          <table:table-cell table:number-columns-repeated="3"/>
        </table:table-row>
        <table:table-row table:style-name="ro2">
          <table:table-cell table:style-name="Default"/>
          <table:table-cell table:style-name="ce2"/>
          <table:table-cell table:style-name="Default"/>
          <table:table-cell table:style-name="ce17"/>
          <table:table-cell table:style-name="Default" table:number-columns-repeated="22"/>
          <table:table-cell table:number-columns-repeated="3"/>
        </table:table-row>
        <table:table-row table:style-name="ro3">
          <table:table-cell/>
          <table:table-cell table:style-name="ce2"/>
          <table:table-cell table:style-name="ce15"/>
          <table:table-cell table:style-name="ce17"/>
          <table:table-cell table:style-name="Default" table:number-columns-repeated="2"/>
          <table:table-cell table:style-name="ce2"/>
          <table:table-cell table:style-name="Default" table:number-columns-repeated="19"/>
          <table:table-cell table:number-columns-repeated="3"/>
        </table:table-row>
        <table:table-row table:style-name="ro2" table:number-rows-repeated="3">
          <table:table-cell/>
          <table:table-cell table:style-name="ce2"/>
          <table:table-cell table:style-name="Default"/>
          <table:table-cell table:style-name="ce17"/>
          <table:table-cell table:style-name="Default" table:number-columns-repeated="2"/>
          <table:table-cell table:style-name="ce2"/>
          <table:table-cell table:style-name="Default" table:number-columns-repeated="19"/>
          <table:table-cell table:number-columns-repeated="3"/>
        </table:table-row>
        <table:table-row table:style-name="ro2" table:number-rows-repeated="6">
          <table:table-cell/>
          <table:table-cell table:style-name="ce2"/>
          <table:table-cell table:style-name="Default" table:number-columns-repeated="4"/>
          <table:table-cell table:style-name="ce2"/>
          <table:table-cell table:style-name="Default" table:number-columns-repeated="19"/>
          <table:table-cell table:number-columns-repeated="3"/>
        </table:table-row>
        <table:table-row table:style-name="ro3">
          <table:table-cell/>
          <table:table-cell table:style-name="ce2"/>
          <table:table-cell table:style-name="ce16"/>
          <table:table-cell table:style-name="Default" table:number-columns-repeated="3"/>
          <table:table-cell table:style-name="ce2"/>
          <table:table-cell table:style-name="Default" table:number-columns-repeated="19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5"/>
          <table:table-cell table:style-name="ce2"/>
          <table:table-cell table:style-name="Default" table:number-columns-repeated="19"/>
          <table:table-cell table:number-columns-repeated="3"/>
        </table:table-row>
        <table:table-row table:style-name="ro2">
          <table:table-cell/>
          <table:table-cell table:style-name="Default" table:number-columns-repeated="25"/>
          <table:table-cell table:number-columns-repeated="3"/>
        </table:table-row>
        <table:table-row table:style-name="ro2">
          <table:table-cell/>
          <table:table-cell table:style-name="Default" table:number-columns-repeated="25"/>
          <table:table-cell table:number-columns-repeated="3"/>
        </table:table-row>
      </table:table>
      <table:table table:name="monetary" table:style-name="ta1">
        <table:table-column table:style-name="co1" table:default-cell-style-name="ce24"/>
        <table:table-column table:style-name="co1" table:number-columns-repeated="3" table:default-cell-style-name="ce25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base_monetaria</text:p>
          </table:table-cell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inflacion</text:p>
          </table:table-cell>
          <table:table-cell office:value-type="string" calcext:value-type="string">
            <text:p>oficial_xr</text:p>
          </table:table-cell>
          <table:table-cell office:value-type="string" calcext:value-type="string">
            <text:p>intervention_xr</text:p>
          </table:table-cell>
          <table:table-cell office:value-type="string" calcext:value-type="string">
            <text:p>free_xr</text:p>
          </table:table-cell>
          <table:table-cell office:value-type="string" calcext:value-type="string">
            <text:p>ln_oficial_xr</text:p>
          </table:table-cell>
          <table:table-cell office:value-type="string" calcext:value-type="string">
            <text:p>ln_intervention_xr</text:p>
          </table:table-cell>
          <table:table-cell office:value-type="string" calcext:value-type="string">
            <text:p>ln_free_xr</text:p>
          </table:table-cell>
        </table:table-row>
        <table:table-row table:style-name="ro2">
          <table:table-cell office:value-type="date" office:date-value="1950-01-01" calcext:value-type="date">
            <text:p>ene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19" calcext:value-type="float">
            <text:p>18.19</text:p>
          </table:table-cell>
          <table:table-cell table:formula="of:=LN([.E2])" office:value-type="float" office:value="2.70805020110221" calcext:value-type="float">
            <text:p>2.70805020110221</text:p>
          </table:table-cell>
          <table:table-cell/>
          <table:table-cell table:formula="of:=LN([.G2])" office:value-type="float" office:value="2.90087199253003" calcext:value-type="float">
            <text:p>2.90087199253003</text:p>
          </table:table-cell>
        </table:table-row>
        <table:table-row table:style-name="ro2">
          <table:table-cell office:value-type="date" office:date-value="1950-02-01" calcext:value-type="date">
            <text:p>feb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3" calcext:value-type="float">
            <text:p>17.63</text:p>
          </table:table-cell>
          <table:table-cell table:formula="of:=LN([.E3])" office:value-type="float" office:value="2.70805020110221" calcext:value-type="float">
            <text:p>2.70805020110221</text:p>
          </table:table-cell>
          <table:table-cell/>
          <table:table-cell table:formula="of:=LN([.G3])" office:value-type="float" office:value="2.86960199640978" calcext:value-type="float">
            <text:p>2.86960199640978</text:p>
          </table:table-cell>
        </table:table-row>
        <table:table-row table:style-name="ro2">
          <table:table-cell office:value-type="date" office:date-value="1950-03-01" calcext:value-type="date">
            <text:p>mar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1" calcext:value-type="float">
            <text:p>17.1</text:p>
          </table:table-cell>
          <table:table-cell table:formula="of:=LN([.E4])" office:value-type="float" office:value="2.70805020110221" calcext:value-type="float">
            <text:p>2.70805020110221</text:p>
          </table:table-cell>
          <table:table-cell/>
          <table:table-cell table:formula="of:=LN([.G4])" office:value-type="float" office:value="2.83907846350861" calcext:value-type="float">
            <text:p>2.83907846350861</text:p>
          </table:table-cell>
        </table:table-row>
        <table:table-row table:style-name="ro2">
          <table:table-cell office:value-type="date" office:date-value="1950-04-01" calcext:value-type="date">
            <text:p>abr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885" calcext:value-type="float">
            <text:p>16.885</text:p>
          </table:table-cell>
          <table:table-cell table:formula="of:=LN([.E5])" office:value-type="float" office:value="2.70805020110221" calcext:value-type="float">
            <text:p>2.70805020110221</text:p>
          </table:table-cell>
          <table:table-cell/>
          <table:table-cell table:formula="of:=LN([.G5])" office:value-type="float" office:value="2.82642565383753" calcext:value-type="float">
            <text:p>2.82642565383753</text:p>
          </table:table-cell>
        </table:table-row>
        <table:table-row table:style-name="ro2">
          <table:table-cell office:value-type="date" office:date-value="1950-05-01" calcext:value-type="date">
            <text:p>may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75" calcext:value-type="float">
            <text:p>17.375</text:p>
          </table:table-cell>
          <table:table-cell table:formula="of:=LN([.E6])" office:value-type="float" office:value="2.70805020110221" calcext:value-type="float">
            <text:p>2.70805020110221</text:p>
          </table:table-cell>
          <table:table-cell/>
          <table:table-cell table:formula="of:=LN([.G6])" office:value-type="float" office:value="2.85503239145086" calcext:value-type="float">
            <text:p>2.85503239145086</text:p>
          </table:table-cell>
        </table:table-row>
        <table:table-row table:style-name="ro2">
          <table:table-cell office:value-type="date" office:date-value="1950-06-01" calcext:value-type="date">
            <text:p>jun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86" calcext:value-type="float">
            <text:p>17.86</text:p>
          </table:table-cell>
          <table:table-cell table:formula="of:=LN([.E7])" office:value-type="float" office:value="2.70805020110221" calcext:value-type="float">
            <text:p>2.70805020110221</text:p>
          </table:table-cell>
          <table:table-cell/>
          <table:table-cell table:formula="of:=LN([.G7])" office:value-type="float" office:value="2.88256357544835" calcext:value-type="float">
            <text:p>2.88256357544835</text:p>
          </table:table-cell>
        </table:table-row>
        <table:table-row table:style-name="ro2">
          <table:table-cell office:value-type="date" office:date-value="1950-07-01" calcext:value-type="date">
            <text:p>jul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24" calcext:value-type="float">
            <text:p>18.24</text:p>
          </table:table-cell>
          <table:table-cell table:formula="of:=LN([.E8])" office:value-type="float" office:value="2.70805020110221" calcext:value-type="float">
            <text:p>2.70805020110221</text:p>
          </table:table-cell>
          <table:table-cell/>
          <table:table-cell table:formula="of:=LN([.G8])" office:value-type="float" office:value="2.90361698464619" calcext:value-type="float">
            <text:p>2.90361698464619</text:p>
          </table:table-cell>
        </table:table-row>
        <table:table-row table:style-name="ro2">
          <table:table-cell office:value-type="date" office:date-value="1950-08-01" calcext:value-type="date">
            <text:p>ago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9.17" calcext:value-type="float">
            <text:p>19.17</text:p>
          </table:table-cell>
          <table:table-cell table:formula="of:=LN([.E9])" office:value-type="float" office:value="2.70805020110221" calcext:value-type="float">
            <text:p>2.70805020110221</text:p>
          </table:table-cell>
          <table:table-cell/>
          <table:table-cell table:formula="of:=LN([.G9])" office:value-type="float" office:value="2.95334655705755" calcext:value-type="float">
            <text:p>2.95334655705755</text:p>
          </table:table-cell>
        </table:table-row>
        <table:table-row table:style-name="ro2">
          <table:table-cell office:value-type="date" office:date-value="1950-09-01" calcext:value-type="date">
            <text:p>sep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9.36" calcext:value-type="float">
            <text:p>19.36</text:p>
          </table:table-cell>
          <table:table-cell table:formula="of:=LN([.E10])" office:value-type="float" office:value="2.70805020110221" calcext:value-type="float">
            <text:p>2.70805020110221</text:p>
          </table:table-cell>
          <table:table-cell/>
          <table:table-cell table:formula="of:=LN([.G10])" office:value-type="float" office:value="2.96320908184843" calcext:value-type="float">
            <text:p>2.96320908184843</text:p>
          </table:table-cell>
        </table:table-row>
        <table:table-row table:style-name="ro2">
          <table:table-cell office:value-type="date" office:date-value="1950-10-01" calcext:value-type="date">
            <text:p>oct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9.725" calcext:value-type="float">
            <text:p>19.725</text:p>
          </table:table-cell>
          <table:table-cell table:formula="of:=LN([.E11])" office:value-type="float" office:value="2.70805020110221" calcext:value-type="float">
            <text:p>2.70805020110221</text:p>
          </table:table-cell>
          <table:table-cell/>
          <table:table-cell table:formula="of:=LN([.G11])" office:value-type="float" office:value="2.98188686673194" calcext:value-type="float">
            <text:p>2.98188686673194</text:p>
          </table:table-cell>
        </table:table-row>
        <table:table-row table:style-name="ro2">
          <table:table-cell office:value-type="date" office:date-value="1950-11-01" calcext:value-type="date">
            <text:p>nov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9.355" calcext:value-type="float">
            <text:p>19.355</text:p>
          </table:table-cell>
          <table:table-cell table:formula="of:=LN([.E12])" office:value-type="float" office:value="2.70805020110221" calcext:value-type="float">
            <text:p>2.70805020110221</text:p>
          </table:table-cell>
          <table:table-cell/>
          <table:table-cell table:formula="of:=LN([.G12])" office:value-type="float" office:value="2.96295078402961" calcext:value-type="float">
            <text:p>2.96295078402961</text:p>
          </table:table-cell>
        </table:table-row>
        <table:table-row table:style-name="ro2">
          <table:table-cell office:value-type="date" office:date-value="1950-12-01" calcext:value-type="date">
            <text:p>dic-50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455" calcext:value-type="float">
            <text:p>18.455</text:p>
          </table:table-cell>
          <table:table-cell table:formula="of:=LN([.E13])" office:value-type="float" office:value="2.70805020110221" calcext:value-type="float">
            <text:p>2.70805020110221</text:p>
          </table:table-cell>
          <table:table-cell/>
          <table:table-cell table:formula="of:=LN([.G13])" office:value-type="float" office:value="2.91533533648196" calcext:value-type="float">
            <text:p>2.91533533648196</text:p>
          </table:table-cell>
        </table:table-row>
        <table:table-row table:style-name="ro2">
          <table:table-cell office:value-type="date" office:date-value="1951-01-01" calcext:value-type="date">
            <text:p>ene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02" calcext:value-type="float">
            <text:p>18.02</text:p>
          </table:table-cell>
          <table:table-cell table:formula="of:=LN([.E14])" office:value-type="float" office:value="2.70805020110221" calcext:value-type="float">
            <text:p>2.70805020110221</text:p>
          </table:table-cell>
          <table:table-cell/>
          <table:table-cell table:formula="of:=LN([.G14])" office:value-type="float" office:value="2.89148225218019" calcext:value-type="float">
            <text:p>2.89148225218019</text:p>
          </table:table-cell>
        </table:table-row>
        <table:table-row table:style-name="ro2">
          <table:table-cell office:value-type="date" office:date-value="1951-02-01" calcext:value-type="date">
            <text:p>feb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205" calcext:value-type="float">
            <text:p>18.205</text:p>
          </table:table-cell>
          <table:table-cell table:formula="of:=LN([.E15])" office:value-type="float" office:value="2.70805020110221" calcext:value-type="float">
            <text:p>2.70805020110221</text:p>
          </table:table-cell>
          <table:table-cell/>
          <table:table-cell table:formula="of:=LN([.G15])" office:value-type="float" office:value="2.9016962816274" calcext:value-type="float">
            <text:p>2.9016962816274</text:p>
          </table:table-cell>
        </table:table-row>
        <table:table-row table:style-name="ro2">
          <table:table-cell office:value-type="date" office:date-value="1951-03-01" calcext:value-type="date">
            <text:p>mar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71" calcext:value-type="float">
            <text:p>17.71</text:p>
          </table:table-cell>
          <table:table-cell table:formula="of:=LN([.E16])" office:value-type="float" office:value="2.70805020110221" calcext:value-type="float">
            <text:p>2.70805020110221</text:p>
          </table:table-cell>
          <table:table-cell/>
          <table:table-cell table:formula="of:=LN([.G16])" office:value-type="float" office:value="2.87412945179474" calcext:value-type="float">
            <text:p>2.87412945179474</text:p>
          </table:table-cell>
        </table:table-row>
        <table:table-row table:style-name="ro2">
          <table:table-cell office:value-type="date" office:date-value="1951-04-01" calcext:value-type="date">
            <text:p>abr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755" calcext:value-type="float">
            <text:p>17.755</text:p>
          </table:table-cell>
          <table:table-cell table:formula="of:=LN([.E17])" office:value-type="float" office:value="2.70805020110221" calcext:value-type="float">
            <text:p>2.70805020110221</text:p>
          </table:table-cell>
          <table:table-cell/>
          <table:table-cell table:formula="of:=LN([.G17])" office:value-type="float" office:value="2.87666716639505" calcext:value-type="float">
            <text:p>2.87666716639505</text:p>
          </table:table-cell>
        </table:table-row>
        <table:table-row table:style-name="ro2">
          <table:table-cell office:value-type="date" office:date-value="1951-05-01" calcext:value-type="date">
            <text:p>may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7" calcext:value-type="float">
            <text:p>17.67</text:p>
          </table:table-cell>
          <table:table-cell table:formula="of:=LN([.E18])" office:value-type="float" office:value="2.70805020110221" calcext:value-type="float">
            <text:p>2.70805020110221</text:p>
          </table:table-cell>
          <table:table-cell/>
          <table:table-cell table:formula="of:=LN([.G18])" office:value-type="float" office:value="2.87186828633161" calcext:value-type="float">
            <text:p>2.87186828633161</text:p>
          </table:table-cell>
        </table:table-row>
        <table:table-row table:style-name="ro2">
          <table:table-cell office:value-type="date" office:date-value="1951-06-01" calcext:value-type="date">
            <text:p>jun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75" calcext:value-type="float">
            <text:p>17.675</text:p>
          </table:table-cell>
          <table:table-cell table:formula="of:=LN([.E19])" office:value-type="float" office:value="2.70805020110221" calcext:value-type="float">
            <text:p>2.70805020110221</text:p>
          </table:table-cell>
          <table:table-cell/>
          <table:table-cell table:formula="of:=LN([.G19])" office:value-type="float" office:value="2.87215121178264" calcext:value-type="float">
            <text:p>2.87215121178264</text:p>
          </table:table-cell>
        </table:table-row>
        <table:table-row table:style-name="ro2">
          <table:table-cell office:value-type="date" office:date-value="1951-07-01" calcext:value-type="date">
            <text:p>jul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59" calcext:value-type="float">
            <text:p>17.59</text:p>
          </table:table-cell>
          <table:table-cell table:formula="of:=LN([.E20])" office:value-type="float" office:value="2.70805020110221" calcext:value-type="float">
            <text:p>2.70805020110221</text:p>
          </table:table-cell>
          <table:table-cell/>
          <table:table-cell table:formula="of:=LN([.G20])" office:value-type="float" office:value="2.86733055874947" calcext:value-type="float">
            <text:p>2.86733055874947</text:p>
          </table:table-cell>
        </table:table-row>
        <table:table-row table:style-name="ro2">
          <table:table-cell office:value-type="date" office:date-value="1951-08-01" calcext:value-type="date">
            <text:p>ago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73" calcext:value-type="float">
            <text:p>17.73</text:p>
          </table:table-cell>
          <table:table-cell table:formula="of:=LN([.E21])" office:value-type="float" office:value="2.70805020110221" calcext:value-type="float">
            <text:p>2.70805020110221</text:p>
          </table:table-cell>
          <table:table-cell/>
          <table:table-cell table:formula="of:=LN([.G21])" office:value-type="float" office:value="2.87525812008612" calcext:value-type="float">
            <text:p>2.87525812008612</text:p>
          </table:table-cell>
        </table:table-row>
        <table:table-row table:style-name="ro2">
          <table:table-cell office:value-type="date" office:date-value="1951-09-01" calcext:value-type="date">
            <text:p>sep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925" calcext:value-type="float">
            <text:p>17.925</text:p>
          </table:table-cell>
          <table:table-cell table:formula="of:=LN([.E22])" office:value-type="float" office:value="2.70805020110221" calcext:value-type="float">
            <text:p>2.70805020110221</text:p>
          </table:table-cell>
          <table:table-cell/>
          <table:table-cell table:formula="of:=LN([.G22])" office:value-type="float" office:value="2.88619638648568" calcext:value-type="float">
            <text:p>2.88619638648568</text:p>
          </table:table-cell>
        </table:table-row>
        <table:table-row table:style-name="ro2">
          <table:table-cell office:value-type="date" office:date-value="1951-10-01" calcext:value-type="date">
            <text:p>oct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9" calcext:value-type="float">
            <text:p>17.9</text:p>
          </table:table-cell>
          <table:table-cell table:formula="of:=LN([.E23])" office:value-type="float" office:value="2.70805020110221" calcext:value-type="float">
            <text:p>2.70805020110221</text:p>
          </table:table-cell>
          <table:table-cell/>
          <table:table-cell table:formula="of:=LN([.G23])" office:value-type="float" office:value="2.88480071284671" calcext:value-type="float">
            <text:p>2.88480071284671</text:p>
          </table:table-cell>
        </table:table-row>
        <table:table-row table:style-name="ro2">
          <table:table-cell office:value-type="date" office:date-value="1951-11-01" calcext:value-type="date">
            <text:p>nov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1" calcext:value-type="float">
            <text:p>17.61</text:p>
          </table:table-cell>
          <table:table-cell table:formula="of:=LN([.E24])" office:value-type="float" office:value="2.70805020110221" calcext:value-type="float">
            <text:p>2.70805020110221</text:p>
          </table:table-cell>
          <table:table-cell/>
          <table:table-cell table:formula="of:=LN([.G24])" office:value-type="float" office:value="2.86846692250811" calcext:value-type="float">
            <text:p>2.86846692250811</text:p>
          </table:table-cell>
        </table:table-row>
        <table:table-row table:style-name="ro2">
          <table:table-cell office:value-type="date" office:date-value="1951-12-01" calcext:value-type="date">
            <text:p>dic-51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5" calcext:value-type="float">
            <text:p>17.35</text:p>
          </table:table-cell>
          <table:table-cell table:formula="of:=LN([.E25])" office:value-type="float" office:value="2.70805020110221" calcext:value-type="float">
            <text:p>2.70805020110221</text:p>
          </table:table-cell>
          <table:table-cell/>
          <table:table-cell table:formula="of:=LN([.G25])" office:value-type="float" office:value="2.85359250639287" calcext:value-type="float">
            <text:p>2.85359250639287</text:p>
          </table:table-cell>
        </table:table-row>
        <table:table-row table:style-name="ro2">
          <table:table-cell office:value-type="date" office:date-value="1952-01-01" calcext:value-type="date">
            <text:p>ene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25" calcext:value-type="float">
            <text:p>17.325</text:p>
          </table:table-cell>
          <table:table-cell table:formula="of:=LN([.E26])" office:value-type="float" office:value="2.70805020110221" calcext:value-type="float">
            <text:p>2.70805020110221</text:p>
          </table:table-cell>
          <table:table-cell/>
          <table:table-cell table:formula="of:=LN([.G26])" office:value-type="float" office:value="2.85215054507597" calcext:value-type="float">
            <text:p>2.85215054507597</text:p>
          </table:table-cell>
        </table:table-row>
        <table:table-row table:style-name="ro2">
          <table:table-cell office:value-type="date" office:date-value="1952-02-01" calcext:value-type="date">
            <text:p>feb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25" calcext:value-type="float">
            <text:p>17.325</text:p>
          </table:table-cell>
          <table:table-cell table:formula="of:=LN([.E27])" office:value-type="float" office:value="2.70805020110221" calcext:value-type="float">
            <text:p>2.70805020110221</text:p>
          </table:table-cell>
          <table:table-cell/>
          <table:table-cell table:formula="of:=LN([.G27])" office:value-type="float" office:value="2.85215054507597" calcext:value-type="float">
            <text:p>2.85215054507597</text:p>
          </table:table-cell>
        </table:table-row>
        <table:table-row table:style-name="ro2">
          <table:table-cell office:value-type="date" office:date-value="1952-03-01" calcext:value-type="date">
            <text:p>mar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5" calcext:value-type="float">
            <text:p>17.35</text:p>
          </table:table-cell>
          <table:table-cell table:formula="of:=LN([.E28])" office:value-type="float" office:value="2.70805020110221" calcext:value-type="float">
            <text:p>2.70805020110221</text:p>
          </table:table-cell>
          <table:table-cell/>
          <table:table-cell table:formula="of:=LN([.G28])" office:value-type="float" office:value="2.85359250639287" calcext:value-type="float">
            <text:p>2.85359250639287</text:p>
          </table:table-cell>
        </table:table-row>
        <table:table-row table:style-name="ro2">
          <table:table-cell office:value-type="date" office:date-value="1952-04-01" calcext:value-type="date">
            <text:p>abr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3" calcext:value-type="float">
            <text:p>17.33</text:p>
          </table:table-cell>
          <table:table-cell table:formula="of:=LN([.E29])" office:value-type="float" office:value="2.70805020110221" calcext:value-type="float">
            <text:p>2.70805020110221</text:p>
          </table:table-cell>
          <table:table-cell/>
          <table:table-cell table:formula="of:=LN([.G29])" office:value-type="float" office:value="2.85243910372751" calcext:value-type="float">
            <text:p>2.85243910372751</text:p>
          </table:table-cell>
        </table:table-row>
        <table:table-row table:style-name="ro2">
          <table:table-cell office:value-type="date" office:date-value="1952-05-01" calcext:value-type="date">
            <text:p>may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3" calcext:value-type="float">
            <text:p>17.33</text:p>
          </table:table-cell>
          <table:table-cell table:formula="of:=LN([.E30])" office:value-type="float" office:value="2.70805020110221" calcext:value-type="float">
            <text:p>2.70805020110221</text:p>
          </table:table-cell>
          <table:table-cell/>
          <table:table-cell table:formula="of:=LN([.G30])" office:value-type="float" office:value="2.85243910372751" calcext:value-type="float">
            <text:p>2.85243910372751</text:p>
          </table:table-cell>
        </table:table-row>
        <table:table-row table:style-name="ro2">
          <table:table-cell office:value-type="date" office:date-value="1952-06-01" calcext:value-type="date">
            <text:p>jun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3" calcext:value-type="float">
            <text:p>17.33</text:p>
          </table:table-cell>
          <table:table-cell table:formula="of:=LN([.E31])" office:value-type="float" office:value="2.70805020110221" calcext:value-type="float">
            <text:p>2.70805020110221</text:p>
          </table:table-cell>
          <table:table-cell/>
          <table:table-cell table:formula="of:=LN([.G31])" office:value-type="float" office:value="2.85243910372751" calcext:value-type="float">
            <text:p>2.85243910372751</text:p>
          </table:table-cell>
        </table:table-row>
        <table:table-row table:style-name="ro2">
          <table:table-cell office:value-type="date" office:date-value="1952-07-01" calcext:value-type="date">
            <text:p>jul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545" calcext:value-type="float">
            <text:p>17.545</text:p>
          </table:table-cell>
          <table:table-cell table:formula="of:=LN([.E32])" office:value-type="float" office:value="2.70805020110221" calcext:value-type="float">
            <text:p>2.70805020110221</text:p>
          </table:table-cell>
          <table:table-cell/>
          <table:table-cell table:formula="of:=LN([.G32])" office:value-type="float" office:value="2.86476900903518" calcext:value-type="float">
            <text:p>2.86476900903518</text:p>
          </table:table-cell>
        </table:table-row>
        <table:table-row table:style-name="ro2">
          <table:table-cell office:value-type="date" office:date-value="1952-08-01" calcext:value-type="date">
            <text:p>ago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15" calcext:value-type="float">
            <text:p>17.415</text:p>
          </table:table-cell>
          <table:table-cell table:formula="of:=LN([.E33])" office:value-type="float" office:value="2.70805020110221" calcext:value-type="float">
            <text:p>2.70805020110221</text:p>
          </table:table-cell>
          <table:table-cell/>
          <table:table-cell table:formula="of:=LN([.G33])" office:value-type="float" office:value="2.85733190381796" calcext:value-type="float">
            <text:p>2.85733190381796</text:p>
          </table:table-cell>
        </table:table-row>
        <table:table-row table:style-name="ro2">
          <table:table-cell office:value-type="date" office:date-value="1952-09-01" calcext:value-type="date">
            <text:p>sep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25" calcext:value-type="float">
            <text:p>17.425</text:p>
          </table:table-cell>
          <table:table-cell table:formula="of:=LN([.E34])" office:value-type="float" office:value="2.70805020110221" calcext:value-type="float">
            <text:p>2.70805020110221</text:p>
          </table:table-cell>
          <table:table-cell/>
          <table:table-cell table:formula="of:=LN([.G34])" office:value-type="float" office:value="2.85790595664659" calcext:value-type="float">
            <text:p>2.85790595664659</text:p>
          </table:table-cell>
        </table:table-row>
        <table:table-row table:style-name="ro2">
          <table:table-cell office:value-type="date" office:date-value="1952-10-01" calcext:value-type="date">
            <text:p>oct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45" calcext:value-type="float">
            <text:p>17.445</text:p>
          </table:table-cell>
          <table:table-cell table:formula="of:=LN([.E35])" office:value-type="float" office:value="2.70805020110221" calcext:value-type="float">
            <text:p>2.70805020110221</text:p>
          </table:table-cell>
          <table:table-cell/>
          <table:table-cell table:formula="of:=LN([.G35])" office:value-type="float" office:value="2.85905307463874" calcext:value-type="float">
            <text:p>2.85905307463874</text:p>
          </table:table-cell>
        </table:table-row>
        <table:table-row table:style-name="ro2">
          <table:table-cell office:value-type="date" office:date-value="1952-11-01" calcext:value-type="date">
            <text:p>nov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5" calcext:value-type="float">
            <text:p>17.45</text:p>
          </table:table-cell>
          <table:table-cell table:formula="of:=LN([.E36])" office:value-type="float" office:value="2.70805020110221" calcext:value-type="float">
            <text:p>2.70805020110221</text:p>
          </table:table-cell>
          <table:table-cell/>
          <table:table-cell table:formula="of:=LN([.G36])" office:value-type="float" office:value="2.85933964864844" calcext:value-type="float">
            <text:p>2.85933964864844</text:p>
          </table:table-cell>
        </table:table-row>
        <table:table-row table:style-name="ro2">
          <table:table-cell office:value-type="date" office:date-value="1952-12-01" calcext:value-type="date">
            <text:p>dic-5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15" calcext:value-type="float">
            <text:p>17.415</text:p>
          </table:table-cell>
          <table:table-cell table:formula="of:=LN([.E37])" office:value-type="float" office:value="2.70805020110221" calcext:value-type="float">
            <text:p>2.70805020110221</text:p>
          </table:table-cell>
          <table:table-cell/>
          <table:table-cell table:formula="of:=LN([.G37])" office:value-type="float" office:value="2.85733190381796" calcext:value-type="float">
            <text:p>2.85733190381796</text:p>
          </table:table-cell>
        </table:table-row>
        <table:table-row table:style-name="ro2">
          <table:table-cell office:value-type="date" office:date-value="1953-01-01" calcext:value-type="date">
            <text:p>ene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75" calcext:value-type="float">
            <text:p>17.375</text:p>
          </table:table-cell>
          <table:table-cell table:formula="of:=LN([.E38])" office:value-type="float" office:value="2.70805020110221" calcext:value-type="float">
            <text:p>2.70805020110221</text:p>
          </table:table-cell>
          <table:table-cell/>
          <table:table-cell table:formula="of:=LN([.G38])" office:value-type="float" office:value="2.85503239145086" calcext:value-type="float">
            <text:p>2.85503239145086</text:p>
          </table:table-cell>
        </table:table-row>
        <table:table-row table:style-name="ro2">
          <table:table-cell office:value-type="date" office:date-value="1953-02-01" calcext:value-type="date">
            <text:p>feb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6" calcext:value-type="float">
            <text:p>17.36</text:p>
          </table:table-cell>
          <table:table-cell table:formula="of:=LN([.E39])" office:value-type="float" office:value="2.70805020110221" calcext:value-type="float">
            <text:p>2.70805020110221</text:p>
          </table:table-cell>
          <table:table-cell/>
          <table:table-cell table:formula="of:=LN([.G39])" office:value-type="float" office:value="2.8541687092322" calcext:value-type="float">
            <text:p>2.8541687092322</text:p>
          </table:table-cell>
        </table:table-row>
        <table:table-row table:style-name="ro2">
          <table:table-cell office:value-type="date" office:date-value="1953-03-01" calcext:value-type="date">
            <text:p>mar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5" calcext:value-type="float">
            <text:p>17.35</text:p>
          </table:table-cell>
          <table:table-cell table:formula="of:=LN([.E40])" office:value-type="float" office:value="2.70805020110221" calcext:value-type="float">
            <text:p>2.70805020110221</text:p>
          </table:table-cell>
          <table:table-cell/>
          <table:table-cell table:formula="of:=LN([.G40])" office:value-type="float" office:value="2.85359250639287" calcext:value-type="float">
            <text:p>2.85359250639287</text:p>
          </table:table-cell>
        </table:table-row>
        <table:table-row table:style-name="ro2">
          <table:table-cell office:value-type="date" office:date-value="1953-04-01" calcext:value-type="date">
            <text:p>abr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4" calcext:value-type="float">
            <text:p>17.34</text:p>
          </table:table-cell>
          <table:table-cell table:formula="of:=LN([.E41])" office:value-type="float" office:value="2.70805020110221" calcext:value-type="float">
            <text:p>2.70805020110221</text:p>
          </table:table-cell>
          <table:table-cell/>
          <table:table-cell table:formula="of:=LN([.G41])" office:value-type="float" office:value="2.8530159713524" calcext:value-type="float">
            <text:p>2.8530159713524</text:p>
          </table:table-cell>
        </table:table-row>
        <table:table-row table:style-name="ro2">
          <table:table-cell office:value-type="date" office:date-value="1953-05-01" calcext:value-type="date">
            <text:p>may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95" calcext:value-type="float">
            <text:p>17.395</text:p>
          </table:table-cell>
          <table:table-cell table:formula="of:=LN([.E42])" office:value-type="float" office:value="2.70805020110221" calcext:value-type="float">
            <text:p>2.70805020110221</text:p>
          </table:table-cell>
          <table:table-cell/>
          <table:table-cell table:formula="of:=LN([.G42])" office:value-type="float" office:value="2.85618280860391" calcext:value-type="float">
            <text:p>2.85618280860391</text:p>
          </table:table-cell>
        </table:table-row>
        <table:table-row table:style-name="ro2">
          <table:table-cell office:value-type="date" office:date-value="1953-06-01" calcext:value-type="date">
            <text:p>jun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15" calcext:value-type="float">
            <text:p>17.415</text:p>
          </table:table-cell>
          <table:table-cell table:formula="of:=LN([.E43])" office:value-type="float" office:value="2.70805020110221" calcext:value-type="float">
            <text:p>2.70805020110221</text:p>
          </table:table-cell>
          <table:table-cell/>
          <table:table-cell table:formula="of:=LN([.G43])" office:value-type="float" office:value="2.85733190381796" calcext:value-type="float">
            <text:p>2.85733190381796</text:p>
          </table:table-cell>
        </table:table-row>
        <table:table-row table:style-name="ro2">
          <table:table-cell office:value-type="date" office:date-value="1953-07-01" calcext:value-type="date">
            <text:p>jul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25" calcext:value-type="float">
            <text:p>17.425</text:p>
          </table:table-cell>
          <table:table-cell table:formula="of:=LN([.E44])" office:value-type="float" office:value="2.70805020110221" calcext:value-type="float">
            <text:p>2.70805020110221</text:p>
          </table:table-cell>
          <table:table-cell/>
          <table:table-cell table:formula="of:=LN([.G44])" office:value-type="float" office:value="2.85790595664659" calcext:value-type="float">
            <text:p>2.85790595664659</text:p>
          </table:table-cell>
        </table:table-row>
        <table:table-row table:style-name="ro2">
          <table:table-cell office:value-type="date" office:date-value="1953-08-01" calcext:value-type="date">
            <text:p>ago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7" calcext:value-type="float">
            <text:p>17.37</text:p>
          </table:table-cell>
          <table:table-cell table:formula="of:=LN([.E45])" office:value-type="float" office:value="2.70805020110221" calcext:value-type="float">
            <text:p>2.70805020110221</text:p>
          </table:table-cell>
          <table:table-cell/>
          <table:table-cell table:formula="of:=LN([.G45])" office:value-type="float" office:value="2.85474458025301" calcext:value-type="float">
            <text:p>2.85474458025301</text:p>
          </table:table-cell>
        </table:table-row>
        <table:table-row table:style-name="ro2">
          <table:table-cell office:value-type="date" office:date-value="1953-09-01" calcext:value-type="date">
            <text:p>sep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95" calcext:value-type="float">
            <text:p>17.395</text:p>
          </table:table-cell>
          <table:table-cell table:formula="of:=LN([.E46])" office:value-type="float" office:value="2.70805020110221" calcext:value-type="float">
            <text:p>2.70805020110221</text:p>
          </table:table-cell>
          <table:table-cell/>
          <table:table-cell table:formula="of:=LN([.G46])" office:value-type="float" office:value="2.85618280860391" calcext:value-type="float">
            <text:p>2.85618280860391</text:p>
          </table:table-cell>
        </table:table-row>
        <table:table-row table:style-name="ro2">
          <table:table-cell office:value-type="date" office:date-value="1953-10-01" calcext:value-type="date">
            <text:p>oct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35" calcext:value-type="float">
            <text:p>17.435</text:p>
          </table:table-cell>
          <table:table-cell table:formula="of:=LN([.E47])" office:value-type="float" office:value="2.70805020110221" calcext:value-type="float">
            <text:p>2.70805020110221</text:p>
          </table:table-cell>
          <table:table-cell/>
          <table:table-cell table:formula="of:=LN([.G47])" office:value-type="float" office:value="2.85847968012761" calcext:value-type="float">
            <text:p>2.85847968012761</text:p>
          </table:table-cell>
        </table:table-row>
        <table:table-row table:style-name="ro2">
          <table:table-cell office:value-type="date" office:date-value="1953-11-01" calcext:value-type="date">
            <text:p>nov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15" calcext:value-type="float">
            <text:p>17.415</text:p>
          </table:table-cell>
          <table:table-cell table:formula="of:=LN([.E48])" office:value-type="float" office:value="2.70805020110221" calcext:value-type="float">
            <text:p>2.70805020110221</text:p>
          </table:table-cell>
          <table:table-cell/>
          <table:table-cell table:formula="of:=LN([.G48])" office:value-type="float" office:value="2.85733190381796" calcext:value-type="float">
            <text:p>2.85733190381796</text:p>
          </table:table-cell>
        </table:table-row>
        <table:table-row table:style-name="ro2">
          <table:table-cell office:value-type="date" office:date-value="1953-12-01" calcext:value-type="date">
            <text:p>dic-53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95" calcext:value-type="float">
            <text:p>17.395</text:p>
          </table:table-cell>
          <table:table-cell table:formula="of:=LN([.E49])" office:value-type="float" office:value="2.70805020110221" calcext:value-type="float">
            <text:p>2.70805020110221</text:p>
          </table:table-cell>
          <table:table-cell/>
          <table:table-cell table:formula="of:=LN([.G49])" office:value-type="float" office:value="2.85618280860391" calcext:value-type="float">
            <text:p>2.85618280860391</text:p>
          </table:table-cell>
        </table:table-row>
        <table:table-row table:style-name="ro2">
          <table:table-cell office:value-type="date" office:date-value="1954-01-01" calcext:value-type="date">
            <text:p>ene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2" calcext:value-type="float">
            <text:p>17.42</text:p>
          </table:table-cell>
          <table:table-cell table:formula="of:=LN([.E50])" office:value-type="float" office:value="2.70805020110221" calcext:value-type="float">
            <text:p>2.70805020110221</text:p>
          </table:table-cell>
          <table:table-cell/>
          <table:table-cell table:formula="of:=LN([.G50])" office:value-type="float" office:value="2.85761897142436" calcext:value-type="float">
            <text:p>2.85761897142436</text:p>
          </table:table-cell>
        </table:table-row>
        <table:table-row table:style-name="ro2">
          <table:table-cell office:value-type="date" office:date-value="1954-02-01" calcext:value-type="date">
            <text:p>feb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1" calcext:value-type="float">
            <text:p>17.41</text:p>
          </table:table-cell>
          <table:table-cell table:formula="of:=LN([.E51])" office:value-type="float" office:value="2.70805020110221" calcext:value-type="float">
            <text:p>2.70805020110221</text:p>
          </table:table-cell>
          <table:table-cell/>
          <table:table-cell table:formula="of:=LN([.G51])" office:value-type="float" office:value="2.8570447537801" calcext:value-type="float">
            <text:p>2.8570447537801</text:p>
          </table:table-cell>
        </table:table-row>
        <table:table-row table:style-name="ro2">
          <table:table-cell office:value-type="date" office:date-value="1954-03-01" calcext:value-type="date">
            <text:p>mar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65" calcext:value-type="float">
            <text:p>17.365</text:p>
          </table:table-cell>
          <table:table-cell table:formula="of:=LN([.E52])" office:value-type="float" office:value="2.70805020110221" calcext:value-type="float">
            <text:p>2.70805020110221</text:p>
          </table:table-cell>
          <table:table-cell/>
          <table:table-cell table:formula="of:=LN([.G52])" office:value-type="float" office:value="2.85445668619604" calcext:value-type="float">
            <text:p>2.85445668619604</text:p>
          </table:table-cell>
        </table:table-row>
        <table:table-row table:style-name="ro2">
          <table:table-cell office:value-type="date" office:date-value="1954-04-01" calcext:value-type="date">
            <text:p>abr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45" calcext:value-type="float">
            <text:p>17.345</text:p>
          </table:table-cell>
          <table:table-cell table:formula="of:=LN([.E53])" office:value-type="float" office:value="2.70805020110221" calcext:value-type="float">
            <text:p>2.70805020110221</text:p>
          </table:table-cell>
          <table:table-cell/>
          <table:table-cell table:formula="of:=LN([.G53])" office:value-type="float" office:value="2.85330428042171" calcext:value-type="float">
            <text:p>2.85330428042171</text:p>
          </table:table-cell>
        </table:table-row>
        <table:table-row table:style-name="ro2">
          <table:table-cell office:value-type="date" office:date-value="1954-05-01" calcext:value-type="date">
            <text:p>may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65" calcext:value-type="float">
            <text:p>17.365</text:p>
          </table:table-cell>
          <table:table-cell table:formula="of:=LN([.E54])" office:value-type="float" office:value="2.70805020110221" calcext:value-type="float">
            <text:p>2.70805020110221</text:p>
          </table:table-cell>
          <table:table-cell/>
          <table:table-cell table:formula="of:=LN([.G54])" office:value-type="float" office:value="2.85445668619604" calcext:value-type="float">
            <text:p>2.85445668619604</text:p>
          </table:table-cell>
        </table:table-row>
        <table:table-row table:style-name="ro2">
          <table:table-cell office:value-type="date" office:date-value="1954-06-01" calcext:value-type="date">
            <text:p>jun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7" calcext:value-type="float">
            <text:p>17.37</text:p>
          </table:table-cell>
          <table:table-cell table:formula="of:=LN([.E55])" office:value-type="float" office:value="2.70805020110221" calcext:value-type="float">
            <text:p>2.70805020110221</text:p>
          </table:table-cell>
          <table:table-cell/>
          <table:table-cell table:formula="of:=LN([.G55])" office:value-type="float" office:value="2.85474458025301" calcext:value-type="float">
            <text:p>2.85474458025301</text:p>
          </table:table-cell>
        </table:table-row>
        <table:table-row table:style-name="ro2">
          <table:table-cell office:value-type="date" office:date-value="1954-07-01" calcext:value-type="date">
            <text:p>jul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65" calcext:value-type="float">
            <text:p>17.365</text:p>
          </table:table-cell>
          <table:table-cell table:formula="of:=LN([.E56])" office:value-type="float" office:value="2.70805020110221" calcext:value-type="float">
            <text:p>2.70805020110221</text:p>
          </table:table-cell>
          <table:table-cell/>
          <table:table-cell table:formula="of:=LN([.G56])" office:value-type="float" office:value="2.85445668619604" calcext:value-type="float">
            <text:p>2.85445668619604</text:p>
          </table:table-cell>
        </table:table-row>
        <table:table-row table:style-name="ro2">
          <table:table-cell office:value-type="date" office:date-value="1954-08-01" calcext:value-type="date">
            <text:p>ago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6" calcext:value-type="float">
            <text:p>17.36</text:p>
          </table:table-cell>
          <table:table-cell table:formula="of:=LN([.E57])" office:value-type="float" office:value="2.70805020110221" calcext:value-type="float">
            <text:p>2.70805020110221</text:p>
          </table:table-cell>
          <table:table-cell/>
          <table:table-cell table:formula="of:=LN([.G57])" office:value-type="float" office:value="2.8541687092322" calcext:value-type="float">
            <text:p>2.8541687092322</text:p>
          </table:table-cell>
        </table:table-row>
        <table:table-row table:style-name="ro2">
          <table:table-cell office:value-type="date" office:date-value="1954-09-01" calcext:value-type="date">
            <text:p>sep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5" calcext:value-type="float">
            <text:p>17.35</text:p>
          </table:table-cell>
          <table:table-cell table:formula="of:=LN([.E58])" office:value-type="float" office:value="2.70805020110221" calcext:value-type="float">
            <text:p>2.70805020110221</text:p>
          </table:table-cell>
          <table:table-cell/>
          <table:table-cell table:formula="of:=LN([.G58])" office:value-type="float" office:value="2.85359250639287" calcext:value-type="float">
            <text:p>2.85359250639287</text:p>
          </table:table-cell>
        </table:table-row>
        <table:table-row table:style-name="ro2">
          <table:table-cell office:value-type="date" office:date-value="1954-10-01" calcext:value-type="date">
            <text:p>oct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9" calcext:value-type="float">
            <text:p>17.39</text:p>
          </table:table-cell>
          <table:table-cell table:formula="of:=LN([.E59])" office:value-type="float" office:value="2.70805020110221" calcext:value-type="float">
            <text:p>2.70805020110221</text:p>
          </table:table-cell>
          <table:table-cell/>
          <table:table-cell table:formula="of:=LN([.G59])" office:value-type="float" office:value="2.85589532836619" calcext:value-type="float">
            <text:p>2.85589532836619</text:p>
          </table:table-cell>
        </table:table-row>
        <table:table-row table:style-name="ro2">
          <table:table-cell office:value-type="date" office:date-value="1954-11-01" calcext:value-type="date">
            <text:p>nov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9" calcext:value-type="float">
            <text:p>17.39</text:p>
          </table:table-cell>
          <table:table-cell table:formula="of:=LN([.E60])" office:value-type="float" office:value="2.70805020110221" calcext:value-type="float">
            <text:p>2.70805020110221</text:p>
          </table:table-cell>
          <table:table-cell/>
          <table:table-cell table:formula="of:=LN([.G60])" office:value-type="float" office:value="2.85589532836619" calcext:value-type="float">
            <text:p>2.85589532836619</text:p>
          </table:table-cell>
        </table:table-row>
        <table:table-row table:style-name="ro2">
          <table:table-cell office:value-type="date" office:date-value="1954-12-01" calcext:value-type="date">
            <text:p>dic-54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75" calcext:value-type="float">
            <text:p>17.375</text:p>
          </table:table-cell>
          <table:table-cell table:formula="of:=LN([.E61])" office:value-type="float" office:value="2.70805020110221" calcext:value-type="float">
            <text:p>2.70805020110221</text:p>
          </table:table-cell>
          <table:table-cell/>
          <table:table-cell table:formula="of:=LN([.G61])" office:value-type="float" office:value="2.85503239145086" calcext:value-type="float">
            <text:p>2.85503239145086</text:p>
          </table:table-cell>
        </table:table-row>
        <table:table-row table:style-name="ro2">
          <table:table-cell office:value-type="date" office:date-value="1955-01-01" calcext:value-type="date">
            <text:p>ene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4" calcext:value-type="float">
            <text:p>17.34</text:p>
          </table:table-cell>
          <table:table-cell table:formula="of:=LN([.E62])" office:value-type="float" office:value="2.70805020110221" calcext:value-type="float">
            <text:p>2.70805020110221</text:p>
          </table:table-cell>
          <table:table-cell/>
          <table:table-cell table:formula="of:=LN([.G62])" office:value-type="float" office:value="2.8530159713524" calcext:value-type="float">
            <text:p>2.8530159713524</text:p>
          </table:table-cell>
        </table:table-row>
        <table:table-row table:style-name="ro2">
          <table:table-cell office:value-type="date" office:date-value="1955-02-01" calcext:value-type="date">
            <text:p>feb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15" calcext:value-type="float">
            <text:p>17.315</text:p>
          </table:table-cell>
          <table:table-cell table:formula="of:=LN([.E63])" office:value-type="float" office:value="2.70805020110221" calcext:value-type="float">
            <text:p>2.70805020110221</text:p>
          </table:table-cell>
          <table:table-cell/>
          <table:table-cell table:formula="of:=LN([.G63])" office:value-type="float" office:value="2.85157317785439" calcext:value-type="float">
            <text:p>2.85157317785439</text:p>
          </table:table-cell>
        </table:table-row>
        <table:table-row table:style-name="ro2">
          <table:table-cell office:value-type="date" office:date-value="1955-03-01" calcext:value-type="date">
            <text:p>mar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25" calcext:value-type="float">
            <text:p>17.325</text:p>
          </table:table-cell>
          <table:table-cell table:formula="of:=LN([.E64])" office:value-type="float" office:value="2.70805020110221" calcext:value-type="float">
            <text:p>2.70805020110221</text:p>
          </table:table-cell>
          <table:table-cell/>
          <table:table-cell table:formula="of:=LN([.G64])" office:value-type="float" office:value="2.85215054507597" calcext:value-type="float">
            <text:p>2.85215054507597</text:p>
          </table:table-cell>
        </table:table-row>
        <table:table-row table:style-name="ro2">
          <table:table-cell office:value-type="date" office:date-value="1955-04-01" calcext:value-type="date">
            <text:p>abr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3" calcext:value-type="float">
            <text:p>17.33</text:p>
          </table:table-cell>
          <table:table-cell table:formula="of:=LN([.E65])" office:value-type="float" office:value="2.70805020110221" calcext:value-type="float">
            <text:p>2.70805020110221</text:p>
          </table:table-cell>
          <table:table-cell/>
          <table:table-cell table:formula="of:=LN([.G65])" office:value-type="float" office:value="2.85243910372751" calcext:value-type="float">
            <text:p>2.85243910372751</text:p>
          </table:table-cell>
        </table:table-row>
        <table:table-row table:style-name="ro2">
          <table:table-cell office:value-type="date" office:date-value="1955-05-01" calcext:value-type="date">
            <text:p>may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55" calcext:value-type="float">
            <text:p>17.355</text:p>
          </table:table-cell>
          <table:table-cell table:formula="of:=LN([.E66])" office:value-type="float" office:value="2.70805020110221" calcext:value-type="float">
            <text:p>2.70805020110221</text:p>
          </table:table-cell>
          <table:table-cell/>
          <table:table-cell table:formula="of:=LN([.G66])" office:value-type="float" office:value="2.85388064931375" calcext:value-type="float">
            <text:p>2.85388064931375</text:p>
          </table:table-cell>
        </table:table-row>
        <table:table-row table:style-name="ro2">
          <table:table-cell office:value-type="date" office:date-value="1955-06-01" calcext:value-type="date">
            <text:p>jun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65" calcext:value-type="float">
            <text:p>17.365</text:p>
          </table:table-cell>
          <table:table-cell table:formula="of:=LN([.E67])" office:value-type="float" office:value="2.70805020110221" calcext:value-type="float">
            <text:p>2.70805020110221</text:p>
          </table:table-cell>
          <table:table-cell/>
          <table:table-cell table:formula="of:=LN([.G67])" office:value-type="float" office:value="2.85445668619604" calcext:value-type="float">
            <text:p>2.85445668619604</text:p>
          </table:table-cell>
        </table:table-row>
        <table:table-row table:style-name="ro2">
          <table:table-cell office:value-type="date" office:date-value="1955-07-01" calcext:value-type="date">
            <text:p>jul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65" calcext:value-type="float">
            <text:p>17.665</text:p>
          </table:table-cell>
          <table:table-cell table:formula="of:=LN([.E68])" office:value-type="float" office:value="2.70805020110221" calcext:value-type="float">
            <text:p>2.70805020110221</text:p>
          </table:table-cell>
          <table:table-cell/>
          <table:table-cell table:formula="of:=LN([.G68])" office:value-type="float" office:value="2.87158528081111" calcext:value-type="float">
            <text:p>2.87158528081111</text:p>
          </table:table-cell>
        </table:table-row>
        <table:table-row table:style-name="ro2">
          <table:table-cell office:value-type="date" office:date-value="1955-08-01" calcext:value-type="date">
            <text:p>ago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7" calcext:value-type="float">
            <text:p>17.67</text:p>
          </table:table-cell>
          <table:table-cell table:formula="of:=LN([.E69])" office:value-type="float" office:value="2.70805020110221" calcext:value-type="float">
            <text:p>2.70805020110221</text:p>
          </table:table-cell>
          <table:table-cell/>
          <table:table-cell table:formula="of:=LN([.G69])" office:value-type="float" office:value="2.87186828633161" calcext:value-type="float">
            <text:p>2.87186828633161</text:p>
          </table:table-cell>
        </table:table-row>
        <table:table-row table:style-name="ro2">
          <table:table-cell office:value-type="date" office:date-value="1955-09-01" calcext:value-type="date">
            <text:p>sep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3" calcext:value-type="float">
            <text:p>17.43</text:p>
          </table:table-cell>
          <table:table-cell table:formula="of:=LN([.E70])" office:value-type="float" office:value="2.70805020110221" calcext:value-type="float">
            <text:p>2.70805020110221</text:p>
          </table:table-cell>
          <table:table-cell/>
          <table:table-cell table:formula="of:=LN([.G70])" office:value-type="float" office:value="2.85819285953193" calcext:value-type="float">
            <text:p>2.85819285953193</text:p>
          </table:table-cell>
        </table:table-row>
        <table:table-row table:style-name="ro2">
          <table:table-cell office:value-type="date" office:date-value="1955-10-01" calcext:value-type="date">
            <text:p>oct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4" calcext:value-type="float">
            <text:p>17.34</text:p>
          </table:table-cell>
          <table:table-cell table:formula="of:=LN([.E71])" office:value-type="float" office:value="2.70805020110221" calcext:value-type="float">
            <text:p>2.70805020110221</text:p>
          </table:table-cell>
          <table:table-cell/>
          <table:table-cell table:formula="of:=LN([.G71])" office:value-type="float" office:value="2.8530159713524" calcext:value-type="float">
            <text:p>2.8530159713524</text:p>
          </table:table-cell>
        </table:table-row>
        <table:table-row table:style-name="ro2">
          <table:table-cell office:value-type="date" office:date-value="1955-11-01" calcext:value-type="date">
            <text:p>nov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35" calcext:value-type="float">
            <text:p>17.335</text:p>
          </table:table-cell>
          <table:table-cell table:formula="of:=LN([.E72])" office:value-type="float" office:value="2.70805020110221" calcext:value-type="float">
            <text:p>2.70805020110221</text:p>
          </table:table-cell>
          <table:table-cell/>
          <table:table-cell table:formula="of:=LN([.G72])" office:value-type="float" office:value="2.85272757913699" calcext:value-type="float">
            <text:p>2.85272757913699</text:p>
          </table:table-cell>
        </table:table-row>
        <table:table-row table:style-name="ro2">
          <table:table-cell office:value-type="date" office:date-value="1955-12-01" calcext:value-type="date">
            <text:p>dic-55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75" calcext:value-type="float">
            <text:p>17.375</text:p>
          </table:table-cell>
          <table:table-cell table:formula="of:=LN([.E73])" office:value-type="float" office:value="2.70805020110221" calcext:value-type="float">
            <text:p>2.70805020110221</text:p>
          </table:table-cell>
          <table:table-cell/>
          <table:table-cell table:formula="of:=LN([.G73])" office:value-type="float" office:value="2.85503239145086" calcext:value-type="float">
            <text:p>2.85503239145086</text:p>
          </table:table-cell>
        </table:table-row>
        <table:table-row table:style-name="ro2">
          <table:table-cell office:value-type="date" office:date-value="1956-01-01" calcext:value-type="date">
            <text:p>ene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05" calcext:value-type="float">
            <text:p>17.405</text:p>
          </table:table-cell>
          <table:table-cell table:formula="of:=LN([.E74])" office:value-type="float" office:value="2.70805020110221" calcext:value-type="float">
            <text:p>2.70805020110221</text:p>
          </table:table-cell>
          <table:table-cell/>
          <table:table-cell table:formula="of:=LN([.G74])" office:value-type="float" office:value="2.8567575212634" calcext:value-type="float">
            <text:p>2.8567575212634</text:p>
          </table:table-cell>
        </table:table-row>
        <table:table-row table:style-name="ro2">
          <table:table-cell office:value-type="date" office:date-value="1956-02-01" calcext:value-type="date">
            <text:p>feb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58" calcext:value-type="float">
            <text:p>17.58</text:p>
          </table:table-cell>
          <table:table-cell table:formula="of:=LN([.E75])" office:value-type="float" office:value="2.70805020110221" calcext:value-type="float">
            <text:p>2.70805020110221</text:p>
          </table:table-cell>
          <table:table-cell/>
          <table:table-cell table:formula="of:=LN([.G75])" office:value-type="float" office:value="2.86676189225703" calcext:value-type="float">
            <text:p>2.86676189225703</text:p>
          </table:table-cell>
        </table:table-row>
        <table:table-row table:style-name="ro2">
          <table:table-cell office:value-type="date" office:date-value="1956-03-01" calcext:value-type="date">
            <text:p>mar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95" calcext:value-type="float">
            <text:p>17.695</text:p>
          </table:table-cell>
          <table:table-cell table:formula="of:=LN([.E76])" office:value-type="float" office:value="2.70805020110221" calcext:value-type="float">
            <text:p>2.70805020110221</text:p>
          </table:table-cell>
          <table:table-cell/>
          <table:table-cell table:formula="of:=LN([.G76])" office:value-type="float" office:value="2.87328211379743" calcext:value-type="float">
            <text:p>2.87328211379743</text:p>
          </table:table-cell>
        </table:table-row>
        <table:table-row table:style-name="ro2">
          <table:table-cell office:value-type="date" office:date-value="1956-04-01" calcext:value-type="date">
            <text:p>abr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915" calcext:value-type="float">
            <text:p>17.915</text:p>
          </table:table-cell>
          <table:table-cell table:formula="of:=LN([.E77])" office:value-type="float" office:value="2.70805020110221" calcext:value-type="float">
            <text:p>2.70805020110221</text:p>
          </table:table-cell>
          <table:table-cell/>
          <table:table-cell table:formula="of:=LN([.G77])" office:value-type="float" office:value="2.88563835075692" calcext:value-type="float">
            <text:p>2.88563835075692</text:p>
          </table:table-cell>
        </table:table-row>
        <table:table-row table:style-name="ro2">
          <table:table-cell office:value-type="date" office:date-value="1956-05-01" calcext:value-type="date">
            <text:p>may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355" calcext:value-type="float">
            <text:p>18.355</text:p>
          </table:table-cell>
          <table:table-cell table:formula="of:=LN([.E78])" office:value-type="float" office:value="2.70805020110221" calcext:value-type="float">
            <text:p>2.70805020110221</text:p>
          </table:table-cell>
          <table:table-cell/>
          <table:table-cell table:formula="of:=LN([.G78])" office:value-type="float" office:value="2.9099020169488" calcext:value-type="float">
            <text:p>2.9099020169488</text:p>
          </table:table-cell>
        </table:table-row>
        <table:table-row table:style-name="ro2">
          <table:table-cell office:value-type="date" office:date-value="1956-06-01" calcext:value-type="date">
            <text:p>jun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615" calcext:value-type="float">
            <text:p>18.615</text:p>
          </table:table-cell>
          <table:table-cell table:formula="of:=LN([.E79])" office:value-type="float" office:value="2.70805020110221" calcext:value-type="float">
            <text:p>2.70805020110221</text:p>
          </table:table-cell>
          <table:table-cell/>
          <table:table-cell table:formula="of:=LN([.G79])" office:value-type="float" office:value="2.92396770732468" calcext:value-type="float">
            <text:p>2.92396770732468</text:p>
          </table:table-cell>
        </table:table-row>
        <table:table-row table:style-name="ro2">
          <table:table-cell office:value-type="date" office:date-value="1956-07-01" calcext:value-type="date">
            <text:p>jul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605" calcext:value-type="float">
            <text:p>18.605</text:p>
          </table:table-cell>
          <table:table-cell table:formula="of:=LN([.E80])" office:value-type="float" office:value="2.70805020110221" calcext:value-type="float">
            <text:p>2.70805020110221</text:p>
          </table:table-cell>
          <table:table-cell/>
          <table:table-cell table:formula="of:=LN([.G80])" office:value-type="float" office:value="2.92343036179859" calcext:value-type="float">
            <text:p>2.92343036179859</text:p>
          </table:table-cell>
        </table:table-row>
        <table:table-row table:style-name="ro2">
          <table:table-cell office:value-type="date" office:date-value="1956-08-01" calcext:value-type="date">
            <text:p>ago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845" calcext:value-type="float">
            <text:p>18.845</text:p>
          </table:table-cell>
          <table:table-cell table:formula="of:=LN([.E81])" office:value-type="float" office:value="2.70805020110221" calcext:value-type="float">
            <text:p>2.70805020110221</text:p>
          </table:table-cell>
          <table:table-cell/>
          <table:table-cell table:formula="of:=LN([.G81])" office:value-type="float" office:value="2.9362476267191" calcext:value-type="float">
            <text:p>2.9362476267191</text:p>
          </table:table-cell>
        </table:table-row>
        <table:table-row table:style-name="ro2">
          <table:table-cell office:value-type="date" office:date-value="1956-09-01" calcext:value-type="date">
            <text:p>sep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9.17" calcext:value-type="float">
            <text:p>19.17</text:p>
          </table:table-cell>
          <table:table-cell table:formula="of:=LN([.E82])" office:value-type="float" office:value="2.70805020110221" calcext:value-type="float">
            <text:p>2.70805020110221</text:p>
          </table:table-cell>
          <table:table-cell/>
          <table:table-cell table:formula="of:=LN([.G82])" office:value-type="float" office:value="2.95334655705755" calcext:value-type="float">
            <text:p>2.95334655705755</text:p>
          </table:table-cell>
        </table:table-row>
        <table:table-row table:style-name="ro2">
          <table:table-cell office:value-type="date" office:date-value="1956-10-01" calcext:value-type="date">
            <text:p>oct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9.395" calcext:value-type="float">
            <text:p>19.395</text:p>
          </table:table-cell>
          <table:table-cell table:formula="of:=LN([.E83])" office:value-type="float" office:value="2.70805020110221" calcext:value-type="float">
            <text:p>2.70805020110221</text:p>
          </table:table-cell>
          <table:table-cell/>
          <table:table-cell table:formula="of:=LN([.G83])" office:value-type="float" office:value="2.96501530089193" calcext:value-type="float">
            <text:p>2.96501530089193</text:p>
          </table:table-cell>
        </table:table-row>
        <table:table-row table:style-name="ro2">
          <table:table-cell office:value-type="date" office:date-value="1956-11-01" calcext:value-type="date">
            <text:p>nov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955" calcext:value-type="float">
            <text:p>18.955</text:p>
          </table:table-cell>
          <table:table-cell table:formula="of:=LN([.E84])" office:value-type="float" office:value="2.70805020110221" calcext:value-type="float">
            <text:p>2.70805020110221</text:p>
          </table:table-cell>
          <table:table-cell/>
          <table:table-cell table:formula="of:=LN([.G84])" office:value-type="float" office:value="2.9420677489683" calcext:value-type="float">
            <text:p>2.9420677489683</text:p>
          </table:table-cell>
        </table:table-row>
        <table:table-row table:style-name="ro2">
          <table:table-cell office:value-type="date" office:date-value="1956-12-01" calcext:value-type="date">
            <text:p>dic-56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755" calcext:value-type="float">
            <text:p>18.755</text:p>
          </table:table-cell>
          <table:table-cell table:formula="of:=LN([.E85])" office:value-type="float" office:value="2.70805020110221" calcext:value-type="float">
            <text:p>2.70805020110221</text:p>
          </table:table-cell>
          <table:table-cell/>
          <table:table-cell table:formula="of:=LN([.G85])" office:value-type="float" office:value="2.93146038353385" calcext:value-type="float">
            <text:p>2.93146038353385</text:p>
          </table:table-cell>
        </table:table-row>
        <table:table-row table:style-name="ro2">
          <table:table-cell office:value-type="date" office:date-value="1957-01-01" calcext:value-type="date">
            <text:p>ene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9.03" calcext:value-type="float">
            <text:p>19.03</text:p>
          </table:table-cell>
          <table:table-cell table:formula="of:=LN([.E86])" office:value-type="float" office:value="2.70805020110221" calcext:value-type="float">
            <text:p>2.70805020110221</text:p>
          </table:table-cell>
          <table:table-cell/>
          <table:table-cell table:formula="of:=LN([.G86])" office:value-type="float" office:value="2.94601668130806" calcext:value-type="float">
            <text:p>2.94601668130806</text:p>
          </table:table-cell>
        </table:table-row>
        <table:table-row table:style-name="ro2">
          <table:table-cell office:value-type="date" office:date-value="1957-02-01" calcext:value-type="date">
            <text:p>feb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895" calcext:value-type="float">
            <text:p>18.895</text:p>
          </table:table-cell>
          <table:table-cell table:formula="of:=LN([.E87])" office:value-type="float" office:value="2.70805020110221" calcext:value-type="float">
            <text:p>2.70805020110221</text:p>
          </table:table-cell>
          <table:table-cell/>
          <table:table-cell table:formula="of:=LN([.G87])" office:value-type="float" office:value="2.93889733680145" calcext:value-type="float">
            <text:p>2.93889733680145</text:p>
          </table:table-cell>
        </table:table-row>
        <table:table-row table:style-name="ro2">
          <table:table-cell office:value-type="date" office:date-value="1957-03-01" calcext:value-type="date">
            <text:p>mar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.18" calcext:value-type="float">
            <text:p>18.18</text:p>
          </table:table-cell>
          <table:table-cell table:formula="of:=LN([.E88])" office:value-type="float" office:value="2.70805020110221" calcext:value-type="float">
            <text:p>2.70805020110221</text:p>
          </table:table-cell>
          <table:table-cell/>
          <table:table-cell table:formula="of:=LN([.G88])" office:value-type="float" office:value="2.90032208874933" calcext:value-type="float">
            <text:p>2.90032208874933</text:p>
          </table:table-cell>
        </table:table-row>
        <table:table-row table:style-name="ro2">
          <table:table-cell office:value-type="date" office:date-value="1957-04-01" calcext:value-type="date">
            <text:p>abr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77" calcext:value-type="float">
            <text:p>17.77</text:p>
          </table:table-cell>
          <table:table-cell table:formula="of:=LN([.E89])" office:value-type="float" office:value="2.70805020110221" calcext:value-type="float">
            <text:p>2.70805020110221</text:p>
          </table:table-cell>
          <table:table-cell/>
          <table:table-cell table:formula="of:=LN([.G89])" office:value-type="float" office:value="2.87751164216656" calcext:value-type="float">
            <text:p>2.87751164216656</text:p>
          </table:table-cell>
        </table:table-row>
        <table:table-row table:style-name="ro2">
          <table:table-cell office:value-type="date" office:date-value="1957-05-01" calcext:value-type="date">
            <text:p>may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81" calcext:value-type="float">
            <text:p>17.81</text:p>
          </table:table-cell>
          <table:table-cell table:formula="of:=LN([.E90])" office:value-type="float" office:value="2.70805020110221" calcext:value-type="float">
            <text:p>2.70805020110221</text:p>
          </table:table-cell>
          <table:table-cell/>
          <table:table-cell table:formula="of:=LN([.G90])" office:value-type="float" office:value="2.87976009730157" calcext:value-type="float">
            <text:p>2.87976009730157</text:p>
          </table:table-cell>
        </table:table-row>
        <table:table-row table:style-name="ro2">
          <table:table-cell office:value-type="date" office:date-value="1957-06-01" calcext:value-type="date">
            <text:p>jun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" calcext:value-type="float">
            <text:p>17.6</text:p>
          </table:table-cell>
          <table:table-cell table:formula="of:=LN([.E91])" office:value-type="float" office:value="2.70805020110221" calcext:value-type="float">
            <text:p>2.70805020110221</text:p>
          </table:table-cell>
          <table:table-cell/>
          <table:table-cell table:formula="of:=LN([.G91])" office:value-type="float" office:value="2.86789890204411" calcext:value-type="float">
            <text:p>2.86789890204411</text:p>
          </table:table-cell>
        </table:table-row>
        <table:table-row table:style-name="ro2">
          <table:table-cell office:value-type="date" office:date-value="1957-07-01" calcext:value-type="date">
            <text:p>jul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85" calcext:value-type="float">
            <text:p>17.385</text:p>
          </table:table-cell>
          <table:table-cell table:formula="of:=LN([.E92])" office:value-type="float" office:value="2.70805020110221" calcext:value-type="float">
            <text:p>2.70805020110221</text:p>
          </table:table-cell>
          <table:table-cell/>
          <table:table-cell table:formula="of:=LN([.G92])" office:value-type="float" office:value="2.85560776545982" calcext:value-type="float">
            <text:p>2.85560776545982</text:p>
          </table:table-cell>
        </table:table-row>
        <table:table-row table:style-name="ro2">
          <table:table-cell office:value-type="date" office:date-value="1957-08-01" calcext:value-type="date">
            <text:p>ago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225" calcext:value-type="float">
            <text:p>17.225</text:p>
          </table:table-cell>
          <table:table-cell table:formula="of:=LN([.E93])" office:value-type="float" office:value="2.70805020110221" calcext:value-type="float">
            <text:p>2.70805020110221</text:p>
          </table:table-cell>
          <table:table-cell/>
          <table:table-cell table:formula="of:=LN([.G93])" office:value-type="float" office:value="2.84636181689972" calcext:value-type="float">
            <text:p>2.84636181689972</text:p>
          </table:table-cell>
        </table:table-row>
        <table:table-row table:style-name="ro2">
          <table:table-cell office:value-type="date" office:date-value="1957-09-01" calcext:value-type="date">
            <text:p>sep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26" calcext:value-type="float">
            <text:p>17.26</text:p>
          </table:table-cell>
          <table:table-cell table:formula="of:=LN([.E94])" office:value-type="float" office:value="2.70805020110221" calcext:value-type="float">
            <text:p>2.70805020110221</text:p>
          </table:table-cell>
          <table:table-cell/>
          <table:table-cell table:formula="of:=LN([.G94])" office:value-type="float" office:value="2.84839168565528" calcext:value-type="float">
            <text:p>2.84839168565528</text:p>
          </table:table-cell>
        </table:table-row>
        <table:table-row table:style-name="ro2">
          <table:table-cell office:value-type="date" office:date-value="1957-10-01" calcext:value-type="date">
            <text:p>oct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175" calcext:value-type="float">
            <text:p>17.175</text:p>
          </table:table-cell>
          <table:table-cell table:formula="of:=LN([.E95])" office:value-type="float" office:value="2.70805020110221" calcext:value-type="float">
            <text:p>2.70805020110221</text:p>
          </table:table-cell>
          <table:table-cell/>
          <table:table-cell table:formula="of:=LN([.G95])" office:value-type="float" office:value="2.84345483810841" calcext:value-type="float">
            <text:p>2.84345483810841</text:p>
          </table:table-cell>
        </table:table-row>
        <table:table-row table:style-name="ro2">
          <table:table-cell office:value-type="date" office:date-value="1957-11-01" calcext:value-type="date">
            <text:p>nov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955" calcext:value-type="float">
            <text:p>16.955</text:p>
          </table:table-cell>
          <table:table-cell table:formula="of:=LN([.E96])" office:value-type="float" office:value="2.70805020110221" calcext:value-type="float">
            <text:p>2.70805020110221</text:p>
          </table:table-cell>
          <table:table-cell/>
          <table:table-cell table:formula="of:=LN([.G96])" office:value-type="float" office:value="2.8305627755776" calcext:value-type="float">
            <text:p>2.8305627755776</text:p>
          </table:table-cell>
        </table:table-row>
        <table:table-row table:style-name="ro2">
          <table:table-cell office:value-type="date" office:date-value="1957-12-01" calcext:value-type="date">
            <text:p>dic-57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62" calcext:value-type="float">
            <text:p>16.62</text:p>
          </table:table-cell>
          <table:table-cell table:formula="of:=LN([.E97])" office:value-type="float" office:value="2.70805020110221" calcext:value-type="float">
            <text:p>2.70805020110221</text:p>
          </table:table-cell>
          <table:table-cell/>
          <table:table-cell table:formula="of:=LN([.G97])" office:value-type="float" office:value="2.8106067894273" calcext:value-type="float">
            <text:p>2.8106067894273</text:p>
          </table:table-cell>
        </table:table-row>
        <table:table-row table:style-name="ro2">
          <table:table-cell office:value-type="date" office:date-value="1958-01-01" calcext:value-type="date">
            <text:p>ene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405" calcext:value-type="float">
            <text:p>16.405</text:p>
          </table:table-cell>
          <table:table-cell table:formula="of:=LN([.E98])" office:value-type="float" office:value="2.70805020110221" calcext:value-type="float">
            <text:p>2.70805020110221</text:p>
          </table:table-cell>
          <table:table-cell/>
          <table:table-cell table:formula="of:=LN([.G98])" office:value-type="float" office:value="2.79758616641307" calcext:value-type="float">
            <text:p>2.79758616641307</text:p>
          </table:table-cell>
        </table:table-row>
        <table:table-row table:style-name="ro2">
          <table:table-cell office:value-type="date" office:date-value="1958-02-01" calcext:value-type="date">
            <text:p>feb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365" calcext:value-type="float">
            <text:p>16.365</text:p>
          </table:table-cell>
          <table:table-cell table:formula="of:=LN([.E99])" office:value-type="float" office:value="2.70805020110221" calcext:value-type="float">
            <text:p>2.70805020110221</text:p>
          </table:table-cell>
          <table:table-cell/>
          <table:table-cell table:formula="of:=LN([.G99])" office:value-type="float" office:value="2.79514490795314" calcext:value-type="float">
            <text:p>2.79514490795314</text:p>
          </table:table-cell>
        </table:table-row>
        <table:table-row table:style-name="ro2">
          <table:table-cell office:value-type="date" office:date-value="1958-03-01" calcext:value-type="date">
            <text:p>mar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36" calcext:value-type="float">
            <text:p>16.36</text:p>
          </table:table-cell>
          <table:table-cell table:formula="of:=LN([.E100])" office:value-type="float" office:value="2.70805020110221" calcext:value-type="float">
            <text:p>2.70805020110221</text:p>
          </table:table-cell>
          <table:table-cell/>
          <table:table-cell table:formula="of:=LN([.G100])" office:value-type="float" office:value="2.7948393311746" calcext:value-type="float">
            <text:p>2.7948393311746</text:p>
          </table:table-cell>
        </table:table-row>
        <table:table-row table:style-name="ro2">
          <table:table-cell office:value-type="date" office:date-value="1958-04-01" calcext:value-type="date">
            <text:p>abr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835" calcext:value-type="float">
            <text:p>16.835</text:p>
          </table:table-cell>
          <table:table-cell table:formula="of:=LN([.E101])" office:value-type="float" office:value="2.70805020110221" calcext:value-type="float">
            <text:p>2.70805020110221</text:p>
          </table:table-cell>
          <table:table-cell/>
          <table:table-cell table:formula="of:=LN([.G101])" office:value-type="float" office:value="2.82346005261304" calcext:value-type="float">
            <text:p>2.82346005261304</text:p>
          </table:table-cell>
        </table:table-row>
        <table:table-row table:style-name="ro2">
          <table:table-cell office:value-type="date" office:date-value="1958-05-01" calcext:value-type="date">
            <text:p>may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67" calcext:value-type="float">
            <text:p>16.67</text:p>
          </table:table-cell>
          <table:table-cell table:formula="of:=LN([.E102])" office:value-type="float" office:value="2.70805020110221" calcext:value-type="float">
            <text:p>2.70805020110221</text:p>
          </table:table-cell>
          <table:table-cell/>
          <table:table-cell table:formula="of:=LN([.G102])" office:value-type="float" office:value="2.8136106967627" calcext:value-type="float">
            <text:p>2.8136106967627</text:p>
          </table:table-cell>
        </table:table-row>
        <table:table-row table:style-name="ro2">
          <table:table-cell office:value-type="date" office:date-value="1958-06-01" calcext:value-type="date">
            <text:p>jun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65" calcext:value-type="float">
            <text:p>16.65</text:p>
          </table:table-cell>
          <table:table-cell table:formula="of:=LN([.E103])" office:value-type="float" office:value="2.70805020110221" calcext:value-type="float">
            <text:p>2.70805020110221</text:p>
          </table:table-cell>
          <table:table-cell/>
          <table:table-cell table:formula="of:=LN([.G103])" office:value-type="float" office:value="2.81241021642645" calcext:value-type="float">
            <text:p>2.81241021642645</text:p>
          </table:table-cell>
        </table:table-row>
        <table:table-row table:style-name="ro2">
          <table:table-cell office:value-type="date" office:date-value="1958-07-01" calcext:value-type="date">
            <text:p>jul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76" calcext:value-type="float">
            <text:p>16.76</text:p>
          </table:table-cell>
          <table:table-cell table:formula="of:=LN([.E104])" office:value-type="float" office:value="2.70805020110221" calcext:value-type="float">
            <text:p>2.70805020110221</text:p>
          </table:table-cell>
          <table:table-cell/>
          <table:table-cell table:formula="of:=LN([.G104])" office:value-type="float" office:value="2.81899509505394" calcext:value-type="float">
            <text:p>2.81899509505394</text:p>
          </table:table-cell>
        </table:table-row>
        <table:table-row table:style-name="ro2">
          <table:table-cell office:value-type="date" office:date-value="1958-08-01" calcext:value-type="date">
            <text:p>ago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015" calcext:value-type="float">
            <text:p>17.015</text:p>
          </table:table-cell>
          <table:table-cell table:formula="of:=LN([.E105])" office:value-type="float" office:value="2.70805020110221" calcext:value-type="float">
            <text:p>2.70805020110221</text:p>
          </table:table-cell>
          <table:table-cell/>
          <table:table-cell table:formula="of:=LN([.G105])" office:value-type="float" office:value="2.83409530795287" calcext:value-type="float">
            <text:p>2.83409530795287</text:p>
          </table:table-cell>
        </table:table-row>
        <table:table-row table:style-name="ro2">
          <table:table-cell office:value-type="date" office:date-value="1958-09-01" calcext:value-type="date">
            <text:p>sep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95" calcext:value-type="float">
            <text:p>16.95</text:p>
          </table:table-cell>
          <table:table-cell table:formula="of:=LN([.E106])" office:value-type="float" office:value="2.70805020110221" calcext:value-type="float">
            <text:p>2.70805020110221</text:p>
          </table:table-cell>
          <table:table-cell/>
          <table:table-cell table:formula="of:=LN([.G106])" office:value-type="float" office:value="2.83026783382646" calcext:value-type="float">
            <text:p>2.83026783382646</text:p>
          </table:table-cell>
        </table:table-row>
        <table:table-row table:style-name="ro2">
          <table:table-cell office:value-type="date" office:date-value="1958-10-01" calcext:value-type="date">
            <text:p>oct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75" calcext:value-type="float">
            <text:p>16.75</text:p>
          </table:table-cell>
          <table:table-cell table:formula="of:=LN([.E107])" office:value-type="float" office:value="2.70805020110221" calcext:value-type="float">
            <text:p>2.70805020110221</text:p>
          </table:table-cell>
          <table:table-cell/>
          <table:table-cell table:formula="of:=LN([.G107])" office:value-type="float" office:value="2.81839825827108" calcext:value-type="float">
            <text:p>2.81839825827108</text:p>
          </table:table-cell>
        </table:table-row>
        <table:table-row table:style-name="ro2">
          <table:table-cell office:value-type="date" office:date-value="1958-11-01" calcext:value-type="date">
            <text:p>nov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675" calcext:value-type="float">
            <text:p>16.675</text:p>
          </table:table-cell>
          <table:table-cell table:formula="of:=LN([.E108])" office:value-type="float" office:value="2.70805020110221" calcext:value-type="float">
            <text:p>2.70805020110221</text:p>
          </table:table-cell>
          <table:table-cell/>
          <table:table-cell table:formula="of:=LN([.G108])" office:value-type="float" office:value="2.81391059180169" calcext:value-type="float">
            <text:p>2.81391059180169</text:p>
          </table:table-cell>
        </table:table-row>
        <table:table-row table:style-name="ro2">
          <table:table-cell office:value-type="date" office:date-value="1958-12-01" calcext:value-type="date">
            <text:p>dic-58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695" calcext:value-type="float">
            <text:p>16.695</text:p>
          </table:table-cell>
          <table:table-cell table:formula="of:=LN([.E109])" office:value-type="float" office:value="2.70805020110221" calcext:value-type="float">
            <text:p>2.70805020110221</text:p>
          </table:table-cell>
          <table:table-cell/>
          <table:table-cell table:formula="of:=LN([.G109])" office:value-type="float" office:value="2.81510927339562" calcext:value-type="float">
            <text:p>2.81510927339562</text:p>
          </table:table-cell>
        </table:table-row>
        <table:table-row table:style-name="ro2">
          <table:table-cell office:value-type="date" office:date-value="1959-01-01" calcext:value-type="date">
            <text:p>ene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795" calcext:value-type="float">
            <text:p>16.795</text:p>
          </table:table-cell>
          <table:table-cell table:formula="of:=LN([.E110])" office:value-type="float" office:value="2.70805020110221" calcext:value-type="float">
            <text:p>2.70805020110221</text:p>
          </table:table-cell>
          <table:table-cell/>
          <table:table-cell table:formula="of:=LN([.G110])" office:value-type="float" office:value="2.82108122306426" calcext:value-type="float">
            <text:p>2.82108122306426</text:p>
          </table:table-cell>
        </table:table-row>
        <table:table-row table:style-name="ro2">
          <table:table-cell office:value-type="date" office:date-value="1959-02-01" calcext:value-type="date">
            <text:p>feb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.965" calcext:value-type="float">
            <text:p>16.965</text:p>
          </table:table-cell>
          <table:table-cell table:formula="of:=LN([.E111])" office:value-type="float" office:value="2.70805020110221" calcext:value-type="float">
            <text:p>2.70805020110221</text:p>
          </table:table-cell>
          <table:table-cell/>
          <table:table-cell table:formula="of:=LN([.G111])" office:value-type="float" office:value="2.83115239823619" calcext:value-type="float">
            <text:p>2.83115239823619</text:p>
          </table:table-cell>
        </table:table-row>
        <table:table-row table:style-name="ro2">
          <table:table-cell office:value-type="date" office:date-value="1959-03-01" calcext:value-type="date">
            <text:p>mar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29" calcext:value-type="float">
            <text:p>17.29</text:p>
          </table:table-cell>
          <table:table-cell table:formula="of:=LN([.E112])" office:value-type="float" office:value="2.70805020110221" calcext:value-type="float">
            <text:p>2.70805020110221</text:p>
          </table:table-cell>
          <table:table-cell/>
          <table:table-cell table:formula="of:=LN([.G112])" office:value-type="float" office:value="2.8501282996952" calcext:value-type="float">
            <text:p>2.8501282996952</text:p>
          </table:table-cell>
        </table:table-row>
        <table:table-row table:style-name="ro2">
          <table:table-cell office:value-type="date" office:date-value="1959-04-01" calcext:value-type="date">
            <text:p>abr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27" calcext:value-type="float">
            <text:p>17.27</text:p>
          </table:table-cell>
          <table:table-cell table:formula="of:=LN([.E113])" office:value-type="float" office:value="2.70805020110221" calcext:value-type="float">
            <text:p>2.70805020110221</text:p>
          </table:table-cell>
          <table:table-cell/>
          <table:table-cell table:formula="of:=LN([.G113])" office:value-type="float" office:value="2.84897089215859" calcext:value-type="float">
            <text:p>2.84897089215859</text:p>
          </table:table-cell>
        </table:table-row>
        <table:table-row table:style-name="ro2">
          <table:table-cell office:value-type="date" office:date-value="1959-05-01" calcext:value-type="date">
            <text:p>may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48" calcext:value-type="float">
            <text:p>17.48</text:p>
          </table:table-cell>
          <table:table-cell table:formula="of:=LN([.E114])" office:value-type="float" office:value="2.70805020110221" calcext:value-type="float">
            <text:p>2.70805020110221</text:p>
          </table:table-cell>
          <table:table-cell/>
          <table:table-cell table:formula="of:=LN([.G114])" office:value-type="float" office:value="2.86105737022739" calcext:value-type="float">
            <text:p>2.86105737022739</text:p>
          </table:table-cell>
        </table:table-row>
        <table:table-row table:style-name="ro2">
          <table:table-cell office:value-type="date" office:date-value="1959-06-01" calcext:value-type="date">
            <text:p>jun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45" calcext:value-type="float">
            <text:p>17.645</text:p>
          </table:table-cell>
          <table:table-cell table:formula="of:=LN([.E115])" office:value-type="float" office:value="2.70805020110221" calcext:value-type="float">
            <text:p>2.70805020110221</text:p>
          </table:table-cell>
          <table:table-cell/>
          <table:table-cell table:formula="of:=LN([.G115])" office:value-type="float" office:value="2.87045245712723" calcext:value-type="float">
            <text:p>2.87045245712723</text:p>
          </table:table-cell>
        </table:table-row>
        <table:table-row table:style-name="ro2">
          <table:table-cell office:value-type="date" office:date-value="1959-07-01" calcext:value-type="date">
            <text:p>jul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94" calcext:value-type="float">
            <text:p>17.94</text:p>
          </table:table-cell>
          <table:table-cell table:formula="of:=LN([.E116])" office:value-type="float" office:value="2.70805020110221" calcext:value-type="float">
            <text:p>2.70805020110221</text:p>
          </table:table-cell>
          <table:table-cell/>
          <table:table-cell table:formula="of:=LN([.G116])" office:value-type="float" office:value="2.88703285663065" calcext:value-type="float">
            <text:p>2.88703285663065</text:p>
          </table:table-cell>
        </table:table-row>
        <table:table-row table:style-name="ro2">
          <table:table-cell office:value-type="date" office:date-value="1959-08-01" calcext:value-type="date">
            <text:p>ago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93" calcext:value-type="float">
            <text:p>17.93</text:p>
          </table:table-cell>
          <table:table-cell table:formula="of:=LN([.E117])" office:value-type="float" office:value="2.70805020110221" calcext:value-type="float">
            <text:p>2.70805020110221</text:p>
          </table:table-cell>
          <table:table-cell/>
          <table:table-cell table:formula="of:=LN([.G117])" office:value-type="float" office:value="2.88647528761704" calcext:value-type="float">
            <text:p>2.88647528761704</text:p>
          </table:table-cell>
        </table:table-row>
        <table:table-row table:style-name="ro2">
          <table:table-cell office:value-type="date" office:date-value="1959-09-01" calcext:value-type="date">
            <text:p>sep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93" calcext:value-type="float">
            <text:p>17.93</text:p>
          </table:table-cell>
          <table:table-cell table:formula="of:=LN([.E118])" office:value-type="float" office:value="2.70805020110221" calcext:value-type="float">
            <text:p>2.70805020110221</text:p>
          </table:table-cell>
          <table:table-cell/>
          <table:table-cell table:formula="of:=LN([.G118])" office:value-type="float" office:value="2.88647528761704" calcext:value-type="float">
            <text:p>2.88647528761704</text:p>
          </table:table-cell>
        </table:table-row>
        <table:table-row table:style-name="ro2">
          <table:table-cell office:value-type="date" office:date-value="1959-10-01" calcext:value-type="date">
            <text:p>oct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67" calcext:value-type="float">
            <text:p>17.67</text:p>
          </table:table-cell>
          <table:table-cell table:formula="of:=LN([.E119])" office:value-type="float" office:value="2.70805020110221" calcext:value-type="float">
            <text:p>2.70805020110221</text:p>
          </table:table-cell>
          <table:table-cell/>
          <table:table-cell table:formula="of:=LN([.G119])" office:value-type="float" office:value="2.87186828633161" calcext:value-type="float">
            <text:p>2.87186828633161</text:p>
          </table:table-cell>
        </table:table-row>
        <table:table-row table:style-name="ro2">
          <table:table-cell office:value-type="date" office:date-value="1959-11-01" calcext:value-type="date">
            <text:p>nov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375" calcext:value-type="float">
            <text:p>17.375</text:p>
          </table:table-cell>
          <table:table-cell table:formula="of:=LN([.E120])" office:value-type="float" office:value="2.70805020110221" calcext:value-type="float">
            <text:p>2.70805020110221</text:p>
          </table:table-cell>
          <table:table-cell/>
          <table:table-cell table:formula="of:=LN([.G120])" office:value-type="float" office:value="2.85503239145086" calcext:value-type="float">
            <text:p>2.85503239145086</text:p>
          </table:table-cell>
        </table:table-row>
        <table:table-row table:style-name="ro2">
          <table:table-cell office:value-type="date" office:date-value="1959-12-01" calcext:value-type="date">
            <text:p>dic-59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7.25" calcext:value-type="float">
            <text:p>17.25</text:p>
          </table:table-cell>
          <table:table-cell table:formula="of:=LN([.E121])" office:value-type="float" office:value="2.70805020110221" calcext:value-type="float">
            <text:p>2.70805020110221</text:p>
          </table:table-cell>
          <table:table-cell/>
          <table:table-cell table:formula="of:=LN([.G121])" office:value-type="float" office:value="2.84781214347737" calcext:value-type="float">
            <text:p>2.84781214347737</text:p>
          </table:table-cell>
        </table:table-row>
        <table:table-row table:style-name="ro2">
          <table:table-cell office:value-type="date" office:date-value="1960-01-01" calcext:value-type="date">
            <text:p>ene-60</text:p>
          </table:table-cell>
          <table:table-cell office:value-type="float" office:value="12.0056497175141" calcext:value-type="float">
            <text:p>12.01</text:p>
          </table:table-cell>
          <table:table-cell office:value-type="float" office:value="8.33273626137421" calcext:value-type="float">
            <text:p>8.33</text:p>
          </table:table-cell>
          <table:table-cell office:value-type="float" office:value="-0.0876808417360708" calcext:value-type="float">
            <text:p>-0.0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025" calcext:value-type="float">
            <text:p>17.025</text:p>
          </table:table-cell>
          <table:table-cell table:formula="of:=LN([.E122])" office:value-type="float" office:value="2.70805020110221" calcext:value-type="float">
            <text:p>2.70805020110221</text:p>
          </table:table-cell>
          <table:table-cell/>
          <table:table-cell table:formula="of:=LN([.G122])" office:value-type="float" office:value="2.83468285203558" calcext:value-type="float">
            <text:p>2.83468285203558</text:p>
          </table:table-cell>
        </table:table-row>
        <table:table-row table:style-name="ro2">
          <table:table-cell office:value-type="date" office:date-value="1960-02-01" calcext:value-type="date">
            <text:p>feb-60</text:p>
          </table:table-cell>
          <table:table-cell office:value-type="float" office:value="10.1356589147287" calcext:value-type="float">
            <text:p>10.14</text:p>
          </table:table-cell>
          <table:table-cell office:value-type="float" office:value="12.128801431127" calcext:value-type="float">
            <text:p>12.13</text:p>
          </table:table-cell>
          <table:table-cell office:value-type="float" office:value="0.570926657883186" calcext:value-type="float">
            <text:p>0.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.985" calcext:value-type="float">
            <text:p>16.985</text:p>
          </table:table-cell>
          <table:table-cell table:formula="of:=LN([.E123])" office:value-type="float" office:value="2.70805020110221" calcext:value-type="float">
            <text:p>2.70805020110221</text:p>
          </table:table-cell>
          <table:table-cell/>
          <table:table-cell table:formula="of:=LN([.G123])" office:value-type="float" office:value="2.83233060161255" calcext:value-type="float">
            <text:p>2.83233060161255</text:p>
          </table:table-cell>
        </table:table-row>
        <table:table-row table:style-name="ro2">
          <table:table-cell office:value-type="date" office:date-value="1960-03-01" calcext:value-type="date">
            <text:p>mar-60</text:p>
          </table:table-cell>
          <table:table-cell office:value-type="float" office:value="6.2731327702382" calcext:value-type="float">
            <text:p>6.27</text:p>
          </table:table-cell>
          <table:table-cell office:value-type="float" office:value="8.50701829008933" calcext:value-type="float">
            <text:p>8.51</text:p>
          </table:table-cell>
          <table:table-cell office:value-type="float" office:value="-0.0871839581517042" calcext:value-type="float">
            <text:p>-0.0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07" calcext:value-type="float">
            <text:p>17.07</text:p>
          </table:table-cell>
          <table:table-cell table:formula="of:=LN([.E124])" office:value-type="float" office:value="2.70805020110221" calcext:value-type="float">
            <text:p>2.70805020110221</text:p>
          </table:table-cell>
          <table:table-cell/>
          <table:table-cell table:formula="of:=LN([.G124])" office:value-type="float" office:value="2.83732253680635" calcext:value-type="float">
            <text:p>2.83732253680635</text:p>
          </table:table-cell>
        </table:table-row>
        <table:table-row table:style-name="ro2">
          <table:table-cell office:value-type="date" office:date-value="1960-04-01" calcext:value-type="date">
            <text:p>abr-60</text:p>
          </table:table-cell>
          <table:table-cell office:value-type="float" office:value="7.57010240214373" calcext:value-type="float">
            <text:p>7.57</text:p>
          </table:table-cell>
          <table:table-cell office:value-type="float" office:value="5.35068188143613" calcext:value-type="float">
            <text:p>5.35</text:p>
          </table:table-cell>
          <table:table-cell office:value-type="float" office:value="0.349650349650354" calcext:value-type="float">
            <text:p>0.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105" calcext:value-type="float">
            <text:p>17.105</text:p>
          </table:table-cell>
          <table:table-cell table:formula="of:=LN([.E125])" office:value-type="float" office:value="2.70805020110221" calcext:value-type="float">
            <text:p>2.70805020110221</text:p>
          </table:table-cell>
          <table:table-cell/>
          <table:table-cell table:formula="of:=LN([.G125])" office:value-type="float" office:value="2.83937081842957" calcext:value-type="float">
            <text:p>2.83937081842957</text:p>
          </table:table-cell>
        </table:table-row>
        <table:table-row table:style-name="ro2">
          <table:table-cell office:value-type="date" office:date-value="1960-05-01" calcext:value-type="date">
            <text:p>may-60</text:p>
          </table:table-cell>
          <table:table-cell office:value-type="float" office:value="10.5484818805093" calcext:value-type="float">
            <text:p>10.55</text:p>
          </table:table-cell>
          <table:table-cell office:value-type="float" office:value="5.30773574251835" calcext:value-type="float">
            <text:p>5.31</text:p>
          </table:table-cell>
          <table:table-cell office:value-type="float" office:value="0.434971726837752" calcext:value-type="float">
            <text:p>0.4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48" calcext:value-type="float">
            <text:p>17.48</text:p>
          </table:table-cell>
          <table:table-cell table:formula="of:=LN([.E126])" office:value-type="float" office:value="2.70805020110221" calcext:value-type="float">
            <text:p>2.70805020110221</text:p>
          </table:table-cell>
          <table:table-cell/>
          <table:table-cell table:formula="of:=LN([.G126])" office:value-type="float" office:value="2.86105737022739" calcext:value-type="float">
            <text:p>2.86105737022739</text:p>
          </table:table-cell>
        </table:table-row>
        <table:table-row table:style-name="ro2">
          <table:table-cell office:value-type="date" office:date-value="1960-06-01" calcext:value-type="date">
            <text:p>jun-60</text:p>
          </table:table-cell>
          <table:table-cell office:value-type="float" office:value="11.0568470404376" calcext:value-type="float">
            <text:p>11.06</text:p>
          </table:table-cell>
          <table:table-cell office:value-type="float" office:value="7.17740788163324" calcext:value-type="float">
            <text:p>7.18</text:p>
          </table:table-cell>
          <table:table-cell office:value-type="float" office:value="0.476809709579551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765" calcext:value-type="float">
            <text:p>17.765</text:p>
          </table:table-cell>
          <table:table-cell table:formula="of:=LN([.E127])" office:value-type="float" office:value="2.70805020110221" calcext:value-type="float">
            <text:p>2.70805020110221</text:p>
          </table:table-cell>
          <table:table-cell/>
          <table:table-cell table:formula="of:=LN([.G127])" office:value-type="float" office:value="2.87723022947299" calcext:value-type="float">
            <text:p>2.87723022947299</text:p>
          </table:table-cell>
        </table:table-row>
        <table:table-row table:style-name="ro2">
          <table:table-cell office:value-type="date" office:date-value="1960-07-01" calcext:value-type="date">
            <text:p>jul-60</text:p>
          </table:table-cell>
          <table:table-cell office:value-type="float" office:value="11.3435390320434" calcext:value-type="float">
            <text:p>11.34</text:p>
          </table:table-cell>
          <table:table-cell office:value-type="float" office:value="9.44236341790938" calcext:value-type="float">
            <text:p>9.44</text:p>
          </table:table-cell>
          <table:table-cell office:value-type="float" office:value="1.00436681222706" calcext:value-type="float">
            <text:p>1.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.055" calcext:value-type="float">
            <text:p>18.055</text:p>
          </table:table-cell>
          <table:table-cell table:formula="of:=LN([.E128])" office:value-type="float" office:value="2.70805020110221" calcext:value-type="float">
            <text:p>2.70805020110221</text:p>
          </table:table-cell>
          <table:table-cell/>
          <table:table-cell table:formula="of:=LN([.G128])" office:value-type="float" office:value="2.89342265472942" calcext:value-type="float">
            <text:p>2.89342265472942</text:p>
          </table:table-cell>
        </table:table-row>
        <table:table-row table:style-name="ro2">
          <table:table-cell office:value-type="date" office:date-value="1960-08-01" calcext:value-type="date">
            <text:p>ago-60</text:p>
          </table:table-cell>
          <table:table-cell office:value-type="float" office:value="16.2060761346999" calcext:value-type="float">
            <text:p>16.21</text:p>
          </table:table-cell>
          <table:table-cell office:value-type="float" office:value="9.56654838934112" calcext:value-type="float">
            <text:p>9.57</text:p>
          </table:table-cell>
          <table:table-cell office:value-type="float" office:value="0.916230366492132" calcext:value-type="float">
            <text:p>0.9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.04" calcext:value-type="float">
            <text:p>18.04</text:p>
          </table:table-cell>
          <table:table-cell table:formula="of:=LN([.E129])" office:value-type="float" office:value="2.70805020110221" calcext:value-type="float">
            <text:p>2.70805020110221</text:p>
          </table:table-cell>
          <table:table-cell/>
          <table:table-cell table:formula="of:=LN([.G129])" office:value-type="float" office:value="2.89259151463448" calcext:value-type="float">
            <text:p>2.89259151463448</text:p>
          </table:table-cell>
        </table:table-row>
        <table:table-row table:style-name="ro2">
          <table:table-cell office:value-type="date" office:date-value="1960-09-01" calcext:value-type="date">
            <text:p>sep-60</text:p>
          </table:table-cell>
          <table:table-cell office:value-type="float" office:value="13.4893992932862" calcext:value-type="float">
            <text:p>13.49</text:p>
          </table:table-cell>
          <table:table-cell office:value-type="float" office:value="14.6394901075554" calcext:value-type="float">
            <text:p>14.64</text:p>
          </table:table-cell>
          <table:table-cell office:value-type="float" office:value="0.913440626359297" calcext:value-type="float">
            <text:p>0.9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.13" calcext:value-type="float">
            <text:p>18.13</text:p>
          </table:table-cell>
          <table:table-cell table:formula="of:=LN([.E130])" office:value-type="float" office:value="2.70805020110221" calcext:value-type="float">
            <text:p>2.70805020110221</text:p>
          </table:table-cell>
          <table:table-cell/>
          <table:table-cell table:formula="of:=LN([.G130])" office:value-type="float" office:value="2.89756802476676" calcext:value-type="float">
            <text:p>2.89756802476676</text:p>
          </table:table-cell>
        </table:table-row>
        <table:table-row table:style-name="ro2">
          <table:table-cell office:value-type="date" office:date-value="1960-10-01" calcext:value-type="date">
            <text:p>oct-60</text:p>
          </table:table-cell>
          <table:table-cell office:value-type="float" office:value="12.6530612244898" calcext:value-type="float">
            <text:p>12.65</text:p>
          </table:table-cell>
          <table:table-cell office:value-type="float" office:value="14.5526315789474" calcext:value-type="float">
            <text:p>14.55</text:p>
          </table:table-cell>
          <table:table-cell office:value-type="float" office:value="1.30775937227547" calcext:value-type="float">
            <text:p>1.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7" calcext:value-type="float">
            <text:p>17.7</text:p>
          </table:table-cell>
          <table:table-cell table:formula="of:=LN([.E131])" office:value-type="float" office:value="2.70805020110221" calcext:value-type="float">
            <text:p>2.70805020110221</text:p>
          </table:table-cell>
          <table:table-cell/>
          <table:table-cell table:formula="of:=LN([.G131])" office:value-type="float" office:value="2.87356463957978" calcext:value-type="float">
            <text:p>2.87356463957978</text:p>
          </table:table-cell>
        </table:table-row>
        <table:table-row table:style-name="ro2">
          <table:table-cell office:value-type="date" office:date-value="1960-11-01" calcext:value-type="date">
            <text:p>nov-60</text:p>
          </table:table-cell>
          <table:table-cell office:value-type="float" office:value="12.5287967393231" calcext:value-type="float">
            <text:p>12.53</text:p>
          </table:table-cell>
          <table:table-cell office:value-type="float" office:value="13.7912986588158" calcext:value-type="float">
            <text:p>13.79</text:p>
          </table:table-cell>
          <table:table-cell office:value-type="float" office:value="1.57618213660242" calcext:value-type="float">
            <text:p>1.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775" calcext:value-type="float">
            <text:p>17.775</text:p>
          </table:table-cell>
          <table:table-cell table:formula="of:=LN([.E132])" office:value-type="float" office:value="2.70805020110221" calcext:value-type="float">
            <text:p>2.70805020110221</text:p>
          </table:table-cell>
          <table:table-cell/>
          <table:table-cell table:formula="of:=LN([.G132])" office:value-type="float" office:value="2.8777929756893" calcext:value-type="float">
            <text:p>2.8777929756893</text:p>
          </table:table-cell>
        </table:table-row>
        <table:table-row table:style-name="ro2">
          <table:table-cell office:value-type="date" office:date-value="1960-12-01" calcext:value-type="date">
            <text:p>dic-60</text:p>
          </table:table-cell>
          <table:table-cell office:value-type="float" office:value="10.7719928186715" calcext:value-type="float">
            <text:p>10.77</text:p>
          </table:table-cell>
          <table:table-cell office:value-type="float" office:value="12.139823587063" calcext:value-type="float">
            <text:p>12.14</text:p>
          </table:table-cell>
          <table:table-cell office:value-type="float" office:value="2.06049978079792" calcext:value-type="float">
            <text:p>2.0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.76" calcext:value-type="float">
            <text:p>17.76</text:p>
          </table:table-cell>
          <table:table-cell table:formula="of:=LN([.E133])" office:value-type="float" office:value="2.70805020110221" calcext:value-type="float">
            <text:p>2.70805020110221</text:p>
          </table:table-cell>
          <table:table-cell/>
          <table:table-cell table:formula="of:=LN([.G133])" office:value-type="float" office:value="2.87694873756402" calcext:value-type="float">
            <text:p>2.87694873756402</text:p>
          </table:table-cell>
        </table:table-row>
        <table:table-row table:style-name="ro2">
          <table:table-cell office:value-type="date" office:date-value="1961-01-01" calcext:value-type="date">
            <text:p>ene-61</text:p>
          </table:table-cell>
          <table:table-cell office:value-type="float" office:value="6.49012189995797" calcext:value-type="float">
            <text:p>6.49</text:p>
          </table:table-cell>
          <table:table-cell office:value-type="float" office:value="12.0462962962963" calcext:value-type="float">
            <text:p>12.05</text:p>
          </table:table-cell>
          <table:table-cell office:value-type="float" office:value="3.29091706888987" calcext:value-type="float">
            <text:p>3.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.385" calcext:value-type="float">
            <text:p>17.385</text:p>
          </table:table-cell>
          <table:table-cell table:formula="of:=LN([.E134])" office:value-type="float" office:value="2.89037175789616" calcext:value-type="float">
            <text:p>2.89037175789616</text:p>
          </table:table-cell>
          <table:table-cell/>
          <table:table-cell table:formula="of:=LN([.G134])" office:value-type="float" office:value="2.85560776545983" calcext:value-type="float">
            <text:p>2.85560776545983</text:p>
          </table:table-cell>
        </table:table-row>
        <table:table-row table:style-name="ro2">
          <table:table-cell office:value-type="date" office:date-value="1961-02-01" calcext:value-type="date">
            <text:p>feb-61</text:p>
          </table:table-cell>
          <table:table-cell office:value-type="float" office:value="6.00035192679924" calcext:value-type="float">
            <text:p>6.00</text:p>
          </table:table-cell>
          <table:table-cell office:value-type="float" office:value="10.7594128908743" calcext:value-type="float">
            <text:p>10.76</text:p>
          </table:table-cell>
          <table:table-cell office:value-type="float" office:value="2.79475982532753" calcext:value-type="float">
            <text:p>2.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.515" calcext:value-type="float">
            <text:p>17.515</text:p>
          </table:table-cell>
          <table:table-cell table:formula="of:=LN([.E135])" office:value-type="float" office:value="2.89037175789616" calcext:value-type="float">
            <text:p>2.89037175789616</text:p>
          </table:table-cell>
          <table:table-cell/>
          <table:table-cell table:formula="of:=LN([.G135])" office:value-type="float" office:value="2.86305765664945" calcext:value-type="float">
            <text:p>2.86305765664945</text:p>
          </table:table-cell>
        </table:table-row>
        <table:table-row table:style-name="ro2">
          <table:table-cell office:value-type="date" office:date-value="1961-03-01" calcext:value-type="date">
            <text:p>mar-61</text:p>
          </table:table-cell>
          <table:table-cell office:value-type="float" office:value="1.53598856938739" calcext:value-type="float">
            <text:p>1.54</text:p>
          </table:table-cell>
          <table:table-cell office:value-type="float" office:value="11.4726251143343" calcext:value-type="float">
            <text:p>11.47</text:p>
          </table:table-cell>
          <table:table-cell office:value-type="float" office:value="2.79232111692844" calcext:value-type="float">
            <text:p>2.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12" calcext:value-type="float">
            <text:p>18.12</text:p>
          </table:table-cell>
          <table:table-cell table:formula="of:=LN([.E136])" office:value-type="float" office:value="2.89037175789616" calcext:value-type="float">
            <text:p>2.89037175789616</text:p>
          </table:table-cell>
          <table:table-cell/>
          <table:table-cell table:formula="of:=LN([.G136])" office:value-type="float" office:value="2.89701630061483" calcext:value-type="float">
            <text:p>2.89701630061483</text:p>
          </table:table-cell>
        </table:table-row>
        <table:table-row table:style-name="ro2">
          <table:table-cell office:value-type="date" office:date-value="1961-04-01" calcext:value-type="date">
            <text:p>abr-61</text:p>
          </table:table-cell>
          <table:table-cell office:value-type="float" office:value="3.11387900355873" calcext:value-type="float">
            <text:p>3.11</text:p>
          </table:table-cell>
          <table:table-cell office:value-type="float" office:value="9.69552869691568" calcext:value-type="float">
            <text:p>9.70</text:p>
          </table:table-cell>
          <table:table-cell office:value-type="float" office:value="2.61324041811846" calcext:value-type="float">
            <text:p>2.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705" calcext:value-type="float">
            <text:p>18.705</text:p>
          </table:table-cell>
          <table:table-cell table:formula="of:=LN([.E137])" office:value-type="float" office:value="2.89037175789616" calcext:value-type="float">
            <text:p>2.89037175789616</text:p>
          </table:table-cell>
          <table:table-cell/>
          <table:table-cell table:formula="of:=LN([.G137])" office:value-type="float" office:value="2.92879086780011" calcext:value-type="float">
            <text:p>2.92879086780011</text:p>
          </table:table-cell>
        </table:table-row>
        <table:table-row table:style-name="ro2">
          <table:table-cell office:value-type="date" office:date-value="1961-05-01" calcext:value-type="date">
            <text:p>may-61</text:p>
          </table:table-cell>
          <table:table-cell office:value-type="float" office:value="1.79852928147426" calcext:value-type="float">
            <text:p>1.80</text:p>
          </table:table-cell>
          <table:table-cell office:value-type="float" office:value="12.8954423592493" calcext:value-type="float">
            <text:p>12.90</text:p>
          </table:table-cell>
          <table:table-cell office:value-type="float" office:value="2.38198354265917" calcext:value-type="float">
            <text:p>2.3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45" calcext:value-type="float">
            <text:p>18.645</text:p>
          </table:table-cell>
          <table:table-cell table:formula="of:=LN([.E138])" office:value-type="float" office:value="2.89037175789616" calcext:value-type="float">
            <text:p>2.89037175789616</text:p>
          </table:table-cell>
          <table:table-cell/>
          <table:table-cell table:formula="of:=LN([.G138])" office:value-type="float" office:value="2.92557801363078" calcext:value-type="float">
            <text:p>2.92557801363078</text:p>
          </table:table-cell>
        </table:table-row>
        <table:table-row table:style-name="ro2">
          <table:table-cell office:value-type="date" office:date-value="1961-06-01" calcext:value-type="date">
            <text:p>jun-61</text:p>
          </table:table-cell>
          <table:table-cell office:value-type="float" office:value="0.351802990325423" calcext:value-type="float">
            <text:p>0.35</text:p>
          </table:table-cell>
          <table:table-cell office:value-type="float" office:value="11.8205349439172" calcext:value-type="float">
            <text:p>11.82</text:p>
          </table:table-cell>
          <table:table-cell office:value-type="float" office:value="4.31406384814494" calcext:value-type="float">
            <text:p>4.3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96" calcext:value-type="float">
            <text:p>21.96</text:p>
          </table:table-cell>
          <table:table-cell table:formula="of:=LN([.E139])" office:value-type="float" office:value="2.89037175789616" calcext:value-type="float">
            <text:p>2.89037175789616</text:p>
          </table:table-cell>
          <table:table-cell/>
          <table:table-cell table:formula="of:=LN([.G139])" office:value-type="float" office:value="3.08922261664133" calcext:value-type="float">
            <text:p>3.08922261664133</text:p>
          </table:table-cell>
        </table:table-row>
        <table:table-row table:style-name="ro2">
          <table:table-cell office:value-type="date" office:date-value="1961-07-01" calcext:value-type="date">
            <text:p>jul-61</text:p>
          </table:table-cell>
          <table:table-cell office:value-type="float" office:value="3.92826643894109" calcext:value-type="float">
            <text:p>3.93</text:p>
          </table:table-cell>
          <table:table-cell office:value-type="float" office:value="7.57507265095254" calcext:value-type="float">
            <text:p>7.58</text:p>
          </table:table-cell>
          <table:table-cell office:value-type="float" office:value="5.83657587548641" calcext:value-type="float">
            <text:p>5.8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33" calcext:value-type="float">
            <text:p>21.33</text:p>
          </table:table-cell>
          <table:table-cell table:formula="of:=LN([.E140])" office:value-type="float" office:value="2.89037175789616" calcext:value-type="float">
            <text:p>2.89037175789616</text:p>
          </table:table-cell>
          <table:table-cell/>
          <table:table-cell table:formula="of:=LN([.G140])" office:value-type="float" office:value="3.06011453248326" calcext:value-type="float">
            <text:p>3.06011453248326</text:p>
          </table:table-cell>
        </table:table-row>
        <table:table-row table:style-name="ro2">
          <table:table-cell office:value-type="date" office:date-value="1961-08-01" calcext:value-type="date">
            <text:p>ago-61</text:p>
          </table:table-cell>
          <table:table-cell office:value-type="float" office:value="-0.307110796125687" calcext:value-type="float">
            <text:p>-0.31</text:p>
          </table:table-cell>
          <table:table-cell office:value-type="float" office:value="8.4010668021336" calcext:value-type="float">
            <text:p>8.40</text:p>
          </table:table-cell>
          <table:table-cell office:value-type="float" office:value="6.09597924773024" calcext:value-type="float">
            <text:p>6.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645" calcext:value-type="float">
            <text:p>21.645</text:p>
          </table:table-cell>
          <table:table-cell table:formula="of:=LN([.E141])" office:value-type="float" office:value="2.89037175789616" calcext:value-type="float">
            <text:p>2.89037175789616</text:p>
          </table:table-cell>
          <table:table-cell/>
          <table:table-cell table:formula="of:=LN([.G141])" office:value-type="float" office:value="3.07477448089394" calcext:value-type="float">
            <text:p>3.07477448089394</text:p>
          </table:table-cell>
        </table:table-row>
        <table:table-row table:style-name="ro2">
          <table:table-cell office:value-type="date" office:date-value="1961-09-01" calcext:value-type="date">
            <text:p>sep-61</text:p>
          </table:table-cell>
          <table:table-cell office:value-type="float" office:value="-0.832879271425235" calcext:value-type="float">
            <text:p>-0.83</text:p>
          </table:table-cell>
          <table:table-cell office:value-type="float" office:value="2.17756413968842" calcext:value-type="float">
            <text:p>2.18</text:p>
          </table:table-cell>
          <table:table-cell office:value-type="float" office:value="5.60344827586208" calcext:value-type="float">
            <text:p>5.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285" calcext:value-type="float">
            <text:p>21.285</text:p>
          </table:table-cell>
          <table:table-cell table:formula="of:=LN([.E142])" office:value-type="float" office:value="2.89037175789616" calcext:value-type="float">
            <text:p>2.89037175789616</text:p>
          </table:table-cell>
          <table:table-cell/>
          <table:table-cell table:formula="of:=LN([.G142])" office:value-type="float" office:value="3.05800259928012" calcext:value-type="float">
            <text:p>3.05800259928012</text:p>
          </table:table-cell>
        </table:table-row>
        <table:table-row table:style-name="ro2">
          <table:table-cell office:value-type="date" office:date-value="1961-10-01" calcext:value-type="date">
            <text:p>oct-61</text:p>
          </table:table-cell>
          <table:table-cell office:value-type="float" office:value="0.110270951480795" calcext:value-type="float">
            <text:p>0.11</text:p>
          </table:table-cell>
          <table:table-cell office:value-type="float" office:value="1.53916838961636" calcext:value-type="float">
            <text:p>1.54</text:p>
          </table:table-cell>
          <table:table-cell office:value-type="float" office:value="5.0344234079174" calcext:value-type="float">
            <text:p>5.0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38" calcext:value-type="float">
            <text:p>21.38</text:p>
          </table:table-cell>
          <table:table-cell table:formula="of:=LN([.E143])" office:value-type="float" office:value="2.89037175789616" calcext:value-type="float">
            <text:p>2.89037175789616</text:p>
          </table:table-cell>
          <table:table-cell/>
          <table:table-cell table:formula="of:=LN([.G143])" office:value-type="float" office:value="3.0624559055969" calcext:value-type="float">
            <text:p>3.0624559055969</text:p>
          </table:table-cell>
        </table:table-row>
        <table:table-row table:style-name="ro2">
          <table:table-cell office:value-type="date" office:date-value="1961-11-01" calcext:value-type="date">
            <text:p>nov-61</text:p>
          </table:table-cell>
          <table:table-cell office:value-type="float" office:value="0.314960629921268" calcext:value-type="float">
            <text:p>0.31</text:p>
          </table:table-cell>
          <table:table-cell office:value-type="float" office:value="3.51865693094924" calcext:value-type="float">
            <text:p>3.52</text:p>
          </table:table-cell>
          <table:table-cell office:value-type="float" office:value="4.22413793103449" calcext:value-type="float">
            <text:p>4.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59" calcext:value-type="float">
            <text:p>21.59</text:p>
          </table:table-cell>
          <table:table-cell table:formula="of:=LN([.E144])" office:value-type="float" office:value="2.89037175789616" calcext:value-type="float">
            <text:p>2.89037175789616</text:p>
          </table:table-cell>
          <table:table-cell/>
          <table:table-cell table:formula="of:=LN([.G144])" office:value-type="float" office:value="3.07223024452672" calcext:value-type="float">
            <text:p>3.07223024452672</text:p>
          </table:table-cell>
        </table:table-row>
        <table:table-row table:style-name="ro2">
          <table:table-cell office:value-type="date" office:date-value="1961-12-01" calcext:value-type="date">
            <text:p>dic-61</text:p>
          </table:table-cell>
          <table:table-cell office:value-type="float" office:value="0.486223662884933" calcext:value-type="float">
            <text:p>0.49</text:p>
          </table:table-cell>
          <table:table-cell office:value-type="float" office:value="3.83965507195712" calcext:value-type="float">
            <text:p>3.84</text:p>
          </table:table-cell>
          <table:table-cell office:value-type="float" office:value="4.68213058419245" calcext:value-type="float">
            <text:p>4.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655" calcext:value-type="float">
            <text:p>21.655</text:p>
          </table:table-cell>
          <table:table-cell table:formula="of:=LN([.E145])" office:value-type="float" office:value="2.89037175789616" calcext:value-type="float">
            <text:p>2.89037175789616</text:p>
          </table:table-cell>
          <table:table-cell/>
          <table:table-cell table:formula="of:=LN([.G145])" office:value-type="float" office:value="3.07523637466659" calcext:value-type="float">
            <text:p>3.07523637466659</text:p>
          </table:table-cell>
        </table:table-row>
        <table:table-row table:style-name="ro2">
          <table:table-cell office:value-type="date" office:date-value="1962-01-01" calcext:value-type="date">
            <text:p>ene-62</text:p>
          </table:table-cell>
          <table:table-cell office:value-type="float" office:value="1.68153469645536" calcext:value-type="float">
            <text:p>1.68</text:p>
          </table:table-cell>
          <table:table-cell office:value-type="float" office:value="3.36217786015323" calcext:value-type="float">
            <text:p>3.36</text:p>
          </table:table-cell>
          <table:table-cell office:value-type="float" office:value="3.69583687340695" calcext:value-type="float">
            <text:p>3.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405" calcext:value-type="float">
            <text:p>22.405</text:p>
          </table:table-cell>
          <table:table-cell table:formula="of:=LN([.E146])" office:value-type="float" office:value="2.89037175789616" calcext:value-type="float">
            <text:p>2.89037175789616</text:p>
          </table:table-cell>
          <table:table-cell/>
          <table:table-cell table:formula="of:=LN([.G146])" office:value-type="float" office:value="3.10928414823811" calcext:value-type="float">
            <text:p>3.10928414823811</text:p>
          </table:table-cell>
        </table:table-row>
        <table:table-row table:style-name="ro2">
          <table:table-cell office:value-type="date" office:date-value="1962-02-01" calcext:value-type="date">
            <text:p>feb-62</text:p>
          </table:table-cell>
          <table:table-cell office:value-type="float" office:value="1.67662682602923" calcext:value-type="float">
            <text:p>1.68</text:p>
          </table:table-cell>
          <table:table-cell office:value-type="float" office:value="3.41092417607745" calcext:value-type="float">
            <text:p>3.41</text:p>
          </table:table-cell>
          <table:table-cell office:value-type="float" office:value="4.24808836023789" calcext:value-type="float">
            <text:p>4.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825" calcext:value-type="float">
            <text:p>22.825</text:p>
          </table:table-cell>
          <table:table-cell table:formula="of:=LN([.E147])" office:value-type="float" office:value="2.89037175789616" calcext:value-type="float">
            <text:p>2.89037175789616</text:p>
          </table:table-cell>
          <table:table-cell/>
          <table:table-cell table:formula="of:=LN([.G147])" office:value-type="float" office:value="3.12785642648103" calcext:value-type="float">
            <text:p>3.12785642648103</text:p>
          </table:table-cell>
        </table:table-row>
        <table:table-row table:style-name="ro2">
          <table:table-cell office:value-type="date" office:date-value="1962-03-01" calcext:value-type="date">
            <text:p>mar-62</text:p>
          </table:table-cell>
          <table:table-cell office:value-type="float" office:value="7.38786279683377" calcext:value-type="float">
            <text:p>7.39</text:p>
          </table:table-cell>
          <table:table-cell office:value-type="float" office:value="2.22131051459382" calcext:value-type="float">
            <text:p>2.22</text:p>
          </table:table-cell>
          <table:table-cell office:value-type="float" office:value="3.77758913412565" calcext:value-type="float">
            <text:p>3.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.06" calcext:value-type="float">
            <text:p>23.06</text:p>
          </table:table-cell>
          <table:table-cell table:formula="of:=LN([.E148])" office:value-type="float" office:value="2.89037175789616" calcext:value-type="float">
            <text:p>2.89037175789616</text:p>
          </table:table-cell>
          <table:table-cell/>
          <table:table-cell table:formula="of:=LN([.G148])" office:value-type="float" office:value="3.13809951484091" calcext:value-type="float">
            <text:p>3.13809951484091</text:p>
          </table:table-cell>
        </table:table-row>
        <table:table-row table:style-name="ro2">
          <table:table-cell office:value-type="date" office:date-value="1962-04-01" calcext:value-type="date">
            <text:p>abr-62</text:p>
          </table:table-cell>
          <table:table-cell office:value-type="float" office:value="3.10612597066438" calcext:value-type="float">
            <text:p>3.11</text:p>
          </table:table-cell>
          <table:table-cell office:value-type="float" office:value="4.58185321211391" calcext:value-type="float">
            <text:p>4.58</text:p>
          </table:table-cell>
          <table:table-cell office:value-type="float" office:value="4.71137521222413" calcext:value-type="float">
            <text:p>4.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44" calcext:value-type="float">
            <text:p>22.44</text:p>
          </table:table-cell>
          <table:table-cell table:formula="of:=LN([.E149])" office:value-type="float" office:value="2.89037175789616" calcext:value-type="float">
            <text:p>2.89037175789616</text:p>
          </table:table-cell>
          <table:table-cell/>
          <table:table-cell table:formula="of:=LN([.G149])" office:value-type="float" office:value="3.1108450806545" calcext:value-type="float">
            <text:p>3.1108450806545</text:p>
          </table:table-cell>
        </table:table-row>
        <table:table-row table:style-name="ro2">
          <table:table-cell office:value-type="date" office:date-value="1962-05-01" calcext:value-type="date">
            <text:p>may-62</text:p>
          </table:table-cell>
          <table:table-cell office:value-type="float" office:value="9.31244560487381" calcext:value-type="float">
            <text:p>9.31</text:p>
          </table:table-cell>
          <table:table-cell office:value-type="float" office:value="0.243410116361908" calcext:value-type="float">
            <text:p>0.24</text:p>
          </table:table-cell>
          <table:table-cell office:value-type="float" office:value="4.86463620981388" calcext:value-type="float">
            <text:p>4.8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22" calcext:value-type="float">
            <text:p>22.22</text:p>
          </table:table-cell>
          <table:table-cell table:formula="of:=LN([.E150])" office:value-type="float" office:value="2.89037175789616" calcext:value-type="float">
            <text:p>2.89037175789616</text:p>
          </table:table-cell>
          <table:table-cell/>
          <table:table-cell table:formula="of:=LN([.G150])" office:value-type="float" office:value="3.10099278421148" calcext:value-type="float">
            <text:p>3.10099278421148</text:p>
          </table:table-cell>
        </table:table-row>
        <table:table-row table:style-name="ro2">
          <table:table-cell office:value-type="date" office:date-value="1962-06-01" calcext:value-type="date">
            <text:p>jun-62</text:p>
          </table:table-cell>
          <table:table-cell office:value-type="float" office:value="8.50131463628396" calcext:value-type="float">
            <text:p>8.50</text:p>
          </table:table-cell>
          <table:table-cell office:value-type="float" office:value="1.88746438746439" calcext:value-type="float">
            <text:p>1.89</text:p>
          </table:table-cell>
          <table:table-cell office:value-type="float" office:value="2.81224152191892" calcext:value-type="float">
            <text:p>2.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675" calcext:value-type="float">
            <text:p>22.675</text:p>
          </table:table-cell>
          <table:table-cell table:formula="of:=LN([.E151])" office:value-type="float" office:value="2.89037175789616" calcext:value-type="float">
            <text:p>2.89037175789616</text:p>
          </table:table-cell>
          <table:table-cell/>
          <table:table-cell table:formula="of:=LN([.G151])" office:value-type="float" office:value="3.1212629960012" calcext:value-type="float">
            <text:p>3.1212629960012</text:p>
          </table:table-cell>
        </table:table-row>
        <table:table-row table:style-name="ro2">
          <table:table-cell office:value-type="date" office:date-value="1962-07-01" calcext:value-type="date">
            <text:p>jul-62</text:p>
          </table:table-cell>
          <table:table-cell office:value-type="float" office:value="4.35497124075597" calcext:value-type="float">
            <text:p>4.35</text:p>
          </table:table-cell>
          <table:table-cell office:value-type="float" office:value="3.78796974426703" calcext:value-type="float">
            <text:p>3.79</text:p>
          </table:table-cell>
          <table:table-cell office:value-type="float" office:value="1.55228758169932" calcext:value-type="float">
            <text:p>1.5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.08" calcext:value-type="float">
            <text:p>23.08</text:p>
          </table:table-cell>
          <table:table-cell table:formula="of:=LN([.E152])" office:value-type="float" office:value="2.89037175789616" calcext:value-type="float">
            <text:p>2.89037175789616</text:p>
          </table:table-cell>
          <table:table-cell/>
          <table:table-cell table:formula="of:=LN([.G152])" office:value-type="float" office:value="3.1389664416399" calcext:value-type="float">
            <text:p>3.1389664416399</text:p>
          </table:table-cell>
        </table:table-row>
        <table:table-row table:style-name="ro2">
          <table:table-cell office:value-type="date" office:date-value="1962-08-01" calcext:value-type="date">
            <text:p>ago-62</text:p>
          </table:table-cell>
          <table:table-cell office:value-type="float" office:value="6.24012638230649" calcext:value-type="float">
            <text:p>6.24</text:p>
          </table:table-cell>
          <table:table-cell office:value-type="float" office:value="3.67289555386328" calcext:value-type="float">
            <text:p>3.67</text:p>
          </table:table-cell>
          <table:table-cell office:value-type="float" office:value="0.529747351263255" calcext:value-type="float">
            <text:p>0.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.025" calcext:value-type="float">
            <text:p>23.025</text:p>
          </table:table-cell>
          <table:table-cell table:formula="of:=LN([.E153])" office:value-type="float" office:value="2.89037175789616" calcext:value-type="float">
            <text:p>2.89037175789616</text:p>
          </table:table-cell>
          <table:table-cell/>
          <table:table-cell table:formula="of:=LN([.G153])" office:value-type="float" office:value="3.13658058214137" calcext:value-type="float">
            <text:p>3.13658058214137</text:p>
          </table:table-cell>
        </table:table-row>
        <table:table-row table:style-name="ro2">
          <table:table-cell office:value-type="date" office:date-value="1962-09-01" calcext:value-type="date">
            <text:p>sep-62</text:p>
          </table:table-cell>
          <table:table-cell office:value-type="float" office:value="10.989010989011" calcext:value-type="float">
            <text:p>10.99</text:p>
          </table:table-cell>
          <table:table-cell office:value-type="float" office:value="6.38213455761492" calcext:value-type="float">
            <text:p>6.38</text:p>
          </table:table-cell>
          <table:table-cell office:value-type="float" office:value="1.18367346938777" calcext:value-type="float">
            <text:p>1.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85" calcext:value-type="float">
            <text:p>22.85</text:p>
          </table:table-cell>
          <table:table-cell table:formula="of:=LN([.E154])" office:value-type="float" office:value="2.89037175789616" calcext:value-type="float">
            <text:p>2.89037175789616</text:p>
          </table:table-cell>
          <table:table-cell/>
          <table:table-cell table:formula="of:=LN([.G154])" office:value-type="float" office:value="3.12895111734021" calcext:value-type="float">
            <text:p>3.12895111734021</text:p>
          </table:table-cell>
        </table:table-row>
        <table:table-row table:style-name="ro2">
          <table:table-cell office:value-type="date" office:date-value="1962-10-01" calcext:value-type="date">
            <text:p>oct-62</text:p>
          </table:table-cell>
          <table:table-cell office:value-type="float" office:value="12.9819040125885" calcext:value-type="float">
            <text:p>12.98</text:p>
          </table:table-cell>
          <table:table-cell office:value-type="float" office:value="9.04411764705884" calcext:value-type="float">
            <text:p>9.04</text:p>
          </table:table-cell>
          <table:table-cell office:value-type="float" office:value="2.08930766079476" calcext:value-type="float">
            <text:p>2.0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79" calcext:value-type="float">
            <text:p>22.79</text:p>
          </table:table-cell>
          <table:table-cell table:formula="of:=LN([.E155])" office:value-type="float" office:value="2.89037175789616" calcext:value-type="float">
            <text:p>2.89037175789616</text:p>
          </table:table-cell>
          <table:table-cell/>
          <table:table-cell table:formula="of:=LN([.G155])" office:value-type="float" office:value="3.12632184325759" calcext:value-type="float">
            <text:p>3.12632184325759</text:p>
          </table:table-cell>
        </table:table-row>
        <table:table-row table:style-name="ro2">
          <table:table-cell office:value-type="date" office:date-value="1962-11-01" calcext:value-type="date">
            <text:p>nov-62</text:p>
          </table:table-cell>
          <table:table-cell office:value-type="float" office:value="10.8320251177394" calcext:value-type="float">
            <text:p>10.83</text:p>
          </table:table-cell>
          <table:table-cell office:value-type="float" office:value="10.55817828381" calcext:value-type="float">
            <text:p>10.56</text:p>
          </table:table-cell>
          <table:table-cell office:value-type="float" office:value="3.06038047973531" calcext:value-type="float">
            <text:p>3.0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66" calcext:value-type="float">
            <text:p>22.66</text:p>
          </table:table-cell>
          <table:table-cell table:formula="of:=LN([.E156])" office:value-type="float" office:value="2.89037175789616" calcext:value-type="float">
            <text:p>2.89037175789616</text:p>
          </table:table-cell>
          <table:table-cell/>
          <table:table-cell table:formula="of:=LN([.G156])" office:value-type="float" office:value="3.12060125559986" calcext:value-type="float">
            <text:p>3.12060125559986</text:p>
          </table:table-cell>
        </table:table-row>
        <table:table-row table:style-name="ro2">
          <table:table-cell office:value-type="date" office:date-value="1962-12-01" calcext:value-type="date">
            <text:p>dic-62</text:p>
          </table:table-cell>
          <table:table-cell office:value-type="float" office:value="14.2741935483871" calcext:value-type="float">
            <text:p>14.27</text:p>
          </table:table-cell>
          <table:table-cell office:value-type="float" office:value="9.51071709123554" calcext:value-type="float">
            <text:p>9.51</text:p>
          </table:table-cell>
          <table:table-cell office:value-type="float" office:value="3.73409930242101" calcext:value-type="float">
            <text:p>3.7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11" calcext:value-type="float">
            <text:p>22.11</text:p>
          </table:table-cell>
          <table:table-cell table:formula="of:=LN([.E157])" office:value-type="float" office:value="2.89037175789616" calcext:value-type="float">
            <text:p>2.89037175789616</text:p>
          </table:table-cell>
          <table:table-cell/>
          <table:table-cell table:formula="of:=LN([.G157])" office:value-type="float" office:value="3.09602999486936" calcext:value-type="float">
            <text:p>3.09602999486936</text:p>
          </table:table-cell>
        </table:table-row>
        <table:table-row table:style-name="ro2">
          <table:table-cell office:value-type="date" office:date-value="1963-01-01" calcext:value-type="date">
            <text:p>ene-63</text:p>
          </table:table-cell>
          <table:table-cell office:value-type="float" office:value="14.0527950310559" calcext:value-type="float">
            <text:p>14.05</text:p>
          </table:table-cell>
          <table:table-cell office:value-type="float" office:value="11.1415681571584" calcext:value-type="float">
            <text:p>11.14</text:p>
          </table:table-cell>
          <table:table-cell office:value-type="float" office:value="4.09668168783286" calcext:value-type="float">
            <text:p>4.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82" calcext:value-type="float">
            <text:p>21.82</text:p>
          </table:table-cell>
          <table:table-cell table:formula="of:=LN([.E158])" office:value-type="float" office:value="2.89037175789616" calcext:value-type="float">
            <text:p>2.89037175789616</text:p>
          </table:table-cell>
          <table:table-cell/>
          <table:table-cell table:formula="of:=LN([.G158])" office:value-type="float" office:value="3.08282698040492" calcext:value-type="float">
            <text:p>3.08282698040492</text:p>
          </table:table-cell>
        </table:table-row>
        <table:table-row table:style-name="ro2">
          <table:table-cell office:value-type="date" office:date-value="1963-02-01" calcext:value-type="date">
            <text:p>feb-63</text:p>
          </table:table-cell>
          <table:table-cell office:value-type="float" office:value="16.5714285714286" calcext:value-type="float">
            <text:p>16.57</text:p>
          </table:table-cell>
          <table:table-cell office:value-type="float" office:value="10.3465567194116" calcext:value-type="float">
            <text:p>10.35</text:p>
          </table:table-cell>
          <table:table-cell office:value-type="float" office:value="3.9119804400978" calcext:value-type="float">
            <text:p>3.9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645" calcext:value-type="float">
            <text:p>21.645</text:p>
          </table:table-cell>
          <table:table-cell table:formula="of:=LN([.E159])" office:value-type="float" office:value="2.89037175789616" calcext:value-type="float">
            <text:p>2.89037175789616</text:p>
          </table:table-cell>
          <table:table-cell/>
          <table:table-cell table:formula="of:=LN([.G159])" office:value-type="float" office:value="3.07477448089394" calcext:value-type="float">
            <text:p>3.07477448089394</text:p>
          </table:table-cell>
        </table:table-row>
        <table:table-row table:style-name="ro2">
          <table:table-cell office:value-type="date" office:date-value="1963-03-01" calcext:value-type="date">
            <text:p>mar-63</text:p>
          </table:table-cell>
          <table:table-cell office:value-type="float" office:value="14.0868140868141" calcext:value-type="float">
            <text:p>14.09</text:p>
          </table:table-cell>
          <table:table-cell office:value-type="float" office:value="11.8456510521186" calcext:value-type="float">
            <text:p>11.85</text:p>
          </table:table-cell>
          <table:table-cell office:value-type="float" office:value="4.98977505112475" calcext:value-type="float">
            <text:p>4.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61" calcext:value-type="float">
            <text:p>21.61</text:p>
          </table:table-cell>
          <table:table-cell table:formula="of:=LN([.E160])" office:value-type="float" office:value="2.89037175789616" calcext:value-type="float">
            <text:p>2.89037175789616</text:p>
          </table:table-cell>
          <table:table-cell/>
          <table:table-cell table:formula="of:=LN([.G160])" office:value-type="float" office:value="3.07315617051879" calcext:value-type="float">
            <text:p>3.07315617051879</text:p>
          </table:table-cell>
        </table:table-row>
        <table:table-row table:style-name="ro2">
          <table:table-cell office:value-type="date" office:date-value="1963-04-01" calcext:value-type="date">
            <text:p>abr-63</text:p>
          </table:table-cell>
          <table:table-cell office:value-type="float" office:value="13.4728033472803" calcext:value-type="float">
            <text:p>13.47</text:p>
          </table:table-cell>
          <table:table-cell office:value-type="float" office:value="10.48934945308" calcext:value-type="float">
            <text:p>10.49</text:p>
          </table:table-cell>
          <table:table-cell office:value-type="float" office:value="4.66153222537495" calcext:value-type="float">
            <text:p>4.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595" calcext:value-type="float">
            <text:p>21.595</text:p>
          </table:table-cell>
          <table:table-cell table:formula="of:=LN([.E161])" office:value-type="float" office:value="2.89037175789616" calcext:value-type="float">
            <text:p>2.89037175789616</text:p>
          </table:table-cell>
          <table:table-cell/>
          <table:table-cell table:formula="of:=LN([.G161])" office:value-type="float" office:value="3.07246180641266" calcext:value-type="float">
            <text:p>3.07246180641266</text:p>
          </table:table-cell>
        </table:table-row>
        <table:table-row table:style-name="ro2">
          <table:table-cell office:value-type="date" office:date-value="1963-05-01" calcext:value-type="date">
            <text:p>may-63</text:p>
          </table:table-cell>
          <table:table-cell office:value-type="float" office:value="9.71337579617835" calcext:value-type="float">
            <text:p>9.71</text:p>
          </table:table-cell>
          <table:table-cell office:value-type="float" office:value="13.2958246964762" calcext:value-type="float">
            <text:p>13.30</text:p>
          </table:table-cell>
          <table:table-cell office:value-type="float" office:value="4.92133924969747" calcext:value-type="float">
            <text:p>4.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455" calcext:value-type="float">
            <text:p>21.455</text:p>
          </table:table-cell>
          <table:table-cell table:formula="of:=LN([.E162])" office:value-type="float" office:value="2.89037175789616" calcext:value-type="float">
            <text:p>2.89037175789616</text:p>
          </table:table-cell>
          <table:table-cell/>
          <table:table-cell table:formula="of:=LN([.G162])" office:value-type="float" office:value="3.06595771844349" calcext:value-type="float">
            <text:p>3.06595771844349</text:p>
          </table:table-cell>
        </table:table-row>
        <table:table-row table:style-name="ro2">
          <table:table-cell office:value-type="date" office:date-value="1963-06-01" calcext:value-type="date">
            <text:p>jun-63</text:p>
          </table:table-cell>
          <table:table-cell office:value-type="float" office:value="12.1163166397415" calcext:value-type="float">
            <text:p>12.12</text:p>
          </table:table-cell>
          <table:table-cell office:value-type="float" office:value="13.3461493650239" calcext:value-type="float">
            <text:p>13.35</text:p>
          </table:table-cell>
          <table:table-cell office:value-type="float" office:value="4.62590506838296" calcext:value-type="float">
            <text:p>4.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2" calcext:value-type="float">
            <text:p>21.2</text:p>
          </table:table-cell>
          <table:table-cell table:formula="of:=LN([.E163])" office:value-type="float" office:value="2.89037175789616" calcext:value-type="float">
            <text:p>2.89037175789616</text:p>
          </table:table-cell>
          <table:table-cell/>
          <table:table-cell table:formula="of:=LN([.G163])" office:value-type="float" office:value="3.05400118167797" calcext:value-type="float">
            <text:p>3.05400118167797</text:p>
          </table:table-cell>
        </table:table-row>
        <table:table-row table:style-name="ro2">
          <table:table-cell office:value-type="date" office:date-value="1963-07-01" calcext:value-type="date">
            <text:p>jul-63</text:p>
          </table:table-cell>
          <table:table-cell office:value-type="float" office:value="14.0157480314961" calcext:value-type="float">
            <text:p>14.02</text:p>
          </table:table-cell>
          <table:table-cell office:value-type="float" office:value="13.8758748337093" calcext:value-type="float">
            <text:p>13.88</text:p>
          </table:table-cell>
          <table:table-cell office:value-type="float" office:value="5.22928399034595" calcext:value-type="float">
            <text:p>5.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285" calcext:value-type="float">
            <text:p>21.285</text:p>
          </table:table-cell>
          <table:table-cell table:formula="of:=LN([.E164])" office:value-type="float" office:value="2.89037175789616" calcext:value-type="float">
            <text:p>2.89037175789616</text:p>
          </table:table-cell>
          <table:table-cell/>
          <table:table-cell table:formula="of:=LN([.G164])" office:value-type="float" office:value="3.05800259928012" calcext:value-type="float">
            <text:p>3.05800259928012</text:p>
          </table:table-cell>
        </table:table-row>
        <table:table-row table:style-name="ro2">
          <table:table-cell office:value-type="date" office:date-value="1963-08-01" calcext:value-type="date">
            <text:p>ago-63</text:p>
          </table:table-cell>
          <table:table-cell office:value-type="float" office:value="7.58364312267659" calcext:value-type="float">
            <text:p>7.58</text:p>
          </table:table-cell>
          <table:table-cell office:value-type="float" office:value="14.3858063057973" calcext:value-type="float">
            <text:p>14.39</text:p>
          </table:table-cell>
          <table:table-cell office:value-type="float" office:value="6.64775030401295" calcext:value-type="float">
            <text:p>6.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08" calcext:value-type="float">
            <text:p>20.08</text:p>
          </table:table-cell>
          <table:table-cell table:formula="of:=LN([.E165])" office:value-type="float" office:value="2.89037175789616" calcext:value-type="float">
            <text:p>2.89037175789616</text:p>
          </table:table-cell>
          <table:table-cell/>
          <table:table-cell table:formula="of:=LN([.G165])" office:value-type="float" office:value="2.99972429482353" calcext:value-type="float">
            <text:p>2.99972429482353</text:p>
          </table:table-cell>
        </table:table-row>
        <table:table-row table:style-name="ro2">
          <table:table-cell office:value-type="date" office:date-value="1963-09-01" calcext:value-type="date">
            <text:p>sep-63</text:p>
          </table:table-cell>
          <table:table-cell office:value-type="float" office:value="4.24328147100423" calcext:value-type="float">
            <text:p>4.24</text:p>
          </table:table-cell>
          <table:table-cell office:value-type="float" office:value="10.7304598007353" calcext:value-type="float">
            <text:p>10.73</text:p>
          </table:table-cell>
          <table:table-cell office:value-type="float" office:value="6.89794271883824" calcext:value-type="float">
            <text:p>6.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615" calcext:value-type="float">
            <text:p>19.615</text:p>
          </table:table-cell>
          <table:table-cell table:formula="of:=LN([.E166])" office:value-type="float" office:value="2.89037175789616" calcext:value-type="float">
            <text:p>2.89037175789616</text:p>
          </table:table-cell>
          <table:table-cell/>
          <table:table-cell table:formula="of:=LN([.G166])" office:value-type="float" office:value="2.97629457966152" calcext:value-type="float">
            <text:p>2.97629457966152</text:p>
          </table:table-cell>
        </table:table-row>
        <table:table-row table:style-name="ro2">
          <table:table-cell office:value-type="date" office:date-value="1963-10-01" calcext:value-type="date">
            <text:p>oct-63</text:p>
          </table:table-cell>
          <table:table-cell office:value-type="float" office:value="5.22284122562675" calcext:value-type="float">
            <text:p>5.22</text:p>
          </table:table-cell>
          <table:table-cell office:value-type="float" office:value="9.75154312983038" calcext:value-type="float">
            <text:p>9.75</text:p>
          </table:table-cell>
          <table:table-cell office:value-type="float" office:value="5.89887640449438" calcext:value-type="float">
            <text:p>5.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94" calcext:value-type="float">
            <text:p>18.94</text:p>
          </table:table-cell>
          <table:table-cell table:formula="of:=LN([.E167])" office:value-type="float" office:value="2.89037175789616" calcext:value-type="float">
            <text:p>2.89037175789616</text:p>
          </table:table-cell>
          <table:table-cell/>
          <table:table-cell table:formula="of:=LN([.G167])" office:value-type="float" office:value="2.94127608775793" calcext:value-type="float">
            <text:p>2.94127608775793</text:p>
          </table:table-cell>
        </table:table-row>
        <table:table-row table:style-name="ro2">
          <table:table-cell office:value-type="date" office:date-value="1963-11-01" calcext:value-type="date">
            <text:p>nov-63</text:p>
          </table:table-cell>
          <table:table-cell office:value-type="float" office:value="7.71954674220963" calcext:value-type="float">
            <text:p>7.72</text:p>
          </table:table-cell>
          <table:table-cell office:value-type="float" office:value="8.36933587862956" calcext:value-type="float">
            <text:p>8.37</text:p>
          </table:table-cell>
          <table:table-cell office:value-type="float" office:value="5.97913322632424" calcext:value-type="float">
            <text:p>5.9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705" calcext:value-type="float">
            <text:p>18.705</text:p>
          </table:table-cell>
          <table:table-cell table:formula="of:=LN([.E168])" office:value-type="float" office:value="2.89037175789616" calcext:value-type="float">
            <text:p>2.89037175789616</text:p>
          </table:table-cell>
          <table:table-cell/>
          <table:table-cell table:formula="of:=LN([.G168])" office:value-type="float" office:value="2.92879086780011" calcext:value-type="float">
            <text:p>2.92879086780011</text:p>
          </table:table-cell>
        </table:table-row>
        <table:table-row table:style-name="ro2">
          <table:table-cell office:value-type="date" office:date-value="1963-12-01" calcext:value-type="date">
            <text:p>dic-63</text:p>
          </table:table-cell>
          <table:table-cell office:value-type="float" office:value="11.8560338743825" calcext:value-type="float">
            <text:p>11.86</text:p>
          </table:table-cell>
          <table:table-cell office:value-type="float" office:value="9.88881487933595" calcext:value-type="float">
            <text:p>9.89</text:p>
          </table:table-cell>
          <table:table-cell office:value-type="float" office:value="4.62816455696202" calcext:value-type="float">
            <text:p>4.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05" calcext:value-type="float">
            <text:p>18.605</text:p>
          </table:table-cell>
          <table:table-cell table:formula="of:=LN([.E169])" office:value-type="float" office:value="2.89037175789616" calcext:value-type="float">
            <text:p>2.89037175789616</text:p>
          </table:table-cell>
          <table:table-cell/>
          <table:table-cell table:formula="of:=LN([.G169])" office:value-type="float" office:value="2.92343036179859" calcext:value-type="float">
            <text:p>2.92343036179859</text:p>
          </table:table-cell>
        </table:table-row>
        <table:table-row table:style-name="ro2">
          <table:table-cell office:value-type="date" office:date-value="1964-01-01" calcext:value-type="date">
            <text:p>ene-64</text:p>
          </table:table-cell>
          <table:table-cell office:value-type="float" office:value="11.0279101429544" calcext:value-type="float">
            <text:p>11.03</text:p>
          </table:table-cell>
          <table:table-cell office:value-type="float" office:value="11.997739184051" calcext:value-type="float">
            <text:p>12.00</text:p>
          </table:table-cell>
          <table:table-cell office:value-type="float" office:value="4.87996851633212" calcext:value-type="float">
            <text:p>4.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48" calcext:value-type="float">
            <text:p>18.48</text:p>
          </table:table-cell>
          <table:table-cell table:formula="of:=LN([.E170])" office:value-type="float" office:value="2.89037175789616" calcext:value-type="float">
            <text:p>2.89037175789616</text:p>
          </table:table-cell>
          <table:table-cell/>
          <table:table-cell table:formula="of:=LN([.G170])" office:value-type="float" office:value="2.91668906621354" calcext:value-type="float">
            <text:p>2.91668906621354</text:p>
          </table:table-cell>
        </table:table-row>
        <table:table-row table:style-name="ro2">
          <table:table-cell office:value-type="date" office:date-value="1964-02-01" calcext:value-type="date">
            <text:p>feb-64</text:p>
          </table:table-cell>
          <table:table-cell office:value-type="float" office:value="13.9355742296919" calcext:value-type="float">
            <text:p>13.94</text:p>
          </table:table-cell>
          <table:table-cell office:value-type="float" office:value="13.6783640494825" calcext:value-type="float">
            <text:p>13.68</text:p>
          </table:table-cell>
          <table:table-cell office:value-type="float" office:value="4.15686274509803" calcext:value-type="float">
            <text:p>4.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35" calcext:value-type="float">
            <text:p>18.635</text:p>
          </table:table-cell>
          <table:table-cell table:formula="of:=LN([.E171])" office:value-type="float" office:value="2.89037175789616" calcext:value-type="float">
            <text:p>2.89037175789616</text:p>
          </table:table-cell>
          <table:table-cell/>
          <table:table-cell table:formula="of:=LN([.G171])" office:value-type="float" office:value="2.92504153293122" calcext:value-type="float">
            <text:p>2.92504153293122</text:p>
          </table:table-cell>
        </table:table-row>
        <table:table-row table:style-name="ro2">
          <table:table-cell office:value-type="date" office:date-value="1964-03-01" calcext:value-type="date">
            <text:p>mar-64</text:p>
          </table:table-cell>
          <table:table-cell office:value-type="float" office:value="11.5577889447236" calcext:value-type="float">
            <text:p>11.56</text:p>
          </table:table-cell>
          <table:table-cell office:value-type="float" office:value="17.1015532885631" calcext:value-type="float">
            <text:p>17.10</text:p>
          </table:table-cell>
          <table:table-cell office:value-type="float" office:value="2.06466692637319" calcext:value-type="float">
            <text:p>2.0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8" calcext:value-type="float">
            <text:p>18.68</text:p>
          </table:table-cell>
          <table:table-cell table:formula="of:=LN([.E172])" office:value-type="float" office:value="2.89037175789616" calcext:value-type="float">
            <text:p>2.89037175789616</text:p>
          </table:table-cell>
          <table:table-cell/>
          <table:table-cell table:formula="of:=LN([.G172])" office:value-type="float" office:value="2.9274534328007" calcext:value-type="float">
            <text:p>2.9274534328007</text:p>
          </table:table-cell>
        </table:table-row>
        <table:table-row table:style-name="ro2">
          <table:table-cell office:value-type="date" office:date-value="1964-04-01" calcext:value-type="date">
            <text:p>abr-64</text:p>
          </table:table-cell>
          <table:table-cell office:value-type="float" office:value="18.6578171091445" calcext:value-type="float">
            <text:p>18.66</text:p>
          </table:table-cell>
          <table:table-cell office:value-type="float" office:value="15.7044601917466" calcext:value-type="float">
            <text:p>15.70</text:p>
          </table:table-cell>
          <table:table-cell office:value-type="float" office:value="2.78853601859024" calcext:value-type="float">
            <text:p>2.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LN([.E173])" office:value-type="float" office:value="2.89037175789616" calcext:value-type="float">
            <text:p>2.89037175789616</text:p>
          </table:table-cell>
          <table:table-cell/>
          <table:table-cell table:formula="of:=LN([.G173])" office:value-type="float" office:value="2.9263821954192" calcext:value-type="float">
            <text:p>2.9263821954192</text:p>
          </table:table-cell>
        </table:table-row>
        <table:table-row table:style-name="ro2">
          <table:table-cell office:value-type="date" office:date-value="1964-05-01" calcext:value-type="date">
            <text:p>may-64</text:p>
          </table:table-cell>
          <table:table-cell office:value-type="float" office:value="9.43396226415094" calcext:value-type="float">
            <text:p>9.43</text:p>
          </table:table-cell>
          <table:table-cell office:value-type="float" office:value="18.4997386304234" calcext:value-type="float">
            <text:p>18.50</text:p>
          </table:table-cell>
          <table:table-cell office:value-type="float" office:value="2.92195309496346" calcext:value-type="float">
            <text:p>2.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45" calcext:value-type="float">
            <text:p>18.645</text:p>
          </table:table-cell>
          <table:table-cell table:formula="of:=LN([.E174])" office:value-type="float" office:value="2.89037175789616" calcext:value-type="float">
            <text:p>2.89037175789616</text:p>
          </table:table-cell>
          <table:table-cell/>
          <table:table-cell table:formula="of:=LN([.G174])" office:value-type="float" office:value="2.92557801363078" calcext:value-type="float">
            <text:p>2.92557801363078</text:p>
          </table:table-cell>
        </table:table-row>
        <table:table-row table:style-name="ro2">
          <table:table-cell office:value-type="date" office:date-value="1964-06-01" calcext:value-type="date">
            <text:p>jun-64</text:p>
          </table:table-cell>
          <table:table-cell office:value-type="float" office:value="12.6801152737752" calcext:value-type="float">
            <text:p>12.68</text:p>
          </table:table-cell>
          <table:table-cell office:value-type="float" office:value="13.660893251786" calcext:value-type="float">
            <text:p>13.66</text:p>
          </table:table-cell>
          <table:table-cell office:value-type="float" office:value="3.7677816224529" calcext:value-type="float">
            <text:p>3.7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1" calcext:value-type="float">
            <text:p>18.61</text:p>
          </table:table-cell>
          <table:table-cell table:formula="of:=LN([.E175])" office:value-type="float" office:value="2.89037175789616" calcext:value-type="float">
            <text:p>2.89037175789616</text:p>
          </table:table-cell>
          <table:table-cell/>
          <table:table-cell table:formula="of:=LN([.G175])" office:value-type="float" office:value="2.92369907065416" calcext:value-type="float">
            <text:p>2.92369907065416</text:p>
          </table:table-cell>
        </table:table-row>
        <table:table-row table:style-name="ro2">
          <table:table-cell office:value-type="date" office:date-value="1964-07-01" calcext:value-type="date">
            <text:p>jul-64</text:p>
          </table:table-cell>
          <table:table-cell office:value-type="float" office:value="9.59944751381217" calcext:value-type="float">
            <text:p>9.60</text:p>
          </table:table-cell>
          <table:table-cell office:value-type="float" office:value="14.9532710280374" calcext:value-type="float">
            <text:p>14.95</text:p>
          </table:table-cell>
          <table:table-cell office:value-type="float" office:value="3.24923547400613" calcext:value-type="float">
            <text:p>3.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7" calcext:value-type="float">
            <text:p>18.57</text:p>
          </table:table-cell>
          <table:table-cell table:formula="of:=LN([.E176])" office:value-type="float" office:value="2.89037175789616" calcext:value-type="float">
            <text:p>2.89037175789616</text:p>
          </table:table-cell>
          <table:table-cell/>
          <table:table-cell table:formula="of:=LN([.G176])" office:value-type="float" office:value="2.92154737536461" calcext:value-type="float">
            <text:p>2.92154737536461</text:p>
          </table:table-cell>
        </table:table-row>
        <table:table-row table:style-name="ro2">
          <table:table-cell office:value-type="date" office:date-value="1964-08-01" calcext:value-type="date">
            <text:p>ago-64</text:p>
          </table:table-cell>
          <table:table-cell office:value-type="float" office:value="16.1713890808569" calcext:value-type="float">
            <text:p>16.17</text:p>
          </table:table-cell>
          <table:table-cell office:value-type="float" office:value="13.1643943884608" calcext:value-type="float">
            <text:p>13.16</text:p>
          </table:table-cell>
          <table:table-cell office:value-type="float" office:value="3.87685290763968" calcext:value-type="float">
            <text:p>3.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05" calcext:value-type="float">
            <text:p>18.505</text:p>
          </table:table-cell>
          <table:table-cell table:formula="of:=LN([.E177])" office:value-type="float" office:value="2.89037175789616" calcext:value-type="float">
            <text:p>2.89037175789616</text:p>
          </table:table-cell>
          <table:table-cell/>
          <table:table-cell table:formula="of:=LN([.G177])" office:value-type="float" office:value="2.91804096583812" calcext:value-type="float">
            <text:p>2.91804096583812</text:p>
          </table:table-cell>
        </table:table-row>
        <table:table-row table:style-name="ro2">
          <table:table-cell office:value-type="date" office:date-value="1964-09-01" calcext:value-type="date">
            <text:p>sep-64</text:p>
          </table:table-cell>
          <table:table-cell office:value-type="float" office:value="14.9253731343284" calcext:value-type="float">
            <text:p>14.93</text:p>
          </table:table-cell>
          <table:table-cell office:value-type="float" office:value="15.4645623827166" calcext:value-type="float">
            <text:p>15.46</text:p>
          </table:table-cell>
          <table:table-cell office:value-type="float" office:value="3.05660377358492" calcext:value-type="float">
            <text:p>3.0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49" calcext:value-type="float">
            <text:p>18.49</text:p>
          </table:table-cell>
          <table:table-cell table:formula="of:=LN([.E178])" office:value-type="float" office:value="2.89037175789616" calcext:value-type="float">
            <text:p>2.89037175789616</text:p>
          </table:table-cell>
          <table:table-cell/>
          <table:table-cell table:formula="of:=LN([.G178])" office:value-type="float" office:value="2.91723004539903" calcext:value-type="float">
            <text:p>2.91723004539903</text:p>
          </table:table-cell>
        </table:table-row>
        <table:table-row table:style-name="ro2">
          <table:table-cell office:value-type="date" office:date-value="1964-10-01" calcext:value-type="date">
            <text:p>oct-64</text:p>
          </table:table-cell>
          <table:table-cell office:value-type="float" office:value="9.39774983454667" calcext:value-type="float">
            <text:p>9.40</text:p>
          </table:table-cell>
          <table:table-cell office:value-type="float" office:value="16.5792334231296" calcext:value-type="float">
            <text:p>16.58</text:p>
          </table:table-cell>
          <table:table-cell office:value-type="float" office:value="3.14513073133762" calcext:value-type="float">
            <text:p>3.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49" calcext:value-type="float">
            <text:p>18.49</text:p>
          </table:table-cell>
          <table:table-cell table:formula="of:=LN([.E179])" office:value-type="float" office:value="2.89037175789616" calcext:value-type="float">
            <text:p>2.89037175789616</text:p>
          </table:table-cell>
          <table:table-cell/>
          <table:table-cell table:formula="of:=LN([.G179])" office:value-type="float" office:value="2.91723004539903" calcext:value-type="float">
            <text:p>2.91723004539903</text:p>
          </table:table-cell>
        </table:table-row>
        <table:table-row table:style-name="ro2">
          <table:table-cell office:value-type="date" office:date-value="1964-11-01" calcext:value-type="date">
            <text:p>nov-64</text:p>
          </table:table-cell>
          <table:table-cell office:value-type="float" office:value="8.67850098619329" calcext:value-type="float">
            <text:p>8.68</text:p>
          </table:table-cell>
          <table:table-cell office:value-type="float" office:value="13.9949935101057" calcext:value-type="float">
            <text:p>13.99</text:p>
          </table:table-cell>
          <table:table-cell office:value-type="float" office:value="2.76410450586899" calcext:value-type="float">
            <text:p>2.7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05" calcext:value-type="float">
            <text:p>18.505</text:p>
          </table:table-cell>
          <table:table-cell table:formula="of:=LN([.E180])" office:value-type="float" office:value="2.89037175789616" calcext:value-type="float">
            <text:p>2.89037175789616</text:p>
          </table:table-cell>
          <table:table-cell/>
          <table:table-cell table:formula="of:=LN([.G180])" office:value-type="float" office:value="2.91804096583812" calcext:value-type="float">
            <text:p>2.91804096583812</text:p>
          </table:table-cell>
        </table:table-row>
        <table:table-row table:style-name="ro2">
          <table:table-cell office:value-type="date" office:date-value="1964-12-01" calcext:value-type="date">
            <text:p>dic-64</text:p>
          </table:table-cell>
          <table:table-cell office:value-type="float" office:value="9.77917981072556" calcext:value-type="float">
            <text:p>9.78</text:p>
          </table:table-cell>
          <table:table-cell office:value-type="float" office:value="16.5244556348207" calcext:value-type="float">
            <text:p>16.52</text:p>
          </table:table-cell>
          <table:table-cell office:value-type="float" office:value="2.68431001890359" calcext:value-type="float">
            <text:p>2.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05" calcext:value-type="float">
            <text:p>18.505</text:p>
          </table:table-cell>
          <table:table-cell table:formula="of:=LN([.E181])" office:value-type="float" office:value="2.89037175789616" calcext:value-type="float">
            <text:p>2.89037175789616</text:p>
          </table:table-cell>
          <table:table-cell/>
          <table:table-cell table:formula="of:=LN([.G181])" office:value-type="float" office:value="2.91804096583812" calcext:value-type="float">
            <text:p>2.91804096583812</text:p>
          </table:table-cell>
        </table:table-row>
        <table:table-row table:style-name="ro2">
          <table:table-cell office:value-type="date" office:date-value="1965-01-01" calcext:value-type="date">
            <text:p>ene-65</text:p>
          </table:table-cell>
          <table:table-cell office:value-type="float" office:value="4.41446965052115" calcext:value-type="float">
            <text:p>4.41</text:p>
          </table:table-cell>
          <table:table-cell office:value-type="float" office:value="13.052254897463" calcext:value-type="float">
            <text:p>13.05</text:p>
          </table:table-cell>
          <table:table-cell office:value-type="float" office:value="2.2889305816135" calcext:value-type="float">
            <text:p>2.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9" calcext:value-type="float">
            <text:p>18.9</text:p>
          </table:table-cell>
          <table:table-cell table:formula="of:=LN([.E182])" office:value-type="float" office:value="2.89037175789616" calcext:value-type="float">
            <text:p>2.89037175789616</text:p>
          </table:table-cell>
          <table:table-cell/>
          <table:table-cell table:formula="of:=LN([.G182])" office:value-type="float" office:value="2.9391619220656" calcext:value-type="float">
            <text:p>2.9391619220656</text:p>
          </table:table-cell>
        </table:table-row>
        <table:table-row table:style-name="ro2">
          <table:table-cell office:value-type="date" office:date-value="1965-02-01" calcext:value-type="date">
            <text:p>feb-65</text:p>
          </table:table-cell>
          <table:table-cell office:value-type="float" office:value="9.94468346650277" calcext:value-type="float">
            <text:p>9.94</text:p>
          </table:table-cell>
          <table:table-cell office:value-type="float" office:value="12.10357999467" calcext:value-type="float">
            <text:p>12.10</text:p>
          </table:table-cell>
          <table:table-cell office:value-type="float" office:value="2.25903614457832" calcext:value-type="float">
            <text:p>2.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73" calcext:value-type="float">
            <text:p>18.73</text:p>
          </table:table-cell>
          <table:table-cell table:formula="of:=LN([.E183])" office:value-type="float" office:value="2.89037175789616" calcext:value-type="float">
            <text:p>2.89037175789616</text:p>
          </table:table-cell>
          <table:table-cell/>
          <table:table-cell table:formula="of:=LN([.G183])" office:value-type="float" office:value="2.930126516456" calcext:value-type="float">
            <text:p>2.930126516456</text:p>
          </table:table-cell>
        </table:table-row>
        <table:table-row table:style-name="ro2">
          <table:table-cell office:value-type="date" office:date-value="1965-03-01" calcext:value-type="date">
            <text:p>mar-65</text:p>
          </table:table-cell>
          <table:table-cell office:value-type="float" office:value="5.72715572715572" calcext:value-type="float">
            <text:p>5.73</text:p>
          </table:table-cell>
          <table:table-cell office:value-type="float" office:value="5.64724423236878" calcext:value-type="float">
            <text:p>5.65</text:p>
          </table:table-cell>
          <table:table-cell office:value-type="float" office:value="5.03816793893133" calcext:value-type="float">
            <text:p>5.0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9" calcext:value-type="float">
            <text:p>18.59</text:p>
          </table:table-cell>
          <table:table-cell table:formula="of:=LN([.E184])" office:value-type="float" office:value="2.89037175789616" calcext:value-type="float">
            <text:p>2.89037175789616</text:p>
          </table:table-cell>
          <table:table-cell/>
          <table:table-cell table:formula="of:=LN([.G184])" office:value-type="float" office:value="2.92262380173335" calcext:value-type="float">
            <text:p>2.92262380173335</text:p>
          </table:table-cell>
        </table:table-row>
        <table:table-row table:style-name="ro2">
          <table:table-cell office:value-type="date" office:date-value="1965-04-01" calcext:value-type="date">
            <text:p>abr-65</text:p>
          </table:table-cell>
          <table:table-cell office:value-type="float" office:value="0.87010565568677" calcext:value-type="float">
            <text:p>0.87</text:p>
          </table:table-cell>
          <table:table-cell office:value-type="float" office:value="6.56579302891112" calcext:value-type="float">
            <text:p>6.57</text:p>
          </table:table-cell>
          <table:table-cell office:value-type="float" office:value="3.84325546345139" calcext:value-type="float">
            <text:p>3.8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2" calcext:value-type="float">
            <text:p>18.52</text:p>
          </table:table-cell>
          <table:table-cell table:formula="of:=LN([.E185])" office:value-type="float" office:value="2.89037175789616" calcext:value-type="float">
            <text:p>2.89037175789616</text:p>
          </table:table-cell>
          <table:table-cell/>
          <table:table-cell table:formula="of:=LN([.G185])" office:value-type="float" office:value="2.91885122921803" calcext:value-type="float">
            <text:p>2.91885122921803</text:p>
          </table:table-cell>
        </table:table-row>
        <table:table-row table:style-name="ro2">
          <table:table-cell office:value-type="date" office:date-value="1965-05-01" calcext:value-type="date">
            <text:p>may-65</text:p>
          </table:table-cell>
          <table:table-cell office:value-type="float" office:value="3.58090185676392" calcext:value-type="float">
            <text:p>3.58</text:p>
          </table:table-cell>
          <table:table-cell office:value-type="float" office:value="0.992544885085356" calcext:value-type="float">
            <text:p>0.99</text:p>
          </table:table-cell>
          <table:table-cell office:value-type="float" office:value="2.46544639521853" calcext:value-type="float">
            <text:p>2.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75" calcext:value-type="float">
            <text:p>18.75</text:p>
          </table:table-cell>
          <table:table-cell table:formula="of:=LN([.E186])" office:value-type="float" office:value="2.89037175789616" calcext:value-type="float">
            <text:p>2.89037175789616</text:p>
          </table:table-cell>
          <table:table-cell/>
          <table:table-cell table:formula="of:=LN([.G186])" office:value-type="float" office:value="2.93119375241642" calcext:value-type="float">
            <text:p>2.93119375241642</text:p>
          </table:table-cell>
        </table:table-row>
        <table:table-row table:style-name="ro2">
          <table:table-cell office:value-type="date" office:date-value="1965-06-01" calcext:value-type="date">
            <text:p>jun-65</text:p>
          </table:table-cell>
          <table:table-cell office:value-type="float" office:value="-0.255754475703329" calcext:value-type="float">
            <text:p>-0.26</text:p>
          </table:table-cell>
          <table:table-cell office:value-type="float" office:value="0.642098123445622" calcext:value-type="float">
            <text:p>0.64</text:p>
          </table:table-cell>
          <table:table-cell office:value-type="float" office:value="3.92738051130048" calcext:value-type="float">
            <text:p>3.9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25" calcext:value-type="float">
            <text:p>18.625</text:p>
          </table:table-cell>
          <table:table-cell table:formula="of:=LN([.E187])" office:value-type="float" office:value="2.89037175789616" calcext:value-type="float">
            <text:p>2.89037175789616</text:p>
          </table:table-cell>
          <table:table-cell/>
          <table:table-cell table:formula="of:=LN([.G187])" office:value-type="float" office:value="2.92450476426562" calcext:value-type="float">
            <text:p>2.92450476426562</text:p>
          </table:table-cell>
        </table:table-row>
        <table:table-row table:style-name="ro2">
          <table:table-cell office:value-type="date" office:date-value="1965-07-01" calcext:value-type="date">
            <text:p>jul-65</text:p>
          </table:table-cell>
          <table:table-cell office:value-type="float" office:value="-0.945179584120981" calcext:value-type="float">
            <text:p>-0.95</text:p>
          </table:table-cell>
          <table:table-cell office:value-type="float" office:value="2.07228702721811" calcext:value-type="float">
            <text:p>2.07</text:p>
          </table:table-cell>
          <table:table-cell office:value-type="float" office:value="3.850425768234" calcext:value-type="float">
            <text:p>3.8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86" calcext:value-type="float">
            <text:p>18.86</text:p>
          </table:table-cell>
          <table:table-cell table:formula="of:=LN([.E188])" office:value-type="float" office:value="2.89037175789616" calcext:value-type="float">
            <text:p>2.89037175789616</text:p>
          </table:table-cell>
          <table:table-cell/>
          <table:table-cell table:formula="of:=LN([.G188])" office:value-type="float" office:value="2.93704327720531" calcext:value-type="float">
            <text:p>2.93704327720531</text:p>
          </table:table-cell>
        </table:table-row>
        <table:table-row table:style-name="ro2">
          <table:table-cell office:value-type="date" office:date-value="1965-08-01" calcext:value-type="date">
            <text:p>ago-65</text:p>
          </table:table-cell>
          <table:table-cell office:value-type="float" office:value="-3.86674598453302" calcext:value-type="float">
            <text:p>-3.87</text:p>
          </table:table-cell>
          <table:table-cell office:value-type="float" office:value="2.34405692086079" calcext:value-type="float">
            <text:p>2.34</text:p>
          </table:table-cell>
          <table:table-cell office:value-type="float" office:value="2.34174899377975" calcext:value-type="float">
            <text:p>2.3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905" calcext:value-type="float">
            <text:p>18.905</text:p>
          </table:table-cell>
          <table:table-cell table:formula="of:=LN([.E189])" office:value-type="float" office:value="2.89037175789616" calcext:value-type="float">
            <text:p>2.89037175789616</text:p>
          </table:table-cell>
          <table:table-cell/>
          <table:table-cell table:formula="of:=LN([.G189])" office:value-type="float" office:value="2.9394264373429" calcext:value-type="float">
            <text:p>2.9394264373429</text:p>
          </table:table-cell>
        </table:table-row>
        <table:table-row table:style-name="ro2">
          <table:table-cell office:value-type="date" office:date-value="1965-09-01" calcext:value-type="date">
            <text:p>sep-65</text:p>
          </table:table-cell>
          <table:table-cell office:value-type="float" office:value="1.29870129870129" calcext:value-type="float">
            <text:p>1.30</text:p>
          </table:table-cell>
          <table:table-cell office:value-type="float" office:value="2.10026253281661" calcext:value-type="float">
            <text:p>2.10</text:p>
          </table:table-cell>
          <table:table-cell office:value-type="float" office:value="4.65031124130355" calcext:value-type="float">
            <text:p>4.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81" calcext:value-type="float">
            <text:p>18.81</text:p>
          </table:table-cell>
          <table:table-cell table:formula="of:=LN([.E190])" office:value-type="float" office:value="2.89037175789616" calcext:value-type="float">
            <text:p>2.89037175789616</text:p>
          </table:table-cell>
          <table:table-cell/>
          <table:table-cell table:formula="of:=LN([.G190])" office:value-type="float" office:value="2.93438864331294" calcext:value-type="float">
            <text:p>2.93438864331294</text:p>
          </table:table-cell>
        </table:table-row>
        <table:table-row table:style-name="ro2">
          <table:table-cell office:value-type="date" office:date-value="1965-10-01" calcext:value-type="date">
            <text:p>oct-65</text:p>
          </table:table-cell>
          <table:table-cell office:value-type="float" office:value="6.04960677555959" calcext:value-type="float">
            <text:p>6.05</text:p>
          </table:table-cell>
          <table:table-cell office:value-type="float" office:value="1.81619167308551" calcext:value-type="float">
            <text:p>1.82</text:p>
          </table:table-cell>
          <table:table-cell office:value-type="float" office:value="2.64511388684792" calcext:value-type="float">
            <text:p>2.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15" calcext:value-type="float">
            <text:p>18.615</text:p>
          </table:table-cell>
          <table:table-cell table:formula="of:=LN([.E191])" office:value-type="float" office:value="2.89037175789616" calcext:value-type="float">
            <text:p>2.89037175789616</text:p>
          </table:table-cell>
          <table:table-cell/>
          <table:table-cell table:formula="of:=LN([.G191])" office:value-type="float" office:value="2.92396770732468" calcext:value-type="float">
            <text:p>2.92396770732468</text:p>
          </table:table-cell>
        </table:table-row>
        <table:table-row table:style-name="ro2">
          <table:table-cell office:value-type="date" office:date-value="1965-11-01" calcext:value-type="date">
            <text:p>nov-65</text:p>
          </table:table-cell>
          <table:table-cell office:value-type="float" office:value="5.62613430127041" calcext:value-type="float">
            <text:p>5.63</text:p>
          </table:table-cell>
          <table:table-cell office:value-type="float" office:value="1.75267374242609" calcext:value-type="float">
            <text:p>1.75</text:p>
          </table:table-cell>
          <table:table-cell office:value-type="float" office:value="1.62122328666174" calcext:value-type="float">
            <text:p>1.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2" calcext:value-type="float">
            <text:p>18.52</text:p>
          </table:table-cell>
          <table:table-cell table:formula="of:=LN([.E192])" office:value-type="float" office:value="2.89037175789616" calcext:value-type="float">
            <text:p>2.89037175789616</text:p>
          </table:table-cell>
          <table:table-cell/>
          <table:table-cell table:formula="of:=LN([.G192])" office:value-type="float" office:value="2.91885122921803" calcext:value-type="float">
            <text:p>2.91885122921803</text:p>
          </table:table-cell>
        </table:table-row>
        <table:table-row table:style-name="ro2">
          <table:table-cell office:value-type="date" office:date-value="1965-12-01" calcext:value-type="date">
            <text:p>dic-65</text:p>
          </table:table-cell>
          <table:table-cell office:value-type="float" office:value="0.804597701149423" calcext:value-type="float">
            <text:p>0.80</text:p>
          </table:table-cell>
          <table:table-cell office:value-type="float" office:value="-0.604217518306582" calcext:value-type="float">
            <text:p>-0.60</text:p>
          </table:table-cell>
          <table:table-cell office:value-type="float" office:value="2.98232695139911" calcext:value-type="float">
            <text:p>2.9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" calcext:value-type="float">
            <text:p>18.5</text:p>
          </table:table-cell>
          <table:table-cell table:formula="of:=LN([.E193])" office:value-type="float" office:value="2.89037175789616" calcext:value-type="float">
            <text:p>2.89037175789616</text:p>
          </table:table-cell>
          <table:table-cell/>
          <table:table-cell table:formula="of:=LN([.G193])" office:value-type="float" office:value="2.91777073208428" calcext:value-type="float">
            <text:p>2.91777073208428</text:p>
          </table:table-cell>
        </table:table-row>
        <table:table-row table:style-name="ro2">
          <table:table-cell office:value-type="date" office:date-value="1966-01-01" calcext:value-type="date">
            <text:p>ene-66</text:p>
          </table:table-cell>
          <table:table-cell office:value-type="float" office:value="-1.46799765120376" calcext:value-type="float">
            <text:p>-1.47</text:p>
          </table:table-cell>
          <table:table-cell office:value-type="float" office:value="-0.409869328788248" calcext:value-type="float">
            <text:p>-0.41</text:p>
          </table:table-cell>
          <table:table-cell office:value-type="float" office:value="2.27439471753486" calcext:value-type="float">
            <text:p>2.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52" calcext:value-type="float">
            <text:p>18.52</text:p>
          </table:table-cell>
          <table:table-cell table:formula="of:=LN([.E194])" office:value-type="float" office:value="2.89037175789616" calcext:value-type="float">
            <text:p>2.89037175789616</text:p>
          </table:table-cell>
          <table:table-cell/>
          <table:table-cell table:formula="of:=LN([.G194])" office:value-type="float" office:value="2.91885122921803" calcext:value-type="float">
            <text:p>2.91885122921803</text:p>
          </table:table-cell>
        </table:table-row>
        <table:table-row table:style-name="ro2">
          <table:table-cell office:value-type="date" office:date-value="1966-02-01" calcext:value-type="date">
            <text:p>feb-66</text:p>
          </table:table-cell>
          <table:table-cell office:value-type="float" office:value="5.54561717352415" calcext:value-type="float">
            <text:p>5.55</text:p>
          </table:table-cell>
          <table:table-cell office:value-type="float" office:value="2.4763263203772" calcext:value-type="float">
            <text:p>2.48</text:p>
          </table:table-cell>
          <table:table-cell office:value-type="float" office:value="6.18556701030928" calcext:value-type="float">
            <text:p>6.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66" calcext:value-type="float">
            <text:p>18.66</text:p>
          </table:table-cell>
          <table:table-cell table:formula="of:=LN([.E195])" office:value-type="float" office:value="2.89037175789616" calcext:value-type="float">
            <text:p>2.89037175789616</text:p>
          </table:table-cell>
          <table:table-cell/>
          <table:table-cell table:formula="of:=LN([.G195])" office:value-type="float" office:value="2.9263821954192" calcext:value-type="float">
            <text:p>2.9263821954192</text:p>
          </table:table-cell>
        </table:table-row>
        <table:table-row table:style-name="ro2">
          <table:table-cell office:value-type="date" office:date-value="1966-03-01" calcext:value-type="date">
            <text:p>mar-66</text:p>
          </table:table-cell>
          <table:table-cell office:value-type="float" office:value="11.2598904443092" calcext:value-type="float">
            <text:p>11.26</text:p>
          </table:table-cell>
          <table:table-cell office:value-type="float" office:value="6.62992582770481" calcext:value-type="float">
            <text:p>6.63</text:p>
          </table:table-cell>
          <table:table-cell office:value-type="float" office:value="5.74127906976745" calcext:value-type="float">
            <text:p>5.7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.98" calcext:value-type="float">
            <text:p>18.98</text:p>
          </table:table-cell>
          <table:table-cell table:formula="of:=LN([.E196])" office:value-type="float" office:value="2.89037175789616" calcext:value-type="float">
            <text:p>2.89037175789616</text:p>
          </table:table-cell>
          <table:table-cell/>
          <table:table-cell table:formula="of:=LN([.G196])" office:value-type="float" office:value="2.94338579318178" calcext:value-type="float">
            <text:p>2.94338579318178</text:p>
          </table:table-cell>
        </table:table-row>
        <table:table-row table:style-name="ro2">
          <table:table-cell office:value-type="date" office:date-value="1966-04-01" calcext:value-type="date">
            <text:p>abr-66</text:p>
          </table:table-cell>
          <table:table-cell office:value-type="float" office:value="12.3844731977819" calcext:value-type="float">
            <text:p>12.38</text:p>
          </table:table-cell>
          <table:table-cell office:value-type="float" office:value="9.66446923597024" calcext:value-type="float">
            <text:p>9.66</text:p>
          </table:table-cell>
          <table:table-cell office:value-type="float" office:value="5.80551523947748" calcext:value-type="float">
            <text:p>5.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525" calcext:value-type="float">
            <text:p>19.525</text:p>
          </table:table-cell>
          <table:table-cell table:formula="of:=LN([.E197])" office:value-type="float" office:value="2.89037175789616" calcext:value-type="float">
            <text:p>2.89037175789616</text:p>
          </table:table-cell>
          <table:table-cell/>
          <table:table-cell table:formula="of:=LN([.G197])" office:value-type="float" office:value="2.97169569572575" calcext:value-type="float">
            <text:p>2.97169569572575</text:p>
          </table:table-cell>
        </table:table-row>
        <table:table-row table:style-name="ro2">
          <table:table-cell office:value-type="date" office:date-value="1966-05-01" calcext:value-type="date">
            <text:p>may-66</text:p>
          </table:table-cell>
          <table:table-cell office:value-type="float" office:value="17.2855313700384" calcext:value-type="float">
            <text:p>17.29</text:p>
          </table:table-cell>
          <table:table-cell office:value-type="float" office:value="12.7544334760199" calcext:value-type="float">
            <text:p>12.75</text:p>
          </table:table-cell>
          <table:table-cell office:value-type="float" office:value="6.70798395916878" calcext:value-type="float">
            <text:p>6.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08" calcext:value-type="float">
            <text:p>21.08</text:p>
          </table:table-cell>
          <table:table-cell table:formula="of:=LN([.E198])" office:value-type="float" office:value="2.89037175789616" calcext:value-type="float">
            <text:p>2.89037175789616</text:p>
          </table:table-cell>
          <table:table-cell/>
          <table:table-cell table:formula="of:=LN([.G198])" office:value-type="float" office:value="3.04832472367316" calcext:value-type="float">
            <text:p>3.04832472367316</text:p>
          </table:table-cell>
        </table:table-row>
        <table:table-row table:style-name="ro2">
          <table:table-cell office:value-type="date" office:date-value="1966-06-01" calcext:value-type="date">
            <text:p>jun-66</text:p>
          </table:table-cell>
          <table:table-cell office:value-type="float" office:value="10.3846153846154" calcext:value-type="float">
            <text:p>10.38</text:p>
          </table:table-cell>
          <table:table-cell office:value-type="float" office:value="11.4975064024801" calcext:value-type="float">
            <text:p>11.50</text:p>
          </table:table-cell>
          <table:table-cell office:value-type="float" office:value="5.16934046345812" calcext:value-type="float">
            <text:p>5.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66" calcext:value-type="float">
            <text:p>20.66</text:p>
          </table:table-cell>
          <table:table-cell table:formula="of:=LN([.E199])" office:value-type="float" office:value="2.89037175789616" calcext:value-type="float">
            <text:p>2.89037175789616</text:p>
          </table:table-cell>
          <table:table-cell/>
          <table:table-cell table:formula="of:=LN([.G199])" office:value-type="float" office:value="3.02819946369149" calcext:value-type="float">
            <text:p>3.02819946369149</text:p>
          </table:table-cell>
        </table:table-row>
        <table:table-row table:style-name="ro2">
          <table:table-cell office:value-type="date" office:date-value="1966-07-01" calcext:value-type="date">
            <text:p>jul-66</text:p>
          </table:table-cell>
          <table:table-cell office:value-type="float" office:value="11.704834605598" calcext:value-type="float">
            <text:p>11.70</text:p>
          </table:table-cell>
          <table:table-cell office:value-type="float" office:value="6.70966624821436" calcext:value-type="float">
            <text:p>6.71</text:p>
          </table:table-cell>
          <table:table-cell office:value-type="float" office:value="4.56327985739748" calcext:value-type="float">
            <text:p>4.5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56" calcext:value-type="float">
            <text:p>19.56</text:p>
          </table:table-cell>
          <table:table-cell table:formula="of:=LN([.E200])" office:value-type="float" office:value="2.89037175789616" calcext:value-type="float">
            <text:p>2.89037175789616</text:p>
          </table:table-cell>
          <table:table-cell/>
          <table:table-cell table:formula="of:=LN([.G200])" office:value-type="float" office:value="2.97348666460667" calcext:value-type="float">
            <text:p>2.97348666460667</text:p>
          </table:table-cell>
        </table:table-row>
        <table:table-row table:style-name="ro2">
          <table:table-cell office:value-type="date" office:date-value="1966-08-01" calcext:value-type="date">
            <text:p>ago-66</text:p>
          </table:table-cell>
          <table:table-cell office:value-type="float" office:value="14.480198019802" calcext:value-type="float">
            <text:p>14.48</text:p>
          </table:table-cell>
          <table:table-cell office:value-type="float" office:value="6.41474025420115" calcext:value-type="float">
            <text:p>6.41</text:p>
          </table:table-cell>
          <table:table-cell office:value-type="float" office:value="5.47014658562748" calcext:value-type="float">
            <text:p>5.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79" calcext:value-type="float">
            <text:p>19.79</text:p>
          </table:table-cell>
          <table:table-cell table:formula="of:=LN([.E201])" office:value-type="float" office:value="2.89037175789616" calcext:value-type="float">
            <text:p>2.89037175789616</text:p>
          </table:table-cell>
          <table:table-cell/>
          <table:table-cell table:formula="of:=LN([.G201])" office:value-type="float" office:value="2.98517675961447" calcext:value-type="float">
            <text:p>2.98517675961447</text:p>
          </table:table-cell>
        </table:table-row>
        <table:table-row table:style-name="ro2">
          <table:table-cell office:value-type="date" office:date-value="1966-09-01" calcext:value-type="date">
            <text:p>sep-66</text:p>
          </table:table-cell>
          <table:table-cell office:value-type="float" office:value="8.56643356643356" calcext:value-type="float">
            <text:p>8.57</text:p>
          </table:table-cell>
          <table:table-cell office:value-type="float" office:value="2.85702624382678" calcext:value-type="float">
            <text:p>2.86</text:p>
          </table:table-cell>
          <table:table-cell office:value-type="float" office:value="4.09377186843949" calcext:value-type="float">
            <text:p>4.0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12" calcext:value-type="float">
            <text:p>20.12</text:p>
          </table:table-cell>
          <table:table-cell table:formula="of:=LN([.E202])" office:value-type="float" office:value="2.89037175789616" calcext:value-type="float">
            <text:p>2.89037175789616</text:p>
          </table:table-cell>
          <table:table-cell/>
          <table:table-cell table:formula="of:=LN([.G202])" office:value-type="float" office:value="3.00171434523154" calcext:value-type="float">
            <text:p>3.00171434523154</text:p>
          </table:table-cell>
        </table:table-row>
        <table:table-row table:style-name="ro2">
          <table:table-cell office:value-type="date" office:date-value="1966-10-01" calcext:value-type="date">
            <text:p>oct-66</text:p>
          </table:table-cell>
          <table:table-cell office:value-type="float" office:value="10.8956075299487" calcext:value-type="float">
            <text:p>10.90</text:p>
          </table:table-cell>
          <table:table-cell office:value-type="float" office:value="4.11307983276927" calcext:value-type="float">
            <text:p>4.11</text:p>
          </table:table-cell>
          <table:table-cell office:value-type="float" office:value="5.798138869005" calcext:value-type="float">
            <text:p>5.8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45" calcext:value-type="float">
            <text:p>20.45</text:p>
          </table:table-cell>
          <table:table-cell table:formula="of:=LN([.E203])" office:value-type="float" office:value="2.89037175789616" calcext:value-type="float">
            <text:p>2.89037175789616</text:p>
          </table:table-cell>
          <table:table-cell/>
          <table:table-cell table:formula="of:=LN([.G203])" office:value-type="float" office:value="3.01798288248881" calcext:value-type="float">
            <text:p>3.01798288248881</text:p>
          </table:table-cell>
        </table:table-row>
        <table:table-row table:style-name="ro2">
          <table:table-cell office:value-type="date" office:date-value="1966-11-01" calcext:value-type="date">
            <text:p>nov-66</text:p>
          </table:table-cell>
          <table:table-cell office:value-type="float" office:value="14.2038946162657" calcext:value-type="float">
            <text:p>14.20</text:p>
          </table:table-cell>
          <table:table-cell office:value-type="float" office:value="8.70034369754618" calcext:value-type="float">
            <text:p>8.70</text:p>
          </table:table-cell>
          <table:table-cell office:value-type="float" office:value="6.96156635242931" calcext:value-type="float">
            <text:p>6.9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62" calcext:value-type="float">
            <text:p>20.62</text:p>
          </table:table-cell>
          <table:table-cell table:formula="of:=LN([.E204])" office:value-type="float" office:value="2.89037175789616" calcext:value-type="float">
            <text:p>2.89037175789616</text:p>
          </table:table-cell>
          <table:table-cell/>
          <table:table-cell table:formula="of:=LN([.G204])" office:value-type="float" office:value="3.02626147858881" calcext:value-type="float">
            <text:p>3.02626147858881</text:p>
          </table:table-cell>
        </table:table-row>
        <table:table-row table:style-name="ro2">
          <table:table-cell office:value-type="date" office:date-value="1966-12-01" calcext:value-type="date">
            <text:p>dic-66</text:p>
          </table:table-cell>
          <table:table-cell office:value-type="float" office:value="13.9680729760547" calcext:value-type="float">
            <text:p>13.97</text:p>
          </table:table-cell>
          <table:table-cell office:value-type="float" office:value="9.81481481481483" calcext:value-type="float">
            <text:p>9.81</text:p>
          </table:table-cell>
          <table:table-cell office:value-type="float" office:value="6.57847693957812" calcext:value-type="float">
            <text:p>6.5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635" calcext:value-type="float">
            <text:p>20.635</text:p>
          </table:table-cell>
          <table:table-cell table:formula="of:=LN([.E205])" office:value-type="float" office:value="2.89037175789616" calcext:value-type="float">
            <text:p>2.89037175789616</text:p>
          </table:table-cell>
          <table:table-cell/>
          <table:table-cell table:formula="of:=LN([.G205])" office:value-type="float" office:value="3.02698866320455" calcext:value-type="float">
            <text:p>3.02698866320455</text:p>
          </table:table-cell>
        </table:table-row>
        <table:table-row table:style-name="ro2">
          <table:table-cell office:value-type="date" office:date-value="1967-01-01" calcext:value-type="date">
            <text:p>ene-67</text:p>
          </table:table-cell>
          <table:table-cell office:value-type="float" office:value="14.1239570917759" calcext:value-type="float">
            <text:p>14.12</text:p>
          </table:table-cell>
          <table:table-cell office:value-type="float" office:value="9.74287926327371" calcext:value-type="float">
            <text:p>9.74</text:p>
          </table:table-cell>
          <table:table-cell office:value-type="float" office:value="6.52797704447632" calcext:value-type="float">
            <text:p>6.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655" calcext:value-type="float">
            <text:p>20.655</text:p>
          </table:table-cell>
          <table:table-cell table:formula="of:=LN([.E206])" office:value-type="float" office:value="2.89037175789616" calcext:value-type="float">
            <text:p>2.89037175789616</text:p>
          </table:table-cell>
          <table:table-cell/>
          <table:table-cell table:formula="of:=LN([.G206])" office:value-type="float" office:value="3.02795742084873" calcext:value-type="float">
            <text:p>3.02795742084873</text:p>
          </table:table-cell>
        </table:table-row>
        <table:table-row table:style-name="ro2">
          <table:table-cell office:value-type="date" office:date-value="1967-02-01" calcext:value-type="date">
            <text:p>feb-67</text:p>
          </table:table-cell>
          <table:table-cell office:value-type="float" office:value="12.9766949152542" calcext:value-type="float">
            <text:p>12.98</text:p>
          </table:table-cell>
          <table:table-cell office:value-type="float" office:value="12.5889266934736" calcext:value-type="float">
            <text:p>12.59</text:p>
          </table:table-cell>
          <table:table-cell office:value-type="float" office:value="2.28848821081831" calcext:value-type="float">
            <text:p>2.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7" calcext:value-type="float">
            <text:p>20.7</text:p>
          </table:table-cell>
          <table:table-cell table:formula="of:=LN([.E207])" office:value-type="float" office:value="2.89037175789616" calcext:value-type="float">
            <text:p>2.89037175789616</text:p>
          </table:table-cell>
          <table:table-cell/>
          <table:table-cell table:formula="of:=LN([.G207])" office:value-type="float" office:value="3.03013370027132" calcext:value-type="float">
            <text:p>3.03013370027132</text:p>
          </table:table-cell>
        </table:table-row>
        <table:table-row table:style-name="ro2">
          <table:table-cell office:value-type="date" office:date-value="1967-03-01" calcext:value-type="date">
            <text:p>mar-67</text:p>
          </table:table-cell>
          <table:table-cell office:value-type="float" office:value="11.925601750547" calcext:value-type="float">
            <text:p>11.93</text:p>
          </table:table-cell>
          <table:table-cell office:value-type="float" office:value="11.2112851202736" calcext:value-type="float">
            <text:p>11.21</text:p>
          </table:table-cell>
          <table:table-cell office:value-type="float" office:value="2.9209621993127" calcext:value-type="float">
            <text:p>2.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59" calcext:value-type="float">
            <text:p>20.59</text:p>
          </table:table-cell>
          <table:table-cell table:formula="of:=LN([.E208])" office:value-type="float" office:value="2.89037175789616" calcext:value-type="float">
            <text:p>2.89037175789616</text:p>
          </table:table-cell>
          <table:table-cell/>
          <table:table-cell table:formula="of:=LN([.G208])" office:value-type="float" office:value="3.0248055210397" calcext:value-type="float">
            <text:p>3.0248055210397</text:p>
          </table:table-cell>
        </table:table-row>
        <table:table-row table:style-name="ro2">
          <table:table-cell office:value-type="date" office:date-value="1967-04-01" calcext:value-type="date">
            <text:p>abr-67</text:p>
          </table:table-cell>
          <table:table-cell office:value-type="float" office:value="8.82675438596492" calcext:value-type="float">
            <text:p>8.83</text:p>
          </table:table-cell>
          <table:table-cell office:value-type="float" office:value="9.50637740356828" calcext:value-type="float">
            <text:p>9.51</text:p>
          </table:table-cell>
          <table:table-cell office:value-type="float" office:value="3.18930041152263" calcext:value-type="float">
            <text:p>3.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43" calcext:value-type="float">
            <text:p>20.43</text:p>
          </table:table-cell>
          <table:table-cell table:formula="of:=LN([.E209])" office:value-type="float" office:value="2.89037175789616" calcext:value-type="float">
            <text:p>2.89037175789616</text:p>
          </table:table-cell>
          <table:table-cell/>
          <table:table-cell table:formula="of:=LN([.G209])" office:value-type="float" office:value="3.01700440882953" calcext:value-type="float">
            <text:p>3.01700440882953</text:p>
          </table:table-cell>
        </table:table-row>
        <table:table-row table:style-name="ro2">
          <table:table-cell office:value-type="date" office:date-value="1967-05-01" calcext:value-type="date">
            <text:p>may-67</text:p>
          </table:table-cell>
          <table:table-cell office:value-type="float" office:value="7.64192139737991" calcext:value-type="float">
            <text:p>7.64</text:p>
          </table:table-cell>
          <table:table-cell office:value-type="float" office:value="9.39800108468272" calcext:value-type="float">
            <text:p>9.40</text:p>
          </table:table-cell>
          <table:table-cell office:value-type="float" office:value="3.2114793303724" calcext:value-type="float">
            <text:p>3.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02" calcext:value-type="float">
            <text:p>20.02</text:p>
          </table:table-cell>
          <table:table-cell table:formula="of:=LN([.E210])" office:value-type="float" office:value="2.89037175789616" calcext:value-type="float">
            <text:p>2.89037175789616</text:p>
          </table:table-cell>
          <table:table-cell/>
          <table:table-cell table:formula="of:=LN([.G210])" office:value-type="float" office:value="2.99673177388707" calcext:value-type="float">
            <text:p>2.99673177388707</text:p>
          </table:table-cell>
        </table:table-row>
        <table:table-row table:style-name="ro2">
          <table:table-cell office:value-type="date" office:date-value="1967-06-01" calcext:value-type="date">
            <text:p>jun-67</text:p>
          </table:table-cell>
          <table:table-cell office:value-type="float" office:value="12.8919860627178" calcext:value-type="float">
            <text:p>12.89</text:p>
          </table:table-cell>
          <table:table-cell office:value-type="float" office:value="14.285138620245" calcext:value-type="float">
            <text:p>14.29</text:p>
          </table:table-cell>
          <table:table-cell office:value-type="float" office:value="1.99999999999998" calcext:value-type="float">
            <text:p>2.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93" calcext:value-type="float">
            <text:p>19.93</text:p>
          </table:table-cell>
          <table:table-cell table:formula="of:=LN([.E211])" office:value-type="float" office:value="2.89037175789616" calcext:value-type="float">
            <text:p>2.89037175789616</text:p>
          </table:table-cell>
          <table:table-cell/>
          <table:table-cell table:formula="of:=LN([.G211])" office:value-type="float" office:value="2.9922261342247" calcext:value-type="float">
            <text:p>2.9922261342247</text:p>
          </table:table-cell>
        </table:table-row>
        <table:table-row table:style-name="ro2">
          <table:table-cell office:value-type="date" office:date-value="1967-07-01" calcext:value-type="date">
            <text:p>jul-67</text:p>
          </table:table-cell>
          <table:table-cell office:value-type="float" office:value="13.2118451025057" calcext:value-type="float">
            <text:p>13.21</text:p>
          </table:table-cell>
          <table:table-cell office:value-type="float" office:value="16.5064297594418" calcext:value-type="float">
            <text:p>16.51</text:p>
          </table:table-cell>
          <table:table-cell office:value-type="float" office:value="2.69348789635187" calcext:value-type="float">
            <text:p>2.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91" calcext:value-type="float">
            <text:p>19.91</text:p>
          </table:table-cell>
          <table:table-cell table:formula="of:=LN([.E212])" office:value-type="float" office:value="2.89037175789616" calcext:value-type="float">
            <text:p>2.89037175789616</text:p>
          </table:table-cell>
          <table:table-cell/>
          <table:table-cell table:formula="of:=LN([.G212])" office:value-type="float" office:value="2.99122211807611" calcext:value-type="float">
            <text:p>2.99122211807611</text:p>
          </table:table-cell>
        </table:table-row>
        <table:table-row table:style-name="ro2">
          <table:table-cell office:value-type="date" office:date-value="1967-08-01" calcext:value-type="date">
            <text:p>ago-67</text:p>
          </table:table-cell>
          <table:table-cell office:value-type="float" office:value="12.3783783783784" calcext:value-type="float">
            <text:p>12.38</text:p>
          </table:table-cell>
          <table:table-cell office:value-type="float" office:value="20.4569138276553" calcext:value-type="float">
            <text:p>20.46</text:p>
          </table:table-cell>
          <table:table-cell office:value-type="float" office:value="2.9830508474576" calcext:value-type="float">
            <text:p>2.9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9" calcext:value-type="float">
            <text:p>19.9</text:p>
          </table:table-cell>
          <table:table-cell table:formula="of:=LN([.E213])" office:value-type="float" office:value="2.89037175789616" calcext:value-type="float">
            <text:p>2.89037175789616</text:p>
          </table:table-cell>
          <table:table-cell/>
          <table:table-cell table:formula="of:=LN([.G213])" office:value-type="float" office:value="2.99071973173045" calcext:value-type="float">
            <text:p>2.99071973173045</text:p>
          </table:table-cell>
        </table:table-row>
        <table:table-row table:style-name="ro2">
          <table:table-cell office:value-type="date" office:date-value="1967-09-01" calcext:value-type="date">
            <text:p>sep-67</text:p>
          </table:table-cell>
          <table:table-cell office:value-type="float" office:value="13.3118625872249" calcext:value-type="float">
            <text:p>13.31</text:p>
          </table:table-cell>
          <table:table-cell office:value-type="float" office:value="22.9475020832507" calcext:value-type="float">
            <text:p>22.95</text:p>
          </table:table-cell>
          <table:table-cell office:value-type="float" office:value="2.48739495798318" calcext:value-type="float">
            <text:p>2.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9" calcext:value-type="float">
            <text:p>19.9</text:p>
          </table:table-cell>
          <table:table-cell table:formula="of:=LN([.E214])" office:value-type="float" office:value="2.89037175789616" calcext:value-type="float">
            <text:p>2.89037175789616</text:p>
          </table:table-cell>
          <table:table-cell/>
          <table:table-cell table:formula="of:=LN([.G214])" office:value-type="float" office:value="2.99071973173045" calcext:value-type="float">
            <text:p>2.99071973173045</text:p>
          </table:table-cell>
        </table:table-row>
        <table:table-row table:style-name="ro2">
          <table:table-cell office:value-type="date" office:date-value="1967-10-01" calcext:value-type="date">
            <text:p>oct-67</text:p>
          </table:table-cell>
          <table:table-cell office:value-type="float" office:value="5.45267489711934" calcext:value-type="float">
            <text:p>5.45</text:p>
          </table:table-cell>
          <table:table-cell office:value-type="float" office:value="15.400795471929" calcext:value-type="float">
            <text:p>15.40</text:p>
          </table:table-cell>
          <table:table-cell office:value-type="float" office:value="3.72124492557511" calcext:value-type="float">
            <text:p>3.7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.935" calcext:value-type="float">
            <text:p>19.935</text:p>
          </table:table-cell>
          <table:table-cell table:formula="of:=LN([.E215])" office:value-type="float" office:value="2.89037175789616" calcext:value-type="float">
            <text:p>2.89037175789616</text:p>
          </table:table-cell>
          <table:table-cell/>
          <table:table-cell table:formula="of:=LN([.G215])" office:value-type="float" office:value="2.99247698083332" calcext:value-type="float">
            <text:p>2.99247698083332</text:p>
          </table:table-cell>
        </table:table-row>
        <table:table-row table:style-name="ro2">
          <table:table-cell office:value-type="date" office:date-value="1967-11-01" calcext:value-type="date">
            <text:p>nov-67</text:p>
          </table:table-cell>
          <table:table-cell office:value-type="float" office:value="1.90571715145436" calcext:value-type="float">
            <text:p>1.91</text:p>
          </table:table-cell>
          <table:table-cell office:value-type="float" office:value="11.467333357844" calcext:value-type="float">
            <text:p>11.47</text:p>
          </table:table-cell>
          <table:table-cell office:value-type="float" office:value="4.77966101694913" calcext:value-type="float">
            <text:p>4.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135" calcext:value-type="float">
            <text:p>20.135</text:p>
          </table:table-cell>
          <table:table-cell table:formula="of:=LN([.E216])" office:value-type="float" office:value="2.89037175789616" calcext:value-type="float">
            <text:p>2.89037175789616</text:p>
          </table:table-cell>
          <table:table-cell/>
          <table:table-cell table:formula="of:=LN([.G216])" office:value-type="float" office:value="3.00245959430342" calcext:value-type="float">
            <text:p>3.00245959430342</text:p>
          </table:table-cell>
        </table:table-row>
        <table:table-row table:style-name="ro2">
          <table:table-cell office:value-type="date" office:date-value="1967-12-01" calcext:value-type="date">
            <text:p>dic-67</text:p>
          </table:table-cell>
          <table:table-cell office:value-type="float" office:value="-2.55127563781891" calcext:value-type="float">
            <text:p>-2.55</text:p>
          </table:table-cell>
          <table:table-cell office:value-type="float" office:value="8.94493731211965" calcext:value-type="float">
            <text:p>8.94</text:p>
          </table:table-cell>
          <table:table-cell office:value-type="float" office:value="5.3337806105334" calcext:value-type="float">
            <text:p>5.3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26" calcext:value-type="float">
            <text:p>20.26</text:p>
          </table:table-cell>
          <table:table-cell table:formula="of:=LN([.E217])" office:value-type="float" office:value="2.89037175789616" calcext:value-type="float">
            <text:p>2.89037175789616</text:p>
          </table:table-cell>
          <table:table-cell/>
          <table:table-cell table:formula="of:=LN([.G217])" office:value-type="float" office:value="3.00864849882054" calcext:value-type="float">
            <text:p>3.00864849882054</text:p>
          </table:table-cell>
        </table:table-row>
        <table:table-row table:style-name="ro2">
          <table:table-cell office:value-type="date" office:date-value="1968-01-01" calcext:value-type="date">
            <text:p>ene-68</text:p>
          </table:table-cell>
          <table:table-cell office:value-type="float" office:value="3.75979112271541" calcext:value-type="float">
            <text:p>3.76</text:p>
          </table:table-cell>
          <table:table-cell office:value-type="float" office:value="10.2146145848804" calcext:value-type="float">
            <text:p>10.21</text:p>
          </table:table-cell>
          <table:table-cell office:value-type="float" office:value="5.79124579124581" calcext:value-type="float">
            <text:p>5.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47" calcext:value-type="float">
            <text:p>20.47</text:p>
          </table:table-cell>
          <table:table-cell table:formula="of:=LN([.E218])" office:value-type="float" office:value="2.89037175789616" calcext:value-type="float">
            <text:p>2.89037175789616</text:p>
          </table:table-cell>
          <table:table-cell/>
          <table:table-cell table:formula="of:=LN([.G218])" office:value-type="float" office:value="3.0189603996732" calcext:value-type="float">
            <text:p>3.0189603996732</text:p>
          </table:table-cell>
        </table:table-row>
        <table:table-row table:style-name="ro2">
          <table:table-cell office:value-type="date" office:date-value="1968-02-01" calcext:value-type="date">
            <text:p>feb-68</text:p>
          </table:table-cell>
          <table:table-cell office:value-type="float" office:value="3.60993905297702" calcext:value-type="float">
            <text:p>3.61</text:p>
          </table:table-cell>
          <table:table-cell office:value-type="float" office:value="10.4567307692308" calcext:value-type="float">
            <text:p>10.46</text:p>
          </table:table-cell>
          <table:table-cell office:value-type="float" office:value="6.61016949152542" calcext:value-type="float">
            <text:p>6.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87" calcext:value-type="float">
            <text:p>20.87</text:p>
          </table:table-cell>
          <table:table-cell table:formula="of:=LN([.E219])" office:value-type="float" office:value="2.89037175789616" calcext:value-type="float">
            <text:p>2.89037175789616</text:p>
          </table:table-cell>
          <table:table-cell/>
          <table:table-cell table:formula="of:=LN([.G219])" office:value-type="float" office:value="3.03831272108911" calcext:value-type="float">
            <text:p>3.03831272108911</text:p>
          </table:table-cell>
        </table:table-row>
        <table:table-row table:style-name="ro2">
          <table:table-cell office:value-type="date" office:date-value="1968-03-01" calcext:value-type="date">
            <text:p>mar-68</text:p>
          </table:table-cell>
          <table:table-cell office:value-type="float" office:value="3.81231671554252" calcext:value-type="float">
            <text:p>3.81</text:p>
          </table:table-cell>
          <table:table-cell office:value-type="float" office:value="11.0524844503459" calcext:value-type="float">
            <text:p>11.05</text:p>
          </table:table-cell>
          <table:table-cell office:value-type="float" office:value="5.00834724540902" calcext:value-type="float">
            <text:p>5.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475" calcext:value-type="float">
            <text:p>21.475</text:p>
          </table:table-cell>
          <table:table-cell table:formula="of:=LN([.E220])" office:value-type="float" office:value="2.89037175789616" calcext:value-type="float">
            <text:p>2.89037175789616</text:p>
          </table:table-cell>
          <table:table-cell/>
          <table:table-cell table:formula="of:=LN([.G220])" office:value-type="float" office:value="3.06688946787032" calcext:value-type="float">
            <text:p>3.06688946787032</text:p>
          </table:table-cell>
        </table:table-row>
        <table:table-row table:style-name="ro2">
          <table:table-cell office:value-type="date" office:date-value="1968-04-01" calcext:value-type="date">
            <text:p>abr-68</text:p>
          </table:table-cell>
          <table:table-cell office:value-type="float" office:value="9.11838790931989" calcext:value-type="float">
            <text:p>9.12</text:p>
          </table:table-cell>
          <table:table-cell office:value-type="float" office:value="14.8778942923499" calcext:value-type="float">
            <text:p>14.88</text:p>
          </table:table-cell>
          <table:table-cell office:value-type="float" office:value="4.35360584911932" calcext:value-type="float">
            <text:p>4.3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895" calcext:value-type="float">
            <text:p>21.895</text:p>
          </table:table-cell>
          <table:table-cell table:formula="of:=LN([.E221])" office:value-type="float" office:value="2.89037175789616" calcext:value-type="float">
            <text:p>2.89037175789616</text:p>
          </table:table-cell>
          <table:table-cell/>
          <table:table-cell table:formula="of:=LN([.G221])" office:value-type="float" office:value="3.08625830025336" calcext:value-type="float">
            <text:p>3.08625830025336</text:p>
          </table:table-cell>
        </table:table-row>
        <table:table-row table:style-name="ro2">
          <table:table-cell office:value-type="date" office:date-value="1968-05-01" calcext:value-type="date">
            <text:p>may-68</text:p>
          </table:table-cell>
          <table:table-cell office:value-type="float" office:value="6.5922920892495" calcext:value-type="float">
            <text:p>6.59</text:p>
          </table:table-cell>
          <table:table-cell office:value-type="float" office:value="14.4334277620397" calcext:value-type="float">
            <text:p>14.43</text:p>
          </table:table-cell>
          <table:table-cell office:value-type="float" office:value="4.50182058920887" calcext:value-type="float">
            <text:p>4.5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22" calcext:value-type="float">
            <text:p>22.22</text:p>
          </table:table-cell>
          <table:table-cell table:formula="of:=LN([.E222])" office:value-type="float" office:value="2.89037175789616" calcext:value-type="float">
            <text:p>2.89037175789616</text:p>
          </table:table-cell>
          <table:table-cell/>
          <table:table-cell table:formula="of:=LN([.G222])" office:value-type="float" office:value="3.10099278421148" calcext:value-type="float">
            <text:p>3.10099278421148</text:p>
          </table:table-cell>
        </table:table-row>
        <table:table-row table:style-name="ro2">
          <table:table-cell office:value-type="date" office:date-value="1968-06-01" calcext:value-type="date">
            <text:p>jun-68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15.4437431684355" calcext:value-type="float">
            <text:p>15.44</text:p>
          </table:table-cell>
          <table:table-cell office:value-type="float" office:value="4.35360584911932" calcext:value-type="float">
            <text:p>4.3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48" calcext:value-type="float">
            <text:p>22.48</text:p>
          </table:table-cell>
          <table:table-cell table:formula="of:=LN([.E223])" office:value-type="float" office:value="2.89037175789616" calcext:value-type="float">
            <text:p>2.89037175789616</text:p>
          </table:table-cell>
          <table:table-cell/>
          <table:table-cell table:formula="of:=LN([.G223])" office:value-type="float" office:value="3.11262602502549" calcext:value-type="float">
            <text:p>3.11262602502549</text:p>
          </table:table-cell>
        </table:table-row>
        <table:table-row table:style-name="ro2">
          <table:table-cell office:value-type="date" office:date-value="1968-07-01" calcext:value-type="date">
            <text:p>jul-68</text:p>
          </table:table-cell>
          <table:table-cell office:value-type="float" office:value="6.63983903420524" calcext:value-type="float">
            <text:p>6.64</text:p>
          </table:table-cell>
          <table:table-cell office:value-type="float" office:value="15.2263231197772" calcext:value-type="float">
            <text:p>15.23</text:p>
          </table:table-cell>
          <table:table-cell office:value-type="float" office:value="5.94289508632138" calcext:value-type="float">
            <text:p>5.9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56" calcext:value-type="float">
            <text:p>22.56</text:p>
          </table:table-cell>
          <table:table-cell table:formula="of:=LN([.E224])" office:value-type="float" office:value="2.89037175789616" calcext:value-type="float">
            <text:p>2.89037175789616</text:p>
          </table:table-cell>
          <table:table-cell/>
          <table:table-cell table:formula="of:=LN([.G224])" office:value-type="float" office:value="3.11617842662986" calcext:value-type="float">
            <text:p>3.11617842662986</text:p>
          </table:table-cell>
        </table:table-row>
        <table:table-row table:style-name="ro2">
          <table:table-cell office:value-type="date" office:date-value="1968-08-01" calcext:value-type="date">
            <text:p>ago-68</text:p>
          </table:table-cell>
          <table:table-cell office:value-type="float" office:value="6.20490620490621" calcext:value-type="float">
            <text:p>6.20</text:p>
          </table:table-cell>
          <table:table-cell office:value-type="float" office:value="11.7654887868503" calcext:value-type="float">
            <text:p>11.77</text:p>
          </table:table-cell>
          <table:table-cell office:value-type="float" office:value="4.5424621461488" calcext:value-type="float">
            <text:p>4.5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.31" calcext:value-type="float">
            <text:p>23.31</text:p>
          </table:table-cell>
          <table:table-cell table:formula="of:=LN([.E225])" office:value-type="float" office:value="2.89037175789616" calcext:value-type="float">
            <text:p>2.89037175789616</text:p>
          </table:table-cell>
          <table:table-cell/>
          <table:table-cell table:formula="of:=LN([.G225])" office:value-type="float" office:value="3.14888245304767" calcext:value-type="float">
            <text:p>3.14888245304767</text:p>
          </table:table-cell>
        </table:table-row>
        <table:table-row table:style-name="ro2">
          <table:table-cell office:value-type="date" office:date-value="1968-09-01" calcext:value-type="date">
            <text:p>sep-68</text:p>
          </table:table-cell>
          <table:table-cell office:value-type="float" office:value="9.18995736617716" calcext:value-type="float">
            <text:p>9.19</text:p>
          </table:table-cell>
          <table:table-cell office:value-type="float" office:value="12.0191066356829" calcext:value-type="float">
            <text:p>12.02</text:p>
          </table:table-cell>
          <table:table-cell office:value-type="float" office:value="4.5588717612332" calcext:value-type="float">
            <text:p>4.5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.27" calcext:value-type="float">
            <text:p>23.27</text:p>
          </table:table-cell>
          <table:table-cell table:formula="of:=LN([.E226])" office:value-type="float" office:value="2.89037175789616" calcext:value-type="float">
            <text:p>2.89037175789616</text:p>
          </table:table-cell>
          <table:table-cell/>
          <table:table-cell table:formula="of:=LN([.G226])" office:value-type="float" office:value="3.1471649773142" calcext:value-type="float">
            <text:p>3.1471649773142</text:p>
          </table:table-cell>
        </table:table-row>
        <table:table-row table:style-name="ro2">
          <table:table-cell office:value-type="date" office:date-value="1968-10-01" calcext:value-type="date">
            <text:p>oct-68</text:p>
          </table:table-cell>
          <table:table-cell office:value-type="float" office:value="13.1219512195122" calcext:value-type="float">
            <text:p>13.12</text:p>
          </table:table-cell>
          <table:table-cell office:value-type="float" office:value="16.142502071251" calcext:value-type="float">
            <text:p>16.14</text:p>
          </table:table-cell>
          <table:table-cell office:value-type="float" office:value="4.69667318982387" calcext:value-type="float">
            <text:p>4.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545" calcext:value-type="float">
            <text:p>22.545</text:p>
          </table:table-cell>
          <table:table-cell table:formula="of:=LN([.E227])" office:value-type="float" office:value="2.89037175789616" calcext:value-type="float">
            <text:p>2.89037175789616</text:p>
          </table:table-cell>
          <table:table-cell/>
          <table:table-cell table:formula="of:=LN([.G227])" office:value-type="float" office:value="3.11551331187305" calcext:value-type="float">
            <text:p>3.11551331187305</text:p>
          </table:table-cell>
        </table:table-row>
        <table:table-row table:style-name="ro2">
          <table:table-cell office:value-type="date" office:date-value="1968-11-01" calcext:value-type="date">
            <text:p>nov-68</text:p>
          </table:table-cell>
          <table:table-cell office:value-type="float" office:value="12.2047244094488" calcext:value-type="float">
            <text:p>12.20</text:p>
          </table:table-cell>
          <table:table-cell office:value-type="float" office:value="16.0696615871759" calcext:value-type="float">
            <text:p>16.07</text:p>
          </table:table-cell>
          <table:table-cell office:value-type="float" office:value="5.04691038498868" calcext:value-type="float">
            <text:p>5.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185" calcext:value-type="float">
            <text:p>22.185</text:p>
          </table:table-cell>
          <table:table-cell table:formula="of:=LN([.E228])" office:value-type="float" office:value="2.89037175789616" calcext:value-type="float">
            <text:p>2.89037175789616</text:p>
          </table:table-cell>
          <table:table-cell/>
          <table:table-cell table:formula="of:=LN([.G228])" office:value-type="float" office:value="3.09941638483087" calcext:value-type="float">
            <text:p>3.09941638483087</text:p>
          </table:table-cell>
        </table:table-row>
        <table:table-row table:style-name="ro2">
          <table:table-cell office:value-type="date" office:date-value="1968-12-01" calcext:value-type="date">
            <text:p>dic-68</text:p>
          </table:table-cell>
          <table:table-cell office:value-type="float" office:value="18.0698151950719" calcext:value-type="float">
            <text:p>18.07</text:p>
          </table:table-cell>
          <table:table-cell office:value-type="float" office:value="15.3812504206205" calcext:value-type="float">
            <text:p>15.38</text:p>
          </table:table-cell>
          <table:table-cell office:value-type="float" office:value="2.51592356687898" calcext:value-type="float">
            <text:p>2.5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35" calcext:value-type="float">
            <text:p>22.35</text:p>
          </table:table-cell>
          <table:table-cell table:formula="of:=LN([.E229])" office:value-type="float" office:value="2.89037175789616" calcext:value-type="float">
            <text:p>2.89037175789616</text:p>
          </table:table-cell>
          <table:table-cell/>
          <table:table-cell table:formula="of:=LN([.G229])" office:value-type="float" office:value="3.10682632105958" calcext:value-type="float">
            <text:p>3.10682632105958</text:p>
          </table:table-cell>
        </table:table-row>
        <table:table-row table:style-name="ro2">
          <table:table-cell office:value-type="date" office:date-value="1969-01-01" calcext:value-type="date">
            <text:p>ene-69</text:p>
          </table:table-cell>
          <table:table-cell office:value-type="float" office:value="14.8465022647207" calcext:value-type="float">
            <text:p>14.85</text:p>
          </table:table-cell>
          <table:table-cell office:value-type="float" office:value="15.9721052454267" calcext:value-type="float">
            <text:p>15.97</text:p>
          </table:table-cell>
          <table:table-cell office:value-type="float" office:value="2.9917250159134" calcext:value-type="float">
            <text:p>2.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47" calcext:value-type="float">
            <text:p>22.47</text:p>
          </table:table-cell>
          <table:table-cell table:formula="of:=LN([.E230])" office:value-type="float" office:value="2.89037175789616" calcext:value-type="float">
            <text:p>2.89037175789616</text:p>
          </table:table-cell>
          <table:table-cell/>
          <table:table-cell table:formula="of:=LN([.G230])" office:value-type="float" office:value="3.11218108619724" calcext:value-type="float">
            <text:p>3.11218108619724</text:p>
          </table:table-cell>
        </table:table-row>
        <table:table-row table:style-name="ro2">
          <table:table-cell office:value-type="date" office:date-value="1969-02-01" calcext:value-type="date">
            <text:p>feb-69</text:p>
          </table:table-cell>
          <table:table-cell office:value-type="float" office:value="15.0226244343891" calcext:value-type="float">
            <text:p>15.02</text:p>
          </table:table-cell>
          <table:table-cell office:value-type="float" office:value="17.9325353645267" calcext:value-type="float">
            <text:p>17.93</text:p>
          </table:table-cell>
          <table:table-cell office:value-type="float" office:value="3.52941176470589" calcext:value-type="float">
            <text:p>3.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.03" calcext:value-type="float">
            <text:p>23.03</text:p>
          </table:table-cell>
          <table:table-cell table:formula="of:=LN([.E231])" office:value-type="float" office:value="2.89037175789616" calcext:value-type="float">
            <text:p>2.89037175789616</text:p>
          </table:table-cell>
          <table:table-cell/>
          <table:table-cell table:formula="of:=LN([.G231])" office:value-type="float" office:value="3.13679771383259" calcext:value-type="float">
            <text:p>3.13679771383259</text:p>
          </table:table-cell>
        </table:table-row>
        <table:table-row table:style-name="ro2">
          <table:table-cell office:value-type="date" office:date-value="1969-03-01" calcext:value-type="date">
            <text:p>mar-69</text:p>
          </table:table-cell>
          <table:table-cell office:value-type="float" office:value="12.3352165725047" calcext:value-type="float">
            <text:p>12.34</text:p>
          </table:table-cell>
          <table:table-cell office:value-type="float" office:value="14.2003083603411" calcext:value-type="float">
            <text:p>14.20</text:p>
          </table:table-cell>
          <table:table-cell office:value-type="float" office:value="8.85222515643831" calcext:value-type="float">
            <text:p>8.8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94" calcext:value-type="float">
            <text:p>22.94</text:p>
          </table:table-cell>
          <table:table-cell table:formula="of:=LN([.E232])" office:value-type="float" office:value="2.89037175789616" calcext:value-type="float">
            <text:p>2.89037175789616</text:p>
          </table:table-cell>
          <table:table-cell/>
          <table:table-cell table:formula="of:=LN([.G232])" office:value-type="float" office:value="3.13288211170122" calcext:value-type="float">
            <text:p>3.13288211170122</text:p>
          </table:table-cell>
        </table:table-row>
        <table:table-row table:style-name="ro2">
          <table:table-cell office:value-type="date" office:date-value="1969-04-01" calcext:value-type="date">
            <text:p>abr-69</text:p>
          </table:table-cell>
          <table:table-cell office:value-type="float" office:value="10.3416435826408" calcext:value-type="float">
            <text:p>10.34</text:p>
          </table:table-cell>
          <table:table-cell office:value-type="float" office:value="12.1699442504442" calcext:value-type="float">
            <text:p>12.17</text:p>
          </table:table-cell>
          <table:table-cell office:value-type="float" office:value="10.8573998123321" calcext:value-type="float">
            <text:p>10.8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.365" calcext:value-type="float">
            <text:p>22.365</text:p>
          </table:table-cell>
          <table:table-cell table:formula="of:=LN([.E233])" office:value-type="float" office:value="2.89037175789616" calcext:value-type="float">
            <text:p>2.89037175789616</text:p>
          </table:table-cell>
          <table:table-cell/>
          <table:table-cell table:formula="of:=LN([.G233])" office:value-type="float" office:value="3.10749723688481" calcext:value-type="float">
            <text:p>3.10749723688481</text:p>
          </table:table-cell>
        </table:table-row>
        <table:table-row table:style-name="ro2">
          <table:table-cell office:value-type="date" office:date-value="1969-05-01" calcext:value-type="date">
            <text:p>may-69</text:p>
          </table:table-cell>
          <table:table-cell office:value-type="float" office:value="10.0380589914367" calcext:value-type="float">
            <text:p>10.04</text:p>
          </table:table-cell>
          <table:table-cell office:value-type="float" office:value="12.8140859017205" calcext:value-type="float">
            <text:p>12.81</text:p>
          </table:table-cell>
          <table:table-cell office:value-type="float" office:value="12.31805420735" calcext:value-type="float">
            <text:p>12.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93" calcext:value-type="float">
            <text:p>21.93</text:p>
          </table:table-cell>
          <table:table-cell table:formula="of:=LN([.E234])" office:value-type="float" office:value="2.89037175789616" calcext:value-type="float">
            <text:p>2.89037175789616</text:p>
          </table:table-cell>
          <table:table-cell/>
          <table:table-cell table:formula="of:=LN([.G234])" office:value-type="float" office:value="3.0878555624298" calcext:value-type="float">
            <text:p>3.0878555624298</text:p>
          </table:table-cell>
        </table:table-row>
        <table:table-row table:style-name="ro2">
          <table:table-cell office:value-type="date" office:date-value="1969-06-01" calcext:value-type="date">
            <text:p>jun-69</text:p>
          </table:table-cell>
          <table:table-cell office:value-type="float" office:value="9.11680911680912" calcext:value-type="float">
            <text:p>9.12</text:p>
          </table:table-cell>
          <table:table-cell office:value-type="float" office:value="10.1340826486668" calcext:value-type="float">
            <text:p>10.13</text:p>
          </table:table-cell>
          <table:table-cell office:value-type="float" office:value="16.7200304444768" calcext:value-type="float">
            <text:p>16.7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89" calcext:value-type="float">
            <text:p>21.89</text:p>
          </table:table-cell>
          <table:table-cell table:formula="of:=LN([.E235])" office:value-type="float" office:value="2.89037175789616" calcext:value-type="float">
            <text:p>2.89037175789616</text:p>
          </table:table-cell>
          <table:table-cell/>
          <table:table-cell table:formula="of:=LN([.G235])" office:value-type="float" office:value="3.08602991153477" calcext:value-type="float">
            <text:p>3.08602991153477</text:p>
          </table:table-cell>
        </table:table-row>
        <table:table-row table:style-name="ro2">
          <table:table-cell office:value-type="date" office:date-value="1969-07-01" calcext:value-type="date">
            <text:p>jul-69</text:p>
          </table:table-cell>
          <table:table-cell office:value-type="float" office:value="7.26415094339623" calcext:value-type="float">
            <text:p>7.26</text:p>
          </table:table-cell>
          <table:table-cell office:value-type="float" office:value="6.21883782068715" calcext:value-type="float">
            <text:p>6.22</text:p>
          </table:table-cell>
          <table:table-cell office:value-type="float" office:value="10.4429108648992" calcext:value-type="float">
            <text:p>10.4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755" calcext:value-type="float">
            <text:p>21.755</text:p>
          </table:table-cell>
          <table:table-cell table:formula="of:=LN([.E236])" office:value-type="float" office:value="2.89037175789616" calcext:value-type="float">
            <text:p>2.89037175789616</text:p>
          </table:table-cell>
          <table:table-cell/>
          <table:table-cell table:formula="of:=LN([.G236])" office:value-type="float" office:value="3.07984361617264" calcext:value-type="float">
            <text:p>3.07984361617264</text:p>
          </table:table-cell>
        </table:table-row>
        <table:table-row table:style-name="ro2">
          <table:table-cell office:value-type="date" office:date-value="1969-08-01" calcext:value-type="date">
            <text:p>ago-69</text:p>
          </table:table-cell>
          <table:table-cell office:value-type="float" office:value="3.21557971014492" calcext:value-type="float">
            <text:p>3.22</text:p>
          </table:table-cell>
          <table:table-cell office:value-type="float" office:value="6.78178029175351" calcext:value-type="float">
            <text:p>6.78</text:p>
          </table:table-cell>
          <table:table-cell office:value-type="float" office:value="10.905241435729" calcext:value-type="float">
            <text:p>10.9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655" calcext:value-type="float">
            <text:p>21.655</text:p>
          </table:table-cell>
          <table:table-cell table:formula="of:=LN([.E237])" office:value-type="float" office:value="2.89037175789616" calcext:value-type="float">
            <text:p>2.89037175789616</text:p>
          </table:table-cell>
          <table:table-cell/>
          <table:table-cell table:formula="of:=LN([.G237])" office:value-type="float" office:value="3.07523637466659" calcext:value-type="float">
            <text:p>3.07523637466659</text:p>
          </table:table-cell>
        </table:table-row>
        <table:table-row table:style-name="ro2">
          <table:table-cell office:value-type="date" office:date-value="1969-09-01" calcext:value-type="date">
            <text:p>sep-69</text:p>
          </table:table-cell>
          <table:table-cell office:value-type="float" office:value="3.73101952277657" calcext:value-type="float">
            <text:p>3.73</text:p>
          </table:table-cell>
          <table:table-cell office:value-type="float" office:value="5.7335484614498" calcext:value-type="float">
            <text:p>5.73</text:p>
          </table:table-cell>
          <table:table-cell office:value-type="float" office:value="9.51417915027912" calcext:value-type="float">
            <text:p>9.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655" calcext:value-type="float">
            <text:p>21.655</text:p>
          </table:table-cell>
          <table:table-cell table:formula="of:=LN([.E238])" office:value-type="float" office:value="2.89037175789616" calcext:value-type="float">
            <text:p>2.89037175789616</text:p>
          </table:table-cell>
          <table:table-cell/>
          <table:table-cell table:formula="of:=LN([.G238])" office:value-type="float" office:value="3.07523637466659" calcext:value-type="float">
            <text:p>3.07523637466659</text:p>
          </table:table-cell>
        </table:table-row>
        <table:table-row table:style-name="ro2">
          <table:table-cell office:value-type="date" office:date-value="1969-10-01" calcext:value-type="date">
            <text:p>oct-69</text:p>
          </table:table-cell>
          <table:table-cell office:value-type="float" office:value="3.32039672272531" calcext:value-type="float">
            <text:p>3.32</text:p>
          </table:table-cell>
          <table:table-cell office:value-type="float" office:value="4.16309992581179" calcext:value-type="float">
            <text:p>4.16</text:p>
          </table:table-cell>
          <table:table-cell office:value-type="float" office:value="9.24791476715186" calcext:value-type="float">
            <text:p>9.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515" calcext:value-type="float">
            <text:p>21.515</text:p>
          </table:table-cell>
          <table:table-cell table:formula="of:=LN([.E239])" office:value-type="float" office:value="2.89037175789616" calcext:value-type="float">
            <text:p>2.89037175789616</text:p>
          </table:table-cell>
          <table:table-cell/>
          <table:table-cell table:formula="of:=LN([.G239])" office:value-type="float" office:value="3.06875036629056" calcext:value-type="float">
            <text:p>3.06875036629056</text:p>
          </table:table-cell>
        </table:table-row>
        <table:table-row table:style-name="ro2">
          <table:table-cell office:value-type="date" office:date-value="1969-11-01" calcext:value-type="date">
            <text:p>nov-69</text:p>
          </table:table-cell>
          <table:table-cell office:value-type="float" office:value="7.93859649122808" calcext:value-type="float">
            <text:p>7.94</text:p>
          </table:table-cell>
          <table:table-cell office:value-type="float" office:value="4.89911906791702" calcext:value-type="float">
            <text:p>4.90</text:p>
          </table:table-cell>
          <table:table-cell office:value-type="float" office:value="8.53576582849382" calcext:value-type="float">
            <text:p>8.5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195" calcext:value-type="float">
            <text:p>21.195</text:p>
          </table:table-cell>
          <table:table-cell table:formula="of:=LN([.E240])" office:value-type="float" office:value="2.89037175789616" calcext:value-type="float">
            <text:p>2.89037175789616</text:p>
          </table:table-cell>
          <table:table-cell/>
          <table:table-cell table:formula="of:=LN([.G240])" office:value-type="float" office:value="3.0537653048046" calcext:value-type="float">
            <text:p>3.0537653048046</text:p>
          </table:table-cell>
        </table:table-row>
        <table:table-row table:style-name="ro2">
          <table:table-cell office:value-type="date" office:date-value="1969-12-01" calcext:value-type="date">
            <text:p>dic-69</text:p>
          </table:table-cell>
          <table:table-cell office:value-type="float" office:value="10.304347826087" calcext:value-type="float">
            <text:p>10.30</text:p>
          </table:table-cell>
          <table:table-cell office:value-type="float" office:value="7.66134912070926" calcext:value-type="float">
            <text:p>7.66</text:p>
          </table:table-cell>
          <table:table-cell office:value-type="float" office:value="9.66510073745506" calcext:value-type="float">
            <text:p>9.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175" calcext:value-type="float">
            <text:p>21.175</text:p>
          </table:table-cell>
          <table:table-cell table:formula="of:=LN([.E241])" office:value-type="float" office:value="2.89037175789616" calcext:value-type="float">
            <text:p>2.89037175789616</text:p>
          </table:table-cell>
          <table:table-cell/>
          <table:table-cell table:formula="of:=LN([.G241])" office:value-type="float" office:value="3.05282124053812" calcext:value-type="float">
            <text:p>3.05282124053812</text:p>
          </table:table-cell>
        </table:table-row>
        <table:table-row table:style-name="ro2">
          <table:table-cell office:value-type="date" office:date-value="1970-01-01" calcext:value-type="date">
            <text:p>ene-70</text:p>
          </table:table-cell>
          <table:table-cell office:value-type="float" office:value="8.89570552147239" calcext:value-type="float">
            <text:p>8.90</text:p>
          </table:table-cell>
          <table:table-cell office:value-type="float" office:value="6.68719498024633" calcext:value-type="float">
            <text:p>6.69</text:p>
          </table:table-cell>
          <table:table-cell office:value-type="float" office:value="8.35566452027803" calcext:value-type="float">
            <text:p>8.3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.47" calcext:value-type="float">
            <text:p>21.47</text:p>
          </table:table-cell>
          <table:table-cell table:formula="of:=LN([.E242])" office:value-type="float" office:value="3.2188758248682" calcext:value-type="float">
            <text:p>3.2188758248682</text:p>
          </table:table-cell>
          <table:table-cell/>
          <table:table-cell table:formula="of:=LN([.G242])" office:value-type="float" office:value="3.06665661189069" calcext:value-type="float">
            <text:p>3.06665661189069</text:p>
          </table:table-cell>
        </table:table-row>
        <table:table-row table:style-name="ro2">
          <table:table-cell office:value-type="date" office:date-value="1970-02-01" calcext:value-type="date">
            <text:p>feb-70</text:p>
          </table:table-cell>
          <table:table-cell office:value-type="float" office:value="18.1746656176239" calcext:value-type="float">
            <text:p>18.17</text:p>
          </table:table-cell>
          <table:table-cell office:value-type="float" office:value="13.2944929217304" calcext:value-type="float">
            <text:p>13.29</text:p>
          </table:table-cell>
          <table:table-cell office:value-type="float" office:value="10.202009057257" calcext:value-type="float">
            <text:p>10.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.765" calcext:value-type="float">
            <text:p>21.765</text:p>
          </table:table-cell>
          <table:table-cell table:formula="of:=LN([.E243])" office:value-type="float" office:value="3.2188758248682" calcext:value-type="float">
            <text:p>3.2188758248682</text:p>
          </table:table-cell>
          <table:table-cell/>
          <table:table-cell table:formula="of:=LN([.G243])" office:value-type="float" office:value="3.08030317500426" calcext:value-type="float">
            <text:p>3.08030317500426</text:p>
          </table:table-cell>
        </table:table-row>
        <table:table-row table:style-name="ro2">
          <table:table-cell office:value-type="date" office:date-value="1970-03-01" calcext:value-type="date">
            <text:p>mar-70</text:p>
          </table:table-cell>
          <table:table-cell office:value-type="float" office:value="20.0754400670578" calcext:value-type="float">
            <text:p>20.08</text:p>
          </table:table-cell>
          <table:table-cell office:value-type="float" office:value="14.0133355375544" calcext:value-type="float">
            <text:p>14.01</text:p>
          </table:table-cell>
          <table:table-cell office:value-type="float" office:value="3.03671777461041" calcext:value-type="float">
            <text:p>3.0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.645" calcext:value-type="float">
            <text:p>21.645</text:p>
          </table:table-cell>
          <table:table-cell table:formula="of:=LN([.E244])" office:value-type="float" office:value="3.2188758248682" calcext:value-type="float">
            <text:p>3.2188758248682</text:p>
          </table:table-cell>
          <table:table-cell/>
          <table:table-cell table:formula="of:=LN([.G244])" office:value-type="float" office:value="3.07477448089394" calcext:value-type="float">
            <text:p>3.07477448089394</text:p>
          </table:table-cell>
        </table:table-row>
        <table:table-row table:style-name="ro2">
          <table:table-cell office:value-type="date" office:date-value="1970-04-01" calcext:value-type="date">
            <text:p>abr-70</text:p>
          </table:table-cell>
          <table:table-cell office:value-type="float" office:value="13.7238493723849" calcext:value-type="float">
            <text:p>13.72</text:p>
          </table:table-cell>
          <table:table-cell office:value-type="float" office:value="9.65345858707229" calcext:value-type="float">
            <text:p>9.65</text:p>
          </table:table-cell>
          <table:table-cell office:value-type="float" office:value="1.04704064603249" calcext:value-type="float">
            <text:p>1.0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.46" calcext:value-type="float">
            <text:p>21.46</text:p>
          </table:table-cell>
          <table:table-cell table:formula="of:=LN([.E245])" office:value-type="float" office:value="3.2188758248682" calcext:value-type="float">
            <text:p>3.2188758248682</text:p>
          </table:table-cell>
          <table:table-cell/>
          <table:table-cell table:formula="of:=LN([.G245])" office:value-type="float" office:value="3.06619073720255" calcext:value-type="float">
            <text:p>3.06619073720255</text:p>
          </table:table-cell>
        </table:table-row>
        <table:table-row table:style-name="ro2">
          <table:table-cell office:value-type="date" office:date-value="1970-05-01" calcext:value-type="date">
            <text:p>may-70</text:p>
          </table:table-cell>
          <table:table-cell office:value-type="float" office:value="18.2014699524427" calcext:value-type="float">
            <text:p>18.20</text:p>
          </table:table-cell>
          <table:table-cell office:value-type="float" office:value="12.4639986833804" calcext:value-type="float">
            <text:p>12.46</text:p>
          </table:table-cell>
          <table:table-cell office:value-type="float" office:value="0.886753097778503" calcext:value-type="float">
            <text:p>0.8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.66" calcext:value-type="float">
            <text:p>21.66</text:p>
          </table:table-cell>
          <table:table-cell table:formula="of:=LN([.E246])" office:value-type="float" office:value="3.2188758248682" calcext:value-type="float">
            <text:p>3.2188758248682</text:p>
          </table:table-cell>
          <table:table-cell/>
          <table:table-cell table:formula="of:=LN([.G246])" office:value-type="float" office:value="3.07546724157284" calcext:value-type="float">
            <text:p>3.07546724157284</text:p>
          </table:table-cell>
        </table:table-row>
        <table:table-row table:style-name="ro2">
          <table:table-cell office:value-type="date" office:date-value="1970-06-01" calcext:value-type="date">
            <text:p>jun-70</text:p>
          </table:table-cell>
          <table:table-cell office:value-type="float" office:value="20.4525674499565" calcext:value-type="float">
            <text:p>20.45</text:p>
          </table:table-cell>
          <table:table-cell office:value-type="float" office:value="13.5056435286614" calcext:value-type="float">
            <text:p>13.51</text:p>
          </table:table-cell>
          <table:table-cell office:value-type="float" office:value="-2.66513129204058" calcext:value-type="float">
            <text:p>-2.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.755" calcext:value-type="float">
            <text:p>21.755</text:p>
          </table:table-cell>
          <table:table-cell table:formula="of:=LN([.E247])" office:value-type="float" office:value="3.2188758248682" calcext:value-type="float">
            <text:p>3.2188758248682</text:p>
          </table:table-cell>
          <table:table-cell/>
          <table:table-cell table:formula="of:=LN([.G247])" office:value-type="float" office:value="3.07984361617264" calcext:value-type="float">
            <text:p>3.07984361617264</text:p>
          </table:table-cell>
        </table:table-row>
        <table:table-row table:style-name="ro2">
          <table:table-cell office:value-type="date" office:date-value="1970-07-01" calcext:value-type="date">
            <text:p>jul-70</text:p>
          </table:table-cell>
          <table:table-cell office:value-type="float" office:value="21.5039577836412" calcext:value-type="float">
            <text:p>21.50</text:p>
          </table:table-cell>
          <table:table-cell office:value-type="float" office:value="15.1091007368211" calcext:value-type="float">
            <text:p>15.11</text:p>
          </table:table-cell>
          <table:table-cell office:value-type="float" office:value="1.78998991092318" calcext:value-type="float">
            <text:p>1.7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.315" calcext:value-type="float">
            <text:p>23.315</text:p>
          </table:table-cell>
          <table:table-cell table:formula="of:=LN([.E248])" office:value-type="float" office:value="3.2188758248682" calcext:value-type="float">
            <text:p>3.2188758248682</text:p>
          </table:table-cell>
          <table:table-cell/>
          <table:table-cell table:formula="of:=LN([.G248])" office:value-type="float" office:value="3.14909693026028" calcext:value-type="float">
            <text:p>3.14909693026028</text:p>
          </table:table-cell>
        </table:table-row>
        <table:table-row table:style-name="ro2">
          <table:table-cell office:value-type="date" office:date-value="1970-08-01" calcext:value-type="date">
            <text:p>ago-70</text:p>
          </table:table-cell>
          <table:table-cell office:value-type="float" office:value="36.6388767003071" calcext:value-type="float">
            <text:p>36.64</text:p>
          </table:table-cell>
          <table:table-cell office:value-type="float" office:value="19.4713951154232" calcext:value-type="float">
            <text:p>19.47</text:p>
          </table:table-cell>
          <table:table-cell office:value-type="float" office:value="2.69546759045696" calcext:value-type="float">
            <text:p>2.7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.315" calcext:value-type="float">
            <text:p>23.315</text:p>
          </table:table-cell>
          <table:table-cell table:formula="of:=LN([.E249])" office:value-type="float" office:value="3.2188758248682" calcext:value-type="float">
            <text:p>3.2188758248682</text:p>
          </table:table-cell>
          <table:table-cell/>
          <table:table-cell table:formula="of:=LN([.G249])" office:value-type="float" office:value="3.14909693026028" calcext:value-type="float">
            <text:p>3.14909693026028</text:p>
          </table:table-cell>
        </table:table-row>
        <table:table-row table:style-name="ro2">
          <table:table-cell office:value-type="date" office:date-value="1970-09-01" calcext:value-type="date">
            <text:p>sep-70</text:p>
          </table:table-cell>
          <table:table-cell office:value-type="float" office:value="49.8117942283563" calcext:value-type="float">
            <text:p>49.81</text:p>
          </table:table-cell>
          <table:table-cell office:value-type="float" office:value="27.6772576162189" calcext:value-type="float">
            <text:p>27.68</text:p>
          </table:table-cell>
          <table:table-cell office:value-type="float" office:value="3.60845008538997" calcext:value-type="float">
            <text:p>3.6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0])" office:value-type="float" office:value="3.2188758248682" calcext:value-type="float">
            <text:p>3.2188758248682</text:p>
          </table:table-cell>
          <table:table-cell/>
          <table:table-cell table:formula="of:=LN([.G250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0-10-01" calcext:value-type="date">
            <text:p>oct-70</text:p>
          </table:table-cell>
          <table:table-cell office:value-type="float" office:value="53.9232053422371" calcext:value-type="float">
            <text:p>53.92</text:p>
          </table:table-cell>
          <table:table-cell office:value-type="float" office:value="34.5815641692919" calcext:value-type="float">
            <text:p>34.58</text:p>
          </table:table-cell>
          <table:table-cell office:value-type="float" office:value="7.42328597621127" calcext:value-type="float">
            <text:p>7.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1])" office:value-type="float" office:value="3.2188758248682" calcext:value-type="float">
            <text:p>3.2188758248682</text:p>
          </table:table-cell>
          <table:table-cell/>
          <table:table-cell table:formula="of:=LN([.G251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0-11-01" calcext:value-type="date">
            <text:p>nov-70</text:p>
          </table:table-cell>
          <table:table-cell office:value-type="float" office:value="53.6773669240146" calcext:value-type="float">
            <text:p>53.68</text:p>
          </table:table-cell>
          <table:table-cell office:value-type="float" office:value="36.9995123801268" calcext:value-type="float">
            <text:p>37.00</text:p>
          </table:table-cell>
          <table:table-cell office:value-type="float" office:value="10.8656136657975" calcext:value-type="float">
            <text:p>10.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2])" office:value-type="float" office:value="3.2188758248682" calcext:value-type="float">
            <text:p>3.2188758248682</text:p>
          </table:table-cell>
          <table:table-cell/>
          <table:table-cell table:formula="of:=LN([.G252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0-12-01" calcext:value-type="date">
            <text:p>dic-70</text:p>
          </table:table-cell>
          <table:table-cell office:value-type="float" office:value="50.8474576271186" calcext:value-type="float">
            <text:p>50.85</text:p>
          </table:table-cell>
          <table:table-cell office:value-type="float" office:value="35.7514356918409" calcext:value-type="float">
            <text:p>35.75</text:p>
          </table:table-cell>
          <table:table-cell office:value-type="float" office:value="10.3952684641112" calcext:value-type="float">
            <text:p>10.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3])" office:value-type="float" office:value="3.2188758248682" calcext:value-type="float">
            <text:p>3.2188758248682</text:p>
          </table:table-cell>
          <table:table-cell/>
          <table:table-cell table:formula="of:=LN([.G253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1-01" calcext:value-type="date">
            <text:p>ene-71</text:p>
          </table:table-cell>
          <table:table-cell office:value-type="float" office:value="46.317907444668" calcext:value-type="float">
            <text:p>46.32</text:p>
          </table:table-cell>
          <table:table-cell office:value-type="float" office:value="33.9241953929097" calcext:value-type="float">
            <text:p>33.92</text:p>
          </table:table-cell>
          <table:table-cell office:value-type="float" office:value="12.5672960790579" calcext:value-type="float">
            <text:p>12.5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4])" office:value-type="float" office:value="3.2188758248682" calcext:value-type="float">
            <text:p>3.2188758248682</text:p>
          </table:table-cell>
          <table:table-cell/>
          <table:table-cell table:formula="of:=LN([.G254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2-01" calcext:value-type="date">
            <text:p>feb-71</text:p>
          </table:table-cell>
          <table:table-cell office:value-type="float" office:value="33.8548601864181" calcext:value-type="float">
            <text:p>33.85</text:p>
          </table:table-cell>
          <table:table-cell office:value-type="float" office:value="23.9086932241251" calcext:value-type="float">
            <text:p>23.91</text:p>
          </table:table-cell>
          <table:table-cell office:value-type="float" office:value="10.5584317942542" calcext:value-type="float">
            <text:p>10.5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5])" office:value-type="float" office:value="3.2188758248682" calcext:value-type="float">
            <text:p>3.2188758248682</text:p>
          </table:table-cell>
          <table:table-cell/>
          <table:table-cell table:formula="of:=LN([.G255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3-01" calcext:value-type="date">
            <text:p>mar-71</text:p>
          </table:table-cell>
          <table:table-cell office:value-type="float" office:value="37.0680628272251" calcext:value-type="float">
            <text:p>37.07</text:p>
          </table:table-cell>
          <table:table-cell office:value-type="float" office:value="25.1280811986467" calcext:value-type="float">
            <text:p>25.13</text:p>
          </table:table-cell>
          <table:table-cell office:value-type="float" office:value="12.181303090169" calcext:value-type="float">
            <text:p>12.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6])" office:value-type="float" office:value="3.2188758248682" calcext:value-type="float">
            <text:p>3.2188758248682</text:p>
          </table:table-cell>
          <table:table-cell/>
          <table:table-cell table:formula="of:=LN([.G256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4-01" calcext:value-type="date">
            <text:p>abr-71</text:p>
          </table:table-cell>
          <table:table-cell office:value-type="float" office:value="41.0963944076527" calcext:value-type="float">
            <text:p>41.10</text:p>
          </table:table-cell>
          <table:table-cell office:value-type="float" office:value="29.939732031678" calcext:value-type="float">
            <text:p>29.94</text:p>
          </table:table-cell>
          <table:table-cell office:value-type="float" office:value="11.9318182140115" calcext:value-type="float">
            <text:p>11.9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7])" office:value-type="float" office:value="3.2188758248682" calcext:value-type="float">
            <text:p>3.2188758248682</text:p>
          </table:table-cell>
          <table:table-cell/>
          <table:table-cell table:formula="of:=LN([.G257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5-01" calcext:value-type="date">
            <text:p>may-71</text:p>
          </table:table-cell>
          <table:table-cell office:value-type="float" office:value="33.5405998536942" calcext:value-type="float">
            <text:p>33.54</text:p>
          </table:table-cell>
          <table:table-cell office:value-type="float" office:value="24.8506133996732" calcext:value-type="float">
            <text:p>24.85</text:p>
          </table:table-cell>
          <table:table-cell office:value-type="float" office:value="12.2905028011966" calcext:value-type="float">
            <text:p>12.2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8])" office:value-type="float" office:value="3.2188758248682" calcext:value-type="float">
            <text:p>3.2188758248682</text:p>
          </table:table-cell>
          <table:table-cell/>
          <table:table-cell table:formula="of:=LN([.G258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6-01" calcext:value-type="date">
            <text:p>jun-71</text:p>
          </table:table-cell>
          <table:table-cell office:value-type="float" office:value="36.3439306358381" calcext:value-type="float">
            <text:p>36.34</text:p>
          </table:table-cell>
          <table:table-cell office:value-type="float" office:value="28.3881844169171" calcext:value-type="float">
            <text:p>28.39</text:p>
          </table:table-cell>
          <table:table-cell office:value-type="float" office:value="14.0056022269327" calcext:value-type="float">
            <text:p>14.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59])" office:value-type="float" office:value="3.2188758248682" calcext:value-type="float">
            <text:p>3.2188758248682</text:p>
          </table:table-cell>
          <table:table-cell/>
          <table:table-cell table:formula="of:=LN([.G259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7-01" calcext:value-type="date">
            <text:p>jul-71</text:p>
          </table:table-cell>
          <table:table-cell office:value-type="float" office:value="35.866811436844" calcext:value-type="float">
            <text:p>35.87</text:p>
          </table:table-cell>
          <table:table-cell office:value-type="float" office:value="30.8215115416935" calcext:value-type="float">
            <text:p>30.82</text:p>
          </table:table-cell>
          <table:table-cell office:value-type="float" office:value="12.5348189401947" calcext:value-type="float">
            <text:p>12.5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60])" office:value-type="float" office:value="3.2188758248682" calcext:value-type="float">
            <text:p>3.2188758248682</text:p>
          </table:table-cell>
          <table:table-cell/>
          <table:table-cell table:formula="of:=LN([.G260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8-01" calcext:value-type="date">
            <text:p>ago-71</text:p>
          </table:table-cell>
          <table:table-cell office:value-type="float" office:value="23.7636480411047" calcext:value-type="float">
            <text:p>23.76</text:p>
          </table:table-cell>
          <table:table-cell office:value-type="float" office:value="23.7305143283861" calcext:value-type="float">
            <text:p>23.73</text:p>
          </table:table-cell>
          <table:table-cell office:value-type="float" office:value="11.0497237639305" calcext:value-type="float">
            <text:p>11.0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61])" office:value-type="float" office:value="3.2188758248682" calcext:value-type="float">
            <text:p>3.2188758248682</text:p>
          </table:table-cell>
          <table:table-cell/>
          <table:table-cell table:formula="of:=LN([.G261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09-01" calcext:value-type="date">
            <text:p>sep-71</text:p>
          </table:table-cell>
          <table:table-cell office:value-type="float" office:value="12.1998883305416" calcext:value-type="float">
            <text:p>12.20</text:p>
          </table:table-cell>
          <table:table-cell office:value-type="float" office:value="16.5062426635364" calcext:value-type="float">
            <text:p>16.51</text:p>
          </table:table-cell>
          <table:table-cell office:value-type="float" office:value="12.4309392238266" calcext:value-type="float">
            <text:p>12.4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62])" office:value-type="float" office:value="3.2188758248682" calcext:value-type="float">
            <text:p>3.2188758248682</text:p>
          </table:table-cell>
          <table:table-cell/>
          <table:table-cell table:formula="of:=LN([.G262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10-01" calcext:value-type="date">
            <text:p>oct-71</text:p>
          </table:table-cell>
          <table:table-cell office:value-type="float" office:value="13.4490238611714" calcext:value-type="float">
            <text:p>13.45</text:p>
          </table:table-cell>
          <table:table-cell office:value-type="float" office:value="13.0208227319913" calcext:value-type="float">
            <text:p>13.02</text:p>
          </table:table-cell>
          <table:table-cell office:value-type="float" office:value="8.48806366824939" calcext:value-type="float">
            <text:p>8.4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N([.E263])" office:value-type="float" office:value="3.2188758248682" calcext:value-type="float">
            <text:p>3.2188758248682</text:p>
          </table:table-cell>
          <table:table-cell/>
          <table:table-cell table:formula="of:=LN([.G263])" office:value-type="float" office:value="3.2188758248682" calcext:value-type="float">
            <text:p>3.2188758248682</text:p>
          </table:table-cell>
        </table:table-row>
        <table:table-row table:style-name="ro2">
          <table:table-cell office:value-type="date" office:date-value="1971-11-01" calcext:value-type="date">
            <text:p>nov-71</text:p>
          </table:table-cell>
          <table:table-cell office:value-type="float" office:value="7.77366472765733" calcext:value-type="float">
            <text:p>7.77</text:p>
          </table:table-cell>
          <table:table-cell office:value-type="float" office:value="11.4905481293997" calcext:value-type="float">
            <text:p>11.49</text:p>
          </table:table-cell>
          <table:table-cell office:value-type="float" office:value="4.6035805462022" calcext:value-type="float">
            <text:p>4.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87" calcext:value-type="float">
            <text:p>25.87</text:p>
          </table:table-cell>
          <table:table-cell table:formula="of:=LN([.E264])" office:value-type="float" office:value="3.2188758248682" calcext:value-type="float">
            <text:p>3.2188758248682</text:p>
          </table:table-cell>
          <table:table-cell/>
          <table:table-cell table:formula="of:=LN([.G264])" office:value-type="float" office:value="3.25308399619794" calcext:value-type="float">
            <text:p>3.25308399619794</text:p>
          </table:table-cell>
        </table:table-row>
        <table:table-row table:style-name="ro2">
          <table:table-cell office:value-type="date" office:date-value="1971-12-01" calcext:value-type="date">
            <text:p>dic-71</text:p>
          </table:table-cell>
          <table:table-cell office:value-type="float" office:value="7.42095636268618" calcext:value-type="float">
            <text:p>7.42</text:p>
          </table:table-cell>
          <table:table-cell office:value-type="float" office:value="12.9285229676338" calcext:value-type="float">
            <text:p>12.93</text:p>
          </table:table-cell>
          <table:table-cell office:value-type="float" office:value="5.38461537795818" calcext:value-type="float">
            <text:p>5.3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.11" calcext:value-type="float">
            <text:p>27.11</text:p>
          </table:table-cell>
          <table:table-cell table:formula="of:=LN([.E265])" office:value-type="float" office:value="3.2188758248682" calcext:value-type="float">
            <text:p>3.2188758248682</text:p>
          </table:table-cell>
          <table:table-cell/>
          <table:table-cell table:formula="of:=LN([.G265])" office:value-type="float" office:value="3.29990266351057" calcext:value-type="float">
            <text:p>3.29990266351057</text:p>
          </table:table-cell>
        </table:table-row>
        <table:table-row table:style-name="ro2">
          <table:table-cell office:value-type="date" office:date-value="1972-01-01" calcext:value-type="date">
            <text:p>ene-72</text:p>
          </table:table-cell>
          <table:table-cell office:value-type="float" office:value="11.7986798679868" calcext:value-type="float">
            <text:p>11.80</text:p>
          </table:table-cell>
          <table:table-cell office:value-type="float" office:value="13.674900884416" calcext:value-type="float">
            <text:p>13.67</text:p>
          </table:table-cell>
          <table:table-cell office:value-type="float" office:value="4.81012655641784" calcext:value-type="float">
            <text:p>4.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.115" calcext:value-type="float">
            <text:p>27.115</text:p>
          </table:table-cell>
          <table:table-cell table:formula="of:=LN([.E266])" office:value-type="float" office:value="3.2188758248682" calcext:value-type="float">
            <text:p>3.2188758248682</text:p>
          </table:table-cell>
          <table:table-cell/>
          <table:table-cell table:formula="of:=LN([.G266])" office:value-type="float" office:value="3.30008708029302" calcext:value-type="float">
            <text:p>3.30008708029302</text:p>
          </table:table-cell>
        </table:table-row>
        <table:table-row table:style-name="ro2">
          <table:table-cell office:value-type="date" office:date-value="1972-02-01" calcext:value-type="date">
            <text:p>feb-72</text:p>
          </table:table-cell>
          <table:table-cell office:value-type="float" office:value="10.8182044267595" calcext:value-type="float">
            <text:p>10.82</text:p>
          </table:table-cell>
          <table:table-cell office:value-type="float" office:value="11.8889786107303" calcext:value-type="float">
            <text:p>11.89</text:p>
          </table:table-cell>
          <table:table-cell office:value-type="float" office:value="6.2972292149579" calcext:value-type="float">
            <text:p>6.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.305" calcext:value-type="float">
            <text:p>27.305</text:p>
          </table:table-cell>
          <table:table-cell table:formula="of:=LN([.E267])" office:value-type="float" office:value="3.2188758248682" calcext:value-type="float">
            <text:p>3.2188758248682</text:p>
          </table:table-cell>
          <table:table-cell/>
          <table:table-cell table:formula="of:=LN([.G267])" office:value-type="float" office:value="3.30706983560412" calcext:value-type="float">
            <text:p>3.30706983560412</text:p>
          </table:table-cell>
        </table:table-row>
        <table:table-row table:style-name="ro2">
          <table:table-cell office:value-type="date" office:date-value="1972-03-01" calcext:value-type="date">
            <text:p>mar-72</text:p>
          </table:table-cell>
          <table:table-cell office:value-type="float" office:value="13.1907308377897" calcext:value-type="float">
            <text:p>13.19</text:p>
          </table:table-cell>
          <table:table-cell office:value-type="float" office:value="19.7863957665418" calcext:value-type="float">
            <text:p>19.79</text:p>
          </table:table-cell>
          <table:table-cell office:value-type="float" office:value="6.81818183315033" calcext:value-type="float">
            <text:p>6.8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.305" calcext:value-type="float">
            <text:p>27.305</text:p>
          </table:table-cell>
          <table:table-cell table:formula="of:=LN([.E268])" office:value-type="float" office:value="3.2188758248682" calcext:value-type="float">
            <text:p>3.2188758248682</text:p>
          </table:table-cell>
          <table:table-cell/>
          <table:table-cell table:formula="of:=LN([.G268])" office:value-type="float" office:value="3.30706983560412" calcext:value-type="float">
            <text:p>3.30706983560412</text:p>
          </table:table-cell>
        </table:table-row>
        <table:table-row table:style-name="ro2">
          <table:table-cell office:value-type="date" office:date-value="1972-04-01" calcext:value-type="date">
            <text:p>abr-72</text:p>
          </table:table-cell>
          <table:table-cell office:value-type="float" office:value="12.3598435462842" calcext:value-type="float">
            <text:p>12.36</text:p>
          </table:table-cell>
          <table:table-cell office:value-type="float" office:value="15.524379024839" calcext:value-type="float">
            <text:p>15.52</text:p>
          </table:table-cell>
          <table:table-cell office:value-type="float" office:value="8.88324870694897" calcext:value-type="float">
            <text:p>8.8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6.835" calcext:value-type="float">
            <text:p>26.835</text:p>
          </table:table-cell>
          <table:table-cell table:formula="of:=LN([.E269])" office:value-type="float" office:value="3.2188758248682" calcext:value-type="float">
            <text:p>3.2188758248682</text:p>
          </table:table-cell>
          <table:table-cell/>
          <table:table-cell table:formula="of:=LN([.G269])" office:value-type="float" office:value="3.28970700562879" calcext:value-type="float">
            <text:p>3.28970700562879</text:p>
          </table:table-cell>
        </table:table-row>
        <table:table-row table:style-name="ro2">
          <table:table-cell office:value-type="date" office:date-value="1972-05-01" calcext:value-type="date">
            <text:p>may-72</text:p>
          </table:table-cell>
          <table:table-cell office:value-type="float" office:value="16.3242947137771" calcext:value-type="float">
            <text:p>16.32</text:p>
          </table:table-cell>
          <table:table-cell office:value-type="float" office:value="17.2807188904083" calcext:value-type="float">
            <text:p>17.28</text:p>
          </table:table-cell>
          <table:table-cell office:value-type="float" office:value="8.20895521903891" calcext:value-type="float">
            <text:p>8.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79" calcext:value-type="float">
            <text:p>25.79</text:p>
          </table:table-cell>
          <table:table-cell table:formula="of:=LN([.E270])" office:value-type="float" office:value="3.2188758248682" calcext:value-type="float">
            <text:p>3.2188758248682</text:p>
          </table:table-cell>
          <table:table-cell/>
          <table:table-cell table:formula="of:=LN([.G270])" office:value-type="float" office:value="3.24998681989325" calcext:value-type="float">
            <text:p>3.24998681989325</text:p>
          </table:table-cell>
        </table:table-row>
        <table:table-row table:style-name="ro2">
          <table:table-cell office:value-type="date" office:date-value="1972-06-01" calcext:value-type="date">
            <text:p>jun-72</text:p>
          </table:table-cell>
          <table:table-cell office:value-type="float" office:value="10.386857445681" calcext:value-type="float">
            <text:p>10.39</text:p>
          </table:table-cell>
          <table:table-cell office:value-type="float" office:value="13.3763416305092" calcext:value-type="float">
            <text:p>13.38</text:p>
          </table:table-cell>
          <table:table-cell office:value-type="float" office:value="5.65110562656228" calcext:value-type="float">
            <text:p>5.6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595" calcext:value-type="float">
            <text:p>25.595</text:p>
          </table:table-cell>
          <table:table-cell table:formula="of:=LN([.E271])" office:value-type="float" office:value="3.2188758248682" calcext:value-type="float">
            <text:p>3.2188758248682</text:p>
          </table:table-cell>
          <table:table-cell/>
          <table:table-cell table:formula="of:=LN([.G271])" office:value-type="float" office:value="3.24239701990955" calcext:value-type="float">
            <text:p>3.24239701990955</text:p>
          </table:table-cell>
        </table:table-row>
        <table:table-row table:style-name="ro2">
          <table:table-cell office:value-type="date" office:date-value="1972-07-01" calcext:value-type="date">
            <text:p>jul-72</text:p>
          </table:table-cell>
          <table:table-cell office:value-type="float" office:value="11.1081513052744" calcext:value-type="float">
            <text:p>11.11</text:p>
          </table:table-cell>
          <table:table-cell office:value-type="float" office:value="13.5246443617403" calcext:value-type="float">
            <text:p>13.52</text:p>
          </table:table-cell>
          <table:table-cell office:value-type="float" office:value="5.94059406391783" calcext:value-type="float">
            <text:p>5.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54" calcext:value-type="float">
            <text:p>25.54</text:p>
          </table:table-cell>
          <table:table-cell table:formula="of:=LN([.E272])" office:value-type="float" office:value="3.2188758248682" calcext:value-type="float">
            <text:p>3.2188758248682</text:p>
          </table:table-cell>
          <table:table-cell/>
          <table:table-cell table:formula="of:=LN([.G272])" office:value-type="float" office:value="3.24024585060439" calcext:value-type="float">
            <text:p>3.24024585060439</text:p>
          </table:table-cell>
        </table:table-row>
        <table:table-row table:style-name="ro2">
          <table:table-cell office:value-type="date" office:date-value="1972-08-01" calcext:value-type="date">
            <text:p>ago-72</text:p>
          </table:table-cell>
          <table:table-cell office:value-type="float" office:value="14.9455111572392" calcext:value-type="float">
            <text:p>14.95</text:p>
          </table:table-cell>
          <table:table-cell office:value-type="float" office:value="15.5843910903227" calcext:value-type="float">
            <text:p>15.58</text:p>
          </table:table-cell>
          <table:table-cell office:value-type="float" office:value="9.2039800952304" calcext:value-type="float">
            <text:p>9.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505" calcext:value-type="float">
            <text:p>25.505</text:p>
          </table:table-cell>
          <table:table-cell table:formula="of:=LN([.E273])" office:value-type="float" office:value="3.2188758248682" calcext:value-type="float">
            <text:p>3.2188758248682</text:p>
          </table:table-cell>
          <table:table-cell/>
          <table:table-cell table:formula="of:=LN([.G273])" office:value-type="float" office:value="3.23887451137489" calcext:value-type="float">
            <text:p>3.23887451137489</text:p>
          </table:table-cell>
        </table:table-row>
        <table:table-row table:style-name="ro2">
          <table:table-cell office:value-type="date" office:date-value="1972-09-01" calcext:value-type="date">
            <text:p>sep-72</text:p>
          </table:table-cell>
          <table:table-cell office:value-type="float" office:value="20.1542672306544" calcext:value-type="float">
            <text:p>20.15</text:p>
          </table:table-cell>
          <table:table-cell office:value-type="float" office:value="21.3944201212699" calcext:value-type="float">
            <text:p>21.39</text:p>
          </table:table-cell>
          <table:table-cell office:value-type="float" office:value="8.84520885104372" calcext:value-type="float">
            <text:p>8.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535" calcext:value-type="float">
            <text:p>25.535</text:p>
          </table:table-cell>
          <table:table-cell table:formula="of:=LN([.E274])" office:value-type="float" office:value="3.2188758248682" calcext:value-type="float">
            <text:p>3.2188758248682</text:p>
          </table:table-cell>
          <table:table-cell/>
          <table:table-cell table:formula="of:=LN([.G274])" office:value-type="float" office:value="3.24005006009961" calcext:value-type="float">
            <text:p>3.24005006009961</text:p>
          </table:table-cell>
        </table:table-row>
        <table:table-row table:style-name="ro2">
          <table:table-cell office:value-type="date" office:date-value="1972-10-01" calcext:value-type="date">
            <text:p>oct-72</text:p>
          </table:table-cell>
          <table:table-cell office:value-type="float" office:value="16.802103250478" calcext:value-type="float">
            <text:p>16.80</text:p>
          </table:table-cell>
          <table:table-cell office:value-type="float" office:value="18.4292043367071" calcext:value-type="float">
            <text:p>18.43</text:p>
          </table:table-cell>
          <table:table-cell office:value-type="float" office:value="7.82396088679891" calcext:value-type="float">
            <text:p>7.8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59" calcext:value-type="float">
            <text:p>25.59</text:p>
          </table:table-cell>
          <table:table-cell table:formula="of:=LN([.E275])" office:value-type="float" office:value="3.2188758248682" calcext:value-type="float">
            <text:p>3.2188758248682</text:p>
          </table:table-cell>
          <table:table-cell/>
          <table:table-cell table:formula="of:=LN([.G275])" office:value-type="float" office:value="3.2422016501717" calcext:value-type="float">
            <text:p>3.2422016501717</text:p>
          </table:table-cell>
        </table:table-row>
        <table:table-row table:style-name="ro2">
          <table:table-cell office:value-type="date" office:date-value="1972-11-01" calcext:value-type="date">
            <text:p>nov-72</text:p>
          </table:table-cell>
          <table:table-cell office:value-type="float" office:value="20.1668302257115" calcext:value-type="float">
            <text:p>20.17</text:p>
          </table:table-cell>
          <table:table-cell office:value-type="float" office:value="18.4399553056772" calcext:value-type="float">
            <text:p>18.44</text:p>
          </table:table-cell>
          <table:table-cell office:value-type="float" office:value="8.55745722931398" calcext:value-type="float">
            <text:p>8.5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565" calcext:value-type="float">
            <text:p>25.565</text:p>
          </table:table-cell>
          <table:table-cell table:formula="of:=LN([.E276])" office:value-type="float" office:value="3.2188758248682" calcext:value-type="float">
            <text:p>3.2188758248682</text:p>
          </table:table-cell>
          <table:table-cell/>
          <table:table-cell table:formula="of:=LN([.G276])" office:value-type="float" office:value="3.24122422853196" calcext:value-type="float">
            <text:p>3.24122422853196</text:p>
          </table:table-cell>
        </table:table-row>
        <table:table-row table:style-name="ro2">
          <table:table-cell office:value-type="date" office:date-value="1972-12-01" calcext:value-type="date">
            <text:p>dic-72</text:p>
          </table:table-cell>
          <table:table-cell office:value-type="float" office:value="19.1924106056921" calcext:value-type="float">
            <text:p>19.19</text:p>
          </table:table-cell>
          <table:table-cell office:value-type="float" office:value="20.0219108370293" calcext:value-type="float">
            <text:p>20.02</text:p>
          </table:table-cell>
          <table:table-cell office:value-type="float" office:value="7.29927005909683" calcext:value-type="float">
            <text:p>7.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.455" calcext:value-type="float">
            <text:p>25.455</text:p>
          </table:table-cell>
          <table:table-cell table:formula="of:=LN([.E277])" office:value-type="float" office:value="3.2188758248682" calcext:value-type="float">
            <text:p>3.2188758248682</text:p>
          </table:table-cell>
          <table:table-cell/>
          <table:table-cell table:formula="of:=LN([.G277])" office:value-type="float" office:value="3.2369121873543" calcext:value-type="float">
            <text:p>3.2369121873543</text:p>
          </table:table-cell>
        </table:table-row>
        <table:table-row table:style-name="ro2">
          <table:table-cell office:value-type="date" office:date-value="1973-01-01" calcext:value-type="date">
            <text:p>ene-73</text:p>
          </table:table-cell>
          <table:table-cell office:value-type="float" office:value="22.5338253382534" calcext:value-type="float">
            <text:p>22.53</text:p>
          </table:table-cell>
          <table:table-cell office:value-type="float" office:value="22.9865321671943" calcext:value-type="float">
            <text:p>22.99</text:p>
          </table:table-cell>
          <table:table-cell office:value-type="float" office:value="7.48792272151553" calcext:value-type="float">
            <text:p>7.4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4" calcext:value-type="float">
            <text:p>24.84</text:p>
          </table:table-cell>
          <table:table-cell table:formula="of:=LN([.E278])" office:value-type="float" office:value="3.21386328304466" calcext:value-type="float">
            <text:p>3.21386328304466</text:p>
          </table:table-cell>
          <table:table-cell/>
          <table:table-cell table:formula="of:=LN([.G278])" office:value-type="float" office:value="3.21245525706528" calcext:value-type="float">
            <text:p>3.21245525706528</text:p>
          </table:table-cell>
        </table:table-row>
        <table:table-row table:style-name="ro2">
          <table:table-cell office:value-type="date" office:date-value="1973-02-01" calcext:value-type="date">
            <text:p>feb-73</text:p>
          </table:table-cell>
          <table:table-cell office:value-type="float" office:value="22.8231597845602" calcext:value-type="float">
            <text:p>22.82</text:p>
          </table:table-cell>
          <table:table-cell office:value-type="float" office:value="24.5896411667953" calcext:value-type="float">
            <text:p>24.59</text:p>
          </table:table-cell>
          <table:table-cell office:value-type="float" office:value="5.68720379663819" calcext:value-type="float">
            <text:p>5.6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61" calcext:value-type="float">
            <text:p>24.61</text:p>
          </table:table-cell>
          <table:table-cell table:formula="of:=LN([.E279])" office:value-type="float" office:value="3.21386328304466" calcext:value-type="float">
            <text:p>3.21386328304466</text:p>
          </table:table-cell>
          <table:table-cell/>
          <table:table-cell table:formula="of:=LN([.G279])" office:value-type="float" office:value="3.20315286440296" calcext:value-type="float">
            <text:p>3.20315286440296</text:p>
          </table:table-cell>
        </table:table-row>
        <table:table-row table:style-name="ro2">
          <table:table-cell office:value-type="date" office:date-value="1973-03-01" calcext:value-type="date">
            <text:p>mar-73</text:p>
          </table:table-cell>
          <table:table-cell office:value-type="float" office:value="24.7244094488189" calcext:value-type="float">
            <text:p>24.72</text:p>
          </table:table-cell>
          <table:table-cell office:value-type="float" office:value="19.9022943101753" calcext:value-type="float">
            <text:p>19.90</text:p>
          </table:table-cell>
          <table:table-cell office:value-type="float" office:value="7.56501182513256" calcext:value-type="float">
            <text:p>7.57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35" calcext:value-type="float">
            <text:p>24.835</text:p>
          </table:table-cell>
          <table:table-cell table:formula="of:=LN([.E280])" office:value-type="float" office:value="3.21386328304466" calcext:value-type="float">
            <text:p>3.21386328304466</text:p>
          </table:table-cell>
          <table:table-cell/>
          <table:table-cell table:formula="of:=LN([.G280])" office:value-type="float" office:value="3.21225394855931" calcext:value-type="float">
            <text:p>3.21225394855931</text:p>
          </table:table-cell>
        </table:table-row>
        <table:table-row table:style-name="ro2">
          <table:table-cell office:value-type="date" office:date-value="1973-04-01" calcext:value-type="date">
            <text:p>abr-73</text:p>
          </table:table-cell>
          <table:table-cell office:value-type="float" office:value="31.445811093061" calcext:value-type="float">
            <text:p>31.45</text:p>
          </table:table-cell>
          <table:table-cell office:value-type="float" office:value="25.3848961444024" calcext:value-type="float">
            <text:p>25.38</text:p>
          </table:table-cell>
          <table:table-cell office:value-type="float" office:value="6.99300701651482" calcext:value-type="float">
            <text:p>6.9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5" calcext:value-type="float">
            <text:p>24.85</text:p>
          </table:table-cell>
          <table:table-cell table:formula="of:=LN([.E281])" office:value-type="float" office:value="3.21386328304466" calcext:value-type="float">
            <text:p>3.21386328304466</text:p>
          </table:table-cell>
          <table:table-cell/>
          <table:table-cell table:formula="of:=LN([.G281])" office:value-type="float" office:value="3.21285775254264" calcext:value-type="float">
            <text:p>3.21285775254264</text:p>
          </table:table-cell>
        </table:table-row>
        <table:table-row table:style-name="ro2">
          <table:table-cell office:value-type="date" office:date-value="1973-05-01" calcext:value-type="date">
            <text:p>may-73</text:p>
          </table:table-cell>
          <table:table-cell office:value-type="float" office:value="36.0960678125736" calcext:value-type="float">
            <text:p>36.10</text:p>
          </table:table-cell>
          <table:table-cell office:value-type="float" office:value="29.2691052035445" calcext:value-type="float">
            <text:p>29.27</text:p>
          </table:table-cell>
          <table:table-cell office:value-type="float" office:value="8.50574712286938" calcext:value-type="float">
            <text:p>8.51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2" calcext:value-type="float">
            <text:p>24.82</text:p>
          </table:table-cell>
          <table:table-cell table:formula="of:=LN([.E282])" office:value-type="float" office:value="3.21386328304466" calcext:value-type="float">
            <text:p>3.21386328304466</text:p>
          </table:table-cell>
          <table:table-cell/>
          <table:table-cell table:formula="of:=LN([.G282])" office:value-type="float" office:value="3.21164977977646" calcext:value-type="float">
            <text:p>3.21164977977646</text:p>
          </table:table-cell>
        </table:table-row>
        <table:table-row table:style-name="ro2">
          <table:table-cell office:value-type="date" office:date-value="1973-06-01" calcext:value-type="date">
            <text:p>jun-73</text:p>
          </table:table-cell>
          <table:table-cell office:value-type="float" office:value="40.9025444071052" calcext:value-type="float">
            <text:p>40.90</text:p>
          </table:table-cell>
          <table:table-cell office:value-type="float" office:value="33.3333333333334" calcext:value-type="float">
            <text:p>33.33</text:p>
          </table:table-cell>
          <table:table-cell office:value-type="float" office:value="12.0930232666005" calcext:value-type="float">
            <text:p>12.0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5" calcext:value-type="float">
            <text:p>24.85</text:p>
          </table:table-cell>
          <table:table-cell table:formula="of:=LN([.E283])" office:value-type="float" office:value="3.21386328304466" calcext:value-type="float">
            <text:p>3.21386328304466</text:p>
          </table:table-cell>
          <table:table-cell/>
          <table:table-cell table:formula="of:=LN([.G283])" office:value-type="float" office:value="3.21285775254264" calcext:value-type="float">
            <text:p>3.21285775254264</text:p>
          </table:table-cell>
        </table:table-row>
        <table:table-row table:style-name="ro2">
          <table:table-cell office:value-type="date" office:date-value="1973-07-01" calcext:value-type="date">
            <text:p>jul-73</text:p>
          </table:table-cell>
          <table:table-cell office:value-type="float" office:value="35.8427235674898" calcext:value-type="float">
            <text:p>35.84</text:p>
          </table:table-cell>
          <table:table-cell office:value-type="float" office:value="30.0755508220728" calcext:value-type="float">
            <text:p>30.08</text:p>
          </table:table-cell>
          <table:table-cell office:value-type="float" office:value="13.317757009932" calcext:value-type="float">
            <text:p>13.32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05" calcext:value-type="float">
            <text:p>24.905</text:p>
          </table:table-cell>
          <table:table-cell table:formula="of:=LN([.E284])" office:value-type="float" office:value="3.21386328304466" calcext:value-type="float">
            <text:p>3.21386328304466</text:p>
          </table:table-cell>
          <table:table-cell/>
          <table:table-cell table:formula="of:=LN([.G284])" office:value-type="float" office:value="3.21506858652525" calcext:value-type="float">
            <text:p>3.21506858652525</text:p>
          </table:table-cell>
        </table:table-row>
        <table:table-row table:style-name="ro2">
          <table:table-cell office:value-type="date" office:date-value="1973-08-01" calcext:value-type="date">
            <text:p>ago-73</text:p>
          </table:table-cell>
          <table:table-cell office:value-type="float" office:value="35.5304740406321" calcext:value-type="float">
            <text:p>35.53</text:p>
          </table:table-cell>
          <table:table-cell office:value-type="float" office:value="30.0143593760199" calcext:value-type="float">
            <text:p>30.01</text:p>
          </table:table-cell>
          <table:table-cell office:value-type="float" office:value="11.1617312053787" calcext:value-type="float">
            <text:p>11.16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55" calcext:value-type="float">
            <text:p>24.855</text:p>
          </table:table-cell>
          <table:table-cell table:formula="of:=LN([.E285])" office:value-type="float" office:value="3.21386328304466" calcext:value-type="float">
            <text:p>3.21386328304466</text:p>
          </table:table-cell>
          <table:table-cell/>
          <table:table-cell table:formula="of:=LN([.G285])" office:value-type="float" office:value="3.21305893954664" calcext:value-type="float">
            <text:p>3.21305893954664</text:p>
          </table:table-cell>
        </table:table-row>
        <table:table-row table:style-name="ro2">
          <table:table-cell office:value-type="date" office:date-value="1973-09-01" calcext:value-type="date">
            <text:p>sep-73</text:p>
          </table:table-cell>
          <table:table-cell office:value-type="float" office:value="25.3468627044937" calcext:value-type="float">
            <text:p>25.35</text:p>
          </table:table-cell>
          <table:table-cell office:value-type="float" office:value="24.447697229432" calcext:value-type="float">
            <text:p>24.45</text:p>
          </table:table-cell>
          <table:table-cell office:value-type="float" office:value="10.3837471673068" calcext:value-type="float">
            <text:p>10.38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45" calcext:value-type="float">
            <text:p>24.845</text:p>
          </table:table-cell>
          <table:table-cell table:formula="of:=LN([.E286])" office:value-type="float" office:value="3.21386328304466" calcext:value-type="float">
            <text:p>3.21386328304466</text:p>
          </table:table-cell>
          <table:table-cell/>
          <table:table-cell table:formula="of:=LN([.G286])" office:value-type="float" office:value="3.21265652505428" calcext:value-type="float">
            <text:p>3.21265652505428</text:p>
          </table:table-cell>
        </table:table-row>
        <table:table-row table:style-name="ro2">
          <table:table-cell office:value-type="date" office:date-value="1973-10-01" calcext:value-type="date">
            <text:p>oct-73</text:p>
          </table:table-cell>
          <table:table-cell office:value-type="float" office:value="25.9259259259259" calcext:value-type="float">
            <text:p>25.93</text:p>
          </table:table-cell>
          <table:table-cell office:value-type="float" office:value="26.4131145546617" calcext:value-type="float">
            <text:p>26.41</text:p>
          </table:table-cell>
          <table:table-cell office:value-type="float" office:value="11.7913832291843" calcext:value-type="float">
            <text:p>11.7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45" calcext:value-type="float">
            <text:p>24.845</text:p>
          </table:table-cell>
          <table:table-cell table:formula="of:=LN([.E287])" office:value-type="float" office:value="3.21386328304466" calcext:value-type="float">
            <text:p>3.21386328304466</text:p>
          </table:table-cell>
          <table:table-cell/>
          <table:table-cell table:formula="of:=LN([.G287])" office:value-type="float" office:value="3.21265652505428" calcext:value-type="float">
            <text:p>3.21265652505428</text:p>
          </table:table-cell>
        </table:table-row>
        <table:table-row table:style-name="ro2">
          <table:table-cell office:value-type="date" office:date-value="1973-11-01" calcext:value-type="date">
            <text:p>nov-73</text:p>
          </table:table-cell>
          <table:table-cell office:value-type="float" office:value="23.6627194773377" calcext:value-type="float">
            <text:p>23.66</text:p>
          </table:table-cell>
          <table:table-cell office:value-type="float" office:value="24.0491165019467" calcext:value-type="float">
            <text:p>24.05</text:p>
          </table:table-cell>
          <table:table-cell office:value-type="float" office:value="12.8378378380713" calcext:value-type="float">
            <text:p>12.84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5" calcext:value-type="float">
            <text:p>24.85</text:p>
          </table:table-cell>
          <table:table-cell table:formula="of:=LN([.E288])" office:value-type="float" office:value="3.21386328304466" calcext:value-type="float">
            <text:p>3.21386328304466</text:p>
          </table:table-cell>
          <table:table-cell/>
          <table:table-cell table:formula="of:=LN([.G288])" office:value-type="float" office:value="3.21285775254264" calcext:value-type="float">
            <text:p>3.21285775254264</text:p>
          </table:table-cell>
        </table:table-row>
        <table:table-row table:style-name="ro2">
          <table:table-cell office:value-type="date" office:date-value="1973-12-01" calcext:value-type="date">
            <text:p>dic-73</text:p>
          </table:table-cell>
          <table:table-cell office:value-type="float" office:value="27.8163265306122" calcext:value-type="float">
            <text:p>27.82</text:p>
          </table:table-cell>
          <table:table-cell office:value-type="float" office:value="25.1045285907779" calcext:value-type="float">
            <text:p>25.10</text:p>
          </table:table-cell>
          <table:table-cell office:value-type="float" office:value="16.3265306250245" calcext:value-type="float">
            <text:p>16.33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05" calcext:value-type="float">
            <text:p>24.805</text:p>
          </table:table-cell>
          <table:table-cell table:formula="of:=LN([.E289])" office:value-type="float" office:value="3.21386328304466" calcext:value-type="float">
            <text:p>3.21386328304466</text:p>
          </table:table-cell>
          <table:table-cell/>
          <table:table-cell table:formula="of:=LN([.G289])" office:value-type="float" office:value="3.21104524575301" calcext:value-type="float">
            <text:p>3.21104524575301</text:p>
          </table:table-cell>
        </table:table-row>
        <table:table-row table:style-name="ro2">
          <table:table-cell office:value-type="date" office:date-value="1974-01-01" calcext:value-type="date">
            <text:p>ene-74</text:p>
          </table:table-cell>
          <table:table-cell office:value-type="float" office:value="24.0513953021482" calcext:value-type="float">
            <text:p>24.05</text:p>
          </table:table-cell>
          <table:table-cell office:value-type="float" office:value="23.6755231737998" calcext:value-type="float">
            <text:p>23.68</text:p>
          </table:table-cell>
          <table:table-cell office:value-type="float" office:value="16.4044943861286" calcext:value-type="float">
            <text:p>16.40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775" calcext:value-type="float">
            <text:p>24.775</text:p>
          </table:table-cell>
          <table:table-cell table:formula="of:=LN([.E290])" office:value-type="float" office:value="3.21386328304466" calcext:value-type="float">
            <text:p>3.21386328304466</text:p>
          </table:table-cell>
          <table:table-cell/>
          <table:table-cell table:formula="of:=LN([.G290])" office:value-type="float" office:value="3.20983508021605" calcext:value-type="float">
            <text:p>3.20983508021605</text:p>
          </table:table-cell>
        </table:table-row>
        <table:table-row table:style-name="ro2">
          <table:table-cell office:value-type="date" office:date-value="1974-02-01" calcext:value-type="date">
            <text:p>feb-74</text:p>
          </table:table-cell>
          <table:table-cell office:value-type="float" office:value="37.42006212315" calcext:value-type="float">
            <text:p>37.42</text:p>
          </table:table-cell>
          <table:table-cell office:value-type="float" office:value="30.9229049075209" calcext:value-type="float">
            <text:p>30.92</text:p>
          </table:table-cell>
          <table:table-cell office:value-type="float" office:value="17.7130045081372" calcext:value-type="float">
            <text:p>17.71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85" calcext:value-type="float">
            <text:p>24.885</text:p>
          </table:table-cell>
          <table:table-cell table:formula="of:=LN([.E291])" office:value-type="float" office:value="3.21386328304466" calcext:value-type="float">
            <text:p>3.21386328304466</text:p>
          </table:table-cell>
          <table:table-cell/>
          <table:table-cell table:formula="of:=LN([.G291])" office:value-type="float" office:value="3.21426521231052" calcext:value-type="float">
            <text:p>3.21426521231052</text:p>
          </table:table-cell>
        </table:table-row>
        <table:table-row table:style-name="ro2">
          <table:table-cell office:value-type="date" office:date-value="1974-03-01" calcext:value-type="date">
            <text:p>mar-74</text:p>
          </table:table-cell>
          <table:table-cell office:value-type="float" office:value="22.8535353535354" calcext:value-type="float">
            <text:p>22.85</text:p>
          </table:table-cell>
          <table:table-cell office:value-type="float" office:value="23.6704452243603" calcext:value-type="float">
            <text:p>23.67</text:p>
          </table:table-cell>
          <table:table-cell office:value-type="float" office:value="17.3626373475938" calcext:value-type="float">
            <text:p>17.36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7" calcext:value-type="float">
            <text:p>24.87</text:p>
          </table:table-cell>
          <table:table-cell table:formula="of:=LN([.E292])" office:value-type="float" office:value="3.21386328304466" calcext:value-type="float">
            <text:p>3.21386328304466</text:p>
          </table:table-cell>
          <table:table-cell/>
          <table:table-cell table:formula="of:=LN([.G292])" office:value-type="float" office:value="3.21366225781531" calcext:value-type="float">
            <text:p>3.21366225781531</text:p>
          </table:table-cell>
        </table:table-row>
        <table:table-row table:style-name="ro2">
          <table:table-cell office:value-type="date" office:date-value="1974-04-01" calcext:value-type="date">
            <text:p>abr-74</text:p>
          </table:table-cell>
          <table:table-cell office:value-type="float" office:value="16.1723163841808" calcext:value-type="float">
            <text:p>16.17</text:p>
          </table:table-cell>
          <table:table-cell office:value-type="float" office:value="23.5031821850563" calcext:value-type="float">
            <text:p>23.50</text:p>
          </table:table-cell>
          <table:table-cell office:value-type="float" office:value="20.4793028275107" calcext:value-type="float">
            <text:p>20.48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65" calcext:value-type="float">
            <text:p>24.865</text:p>
          </table:table-cell>
          <table:table-cell table:formula="of:=LN([.E293])" office:value-type="float" office:value="3.21386328304466" calcext:value-type="float">
            <text:p>3.21386328304466</text:p>
          </table:table-cell>
          <table:table-cell/>
          <table:table-cell table:formula="of:=LN([.G293])" office:value-type="float" office:value="3.2134611921667" calcext:value-type="float">
            <text:p>3.2134611921667</text:p>
          </table:table-cell>
        </table:table-row>
        <table:table-row table:style-name="ro2">
          <table:table-cell office:value-type="date" office:date-value="1974-05-01" calcext:value-type="date">
            <text:p>may-74</text:p>
          </table:table-cell>
          <table:table-cell office:value-type="float" office:value="19.6712802768166" calcext:value-type="float">
            <text:p>19.67</text:p>
          </table:table-cell>
          <table:table-cell office:value-type="float" office:value="25.4252138954747" calcext:value-type="float">
            <text:p>25.43</text:p>
          </table:table-cell>
          <table:table-cell office:value-type="float" office:value="23.9406779410351" calcext:value-type="float">
            <text:p>23.94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8" calcext:value-type="float">
            <text:p>24.88</text:p>
          </table:table-cell>
          <table:table-cell table:formula="of:=LN([.E294])" office:value-type="float" office:value="3.21386328304466" calcext:value-type="float">
            <text:p>3.21386328304466</text:p>
          </table:table-cell>
          <table:table-cell/>
          <table:table-cell table:formula="of:=LN([.G294])" office:value-type="float" office:value="3.21406426787098" calcext:value-type="float">
            <text:p>3.21406426787098</text:p>
          </table:table-cell>
        </table:table-row>
        <table:table-row table:style-name="ro2">
          <table:table-cell office:value-type="date" office:date-value="1974-06-01" calcext:value-type="date">
            <text:p>jun-74</text:p>
          </table:table-cell>
          <table:table-cell office:value-type="float" office:value="22.129471890971" calcext:value-type="float">
            <text:p>22.13</text:p>
          </table:table-cell>
          <table:table-cell office:value-type="float" office:value="25.0692381288081" calcext:value-type="float">
            <text:p>25.07</text:p>
          </table:table-cell>
          <table:table-cell office:value-type="float" office:value="27.3858921379746" calcext:value-type="float">
            <text:p>27.3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5.02" calcext:value-type="float">
            <text:p>25.02</text:p>
          </table:table-cell>
          <table:table-cell table:formula="of:=LN([.E295])" office:value-type="float" office:value="3.21386328304466" calcext:value-type="float">
            <text:p>3.21386328304466</text:p>
          </table:table-cell>
          <table:table-cell/>
          <table:table-cell table:formula="of:=LN([.G295])" office:value-type="float" office:value="3.21967550503877" calcext:value-type="float">
            <text:p>3.21967550503877</text:p>
          </table:table-cell>
        </table:table-row>
        <table:table-row table:style-name="ro2">
          <table:table-cell office:value-type="date" office:date-value="1974-07-01" calcext:value-type="date">
            <text:p>jul-74</text:p>
          </table:table-cell>
          <table:table-cell office:value-type="float" office:value="34.4687610307095" calcext:value-type="float">
            <text:p>34.47</text:p>
          </table:table-cell>
          <table:table-cell office:value-type="float" office:value="32.9879101899827" calcext:value-type="float">
            <text:p>32.99</text:p>
          </table:table-cell>
          <table:table-cell office:value-type="float" office:value="24.5360824679655" calcext:value-type="float">
            <text:p>24.54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85" calcext:value-type="float">
            <text:p>24.985</text:p>
          </table:table-cell>
          <table:table-cell table:formula="of:=LN([.E296])" office:value-type="float" office:value="3.21386328304466" calcext:value-type="float">
            <text:p>3.21386328304466</text:p>
          </table:table-cell>
          <table:table-cell/>
          <table:table-cell table:formula="of:=LN([.G296])" office:value-type="float" office:value="3.21827564479617" calcext:value-type="float">
            <text:p>3.21827564479617</text:p>
          </table:table-cell>
        </table:table-row>
        <table:table-row table:style-name="ro2">
          <table:table-cell office:value-type="date" office:date-value="1974-08-01" calcext:value-type="date">
            <text:p>ago-74</text:p>
          </table:table-cell>
          <table:table-cell office:value-type="float" office:value="29.746835443038" calcext:value-type="float">
            <text:p>29.75</text:p>
          </table:table-cell>
          <table:table-cell office:value-type="float" office:value="33.0354677577248" calcext:value-type="float">
            <text:p>33.04</text:p>
          </table:table-cell>
          <table:table-cell office:value-type="float" office:value="22.3360655485168" calcext:value-type="float">
            <text:p>22.34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6" calcext:value-type="float">
            <text:p>24.96</text:p>
          </table:table-cell>
          <table:table-cell table:formula="of:=LN([.E297])" office:value-type="float" office:value="3.21386328304466" calcext:value-type="float">
            <text:p>3.21386328304466</text:p>
          </table:table-cell>
          <table:table-cell/>
          <table:table-cell table:formula="of:=LN([.G297])" office:value-type="float" office:value="3.21727454350123" calcext:value-type="float">
            <text:p>3.21727454350123</text:p>
          </table:table-cell>
        </table:table-row>
        <table:table-row table:style-name="ro2">
          <table:table-cell office:value-type="date" office:date-value="1974-09-01" calcext:value-type="date">
            <text:p>sep-74</text:p>
          </table:table-cell>
          <table:table-cell office:value-type="float" office:value="32.1658681645465" calcext:value-type="float">
            <text:p>32.17</text:p>
          </table:table-cell>
          <table:table-cell office:value-type="float" office:value="33.2258181862276" calcext:value-type="float">
            <text:p>33.23</text:p>
          </table:table-cell>
          <table:table-cell office:value-type="float" office:value="22.085889554769" calcext:value-type="float">
            <text:p>22.0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65" calcext:value-type="float">
            <text:p>24.965</text:p>
          </table:table-cell>
          <table:table-cell table:formula="of:=LN([.E298])" office:value-type="float" office:value="3.21386328304466" calcext:value-type="float">
            <text:p>3.21386328304466</text:p>
          </table:table-cell>
          <table:table-cell/>
          <table:table-cell table:formula="of:=LN([.G298])" office:value-type="float" office:value="3.21747484395257" calcext:value-type="float">
            <text:p>3.21747484395257</text:p>
          </table:table-cell>
        </table:table-row>
        <table:table-row table:style-name="ro2">
          <table:table-cell office:value-type="date" office:date-value="1974-10-01" calcext:value-type="date">
            <text:p>oct-74</text:p>
          </table:table-cell>
          <table:table-cell office:value-type="float" office:value="28.6805329866753" calcext:value-type="float">
            <text:p>28.68</text:p>
          </table:table-cell>
          <table:table-cell office:value-type="float" office:value="35.1409873929362" calcext:value-type="float">
            <text:p>35.14</text:p>
          </table:table-cell>
          <table:table-cell office:value-type="float" office:value="23.1237322521525" calcext:value-type="float">
            <text:p>23.12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95" calcext:value-type="float">
            <text:p>24.995</text:p>
          </table:table-cell>
          <table:table-cell table:formula="of:=LN([.E299])" office:value-type="float" office:value="3.21386328304466" calcext:value-type="float">
            <text:p>3.21386328304466</text:p>
          </table:table-cell>
          <table:table-cell/>
          <table:table-cell table:formula="of:=LN([.G299])" office:value-type="float" office:value="3.21867580486553" calcext:value-type="float">
            <text:p>3.21867580486553</text:p>
          </table:table-cell>
        </table:table-row>
        <table:table-row table:style-name="ro2">
          <table:table-cell office:value-type="date" office:date-value="1974-11-01" calcext:value-type="date">
            <text:p>nov-74</text:p>
          </table:table-cell>
          <table:table-cell office:value-type="float" office:value="32.2106653458808" calcext:value-type="float">
            <text:p>32.21</text:p>
          </table:table-cell>
          <table:table-cell office:value-type="float" office:value="39.6788990825688" calcext:value-type="float">
            <text:p>39.68</text:p>
          </table:table-cell>
          <table:table-cell office:value-type="float" office:value="23.9520957942639" calcext:value-type="float">
            <text:p>23.95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75" calcext:value-type="float">
            <text:p>24.975</text:p>
          </table:table-cell>
          <table:table-cell table:formula="of:=LN([.E300])" office:value-type="float" office:value="3.21386328304466" calcext:value-type="float">
            <text:p>3.21386328304466</text:p>
          </table:table-cell>
          <table:table-cell/>
          <table:table-cell table:formula="of:=LN([.G300])" office:value-type="float" office:value="3.21787532453462" calcext:value-type="float">
            <text:p>3.21787532453462</text:p>
          </table:table-cell>
        </table:table-row>
        <table:table-row table:style-name="ro2">
          <table:table-cell office:value-type="date" office:date-value="1974-12-01" calcext:value-type="date">
            <text:p>dic-74</text:p>
          </table:table-cell>
          <table:table-cell office:value-type="float" office:value="31.5184416413859" calcext:value-type="float">
            <text:p>31.52</text:p>
          </table:table-cell>
          <table:table-cell office:value-type="float" office:value="37.4388062511768" calcext:value-type="float">
            <text:p>37.44</text:p>
          </table:table-cell>
          <table:table-cell office:value-type="float" office:value="21.0526315632073" calcext:value-type="float">
            <text:p>21.05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7" calcext:value-type="float">
            <text:p>24.97</text:p>
          </table:table-cell>
          <table:table-cell table:formula="of:=LN([.E301])" office:value-type="float" office:value="3.21386328304466" calcext:value-type="float">
            <text:p>3.21386328304466</text:p>
          </table:table-cell>
          <table:table-cell/>
          <table:table-cell table:formula="of:=LN([.G301])" office:value-type="float" office:value="3.21767510429168" calcext:value-type="float">
            <text:p>3.21767510429168</text:p>
          </table:table-cell>
        </table:table-row>
        <table:table-row table:style-name="ro2">
          <table:table-cell office:value-type="date" office:date-value="1975-01-01" calcext:value-type="date">
            <text:p>ene-75</text:p>
          </table:table-cell>
          <table:table-cell office:value-type="float" office:value="32.1249393105681" calcext:value-type="float">
            <text:p>32.12</text:p>
          </table:table-cell>
          <table:table-cell office:value-type="float" office:value="36.8131415871971" calcext:value-type="float">
            <text:p>36.81</text:p>
          </table:table-cell>
          <table:table-cell office:value-type="float" office:value="23.5521235547537" calcext:value-type="float">
            <text:p>23.55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5" calcext:value-type="float">
            <text:p>24.95</text:p>
          </table:table-cell>
          <table:table-cell table:formula="of:=LN([.E302])" office:value-type="float" office:value="3.21386328304466" calcext:value-type="float">
            <text:p>3.21386328304466</text:p>
          </table:table-cell>
          <table:table-cell/>
          <table:table-cell table:formula="of:=LN([.G302])" office:value-type="float" office:value="3.21687382219753" calcext:value-type="float">
            <text:p>3.21687382219753</text:p>
          </table:table-cell>
        </table:table-row>
        <table:table-row table:style-name="ro2">
          <table:table-cell office:value-type="date" office:date-value="1975-02-01" calcext:value-type="date">
            <text:p>feb-75</text:p>
          </table:table-cell>
          <table:table-cell office:value-type="float" office:value="24.0792447812791" calcext:value-type="float">
            <text:p>24.08</text:p>
          </table:table-cell>
          <table:table-cell office:value-type="float" office:value="37.6816067827304" calcext:value-type="float">
            <text:p>37.68</text:p>
          </table:table-cell>
          <table:table-cell office:value-type="float" office:value="22.2857142638391" calcext:value-type="float">
            <text:p>22.2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25" calcext:value-type="float">
            <text:p>24.925</text:p>
          </table:table-cell>
          <table:table-cell table:formula="of:=LN([.E303])" office:value-type="float" office:value="3.21386328304466" calcext:value-type="float">
            <text:p>3.21386328304466</text:p>
          </table:table-cell>
          <table:table-cell/>
          <table:table-cell table:formula="of:=LN([.G303])" office:value-type="float" office:value="3.2158713158479" calcext:value-type="float">
            <text:p>3.2158713158479</text:p>
          </table:table-cell>
        </table:table-row>
        <table:table-row table:style-name="ro2">
          <table:table-cell office:value-type="date" office:date-value="1975-03-01" calcext:value-type="date">
            <text:p>mar-75</text:p>
          </table:table-cell>
          <table:table-cell office:value-type="float" office:value="35.9712230215827" calcext:value-type="float">
            <text:p>35.97</text:p>
          </table:table-cell>
          <table:table-cell office:value-type="float" office:value="40.0782863977384" calcext:value-type="float">
            <text:p>40.08</text:p>
          </table:table-cell>
          <table:table-cell office:value-type="float" office:value="23.59550562056" calcext:value-type="float">
            <text:p>23.60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25" calcext:value-type="float">
            <text:p>24.925</text:p>
          </table:table-cell>
          <table:table-cell table:formula="of:=LN([.E304])" office:value-type="float" office:value="3.21386328304466" calcext:value-type="float">
            <text:p>3.21386328304466</text:p>
          </table:table-cell>
          <table:table-cell/>
          <table:table-cell table:formula="of:=LN([.G304])" office:value-type="float" office:value="3.2158713158479" calcext:value-type="float">
            <text:p>3.2158713158479</text:p>
          </table:table-cell>
        </table:table-row>
        <table:table-row table:style-name="ro2">
          <table:table-cell office:value-type="date" office:date-value="1975-04-01" calcext:value-type="date">
            <text:p>abr-75</text:p>
          </table:table-cell>
          <table:table-cell office:value-type="float" office:value="34.8024316109423" calcext:value-type="float">
            <text:p>34.80</text:p>
          </table:table-cell>
          <table:table-cell office:value-type="float" office:value="36.543818298693" calcext:value-type="float">
            <text:p>36.54</text:p>
          </table:table-cell>
          <table:table-cell office:value-type="float" office:value="21.5189873343974" calcext:value-type="float">
            <text:p>21.52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1" calcext:value-type="float">
            <text:p>24.91</text:p>
          </table:table-cell>
          <table:table-cell table:formula="of:=LN([.E305])" office:value-type="float" office:value="3.21386328304466" calcext:value-type="float">
            <text:p>3.21386328304466</text:p>
          </table:table-cell>
          <table:table-cell/>
          <table:table-cell table:formula="of:=LN([.G305])" office:value-type="float" office:value="3.21526932927409" calcext:value-type="float">
            <text:p>3.21526932927409</text:p>
          </table:table-cell>
        </table:table-row>
        <table:table-row table:style-name="ro2">
          <table:table-cell office:value-type="date" office:date-value="1975-05-01" calcext:value-type="date">
            <text:p>may-75</text:p>
          </table:table-cell>
          <table:table-cell office:value-type="float" office:value="26.7456990024577" calcext:value-type="float">
            <text:p>26.75</text:p>
          </table:table-cell>
          <table:table-cell office:value-type="float" office:value="33.4908567906308" calcext:value-type="float">
            <text:p>33.49</text:p>
          </table:table-cell>
          <table:table-cell office:value-type="float" office:value="17.0940171085868" calcext:value-type="float">
            <text:p>17.0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865" calcext:value-type="float">
            <text:p>24.865</text:p>
          </table:table-cell>
          <table:table-cell table:formula="of:=LN([.E306])" office:value-type="float" office:value="3.21386328304466" calcext:value-type="float">
            <text:p>3.21386328304466</text:p>
          </table:table-cell>
          <table:table-cell/>
          <table:table-cell table:formula="of:=LN([.G306])" office:value-type="float" office:value="3.2134611921667" calcext:value-type="float">
            <text:p>3.2134611921667</text:p>
          </table:table-cell>
        </table:table-row>
        <table:table-row table:style-name="ro2">
          <table:table-cell office:value-type="date" office:date-value="1975-06-01" calcext:value-type="date">
            <text:p>jun-75</text:p>
          </table:table-cell>
          <table:table-cell office:value-type="float" office:value="22.4159575952016" calcext:value-type="float">
            <text:p>22.42</text:p>
          </table:table-cell>
          <table:table-cell office:value-type="float" office:value="30.649219929542" calcext:value-type="float">
            <text:p>30.65</text:p>
          </table:table-cell>
          <table:table-cell office:value-type="float" office:value="12.0521172588789" calcext:value-type="float">
            <text:p>12.05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4.94" calcext:value-type="float">
            <text:p>24.94</text:p>
          </table:table-cell>
          <table:table-cell table:formula="of:=LN([.E307])" office:value-type="float" office:value="3.21386328304466" calcext:value-type="float">
            <text:p>3.21386328304466</text:p>
          </table:table-cell>
          <table:table-cell/>
          <table:table-cell table:formula="of:=LN([.G307])" office:value-type="float" office:value="3.21647294025189" calcext:value-type="float">
            <text:p>3.21647294025189</text:p>
          </table:table-cell>
        </table:table-row>
        <table:table-row table:style-name="ro2">
          <table:table-cell office:value-type="date" office:date-value="1975-07-01" calcext:value-type="date">
            <text:p>jul-75</text:p>
          </table:table-cell>
          <table:table-cell office:value-type="float" office:value="14.7394671216695" calcext:value-type="float">
            <text:p>14.74</text:p>
          </table:table-cell>
          <table:table-cell office:value-type="float" office:value="22.9244829244829" calcext:value-type="float">
            <text:p>22.92</text:p>
          </table:table-cell>
          <table:table-cell office:value-type="float" office:value="12.5827814665419" calcext:value-type="float">
            <text:p>12.58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5.025" calcext:value-type="float">
            <text:p>25.025</text:p>
          </table:table-cell>
          <table:table-cell table:formula="of:=LN([.E308])" office:value-type="float" office:value="3.21386328304466" calcext:value-type="float">
            <text:p>3.21386328304466</text:p>
          </table:table-cell>
          <table:table-cell/>
          <table:table-cell table:formula="of:=LN([.G308])" office:value-type="float" office:value="3.21987532520128" calcext:value-type="float">
            <text:p>3.21987532520128</text:p>
          </table:table-cell>
        </table:table-row>
        <table:table-row table:style-name="ro2">
          <table:table-cell office:value-type="date" office:date-value="1975-08-01" calcext:value-type="date">
            <text:p>ago-75</text:p>
          </table:table-cell>
          <table:table-cell office:value-type="float" office:value="14.7496790757381" calcext:value-type="float">
            <text:p>14.75</text:p>
          </table:table-cell>
          <table:table-cell office:value-type="float" office:value="23.0660377358491" calcext:value-type="float">
            <text:p>23.07</text:p>
          </table:table-cell>
          <table:table-cell office:value-type="float" office:value="14.5728643402038" calcext:value-type="float">
            <text:p>14.57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5.11" calcext:value-type="float">
            <text:p>25.11</text:p>
          </table:table-cell>
          <table:table-cell table:formula="of:=LN([.E309])" office:value-type="float" office:value="3.21386328304466" calcext:value-type="float">
            <text:p>3.21386328304466</text:p>
          </table:table-cell>
          <table:table-cell/>
          <table:table-cell table:formula="of:=LN([.G309])" office:value-type="float" office:value="3.22326617316949" calcext:value-type="float">
            <text:p>3.22326617316949</text:p>
          </table:table-cell>
        </table:table-row>
        <table:table-row table:style-name="ro2">
          <table:table-cell office:value-type="date" office:date-value="1975-09-01" calcext:value-type="date">
            <text:p>sep-75</text:p>
          </table:table-cell>
          <table:table-cell office:value-type="float" office:value="13.4375" calcext:value-type="float">
            <text:p>13.44</text:p>
          </table:table-cell>
          <table:table-cell office:value-type="float" office:value="22.0897424228634" calcext:value-type="float">
            <text:p>22.09</text:p>
          </table:table-cell>
          <table:table-cell office:value-type="float" office:value="14.5728643402038" calcext:value-type="float">
            <text:p>14.57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5.675" calcext:value-type="float">
            <text:p>25.675</text:p>
          </table:table-cell>
          <table:table-cell table:formula="of:=LN([.E310])" office:value-type="float" office:value="3.21386328304466" calcext:value-type="float">
            <text:p>3.21386328304466</text:p>
          </table:table-cell>
          <table:table-cell/>
          <table:table-cell table:formula="of:=LN([.G310])" office:value-type="float" office:value="3.24551775581462" calcext:value-type="float">
            <text:p>3.24551775581462</text:p>
          </table:table-cell>
        </table:table-row>
        <table:table-row table:style-name="ro2">
          <table:table-cell office:value-type="date" office:date-value="1975-10-01" calcext:value-type="date">
            <text:p>oct-75</text:p>
          </table:table-cell>
          <table:table-cell office:value-type="float" office:value="13.9664099002399" calcext:value-type="float">
            <text:p>13.97</text:p>
          </table:table-cell>
          <table:table-cell office:value-type="float" office:value="19.8771586256008" calcext:value-type="float">
            <text:p>19.88</text:p>
          </table:table-cell>
          <table:table-cell office:value-type="float" office:value="13.1795716478066" calcext:value-type="float">
            <text:p>13.18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5.86" calcext:value-type="float">
            <text:p>25.86</text:p>
          </table:table-cell>
          <table:table-cell table:formula="of:=LN([.E311])" office:value-type="float" office:value="3.21386328304466" calcext:value-type="float">
            <text:p>3.21386328304466</text:p>
          </table:table-cell>
          <table:table-cell/>
          <table:table-cell table:formula="of:=LN([.G311])" office:value-type="float" office:value="3.25269737334371" calcext:value-type="float">
            <text:p>3.25269737334371</text:p>
          </table:table-cell>
        </table:table-row>
        <table:table-row table:style-name="ro2">
          <table:table-cell office:value-type="date" office:date-value="1975-11-01" calcext:value-type="date">
            <text:p>nov-75</text:p>
          </table:table-cell>
          <table:table-cell office:value-type="float" office:value="15.4095904095904" calcext:value-type="float">
            <text:p>15.41</text:p>
          </table:table-cell>
          <table:table-cell office:value-type="float" office:value="20.7242243539884" calcext:value-type="float">
            <text:p>20.72</text:p>
          </table:table-cell>
          <table:table-cell office:value-type="float" office:value="12.2383252916299" calcext:value-type="float">
            <text:p>12.24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6.045" calcext:value-type="float">
            <text:p>26.045</text:p>
          </table:table-cell>
          <table:table-cell table:formula="of:=LN([.E312])" office:value-type="float" office:value="3.21386328304466" calcext:value-type="float">
            <text:p>3.21386328304466</text:p>
          </table:table-cell>
          <table:table-cell/>
          <table:table-cell table:formula="of:=LN([.G312])" office:value-type="float" office:value="3.25982581119716" calcext:value-type="float">
            <text:p>3.25982581119716</text:p>
          </table:table-cell>
        </table:table-row>
        <table:table-row table:style-name="ro2">
          <table:table-cell office:value-type="date" office:date-value="1975-12-01" calcext:value-type="date">
            <text:p>dic-75</text:p>
          </table:table-cell>
          <table:table-cell office:value-type="float" office:value="8.29185383027802" calcext:value-type="float">
            <text:p>8.29</text:p>
          </table:table-cell>
          <table:table-cell office:value-type="float" office:value="17.2960013699803" calcext:value-type="float">
            <text:p>17.30</text:p>
          </table:table-cell>
          <table:table-cell office:value-type="float" office:value="11.9162640873923" calcext:value-type="float">
            <text:p>11.92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5.965" calcext:value-type="float">
            <text:p>25.965</text:p>
          </table:table-cell>
          <table:table-cell table:formula="of:=LN([.E313])" office:value-type="float" office:value="3.21386328304466" calcext:value-type="float">
            <text:p>3.21386328304466</text:p>
          </table:table-cell>
          <table:table-cell/>
          <table:table-cell table:formula="of:=LN([.G313])" office:value-type="float" office:value="3.25674947729628" calcext:value-type="float">
            <text:p>3.25674947729628</text:p>
          </table:table-cell>
        </table:table-row>
        <table:table-row table:style-name="ro2">
          <table:table-cell office:value-type="date" office:date-value="1976-01-01" calcext:value-type="date">
            <text:p>ene-76</text:p>
          </table:table-cell>
          <table:table-cell office:value-type="float" office:value="5.41401273885351" calcext:value-type="float">
            <text:p>5.41</text:p>
          </table:table-cell>
          <table:table-cell office:value-type="float" office:value="16.9918349806618" calcext:value-type="float">
            <text:p>16.99</text:p>
          </table:table-cell>
          <table:table-cell office:value-type="float" office:value="9.68749999498093" calcext:value-type="float">
            <text:p>9.6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6.51" calcext:value-type="float">
            <text:p>26.51</text:p>
          </table:table-cell>
          <table:table-cell table:formula="of:=LN([.E314])" office:value-type="float" office:value="3.21386328304466" calcext:value-type="float">
            <text:p>3.21386328304466</text:p>
          </table:table-cell>
          <table:table-cell/>
          <table:table-cell table:formula="of:=LN([.G314])" office:value-type="float" office:value="3.27752202030093" calcext:value-type="float">
            <text:p>3.27752202030093</text:p>
          </table:table-cell>
        </table:table-row>
        <table:table-row table:style-name="ro2">
          <table:table-cell office:value-type="date" office:date-value="1976-02-01" calcext:value-type="date">
            <text:p>feb-76</text:p>
          </table:table-cell>
          <table:table-cell office:value-type="float" office:value="6.86883840548649" calcext:value-type="float">
            <text:p>6.87</text:p>
          </table:table-cell>
          <table:table-cell office:value-type="float" office:value="16.1273447425454" calcext:value-type="float">
            <text:p>16.13</text:p>
          </table:table-cell>
          <table:table-cell office:value-type="float" office:value="10.9034268123453" calcext:value-type="float">
            <text:p>10.90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6.24" calcext:value-type="float">
            <text:p>26.24</text:p>
          </table:table-cell>
          <table:table-cell table:formula="of:=LN([.E315])" office:value-type="float" office:value="3.21386328304466" calcext:value-type="float">
            <text:p>3.21386328304466</text:p>
          </table:table-cell>
          <table:table-cell/>
          <table:table-cell table:formula="of:=LN([.G315])" office:value-type="float" office:value="3.26728496407589" calcext:value-type="float">
            <text:p>3.26728496407589</text:p>
          </table:table-cell>
        </table:table-row>
        <table:table-row table:style-name="ro2">
          <table:table-cell office:value-type="date" office:date-value="1976-03-01" calcext:value-type="date">
            <text:p>mar-76</text:p>
          </table:table-cell>
          <table:table-cell office:value-type="float" office:value="4.03844077313464" calcext:value-type="float">
            <text:p>4.04</text:p>
          </table:table-cell>
          <table:table-cell office:value-type="float" office:value="15.4234262206008" calcext:value-type="float">
            <text:p>15.42</text:p>
          </table:table-cell>
          <table:table-cell office:value-type="float" office:value="9.6969696804867" calcext:value-type="float">
            <text:p>9.70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6.665" calcext:value-type="float">
            <text:p>26.665</text:p>
          </table:table-cell>
          <table:table-cell table:formula="of:=LN([.E316])" office:value-type="float" office:value="3.21386328304466" calcext:value-type="float">
            <text:p>3.21386328304466</text:p>
          </table:table-cell>
          <table:table-cell/>
          <table:table-cell table:formula="of:=LN([.G316])" office:value-type="float" office:value="3.28335184405257" calcext:value-type="float">
            <text:p>3.28335184405257</text:p>
          </table:table-cell>
        </table:table-row>
        <table:table-row table:style-name="ro2">
          <table:table-cell office:value-type="date" office:date-value="1976-04-01" calcext:value-type="date">
            <text:p>abr-76</text:p>
          </table:table-cell>
          <table:table-cell office:value-type="float" office:value="3.54002254791432" calcext:value-type="float">
            <text:p>3.54</text:p>
          </table:table-cell>
          <table:table-cell office:value-type="float" office:value="15.4805806198509" calcext:value-type="float">
            <text:p>15.48</text:p>
          </table:table-cell>
          <table:table-cell office:value-type="float" office:value="8.18452379800683" calcext:value-type="float">
            <text:p>8.18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6.94" calcext:value-type="float">
            <text:p>26.94</text:p>
          </table:table-cell>
          <table:table-cell table:formula="of:=LN([.E317])" office:value-type="float" office:value="3.21386328304466" calcext:value-type="float">
            <text:p>3.21386328304466</text:p>
          </table:table-cell>
          <table:table-cell/>
          <table:table-cell table:formula="of:=LN([.G317])" office:value-type="float" office:value="3.29361217098222" calcext:value-type="float">
            <text:p>3.29361217098222</text:p>
          </table:table-cell>
        </table:table-row>
        <table:table-row table:style-name="ro2">
          <table:table-cell office:value-type="date" office:date-value="1976-05-01" calcext:value-type="date">
            <text:p>may-76</text:p>
          </table:table-cell>
          <table:table-cell office:value-type="float" office:value="7.30010265769363" calcext:value-type="float">
            <text:p>7.30</text:p>
          </table:table-cell>
          <table:table-cell office:value-type="float" office:value="16.9154994612898" calcext:value-type="float">
            <text:p>16.92</text:p>
          </table:table-cell>
          <table:table-cell office:value-type="float" office:value="6.42335766890914" calcext:value-type="float">
            <text:p>6.42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7.105" calcext:value-type="float">
            <text:p>27.105</text:p>
          </table:table-cell>
          <table:table-cell table:formula="of:=LN([.E318])" office:value-type="float" office:value="3.21386328304466" calcext:value-type="float">
            <text:p>3.21386328304466</text:p>
          </table:table-cell>
          <table:table-cell/>
          <table:table-cell table:formula="of:=LN([.G318])" office:value-type="float" office:value="3.2997182127123" calcext:value-type="float">
            <text:p>3.2997182127123</text:p>
          </table:table-cell>
        </table:table-row>
        <table:table-row table:style-name="ro2">
          <table:table-cell office:value-type="date" office:date-value="1976-06-01" calcext:value-type="date">
            <text:p>jun-76</text:p>
          </table:table-cell>
          <table:table-cell office:value-type="float" office:value="12.88742023701" calcext:value-type="float">
            <text:p>12.89</text:p>
          </table:table-cell>
          <table:table-cell office:value-type="float" office:value="18.9137134052388" calcext:value-type="float">
            <text:p>18.91</text:p>
          </table:table-cell>
          <table:table-cell office:value-type="float" office:value="6.39534881918844" calcext:value-type="float">
            <text:p>6.40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7.665" calcext:value-type="float">
            <text:p>27.665</text:p>
          </table:table-cell>
          <table:table-cell table:formula="of:=LN([.E319])" office:value-type="float" office:value="3.21386328304466" calcext:value-type="float">
            <text:p>3.21386328304466</text:p>
          </table:table-cell>
          <table:table-cell/>
          <table:table-cell table:formula="of:=LN([.G319])" office:value-type="float" office:value="3.32016807635007" calcext:value-type="float">
            <text:p>3.32016807635007</text:p>
          </table:table-cell>
        </table:table-row>
        <table:table-row table:style-name="ro2">
          <table:table-cell office:value-type="date" office:date-value="1976-07-01" calcext:value-type="date">
            <text:p>jul-76</text:p>
          </table:table-cell>
          <table:table-cell office:value-type="float" office:value="17.2043010752688" calcext:value-type="float">
            <text:p>17.20</text:p>
          </table:table-cell>
          <table:table-cell office:value-type="float" office:value="24.9569572703083" calcext:value-type="float">
            <text:p>24.96</text:p>
          </table:table-cell>
          <table:table-cell office:value-type="float" office:value="7.79411764669384" calcext:value-type="float">
            <text:p>7.7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27.8" calcext:value-type="float">
            <text:p>27.8</text:p>
          </table:table-cell>
          <table:table-cell table:formula="of:=LN([.E320])" office:value-type="float" office:value="3.21386328304466" calcext:value-type="float">
            <text:p>3.21386328304466</text:p>
          </table:table-cell>
          <table:table-cell/>
          <table:table-cell table:formula="of:=LN([.G320])" office:value-type="float" office:value="3.32503602069659" calcext:value-type="float">
            <text:p>3.32503602069659</text:p>
          </table:table-cell>
        </table:table-row>
        <table:table-row table:style-name="ro2">
          <table:table-cell office:value-type="date" office:date-value="1976-08-01" calcext:value-type="date">
            <text:p>ago-76</text:p>
          </table:table-cell>
          <table:table-cell office:value-type="float" office:value="30.3501510236044" calcext:value-type="float">
            <text:p>30.35</text:p>
          </table:table-cell>
          <table:table-cell office:value-type="float" office:value="30.2108087389805" calcext:value-type="float">
            <text:p>30.21</text:p>
          </table:table-cell>
          <table:table-cell office:value-type="float" office:value="9.64912280229551" calcext:value-type="float">
            <text:p>9.65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38" calcext:value-type="float">
            <text:p>27.38</text:p>
          </table:table-cell>
          <table:table-cell office:value-type="float" office:value="27.78" calcext:value-type="float">
            <text:p>27.78</text:p>
          </table:table-cell>
          <table:table-cell table:formula="of:=LN([.E321])" office:value-type="float" office:value="3.21386328304466" calcext:value-type="float">
            <text:p>3.21386328304466</text:p>
          </table:table-cell>
          <table:table-cell table:formula="of:=LN([.F321])" office:value-type="float" office:value="3.3098128198603" calcext:value-type="float">
            <text:p>3.3098128198603</text:p>
          </table:table-cell>
          <table:table-cell table:formula="of:=LN([.G321])" office:value-type="float" office:value="3.3243163373262" calcext:value-type="float">
            <text:p>3.3243163373262</text:p>
          </table:table-cell>
        </table:table-row>
        <table:table-row table:style-name="ro2">
          <table:table-cell office:value-type="date" office:date-value="1976-09-01" calcext:value-type="date">
            <text:p>sep-76</text:p>
          </table:table-cell>
          <table:table-cell office:value-type="float" office:value="29.7079889807162" calcext:value-type="float">
            <text:p>29.71</text:p>
          </table:table-cell>
          <table:table-cell office:value-type="float" office:value="29.4692112718056" calcext:value-type="float">
            <text:p>29.47</text:p>
          </table:table-cell>
          <table:table-cell office:value-type="float" office:value="11.4035087683883" calcext:value-type="float">
            <text:p>11.4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85" calcext:value-type="float">
            <text:p>27.085</text:p>
          </table:table-cell>
          <table:table-cell office:value-type="float" office:value="27.375" calcext:value-type="float">
            <text:p>27.375</text:p>
          </table:table-cell>
          <table:table-cell table:formula="of:=LN([.E322])" office:value-type="float" office:value="3.21386328304466" calcext:value-type="float">
            <text:p>3.21386328304466</text:p>
          </table:table-cell>
          <table:table-cell table:formula="of:=LN([.F322])" office:value-type="float" office:value="3.29898006910986" calcext:value-type="float">
            <text:p>3.29898006910986</text:p>
          </table:table-cell>
          <table:table-cell table:formula="of:=LN([.G322])" office:value-type="float" office:value="3.30963018813666" calcext:value-type="float">
            <text:p>3.30963018813666</text:p>
          </table:table-cell>
        </table:table-row>
        <table:table-row table:style-name="ro2">
          <table:table-cell office:value-type="date" office:date-value="1976-10-01" calcext:value-type="date">
            <text:p>oct-76</text:p>
          </table:table-cell>
          <table:table-cell office:value-type="float" office:value="32.7202216066482" calcext:value-type="float">
            <text:p>32.72</text:p>
          </table:table-cell>
          <table:table-cell office:value-type="float" office:value="33.4075889210663" calcext:value-type="float">
            <text:p>33.41</text:p>
          </table:table-cell>
          <table:table-cell office:value-type="float" office:value="10.6259097558629" calcext:value-type="float">
            <text:p>10.63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7.59" calcext:value-type="float">
            <text:p>27.59</text:p>
          </table:table-cell>
          <table:table-cell table:formula="of:=LN([.E323])" office:value-type="float" office:value="3.21386328304466" calcext:value-type="float">
            <text:p>3.21386328304466</text:p>
          </table:table-cell>
          <table:table-cell table:formula="of:=LN([.F323])" office:value-type="float" office:value="3.29602203404485" calcext:value-type="float">
            <text:p>3.29602203404485</text:p>
          </table:table-cell>
          <table:table-cell table:formula="of:=LN([.G323])" office:value-type="float" office:value="3.31745338822919" calcext:value-type="float">
            <text:p>3.31745338822919</text:p>
          </table:table-cell>
        </table:table-row>
        <table:table-row table:style-name="ro2">
          <table:table-cell office:value-type="date" office:date-value="1976-11-01" calcext:value-type="date">
            <text:p>nov-76</text:p>
          </table:table-cell>
          <table:table-cell office:value-type="float" office:value="34.9166847002813" calcext:value-type="float">
            <text:p>34.92</text:p>
          </table:table-cell>
          <table:table-cell office:value-type="float" office:value="33.3595819314196" calcext:value-type="float">
            <text:p>33.36</text:p>
          </table:table-cell>
          <table:table-cell office:value-type="float" office:value="10.9038737304088" calcext:value-type="float">
            <text:p>10.9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7.92" calcext:value-type="float">
            <text:p>27.92</text:p>
          </table:table-cell>
          <table:table-cell table:formula="of:=LN([.E324])" office:value-type="float" office:value="3.21386328304466" calcext:value-type="float">
            <text:p>3.21386328304466</text:p>
          </table:table-cell>
          <table:table-cell table:formula="of:=LN([.F324])" office:value-type="float" office:value="3.29602203404485" calcext:value-type="float">
            <text:p>3.29602203404485</text:p>
          </table:table-cell>
          <table:table-cell table:formula="of:=LN([.G324])" office:value-type="float" office:value="3.32934327789417" calcext:value-type="float">
            <text:p>3.32934327789417</text:p>
          </table:table-cell>
        </table:table-row>
        <table:table-row table:style-name="ro2">
          <table:table-cell office:value-type="date" office:date-value="1976-12-01" calcext:value-type="date">
            <text:p>dic-76</text:p>
          </table:table-cell>
          <table:table-cell office:value-type="float" office:value="48.3071748878924" calcext:value-type="float">
            <text:p>48.31</text:p>
          </table:table-cell>
          <table:table-cell office:value-type="float" office:value="38.3166654500329" calcext:value-type="float">
            <text:p>38.32</text:p>
          </table:table-cell>
          <table:table-cell office:value-type="float" office:value="14.1007194250957" calcext:value-type="float">
            <text:p>14.1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8.28" calcext:value-type="float">
            <text:p>28.28</text:p>
          </table:table-cell>
          <table:table-cell table:formula="of:=LN([.E325])" office:value-type="float" office:value="3.21386328304466" calcext:value-type="float">
            <text:p>3.21386328304466</text:p>
          </table:table-cell>
          <table:table-cell table:formula="of:=LN([.F325])" office:value-type="float" office:value="3.29602203404485" calcext:value-type="float">
            <text:p>3.29602203404485</text:p>
          </table:table-cell>
          <table:table-cell table:formula="of:=LN([.G325])" office:value-type="float" office:value="3.34215484102837" calcext:value-type="float">
            <text:p>3.34215484102837</text:p>
          </table:table-cell>
        </table:table-row>
        <table:table-row table:style-name="ro2">
          <table:table-cell office:value-type="date" office:date-value="1977-01-01" calcext:value-type="date">
            <text:p>ene-77</text:p>
          </table:table-cell>
          <table:table-cell office:value-type="float" office:value="54.1482686497792" calcext:value-type="float">
            <text:p>54.15</text:p>
          </table:table-cell>
          <table:table-cell office:value-type="float" office:value="46.3561563326477" calcext:value-type="float">
            <text:p>46.36</text:p>
          </table:table-cell>
          <table:table-cell office:value-type="float" office:value="13.532763526724" calcext:value-type="float">
            <text:p>13.53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6.01" calcext:value-type="float">
            <text:p>26.01</text:p>
          </table:table-cell>
          <table:table-cell table:formula="of:=LN([.E326])" office:value-type="float" office:value="3.21386328304466" calcext:value-type="float">
            <text:p>3.21386328304466</text:p>
          </table:table-cell>
          <table:table-cell table:formula="of:=LN([.F326])" office:value-type="float" office:value="3.29602203404485" calcext:value-type="float">
            <text:p>3.29602203404485</text:p>
          </table:table-cell>
          <table:table-cell table:formula="of:=LN([.G326])" office:value-type="float" office:value="3.25848107946056" calcext:value-type="float">
            <text:p>3.25848107946056</text:p>
          </table:table-cell>
        </table:table-row>
        <table:table-row table:style-name="ro2">
          <table:table-cell office:value-type="date" office:date-value="1977-02-01" calcext:value-type="date">
            <text:p>feb-77</text:p>
          </table:table-cell>
          <table:table-cell office:value-type="float" office:value="47.8090845282262" calcext:value-type="float">
            <text:p>47.81</text:p>
          </table:table-cell>
          <table:table-cell office:value-type="float" office:value="32.5632280069503" calcext:value-type="float">
            <text:p>32.56</text:p>
          </table:table-cell>
          <table:table-cell office:value-type="float" office:value="13.0617977343181" calcext:value-type="float">
            <text:p>13.0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6.015" calcext:value-type="float">
            <text:p>26.015</text:p>
          </table:table-cell>
          <table:table-cell table:formula="of:=LN([.E327])" office:value-type="float" office:value="3.21386328304466" calcext:value-type="float">
            <text:p>3.21386328304466</text:p>
          </table:table-cell>
          <table:table-cell table:formula="of:=LN([.F327])" office:value-type="float" office:value="3.29602203404485" calcext:value-type="float">
            <text:p>3.29602203404485</text:p>
          </table:table-cell>
          <table:table-cell table:formula="of:=LN([.G327])" office:value-type="float" office:value="3.25867329474227" calcext:value-type="float">
            <text:p>3.25867329474227</text:p>
          </table:table-cell>
        </table:table-row>
        <table:table-row table:style-name="ro2">
          <table:table-cell office:value-type="date" office:date-value="1977-03-01" calcext:value-type="date">
            <text:p>mar-77</text:p>
          </table:table-cell>
          <table:table-cell office:value-type="float" office:value="49.6107939802802" calcext:value-type="float">
            <text:p>49.61</text:p>
          </table:table-cell>
          <table:table-cell office:value-type="float" office:value="41.7014122394082" calcext:value-type="float">
            <text:p>41.70</text:p>
          </table:table-cell>
          <table:table-cell office:value-type="float" office:value="12.569060789432" calcext:value-type="float">
            <text:p>12.57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5.99" calcext:value-type="float">
            <text:p>25.99</text:p>
          </table:table-cell>
          <table:table-cell table:formula="of:=LN([.E328])" office:value-type="float" office:value="3.21386328304466" calcext:value-type="float">
            <text:p>3.21386328304466</text:p>
          </table:table-cell>
          <table:table-cell table:formula="of:=LN([.F328])" office:value-type="float" office:value="3.29602203404485" calcext:value-type="float">
            <text:p>3.29602203404485</text:p>
          </table:table-cell>
          <table:table-cell table:formula="of:=LN([.G328])" office:value-type="float" office:value="3.2577118486534" calcext:value-type="float">
            <text:p>3.2577118486534</text:p>
          </table:table-cell>
        </table:table-row>
        <table:table-row table:style-name="ro2">
          <table:table-cell office:value-type="date" office:date-value="1977-04-01" calcext:value-type="date">
            <text:p>abr-77</text:p>
          </table:table-cell>
          <table:table-cell office:value-type="float" office:value="55.9995644599303" calcext:value-type="float">
            <text:p>56.00</text:p>
          </table:table-cell>
          <table:table-cell office:value-type="float" office:value="46.0524527789102" calcext:value-type="float">
            <text:p>46.05</text:p>
          </table:table-cell>
          <table:table-cell office:value-type="float" office:value="12.2420907884562" calcext:value-type="float">
            <text:p>12.2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6.055" calcext:value-type="float">
            <text:p>26.055</text:p>
          </table:table-cell>
          <table:table-cell table:formula="of:=LN([.E329])" office:value-type="float" office:value="3.21386328304466" calcext:value-type="float">
            <text:p>3.21386328304466</text:p>
          </table:table-cell>
          <table:table-cell table:formula="of:=LN([.F329])" office:value-type="float" office:value="3.29602203404485" calcext:value-type="float">
            <text:p>3.29602203404485</text:p>
          </table:table-cell>
          <table:table-cell table:formula="of:=LN([.G329])" office:value-type="float" office:value="3.26020968836118" calcext:value-type="float">
            <text:p>3.26020968836118</text:p>
          </table:table-cell>
        </table:table-row>
        <table:table-row table:style-name="ro2">
          <table:table-cell office:value-type="date" office:date-value="1977-05-01" calcext:value-type="date">
            <text:p>may-77</text:p>
          </table:table-cell>
          <table:table-cell office:value-type="float" office:value="51.8975231210801" calcext:value-type="float">
            <text:p>51.90</text:p>
          </table:table-cell>
          <table:table-cell office:value-type="float" office:value="42.114270668773" calcext:value-type="float">
            <text:p>42.11</text:p>
          </table:table-cell>
          <table:table-cell office:value-type="float" office:value="12.7572016285097" calcext:value-type="float">
            <text:p>12.7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6.015" calcext:value-type="float">
            <text:p>26.015</text:p>
          </table:table-cell>
          <table:table-cell table:formula="of:=LN([.E330])" office:value-type="float" office:value="3.21386328304466" calcext:value-type="float">
            <text:p>3.21386328304466</text:p>
          </table:table-cell>
          <table:table-cell table:formula="of:=LN([.F330])" office:value-type="float" office:value="3.29602203404485" calcext:value-type="float">
            <text:p>3.29602203404485</text:p>
          </table:table-cell>
          <table:table-cell table:formula="of:=LN([.G330])" office:value-type="float" office:value="3.25867329474227" calcext:value-type="float">
            <text:p>3.25867329474227</text:p>
          </table:table-cell>
        </table:table-row>
        <table:table-row table:style-name="ro2">
          <table:table-cell office:value-type="date" office:date-value="1977-06-01" calcext:value-type="date">
            <text:p>jun-77</text:p>
          </table:table-cell>
          <table:table-cell office:value-type="float" office:value="46.5630362370041" calcext:value-type="float">
            <text:p>46.56</text:p>
          </table:table-cell>
          <table:table-cell office:value-type="float" office:value="42.332361516035" calcext:value-type="float">
            <text:p>42.33</text:p>
          </table:table-cell>
          <table:table-cell office:value-type="float" office:value="13.797814213978" calcext:value-type="float">
            <text:p>13.8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005" calcext:value-type="float">
            <text:p>27.005</text:p>
          </table:table-cell>
          <table:table-cell office:value-type="float" office:value="26.13" calcext:value-type="float">
            <text:p>26.13</text:p>
          </table:table-cell>
          <table:table-cell table:formula="of:=LN([.E331])" office:value-type="float" office:value="3.21386328304466" calcext:value-type="float">
            <text:p>3.21386328304466</text:p>
          </table:table-cell>
          <table:table-cell table:formula="of:=LN([.F331])" office:value-type="float" office:value="3.29602203404485" calcext:value-type="float">
            <text:p>3.29602203404485</text:p>
          </table:table-cell>
          <table:table-cell table:formula="of:=LN([.G331])" office:value-type="float" office:value="3.26308407953252" calcext:value-type="float">
            <text:p>3.26308407953252</text:p>
          </table:table-cell>
        </table:table-row>
        <table:table-row table:style-name="ro2">
          <table:table-cell office:value-type="date" office:date-value="1977-07-01" calcext:value-type="date">
            <text:p>jul-77</text:p>
          </table:table-cell>
          <table:table-cell office:value-type="float" office:value="44.6808510638298" calcext:value-type="float">
            <text:p>44.68</text:p>
          </table:table-cell>
          <table:table-cell office:value-type="float" office:value="43.9844679651782" calcext:value-type="float">
            <text:p>43.98</text:p>
          </table:table-cell>
          <table:table-cell office:value-type="float" office:value="14.4611186896856" calcext:value-type="float">
            <text:p>14.4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5" calcext:value-type="float">
            <text:p>26.955</text:p>
          </table:table-cell>
          <table:table-cell office:value-type="float" office:value="26.23" calcext:value-type="float">
            <text:p>26.23</text:p>
          </table:table-cell>
          <table:table-cell table:formula="of:=LN([.E332])" office:value-type="float" office:value="3.21386328304466" calcext:value-type="float">
            <text:p>3.21386328304466</text:p>
          </table:table-cell>
          <table:table-cell table:formula="of:=LN([.F332])" office:value-type="float" office:value="3.29416880890363" calcext:value-type="float">
            <text:p>3.29416880890363</text:p>
          </table:table-cell>
          <table:table-cell table:formula="of:=LN([.G332])" office:value-type="float" office:value="3.26690379387878" calcext:value-type="float">
            <text:p>3.26690379387878</text:p>
          </table:table-cell>
        </table:table-row>
        <table:table-row table:style-name="ro2">
          <table:table-cell office:value-type="date" office:date-value="1977-08-01" calcext:value-type="date">
            <text:p>ago-77</text:p>
          </table:table-cell>
          <table:table-cell office:value-type="float" office:value="28.261242705115" calcext:value-type="float">
            <text:p>28.26</text:p>
          </table:table-cell>
          <table:table-cell office:value-type="float" office:value="38.484634404804" calcext:value-type="float">
            <text:p>38.48</text:p>
          </table:table-cell>
          <table:table-cell office:value-type="float" office:value="12.6666666603935" calcext:value-type="float">
            <text:p>12.67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5" calcext:value-type="float">
            <text:p>26.955</text:p>
          </table:table-cell>
          <table:table-cell office:value-type="float" office:value="27.06" calcext:value-type="float">
            <text:p>27.06</text:p>
          </table:table-cell>
          <table:table-cell table:formula="of:=LN([.E333])" office:value-type="float" office:value="3.21386328304466" calcext:value-type="float">
            <text:p>3.21386328304466</text:p>
          </table:table-cell>
          <table:table-cell table:formula="of:=LN([.F333])" office:value-type="float" office:value="3.29416880890363" calcext:value-type="float">
            <text:p>3.29416880890363</text:p>
          </table:table-cell>
          <table:table-cell table:formula="of:=LN([.G333])" office:value-type="float" office:value="3.29805662274264" calcext:value-type="float">
            <text:p>3.29805662274264</text:p>
          </table:table-cell>
        </table:table-row>
        <table:table-row table:style-name="ro2">
          <table:table-cell office:value-type="date" office:date-value="1977-09-01" calcext:value-type="date">
            <text:p>sep-77</text:p>
          </table:table-cell>
          <table:table-cell office:value-type="float" office:value="27.406337609379" calcext:value-type="float">
            <text:p>27.41</text:p>
          </table:table-cell>
          <table:table-cell office:value-type="float" office:value="38.0088673921806" calcext:value-type="float">
            <text:p>38.01</text:p>
          </table:table-cell>
          <table:table-cell office:value-type="float" office:value="11.417322827591" calcext:value-type="float">
            <text:p>11.4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775" calcext:value-type="float">
            <text:p>26.775</text:p>
          </table:table-cell>
          <table:table-cell office:value-type="float" office:value="27.255" calcext:value-type="float">
            <text:p>27.255</text:p>
          </table:table-cell>
          <table:table-cell table:formula="of:=LN([.E334])" office:value-type="float" office:value="3.21386328304466" calcext:value-type="float">
            <text:p>3.21386328304466</text:p>
          </table:table-cell>
          <table:table-cell table:formula="of:=LN([.F334])" office:value-type="float" office:value="3.28746861633381" calcext:value-type="float">
            <text:p>3.28746861633381</text:p>
          </table:table-cell>
          <table:table-cell table:formula="of:=LN([.G334])" office:value-type="float" office:value="3.30523699051624" calcext:value-type="float">
            <text:p>3.30523699051624</text:p>
          </table:table-cell>
        </table:table-row>
        <table:table-row table:style-name="ro2">
          <table:table-cell office:value-type="date" office:date-value="1977-10-01" calcext:value-type="date">
            <text:p>oct-77</text:p>
          </table:table-cell>
          <table:table-cell office:value-type="float" office:value="32.2007012856904" calcext:value-type="float">
            <text:p>32.20</text:p>
          </table:table-cell>
          <table:table-cell office:value-type="float" office:value="34.3092508070801" calcext:value-type="float">
            <text:p>34.31</text:p>
          </table:table-cell>
          <table:table-cell office:value-type="float" office:value="13.4210526323227" calcext:value-type="float">
            <text:p>13.4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805" calcext:value-type="float">
            <text:p>26.805</text:p>
          </table:table-cell>
          <table:table-cell office:value-type="float" office:value="26.82" calcext:value-type="float">
            <text:p>26.82</text:p>
          </table:table-cell>
          <table:table-cell table:formula="of:=LN([.E335])" office:value-type="float" office:value="3.21386328304466" calcext:value-type="float">
            <text:p>3.21386328304466</text:p>
          </table:table-cell>
          <table:table-cell table:formula="of:=LN([.F335])" office:value-type="float" office:value="3.2885884372795" calcext:value-type="float">
            <text:p>3.2885884372795</text:p>
          </table:table-cell>
          <table:table-cell table:formula="of:=LN([.G335])" office:value-type="float" office:value="3.28914787785353" calcext:value-type="float">
            <text:p>3.28914787785353</text:p>
          </table:table-cell>
        </table:table-row>
        <table:table-row table:style-name="ro2">
          <table:table-cell office:value-type="date" office:date-value="1977-11-01" calcext:value-type="date">
            <text:p>nov-77</text:p>
          </table:table-cell>
          <table:table-cell office:value-type="float" office:value="21.9825166412704" calcext:value-type="float">
            <text:p>21.98</text:p>
          </table:table-cell>
          <table:table-cell office:value-type="float" office:value="30.7960706425466" calcext:value-type="float">
            <text:p>30.80</text:p>
          </table:table-cell>
          <table:table-cell office:value-type="float" office:value="13.8421733672199" calcext:value-type="float">
            <text:p>13.8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805" calcext:value-type="float">
            <text:p>26.805</text:p>
          </table:table-cell>
          <table:table-cell office:value-type="float" office:value="26.63" calcext:value-type="float">
            <text:p>26.63</text:p>
          </table:table-cell>
          <table:table-cell table:formula="of:=LN([.E336])" office:value-type="float" office:value="3.21386328304466" calcext:value-type="float">
            <text:p>3.21386328304466</text:p>
          </table:table-cell>
          <table:table-cell table:formula="of:=LN([.F336])" office:value-type="float" office:value="3.2885884372795" calcext:value-type="float">
            <text:p>3.2885884372795</text:p>
          </table:table-cell>
          <table:table-cell table:formula="of:=LN([.G336])" office:value-type="float" office:value="3.28203839982584" calcext:value-type="float">
            <text:p>3.28203839982584</text:p>
          </table:table-cell>
        </table:table-row>
        <table:table-row table:style-name="ro2">
          <table:table-cell office:value-type="date" office:date-value="1977-12-01" calcext:value-type="date">
            <text:p>dic-77</text:p>
          </table:table-cell>
          <table:table-cell office:value-type="float" office:value="11.3311663768992" calcext:value-type="float">
            <text:p>11.33</text:p>
          </table:table-cell>
          <table:table-cell office:value-type="float" office:value="27.5596369009922" calcext:value-type="float">
            <text:p>27.56</text:p>
          </table:table-cell>
          <table:table-cell office:value-type="float" office:value="13.4930643286675" calcext:value-type="float">
            <text:p>13.49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805" calcext:value-type="float">
            <text:p>26.805</text:p>
          </table:table-cell>
          <table:table-cell office:value-type="float" office:value="26.745" calcext:value-type="float">
            <text:p>26.745</text:p>
          </table:table-cell>
          <table:table-cell table:formula="of:=LN([.E337])" office:value-type="float" office:value="3.21386328304466" calcext:value-type="float">
            <text:p>3.21386328304466</text:p>
          </table:table-cell>
          <table:table-cell table:formula="of:=LN([.F337])" office:value-type="float" office:value="3.2885884372795" calcext:value-type="float">
            <text:p>3.2885884372795</text:p>
          </table:table-cell>
          <table:table-cell table:formula="of:=LN([.G337])" office:value-type="float" office:value="3.28634753998321" calcext:value-type="float">
            <text:p>3.28634753998321</text:p>
          </table:table-cell>
        </table:table-row>
        <table:table-row table:style-name="ro2">
          <table:table-cell office:value-type="date" office:date-value="1978-01-01" calcext:value-type="date">
            <text:p>ene-78</text:p>
          </table:table-cell>
          <table:table-cell office:value-type="float" office:value="9.16628976330469" calcext:value-type="float">
            <text:p>9.17</text:p>
          </table:table-cell>
          <table:table-cell office:value-type="float" office:value="18.65776528461" calcext:value-type="float">
            <text:p>18.66</text:p>
          </table:table-cell>
          <table:table-cell office:value-type="float" office:value="12.2961104144875" calcext:value-type="float">
            <text:p>12.3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295" calcext:value-type="float">
            <text:p>26.295</text:p>
          </table:table-cell>
          <table:table-cell office:value-type="float" office:value="26.01" calcext:value-type="float">
            <text:p>26.01</text:p>
          </table:table-cell>
          <table:table-cell table:formula="of:=LN([.E338])" office:value-type="float" office:value="3.21386328304466" calcext:value-type="float">
            <text:p>3.21386328304466</text:p>
          </table:table-cell>
          <table:table-cell table:formula="of:=LN([.F338])" office:value-type="float" office:value="3.26937880704131" calcext:value-type="float">
            <text:p>3.26937880704131</text:p>
          </table:table-cell>
          <table:table-cell table:formula="of:=LN([.G338])" office:value-type="float" office:value="3.25848107946056" calcext:value-type="float">
            <text:p>3.25848107946056</text:p>
          </table:table-cell>
        </table:table-row>
        <table:table-row table:style-name="ro2">
          <table:table-cell office:value-type="date" office:date-value="1978-02-01" calcext:value-type="date">
            <text:p>feb-78</text:p>
          </table:table-cell>
          <table:table-cell office:value-type="float" office:value="9.80937521199376" calcext:value-type="float">
            <text:p>9.81</text:p>
          </table:table-cell>
          <table:table-cell office:value-type="float" office:value="27.3265692509345" calcext:value-type="float">
            <text:p>27.33</text:p>
          </table:table-cell>
          <table:table-cell office:value-type="float" office:value="12.422360258509" calcext:value-type="float">
            <text:p>12.4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" calcext:value-type="float">
            <text:p>26.3</text:p>
          </table:table-cell>
          <table:table-cell office:value-type="float" office:value="26.015" calcext:value-type="float">
            <text:p>26.015</text:p>
          </table:table-cell>
          <table:table-cell table:formula="of:=LN([.E339])" office:value-type="float" office:value="3.21386328304466" calcext:value-type="float">
            <text:p>3.21386328304466</text:p>
          </table:table-cell>
          <table:table-cell table:formula="of:=LN([.F339])" office:value-type="float" office:value="3.26956893918372" calcext:value-type="float">
            <text:p>3.26956893918372</text:p>
          </table:table-cell>
          <table:table-cell table:formula="of:=LN([.G339])" office:value-type="float" office:value="3.25867329474227" calcext:value-type="float">
            <text:p>3.25867329474227</text:p>
          </table:table-cell>
        </table:table-row>
        <table:table-row table:style-name="ro2">
          <table:table-cell office:value-type="date" office:date-value="1978-03-01" calcext:value-type="date">
            <text:p>mar-78</text:p>
          </table:table-cell>
          <table:table-cell office:value-type="float" office:value="16.4273326396115" calcext:value-type="float">
            <text:p>16.43</text:p>
          </table:table-cell>
          <table:table-cell office:value-type="float" office:value="20.0322718428172" calcext:value-type="float">
            <text:p>20.03</text:p>
          </table:table-cell>
          <table:table-cell office:value-type="float" office:value="13.2515337328614" calcext:value-type="float">
            <text:p>13.25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1" calcext:value-type="float">
            <text:p>26.1</text:p>
          </table:table-cell>
          <table:table-cell office:value-type="float" office:value="25.99" calcext:value-type="float">
            <text:p>25.99</text:p>
          </table:table-cell>
          <table:table-cell table:formula="of:=LN([.E340])" office:value-type="float" office:value="3.21386328304466" calcext:value-type="float">
            <text:p>3.21386328304466</text:p>
          </table:table-cell>
          <table:table-cell table:formula="of:=LN([.F340])" office:value-type="float" office:value="3.26193531432865" calcext:value-type="float">
            <text:p>3.26193531432865</text:p>
          </table:table-cell>
          <table:table-cell table:formula="of:=LN([.G340])" office:value-type="float" office:value="3.2577118486534" calcext:value-type="float">
            <text:p>3.2577118486534</text:p>
          </table:table-cell>
        </table:table-row>
        <table:table-row table:style-name="ro2">
          <table:table-cell office:value-type="date" office:date-value="1978-04-01" calcext:value-type="date">
            <text:p>abr-78</text:p>
          </table:table-cell>
          <table:table-cell office:value-type="float" office:value="17.1843372653033" calcext:value-type="float">
            <text:p>17.18</text:p>
          </table:table-cell>
          <table:table-cell office:value-type="float" office:value="17.8963528098251" calcext:value-type="float">
            <text:p>17.90</text:p>
          </table:table-cell>
          <table:table-cell office:value-type="float" office:value="14.2156862663995" calcext:value-type="float">
            <text:p>14.2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1" calcext:value-type="float">
            <text:p>26.1</text:p>
          </table:table-cell>
          <table:table-cell office:value-type="float" office:value="26.055" calcext:value-type="float">
            <text:p>26.055</text:p>
          </table:table-cell>
          <table:table-cell table:formula="of:=LN([.E341])" office:value-type="float" office:value="3.21386328304466" calcext:value-type="float">
            <text:p>3.21386328304466</text:p>
          </table:table-cell>
          <table:table-cell table:formula="of:=LN([.F341])" office:value-type="float" office:value="3.26193531432865" calcext:value-type="float">
            <text:p>3.26193531432865</text:p>
          </table:table-cell>
          <table:table-cell table:formula="of:=LN([.G341])" office:value-type="float" office:value="3.26020968836118" calcext:value-type="float">
            <text:p>3.26020968836118</text:p>
          </table:table-cell>
        </table:table-row>
        <table:table-row table:style-name="ro2">
          <table:table-cell office:value-type="date" office:date-value="1978-05-01" calcext:value-type="date">
            <text:p>may-78</text:p>
          </table:table-cell>
          <table:table-cell office:value-type="float" office:value="18.7206942403247" calcext:value-type="float">
            <text:p>18.72</text:p>
          </table:table-cell>
          <table:table-cell office:value-type="float" office:value="18.3186660490968" calcext:value-type="float">
            <text:p>18.32</text:p>
          </table:table-cell>
          <table:table-cell office:value-type="float" office:value="14.9635036668686" calcext:value-type="float">
            <text:p>14.9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1" calcext:value-type="float">
            <text:p>26.1</text:p>
          </table:table-cell>
          <table:table-cell office:value-type="float" office:value="26.015" calcext:value-type="float">
            <text:p>26.015</text:p>
          </table:table-cell>
          <table:table-cell table:formula="of:=LN([.E342])" office:value-type="float" office:value="3.21386328304466" calcext:value-type="float">
            <text:p>3.21386328304466</text:p>
          </table:table-cell>
          <table:table-cell table:formula="of:=LN([.F342])" office:value-type="float" office:value="3.26193531432865" calcext:value-type="float">
            <text:p>3.26193531432865</text:p>
          </table:table-cell>
          <table:table-cell table:formula="of:=LN([.G342])" office:value-type="float" office:value="3.25867329474227" calcext:value-type="float">
            <text:p>3.25867329474227</text:p>
          </table:table-cell>
        </table:table-row>
        <table:table-row table:style-name="ro2">
          <table:table-cell office:value-type="date" office:date-value="1978-06-01" calcext:value-type="date">
            <text:p>jun-78</text:p>
          </table:table-cell>
          <table:table-cell office:value-type="float" office:value="18.6501377410468" calcext:value-type="float">
            <text:p>18.65</text:p>
          </table:table-cell>
          <table:table-cell office:value-type="float" office:value="16.3958304884155" calcext:value-type="float">
            <text:p>16.40</text:p>
          </table:table-cell>
          <table:table-cell office:value-type="float" office:value="14.7659063602898" calcext:value-type="float">
            <text:p>14.77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1" calcext:value-type="float">
            <text:p>26.1</text:p>
          </table:table-cell>
          <table:table-cell office:value-type="float" office:value="26.13" calcext:value-type="float">
            <text:p>26.13</text:p>
          </table:table-cell>
          <table:table-cell table:formula="of:=LN([.E343])" office:value-type="float" office:value="3.21386328304466" calcext:value-type="float">
            <text:p>3.21386328304466</text:p>
          </table:table-cell>
          <table:table-cell table:formula="of:=LN([.F343])" office:value-type="float" office:value="3.26193531432865" calcext:value-type="float">
            <text:p>3.26193531432865</text:p>
          </table:table-cell>
          <table:table-cell table:formula="of:=LN([.G343])" office:value-type="float" office:value="3.26308407953252" calcext:value-type="float">
            <text:p>3.26308407953252</text:p>
          </table:table-cell>
        </table:table-row>
        <table:table-row table:style-name="ro2">
          <table:table-cell office:value-type="date" office:date-value="1978-07-01" calcext:value-type="date">
            <text:p>jul-78</text:p>
          </table:table-cell>
          <table:table-cell office:value-type="float" office:value="16.9387479762547" calcext:value-type="float">
            <text:p>16.94</text:p>
          </table:table-cell>
          <table:table-cell office:value-type="float" office:value="12.8012179208352" calcext:value-type="float">
            <text:p>12.80</text:p>
          </table:table-cell>
          <table:table-cell office:value-type="float" office:value="14.5411203822346" calcext:value-type="float">
            <text:p>14.5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16" calcext:value-type="float">
            <text:p>26.16</text:p>
          </table:table-cell>
          <table:table-cell office:value-type="float" office:value="26.23" calcext:value-type="float">
            <text:p>26.23</text:p>
          </table:table-cell>
          <table:table-cell table:formula="of:=LN([.E344])" office:value-type="float" office:value="3.21386328304466" calcext:value-type="float">
            <text:p>3.21386328304466</text:p>
          </table:table-cell>
          <table:table-cell table:formula="of:=LN([.F344])" office:value-type="float" office:value="3.264231526589" calcext:value-type="float">
            <text:p>3.264231526589</text:p>
          </table:table-cell>
          <table:table-cell table:formula="of:=LN([.G344])" office:value-type="float" office:value="3.26690379387878" calcext:value-type="float">
            <text:p>3.26690379387878</text:p>
          </table:table-cell>
        </table:table-row>
        <table:table-row table:style-name="ro2">
          <table:table-cell office:value-type="date" office:date-value="1978-08-01" calcext:value-type="date">
            <text:p>ago-78</text:p>
          </table:table-cell>
          <table:table-cell office:value-type="float" office:value="17.8855804616929" calcext:value-type="float">
            <text:p>17.89</text:p>
          </table:table-cell>
          <table:table-cell office:value-type="float" office:value="13.2040981167368" calcext:value-type="float">
            <text:p>13.20</text:p>
          </table:table-cell>
          <table:table-cell office:value-type="float" office:value="14.7928994151597" calcext:value-type="float">
            <text:p>14.79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5" calcext:value-type="float">
            <text:p>26.35</text:p>
          </table:table-cell>
          <table:table-cell office:value-type="float" office:value="27.06" calcext:value-type="float">
            <text:p>27.06</text:p>
          </table:table-cell>
          <table:table-cell table:formula="of:=LN([.E345])" office:value-type="float" office:value="3.21386328304466" calcext:value-type="float">
            <text:p>3.21386328304466</text:p>
          </table:table-cell>
          <table:table-cell table:formula="of:=LN([.F345])" office:value-type="float" office:value="3.27146827498737" calcext:value-type="float">
            <text:p>3.27146827498737</text:p>
          </table:table-cell>
          <table:table-cell table:formula="of:=LN([.G345])" office:value-type="float" office:value="3.29805662274264" calcext:value-type="float">
            <text:p>3.29805662274264</text:p>
          </table:table-cell>
        </table:table-row>
        <table:table-row table:style-name="ro2">
          <table:table-cell office:value-type="date" office:date-value="1978-09-01" calcext:value-type="date">
            <text:p>sep-78</text:p>
          </table:table-cell>
          <table:table-cell office:value-type="float" office:value="16.6433286657331" calcext:value-type="float">
            <text:p>16.64</text:p>
          </table:table-cell>
          <table:table-cell office:value-type="float" office:value="13.2259679572764" calcext:value-type="float">
            <text:p>13.23</text:p>
          </table:table-cell>
          <table:table-cell office:value-type="float" office:value="14.8409894016559" calcext:value-type="float">
            <text:p>14.8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5" calcext:value-type="float">
            <text:p>26.35</text:p>
          </table:table-cell>
          <table:table-cell office:value-type="float" office:value="27.255" calcext:value-type="float">
            <text:p>27.255</text:p>
          </table:table-cell>
          <table:table-cell table:formula="of:=LN([.E346])" office:value-type="float" office:value="3.21386328304466" calcext:value-type="float">
            <text:p>3.21386328304466</text:p>
          </table:table-cell>
          <table:table-cell table:formula="of:=LN([.F346])" office:value-type="float" office:value="3.27146827498737" calcext:value-type="float">
            <text:p>3.27146827498737</text:p>
          </table:table-cell>
          <table:table-cell table:formula="of:=LN([.G346])" office:value-type="float" office:value="3.30523699051624" calcext:value-type="float">
            <text:p>3.30523699051624</text:p>
          </table:table-cell>
        </table:table-row>
        <table:table-row table:style-name="ro2">
          <table:table-cell office:value-type="date" office:date-value="1978-10-01" calcext:value-type="date">
            <text:p>oct-78</text:p>
          </table:table-cell>
          <table:table-cell office:value-type="float" office:value="13.5143669087465" calcext:value-type="float">
            <text:p>13.51</text:p>
          </table:table-cell>
          <table:table-cell office:value-type="float" office:value="10.8951512639867" calcext:value-type="float">
            <text:p>10.90</text:p>
          </table:table-cell>
          <table:table-cell office:value-type="float" office:value="12.7610208829919" calcext:value-type="float">
            <text:p>12.7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5" calcext:value-type="float">
            <text:p>26.35</text:p>
          </table:table-cell>
          <table:table-cell office:value-type="float" office:value="26.82" calcext:value-type="float">
            <text:p>26.82</text:p>
          </table:table-cell>
          <table:table-cell table:formula="of:=LN([.E347])" office:value-type="float" office:value="3.21386328304466" calcext:value-type="float">
            <text:p>3.21386328304466</text:p>
          </table:table-cell>
          <table:table-cell table:formula="of:=LN([.F347])" office:value-type="float" office:value="3.27146827498737" calcext:value-type="float">
            <text:p>3.27146827498737</text:p>
          </table:table-cell>
          <table:table-cell table:formula="of:=LN([.G347])" office:value-type="float" office:value="3.28914787785353" calcext:value-type="float">
            <text:p>3.28914787785353</text:p>
          </table:table-cell>
        </table:table-row>
        <table:table-row table:style-name="ro2">
          <table:table-cell office:value-type="date" office:date-value="1978-11-01" calcext:value-type="date">
            <text:p>nov-78</text:p>
          </table:table-cell>
          <table:table-cell office:value-type="float" office:value="16.6798159105851" calcext:value-type="float">
            <text:p>16.68</text:p>
          </table:table-cell>
          <table:table-cell office:value-type="float" office:value="9.72666830829845" calcext:value-type="float">
            <text:p>9.73</text:p>
          </table:table-cell>
          <table:table-cell office:value-type="float" office:value="11.8181818089894" calcext:value-type="float">
            <text:p>11.8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5" calcext:value-type="float">
            <text:p>26.35</text:p>
          </table:table-cell>
          <table:table-cell office:value-type="float" office:value="26.63" calcext:value-type="float">
            <text:p>26.63</text:p>
          </table:table-cell>
          <table:table-cell table:formula="of:=LN([.E348])" office:value-type="float" office:value="3.21386328304466" calcext:value-type="float">
            <text:p>3.21386328304466</text:p>
          </table:table-cell>
          <table:table-cell table:formula="of:=LN([.F348])" office:value-type="float" office:value="3.27146827498737" calcext:value-type="float">
            <text:p>3.27146827498737</text:p>
          </table:table-cell>
          <table:table-cell table:formula="of:=LN([.G348])" office:value-type="float" office:value="3.28203839982584" calcext:value-type="float">
            <text:p>3.28203839982584</text:p>
          </table:table-cell>
        </table:table-row>
        <table:table-row table:style-name="ro2">
          <table:table-cell office:value-type="date" office:date-value="1978-12-01" calcext:value-type="date">
            <text:p>dic-78</text:p>
          </table:table-cell>
          <table:table-cell office:value-type="float" office:value="17.1917436175991" calcext:value-type="float">
            <text:p>17.19</text:p>
          </table:table-cell>
          <table:table-cell office:value-type="float" office:value="10.8233347124534" calcext:value-type="float">
            <text:p>10.82</text:p>
          </table:table-cell>
          <table:table-cell office:value-type="float" office:value="9.55555555354786" calcext:value-type="float">
            <text:p>9.5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5" calcext:value-type="float">
            <text:p>26.35</text:p>
          </table:table-cell>
          <table:table-cell office:value-type="float" office:value="26.745" calcext:value-type="float">
            <text:p>26.745</text:p>
          </table:table-cell>
          <table:table-cell table:formula="of:=LN([.E349])" office:value-type="float" office:value="3.21386328304466" calcext:value-type="float">
            <text:p>3.21386328304466</text:p>
          </table:table-cell>
          <table:table-cell table:formula="of:=LN([.F349])" office:value-type="float" office:value="3.27146827498737" calcext:value-type="float">
            <text:p>3.27146827498737</text:p>
          </table:table-cell>
          <table:table-cell table:formula="of:=LN([.G349])" office:value-type="float" office:value="3.28634753998321" calcext:value-type="float">
            <text:p>3.28634753998321</text:p>
          </table:table-cell>
        </table:table-row>
        <table:table-row table:style-name="ro2">
          <table:table-cell office:value-type="date" office:date-value="1979-01-01" calcext:value-type="date">
            <text:p>ene-79</text:p>
          </table:table-cell>
          <table:table-cell office:value-type="float" office:value="17.9602264880541" calcext:value-type="float">
            <text:p>17.96</text:p>
          </table:table-cell>
          <table:table-cell office:value-type="float" office:value="12.3566986759169" calcext:value-type="float">
            <text:p>12.36</text:p>
          </table:table-cell>
          <table:table-cell office:value-type="float" office:value="11.620111741305" calcext:value-type="float">
            <text:p>11.6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table:formula="of:=LN([.E350])" office:value-type="float" office:value="3.21386328304466" calcext:value-type="float">
            <text:p>3.21386328304466</text:p>
          </table:table-cell>
          <table:table-cell table:formula="of:=LN([.F350])" office:value-type="float" office:value="3.26956893918372" calcext:value-type="float">
            <text:p>3.26956893918372</text:p>
          </table:table-cell>
          <table:table-cell table:formula="of:=LN([.G350])" office:value-type="float" office:value="3.29583686600433" calcext:value-type="float">
            <text:p>3.29583686600433</text:p>
          </table:table-cell>
        </table:table-row>
        <table:table-row table:style-name="ro2">
          <table:table-cell office:value-type="date" office:date-value="1979-02-01" calcext:value-type="date">
            <text:p>feb-79</text:p>
          </table:table-cell>
          <table:table-cell office:value-type="float" office:value="24.705010193365" calcext:value-type="float">
            <text:p>24.71</text:p>
          </table:table-cell>
          <table:table-cell office:value-type="float" office:value="14.0956229983224" calcext:value-type="float">
            <text:p>14.10</text:p>
          </table:table-cell>
          <table:table-cell office:value-type="float" office:value="10.718232047683" calcext:value-type="float">
            <text:p>10.7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3" calcext:value-type="float">
            <text:p>26.3</text:p>
          </table:table-cell>
          <table:table-cell office:value-type="float" office:value="27.17" calcext:value-type="float">
            <text:p>27.17</text:p>
          </table:table-cell>
          <table:table-cell table:formula="of:=LN([.E351])" office:value-type="float" office:value="3.21386328304466" calcext:value-type="float">
            <text:p>3.21386328304466</text:p>
          </table:table-cell>
          <table:table-cell table:formula="of:=LN([.F351])" office:value-type="float" office:value="3.26956893918372" calcext:value-type="float">
            <text:p>3.26956893918372</text:p>
          </table:table-cell>
          <table:table-cell table:formula="of:=LN([.G351])" office:value-type="float" office:value="3.30211342343826" calcext:value-type="float">
            <text:p>3.30211342343826</text:p>
          </table:table-cell>
        </table:table-row>
        <table:table-row table:style-name="ro2">
          <table:table-cell office:value-type="date" office:date-value="1979-03-01" calcext:value-type="date">
            <text:p>mar-79</text:p>
          </table:table-cell>
          <table:table-cell office:value-type="float" office:value="7.69230769230769" calcext:value-type="float">
            <text:p>7.69</text:p>
          </table:table-cell>
          <table:table-cell office:value-type="float" office:value="13.0041119721651" calcext:value-type="float">
            <text:p>13.00</text:p>
          </table:table-cell>
          <table:table-cell office:value-type="float" office:value="10.4008667471067" calcext:value-type="float">
            <text:p>10.4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65" calcext:value-type="float">
            <text:p>26.65</text:p>
          </table:table-cell>
          <table:table-cell office:value-type="float" office:value="27.7" calcext:value-type="float">
            <text:p>27.7</text:p>
          </table:table-cell>
          <table:table-cell table:formula="of:=LN([.E352])" office:value-type="float" office:value="3.21386328304466" calcext:value-type="float">
            <text:p>3.21386328304466</text:p>
          </table:table-cell>
          <table:table-cell table:formula="of:=LN([.F352])" office:value-type="float" office:value="3.28278915061185" calcext:value-type="float">
            <text:p>3.28278915061185</text:p>
          </table:table-cell>
          <table:table-cell table:formula="of:=LN([.G352])" office:value-type="float" office:value="3.32143241319329" calcext:value-type="float">
            <text:p>3.32143241319329</text:p>
          </table:table-cell>
        </table:table-row>
        <table:table-row table:style-name="ro2">
          <table:table-cell office:value-type="date" office:date-value="1979-04-01" calcext:value-type="date">
            <text:p>abr-79</text:p>
          </table:table-cell>
          <table:table-cell office:value-type="float" office:value="7.0701054261719" calcext:value-type="float">
            <text:p>7.07</text:p>
          </table:table-cell>
          <table:table-cell office:value-type="float" office:value="13.0489681568875" calcext:value-type="float">
            <text:p>13.05</text:p>
          </table:table-cell>
          <table:table-cell office:value-type="float" office:value="10.6223176094246" calcext:value-type="float">
            <text:p>10.6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7.255" calcext:value-type="float">
            <text:p>27.255</text:p>
          </table:table-cell>
          <table:table-cell office:value-type="float" office:value="28.195" calcext:value-type="float">
            <text:p>28.195</text:p>
          </table:table-cell>
          <table:table-cell table:formula="of:=LN([.E353])" office:value-type="float" office:value="3.21386328304466" calcext:value-type="float">
            <text:p>3.21386328304466</text:p>
          </table:table-cell>
          <table:table-cell table:formula="of:=LN([.F353])" office:value-type="float" office:value="3.30523699051624" calcext:value-type="float">
            <text:p>3.30523699051624</text:p>
          </table:table-cell>
          <table:table-cell table:formula="of:=LN([.G353])" office:value-type="float" office:value="3.33914465725915" calcext:value-type="float">
            <text:p>3.33914465725915</text:p>
          </table:table-cell>
        </table:table-row>
        <table:table-row table:style-name="ro2">
          <table:table-cell office:value-type="date" office:date-value="1979-05-01" calcext:value-type="date">
            <text:p>may-79</text:p>
          </table:table-cell>
          <table:table-cell office:value-type="float" office:value="5.29945767507662" calcext:value-type="float">
            <text:p>5.30</text:p>
          </table:table-cell>
          <table:table-cell office:value-type="float" office:value="12.8048541789" calcext:value-type="float">
            <text:p>12.80</text:p>
          </table:table-cell>
          <table:table-cell office:value-type="float" office:value="11.2169312165533" calcext:value-type="float">
            <text:p>11.2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86" calcext:value-type="float">
            <text:p>26.86</text:p>
          </table:table-cell>
          <table:table-cell office:value-type="float" office:value="28.12" calcext:value-type="float">
            <text:p>28.12</text:p>
          </table:table-cell>
          <table:table-cell table:formula="of:=LN([.E354])" office:value-type="float" office:value="3.21386328304466" calcext:value-type="float">
            <text:p>3.21386328304466</text:p>
          </table:table-cell>
          <table:table-cell table:formula="of:=LN([.F354])" office:value-type="float" office:value="3.29063819109509" calcext:value-type="float">
            <text:p>3.29063819109509</text:p>
          </table:table-cell>
          <table:table-cell table:formula="of:=LN([.G354])" office:value-type="float" office:value="3.33648106694246" calcext:value-type="float">
            <text:p>3.33648106694246</text:p>
          </table:table-cell>
        </table:table-row>
        <table:table-row table:style-name="ro2">
          <table:table-cell office:value-type="date" office:date-value="1979-06-01" calcext:value-type="date">
            <text:p>jun-79</text:p>
          </table:table-cell>
          <table:table-cell office:value-type="float" office:value="8.14952403064779" calcext:value-type="float">
            <text:p>8.15</text:p>
          </table:table-cell>
          <table:table-cell office:value-type="float" office:value="13.0812248249971" calcext:value-type="float">
            <text:p>13.08</text:p>
          </table:table-cell>
          <table:table-cell office:value-type="float" office:value="9.93723850570947" calcext:value-type="float">
            <text:p>9.9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86" calcext:value-type="float">
            <text:p>26.86</text:p>
          </table:table-cell>
          <table:table-cell office:value-type="float" office:value="28.05" calcext:value-type="float">
            <text:p>28.05</text:p>
          </table:table-cell>
          <table:table-cell table:formula="of:=LN([.E355])" office:value-type="float" office:value="3.21386328304466" calcext:value-type="float">
            <text:p>3.21386328304466</text:p>
          </table:table-cell>
          <table:table-cell table:formula="of:=LN([.F355])" office:value-type="float" office:value="3.29063819109509" calcext:value-type="float">
            <text:p>3.29063819109509</text:p>
          </table:table-cell>
          <table:table-cell table:formula="of:=LN([.G355])" office:value-type="float" office:value="3.33398863196871" calcext:value-type="float">
            <text:p>3.33398863196871</text:p>
          </table:table-cell>
        </table:table-row>
        <table:table-row table:style-name="ro2">
          <table:table-cell office:value-type="date" office:date-value="1979-07-01" calcext:value-type="date">
            <text:p>jul-79</text:p>
          </table:table-cell>
          <table:table-cell office:value-type="float" office:value="5.91289299105855" calcext:value-type="float">
            <text:p>5.91</text:p>
          </table:table-cell>
          <table:table-cell office:value-type="float" office:value="12.4590290363629" calcext:value-type="float">
            <text:p>12.46</text:p>
          </table:table-cell>
          <table:table-cell office:value-type="float" office:value="11.1342351672773" calcext:value-type="float">
            <text:p>11.13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86" calcext:value-type="float">
            <text:p>26.86</text:p>
          </table:table-cell>
          <table:table-cell office:value-type="float" office:value="28.29" calcext:value-type="float">
            <text:p>28.29</text:p>
          </table:table-cell>
          <table:table-cell table:formula="of:=LN([.E356])" office:value-type="float" office:value="3.21386328304466" calcext:value-type="float">
            <text:p>3.21386328304466</text:p>
          </table:table-cell>
          <table:table-cell table:formula="of:=LN([.F356])" office:value-type="float" office:value="3.29063819109509" calcext:value-type="float">
            <text:p>3.29063819109509</text:p>
          </table:table-cell>
          <table:table-cell table:formula="of:=LN([.G356])" office:value-type="float" office:value="3.34250838531348" calcext:value-type="float">
            <text:p>3.34250838531348</text:p>
          </table:table-cell>
        </table:table-row>
        <table:table-row table:style-name="ro2">
          <table:table-cell office:value-type="date" office:date-value="1979-08-01" calcext:value-type="date">
            <text:p>ago-79</text:p>
          </table:table-cell>
          <table:table-cell office:value-type="float" office:value="11.9990918378931" calcext:value-type="float">
            <text:p>12.00</text:p>
          </table:table-cell>
          <table:table-cell office:value-type="float" office:value="13.6317548537309" calcext:value-type="float">
            <text:p>13.63</text:p>
          </table:table-cell>
          <table:table-cell office:value-type="float" office:value="10.6288659762704" calcext:value-type="float">
            <text:p>10.63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83" calcext:value-type="float">
            <text:p>26.83</text:p>
          </table:table-cell>
          <table:table-cell office:value-type="float" office:value="27.7" calcext:value-type="float">
            <text:p>27.7</text:p>
          </table:table-cell>
          <table:table-cell table:formula="of:=LN([.E357])" office:value-type="float" office:value="3.21386328304466" calcext:value-type="float">
            <text:p>3.21386328304466</text:p>
          </table:table-cell>
          <table:table-cell table:formula="of:=LN([.F357])" office:value-type="float" office:value="3.28952066443753" calcext:value-type="float">
            <text:p>3.28952066443753</text:p>
          </table:table-cell>
          <table:table-cell table:formula="of:=LN([.G357])" office:value-type="float" office:value="3.32143241319329" calcext:value-type="float">
            <text:p>3.32143241319329</text:p>
          </table:table-cell>
        </table:table-row>
        <table:table-row table:style-name="ro2">
          <table:table-cell office:value-type="date" office:date-value="1979-09-01" calcext:value-type="date">
            <text:p>sep-79</text:p>
          </table:table-cell>
          <table:table-cell office:value-type="float" office:value="12.382095695421" calcext:value-type="float">
            <text:p>12.38</text:p>
          </table:table-cell>
          <table:table-cell office:value-type="float" office:value="15.2406220060432" calcext:value-type="float">
            <text:p>15.24</text:p>
          </table:table-cell>
          <table:table-cell office:value-type="float" office:value="10.3589743627831" calcext:value-type="float">
            <text:p>10.3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15" calcext:value-type="float">
            <text:p>26.915</text:p>
          </table:table-cell>
          <table:table-cell office:value-type="float" office:value="27.435" calcext:value-type="float">
            <text:p>27.435</text:p>
          </table:table-cell>
          <table:table-cell table:formula="of:=LN([.E358])" office:value-type="float" office:value="3.21386328304466" calcext:value-type="float">
            <text:p>3.21386328304466</text:p>
          </table:table-cell>
          <table:table-cell table:formula="of:=LN([.F358])" office:value-type="float" office:value="3.29268375201292" calcext:value-type="float">
            <text:p>3.29268375201292</text:p>
          </table:table-cell>
          <table:table-cell table:formula="of:=LN([.G358])" office:value-type="float" office:value="3.31181957051094" calcext:value-type="float">
            <text:p>3.31181957051094</text:p>
          </table:table-cell>
        </table:table-row>
        <table:table-row table:style-name="ro2">
          <table:table-cell office:value-type="date" office:date-value="1979-10-01" calcext:value-type="date">
            <text:p>oct-79</text:p>
          </table:table-cell>
          <table:table-cell office:value-type="float" office:value="13.9749652294854" calcext:value-type="float">
            <text:p>13.97</text:p>
          </table:table-cell>
          <table:table-cell office:value-type="float" office:value="18.0500018685302" calcext:value-type="float">
            <text:p>18.05</text:p>
          </table:table-cell>
          <table:table-cell office:value-type="float" office:value="10.2880658517406" calcext:value-type="float">
            <text:p>10.29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" calcext:value-type="float">
            <text:p>26.9</text:p>
          </table:table-cell>
          <table:table-cell office:value-type="float" office:value="26.905" calcext:value-type="float">
            <text:p>26.905</text:p>
          </table:table-cell>
          <table:table-cell table:formula="of:=LN([.E359])" office:value-type="float" office:value="3.21386328304466" calcext:value-type="float">
            <text:p>3.21386328304466</text:p>
          </table:table-cell>
          <table:table-cell table:formula="of:=LN([.F359])" office:value-type="float" office:value="3.29212628660779" calcext:value-type="float">
            <text:p>3.29212628660779</text:p>
          </table:table-cell>
          <table:table-cell table:formula="of:=LN([.G359])" office:value-type="float" office:value="3.29231214294138" calcext:value-type="float">
            <text:p>3.29231214294138</text:p>
          </table:table-cell>
        </table:table-row>
        <table:table-row table:style-name="ro2">
          <table:table-cell office:value-type="date" office:date-value="1979-11-01" calcext:value-type="date">
            <text:p>nov-79</text:p>
          </table:table-cell>
          <table:table-cell office:value-type="float" office:value="13.720628838677" calcext:value-type="float">
            <text:p>13.72</text:p>
          </table:table-cell>
          <table:table-cell office:value-type="float" office:value="17.2389287851586" calcext:value-type="float">
            <text:p>17.24</text:p>
          </table:table-cell>
          <table:table-cell office:value-type="float" office:value="8.84146342542449" calcext:value-type="float">
            <text:p>8.8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4" calcext:value-type="float">
            <text:p>26.94</text:p>
          </table:table-cell>
          <table:table-cell office:value-type="float" office:value="27.23" calcext:value-type="float">
            <text:p>27.23</text:p>
          </table:table-cell>
          <table:table-cell table:formula="of:=LN([.E360])" office:value-type="float" office:value="3.21386328304466" calcext:value-type="float">
            <text:p>3.21386328304466</text:p>
          </table:table-cell>
          <table:table-cell table:formula="of:=LN([.F360])" office:value-type="float" office:value="3.29361217098222" calcext:value-type="float">
            <text:p>3.29361217098222</text:p>
          </table:table-cell>
          <table:table-cell table:formula="of:=LN([.G360])" office:value-type="float" office:value="3.30431930668567" calcext:value-type="float">
            <text:p>3.30431930668567</text:p>
          </table:table-cell>
        </table:table-row>
        <table:table-row table:style-name="ro2">
          <table:table-cell office:value-type="date" office:date-value="1979-12-01" calcext:value-type="date">
            <text:p>dic-79</text:p>
          </table:table-cell>
          <table:table-cell office:value-type="float" office:value="13.279258400927" calcext:value-type="float">
            <text:p>13.28</text:p>
          </table:table-cell>
          <table:table-cell office:value-type="float" office:value="17.5763458523109" calcext:value-type="float">
            <text:p>17.58</text:p>
          </table:table-cell>
          <table:table-cell office:value-type="float" office:value="9.12778904526443" calcext:value-type="float">
            <text:p>9.13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25" calcext:value-type="float">
            <text:p>26.925</text:p>
          </table:table-cell>
          <table:table-cell office:value-type="float" office:value="27.175" calcext:value-type="float">
            <text:p>27.175</text:p>
          </table:table-cell>
          <table:table-cell table:formula="of:=LN([.E361])" office:value-type="float" office:value="3.21386328304466" calcext:value-type="float">
            <text:p>3.21386328304466</text:p>
          </table:table-cell>
          <table:table-cell table:formula="of:=LN([.F361])" office:value-type="float" office:value="3.29305522304245" calcext:value-type="float">
            <text:p>3.29305522304245</text:p>
          </table:table-cell>
          <table:table-cell table:formula="of:=LN([.G361])" office:value-type="float" office:value="3.30229743300727" calcext:value-type="float">
            <text:p>3.30229743300727</text:p>
          </table:table-cell>
        </table:table-row>
        <table:table-row table:style-name="ro2">
          <table:table-cell office:value-type="date" office:date-value="1980-01-01" calcext:value-type="date">
            <text:p>ene-80</text:p>
          </table:table-cell>
          <table:table-cell office:value-type="float" office:value="18.7730492302289" calcext:value-type="float">
            <text:p>18.77</text:p>
          </table:table-cell>
          <table:table-cell office:value-type="float" office:value="17.808734939759" calcext:value-type="float">
            <text:p>17.81</text:p>
          </table:table-cell>
          <table:table-cell office:value-type="float" office:value="8.90890891156835" calcext:value-type="float">
            <text:p>8.91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25" calcext:value-type="float">
            <text:p>26.925</text:p>
          </table:table-cell>
          <table:table-cell office:value-type="float" office:value="27.445" calcext:value-type="float">
            <text:p>27.445</text:p>
          </table:table-cell>
          <table:table-cell table:formula="of:=LN([.E362])" office:value-type="float" office:value="3.21386328304466" calcext:value-type="float">
            <text:p>3.21386328304466</text:p>
          </table:table-cell>
          <table:table-cell table:formula="of:=LN([.F362])" office:value-type="float" office:value="3.29305522304245" calcext:value-type="float">
            <text:p>3.29305522304245</text:p>
          </table:table-cell>
          <table:table-cell table:formula="of:=LN([.G362])" office:value-type="float" office:value="3.31218400200185" calcext:value-type="float">
            <text:p>3.31218400200185</text:p>
          </table:table-cell>
        </table:table-row>
        <table:table-row table:style-name="ro2">
          <table:table-cell office:value-type="date" office:date-value="1980-02-01" calcext:value-type="date">
            <text:p>feb-80</text:p>
          </table:table-cell>
          <table:table-cell office:value-type="float" office:value="16.9622510650946" calcext:value-type="float">
            <text:p>16.96</text:p>
          </table:table-cell>
          <table:table-cell office:value-type="float" office:value="16.952380952381" calcext:value-type="float">
            <text:p>16.95</text:p>
          </table:table-cell>
          <table:table-cell office:value-type="float" office:value="10.0798403071673" calcext:value-type="float">
            <text:p>10.08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64" calcext:value-type="float">
            <text:p>27.64</text:p>
          </table:table-cell>
          <table:table-cell table:formula="of:=LN([.E363])" office:value-type="float" office:value="3.21386328304466" calcext:value-type="float">
            <text:p>3.21386328304466</text:p>
          </table:table-cell>
          <table:table-cell table:formula="of:=LN([.F363])" office:value-type="float" office:value="3.29398329735501" calcext:value-type="float">
            <text:p>3.29398329735501</text:p>
          </table:table-cell>
          <table:table-cell table:formula="of:=LN([.G363])" office:value-type="float" office:value="3.31926399889947" calcext:value-type="float">
            <text:p>3.31926399889947</text:p>
          </table:table-cell>
        </table:table-row>
        <table:table-row table:style-name="ro2">
          <table:table-cell office:value-type="date" office:date-value="1980-03-01" calcext:value-type="date">
            <text:p>mar-80</text:p>
          </table:table-cell>
          <table:table-cell office:value-type="float" office:value="19.3985836007525" calcext:value-type="float">
            <text:p>19.40</text:p>
          </table:table-cell>
          <table:table-cell office:value-type="float" office:value="16.3290297750254" calcext:value-type="float">
            <text:p>16.33</text:p>
          </table:table-cell>
          <table:table-cell office:value-type="float" office:value="10.500490673352" calcext:value-type="float">
            <text:p>10.5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92" calcext:value-type="float">
            <text:p>27.92</text:p>
          </table:table-cell>
          <table:table-cell table:formula="of:=LN([.E364])" office:value-type="float" office:value="3.21386328304466" calcext:value-type="float">
            <text:p>3.21386328304466</text:p>
          </table:table-cell>
          <table:table-cell table:formula="of:=LN([.F364])" office:value-type="float" office:value="3.29398329735501" calcext:value-type="float">
            <text:p>3.29398329735501</text:p>
          </table:table-cell>
          <table:table-cell table:formula="of:=LN([.G364])" office:value-type="float" office:value="3.32934327789417" calcext:value-type="float">
            <text:p>3.32934327789417</text:p>
          </table:table-cell>
        </table:table-row>
        <table:table-row table:style-name="ro2">
          <table:table-cell office:value-type="date" office:date-value="1980-04-01" calcext:value-type="date">
            <text:p>abr-80</text:p>
          </table:table-cell>
          <table:table-cell office:value-type="float" office:value="16.9854250111259" calcext:value-type="float">
            <text:p>16.99</text:p>
          </table:table-cell>
          <table:table-cell office:value-type="float" office:value="15.1937172774869" calcext:value-type="float">
            <text:p>15.19</text:p>
          </table:table-cell>
          <table:table-cell office:value-type="float" office:value="10.2812803102051" calcext:value-type="float">
            <text:p>10.28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8.055" calcext:value-type="float">
            <text:p>28.055</text:p>
          </table:table-cell>
          <table:table-cell table:formula="of:=LN([.E365])" office:value-type="float" office:value="3.21386328304466" calcext:value-type="float">
            <text:p>3.21386328304466</text:p>
          </table:table-cell>
          <table:table-cell table:formula="of:=LN([.F365])" office:value-type="float" office:value="3.29398329735501" calcext:value-type="float">
            <text:p>3.29398329735501</text:p>
          </table:table-cell>
          <table:table-cell table:formula="of:=LN([.G365])" office:value-type="float" office:value="3.33416686920294" calcext:value-type="float">
            <text:p>3.33416686920294</text:p>
          </table:table-cell>
        </table:table-row>
        <table:table-row table:style-name="ro2">
          <table:table-cell office:value-type="date" office:date-value="1980-05-01" calcext:value-type="date">
            <text:p>may-80</text:p>
          </table:table-cell>
          <table:table-cell office:value-type="float" office:value="18.7342551643061" calcext:value-type="float">
            <text:p>18.73</text:p>
          </table:table-cell>
          <table:table-cell office:value-type="float" office:value="16.744169905608" calcext:value-type="float">
            <text:p>16.74</text:p>
          </table:table-cell>
          <table:table-cell office:value-type="float" office:value="10.5613701200667" calcext:value-type="float">
            <text:p>10.5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8.165" calcext:value-type="float">
            <text:p>28.165</text:p>
          </table:table-cell>
          <table:table-cell table:formula="of:=LN([.E366])" office:value-type="float" office:value="3.21386328304466" calcext:value-type="float">
            <text:p>3.21386328304466</text:p>
          </table:table-cell>
          <table:table-cell table:formula="of:=LN([.F366])" office:value-type="float" office:value="3.29398329735501" calcext:value-type="float">
            <text:p>3.29398329735501</text:p>
          </table:table-cell>
          <table:table-cell table:formula="of:=LN([.G366])" office:value-type="float" office:value="3.33808007234668" calcext:value-type="float">
            <text:p>3.33808007234668</text:p>
          </table:table-cell>
        </table:table-row>
        <table:table-row table:style-name="ro2">
          <table:table-cell office:value-type="date" office:date-value="1980-06-01" calcext:value-type="date">
            <text:p>jun-80</text:p>
          </table:table-cell>
          <table:table-cell office:value-type="float" office:value="23.4848647488192" calcext:value-type="float">
            <text:p>23.48</text:p>
          </table:table-cell>
          <table:table-cell office:value-type="float" office:value="21.427583344861" calcext:value-type="float">
            <text:p>21.43</text:p>
          </table:table-cell>
          <table:table-cell office:value-type="float" office:value="12.4643196932225" calcext:value-type="float">
            <text:p>12.46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62" calcext:value-type="float">
            <text:p>27.62</text:p>
          </table:table-cell>
          <table:table-cell table:formula="of:=LN([.E367])" office:value-type="float" office:value="3.21386328304466" calcext:value-type="float">
            <text:p>3.21386328304466</text:p>
          </table:table-cell>
          <table:table-cell table:formula="of:=LN([.F367])" office:value-type="float" office:value="3.29398329735501" calcext:value-type="float">
            <text:p>3.29398329735501</text:p>
          </table:table-cell>
          <table:table-cell table:formula="of:=LN([.G367])" office:value-type="float" office:value="3.31854014798115" calcext:value-type="float">
            <text:p>3.31854014798115</text:p>
          </table:table-cell>
        </table:table-row>
        <table:table-row table:style-name="ro2">
          <table:table-cell office:value-type="date" office:date-value="1980-07-01" calcext:value-type="date">
            <text:p>jul-80</text:p>
          </table:table-cell>
          <table:table-cell office:value-type="float" office:value="26.9564270152505" calcext:value-type="float">
            <text:p>26.96</text:p>
          </table:table-cell>
          <table:table-cell office:value-type="float" office:value="21.0293512549719" calcext:value-type="float">
            <text:p>21.03</text:p>
          </table:table-cell>
          <table:table-cell office:value-type="float" office:value="12.4531835115875" calcext:value-type="float">
            <text:p>12.45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47" calcext:value-type="float">
            <text:p>27.47</text:p>
          </table:table-cell>
          <table:table-cell table:formula="of:=LN([.E368])" office:value-type="float" office:value="3.21386328304466" calcext:value-type="float">
            <text:p>3.21386328304466</text:p>
          </table:table-cell>
          <table:table-cell table:formula="of:=LN([.F368])" office:value-type="float" office:value="3.29398329735501" calcext:value-type="float">
            <text:p>3.29398329735501</text:p>
          </table:table-cell>
          <table:table-cell table:formula="of:=LN([.G368])" office:value-type="float" office:value="3.31309450010718" calcext:value-type="float">
            <text:p>3.31309450010718</text:p>
          </table:table-cell>
        </table:table-row>
        <table:table-row table:style-name="ro2">
          <table:table-cell office:value-type="date" office:date-value="1980-08-01" calcext:value-type="date">
            <text:p>ago-80</text:p>
          </table:table-cell>
          <table:table-cell office:value-type="float" office:value="22.6226434218528" calcext:value-type="float">
            <text:p>22.62</text:p>
          </table:table-cell>
          <table:table-cell office:value-type="float" office:value="21.960408473512" calcext:value-type="float">
            <text:p>21.96</text:p>
          </table:table-cell>
          <table:table-cell office:value-type="float" office:value="12.1983039763561" calcext:value-type="float">
            <text:p>12.2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19" calcext:value-type="float">
            <text:p>27.19</text:p>
          </table:table-cell>
          <table:table-cell table:formula="of:=LN([.E369])" office:value-type="float" office:value="3.21386328304466" calcext:value-type="float">
            <text:p>3.21386328304466</text:p>
          </table:table-cell>
          <table:table-cell table:formula="of:=LN([.F369])" office:value-type="float" office:value="3.29398329735501" calcext:value-type="float">
            <text:p>3.29398329735501</text:p>
          </table:table-cell>
          <table:table-cell table:formula="of:=LN([.G369])" office:value-type="float" office:value="3.30284925864438" calcext:value-type="float">
            <text:p>3.30284925864438</text:p>
          </table:table-cell>
        </table:table-row>
        <table:table-row table:style-name="ro2">
          <table:table-cell office:value-type="date" office:date-value="1980-09-01" calcext:value-type="date">
            <text:p>sep-80</text:p>
          </table:table-cell>
          <table:table-cell office:value-type="float" office:value="24.8547738949082" calcext:value-type="float">
            <text:p>24.85</text:p>
          </table:table-cell>
          <table:table-cell office:value-type="float" office:value="20.4035300888917" calcext:value-type="float">
            <text:p>20.40</text:p>
          </table:table-cell>
          <table:table-cell office:value-type="float" office:value="13.4758364230111" calcext:value-type="float">
            <text:p>13.48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195" calcext:value-type="float">
            <text:p>27.195</text:p>
          </table:table-cell>
          <table:table-cell table:formula="of:=LN([.E370])" office:value-type="float" office:value="3.21386328304466" calcext:value-type="float">
            <text:p>3.21386328304466</text:p>
          </table:table-cell>
          <table:table-cell table:formula="of:=LN([.F370])" office:value-type="float" office:value="3.29398329735501" calcext:value-type="float">
            <text:p>3.29398329735501</text:p>
          </table:table-cell>
          <table:table-cell table:formula="of:=LN([.G370])" office:value-type="float" office:value="3.30303313287492" calcext:value-type="float">
            <text:p>3.30303313287492</text:p>
          </table:table-cell>
        </table:table-row>
        <table:table-row table:style-name="ro2">
          <table:table-cell office:value-type="date" office:date-value="1980-10-01" calcext:value-type="date">
            <text:p>oct-80</text:p>
          </table:table-cell>
          <table:table-cell office:value-type="float" office:value="18.5102748084151" calcext:value-type="float">
            <text:p>18.51</text:p>
          </table:table-cell>
          <table:table-cell office:value-type="float" office:value="21.1307733704771" calcext:value-type="float">
            <text:p>21.13</text:p>
          </table:table-cell>
          <table:table-cell office:value-type="float" office:value="12.9664179089926" calcext:value-type="float">
            <text:p>12.97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605" calcext:value-type="float">
            <text:p>27.605</text:p>
          </table:table-cell>
          <table:table-cell table:formula="of:=LN([.E371])" office:value-type="float" office:value="3.21386328304466" calcext:value-type="float">
            <text:p>3.21386328304466</text:p>
          </table:table-cell>
          <table:table-cell table:formula="of:=LN([.F371])" office:value-type="float" office:value="3.29398329735501" calcext:value-type="float">
            <text:p>3.29398329735501</text:p>
          </table:table-cell>
          <table:table-cell table:formula="of:=LN([.G371])" office:value-type="float" office:value="3.31799691573601" calcext:value-type="float">
            <text:p>3.31799691573601</text:p>
          </table:table-cell>
        </table:table-row>
        <table:table-row table:style-name="ro2">
          <table:table-cell office:value-type="date" office:date-value="1980-11-01" calcext:value-type="date">
            <text:p>nov-80</text:p>
          </table:table-cell>
          <table:table-cell office:value-type="float" office:value="17.7930829451987" calcext:value-type="float">
            <text:p>17.79</text:p>
          </table:table-cell>
          <table:table-cell office:value-type="float" office:value="24.9034933801244" calcext:value-type="float">
            <text:p>24.90</text:p>
          </table:table-cell>
          <table:table-cell office:value-type="float" office:value="13.725490194674" calcext:value-type="float">
            <text:p>13.73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7.815" calcext:value-type="float">
            <text:p>27.815</text:p>
          </table:table-cell>
          <table:table-cell table:formula="of:=LN([.E372])" office:value-type="float" office:value="3.21386328304466" calcext:value-type="float">
            <text:p>3.21386328304466</text:p>
          </table:table-cell>
          <table:table-cell table:formula="of:=LN([.F372])" office:value-type="float" office:value="3.29398329735501" calcext:value-type="float">
            <text:p>3.29398329735501</text:p>
          </table:table-cell>
          <table:table-cell table:formula="of:=LN([.G372])" office:value-type="float" office:value="3.32557544352726" calcext:value-type="float">
            <text:p>3.32557544352726</text:p>
          </table:table-cell>
        </table:table-row>
        <table:table-row table:style-name="ro2">
          <table:table-cell office:value-type="date" office:date-value="1980-12-01" calcext:value-type="date">
            <text:p>dic-80</text:p>
          </table:table-cell>
          <table:table-cell office:value-type="float" office:value="26.6724631751228" calcext:value-type="float">
            <text:p>26.67</text:p>
          </table:table-cell>
          <table:table-cell office:value-type="float" office:value="25.7890391820664" calcext:value-type="float">
            <text:p>25.79</text:p>
          </table:table-cell>
          <table:table-cell office:value-type="float" office:value="11.802973975416" calcext:value-type="float">
            <text:p>11.80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8.11" calcext:value-type="float">
            <text:p>28.11</text:p>
          </table:table-cell>
          <table:table-cell table:formula="of:=LN([.E373])" office:value-type="float" office:value="3.21386328304466" calcext:value-type="float">
            <text:p>3.21386328304466</text:p>
          </table:table-cell>
          <table:table-cell table:formula="of:=LN([.F373])" office:value-type="float" office:value="3.29398329735501" calcext:value-type="float">
            <text:p>3.29398329735501</text:p>
          </table:table-cell>
          <table:table-cell table:formula="of:=LN([.G373])" office:value-type="float" office:value="3.33612538491844" calcext:value-type="float">
            <text:p>3.33612538491844</text:p>
          </table:table-cell>
        </table:table-row>
        <table:table-row table:style-name="ro2">
          <table:table-cell office:value-type="date" office:date-value="1981-01-01" calcext:value-type="date">
            <text:p>ene-81</text:p>
          </table:table-cell>
          <table:table-cell office:value-type="float" office:value="19.1320847708231" calcext:value-type="float">
            <text:p>19.13</text:p>
          </table:table-cell>
          <table:table-cell office:value-type="float" office:value="26.8136784915308" calcext:value-type="float">
            <text:p>26.81</text:p>
          </table:table-cell>
          <table:table-cell office:value-type="float" office:value="11.4889705787094" calcext:value-type="float">
            <text:p>11.49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8.615" calcext:value-type="float">
            <text:p>28.615</text:p>
          </table:table-cell>
          <table:table-cell table:formula="of:=LN([.E374])" office:value-type="float" office:value="3.21386328304466" calcext:value-type="float">
            <text:p>3.21386328304466</text:p>
          </table:table-cell>
          <table:table-cell table:formula="of:=LN([.F374])" office:value-type="float" office:value="3.29398329735501" calcext:value-type="float">
            <text:p>3.29398329735501</text:p>
          </table:table-cell>
          <table:table-cell table:formula="of:=LN([.G374])" office:value-type="float" office:value="3.35393105586107" calcext:value-type="float">
            <text:p>3.35393105586107</text:p>
          </table:table-cell>
        </table:table-row>
        <table:table-row table:style-name="ro2">
          <table:table-cell office:value-type="date" office:date-value="1981-02-01" calcext:value-type="date">
            <text:p>feb-81</text:p>
          </table:table-cell>
          <table:table-cell office:value-type="float" office:value="17.996611605252" calcext:value-type="float">
            <text:p>18.00</text:p>
          </table:table-cell>
          <table:table-cell office:value-type="float" office:value="27.9758843362478" calcext:value-type="float">
            <text:p>27.98</text:p>
          </table:table-cell>
          <table:table-cell office:value-type="float" office:value="10.8794197729804" calcext:value-type="float">
            <text:p>10.88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29.565" calcext:value-type="float">
            <text:p>29.565</text:p>
          </table:table-cell>
          <table:table-cell table:formula="of:=LN([.E375])" office:value-type="float" office:value="3.21386328304466" calcext:value-type="float">
            <text:p>3.21386328304466</text:p>
          </table:table-cell>
          <table:table-cell table:formula="of:=LN([.F375])" office:value-type="float" office:value="3.29398329735501" calcext:value-type="float">
            <text:p>3.29398329735501</text:p>
          </table:table-cell>
          <table:table-cell table:formula="of:=LN([.G375])" office:value-type="float" office:value="3.38659122927279" calcext:value-type="float">
            <text:p>3.38659122927279</text:p>
          </table:table-cell>
        </table:table-row>
        <table:table-row table:style-name="ro2">
          <table:table-cell office:value-type="date" office:date-value="1981-03-01" calcext:value-type="date">
            <text:p>mar-81</text:p>
          </table:table-cell>
          <table:table-cell office:value-type="float" office:value="22.469775394924" calcext:value-type="float">
            <text:p>22.47</text:p>
          </table:table-cell>
          <table:table-cell office:value-type="float" office:value="32.0891482194418" calcext:value-type="float">
            <text:p>32.09</text:p>
          </table:table-cell>
          <table:table-cell office:value-type="float" office:value="10.3907637699221" calcext:value-type="float">
            <text:p>10.39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30.165" calcext:value-type="float">
            <text:p>30.165</text:p>
          </table:table-cell>
          <table:table-cell table:formula="of:=LN([.E376])" office:value-type="float" office:value="3.21386328304466" calcext:value-type="float">
            <text:p>3.21386328304466</text:p>
          </table:table-cell>
          <table:table-cell table:formula="of:=LN([.F376])" office:value-type="float" office:value="3.29398329735501" calcext:value-type="float">
            <text:p>3.29398329735501</text:p>
          </table:table-cell>
          <table:table-cell table:formula="of:=LN([.G376])" office:value-type="float" office:value="3.40668231189273" calcext:value-type="float">
            <text:p>3.40668231189273</text:p>
          </table:table-cell>
        </table:table-row>
        <table:table-row table:style-name="ro2">
          <table:table-cell office:value-type="date" office:date-value="1981-04-01" calcext:value-type="date">
            <text:p>abr-81</text:p>
          </table:table-cell>
          <table:table-cell office:value-type="float" office:value="29.4436809594233" calcext:value-type="float">
            <text:p>29.44</text:p>
          </table:table-cell>
          <table:table-cell office:value-type="float" office:value="33.7605672211617" calcext:value-type="float">
            <text:p>33.76</text:p>
          </table:table-cell>
          <table:table-cell office:value-type="float" office:value="12.5769569029232" calcext:value-type="float">
            <text:p>12.58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30.175" calcext:value-type="float">
            <text:p>30.175</text:p>
          </table:table-cell>
          <table:table-cell table:formula="of:=LN([.E377])" office:value-type="float" office:value="3.21386328304466" calcext:value-type="float">
            <text:p>3.21386328304466</text:p>
          </table:table-cell>
          <table:table-cell table:formula="of:=LN([.F377])" office:value-type="float" office:value="3.29398329735501" calcext:value-type="float">
            <text:p>3.29398329735501</text:p>
          </table:table-cell>
          <table:table-cell table:formula="of:=LN([.G377])" office:value-type="float" office:value="3.4070137669836" calcext:value-type="float">
            <text:p>3.4070137669836</text:p>
          </table:table-cell>
        </table:table-row>
        <table:table-row table:style-name="ro2">
          <table:table-cell office:value-type="date" office:date-value="1981-05-01" calcext:value-type="date">
            <text:p>may-81</text:p>
          </table:table-cell>
          <table:table-cell office:value-type="float" office:value="26.7002993941394" calcext:value-type="float">
            <text:p>26.70</text:p>
          </table:table-cell>
          <table:table-cell office:value-type="float" office:value="29.4907999167682" calcext:value-type="float">
            <text:p>29.49</text:p>
          </table:table-cell>
          <table:table-cell office:value-type="float" office:value="13.3390705677704" calcext:value-type="float">
            <text:p>13.3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6.95" calcext:value-type="float">
            <text:p>26.95</text:p>
          </table:table-cell>
          <table:table-cell office:value-type="float" office:value="30.545" calcext:value-type="float">
            <text:p>30.545</text:p>
          </table:table-cell>
          <table:table-cell table:formula="of:=LN([.E378])" office:value-type="float" office:value="3.21386328304466" calcext:value-type="float">
            <text:p>3.21386328304466</text:p>
          </table:table-cell>
          <table:table-cell table:formula="of:=LN([.F378])" office:value-type="float" office:value="3.29398329735501" calcext:value-type="float">
            <text:p>3.29398329735501</text:p>
          </table:table-cell>
          <table:table-cell table:formula="of:=LN([.G378])" office:value-type="float" office:value="3.41920100610173" calcext:value-type="float">
            <text:p>3.41920100610173</text:p>
          </table:table-cell>
        </table:table-row>
        <table:table-row table:style-name="ro2">
          <table:table-cell office:value-type="date" office:date-value="1981-06-01" calcext:value-type="date">
            <text:p>jun-81</text:p>
          </table:table-cell>
          <table:table-cell office:value-type="float" office:value="19.3513475923278" calcext:value-type="float">
            <text:p>19.35</text:p>
          </table:table-cell>
          <table:table-cell office:value-type="float" office:value="25.518341307815" calcext:value-type="float">
            <text:p>25.52</text:p>
          </table:table-cell>
          <table:table-cell office:value-type="float" office:value="12.9441624295643" calcext:value-type="float">
            <text:p>12.94</text:p>
          </table:table-cell>
          <table:table-cell office:value-type="float" office:value="24.875" calcext:value-type="float">
            <text:p>24.875</text:p>
          </table:table-cell>
          <table:table-cell office:value-type="float" office:value="28.87" calcext:value-type="float">
            <text:p>28.87</text:p>
          </table:table-cell>
          <table:table-cell office:value-type="float" office:value="30.155" calcext:value-type="float">
            <text:p>30.155</text:p>
          </table:table-cell>
          <table:table-cell table:formula="of:=LN([.E379])" office:value-type="float" office:value="3.21386328304466" calcext:value-type="float">
            <text:p>3.21386328304466</text:p>
          </table:table-cell>
          <table:table-cell table:formula="of:=LN([.F379])" office:value-type="float" office:value="3.36280299367484" calcext:value-type="float">
            <text:p>3.36280299367484</text:p>
          </table:table-cell>
          <table:table-cell table:formula="of:=LN([.G379])" office:value-type="float" office:value="3.40635074690295" calcext:value-type="float">
            <text:p>3.40635074690295</text:p>
          </table:table-cell>
        </table:table-row>
        <table:table-row table:style-name="ro2">
          <table:table-cell office:value-type="date" office:date-value="1981-07-01" calcext:value-type="date">
            <text:p>jul-81</text:p>
          </table:table-cell>
          <table:table-cell office:value-type="float" office:value="15.0374101213255" calcext:value-type="float">
            <text:p>15.04</text:p>
          </table:table-cell>
          <table:table-cell office:value-type="float" office:value="23.0444513698048" calcext:value-type="float">
            <text:p>23.04</text:p>
          </table:table-cell>
          <table:table-cell office:value-type="float" office:value="13.4054954279922" calcext:value-type="float">
            <text:p>13.41</text:p>
          </table:table-cell>
          <table:table-cell office:value-type="float" office:value="24.875" calcext:value-type="float">
            <text:p>24.875</text:p>
          </table:table-cell>
          <table:table-cell office:value-type="float" office:value="28.385" calcext:value-type="float">
            <text:p>28.385</text:p>
          </table:table-cell>
          <table:table-cell office:value-type="float" office:value="28.58" calcext:value-type="float">
            <text:p>28.58</text:p>
          </table:table-cell>
          <table:table-cell table:formula="of:=LN([.E380])" office:value-type="float" office:value="3.21386328304466" calcext:value-type="float">
            <text:p>3.21386328304466</text:p>
          </table:table-cell>
          <table:table-cell table:formula="of:=LN([.F380])" office:value-type="float" office:value="3.34586083662269" calcext:value-type="float">
            <text:p>3.34586083662269</text:p>
          </table:table-cell>
          <table:table-cell table:formula="of:=LN([.G380])" office:value-type="float" office:value="3.35270717250172" calcext:value-type="float">
            <text:p>3.35270717250172</text:p>
          </table:table-cell>
        </table:table-row>
        <table:table-row table:style-name="ro2">
          <table:table-cell office:value-type="date" office:date-value="1981-08-01" calcext:value-type="date">
            <text:p>ago-81</text:p>
          </table:table-cell>
          <table:table-cell office:value-type="float" office:value="9.08005075240019" calcext:value-type="float">
            <text:p>9.08</text:p>
          </table:table-cell>
          <table:table-cell office:value-type="float" office:value="16.7326035118144" calcext:value-type="float">
            <text:p>16.73</text:p>
          </table:table-cell>
          <table:table-cell office:value-type="float" office:value="13.6212624561434" calcext:value-type="float">
            <text:p>13.62</text:p>
          </table:table-cell>
          <table:table-cell office:value-type="float" office:value="24.875" calcext:value-type="float">
            <text:p>24.875</text:p>
          </table:table-cell>
          <table:table-cell office:value-type="float" office:value="29.795" calcext:value-type="float">
            <text:p>29.795</text:p>
          </table:table-cell>
          <table:table-cell office:value-type="float" office:value="30.505" calcext:value-type="float">
            <text:p>30.505</text:p>
          </table:table-cell>
          <table:table-cell table:formula="of:=LN([.E381])" office:value-type="float" office:value="3.21386328304466" calcext:value-type="float">
            <text:p>3.21386328304466</text:p>
          </table:table-cell>
          <table:table-cell table:formula="of:=LN([.F381])" office:value-type="float" office:value="3.39434059419894" calcext:value-type="float">
            <text:p>3.39434059419894</text:p>
          </table:table-cell>
          <table:table-cell table:formula="of:=LN([.G381])" office:value-type="float" office:value="3.41789060460382" calcext:value-type="float">
            <text:p>3.41789060460382</text:p>
          </table:table-cell>
        </table:table-row>
        <table:table-row table:style-name="ro2">
          <table:table-cell office:value-type="date" office:date-value="1981-09-01" calcext:value-type="date">
            <text:p>sep-81</text:p>
          </table:table-cell>
          <table:table-cell office:value-type="float" office:value="2.80665873572021" calcext:value-type="float">
            <text:p>2.81</text:p>
          </table:table-cell>
          <table:table-cell office:value-type="float" office:value="14.324790864427" calcext:value-type="float">
            <text:p>14.32</text:p>
          </table:table-cell>
          <table:table-cell office:value-type="float" office:value="12.2850122883774" calcext:value-type="float">
            <text:p>12.2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32.22" calcext:value-type="float">
            <text:p>32.22</text:p>
          </table:table-cell>
          <table:table-cell table:formula="of:=LN([.E382])" office:value-type="float" office:value="3.21386328304466" calcext:value-type="float">
            <text:p>3.21386328304466</text:p>
          </table:table-cell>
          <table:table-cell/>
          <table:table-cell table:formula="of:=LN([.G382])" office:value-type="float" office:value="3.47258737774883" calcext:value-type="float">
            <text:p>3.47258737774883</text:p>
          </table:table-cell>
        </table:table-row>
        <table:table-row table:style-name="ro2">
          <table:table-cell office:value-type="date" office:date-value="1981-10-01" calcext:value-type="date">
            <text:p>oct-81</text:p>
          </table:table-cell>
          <table:table-cell office:value-type="float" office:value="-1.30276121124254" calcext:value-type="float">
            <text:p>-1.30</text:p>
          </table:table-cell>
          <table:table-cell office:value-type="float" office:value="11.4311101818942" calcext:value-type="float">
            <text:p>11.43</text:p>
          </table:table-cell>
          <table:table-cell office:value-type="float" office:value="13.7902559873318" calcext:value-type="float">
            <text:p>13.79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32.925" calcext:value-type="float">
            <text:p>32.925</text:p>
          </table:table-cell>
          <table:table-cell table:formula="of:=LN([.E383])" office:value-type="float" office:value="3.21386328304466" calcext:value-type="float">
            <text:p>3.21386328304466</text:p>
          </table:table-cell>
          <table:table-cell/>
          <table:table-cell table:formula="of:=LN([.G383])" office:value-type="float" office:value="3.49423224762935" calcext:value-type="float">
            <text:p>3.49423224762935</text:p>
          </table:table-cell>
        </table:table-row>
        <table:table-row table:style-name="ro2">
          <table:table-cell office:value-type="date" office:date-value="1981-11-01" calcext:value-type="date">
            <text:p>nov-81</text:p>
          </table:table-cell>
          <table:table-cell office:value-type="float" office:value="5.41496655870104" calcext:value-type="float">
            <text:p>5.41</text:p>
          </table:table-cell>
          <table:table-cell office:value-type="float" office:value="10.4875992950372" calcext:value-type="float">
            <text:p>10.49</text:p>
          </table:table-cell>
          <table:table-cell office:value-type="float" office:value="14.0394088546783" calcext:value-type="float">
            <text:p>14.04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34.065" calcext:value-type="float">
            <text:p>34.065</text:p>
          </table:table-cell>
          <table:table-cell table:formula="of:=LN([.E384])" office:value-type="float" office:value="3.21386328304466" calcext:value-type="float">
            <text:p>3.21386328304466</text:p>
          </table:table-cell>
          <table:table-cell/>
          <table:table-cell table:formula="of:=LN([.G384])" office:value-type="float" office:value="3.52827046422563" calcext:value-type="float">
            <text:p>3.52827046422563</text:p>
          </table:table-cell>
        </table:table-row>
        <table:table-row table:style-name="ro2">
          <table:table-cell office:value-type="date" office:date-value="1981-12-01" calcext:value-type="date">
            <text:p>dic-81</text:p>
          </table:table-cell>
          <table:table-cell office:value-type="float" office:value="1.4519320062987" calcext:value-type="float">
            <text:p>1.45</text:p>
          </table:table-cell>
          <table:table-cell office:value-type="float" office:value="10.9501211631664" calcext:value-type="float">
            <text:p>10.95</text:p>
          </table:table-cell>
          <table:table-cell office:value-type="float" office:value="16.7082294227447" calcext:value-type="float">
            <text:p>16.71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33.29" calcext:value-type="float">
            <text:p>33.29</text:p>
          </table:table-cell>
          <table:table-cell table:formula="of:=LN([.E385])" office:value-type="float" office:value="3.21386328304466" calcext:value-type="float">
            <text:p>3.21386328304466</text:p>
          </table:table-cell>
          <table:table-cell/>
          <table:table-cell table:formula="of:=LN([.G385])" office:value-type="float" office:value="3.50525705158693" calcext:value-type="float">
            <text:p>3.50525705158693</text:p>
          </table:table-cell>
        </table:table-row>
        <table:table-row table:style-name="ro2">
          <table:table-cell office:value-type="date" office:date-value="1982-01-01" calcext:value-type="date">
            <text:p>ene-82</text:p>
          </table:table-cell>
          <table:table-cell office:value-type="float" office:value="3.83792751087004" calcext:value-type="float">
            <text:p>3.84</text:p>
          </table:table-cell>
          <table:table-cell office:value-type="float" office:value="10.695564516129" calcext:value-type="float">
            <text:p>10.70</text:p>
          </table:table-cell>
          <table:table-cell office:value-type="float" office:value="17.8070898612801" calcext:value-type="float">
            <text:p>17.81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34.425" calcext:value-type="float">
            <text:p>34.425</text:p>
          </table:table-cell>
          <table:table-cell table:formula="of:=LN([.E386])" office:value-type="float" office:value="3.21386328304466" calcext:value-type="float">
            <text:p>3.21386328304466</text:p>
          </table:table-cell>
          <table:table-cell/>
          <table:table-cell table:formula="of:=LN([.G386])" office:value-type="float" office:value="3.53878304461472" calcext:value-type="float">
            <text:p>3.53878304461472</text:p>
          </table:table-cell>
        </table:table-row>
        <table:table-row table:style-name="ro2">
          <table:table-cell office:value-type="date" office:date-value="1982-02-01" calcext:value-type="date">
            <text:p>feb-82</text:p>
          </table:table-cell>
          <table:table-cell office:value-type="float" office:value="8.42313076564125" calcext:value-type="float">
            <text:p>8.42</text:p>
          </table:table-cell>
          <table:table-cell office:value-type="float" office:value="11.7417222978856" calcext:value-type="float">
            <text:p>11.74</text:p>
          </table:table-cell>
          <table:table-cell office:value-type="float" office:value="17.2526573903281" calcext:value-type="float">
            <text:p>17.25</text:p>
          </table:table-cell>
          <table:table-cell office:value-type="float" office:value="24.875" calcext:value-type="float">
            <text:p>24.875</text:p>
          </table:table-cell>
          <table:table-cell/>
          <table:table-cell office:value-type="float" office:value="35.35" calcext:value-type="float">
            <text:p>35.35</text:p>
          </table:table-cell>
          <table:table-cell table:formula="of:=LN([.E387])" office:value-type="float" office:value="3.21386328304466" calcext:value-type="float">
            <text:p>3.21386328304466</text:p>
          </table:table-cell>
          <table:table-cell/>
          <table:table-cell table:formula="of:=LN([.G387])" office:value-type="float" office:value="3.56529839234258" calcext:value-type="float">
            <text:p>3.56529839234258</text:p>
          </table:table-cell>
        </table:table-row>
        <table:table-row table:style-name="ro2">
          <table:table-cell office:value-type="date" office:date-value="1982-03-01" calcext:value-type="date">
            <text:p>mar-82</text:p>
          </table:table-cell>
          <table:table-cell office:value-type="float" office:value="3.92408368048856" calcext:value-type="float">
            <text:p>3.92</text:p>
          </table:table-cell>
          <table:table-cell office:value-type="float" office:value="9.87316984311315" calcext:value-type="float">
            <text:p>9.87</text:p>
          </table:table-cell>
          <table:table-cell office:value-type="float" office:value="16.7337087686403" calcext:value-type="float">
            <text:p>16.73</text:p>
          </table:table-cell>
          <table:table-cell office:value-type="float" office:value="24.875" calcext:value-type="float">
            <text:p>24.875</text:p>
          </table:table-cell>
          <table:table-cell office:value-type="float" office:value="30.15" calcext:value-type="float">
            <text:p>30.15</text:p>
          </table:table-cell>
          <table:table-cell office:value-type="float" office:value="39.905" calcext:value-type="float">
            <text:p>39.905</text:p>
          </table:table-cell>
          <table:table-cell table:formula="of:=LN([.E388])" office:value-type="float" office:value="3.21386328304466" calcext:value-type="float">
            <text:p>3.21386328304466</text:p>
          </table:table-cell>
          <table:table-cell table:formula="of:=LN([.F388])" office:value-type="float" office:value="3.40618492317319" calcext:value-type="float">
            <text:p>3.40618492317319</text:p>
          </table:table-cell>
          <table:table-cell table:formula="of:=LN([.G388])" office:value-type="float" office:value="3.68650162932797" calcext:value-type="float">
            <text:p>3.68650162932797</text:p>
          </table:table-cell>
        </table:table-row>
        <table:table-row table:style-name="ro2">
          <table:table-cell office:value-type="date" office:date-value="1982-04-01" calcext:value-type="date">
            <text:p>abr-82</text:p>
          </table:table-cell>
          <table:table-cell office:value-type="float" office:value="1.78170610298629" calcext:value-type="float">
            <text:p>1.78</text:p>
          </table:table-cell>
          <table:table-cell office:value-type="float" office:value="9.41669498244422" calcext:value-type="float">
            <text:p>9.42</text:p>
          </table:table-cell>
          <table:table-cell office:value-type="float" office:value="14.2968750012922" calcext:value-type="float">
            <text:p>14.30</text:p>
          </table:table-cell>
          <table:table-cell office:value-type="float" office:value="24.875" calcext:value-type="float">
            <text:p>24.875</text:p>
          </table:table-cell>
          <table:table-cell office:value-type="float" office:value="30.15" calcext:value-type="float">
            <text:p>30.15</text:p>
          </table:table-cell>
          <table:table-cell office:value-type="float" office:value="42.885" calcext:value-type="float">
            <text:p>42.885</text:p>
          </table:table-cell>
          <table:table-cell table:formula="of:=LN([.E389])" office:value-type="float" office:value="3.21386328304466" calcext:value-type="float">
            <text:p>3.21386328304466</text:p>
          </table:table-cell>
          <table:table-cell table:formula="of:=LN([.F389])" office:value-type="float" office:value="3.40618492317319" calcext:value-type="float">
            <text:p>3.40618492317319</text:p>
          </table:table-cell>
          <table:table-cell table:formula="of:=LN([.G389])" office:value-type="float" office:value="3.75852211444238" calcext:value-type="float">
            <text:p>3.75852211444238</text:p>
          </table:table-cell>
        </table:table-row>
        <table:table-row table:style-name="ro2">
          <table:table-cell office:value-type="date" office:date-value="1982-05-01" calcext:value-type="date">
            <text:p>may-82</text:p>
          </table:table-cell>
          <table:table-cell office:value-type="float" office:value="0.860731230812162" calcext:value-type="float">
            <text:p>0.86</text:p>
          </table:table-cell>
          <table:table-cell office:value-type="float" office:value="13.6678756714568" calcext:value-type="float">
            <text:p>13.67</text:p>
          </table:table-cell>
          <table:table-cell office:value-type="float" office:value="12.4525436572501" calcext:value-type="float">
            <text:p>12.45</text:p>
          </table:table-cell>
          <table:table-cell office:value-type="float" office:value="29.95" calcext:value-type="float">
            <text:p>29.95</text:p>
          </table:table-cell>
          <table:table-cell office:value-type="float" office:value="31.68" calcext:value-type="float">
            <text:p>31.68</text:p>
          </table:table-cell>
          <table:table-cell office:value-type="float" office:value="45.355" calcext:value-type="float">
            <text:p>45.355</text:p>
          </table:table-cell>
          <table:table-cell table:formula="of:=LN([.E390])" office:value-type="float" office:value="3.39952932456146" calcext:value-type="float">
            <text:p>3.39952932456146</text:p>
          </table:table-cell>
          <table:table-cell table:formula="of:=LN([.F390])" office:value-type="float" office:value="3.45568556694623" calcext:value-type="float">
            <text:p>3.45568556694623</text:p>
          </table:table-cell>
          <table:table-cell table:formula="of:=LN([.G390])" office:value-type="float" office:value="3.81452042406691" calcext:value-type="float">
            <text:p>3.81452042406691</text:p>
          </table:table-cell>
        </table:table-row>
        <table:table-row table:style-name="ro2">
          <table:table-cell office:value-type="date" office:date-value="1982-06-01" calcext:value-type="date">
            <text:p>jun-82</text:p>
          </table:table-cell>
          <table:table-cell office:value-type="float" office:value="5.07246904588492" calcext:value-type="float">
            <text:p>5.07</text:p>
          </table:table-cell>
          <table:table-cell office:value-type="float" office:value="15.7605736068252" calcext:value-type="float">
            <text:p>15.76</text:p>
          </table:table-cell>
          <table:table-cell office:value-type="float" office:value="12.5093632969648" calcext:value-type="float">
            <text:p>12.51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53.77" calcext:value-type="float">
            <text:p>53.77</text:p>
          </table:table-cell>
          <table:table-cell table:formula="of:=LN([.E391])" office:value-type="float" office:value="3.50104271663187" calcext:value-type="float">
            <text:p>3.50104271663187</text:p>
          </table:table-cell>
          <table:table-cell table:formula="of:=LN([.F391])" office:value-type="float" office:value="3.56388296393925" calcext:value-type="float">
            <text:p>3.56388296393925</text:p>
          </table:table-cell>
          <table:table-cell table:formula="of:=LN([.G391])" office:value-type="float" office:value="3.98471569082159" calcext:value-type="float">
            <text:p>3.98471569082159</text:p>
          </table:table-cell>
        </table:table-row>
        <table:table-row table:style-name="ro2">
          <table:table-cell office:value-type="date" office:date-value="1982-07-01" calcext:value-type="date">
            <text:p>jul-82</text:p>
          </table:table-cell>
          <table:table-cell office:value-type="float" office:value="13.7299873574921" calcext:value-type="float">
            <text:p>13.73</text:p>
          </table:table-cell>
          <table:table-cell office:value-type="float" office:value="23.5592088600308" calcext:value-type="float">
            <text:p>23.56</text:p>
          </table:table-cell>
          <table:table-cell office:value-type="float" office:value="11.3803230542161" calcext:value-type="float">
            <text:p>11.38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61.735" calcext:value-type="float">
            <text:p>61.735</text:p>
          </table:table-cell>
          <table:table-cell table:formula="of:=LN([.E392])" office:value-type="float" office:value="3.50104271663187" calcext:value-type="float">
            <text:p>3.50104271663187</text:p>
          </table:table-cell>
          <table:table-cell table:formula="of:=LN([.F392])" office:value-type="float" office:value="3.56388296393925" calcext:value-type="float">
            <text:p>3.56388296393925</text:p>
          </table:table-cell>
          <table:table-cell table:formula="of:=LN([.G392])" office:value-type="float" office:value="4.12285103101971" calcext:value-type="float">
            <text:p>4.12285103101971</text:p>
          </table:table-cell>
        </table:table-row>
        <table:table-row table:style-name="ro2">
          <table:table-cell office:value-type="date" office:date-value="1982-08-01" calcext:value-type="date">
            <text:p>ago-82</text:p>
          </table:table-cell>
          <table:table-cell office:value-type="float" office:value="10.8184398076755" calcext:value-type="float">
            <text:p>10.82</text:p>
          </table:table-cell>
          <table:table-cell office:value-type="float" office:value="25.2953875438149" calcext:value-type="float">
            <text:p>25.30</text:p>
          </table:table-cell>
          <table:table-cell office:value-type="float" office:value="12.5000000014019" calcext:value-type="float">
            <text:p>12.50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55.415" calcext:value-type="float">
            <text:p>55.415</text:p>
          </table:table-cell>
          <table:table-cell table:formula="of:=LN([.E393])" office:value-type="float" office:value="3.50104271663187" calcext:value-type="float">
            <text:p>3.50104271663187</text:p>
          </table:table-cell>
          <table:table-cell table:formula="of:=LN([.F393])" office:value-type="float" office:value="3.56388296393925" calcext:value-type="float">
            <text:p>3.56388296393925</text:p>
          </table:table-cell>
          <table:table-cell table:formula="of:=LN([.G393])" office:value-type="float" office:value="4.01485031522762" calcext:value-type="float">
            <text:p>4.01485031522762</text:p>
          </table:table-cell>
        </table:table-row>
        <table:table-row table:style-name="ro2">
          <table:table-cell office:value-type="date" office:date-value="1982-09-01" calcext:value-type="date">
            <text:p>sep-82</text:p>
          </table:table-cell>
          <table:table-cell office:value-type="float" office:value="13.8352467494383" calcext:value-type="float">
            <text:p>13.84</text:p>
          </table:table-cell>
          <table:table-cell office:value-type="float" office:value="25.8054774791517" calcext:value-type="float">
            <text:p>25.81</text:p>
          </table:table-cell>
          <table:table-cell office:value-type="float" office:value="14.4420131344164" calcext:value-type="float">
            <text:p>14.44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57.755" calcext:value-type="float">
            <text:p>57.755</text:p>
          </table:table-cell>
          <table:table-cell table:formula="of:=LN([.E394])" office:value-type="float" office:value="3.50104271663187" calcext:value-type="float">
            <text:p>3.50104271663187</text:p>
          </table:table-cell>
          <table:table-cell table:formula="of:=LN([.F394])" office:value-type="float" office:value="3.56388296393925" calcext:value-type="float">
            <text:p>3.56388296393925</text:p>
          </table:table-cell>
          <table:table-cell table:formula="of:=LN([.G394])" office:value-type="float" office:value="4.05620992574064" calcext:value-type="float">
            <text:p>4.05620992574064</text:p>
          </table:table-cell>
        </table:table-row>
        <table:table-row table:style-name="ro2">
          <table:table-cell office:value-type="date" office:date-value="1982-10-01" calcext:value-type="date">
            <text:p>oct-82</text:p>
          </table:table-cell>
          <table:table-cell office:value-type="float" office:value="19.8778111163507" calcext:value-type="float">
            <text:p>19.88</text:p>
          </table:table-cell>
          <table:table-cell office:value-type="float" office:value="27.6912613161968" calcext:value-type="float">
            <text:p>27.69</text:p>
          </table:table-cell>
          <table:table-cell office:value-type="float" office:value="15.9651669089832" calcext:value-type="float">
            <text:p>15.97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59.68" calcext:value-type="float">
            <text:p>59.68</text:p>
          </table:table-cell>
          <table:table-cell table:formula="of:=LN([.E395])" office:value-type="float" office:value="3.50104271663187" calcext:value-type="float">
            <text:p>3.50104271663187</text:p>
          </table:table-cell>
          <table:table-cell table:formula="of:=LN([.F395])" office:value-type="float" office:value="3.56388296393925" calcext:value-type="float">
            <text:p>3.56388296393925</text:p>
          </table:table-cell>
          <table:table-cell table:formula="of:=LN([.G395])" office:value-type="float" office:value="4.08899695589551" calcext:value-type="float">
            <text:p>4.08899695589551</text:p>
          </table:table-cell>
        </table:table-row>
        <table:table-row table:style-name="ro2">
          <table:table-cell office:value-type="date" office:date-value="1982-11-01" calcext:value-type="date">
            <text:p>nov-82</text:p>
          </table:table-cell>
          <table:table-cell office:value-type="float" office:value="11.1255651368898" calcext:value-type="float">
            <text:p>11.13</text:p>
          </table:table-cell>
          <table:table-cell office:value-type="float" office:value="22.4333633862727" calcext:value-type="float">
            <text:p>22.43</text:p>
          </table:table-cell>
          <table:table-cell office:value-type="float" office:value="16.7746580380293" calcext:value-type="float">
            <text:p>16.77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58.865" calcext:value-type="float">
            <text:p>58.865</text:p>
          </table:table-cell>
          <table:table-cell table:formula="of:=LN([.E396])" office:value-type="float" office:value="3.50104271663187" calcext:value-type="float">
            <text:p>3.50104271663187</text:p>
          </table:table-cell>
          <table:table-cell table:formula="of:=LN([.F396])" office:value-type="float" office:value="3.56388296393925" calcext:value-type="float">
            <text:p>3.56388296393925</text:p>
          </table:table-cell>
          <table:table-cell table:formula="of:=LN([.G396])" office:value-type="float" office:value="4.07524668653016" calcext:value-type="float">
            <text:p>4.07524668653016</text:p>
          </table:table-cell>
        </table:table-row>
        <table:table-row table:style-name="ro2">
          <table:table-cell office:value-type="date" office:date-value="1982-12-01" calcext:value-type="date">
            <text:p>dic-82</text:p>
          </table:table-cell>
          <table:table-cell office:value-type="float" office:value="18.75701447868" calcext:value-type="float">
            <text:p>18.76</text:p>
          </table:table-cell>
          <table:table-cell office:value-type="float" office:value="22.8261364153433" calcext:value-type="float">
            <text:p>22.83</text:p>
          </table:table-cell>
          <table:table-cell office:value-type="float" office:value="20.5840455861314" calcext:value-type="float">
            <text:p>20.58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62.895" calcext:value-type="float">
            <text:p>62.895</text:p>
          </table:table-cell>
          <table:table-cell table:formula="of:=LN([.E397])" office:value-type="float" office:value="3.50104271663187" calcext:value-type="float">
            <text:p>3.50104271663187</text:p>
          </table:table-cell>
          <table:table-cell table:formula="of:=LN([.F397])" office:value-type="float" office:value="3.56388296393925" calcext:value-type="float">
            <text:p>3.56388296393925</text:p>
          </table:table-cell>
          <table:table-cell table:formula="of:=LN([.G397])" office:value-type="float" office:value="4.14146666929084" calcext:value-type="float">
            <text:p>4.14146666929084</text:p>
          </table:table-cell>
        </table:table-row>
        <table:table-row table:style-name="ro2">
          <table:table-cell office:value-type="date" office:date-value="1983-01-01" calcext:value-type="date">
            <text:p>ene-83</text:p>
          </table:table-cell>
          <table:table-cell office:value-type="float" office:value="8.55631165436901" calcext:value-type="float">
            <text:p>8.56</text:p>
          </table:table-cell>
          <table:table-cell office:value-type="float" office:value="21.7853565249067" calcext:value-type="float">
            <text:p>21.79</text:p>
          </table:table-cell>
          <table:table-cell office:value-type="float" office:value="22.2533240040163" calcext:value-type="float">
            <text:p>22.25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66.305" calcext:value-type="float">
            <text:p>66.305</text:p>
          </table:table-cell>
          <table:table-cell table:formula="of:=LN([.E398])" office:value-type="float" office:value="3.50104271663187" calcext:value-type="float">
            <text:p>3.50104271663187</text:p>
          </table:table-cell>
          <table:table-cell table:formula="of:=LN([.F398])" office:value-type="float" office:value="3.56388296393925" calcext:value-type="float">
            <text:p>3.56388296393925</text:p>
          </table:table-cell>
          <table:table-cell table:formula="of:=LN([.G398])" office:value-type="float" office:value="4.19426530912956" calcext:value-type="float">
            <text:p>4.19426530912956</text:p>
          </table:table-cell>
        </table:table-row>
        <table:table-row table:style-name="ro2">
          <table:table-cell office:value-type="date" office:date-value="1983-02-01" calcext:value-type="date">
            <text:p>feb-83</text:p>
          </table:table-cell>
          <table:table-cell office:value-type="float" office:value="12.5132425775353" calcext:value-type="float">
            <text:p>12.51</text:p>
          </table:table-cell>
          <table:table-cell office:value-type="float" office:value="20.2185901534527" calcext:value-type="float">
            <text:p>20.22</text:p>
          </table:table-cell>
          <table:table-cell office:value-type="float" office:value="24.4072524442616" calcext:value-type="float">
            <text:p>24.41</text:p>
          </table:table-cell>
          <table:table-cell office:value-type="float" office:value="33.15" calcext:value-type="float">
            <text:p>33.15</text:p>
          </table:table-cell>
          <table:table-cell office:value-type="float" office:value="35.3" calcext:value-type="float">
            <text:p>35.3</text:p>
          </table:table-cell>
          <table:table-cell office:value-type="float" office:value="71.415" calcext:value-type="float">
            <text:p>71.415</text:p>
          </table:table-cell>
          <table:table-cell table:formula="of:=LN([.E399])" office:value-type="float" office:value="3.50104271663187" calcext:value-type="float">
            <text:p>3.50104271663187</text:p>
          </table:table-cell>
          <table:table-cell table:formula="of:=LN([.F399])" office:value-type="float" office:value="3.56388296393925" calcext:value-type="float">
            <text:p>3.56388296393925</text:p>
          </table:table-cell>
          <table:table-cell table:formula="of:=LN([.G399])" office:value-type="float" office:value="4.26850793131459" calcext:value-type="float">
            <text:p>4.26850793131459</text:p>
          </table:table-cell>
        </table:table-row>
        <table:table-row table:style-name="ro2">
          <table:table-cell office:value-type="date" office:date-value="1983-03-01" calcext:value-type="date">
            <text:p>mar-83</text:p>
          </table:table-cell>
          <table:table-cell office:value-type="float" office:value="17.4414371117956" calcext:value-type="float">
            <text:p>17.44</text:p>
          </table:table-cell>
          <table:table-cell office:value-type="float" office:value="17.8475949681885" calcext:value-type="float">
            <text:p>17.85</text:p>
          </table:table-cell>
          <table:table-cell office:value-type="float" office:value="28.2563749075858" calcext:value-type="float">
            <text:p>28.26</text:p>
          </table:table-cell>
          <table:table-cell office:value-type="float" office:value="37.06" calcext:value-type="float">
            <text:p>37.06</text:p>
          </table:table-cell>
          <table:table-cell office:value-type="float" office:value="70.35" calcext:value-type="float">
            <text:p>70.35</text:p>
          </table:table-cell>
          <table:table-cell office:value-type="float" office:value="78.175" calcext:value-type="float">
            <text:p>78.175</text:p>
          </table:table-cell>
          <table:table-cell table:formula="of:=LN([.E400])" office:value-type="float" office:value="3.61253822085721" calcext:value-type="float">
            <text:p>3.61253822085721</text:p>
          </table:table-cell>
          <table:table-cell table:formula="of:=LN([.F400])" office:value-type="float" office:value="4.2534827835604" calcext:value-type="float">
            <text:p>4.2534827835604</text:p>
          </table:table-cell>
          <table:table-cell table:formula="of:=LN([.G400])" office:value-type="float" office:value="4.3589499033439" calcext:value-type="float">
            <text:p>4.3589499033439</text:p>
          </table:table-cell>
        </table:table-row>
        <table:table-row table:style-name="ro2">
          <table:table-cell office:value-type="date" office:date-value="1983-04-01" calcext:value-type="date">
            <text:p>abr-83</text:p>
          </table:table-cell>
          <table:table-cell office:value-type="float" office:value="18.0400705981715" calcext:value-type="float">
            <text:p>18.04</text:p>
          </table:table-cell>
          <table:table-cell office:value-type="float" office:value="18.3491366817109" calcext:value-type="float">
            <text:p>18.35</text:p>
          </table:table-cell>
          <table:table-cell office:value-type="float" office:value="30.2802460623154" calcext:value-type="float">
            <text:p>30.28</text:p>
          </table:table-cell>
          <table:table-cell office:value-type="float" office:value="43.015" calcext:value-type="float">
            <text:p>43.015</text:p>
          </table:table-cell>
          <table:table-cell office:value-type="float" office:value="72.195" calcext:value-type="float">
            <text:p>72.195</text:p>
          </table:table-cell>
          <table:table-cell office:value-type="float" office:value="81.775" calcext:value-type="float">
            <text:p>81.775</text:p>
          </table:table-cell>
          <table:table-cell table:formula="of:=LN([.E401])" office:value-type="float" office:value="3.76154889207331" calcext:value-type="float">
            <text:p>3.76154889207331</text:p>
          </table:table-cell>
          <table:table-cell table:formula="of:=LN([.F401])" office:value-type="float" office:value="4.27937079142318" calcext:value-type="float">
            <text:p>4.27937079142318</text:p>
          </table:table-cell>
          <table:table-cell table:formula="of:=LN([.G401])" office:value-type="float" office:value="4.40397157342445" calcext:value-type="float">
            <text:p>4.40397157342445</text:p>
          </table:table-cell>
        </table:table-row>
        <table:table-row table:style-name="ro2">
          <table:table-cell office:value-type="date" office:date-value="1983-05-01" calcext:value-type="date">
            <text:p>may-83</text:p>
          </table:table-cell>
          <table:table-cell office:value-type="float" office:value="21.2044067621514" calcext:value-type="float">
            <text:p>21.20</text:p>
          </table:table-cell>
          <table:table-cell office:value-type="float" office:value="18.1981581710962" calcext:value-type="float">
            <text:p>18.20</text:p>
          </table:table-cell>
          <table:table-cell office:value-type="float" office:value="32.6130992532647" calcext:value-type="float">
            <text:p>32.61</text:p>
          </table:table-cell>
          <table:table-cell office:value-type="float" office:value="43.885" calcext:value-type="float">
            <text:p>43.885</text:p>
          </table:table-cell>
          <table:table-cell office:value-type="float" office:value="79.4" calcext:value-type="float">
            <text:p>79.4</text:p>
          </table:table-cell>
          <table:table-cell office:value-type="float" office:value="83.325" calcext:value-type="float">
            <text:p>83.325</text:p>
          </table:table-cell>
          <table:table-cell table:formula="of:=LN([.E402])" office:value-type="float" office:value="3.78157257604408" calcext:value-type="float">
            <text:p>3.78157257604408</text:p>
          </table:table-cell>
          <table:table-cell table:formula="of:=LN([.F402])" office:value-type="float" office:value="4.37449836825309" calcext:value-type="float">
            <text:p>4.37449836825309</text:p>
          </table:table-cell>
          <table:table-cell table:formula="of:=LN([.G402])" office:value-type="float" office:value="4.4227486241938" calcext:value-type="float">
            <text:p>4.4227486241938</text:p>
          </table:table-cell>
        </table:table-row>
        <table:table-row table:style-name="ro2">
          <table:table-cell office:value-type="date" office:date-value="1983-06-01" calcext:value-type="date">
            <text:p>jun-83</text:p>
          </table:table-cell>
          <table:table-cell office:value-type="float" office:value="13.9209576853626" calcext:value-type="float">
            <text:p>13.92</text:p>
          </table:table-cell>
          <table:table-cell office:value-type="float" office:value="14.5713277666706" calcext:value-type="float">
            <text:p>14.57</text:p>
          </table:table-cell>
          <table:table-cell office:value-type="float" office:value="37.0838881545613" calcext:value-type="float">
            <text:p>37.08</text:p>
          </table:table-cell>
          <table:table-cell office:value-type="float" office:value="44.765" calcext:value-type="float">
            <text:p>44.765</text:p>
          </table:table-cell>
          <table:table-cell office:value-type="float" office:value="82.185" calcext:value-type="float">
            <text:p>82.185</text:p>
          </table:table-cell>
          <table:table-cell office:value-type="float" office:value="91.96" calcext:value-type="float">
            <text:p>91.96</text:p>
          </table:table-cell>
          <table:table-cell table:formula="of:=LN([.E403])" office:value-type="float" office:value="3.80142658408612" calcext:value-type="float">
            <text:p>3.80142658408612</text:p>
          </table:table-cell>
          <table:table-cell table:formula="of:=LN([.F403])" office:value-type="float" office:value="4.40897280365849" calcext:value-type="float">
            <text:p>4.40897280365849</text:p>
          </table:table-cell>
          <table:table-cell table:formula="of:=LN([.G403])" office:value-type="float" office:value="4.52135369989498" calcext:value-type="float">
            <text:p>4.52135369989498</text:p>
          </table:table-cell>
        </table:table-row>
        <table:table-row table:style-name="ro2">
          <table:table-cell office:value-type="date" office:date-value="1983-07-01" calcext:value-type="date">
            <text:p>jul-83</text:p>
          </table:table-cell>
          <table:table-cell office:value-type="float" office:value="10.5689617292816" calcext:value-type="float">
            <text:p>10.57</text:p>
          </table:table-cell>
          <table:table-cell office:value-type="float" office:value="13.9146152842741" calcext:value-type="float">
            <text:p>13.91</text:p>
          </table:table-cell>
          <table:table-cell office:value-type="float" office:value="45.2208305844442" calcext:value-type="float">
            <text:p>45.22</text:p>
          </table:table-cell>
          <table:table-cell office:value-type="float" office:value="46.155" calcext:value-type="float">
            <text:p>46.155</text:p>
          </table:table-cell>
          <table:table-cell office:value-type="float" office:value="89.87" calcext:value-type="float">
            <text:p>89.87</text:p>
          </table:table-cell>
          <table:table-cell office:value-type="float" office:value="97.07" calcext:value-type="float">
            <text:p>97.07</text:p>
          </table:table-cell>
          <table:table-cell table:formula="of:=LN([.E404])" office:value-type="float" office:value="3.83200529744212" calcext:value-type="float">
            <text:p>3.83200529744212</text:p>
          </table:table-cell>
          <table:table-cell table:formula="of:=LN([.F404])" office:value-type="float" office:value="4.49836418167028" calcext:value-type="float">
            <text:p>4.49836418167028</text:p>
          </table:table-cell>
          <table:table-cell table:formula="of:=LN([.G404])" office:value-type="float" office:value="4.57543236772414" calcext:value-type="float">
            <text:p>4.57543236772414</text:p>
          </table:table-cell>
        </table:table-row>
        <table:table-row table:style-name="ro2">
          <table:table-cell office:value-type="date" office:date-value="1983-08-01" calcext:value-type="date">
            <text:p>ago-83</text:p>
          </table:table-cell>
          <table:table-cell office:value-type="float" office:value="20.4887822156577" calcext:value-type="float">
            <text:p>20.49</text:p>
          </table:table-cell>
          <table:table-cell office:value-type="float" office:value="17.5022232103157" calcext:value-type="float">
            <text:p>17.50</text:p>
          </table:table-cell>
          <table:table-cell office:value-type="float" office:value="51.3970110484592" calcext:value-type="float">
            <text:p>51.40</text:p>
          </table:table-cell>
          <table:table-cell office:value-type="float" office:value="47.725" calcext:value-type="float">
            <text:p>47.725</text:p>
          </table:table-cell>
          <table:table-cell office:value-type="float" office:value="90.03" calcext:value-type="float">
            <text:p>90.03</text:p>
          </table:table-cell>
          <table:table-cell office:value-type="float" office:value="94.33" calcext:value-type="float">
            <text:p>94.33</text:p>
          </table:table-cell>
          <table:table-cell table:formula="of:=LN([.E405])" office:value-type="float" office:value="3.86545536961181" calcext:value-type="float">
            <text:p>3.86545536961181</text:p>
          </table:table-cell>
          <table:table-cell table:formula="of:=LN([.F405])" office:value-type="float" office:value="4.50014294812039" calcext:value-type="float">
            <text:p>4.50014294812039</text:p>
          </table:table-cell>
          <table:table-cell table:formula="of:=LN([.G405])" office:value-type="float" office:value="4.54679927266176" calcext:value-type="float">
            <text:p>4.54679927266176</text:p>
          </table:table-cell>
        </table:table-row>
        <table:table-row table:style-name="ro2">
          <table:table-cell office:value-type="date" office:date-value="1983-09-01" calcext:value-type="date">
            <text:p>sep-83</text:p>
          </table:table-cell>
          <table:table-cell office:value-type="float" office:value="18.1613420921627" calcext:value-type="float">
            <text:p>18.16</text:p>
          </table:table-cell>
          <table:table-cell office:value-type="float" office:value="18.7506924184793" calcext:value-type="float">
            <text:p>18.75</text:p>
          </table:table-cell>
          <table:table-cell office:value-type="float" office:value="56.4690885874897" calcext:value-type="float">
            <text:p>56.47</text:p>
          </table:table-cell>
          <table:table-cell office:value-type="float" office:value="49.27" calcext:value-type="float">
            <text:p>49.27</text:p>
          </table:table-cell>
          <table:table-cell office:value-type="float" office:value="88.015" calcext:value-type="float">
            <text:p>88.015</text:p>
          </table:table-cell>
          <table:table-cell office:value-type="float" office:value="87.89" calcext:value-type="float">
            <text:p>87.89</text:p>
          </table:table-cell>
          <table:table-cell table:formula="of:=LN([.E406])" office:value-type="float" office:value="3.89731537655587" calcext:value-type="float">
            <text:p>3.89731537655587</text:p>
          </table:table-cell>
          <table:table-cell table:formula="of:=LN([.F406])" office:value-type="float" office:value="4.47750725449794" calcext:value-type="float">
            <text:p>4.47750725449794</text:p>
          </table:table-cell>
          <table:table-cell table:formula="of:=LN([.G406])" office:value-type="float" office:value="4.47608603257655" calcext:value-type="float">
            <text:p>4.47608603257655</text:p>
          </table:table-cell>
        </table:table-row>
        <table:table-row table:style-name="ro2">
          <table:table-cell office:value-type="date" office:date-value="1983-10-01" calcext:value-type="date">
            <text:p>oct-83</text:p>
          </table:table-cell>
          <table:table-cell office:value-type="float" office:value="5.47618550312954" calcext:value-type="float">
            <text:p>5.48</text:p>
          </table:table-cell>
          <table:table-cell office:value-type="float" office:value="18.8961337129213" calcext:value-type="float">
            <text:p>18.90</text:p>
          </table:table-cell>
          <table:table-cell office:value-type="float" office:value="59.6996245304471" calcext:value-type="float">
            <text:p>59.70</text:p>
          </table:table-cell>
          <table:table-cell office:value-type="float" office:value="50.805" calcext:value-type="float">
            <text:p>50.805</text:p>
          </table:table-cell>
          <table:table-cell office:value-type="float" office:value="84.68" calcext:value-type="float">
            <text:p>84.68</text:p>
          </table:table-cell>
          <table:table-cell office:value-type="float" office:value="84.165" calcext:value-type="float">
            <text:p>84.165</text:p>
          </table:table-cell>
          <table:table-cell table:formula="of:=LN([.E407])" office:value-type="float" office:value="3.92799477493784" calcext:value-type="float">
            <text:p>3.92799477493784</text:p>
          </table:table-cell>
          <table:table-cell table:formula="of:=LN([.F407])" office:value-type="float" office:value="4.43887944626666" calcext:value-type="float">
            <text:p>4.43887944626666</text:p>
          </table:table-cell>
          <table:table-cell table:formula="of:=LN([.G407])" office:value-type="float" office:value="4.43277915787105" calcext:value-type="float">
            <text:p>4.43277915787105</text:p>
          </table:table-cell>
        </table:table-row>
        <table:table-row table:style-name="ro2">
          <table:table-cell office:value-type="date" office:date-value="1983-11-01" calcext:value-type="date">
            <text:p>nov-83</text:p>
          </table:table-cell>
          <table:table-cell office:value-type="float" office:value="12.8948162192442" calcext:value-type="float">
            <text:p>12.89</text:p>
          </table:table-cell>
          <table:table-cell office:value-type="float" office:value="24.8994543154397" calcext:value-type="float">
            <text:p>24.90</text:p>
          </table:table-cell>
          <table:table-cell office:value-type="float" office:value="63.4401972826461" calcext:value-type="float">
            <text:p>63.44</text:p>
          </table:table-cell>
          <table:table-cell office:value-type="float" office:value="52.35" calcext:value-type="float">
            <text:p>52.35</text:p>
          </table:table-cell>
          <table:table-cell table:number-columns-repeated="2" office:value-type="float" office:value="83.72" calcext:value-type="float">
            <text:p>83.72</text:p>
          </table:table-cell>
          <table:table-cell table:formula="of:=LN([.E408])" office:value-type="float" office:value="3.95795193731655" calcext:value-type="float">
            <text:p>3.95795193731655</text:p>
          </table:table-cell>
          <table:table-cell table:formula="of:=LN([.F408])" office:value-type="float" office:value="4.4274778975778" calcext:value-type="float">
            <text:p>4.4274778975778</text:p>
          </table:table-cell>
          <table:table-cell table:formula="of:=LN([.G408])" office:value-type="float" office:value="4.4274778975778" calcext:value-type="float">
            <text:p>4.4274778975778</text:p>
          </table:table-cell>
        </table:table-row>
        <table:table-row table:style-name="ro2">
          <table:table-cell office:value-type="date" office:date-value="1983-12-01" calcext:value-type="date">
            <text:p>dic-83</text:p>
          </table:table-cell>
          <table:table-cell office:value-type="float" office:value="11.9947988578936" calcext:value-type="float">
            <text:p>11.99</text:p>
          </table:table-cell>
          <table:table-cell office:value-type="float" office:value="28.1086187415489" calcext:value-type="float">
            <text:p>28.11</text:p>
          </table:table-cell>
          <table:table-cell office:value-type="float" office:value="61.075014762506" calcext:value-type="float">
            <text:p>61.08</text:p>
          </table:table-cell>
          <table:table-cell office:value-type="float" office:value="53.885" calcext:value-type="float">
            <text:p>53.885</text:p>
          </table:table-cell>
          <table:table-cell office:value-type="float" office:value="87.46" calcext:value-type="float">
            <text:p>87.46</text:p>
          </table:table-cell>
          <table:table-cell office:value-type="float" office:value="87.75" calcext:value-type="float">
            <text:p>87.75</text:p>
          </table:table-cell>
          <table:table-cell table:formula="of:=LN([.E409])" office:value-type="float" office:value="3.9868521460488" calcext:value-type="float">
            <text:p>3.9868521460488</text:p>
          </table:table-cell>
          <table:table-cell table:formula="of:=LN([.F409])" office:value-type="float" office:value="4.47118154598477" calcext:value-type="float">
            <text:p>4.47118154598477</text:p>
          </table:table-cell>
          <table:table-cell table:formula="of:=LN([.G409])" office:value-type="float" office:value="4.47449186234598" calcext:value-type="float">
            <text:p>4.47449186234598</text:p>
          </table:table-cell>
        </table:table-row>
        <table:table-row table:style-name="ro2">
          <table:table-cell office:value-type="date" office:date-value="1984-01-01" calcext:value-type="date">
            <text:p>ene-84</text:p>
          </table:table-cell>
          <table:table-cell office:value-type="float" office:value="8.62951055521302" calcext:value-type="float">
            <text:p>8.63</text:p>
          </table:table-cell>
          <table:table-cell office:value-type="float" office:value="25.681864916905" calcext:value-type="float">
            <text:p>25.68</text:p>
          </table:table-cell>
          <table:table-cell office:value-type="float" office:value="55.7527189500886" calcext:value-type="float">
            <text:p>55.75</text:p>
          </table:table-cell>
          <table:table-cell office:value-type="float" office:value="55.45" calcext:value-type="float">
            <text:p>55.45</text:p>
          </table:table-cell>
          <table:table-cell office:value-type="float" office:value="89.42" calcext:value-type="float">
            <text:p>89.42</text:p>
          </table:table-cell>
          <table:table-cell office:value-type="float" office:value="89.825" calcext:value-type="float">
            <text:p>89.825</text:p>
          </table:table-cell>
          <table:table-cell table:formula="of:=LN([.E410])" office:value-type="float" office:value="4.01548171379638" calcext:value-type="float">
            <text:p>4.01548171379638</text:p>
          </table:table-cell>
          <table:table-cell table:formula="of:=LN([.F410])" office:value-type="float" office:value="4.49334437080583" calcext:value-type="float">
            <text:p>4.49334437080583</text:p>
          </table:table-cell>
          <table:table-cell table:formula="of:=LN([.G410])" office:value-type="float" office:value="4.49786333299958" calcext:value-type="float">
            <text:p>4.49786333299958</text:p>
          </table:table-cell>
        </table:table-row>
        <table:table-row table:style-name="ro2">
          <table:table-cell office:value-type="date" office:date-value="1984-02-01" calcext:value-type="date">
            <text:p>feb-84</text:p>
          </table:table-cell>
          <table:table-cell office:value-type="float" office:value="14.5980762270746" calcext:value-type="float">
            <text:p>14.60</text:p>
          </table:table-cell>
          <table:table-cell office:value-type="float" office:value="30.3870892682035" calcext:value-type="float">
            <text:p>30.39</text:p>
          </table:table-cell>
          <table:table-cell office:value-type="float" office:value="52.4663677192132" calcext:value-type="float">
            <text:p>52.47</text:p>
          </table:table-cell>
          <table:table-cell office:value-type="float" office:value="56.965" calcext:value-type="float">
            <text:p>56.965</text:p>
          </table:table-cell>
          <table:table-cell office:value-type="float" office:value="89.37" calcext:value-type="float">
            <text:p>89.37</text:p>
          </table:table-cell>
          <table:table-cell office:value-type="float" office:value="89.45" calcext:value-type="float">
            <text:p>89.45</text:p>
          </table:table-cell>
          <table:table-cell table:formula="of:=LN([.E411])" office:value-type="float" office:value="4.04243704415008" calcext:value-type="float">
            <text:p>4.04243704415008</text:p>
          </table:table-cell>
          <table:table-cell table:formula="of:=LN([.F411])" office:value-type="float" office:value="4.4927850553933" calcext:value-type="float">
            <text:p>4.4927850553933</text:p>
          </table:table-cell>
          <table:table-cell table:formula="of:=LN([.G411])" office:value-type="float" office:value="4.49367980995473" calcext:value-type="float">
            <text:p>4.49367980995473</text:p>
          </table:table-cell>
        </table:table-row>
        <table:table-row table:style-name="ro2">
          <table:table-cell office:value-type="date" office:date-value="1984-03-01" calcext:value-type="date">
            <text:p>mar-84</text:p>
          </table:table-cell>
          <table:table-cell office:value-type="float" office:value="0.695979439930317" calcext:value-type="float">
            <text:p>0.70</text:p>
          </table:table-cell>
          <table:table-cell office:value-type="float" office:value="27.470324452651" calcext:value-type="float">
            <text:p>27.47</text:p>
          </table:table-cell>
          <table:table-cell office:value-type="float" office:value="49.7044599706254" calcext:value-type="float">
            <text:p>49.70</text:p>
          </table:table-cell>
          <table:table-cell office:value-type="float" office:value="58.48" calcext:value-type="float">
            <text:p>58.48</text:p>
          </table:table-cell>
          <table:table-cell office:value-type="float" office:value="89.37" calcext:value-type="float">
            <text:p>89.37</text:p>
          </table:table-cell>
          <table:table-cell office:value-type="float" office:value="89.485" calcext:value-type="float">
            <text:p>89.485</text:p>
          </table:table-cell>
          <table:table-cell table:formula="of:=LN([.E412])" office:value-type="float" office:value="4.06868481544152" calcext:value-type="float">
            <text:p>4.06868481544152</text:p>
          </table:table-cell>
          <table:table-cell table:formula="of:=LN([.F412])" office:value-type="float" office:value="4.4927850553933" calcext:value-type="float">
            <text:p>4.4927850553933</text:p>
          </table:table-cell>
          <table:table-cell table:formula="of:=LN([.G412])" office:value-type="float" office:value="4.49407101346937" calcext:value-type="float">
            <text:p>4.49407101346937</text:p>
          </table:table-cell>
        </table:table-row>
        <table:table-row table:style-name="ro2">
          <table:table-cell office:value-type="date" office:date-value="1984-04-01" calcext:value-type="date">
            <text:p>abr-84</text:p>
          </table:table-cell>
          <table:table-cell office:value-type="float" office:value="4.6440376341949" calcext:value-type="float">
            <text:p>4.64</text:p>
          </table:table-cell>
          <table:table-cell office:value-type="float" office:value="26.9500568529695" calcext:value-type="float">
            <text:p>26.95</text:p>
          </table:table-cell>
          <table:table-cell office:value-type="float" office:value="48.7932843662522" calcext:value-type="float">
            <text:p>48.79</text:p>
          </table:table-cell>
          <table:table-cell office:value-type="float" office:value="60.025" calcext:value-type="float">
            <text:p>60.025</text:p>
          </table:table-cell>
          <table:table-cell office:value-type="float" office:value="89.085" calcext:value-type="float">
            <text:p>89.085</text:p>
          </table:table-cell>
          <table:table-cell office:value-type="float" office:value="89.075" calcext:value-type="float">
            <text:p>89.075</text:p>
          </table:table-cell>
          <table:table-cell table:formula="of:=LN([.E413])" office:value-type="float" office:value="4.09476114210732" calcext:value-type="float">
            <text:p>4.09476114210732</text:p>
          </table:table-cell>
          <table:table-cell table:formula="of:=LN([.F413])" office:value-type="float" office:value="4.48959097013593" calcext:value-type="float">
            <text:p>4.48959097013593</text:p>
          </table:table-cell>
          <table:table-cell table:formula="of:=LN([.G413])" office:value-type="float" office:value="4.4894787114919" calcext:value-type="float">
            <text:p>4.4894787114919</text:p>
          </table:table-cell>
        </table:table-row>
        <table:table-row table:style-name="ro2">
          <table:table-cell office:value-type="date" office:date-value="1984-05-01" calcext:value-type="date">
            <text:p>may-84</text:p>
          </table:table-cell>
          <table:table-cell office:value-type="float" office:value="14.594076283827" calcext:value-type="float">
            <text:p>14.59</text:p>
          </table:table-cell>
          <table:table-cell office:value-type="float" office:value="27.0182992465016" calcext:value-type="float">
            <text:p>27.02</text:p>
          </table:table-cell>
          <table:table-cell office:value-type="float" office:value="47.9633401245144" calcext:value-type="float">
            <text:p>47.96</text:p>
          </table:table-cell>
          <table:table-cell office:value-type="float" office:value="61.56" calcext:value-type="float">
            <text:p>61.56</text:p>
          </table:table-cell>
          <table:table-cell office:value-type="float" office:value="89.76" calcext:value-type="float">
            <text:p>89.76</text:p>
          </table:table-cell>
          <table:table-cell office:value-type="float" office:value="90.09" calcext:value-type="float">
            <text:p>90.09</text:p>
          </table:table-cell>
          <table:table-cell table:formula="of:=LN([.E414])" office:value-type="float" office:value="4.12001230897068" calcext:value-type="float">
            <text:p>4.12001230897068</text:p>
          </table:table-cell>
          <table:table-cell table:formula="of:=LN([.F414])" office:value-type="float" office:value="4.49713944177439" calcext:value-type="float">
            <text:p>4.49713944177439</text:p>
          </table:table-cell>
          <table:table-cell table:formula="of:=LN([.G414])" office:value-type="float" office:value="4.50080917066335" calcext:value-type="float">
            <text:p>4.50080917066335</text:p>
          </table:table-cell>
        </table:table-row>
        <table:table-row table:style-name="ro2">
          <table:table-cell office:value-type="date" office:date-value="1984-06-01" calcext:value-type="date">
            <text:p>jun-84</text:p>
          </table:table-cell>
          <table:table-cell office:value-type="float" office:value="24.5516360151508" calcext:value-type="float">
            <text:p>24.55</text:p>
          </table:table-cell>
          <table:table-cell office:value-type="float" office:value="29.6225963183467" calcext:value-type="float">
            <text:p>29.62</text:p>
          </table:table-cell>
          <table:table-cell office:value-type="float" office:value="44.7304516689483" calcext:value-type="float">
            <text:p>44.73</text:p>
          </table:table-cell>
          <table:table-cell office:value-type="float" office:value="63.105" calcext:value-type="float">
            <text:p>63.105</text:p>
          </table:table-cell>
          <table:table-cell office:value-type="float" office:value="88.91" calcext:value-type="float">
            <text:p>88.91</text:p>
          </table:table-cell>
          <table:table-cell office:value-type="float" office:value="89.22" calcext:value-type="float">
            <text:p>89.22</text:p>
          </table:table-cell>
          <table:table-cell table:formula="of:=LN([.E415])" office:value-type="float" office:value="4.14480000571059" calcext:value-type="float">
            <text:p>4.14480000571059</text:p>
          </table:table-cell>
          <table:table-cell table:formula="of:=LN([.F415])" office:value-type="float" office:value="4.48762462213305" calcext:value-type="float">
            <text:p>4.48762462213305</text:p>
          </table:table-cell>
          <table:table-cell table:formula="of:=LN([.G415])" office:value-type="float" office:value="4.49110522970012" calcext:value-type="float">
            <text:p>4.49110522970012</text:p>
          </table:table-cell>
        </table:table-row>
        <table:table-row table:style-name="ro2">
          <table:table-cell office:value-type="date" office:date-value="1984-07-01" calcext:value-type="date">
            <text:p>jul-84</text:p>
          </table:table-cell>
          <table:table-cell office:value-type="float" office:value="23.1839615646965" calcext:value-type="float">
            <text:p>23.18</text:p>
          </table:table-cell>
          <table:table-cell office:value-type="float" office:value="28.3052511042042" calcext:value-type="float">
            <text:p>28.31</text:p>
          </table:table-cell>
          <table:table-cell office:value-type="float" office:value="36.9496141657933" calcext:value-type="float">
            <text:p>36.95</text:p>
          </table:table-cell>
          <table:table-cell office:value-type="float" office:value="64.64" calcext:value-type="float">
            <text:p>64.64</text:p>
          </table:table-cell>
          <table:table-cell office:value-type="float" office:value="90.2" calcext:value-type="float">
            <text:p>90.2</text:p>
          </table:table-cell>
          <table:table-cell office:value-type="float" office:value="90.71" calcext:value-type="float">
            <text:p>90.71</text:p>
          </table:table-cell>
          <table:table-cell table:formula="of:=LN([.E416])" office:value-type="float" office:value="4.16883341421284" calcext:value-type="float">
            <text:p>4.16883341421284</text:p>
          </table:table-cell>
          <table:table-cell table:formula="of:=LN([.F416])" office:value-type="float" office:value="4.50202942706858" calcext:value-type="float">
            <text:p>4.50202942706858</text:p>
          </table:table-cell>
          <table:table-cell table:formula="of:=LN([.G416])" office:value-type="float" office:value="4.50766760462685" calcext:value-type="float">
            <text:p>4.50766760462685</text:p>
          </table:table-cell>
        </table:table-row>
        <table:table-row table:style-name="ro2">
          <table:table-cell office:value-type="date" office:date-value="1984-08-01" calcext:value-type="date">
            <text:p>ago-84</text:p>
          </table:table-cell>
          <table:table-cell office:value-type="float" office:value="19.0245397380309" calcext:value-type="float">
            <text:p>19.02</text:p>
          </table:table-cell>
          <table:table-cell office:value-type="float" office:value="26.7048231714047" calcext:value-type="float">
            <text:p>26.70</text:p>
          </table:table-cell>
          <table:table-cell office:value-type="float" office:value="30.2145922778037" calcext:value-type="float">
            <text:p>30.21</text:p>
          </table:table-cell>
          <table:table-cell office:value-type="float" office:value="66.21" calcext:value-type="float">
            <text:p>66.21</text:p>
          </table:table-cell>
          <table:table-cell office:value-type="float" office:value="95.85" calcext:value-type="float">
            <text:p>95.85</text:p>
          </table:table-cell>
          <table:table-cell office:value-type="float" office:value="96.565" calcext:value-type="float">
            <text:p>96.565</text:p>
          </table:table-cell>
          <table:table-cell table:formula="of:=LN([.E417])" office:value-type="float" office:value="4.19283150893676" calcext:value-type="float">
            <text:p>4.19283150893676</text:p>
          </table:table-cell>
          <table:table-cell table:formula="of:=LN([.F417])" office:value-type="float" office:value="4.56278446949165" calcext:value-type="float">
            <text:p>4.56278446949165</text:p>
          </table:table-cell>
          <table:table-cell table:formula="of:=LN([.G417])" office:value-type="float" office:value="4.57021635672456" calcext:value-type="float">
            <text:p>4.57021635672456</text:p>
          </table:table-cell>
        </table:table-row>
        <table:table-row table:style-name="ro2">
          <table:table-cell office:value-type="date" office:date-value="1984-09-01" calcext:value-type="date">
            <text:p>sep-84</text:p>
          </table:table-cell>
          <table:table-cell office:value-type="float" office:value="25.2546976919587" calcext:value-type="float">
            <text:p>25.25</text:p>
          </table:table-cell>
          <table:table-cell office:value-type="float" office:value="31.2176387355589" calcext:value-type="float">
            <text:p>31.22</text:p>
          </table:table-cell>
          <table:table-cell office:value-type="float" office:value="25.173116086225" calcext:value-type="float">
            <text:p>25.17</text:p>
          </table:table-cell>
          <table:table-cell office:value-type="float" office:value="67.165" calcext:value-type="float">
            <text:p>67.165</text:p>
          </table:table-cell>
          <table:table-cell office:value-type="float" office:value="96.29" calcext:value-type="float">
            <text:p>96.29</text:p>
          </table:table-cell>
          <table:table-cell office:value-type="float" office:value="100.96" calcext:value-type="float">
            <text:p>100.96</text:p>
          </table:table-cell>
          <table:table-cell table:formula="of:=LN([.E418])" office:value-type="float" office:value="4.20715227851498" calcext:value-type="float">
            <text:p>4.20715227851498</text:p>
          </table:table-cell>
          <table:table-cell table:formula="of:=LN([.F418])" office:value-type="float" office:value="4.56736447125219" calcext:value-type="float">
            <text:p>4.56736447125219</text:p>
          </table:table-cell>
          <table:table-cell table:formula="of:=LN([.G418])" office:value-type="float" office:value="4.6147243987929" calcext:value-type="float">
            <text:p>4.6147243987929</text:p>
          </table:table-cell>
        </table:table-row>
        <table:table-row table:style-name="ro2">
          <table:table-cell office:value-type="date" office:date-value="1984-10-01" calcext:value-type="date">
            <text:p>oct-84</text:p>
          </table:table-cell>
          <table:table-cell office:value-type="float" office:value="50.0473608301182" calcext:value-type="float">
            <text:p>50.05</text:p>
          </table:table-cell>
          <table:table-cell office:value-type="float" office:value="32.4919283827414" calcext:value-type="float">
            <text:p>32.49</text:p>
          </table:table-cell>
          <table:table-cell office:value-type="float" office:value="22.6489028166147" calcext:value-type="float">
            <text:p>22.65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09.425" calcext:value-type="float">
            <text:p>109.425</text:p>
          </table:table-cell>
          <table:table-cell table:formula="of:=LN([.E419])" office:value-type="float" office:value="4.20730115450156" calcext:value-type="float">
            <text:p>4.20730115450156</text:p>
          </table:table-cell>
          <table:table-cell table:formula="of:=LN([.F419])" office:value-type="float" office:value="4.56174062806076" calcext:value-type="float">
            <text:p>4.56174062806076</text:p>
          </table:table-cell>
          <table:table-cell table:formula="of:=LN([.G419])" office:value-type="float" office:value="4.69523938307696" calcext:value-type="float">
            <text:p>4.69523938307696</text:p>
          </table:table-cell>
        </table:table-row>
        <table:table-row table:style-name="ro2">
          <table:table-cell office:value-type="date" office:date-value="1984-11-01" calcext:value-type="date">
            <text:p>nov-84</text:p>
          </table:table-cell>
          <table:table-cell office:value-type="float" office:value="60.6516027659561" calcext:value-type="float">
            <text:p>60.65</text:p>
          </table:table-cell>
          <table:table-cell office:value-type="float" office:value="40.5756787809155" calcext:value-type="float">
            <text:p>40.58</text:p>
          </table:table-cell>
          <table:table-cell office:value-type="float" office:value="19.9170124454673" calcext:value-type="float">
            <text:p>19.92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18.96" calcext:value-type="float">
            <text:p>118.96</text:p>
          </table:table-cell>
          <table:table-cell table:formula="of:=LN([.E420])" office:value-type="float" office:value="4.20730115450156" calcext:value-type="float">
            <text:p>4.20730115450156</text:p>
          </table:table-cell>
          <table:table-cell table:formula="of:=LN([.F420])" office:value-type="float" office:value="4.56174062806076" calcext:value-type="float">
            <text:p>4.56174062806076</text:p>
          </table:table-cell>
          <table:table-cell table:formula="of:=LN([.G420])" office:value-type="float" office:value="4.7787873021519" calcext:value-type="float">
            <text:p>4.7787873021519</text:p>
          </table:table-cell>
        </table:table-row>
        <table:table-row table:style-name="ro2">
          <table:table-cell office:value-type="date" office:date-value="1984-12-01" calcext:value-type="date">
            <text:p>dic-84</text:p>
          </table:table-cell>
          <table:table-cell office:value-type="float" office:value="52.6700539815912" calcext:value-type="float">
            <text:p>52.67</text:p>
          </table:table-cell>
          <table:table-cell office:value-type="float" office:value="41.563286197623" calcext:value-type="float">
            <text:p>41.56</text:p>
          </table:table-cell>
          <table:table-cell office:value-type="float" office:value="19.1419141921618" calcext:value-type="float">
            <text:p>19.14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18.865" calcext:value-type="float">
            <text:p>118.865</text:p>
          </table:table-cell>
          <table:table-cell table:formula="of:=LN([.E421])" office:value-type="float" office:value="4.20730115450156" calcext:value-type="float">
            <text:p>4.20730115450156</text:p>
          </table:table-cell>
          <table:table-cell table:formula="of:=LN([.F421])" office:value-type="float" office:value="4.56174062806076" calcext:value-type="float">
            <text:p>4.56174062806076</text:p>
          </table:table-cell>
          <table:table-cell table:formula="of:=LN([.G421])" office:value-type="float" office:value="4.77798839535024" calcext:value-type="float">
            <text:p>4.77798839535024</text:p>
          </table:table-cell>
        </table:table-row>
        <table:table-row table:style-name="ro2">
          <table:table-cell office:value-type="date" office:date-value="1985-01-01" calcext:value-type="date">
            <text:p>ene-85</text:p>
          </table:table-cell>
          <table:table-cell office:value-type="float" office:value="72.4702265317499" calcext:value-type="float">
            <text:p>72.47</text:p>
          </table:table-cell>
          <table:table-cell office:value-type="float" office:value="47.406702265324" calcext:value-type="float">
            <text:p>47.41</text:p>
          </table:table-cell>
          <table:table-cell office:value-type="float" office:value="22.9327453144403" calcext:value-type="float">
            <text:p>22.93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19.56" calcext:value-type="float">
            <text:p>119.56</text:p>
          </table:table-cell>
          <table:table-cell table:formula="of:=LN([.E422])" office:value-type="float" office:value="4.20730115450156" calcext:value-type="float">
            <text:p>4.20730115450156</text:p>
          </table:table-cell>
          <table:table-cell table:formula="of:=LN([.F422])" office:value-type="float" office:value="4.56174062806076" calcext:value-type="float">
            <text:p>4.56174062806076</text:p>
          </table:table-cell>
          <table:table-cell table:formula="of:=LN([.G422])" office:value-type="float" office:value="4.78381833741574" calcext:value-type="float">
            <text:p>4.78381833741574</text:p>
          </table:table-cell>
        </table:table-row>
        <table:table-row table:style-name="ro2">
          <table:table-cell office:value-type="date" office:date-value="1985-02-01" calcext:value-type="date">
            <text:p>feb-85</text:p>
          </table:table-cell>
          <table:table-cell office:value-type="float" office:value="44.4306933870823" calcext:value-type="float">
            <text:p>44.43</text:p>
          </table:table-cell>
          <table:table-cell office:value-type="float" office:value="42.1657106437221" calcext:value-type="float">
            <text:p>42.17</text:p>
          </table:table-cell>
          <table:table-cell office:value-type="float" office:value="25.0735294104085" calcext:value-type="float">
            <text:p>25.07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21.08" calcext:value-type="float">
            <text:p>121.08</text:p>
          </table:table-cell>
          <table:table-cell table:formula="of:=LN([.E423])" office:value-type="float" office:value="4.20730115450156" calcext:value-type="float">
            <text:p>4.20730115450156</text:p>
          </table:table-cell>
          <table:table-cell table:formula="of:=LN([.F423])" office:value-type="float" office:value="4.56174062806076" calcext:value-type="float">
            <text:p>4.56174062806076</text:p>
          </table:table-cell>
          <table:table-cell table:formula="of:=LN([.G423])" office:value-type="float" office:value="4.79645148415352" calcext:value-type="float">
            <text:p>4.79645148415352</text:p>
          </table:table-cell>
        </table:table-row>
        <table:table-row table:style-name="ro2">
          <table:table-cell office:value-type="date" office:date-value="1985-03-01" calcext:value-type="date">
            <text:p>mar-85</text:p>
          </table:table-cell>
          <table:table-cell office:value-type="float" office:value="57.6570446904671" calcext:value-type="float">
            <text:p>57.66</text:p>
          </table:table-cell>
          <table:table-cell office:value-type="float" office:value="42.2109096929062" calcext:value-type="float">
            <text:p>42.21</text:p>
          </table:table-cell>
          <table:table-cell office:value-type="float" office:value="29.9353912393978" calcext:value-type="float">
            <text:p>29.94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21.74" calcext:value-type="float">
            <text:p>121.74</text:p>
          </table:table-cell>
          <table:table-cell table:formula="of:=LN([.E424])" office:value-type="float" office:value="4.20730115450156" calcext:value-type="float">
            <text:p>4.20730115450156</text:p>
          </table:table-cell>
          <table:table-cell table:formula="of:=LN([.F424])" office:value-type="float" office:value="4.56174062806076" calcext:value-type="float">
            <text:p>4.56174062806076</text:p>
          </table:table-cell>
          <table:table-cell table:formula="of:=LN([.G424])" office:value-type="float" office:value="4.80188762306578" calcext:value-type="float">
            <text:p>4.80188762306578</text:p>
          </table:table-cell>
        </table:table-row>
        <table:table-row table:style-name="ro2">
          <table:table-cell office:value-type="date" office:date-value="1985-04-01" calcext:value-type="date">
            <text:p>abr-85</text:p>
          </table:table-cell>
          <table:table-cell office:value-type="float" office:value="31.6838626541722" calcext:value-type="float">
            <text:p>31.68</text:p>
          </table:table-cell>
          <table:table-cell office:value-type="float" office:value="37.721679458737" calcext:value-type="float">
            <text:p>37.72</text:p>
          </table:table-cell>
          <table:table-cell office:value-type="float" office:value="29.1255289170878" calcext:value-type="float">
            <text:p>29.13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14.98" calcext:value-type="float">
            <text:p>114.98</text:p>
          </table:table-cell>
          <table:table-cell table:formula="of:=LN([.E425])" office:value-type="float" office:value="4.20730115450156" calcext:value-type="float">
            <text:p>4.20730115450156</text:p>
          </table:table-cell>
          <table:table-cell table:formula="of:=LN([.F425])" office:value-type="float" office:value="4.56174062806076" calcext:value-type="float">
            <text:p>4.56174062806076</text:p>
          </table:table-cell>
          <table:table-cell table:formula="of:=LN([.G425])" office:value-type="float" office:value="4.74475820019515" calcext:value-type="float">
            <text:p>4.74475820019515</text:p>
          </table:table-cell>
        </table:table-row>
        <table:table-row table:style-name="ro2">
          <table:table-cell office:value-type="date" office:date-value="1985-05-01" calcext:value-type="date">
            <text:p>may-85</text:p>
          </table:table-cell>
          <table:table-cell office:value-type="float" office:value="23.6547457451528" calcext:value-type="float">
            <text:p>23.65</text:p>
          </table:table-cell>
          <table:table-cell office:value-type="float" office:value="34.5264998654829" calcext:value-type="float">
            <text:p>34.53</text:p>
          </table:table-cell>
          <table:table-cell office:value-type="float" office:value="28.3207157623776" calcext:value-type="float">
            <text:p>28.32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14.51" calcext:value-type="float">
            <text:p>114.51</text:p>
          </table:table-cell>
          <table:table-cell table:formula="of:=LN([.E426])" office:value-type="float" office:value="4.20730115450156" calcext:value-type="float">
            <text:p>4.20730115450156</text:p>
          </table:table-cell>
          <table:table-cell table:formula="of:=LN([.F426])" office:value-type="float" office:value="4.56174062806076" calcext:value-type="float">
            <text:p>4.56174062806076</text:p>
          </table:table-cell>
          <table:table-cell table:formula="of:=LN([.G426])" office:value-type="float" office:value="4.74066215542525" calcext:value-type="float">
            <text:p>4.74066215542525</text:p>
          </table:table-cell>
        </table:table-row>
        <table:table-row table:style-name="ro2">
          <table:table-cell office:value-type="date" office:date-value="1985-06-01" calcext:value-type="date">
            <text:p>jun-85</text:p>
          </table:table-cell>
          <table:table-cell office:value-type="float" office:value="17.7772078310678" calcext:value-type="float">
            <text:p>17.78</text:p>
          </table:table-cell>
          <table:table-cell office:value-type="float" office:value="38.3676270671928" calcext:value-type="float">
            <text:p>38.37</text:p>
          </table:table-cell>
          <table:table-cell office:value-type="float" office:value="28.8255033586589" calcext:value-type="float">
            <text:p>28.83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13.407" calcext:value-type="float">
            <text:p>113.407</text:p>
          </table:table-cell>
          <table:table-cell table:formula="of:=LN([.E427])" office:value-type="float" office:value="4.20730115450156" calcext:value-type="float">
            <text:p>4.20730115450156</text:p>
          </table:table-cell>
          <table:table-cell table:formula="of:=LN([.F427])" office:value-type="float" office:value="4.56174062806076" calcext:value-type="float">
            <text:p>4.56174062806076</text:p>
          </table:table-cell>
          <table:table-cell table:formula="of:=LN([.G427])" office:value-type="float" office:value="4.7309831177836" calcext:value-type="float">
            <text:p>4.7309831177836</text:p>
          </table:table-cell>
        </table:table-row>
        <table:table-row table:style-name="ro2">
          <table:table-cell office:value-type="date" office:date-value="1985-07-01" calcext:value-type="date">
            <text:p>jul-85</text:p>
          </table:table-cell>
          <table:table-cell office:value-type="float" office:value="30.9116822834911" calcext:value-type="float">
            <text:p>30.91</text:p>
          </table:table-cell>
          <table:table-cell office:value-type="float" office:value="34.9814491349304" calcext:value-type="float">
            <text:p>34.98</text:p>
          </table:table-cell>
          <table:table-cell office:value-type="float" office:value="28.7703016195521" calcext:value-type="float">
            <text:p>28.77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10.645" calcext:value-type="float">
            <text:p>110.645</text:p>
          </table:table-cell>
          <table:table-cell table:formula="of:=LN([.E428])" office:value-type="float" office:value="4.20730115450156" calcext:value-type="float">
            <text:p>4.20730115450156</text:p>
          </table:table-cell>
          <table:table-cell table:formula="of:=LN([.F428])" office:value-type="float" office:value="4.56174062806076" calcext:value-type="float">
            <text:p>4.56174062806076</text:p>
          </table:table-cell>
          <table:table-cell table:formula="of:=LN([.G428])" office:value-type="float" office:value="4.70632687794783" calcext:value-type="float">
            <text:p>4.70632687794783</text:p>
          </table:table-cell>
        </table:table-row>
        <table:table-row table:style-name="ro2">
          <table:table-cell office:value-type="date" office:date-value="1985-08-01" calcext:value-type="date">
            <text:p>ago-85</text:p>
          </table:table-cell>
          <table:table-cell office:value-type="float" office:value="30.3045402096068" calcext:value-type="float">
            <text:p>30.30</text:p>
          </table:table-cell>
          <table:table-cell office:value-type="float" office:value="33.6548033847685" calcext:value-type="float">
            <text:p>33.65</text:p>
          </table:table-cell>
          <table:table-cell office:value-type="float" office:value="30.5537244545468" calcext:value-type="float">
            <text:p>30.55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06.065" calcext:value-type="float">
            <text:p>106.065</text:p>
          </table:table-cell>
          <table:table-cell table:formula="of:=LN([.E429])" office:value-type="float" office:value="4.20730115450156" calcext:value-type="float">
            <text:p>4.20730115450156</text:p>
          </table:table-cell>
          <table:table-cell table:formula="of:=LN([.F429])" office:value-type="float" office:value="4.56174062806076" calcext:value-type="float">
            <text:p>4.56174062806076</text:p>
          </table:table-cell>
          <table:table-cell table:formula="of:=LN([.G429])" office:value-type="float" office:value="4.66405211372431" calcext:value-type="float">
            <text:p>4.66405211372431</text:p>
          </table:table-cell>
        </table:table-row>
        <table:table-row table:style-name="ro2">
          <table:table-cell office:value-type="date" office:date-value="1985-09-01" calcext:value-type="date">
            <text:p>sep-85</text:p>
          </table:table-cell>
          <table:table-cell office:value-type="float" office:value="29.6213970861501" calcext:value-type="float">
            <text:p>29.62</text:p>
          </table:table-cell>
          <table:table-cell office:value-type="float" office:value="31.9753525299206" calcext:value-type="float">
            <text:p>31.98</text:p>
          </table:table-cell>
          <table:table-cell office:value-type="float" office:value="30.9144158813179" calcext:value-type="float">
            <text:p>30.91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09.38" calcext:value-type="float">
            <text:p>109.38</text:p>
          </table:table-cell>
          <table:table-cell table:formula="of:=LN([.E430])" office:value-type="float" office:value="4.20730115450156" calcext:value-type="float">
            <text:p>4.20730115450156</text:p>
          </table:table-cell>
          <table:table-cell table:formula="of:=LN([.F430])" office:value-type="float" office:value="4.56174062806076" calcext:value-type="float">
            <text:p>4.56174062806076</text:p>
          </table:table-cell>
          <table:table-cell table:formula="of:=LN([.G430])" office:value-type="float" office:value="4.69482805791863" calcext:value-type="float">
            <text:p>4.69482805791863</text:p>
          </table:table-cell>
        </table:table-row>
        <table:table-row table:style-name="ro2">
          <table:table-cell office:value-type="date" office:date-value="1985-10-01" calcext:value-type="date">
            <text:p>oct-85</text:p>
          </table:table-cell>
          <table:table-cell office:value-type="float" office:value="21.3022371891174" calcext:value-type="float">
            <text:p>21.30</text:p>
          </table:table-cell>
          <table:table-cell office:value-type="float" office:value="29.8603176083763" calcext:value-type="float">
            <text:p>29.86</text:p>
          </table:table-cell>
          <table:table-cell office:value-type="float" office:value="28.785942493051" calcext:value-type="float">
            <text:p>28.79</text:p>
          </table:table-cell>
          <table:table-cell office:value-type="float" office:value="67.175" calcext:value-type="float">
            <text:p>67.175</text:p>
          </table:table-cell>
          <table:table-cell office:value-type="float" office:value="95.75" calcext:value-type="float">
            <text:p>95.75</text:p>
          </table:table-cell>
          <table:table-cell office:value-type="float" office:value="122.505" calcext:value-type="float">
            <text:p>122.505</text:p>
          </table:table-cell>
          <table:table-cell table:formula="of:=LN([.E431])" office:value-type="float" office:value="4.20730115450156" calcext:value-type="float">
            <text:p>4.20730115450156</text:p>
          </table:table-cell>
          <table:table-cell table:formula="of:=LN([.F431])" office:value-type="float" office:value="4.56174062806076" calcext:value-type="float">
            <text:p>4.56174062806076</text:p>
          </table:table-cell>
          <table:table-cell table:formula="of:=LN([.G431])" office:value-type="float" office:value="4.80815184547835" calcext:value-type="float">
            <text:p>4.80815184547835</text:p>
          </table:table-cell>
        </table:table-row>
        <table:table-row table:style-name="ro2">
          <table:table-cell office:value-type="date" office:date-value="1985-11-01" calcext:value-type="date">
            <text:p>nov-85</text:p>
          </table:table-cell>
          <table:table-cell office:value-type="float" office:value="20.5057030682329" calcext:value-type="float">
            <text:p>20.51</text:p>
          </table:table-cell>
          <table:table-cell office:value-type="float" office:value="28.7262872628726" calcext:value-type="float">
            <text:p>28.73</text:p>
          </table:table-cell>
          <table:table-cell office:value-type="float" office:value="27.9018559326481" calcext:value-type="float">
            <text:p>27.90</text:p>
          </table:table-cell>
          <table:table-cell office:value-type="float" office:value="85.275" calcext:value-type="float">
            <text:p>85.275</text:p>
          </table:table-cell>
          <table:table-cell office:value-type="float" office:value="95.75" calcext:value-type="float">
            <text:p>95.75</text:p>
          </table:table-cell>
          <table:table-cell office:value-type="float" office:value="122.08" calcext:value-type="float">
            <text:p>122.08</text:p>
          </table:table-cell>
          <table:table-cell table:formula="of:=LN([.E432])" office:value-type="float" office:value="4.44588132830471" calcext:value-type="float">
            <text:p>4.44588132830471</text:p>
          </table:table-cell>
          <table:table-cell table:formula="of:=LN([.F432])" office:value-type="float" office:value="4.56174062806076" calcext:value-type="float">
            <text:p>4.56174062806076</text:p>
          </table:table-cell>
          <table:table-cell table:formula="of:=LN([.G432])" office:value-type="float" office:value="4.80467656753615" calcext:value-type="float">
            <text:p>4.80467656753615</text:p>
          </table:table-cell>
        </table:table-row>
        <table:table-row table:style-name="ro2">
          <table:table-cell office:value-type="date" office:date-value="1985-12-01" calcext:value-type="date">
            <text:p>dic-85</text:p>
          </table:table-cell>
          <table:table-cell office:value-type="float" office:value="20.4703991532815" calcext:value-type="float">
            <text:p>20.47</text:p>
          </table:table-cell>
          <table:table-cell office:value-type="float" office:value="19.7471095313968" calcext:value-type="float">
            <text:p>19.75</text:p>
          </table:table-cell>
          <table:table-cell office:value-type="float" office:value="25.8541089575525" calcext:value-type="float">
            <text:p>25.85</text:p>
          </table:table-cell>
          <table:table-cell table:number-columns-repeated="2" office:value-type="float" office:value="95.75" calcext:value-type="float">
            <text:p>95.75</text:p>
          </table:table-cell>
          <table:table-cell office:value-type="float" office:value="125.035" calcext:value-type="float">
            <text:p>125.035</text:p>
          </table:table-cell>
          <table:table-cell table:formula="of:=LN([.E433])" office:value-type="float" office:value="4.56174062806076" calcext:value-type="float">
            <text:p>4.56174062806076</text:p>
          </table:table-cell>
          <table:table-cell table:formula="of:=LN([.F433])" office:value-type="float" office:value="4.56174062806076" calcext:value-type="float">
            <text:p>4.56174062806076</text:p>
          </table:table-cell>
          <table:table-cell table:formula="of:=LN([.G433])" office:value-type="float" office:value="4.82859369810962" calcext:value-type="float">
            <text:p>4.82859369810962</text:p>
          </table:table-cell>
        </table:table-row>
        <table:table-row table:style-name="ro2">
          <table:table-cell office:value-type="date" office:date-value="1986-01-01" calcext:value-type="date">
            <text:p>ene-86</text:p>
          </table:table-cell>
          <table:table-cell office:value-type="float" office:value="23.0039609313478" calcext:value-type="float">
            <text:p>23.00</text:p>
          </table:table-cell>
          <table:table-cell office:value-type="float" office:value="23.117362743812" calcext:value-type="float">
            <text:p>23.12</text:p>
          </table:table-cell>
          <table:table-cell office:value-type="float" office:value="23.7967115091059" calcext:value-type="float">
            <text:p>23.80</text:p>
          </table:table-cell>
          <table:table-cell office:value-type="float" office:value="95.75" calcext:value-type="float">
            <text:p>95.75</text:p>
          </table:table-cell>
          <table:table-cell office:value-type="float" office:value="97.59" calcext:value-type="float">
            <text:p>97.59</text:p>
          </table:table-cell>
          <table:table-cell office:value-type="float" office:value="130.565" calcext:value-type="float">
            <text:p>130.565</text:p>
          </table:table-cell>
          <table:table-cell table:formula="of:=LN([.E434])" office:value-type="float" office:value="4.56174062806076" calcext:value-type="float">
            <text:p>4.56174062806076</text:p>
          </table:table-cell>
          <table:table-cell table:formula="of:=LN([.F434])" office:value-type="float" office:value="4.58077502915337" calcext:value-type="float">
            <text:p>4.58077502915337</text:p>
          </table:table-cell>
          <table:table-cell table:formula="of:=LN([.G434])" office:value-type="float" office:value="4.87187118705113" calcext:value-type="float">
            <text:p>4.87187118705113</text:p>
          </table:table-cell>
        </table:table-row>
        <table:table-row table:style-name="ro2">
          <table:table-cell office:value-type="date" office:date-value="1986-02-01" calcext:value-type="date">
            <text:p>feb-86</text:p>
          </table:table-cell>
          <table:table-cell office:value-type="float" office:value="27.7047218967942" calcext:value-type="float">
            <text:p>27.70</text:p>
          </table:table-cell>
          <table:table-cell office:value-type="float" office:value="23.8063642640031" calcext:value-type="float">
            <text:p>23.81</text:p>
          </table:table-cell>
          <table:table-cell office:value-type="float" office:value="24.3680188114293" calcext:value-type="float">
            <text:p>24.37</text:p>
          </table:table-cell>
          <table:table-cell office:value-type="float" office:value="95" calcext:value-type="float">
            <text:p>9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45.78" calcext:value-type="float">
            <text:p>145.78</text:p>
          </table:table-cell>
          <table:table-cell table:formula="of:=LN([.E435])" office:value-type="float" office:value="4.55387689160054" calcext:value-type="float">
            <text:p>4.55387689160054</text:p>
          </table:table-cell>
          <table:table-cell table:formula="of:=LN([.F435])" office:value-type="float" office:value="4.6936388339757" calcext:value-type="float">
            <text:p>4.6936388339757</text:p>
          </table:table-cell>
          <table:table-cell table:formula="of:=LN([.G435])" office:value-type="float" office:value="4.98209863595407" calcext:value-type="float">
            <text:p>4.98209863595407</text:p>
          </table:table-cell>
        </table:table-row>
        <table:table-row table:style-name="ro2">
          <table:table-cell office:value-type="date" office:date-value="1986-03-01" calcext:value-type="date">
            <text:p>mar-86</text:p>
          </table:table-cell>
          <table:table-cell office:value-type="float" office:value="26.6400957646034" calcext:value-type="float">
            <text:p>26.64</text:p>
          </table:table-cell>
          <table:table-cell office:value-type="float" office:value="24.8256259519028" calcext:value-type="float">
            <text:p>24.83</text:p>
          </table:table-cell>
          <table:table-cell office:value-type="float" office:value="20.7182320451706" calcext:value-type="float">
            <text:p>20.72</text:p>
          </table:table-cell>
          <table:table-cell office:value-type="float" office:value="95" calcext:value-type="float">
            <text:p>9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41.26" calcext:value-type="float">
            <text:p>141.26</text:p>
          </table:table-cell>
          <table:table-cell table:formula="of:=LN([.E436])" office:value-type="float" office:value="4.55387689160054" calcext:value-type="float">
            <text:p>4.55387689160054</text:p>
          </table:table-cell>
          <table:table-cell table:formula="of:=LN([.F436])" office:value-type="float" office:value="4.6936388339757" calcext:value-type="float">
            <text:p>4.6936388339757</text:p>
          </table:table-cell>
          <table:table-cell table:formula="of:=LN([.G436])" office:value-type="float" office:value="4.95060216398078" calcext:value-type="float">
            <text:p>4.95060216398078</text:p>
          </table:table-cell>
        </table:table-row>
        <table:table-row table:style-name="ro2">
          <table:table-cell office:value-type="date" office:date-value="1986-04-01" calcext:value-type="date">
            <text:p>abr-86</text:p>
          </table:table-cell>
          <table:table-cell office:value-type="float" office:value="38.7844131867937" calcext:value-type="float">
            <text:p>38.78</text:p>
          </table:table-cell>
          <table:table-cell office:value-type="float" office:value="27.5858963840474" calcext:value-type="float">
            <text:p>27.59</text:p>
          </table:table-cell>
          <table:table-cell office:value-type="float" office:value="22.3648279593588" calcext:value-type="float">
            <text:p>22.36</text:p>
          </table:table-cell>
          <table:table-cell office:value-type="float" office:value="95" calcext:value-type="float">
            <text:p>9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56.915" calcext:value-type="float">
            <text:p>156.915</text:p>
          </table:table-cell>
          <table:table-cell table:formula="of:=LN([.E437])" office:value-type="float" office:value="4.55387689160054" calcext:value-type="float">
            <text:p>4.55387689160054</text:p>
          </table:table-cell>
          <table:table-cell table:formula="of:=LN([.F437])" office:value-type="float" office:value="4.6936388339757" calcext:value-type="float">
            <text:p>4.6936388339757</text:p>
          </table:table-cell>
          <table:table-cell table:formula="of:=LN([.G437])" office:value-type="float" office:value="5.05570425746383" calcext:value-type="float">
            <text:p>5.05570425746383</text:p>
          </table:table-cell>
        </table:table-row>
        <table:table-row table:style-name="ro2">
          <table:table-cell office:value-type="date" office:date-value="1986-05-01" calcext:value-type="date">
            <text:p>may-86</text:p>
          </table:table-cell>
          <table:table-cell office:value-type="float" office:value="47.1100016756104" calcext:value-type="float">
            <text:p>47.11</text:p>
          </table:table-cell>
          <table:table-cell office:value-type="float" office:value="34.6975711700181" calcext:value-type="float">
            <text:p>34.70</text:p>
          </table:table-cell>
          <table:table-cell office:value-type="float" office:value="22.4993295804407" calcext:value-type="float">
            <text:p>22.50</text:p>
          </table:table-cell>
          <table:table-cell office:value-type="float" office:value="95" calcext:value-type="float">
            <text:p>9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63.125" calcext:value-type="float">
            <text:p>163.125</text:p>
          </table:table-cell>
          <table:table-cell table:formula="of:=LN([.E438])" office:value-type="float" office:value="4.55387689160054" calcext:value-type="float">
            <text:p>4.55387689160054</text:p>
          </table:table-cell>
          <table:table-cell table:formula="of:=LN([.F438])" office:value-type="float" office:value="4.6936388339757" calcext:value-type="float">
            <text:p>4.6936388339757</text:p>
          </table:table-cell>
          <table:table-cell table:formula="of:=LN([.G438])" office:value-type="float" office:value="5.09451677807696" calcext:value-type="float">
            <text:p>5.09451677807696</text:p>
          </table:table-cell>
        </table:table-row>
        <table:table-row table:style-name="ro2">
          <table:table-cell office:value-type="date" office:date-value="1986-06-01" calcext:value-type="date">
            <text:p>jun-86</text:p>
          </table:table-cell>
          <table:table-cell office:value-type="float" office:value="49.139107459133" calcext:value-type="float">
            <text:p>49.14</text:p>
          </table:table-cell>
          <table:table-cell office:value-type="float" office:value="31.8551656380858" calcext:value-type="float">
            <text:p>31.86</text:p>
          </table:table-cell>
          <table:table-cell office:value-type="float" office:value="21.2555352955916" calcext:value-type="float">
            <text:p>21.26</text:p>
          </table:table-cell>
          <table:table-cell office:value-type="float" office:value="95" calcext:value-type="float">
            <text:p>9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70.08" calcext:value-type="float">
            <text:p>170.08</text:p>
          </table:table-cell>
          <table:table-cell table:formula="of:=LN([.E439])" office:value-type="float" office:value="4.55387689160054" calcext:value-type="float">
            <text:p>4.55387689160054</text:p>
          </table:table-cell>
          <table:table-cell table:formula="of:=LN([.F439])" office:value-type="float" office:value="4.6936388339757" calcext:value-type="float">
            <text:p>4.6936388339757</text:p>
          </table:table-cell>
          <table:table-cell table:formula="of:=LN([.G439])" office:value-type="float" office:value="5.13626891459364" calcext:value-type="float">
            <text:p>5.13626891459364</text:p>
          </table:table-cell>
        </table:table-row>
        <table:table-row table:style-name="ro2">
          <table:table-cell office:value-type="date" office:date-value="1986-07-01" calcext:value-type="date">
            <text:p>jul-86</text:p>
          </table:table-cell>
          <table:table-cell office:value-type="float" office:value="33.2186994262175" calcext:value-type="float">
            <text:p>33.22</text:p>
          </table:table-cell>
          <table:table-cell office:value-type="float" office:value="26.0574289222632" calcext:value-type="float">
            <text:p>26.06</text:p>
          </table:table-cell>
          <table:table-cell office:value-type="float" office:value="20.797940797955" calcext:value-type="float">
            <text:p>20.80</text:p>
          </table:table-cell>
          <table:table-cell office:value-type="float" office:value="95" calcext:value-type="float">
            <text:p>9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64.69" calcext:value-type="float">
            <text:p>164.69</text:p>
          </table:table-cell>
          <table:table-cell table:formula="of:=LN([.E440])" office:value-type="float" office:value="4.55387689160054" calcext:value-type="float">
            <text:p>4.55387689160054</text:p>
          </table:table-cell>
          <table:table-cell table:formula="of:=LN([.F440])" office:value-type="float" office:value="4.6936388339757" calcext:value-type="float">
            <text:p>4.6936388339757</text:p>
          </table:table-cell>
          <table:table-cell table:formula="of:=LN([.G440])" office:value-type="float" office:value="5.10406491888612" calcext:value-type="float">
            <text:p>5.10406491888612</text:p>
          </table:table-cell>
        </table:table-row>
        <table:table-row table:style-name="ro2">
          <table:table-cell office:value-type="date" office:date-value="1986-08-01" calcext:value-type="date">
            <text:p>ago-86</text:p>
          </table:table-cell>
          <table:table-cell office:value-type="float" office:value="34.5201394161719" calcext:value-type="float">
            <text:p>34.52</text:p>
          </table:table-cell>
          <table:table-cell office:value-type="float" office:value="24.8768679297984" calcext:value-type="float">
            <text:p>24.88</text:p>
          </table:table-cell>
          <table:table-cell office:value-type="float" office:value="19.8434738714737" calcext:value-type="float">
            <text:p>19.84</text:p>
          </table:table-cell>
          <table:table-cell office:value-type="float" office:value="95" calcext:value-type="float">
            <text:p>95</text:p>
          </table:table-cell>
          <table:table-cell office:value-type="float" office:value="130.46" calcext:value-type="float">
            <text:p>130.46</text:p>
          </table:table-cell>
          <table:table-cell office:value-type="float" office:value="161.46" calcext:value-type="float">
            <text:p>161.46</text:p>
          </table:table-cell>
          <table:table-cell table:formula="of:=LN([.E441])" office:value-type="float" office:value="4.55387689160054" calcext:value-type="float">
            <text:p>4.55387689160054</text:p>
          </table:table-cell>
          <table:table-cell table:formula="of:=LN([.F441])" office:value-type="float" office:value="4.87106666636795" calcext:value-type="float">
            <text:p>4.87106666636795</text:p>
          </table:table-cell>
          <table:table-cell table:formula="of:=LN([.G441])" office:value-type="float" office:value="5.08425743396687" calcext:value-type="float">
            <text:p>5.08425743396687</text:p>
          </table:table-cell>
        </table:table-row>
        <table:table-row table:style-name="ro2">
          <table:table-cell office:value-type="date" office:date-value="1986-09-01" calcext:value-type="date">
            <text:p>sep-86</text:p>
          </table:table-cell>
          <table:table-cell office:value-type="float" office:value="34.3809826248696" calcext:value-type="float">
            <text:p>34.38</text:p>
          </table:table-cell>
          <table:table-cell office:value-type="float" office:value="22.0625998886634" calcext:value-type="float">
            <text:p>22.06</text:p>
          </table:table-cell>
          <table:table-cell office:value-type="float" office:value="18.8913745950469" calcext:value-type="float">
            <text:p>18.89</text:p>
          </table:table-cell>
          <table:table-cell office:value-type="float" office:value="95" calcext:value-type="float">
            <text:p>95</text:p>
          </table:table-cell>
          <table:table-cell office:value-type="float" office:value="150.14" calcext:value-type="float">
            <text:p>150.14</text:p>
          </table:table-cell>
          <table:table-cell office:value-type="float" office:value="145.72" calcext:value-type="float">
            <text:p>145.72</text:p>
          </table:table-cell>
          <table:table-cell table:formula="of:=LN([.E442])" office:value-type="float" office:value="4.55387689160054" calcext:value-type="float">
            <text:p>4.55387689160054</text:p>
          </table:table-cell>
          <table:table-cell table:formula="of:=LN([.F442])" office:value-type="float" office:value="5.01156819214486" calcext:value-type="float">
            <text:p>5.01156819214486</text:p>
          </table:table-cell>
          <table:table-cell table:formula="of:=LN([.G442])" office:value-type="float" office:value="4.98168697214036" calcext:value-type="float">
            <text:p>4.98168697214036</text:p>
          </table:table-cell>
        </table:table-row>
        <table:table-row table:style-name="ro2">
          <table:table-cell office:value-type="date" office:date-value="1986-10-01" calcext:value-type="date">
            <text:p>oct-86</text:p>
          </table:table-cell>
          <table:table-cell office:value-type="float" office:value="31.9775875825053" calcext:value-type="float">
            <text:p>31.98</text:p>
          </table:table-cell>
          <table:table-cell office:value-type="float" office:value="28.2403749461284" calcext:value-type="float">
            <text:p>28.24</text:p>
          </table:table-cell>
          <table:table-cell office:value-type="float" office:value="21.9300421744185" calcext:value-type="float">
            <text:p>21.93</text:p>
          </table:table-cell>
          <table:table-cell office:value-type="float" office:value="95" calcext:value-type="float">
            <text:p>95</text:p>
          </table:table-cell>
          <table:table-cell office:value-type="float" office:value="146.5" calcext:value-type="float">
            <text:p>146.5</text:p>
          </table:table-cell>
          <table:table-cell office:value-type="float" office:value="143.715" calcext:value-type="float">
            <text:p>143.715</text:p>
          </table:table-cell>
          <table:table-cell table:formula="of:=LN([.E443])" office:value-type="float" office:value="4.55387689160054" calcext:value-type="float">
            <text:p>4.55387689160054</text:p>
          </table:table-cell>
          <table:table-cell table:formula="of:=LN([.F443])" office:value-type="float" office:value="4.98702542845712" calcext:value-type="float">
            <text:p>4.98702542845712</text:p>
          </table:table-cell>
          <table:table-cell table:formula="of:=LN([.G443])" office:value-type="float" office:value="4.96783217177095" calcext:value-type="float">
            <text:p>4.96783217177095</text:p>
          </table:table-cell>
        </table:table-row>
        <table:table-row table:style-name="ro2">
          <table:table-cell office:value-type="date" office:date-value="1986-11-01" calcext:value-type="date">
            <text:p>nov-86</text:p>
          </table:table-cell>
          <table:table-cell office:value-type="float" office:value="23.2631615265941" calcext:value-type="float">
            <text:p>23.26</text:p>
          </table:table-cell>
          <table:table-cell office:value-type="float" office:value="15.1077694235589" calcext:value-type="float">
            <text:p>15.11</text:p>
          </table:table-cell>
          <table:table-cell office:value-type="float" office:value="23.9301524818117" calcext:value-type="float">
            <text:p>23.93</text:p>
          </table:table-cell>
          <table:table-cell office:value-type="float" office:value="95" calcext:value-type="float">
            <text:p>95</text:p>
          </table:table-cell>
          <table:table-cell office:value-type="float" office:value="146.5" calcext:value-type="float">
            <text:p>146.5</text:p>
          </table:table-cell>
          <table:table-cell office:value-type="float" office:value="144.63" calcext:value-type="float">
            <text:p>144.63</text:p>
          </table:table-cell>
          <table:table-cell table:formula="of:=LN([.E444])" office:value-type="float" office:value="4.55387689160054" calcext:value-type="float">
            <text:p>4.55387689160054</text:p>
          </table:table-cell>
          <table:table-cell table:formula="of:=LN([.F444])" office:value-type="float" office:value="4.98702542845712" calcext:value-type="float">
            <text:p>4.98702542845712</text:p>
          </table:table-cell>
          <table:table-cell table:formula="of:=LN([.G444])" office:value-type="float" office:value="4.97417875708564" calcext:value-type="float">
            <text:p>4.97417875708564</text:p>
          </table:table-cell>
        </table:table-row>
        <table:table-row table:style-name="ro2">
          <table:table-cell office:value-type="date" office:date-value="1986-12-01" calcext:value-type="date">
            <text:p>dic-86</text:p>
          </table:table-cell>
          <table:table-cell office:value-type="float" office:value="32.8618424263723" calcext:value-type="float">
            <text:p>32.86</text:p>
          </table:table-cell>
          <table:table-cell office:value-type="float" office:value="21.2867402466693" calcext:value-type="float">
            <text:p>21.29</text:p>
          </table:table-cell>
          <table:table-cell office:value-type="float" office:value="27.512839326224" calcext:value-type="float">
            <text:p>27.51</text:p>
          </table:table-cell>
          <table:table-cell office:value-type="float" office:value="95" calcext:value-type="float">
            <text:p>95</text:p>
          </table:table-cell>
          <table:table-cell office:value-type="float" office:value="146.5" calcext:value-type="float">
            <text:p>146.5</text:p>
          </table:table-cell>
          <table:table-cell office:value-type="float" office:value="145.555" calcext:value-type="float">
            <text:p>145.555</text:p>
          </table:table-cell>
          <table:table-cell table:formula="of:=LN([.E445])" office:value-type="float" office:value="4.55387689160054" calcext:value-type="float">
            <text:p>4.55387689160054</text:p>
          </table:table-cell>
          <table:table-cell table:formula="of:=LN([.F445])" office:value-type="float" office:value="4.98702542845712" calcext:value-type="float">
            <text:p>4.98702542845712</text:p>
          </table:table-cell>
          <table:table-cell table:formula="of:=LN([.G445])" office:value-type="float" office:value="4.9805540220578" calcext:value-type="float">
            <text:p>4.9805540220578</text:p>
          </table:table-cell>
        </table:table-row>
        <table:table-row table:style-name="ro2">
          <table:table-cell office:value-type="date" office:date-value="1987-01-01" calcext:value-type="date">
            <text:p>ene-87</text:p>
          </table:table-cell>
          <table:table-cell office:value-type="float" office:value="27.4051707388544" calcext:value-type="float">
            <text:p>27.41</text:p>
          </table:table-cell>
          <table:table-cell office:value-type="float" office:value="16.7687049740601" calcext:value-type="float">
            <text:p>16.77</text:p>
          </table:table-cell>
          <table:table-cell office:value-type="float" office:value="28.2781936729381" calcext:value-type="float">
            <text:p>28.28</text:p>
          </table:table-cell>
          <table:table-cell office:value-type="float" office:value="95" calcext:value-type="float">
            <text:p>95</text:p>
          </table:table-cell>
          <table:table-cell office:value-type="float" office:value="146.5" calcext:value-type="float">
            <text:p>146.5</text:p>
          </table:table-cell>
          <table:table-cell office:value-type="float" office:value="146.205" calcext:value-type="float">
            <text:p>146.205</text:p>
          </table:table-cell>
          <table:table-cell table:formula="of:=LN([.E446])" office:value-type="float" office:value="4.55387689160054" calcext:value-type="float">
            <text:p>4.55387689160054</text:p>
          </table:table-cell>
          <table:table-cell table:formula="of:=LN([.F446])" office:value-type="float" office:value="4.98702542845712" calcext:value-type="float">
            <text:p>4.98702542845712</text:p>
          </table:table-cell>
          <table:table-cell table:formula="of:=LN([.G446])" office:value-type="float" office:value="4.98500974645728" calcext:value-type="float">
            <text:p>4.98500974645728</text:p>
          </table:table-cell>
        </table:table-row>
        <table:table-row table:style-name="ro2">
          <table:table-cell office:value-type="date" office:date-value="1987-02-01" calcext:value-type="date">
            <text:p>feb-87</text:p>
          </table:table-cell>
          <table:table-cell office:value-type="float" office:value="37.7577441574279" calcext:value-type="float">
            <text:p>37.76</text:p>
          </table:table-cell>
          <table:table-cell office:value-type="float" office:value="20.2201622247972" calcext:value-type="float">
            <text:p>20.22</text:p>
          </table:table-cell>
          <table:table-cell office:value-type="float" office:value="27.3457811407489" calcext:value-type="float">
            <text:p>27.35</text:p>
          </table:table-cell>
          <table:table-cell office:value-type="float" office:value="95" calcext:value-type="float">
            <text:p>95</text:p>
          </table:table-cell>
          <table:table-cell office:value-type="float" office:value="146.5" calcext:value-type="float">
            <text:p>146.5</text:p>
          </table:table-cell>
          <table:table-cell office:value-type="float" office:value="147.635" calcext:value-type="float">
            <text:p>147.635</text:p>
          </table:table-cell>
          <table:table-cell table:formula="of:=LN([.E447])" office:value-type="float" office:value="4.55387689160054" calcext:value-type="float">
            <text:p>4.55387689160054</text:p>
          </table:table-cell>
          <table:table-cell table:formula="of:=LN([.F447])" office:value-type="float" office:value="4.98702542845712" calcext:value-type="float">
            <text:p>4.98702542845712</text:p>
          </table:table-cell>
          <table:table-cell table:formula="of:=LN([.G447])" office:value-type="float" office:value="4.9947430114274" calcext:value-type="float">
            <text:p>4.9947430114274</text:p>
          </table:table-cell>
        </table:table-row>
        <table:table-row table:style-name="ro2">
          <table:table-cell office:value-type="date" office:date-value="1987-03-01" calcext:value-type="date">
            <text:p>mar-87</text:p>
          </table:table-cell>
          <table:table-cell office:value-type="float" office:value="36.2184083514518" calcext:value-type="float">
            <text:p>36.22</text:p>
          </table:table-cell>
          <table:table-cell office:value-type="float" office:value="19.8066431446912" calcext:value-type="float">
            <text:p>19.81</text:p>
          </table:table-cell>
          <table:table-cell office:value-type="float" office:value="25.5148741409485" calcext:value-type="float">
            <text:p>25.51</text:p>
          </table:table-cell>
          <table:table-cell office:value-type="float" office:value="95" calcext:value-type="float">
            <text:p>95</text:p>
          </table:table-cell>
          <table:table-cell office:value-type="float" office:value="146.5" calcext:value-type="float">
            <text:p>146.5</text:p>
          </table:table-cell>
          <table:table-cell office:value-type="float" office:value="153.08" calcext:value-type="float">
            <text:p>153.08</text:p>
          </table:table-cell>
          <table:table-cell table:formula="of:=LN([.E448])" office:value-type="float" office:value="4.55387689160054" calcext:value-type="float">
            <text:p>4.55387689160054</text:p>
          </table:table-cell>
          <table:table-cell table:formula="of:=LN([.F448])" office:value-type="float" office:value="4.98702542845712" calcext:value-type="float">
            <text:p>4.98702542845712</text:p>
          </table:table-cell>
          <table:table-cell table:formula="of:=LN([.G448])" office:value-type="float" office:value="5.0309606605575" calcext:value-type="float">
            <text:p>5.0309606605575</text:p>
          </table:table-cell>
        </table:table-row>
        <table:table-row table:style-name="ro2">
          <table:table-cell office:value-type="date" office:date-value="1987-04-01" calcext:value-type="date">
            <text:p>abr-87</text:p>
          </table:table-cell>
          <table:table-cell office:value-type="float" office:value="37.0773043408746" calcext:value-type="float">
            <text:p>37.08</text:p>
          </table:table-cell>
          <table:table-cell office:value-type="float" office:value="19.0852984307975" calcext:value-type="float">
            <text:p>19.09</text:p>
          </table:table-cell>
          <table:table-cell office:value-type="float" office:value="25.50769917746" calcext:value-type="float">
            <text:p>25.51</text:p>
          </table:table-cell>
          <table:table-cell office:value-type="float" office:value="95" calcext:value-type="float">
            <text:p>95</text:p>
          </table:table-cell>
          <table:table-cell office:value-type="float" office:value="150.17" calcext:value-type="float">
            <text:p>150.17</text:p>
          </table:table-cell>
          <table:table-cell office:value-type="float" office:value="165.45" calcext:value-type="float">
            <text:p>165.45</text:p>
          </table:table-cell>
          <table:table-cell table:formula="of:=LN([.E449])" office:value-type="float" office:value="4.55387689160054" calcext:value-type="float">
            <text:p>4.55387689160054</text:p>
          </table:table-cell>
          <table:table-cell table:formula="of:=LN([.F449])" office:value-type="float" office:value="5.01176798569219" calcext:value-type="float">
            <text:p>5.01176798569219</text:p>
          </table:table-cell>
          <table:table-cell table:formula="of:=LN([.G449])" office:value-type="float" office:value="5.10866903436762" calcext:value-type="float">
            <text:p>5.10866903436762</text:p>
          </table:table-cell>
        </table:table-row>
        <table:table-row table:style-name="ro2">
          <table:table-cell office:value-type="date" office:date-value="1987-05-01" calcext:value-type="date">
            <text:p>may-87</text:p>
          </table:table-cell>
          <table:table-cell office:value-type="float" office:value="24.6305490654206" calcext:value-type="float">
            <text:p>24.63</text:p>
          </table:table-cell>
          <table:table-cell office:value-type="float" office:value="17.5840899136645" calcext:value-type="float">
            <text:p>17.58</text:p>
          </table:table-cell>
          <table:table-cell office:value-type="float" office:value="29.4658493869815" calcext:value-type="float">
            <text:p>29.47</text:p>
          </table:table-cell>
          <table:table-cell office:value-type="float" office:value="95" calcext:value-type="float">
            <text:p>95</text:p>
          </table:table-cell>
          <table:table-cell office:value-type="float" office:value="155.1" calcext:value-type="float">
            <text:p>155.1</text:p>
          </table:table-cell>
          <table:table-cell office:value-type="float" office:value="179.075" calcext:value-type="float">
            <text:p>179.075</text:p>
          </table:table-cell>
          <table:table-cell table:formula="of:=LN([.E450])" office:value-type="float" office:value="4.55387689160054" calcext:value-type="float">
            <text:p>4.55387689160054</text:p>
          </table:table-cell>
          <table:table-cell table:formula="of:=LN([.F450])" office:value-type="float" office:value="5.04407007018249" calcext:value-type="float">
            <text:p>5.04407007018249</text:p>
          </table:table-cell>
          <table:table-cell table:formula="of:=LN([.G450])" office:value-type="float" office:value="5.18780471250051" calcext:value-type="float">
            <text:p>5.18780471250051</text:p>
          </table:table-cell>
        </table:table-row>
        <table:table-row table:style-name="ro2">
          <table:table-cell office:value-type="date" office:date-value="1987-06-01" calcext:value-type="date">
            <text:p>jun-87</text:p>
          </table:table-cell>
          <table:table-cell office:value-type="float" office:value="22.067555728609" calcext:value-type="float">
            <text:p>22.07</text:p>
          </table:table-cell>
          <table:table-cell office:value-type="float" office:value="13.3303914405388" calcext:value-type="float">
            <text:p>13.33</text:p>
          </table:table-cell>
          <table:table-cell office:value-type="float" office:value="29.5381310417913" calcext:value-type="float">
            <text:p>29.54</text:p>
          </table:table-cell>
          <table:table-cell office:value-type="float" office:value="95" calcext:value-type="float">
            <text:p>95</text:p>
          </table:table-cell>
          <table:table-cell office:value-type="float" office:value="159.05" calcext:value-type="float">
            <text:p>159.05</text:p>
          </table:table-cell>
          <table:table-cell office:value-type="float" office:value="188.455" calcext:value-type="float">
            <text:p>188.455</text:p>
          </table:table-cell>
          <table:table-cell table:formula="of:=LN([.E451])" office:value-type="float" office:value="4.55387689160054" calcext:value-type="float">
            <text:p>4.55387689160054</text:p>
          </table:table-cell>
          <table:table-cell table:formula="of:=LN([.F451])" office:value-type="float" office:value="5.06921861819515" calcext:value-type="float">
            <text:p>5.06921861819515</text:p>
          </table:table-cell>
          <table:table-cell table:formula="of:=LN([.G451])" office:value-type="float" office:value="5.23885925159784" calcext:value-type="float">
            <text:p>5.23885925159784</text:p>
          </table:table-cell>
        </table:table-row>
        <table:table-row table:style-name="ro2">
          <table:table-cell office:value-type="date" office:date-value="1987-07-01" calcext:value-type="date">
            <text:p>jul-87</text:p>
          </table:table-cell>
          <table:table-cell office:value-type="float" office:value="18.9414541890418" calcext:value-type="float">
            <text:p>18.94</text:p>
          </table:table-cell>
          <table:table-cell office:value-type="float" office:value="19.7022261852132" calcext:value-type="float">
            <text:p>19.70</text:p>
          </table:table-cell>
          <table:table-cell office:value-type="float" office:value="30.2578308119617" calcext:value-type="float">
            <text:p>30.26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192.56" calcext:value-type="float">
            <text:p>192.56</text:p>
          </table:table-cell>
          <table:table-cell table:formula="of:=LN([.E452])" office:value-type="float" office:value="4.55387689160054" calcext:value-type="float">
            <text:p>4.55387689160054</text:p>
          </table:table-cell>
          <table:table-cell table:formula="of:=LN([.F452])" office:value-type="float" office:value="5.09375020080676" calcext:value-type="float">
            <text:p>5.09375020080676</text:p>
          </table:table-cell>
          <table:table-cell table:formula="of:=LN([.G452])" office:value-type="float" office:value="5.26040779347482" calcext:value-type="float">
            <text:p>5.26040779347482</text:p>
          </table:table-cell>
        </table:table-row>
        <table:table-row table:style-name="ro2">
          <table:table-cell office:value-type="date" office:date-value="1987-08-01" calcext:value-type="date">
            <text:p>ago-87</text:p>
          </table:table-cell>
          <table:table-cell office:value-type="float" office:value="30.224144497035" calcext:value-type="float">
            <text:p>30.22</text:p>
          </table:table-cell>
          <table:table-cell office:value-type="float" office:value="25.9327189764695" calcext:value-type="float">
            <text:p>25.93</text:p>
          </table:table-cell>
          <table:table-cell office:value-type="float" office:value="31.7042342498602" calcext:value-type="float">
            <text:p>31.70</text:p>
          </table:table-cell>
          <table:table-cell office:value-type="float" office:value="95" calcext:value-type="float">
            <text:p>95</text:p>
          </table:table-cell>
          <table:table-cell office:value-type="float" office:value="169.45" calcext:value-type="float">
            <text:p>169.45</text:p>
          </table:table-cell>
          <table:table-cell office:value-type="float" office:value="199.43" calcext:value-type="float">
            <text:p>199.43</text:p>
          </table:table-cell>
          <table:table-cell table:formula="of:=LN([.E453])" office:value-type="float" office:value="4.55387689160054" calcext:value-type="float">
            <text:p>4.55387689160054</text:p>
          </table:table-cell>
          <table:table-cell table:formula="of:=LN([.F453])" office:value-type="float" office:value="5.13255789805306" calcext:value-type="float">
            <text:p>5.13255789805306</text:p>
          </table:table-cell>
          <table:table-cell table:formula="of:=LN([.G453])" office:value-type="float" office:value="5.29546329756513" calcext:value-type="float">
            <text:p>5.29546329756513</text:p>
          </table:table-cell>
        </table:table-row>
        <table:table-row table:style-name="ro2">
          <table:table-cell office:value-type="date" office:date-value="1987-09-01" calcext:value-type="date">
            <text:p>sep-87</text:p>
          </table:table-cell>
          <table:table-cell office:value-type="float" office:value="36.0696248683393" calcext:value-type="float">
            <text:p>36.07</text:p>
          </table:table-cell>
          <table:table-cell office:value-type="float" office:value="27.6359731069689" calcext:value-type="float">
            <text:p>27.64</text:p>
          </table:table-cell>
          <table:table-cell office:value-type="float" office:value="31.9464771083023" calcext:value-type="float">
            <text:p>31.95</text:p>
          </table:table-cell>
          <table:table-cell office:value-type="float" office:value="95" calcext:value-type="float">
            <text:p>95</text:p>
          </table:table-cell>
          <table:table-cell office:value-type="float" office:value="185.05" calcext:value-type="float">
            <text:p>185.05</text:p>
          </table:table-cell>
          <table:table-cell office:value-type="float" office:value="204.935" calcext:value-type="float">
            <text:p>204.935</text:p>
          </table:table-cell>
          <table:table-cell table:formula="of:=LN([.E454])" office:value-type="float" office:value="4.55387689160054" calcext:value-type="float">
            <text:p>4.55387689160054</text:p>
          </table:table-cell>
          <table:table-cell table:formula="of:=LN([.F454])" office:value-type="float" office:value="5.22062605883217" calcext:value-type="float">
            <text:p>5.22062605883217</text:p>
          </table:table-cell>
          <table:table-cell table:formula="of:=LN([.G454])" office:value-type="float" office:value="5.32269285568935" calcext:value-type="float">
            <text:p>5.32269285568935</text:p>
          </table:table-cell>
        </table:table-row>
        <table:table-row table:style-name="ro2">
          <table:table-cell office:value-type="date" office:date-value="1987-10-01" calcext:value-type="date">
            <text:p>oct-87</text:p>
          </table:table-cell>
          <table:table-cell office:value-type="float" office:value="32.9747331107539" calcext:value-type="float">
            <text:p>32.97</text:p>
          </table:table-cell>
          <table:table-cell office:value-type="float" office:value="24.7904837252939" calcext:value-type="float">
            <text:p>24.79</text:p>
          </table:table-cell>
          <table:table-cell office:value-type="float" office:value="29.7660223783436" calcext:value-type="float">
            <text:p>29.77</text:p>
          </table:table-cell>
          <table:table-cell office:value-type="float" office:value="95" calcext:value-type="float">
            <text:p>95</text:p>
          </table:table-cell>
          <table:table-cell office:value-type="float" office:value="198.5" calcext:value-type="float">
            <text:p>198.5</text:p>
          </table:table-cell>
          <table:table-cell office:value-type="float" office:value="238.19" calcext:value-type="float">
            <text:p>238.19</text:p>
          </table:table-cell>
          <table:table-cell table:formula="of:=LN([.E455])" office:value-type="float" office:value="4.55387689160054" calcext:value-type="float">
            <text:p>4.55387689160054</text:p>
          </table:table-cell>
          <table:table-cell table:formula="of:=LN([.F455])" office:value-type="float" office:value="5.29078910012725" calcext:value-type="float">
            <text:p>5.29078910012725</text:p>
          </table:table-cell>
          <table:table-cell table:formula="of:=LN([.G455])" office:value-type="float" office:value="5.47306867451182" calcext:value-type="float">
            <text:p>5.47306867451182</text:p>
          </table:table-cell>
        </table:table-row>
        <table:table-row table:style-name="ro2">
          <table:table-cell office:value-type="date" office:date-value="1987-11-01" calcext:value-type="date">
            <text:p>nov-87</text:p>
          </table:table-cell>
          <table:table-cell office:value-type="float" office:value="57.171038600981" calcext:value-type="float">
            <text:p>57.17</text:p>
          </table:table-cell>
          <table:table-cell office:value-type="float" office:value="33.4480055739418" calcext:value-type="float">
            <text:p>33.45</text:p>
          </table:table-cell>
          <table:table-cell office:value-type="float" office:value="29.1724548513013" calcext:value-type="float">
            <text:p>29.17</text:p>
          </table:table-cell>
          <table:table-cell office:value-type="float" office:value="95" calcext:value-type="float">
            <text:p>95</text:p>
          </table:table-cell>
          <table:table-cell office:value-type="float" office:value="211.24" calcext:value-type="float">
            <text:p>211.24</text:p>
          </table:table-cell>
          <table:table-cell office:value-type="float" office:value="261.77" calcext:value-type="float">
            <text:p>261.77</text:p>
          </table:table-cell>
          <table:table-cell table:formula="of:=LN([.E456])" office:value-type="float" office:value="4.55387689160054" calcext:value-type="float">
            <text:p>4.55387689160054</text:p>
          </table:table-cell>
          <table:table-cell table:formula="of:=LN([.F456])" office:value-type="float" office:value="5.35299492783873" calcext:value-type="float">
            <text:p>5.35299492783873</text:p>
          </table:table-cell>
          <table:table-cell table:formula="of:=LN([.G456])" office:value-type="float" office:value="5.56746625561865" calcext:value-type="float">
            <text:p>5.56746625561865</text:p>
          </table:table-cell>
        </table:table-row>
        <table:table-row table:style-name="ro2">
          <table:table-cell office:value-type="date" office:date-value="1987-12-01" calcext:value-type="date">
            <text:p>dic-87</text:p>
          </table:table-cell>
          <table:table-cell office:value-type="float" office:value="41.4569633738658" calcext:value-type="float">
            <text:p>41.46</text:p>
          </table:table-cell>
          <table:table-cell office:value-type="float" office:value="33.4784351507395" calcext:value-type="float">
            <text:p>33.48</text:p>
          </table:table-cell>
          <table:table-cell office:value-type="float" office:value="27.2535481387403" calcext:value-type="float">
            <text:p>27.25</text:p>
          </table:table-cell>
          <table:table-cell office:value-type="float" office:value="95" calcext:value-type="float">
            <text:p>95</text:p>
          </table:table-cell>
          <table:table-cell office:value-type="float" office:value="214.6" calcext:value-type="float">
            <text:p>214.6</text:p>
          </table:table-cell>
          <table:table-cell office:value-type="float" office:value="245.425" calcext:value-type="float">
            <text:p>245.425</text:p>
          </table:table-cell>
          <table:table-cell table:formula="of:=LN([.E457])" office:value-type="float" office:value="4.55387689160054" calcext:value-type="float">
            <text:p>4.55387689160054</text:p>
          </table:table-cell>
          <table:table-cell table:formula="of:=LN([.F457])" office:value-type="float" office:value="5.3687758301966" calcext:value-type="float">
            <text:p>5.3687758301966</text:p>
          </table:table-cell>
          <table:table-cell table:formula="of:=LN([.G457])" office:value-type="float" office:value="5.50299140157859" calcext:value-type="float">
            <text:p>5.50299140157859</text:p>
          </table:table-cell>
        </table:table-row>
        <table:table-row table:style-name="ro2">
          <table:table-cell office:value-type="date" office:date-value="1988-01-01" calcext:value-type="date">
            <text:p>ene-88</text:p>
          </table:table-cell>
          <table:table-cell office:value-type="float" office:value="22.0775" calcext:value-type="float">
            <text:p>22.08</text:p>
          </table:table-cell>
          <table:table-cell office:value-type="float" office:value="28.1211176854562" calcext:value-type="float">
            <text:p>28.12</text:p>
          </table:table-cell>
          <table:table-cell office:value-type="float" office:value="30.5911144569756" calcext:value-type="float">
            <text:p>30.59</text:p>
          </table:table-cell>
          <table:table-cell office:value-type="float" office:value="95" calcext:value-type="float">
            <text:p>95</text:p>
          </table:table-cell>
          <table:table-cell office:value-type="float" office:value="224.5" calcext:value-type="float">
            <text:p>224.5</text:p>
          </table:table-cell>
          <table:table-cell office:value-type="float" office:value="262.33" calcext:value-type="float">
            <text:p>262.33</text:p>
          </table:table-cell>
          <table:table-cell table:formula="of:=LN([.E458])" office:value-type="float" office:value="4.55387689160054" calcext:value-type="float">
            <text:p>4.55387689160054</text:p>
          </table:table-cell>
          <table:table-cell table:formula="of:=LN([.F458])" office:value-type="float" office:value="5.41387570718231" calcext:value-type="float">
            <text:p>5.41387570718231</text:p>
          </table:table-cell>
          <table:table-cell table:formula="of:=LN([.G458])" office:value-type="float" office:value="5.56960325318826" calcext:value-type="float">
            <text:p>5.56960325318826</text:p>
          </table:table-cell>
        </table:table-row>
        <table:table-row table:style-name="ro2">
          <table:table-cell office:value-type="date" office:date-value="1988-02-01" calcext:value-type="date">
            <text:p>feb-88</text:p>
          </table:table-cell>
          <table:table-cell office:value-type="float" office:value="36.9570929081024" calcext:value-type="float">
            <text:p>36.96</text:p>
          </table:table-cell>
          <table:table-cell office:value-type="float" office:value="32.2734939759036" calcext:value-type="float">
            <text:p>32.27</text:p>
          </table:table-cell>
          <table:table-cell office:value-type="float" office:value="32.479584261164" calcext:value-type="float">
            <text:p>32.48</text:p>
          </table:table-cell>
          <table:table-cell office:value-type="float" office:value="95" calcext:value-type="float">
            <text:p>95</text:p>
          </table:table-cell>
          <table:table-cell office:value-type="float" office:value="243.45" calcext:value-type="float">
            <text:p>243.45</text:p>
          </table:table-cell>
          <table:table-cell office:value-type="float" office:value="340.865" calcext:value-type="float">
            <text:p>340.865</text:p>
          </table:table-cell>
          <table:table-cell table:formula="of:=LN([.E459])" office:value-type="float" office:value="4.55387689160054" calcext:value-type="float">
            <text:p>4.55387689160054</text:p>
          </table:table-cell>
          <table:table-cell table:formula="of:=LN([.F459])" office:value-type="float" office:value="5.49491158262871" calcext:value-type="float">
            <text:p>5.49491158262871</text:p>
          </table:table-cell>
          <table:table-cell table:formula="of:=LN([.G459])" office:value-type="float" office:value="5.83148650446848" calcext:value-type="float">
            <text:p>5.83148650446848</text:p>
          </table:table-cell>
        </table:table-row>
        <table:table-row table:style-name="ro2">
          <table:table-cell office:value-type="date" office:date-value="1988-03-01" calcext:value-type="date">
            <text:p>mar-88</text:p>
          </table:table-cell>
          <table:table-cell office:value-type="float" office:value="33.32050396767" calcext:value-type="float">
            <text:p>33.32</text:p>
          </table:table-cell>
          <table:table-cell office:value-type="float" office:value="28.8706538661131" calcext:value-type="float">
            <text:p>28.87</text:p>
          </table:table-cell>
          <table:table-cell office:value-type="float" office:value="34.3482224258016" calcext:value-type="float">
            <text:p>34.35</text:p>
          </table:table-cell>
          <table:table-cell office:value-type="float" office:value="95" calcext:value-type="float">
            <text:p>95</text:p>
          </table:table-cell>
          <table:table-cell office:value-type="float" office:value="249.07" calcext:value-type="float">
            <text:p>249.07</text:p>
          </table:table-cell>
          <table:table-cell office:value-type="float" office:value="371.735" calcext:value-type="float">
            <text:p>371.735</text:p>
          </table:table-cell>
          <table:table-cell table:formula="of:=LN([.E460])" office:value-type="float" office:value="4.55387689160054" calcext:value-type="float">
            <text:p>4.55387689160054</text:p>
          </table:table-cell>
          <table:table-cell table:formula="of:=LN([.F460])" office:value-type="float" office:value="5.51773398145461" calcext:value-type="float">
            <text:p>5.51773398145461</text:p>
          </table:table-cell>
          <table:table-cell table:formula="of:=LN([.G460])" office:value-type="float" office:value="5.91818123482882" calcext:value-type="float">
            <text:p>5.91818123482882</text:p>
          </table:table-cell>
        </table:table-row>
        <table:table-row table:style-name="ro2">
          <table:table-cell office:value-type="date" office:date-value="1988-04-01" calcext:value-type="date">
            <text:p>abr-88</text:p>
          </table:table-cell>
          <table:table-cell office:value-type="float" office:value="42.2312941039249" calcext:value-type="float">
            <text:p>42.23</text:p>
          </table:table-cell>
          <table:table-cell office:value-type="float" office:value="50.1705585628301" calcext:value-type="float">
            <text:p>50.17</text:p>
          </table:table-cell>
          <table:table-cell office:value-type="float" office:value="37.5711237523177" calcext:value-type="float">
            <text:p>37.57</text:p>
          </table:table-cell>
          <table:table-cell office:value-type="float" office:value="95" calcext:value-type="float">
            <text:p>95</text:p>
          </table:table-cell>
          <table:table-cell office:value-type="float" office:value="249.5" calcext:value-type="float">
            <text:p>249.5</text:p>
          </table:table-cell>
          <table:table-cell office:value-type="float" office:value="393.84" calcext:value-type="float">
            <text:p>393.84</text:p>
          </table:table-cell>
          <table:table-cell table:formula="of:=LN([.E461])" office:value-type="float" office:value="4.55387689160054" calcext:value-type="float">
            <text:p>4.55387689160054</text:p>
          </table:table-cell>
          <table:table-cell table:formula="of:=LN([.F461])" office:value-type="float" office:value="5.51945891519157" calcext:value-type="float">
            <text:p>5.51945891519157</text:p>
          </table:table-cell>
          <table:table-cell table:formula="of:=LN([.G461])" office:value-type="float" office:value="5.97594473544995" calcext:value-type="float">
            <text:p>5.97594473544995</text:p>
          </table:table-cell>
        </table:table-row>
        <table:table-row table:style-name="ro2">
          <table:table-cell office:value-type="date" office:date-value="1988-05-01" calcext:value-type="date">
            <text:p>may-88</text:p>
          </table:table-cell>
          <table:table-cell office:value-type="float" office:value="44.3542245187294" calcext:value-type="float">
            <text:p>44.35</text:p>
          </table:table-cell>
          <table:table-cell office:value-type="float" office:value="41.9832821950326" calcext:value-type="float">
            <text:p>41.98</text:p>
          </table:table-cell>
          <table:table-cell office:value-type="float" office:value="36.6925938450028" calcext:value-type="float">
            <text:p>36.69</text:p>
          </table:table-cell>
          <table:table-cell office:value-type="float" office:value="95" calcext:value-type="float">
            <text:p>95</text:p>
          </table:table-cell>
          <table:table-cell office:value-type="float" office:value="249.5" calcext:value-type="float">
            <text:p>249.5</text:p>
          </table:table-cell>
          <table:table-cell office:value-type="float" office:value="422.24" calcext:value-type="float">
            <text:p>422.24</text:p>
          </table:table-cell>
          <table:table-cell table:formula="of:=LN([.E462])" office:value-type="float" office:value="4.55387689160054" calcext:value-type="float">
            <text:p>4.55387689160054</text:p>
          </table:table-cell>
          <table:table-cell table:formula="of:=LN([.F462])" office:value-type="float" office:value="5.51945891519157" calcext:value-type="float">
            <text:p>5.51945891519157</text:p>
          </table:table-cell>
          <table:table-cell table:formula="of:=LN([.G462])" office:value-type="float" office:value="6.04557387275501" calcext:value-type="float">
            <text:p>6.04557387275501</text:p>
          </table:table-cell>
        </table:table-row>
        <table:table-row table:style-name="ro2">
          <table:table-cell office:value-type="date" office:date-value="1988-06-01" calcext:value-type="date">
            <text:p>jun-88</text:p>
          </table:table-cell>
          <table:table-cell office:value-type="float" office:value="45.1549327865117" calcext:value-type="float">
            <text:p>45.15</text:p>
          </table:table-cell>
          <table:table-cell office:value-type="float" office:value="45.6657730116175" calcext:value-type="float">
            <text:p>45.67</text:p>
          </table:table-cell>
          <table:table-cell office:value-type="float" office:value="43.3167495848426" calcext:value-type="float">
            <text:p>43.32</text:p>
          </table:table-cell>
          <table:table-cell office:value-type="float" office:value="95" calcext:value-type="float">
            <text:p>95</text:p>
          </table:table-cell>
          <table:table-cell office:value-type="float" office:value="249.5" calcext:value-type="float">
            <text:p>249.5</text:p>
          </table:table-cell>
          <table:table-cell office:value-type="float" office:value="463.19" calcext:value-type="float">
            <text:p>463.19</text:p>
          </table:table-cell>
          <table:table-cell table:formula="of:=LN([.E463])" office:value-type="float" office:value="4.55387689160054" calcext:value-type="float">
            <text:p>4.55387689160054</text:p>
          </table:table-cell>
          <table:table-cell table:formula="of:=LN([.F463])" office:value-type="float" office:value="5.51945891519157" calcext:value-type="float">
            <text:p>5.51945891519157</text:p>
          </table:table-cell>
          <table:table-cell table:formula="of:=LN([.G463])" office:value-type="float" office:value="6.13813733707928" calcext:value-type="float">
            <text:p>6.13813733707928</text:p>
          </table:table-cell>
        </table:table-row>
        <table:table-row table:style-name="ro2">
          <table:table-cell office:value-type="date" office:date-value="1988-07-01" calcext:value-type="date">
            <text:p>jul-88</text:p>
          </table:table-cell>
          <table:table-cell office:value-type="float" office:value="64.0355153203343" calcext:value-type="float">
            <text:p>64.04</text:p>
          </table:table-cell>
          <table:table-cell office:value-type="float" office:value="50.5073520666537" calcext:value-type="float">
            <text:p>50.51</text:p>
          </table:table-cell>
          <table:table-cell office:value-type="float" office:value="48.0124325227991" calcext:value-type="float">
            <text:p>48.01</text:p>
          </table:table-cell>
          <table:table-cell office:value-type="float" office:value="95" calcext:value-type="float">
            <text:p>95</text:p>
          </table:table-cell>
          <table:table-cell office:value-type="float" office:value="249.5" calcext:value-type="float">
            <text:p>249.5</text:p>
          </table:table-cell>
          <table:table-cell office:value-type="float" office:value="490.435" calcext:value-type="float">
            <text:p>490.435</text:p>
          </table:table-cell>
          <table:table-cell table:formula="of:=LN([.E464])" office:value-type="float" office:value="4.55387689160054" calcext:value-type="float">
            <text:p>4.55387689160054</text:p>
          </table:table-cell>
          <table:table-cell table:formula="of:=LN([.F464])" office:value-type="float" office:value="5.51945891519157" calcext:value-type="float">
            <text:p>5.51945891519157</text:p>
          </table:table-cell>
          <table:table-cell table:formula="of:=LN([.G464])" office:value-type="float" office:value="6.19529275238521" calcext:value-type="float">
            <text:p>6.19529275238521</text:p>
          </table:table-cell>
        </table:table-row>
        <table:table-row table:style-name="ro2">
          <table:table-cell office:value-type="date" office:date-value="1988-08-01" calcext:value-type="date">
            <text:p>ago-88</text:p>
          </table:table-cell>
          <table:table-cell office:value-type="float" office:value="49.34827564598" calcext:value-type="float">
            <text:p>49.35</text:p>
          </table:table-cell>
          <table:table-cell office:value-type="float" office:value="54.7316258747469" calcext:value-type="float">
            <text:p>54.73</text:p>
          </table:table-cell>
          <table:table-cell office:value-type="float" office:value="49.8880358302901" calcext:value-type="float">
            <text:p>49.89</text:p>
          </table:table-cell>
          <table:table-cell office:value-type="float" office:value="108.41" calcext:value-type="float">
            <text:p>108.41</text:p>
          </table:table-cell>
          <table:table-cell office:value-type="float" office:value="255.885" calcext:value-type="float">
            <text:p>255.885</text:p>
          </table:table-cell>
          <table:table-cell office:value-type="float" office:value="488.39" calcext:value-type="float">
            <text:p>488.39</text:p>
          </table:table-cell>
          <table:table-cell table:formula="of:=LN([.E465])" office:value-type="float" office:value="4.6859203356732" calcext:value-type="float">
            <text:p>4.6859203356732</text:p>
          </table:table-cell>
          <table:table-cell table:formula="of:=LN([.F465])" office:value-type="float" office:value="5.54472812480059" calcext:value-type="float">
            <text:p>5.54472812480059</text:p>
          </table:table-cell>
          <table:table-cell table:formula="of:=LN([.G465])" office:value-type="float" office:value="6.19111426700646" calcext:value-type="float">
            <text:p>6.19111426700646</text:p>
          </table:table-cell>
        </table:table-row>
        <table:table-row table:style-name="ro2">
          <table:table-cell office:value-type="date" office:date-value="1988-09-01" calcext:value-type="date">
            <text:p>sep-88</text:p>
          </table:table-cell>
          <table:table-cell office:value-type="float" office:value="41.9411502009626" calcext:value-type="float">
            <text:p>41.94</text:p>
          </table:table-cell>
          <table:table-cell office:value-type="float" office:value="55.3660757509394" calcext:value-type="float">
            <text:p>55.37</text:p>
          </table:table-cell>
          <table:table-cell office:value-type="float" office:value="55.7280938041922" calcext:value-type="float">
            <text:p>55.73</text:p>
          </table:table-cell>
          <table:table-cell office:value-type="float" office:value="390" calcext:value-type="float">
            <text:p>390</text:p>
          </table:table-cell>
          <table:table-cell office:value-type="float" office:value="395.685" calcext:value-type="float">
            <text:p>395.685</text:p>
          </table:table-cell>
          <table:table-cell office:value-type="float" office:value="516.875" calcext:value-type="float">
            <text:p>516.875</text:p>
          </table:table-cell>
          <table:table-cell table:formula="of:=LN([.E466])" office:value-type="float" office:value="5.96614673912369" calcext:value-type="float">
            <text:p>5.96614673912369</text:p>
          </table:table-cell>
          <table:table-cell table:formula="of:=LN([.F466])" office:value-type="float" office:value="5.98061844016719" calcext:value-type="float">
            <text:p>5.98061844016719</text:p>
          </table:table-cell>
          <table:table-cell table:formula="of:=LN([.G466])" office:value-type="float" office:value="6.24780106577796" calcext:value-type="float">
            <text:p>6.24780106577796</text:p>
          </table:table-cell>
        </table:table-row>
        <table:table-row table:style-name="ro2">
          <table:table-cell office:value-type="date" office:date-value="1988-10-01" calcext:value-type="date">
            <text:p>oct-88</text:p>
          </table:table-cell>
          <table:table-cell office:value-type="float" office:value="52.5257534897658" calcext:value-type="float">
            <text:p>52.53</text:p>
          </table:table-cell>
          <table:table-cell office:value-type="float" office:value="51.6553801960311" calcext:value-type="float">
            <text:p>51.66</text:p>
          </table:table-cell>
          <table:table-cell office:value-type="float" office:value="62.9507682661053" calcext:value-type="float">
            <text:p>62.95</text:p>
          </table:table-cell>
          <table:table-cell office:value-type="float" office:value="390" calcext:value-type="float">
            <text:p>390</text:p>
          </table:table-cell>
          <table:table-cell office:value-type="float" office:value="406.63" calcext:value-type="float">
            <text:p>406.63</text:p>
          </table:table-cell>
          <table:table-cell office:value-type="float" office:value="503.195" calcext:value-type="float">
            <text:p>503.195</text:p>
          </table:table-cell>
          <table:table-cell table:formula="of:=LN([.E467])" office:value-type="float" office:value="5.96614673912369" calcext:value-type="float">
            <text:p>5.96614673912369</text:p>
          </table:table-cell>
          <table:table-cell table:formula="of:=LN([.F467])" office:value-type="float" office:value="6.00790368105975" calcext:value-type="float">
            <text:p>6.00790368105975</text:p>
          </table:table-cell>
          <table:table-cell table:formula="of:=LN([.G467])" office:value-type="float" office:value="6.22097776892987" calcext:value-type="float">
            <text:p>6.22097776892987</text:p>
          </table:table-cell>
        </table:table-row>
        <table:table-row table:style-name="ro2">
          <table:table-cell office:value-type="date" office:date-value="1988-11-01" calcext:value-type="date">
            <text:p>nov-88</text:p>
          </table:table-cell>
          <table:table-cell office:value-type="float" office:value="37.2638149190949" calcext:value-type="float">
            <text:p>37.26</text:p>
          </table:table-cell>
          <table:table-cell office:value-type="float" office:value="51.7572197748409" calcext:value-type="float">
            <text:p>51.76</text:p>
          </table:table-cell>
          <table:table-cell office:value-type="float" office:value="71.485635276131" calcext:value-type="float">
            <text:p>71.49</text:p>
          </table:table-cell>
          <table:table-cell office:value-type="float" office:value="390" calcext:value-type="float">
            <text:p>390</text:p>
          </table:table-cell>
          <table:table-cell office:value-type="float" office:value="417.755" calcext:value-type="float">
            <text:p>417.755</text:p>
          </table:table-cell>
          <table:table-cell office:value-type="float" office:value="476.695" calcext:value-type="float">
            <text:p>476.695</text:p>
          </table:table-cell>
          <table:table-cell table:formula="of:=LN([.E468])" office:value-type="float" office:value="5.96614673912369" calcext:value-type="float">
            <text:p>5.96614673912369</text:p>
          </table:table-cell>
          <table:table-cell table:formula="of:=LN([.F468])" office:value-type="float" office:value="6.03489513628479" calcext:value-type="float">
            <text:p>6.03489513628479</text:p>
          </table:table-cell>
          <table:table-cell table:formula="of:=LN([.G468])" office:value-type="float" office:value="6.16687687337876" calcext:value-type="float">
            <text:p>6.16687687337876</text:p>
          </table:table-cell>
        </table:table-row>
        <table:table-row table:style-name="ro2">
          <table:table-cell office:value-type="date" office:date-value="1988-12-01" calcext:value-type="date">
            <text:p>dic-88</text:p>
          </table:table-cell>
          <table:table-cell office:value-type="float" office:value="38.6312089890753" calcext:value-type="float">
            <text:p>38.63</text:p>
          </table:table-cell>
          <table:table-cell office:value-type="float" office:value="46.4903453544427" calcext:value-type="float">
            <text:p>46.49</text:p>
          </table:table-cell>
          <table:table-cell office:value-type="float" office:value="77.3926149222524" calcext:value-type="float">
            <text:p>77.39</text:p>
          </table:table-cell>
          <table:table-cell office:value-type="float" office:value="390" calcext:value-type="float">
            <text:p>390</text:p>
          </table:table-cell>
          <table:table-cell office:value-type="float" office:value="428.335" calcext:value-type="float">
            <text:p>428.335</text:p>
          </table:table-cell>
          <table:table-cell office:value-type="float" office:value="497.51" calcext:value-type="float">
            <text:p>497.51</text:p>
          </table:table-cell>
          <table:table-cell table:formula="of:=LN([.E469])" office:value-type="float" office:value="5.96614673912369" calcext:value-type="float">
            <text:p>5.96614673912369</text:p>
          </table:table-cell>
          <table:table-cell table:formula="of:=LN([.F469])" office:value-type="float" office:value="6.05990559970422" calcext:value-type="float">
            <text:p>6.05990559970422</text:p>
          </table:table-cell>
          <table:table-cell table:formula="of:=LN([.G469])" office:value-type="float" office:value="6.20961565689915" calcext:value-type="float">
            <text:p>6.20961565689915</text:p>
          </table:table-cell>
        </table:table-row>
        <table:table-row table:style-name="ro2">
          <table:table-cell office:value-type="date" office:date-value="1989-01-01" calcext:value-type="date">
            <text:p>ene-89</text:p>
          </table:table-cell>
          <table:table-cell office:value-type="float" office:value="78.2904302594663" calcext:value-type="float">
            <text:p>78.29</text:p>
          </table:table-cell>
          <table:table-cell office:value-type="float" office:value="57.1261874239884" calcext:value-type="float">
            <text:p>57.13</text:p>
          </table:table-cell>
          <table:table-cell office:value-type="float" office:value="80.4526452363672" calcext:value-type="float">
            <text:p>80.45</text:p>
          </table:table-cell>
          <table:table-cell office:value-type="float" office:value="390" calcext:value-type="float">
            <text:p>390</text:p>
          </table:table-cell>
          <table:table-cell office:value-type="float" office:value="439.325" calcext:value-type="float">
            <text:p>439.325</text:p>
          </table:table-cell>
          <table:table-cell office:value-type="float" office:value="534.635" calcext:value-type="float">
            <text:p>534.635</text:p>
          </table:table-cell>
          <table:table-cell table:formula="of:=LN([.E470])" office:value-type="float" office:value="5.96614673912369" calcext:value-type="float">
            <text:p>5.96614673912369</text:p>
          </table:table-cell>
          <table:table-cell table:formula="of:=LN([.F470])" office:value-type="float" office:value="6.08523945808091" calcext:value-type="float">
            <text:p>6.08523945808091</text:p>
          </table:table-cell>
          <table:table-cell table:formula="of:=LN([.G470])" office:value-type="float" office:value="6.2815842710717" calcext:value-type="float">
            <text:p>6.2815842710717</text:p>
          </table:table-cell>
        </table:table-row>
        <table:table-row table:style-name="ro2">
          <table:table-cell office:value-type="date" office:date-value="1989-02-01" calcext:value-type="date">
            <text:p>feb-89</text:p>
          </table:table-cell>
          <table:table-cell office:value-type="float" office:value="61.8940455987604" calcext:value-type="float">
            <text:p>61.89</text:p>
          </table:table-cell>
          <table:table-cell office:value-type="float" office:value="53.782779381894" calcext:value-type="float">
            <text:p>53.78</text:p>
          </table:table-cell>
          <table:table-cell office:value-type="float" office:value="85.7102829904361" calcext:value-type="float">
            <text:p>85.71</text:p>
          </table:table-cell>
          <table:table-cell office:value-type="float" office:value="390" calcext:value-type="float">
            <text:p>390</text:p>
          </table:table-cell>
          <table:table-cell office:value-type="float" office:value="450.01" calcext:value-type="float">
            <text:p>450.01</text:p>
          </table:table-cell>
          <table:table-cell office:value-type="float" office:value="530.435" calcext:value-type="float">
            <text:p>530.435</text:p>
          </table:table-cell>
          <table:table-cell table:formula="of:=LN([.E471])" office:value-type="float" office:value="5.96614673912369" calcext:value-type="float">
            <text:p>5.96614673912369</text:p>
          </table:table-cell>
          <table:table-cell table:formula="of:=LN([.F471])" office:value-type="float" office:value="6.10926980473968" calcext:value-type="float">
            <text:p>6.10926980473968</text:p>
          </table:table-cell>
          <table:table-cell table:formula="of:=LN([.G471])" office:value-type="float" office:value="6.27369742462818" calcext:value-type="float">
            <text:p>6.27369742462818</text:p>
          </table:table-cell>
        </table:table-row>
        <table:table-row table:style-name="ro2">
          <table:table-cell office:value-type="date" office:date-value="1989-03-01" calcext:value-type="date">
            <text:p>mar-89</text:p>
          </table:table-cell>
          <table:table-cell office:value-type="float" office:value="73.1570635284528" calcext:value-type="float">
            <text:p>73.16</text:p>
          </table:table-cell>
          <table:table-cell office:value-type="float" office:value="63.5883161269864" calcext:value-type="float">
            <text:p>63.59</text:p>
          </table:table-cell>
          <table:table-cell office:value-type="float" office:value="89.4151173839735" calcext:value-type="float">
            <text:p>89.42</text:p>
          </table:table-cell>
          <table:table-cell office:value-type="float" office:value="390" calcext:value-type="float">
            <text:p>390</text:p>
          </table:table-cell>
          <table:table-cell office:value-type="float" office:value="460.345" calcext:value-type="float">
            <text:p>460.345</text:p>
          </table:table-cell>
          <table:table-cell office:value-type="float" office:value="517.135" calcext:value-type="float">
            <text:p>517.135</text:p>
          </table:table-cell>
          <table:table-cell table:formula="of:=LN([.E472])" office:value-type="float" office:value="5.96614673912369" calcext:value-type="float">
            <text:p>5.96614673912369</text:p>
          </table:table-cell>
          <table:table-cell table:formula="of:=LN([.F472])" office:value-type="float" office:value="6.13197620837369" calcext:value-type="float">
            <text:p>6.13197620837369</text:p>
          </table:table-cell>
          <table:table-cell table:formula="of:=LN([.G472])" office:value-type="float" office:value="6.24830396227892" calcext:value-type="float">
            <text:p>6.24830396227892</text:p>
          </table:table-cell>
        </table:table-row>
        <table:table-row table:style-name="ro2">
          <table:table-cell office:value-type="date" office:date-value="1989-04-01" calcext:value-type="date">
            <text:p>abr-89</text:p>
          </table:table-cell>
          <table:table-cell office:value-type="float" office:value="74.0679995407653" calcext:value-type="float">
            <text:p>74.07</text:p>
          </table:table-cell>
          <table:table-cell office:value-type="float" office:value="45.2543413436239" calcext:value-type="float">
            <text:p>45.25</text:p>
          </table:table-cell>
          <table:table-cell office:value-type="float" office:value="90.926715783352" calcext:value-type="float">
            <text:p>90.93</text:p>
          </table:table-cell>
          <table:table-cell office:value-type="float" office:value="390" calcext:value-type="float">
            <text:p>390</text:p>
          </table:table-cell>
          <table:table-cell office:value-type="float" office:value="471.255" calcext:value-type="float">
            <text:p>471.255</text:p>
          </table:table-cell>
          <table:table-cell office:value-type="float" office:value="505.265" calcext:value-type="float">
            <text:p>505.265</text:p>
          </table:table-cell>
          <table:table-cell table:formula="of:=LN([.E473])" office:value-type="float" office:value="5.96614673912369" calcext:value-type="float">
            <text:p>5.96614673912369</text:p>
          </table:table-cell>
          <table:table-cell table:formula="of:=LN([.F473])" office:value-type="float" office:value="6.15539934878551" calcext:value-type="float">
            <text:p>6.15539934878551</text:p>
          </table:table-cell>
          <table:table-cell table:formula="of:=LN([.G473])" office:value-type="float" office:value="6.22508304411617" calcext:value-type="float">
            <text:p>6.22508304411617</text:p>
          </table:table-cell>
        </table:table-row>
        <table:table-row table:style-name="ro2">
          <table:table-cell office:value-type="date" office:date-value="1989-05-01" calcext:value-type="date">
            <text:p>may-89</text:p>
          </table:table-cell>
          <table:table-cell office:value-type="float" office:value="85.6187399555202" calcext:value-type="float">
            <text:p>85.62</text:p>
          </table:table-cell>
          <table:table-cell office:value-type="float" office:value="48.9308248811657" calcext:value-type="float">
            <text:p>48.93</text:p>
          </table:table-cell>
          <table:table-cell office:value-type="float" office:value="99.1217219187172" calcext:value-type="float">
            <text:p>99.12</text:p>
          </table:table-cell>
          <table:table-cell office:value-type="float" office:value="390" calcext:value-type="float">
            <text:p>390</text:p>
          </table:table-cell>
          <table:table-cell office:value-type="float" office:value="497.805" calcext:value-type="float">
            <text:p>497.805</text:p>
          </table:table-cell>
          <table:table-cell office:value-type="float" office:value="529.415" calcext:value-type="float">
            <text:p>529.415</text:p>
          </table:table-cell>
          <table:table-cell table:formula="of:=LN([.E474])" office:value-type="float" office:value="5.96614673912369" calcext:value-type="float">
            <text:p>5.96614673912369</text:p>
          </table:table-cell>
          <table:table-cell table:formula="of:=LN([.F474])" office:value-type="float" office:value="6.2102084340775" calcext:value-type="float">
            <text:p>6.2102084340775</text:p>
          </table:table-cell>
          <table:table-cell table:formula="of:=LN([.G474])" office:value-type="float" office:value="6.27177262335458" calcext:value-type="float">
            <text:p>6.27177262335458</text:p>
          </table:table-cell>
        </table:table-row>
        <table:table-row table:style-name="ro2">
          <table:table-cell office:value-type="date" office:date-value="1989-06-01" calcext:value-type="date">
            <text:p>jun-89</text:p>
          </table:table-cell>
          <table:table-cell office:value-type="float" office:value="72.6417981901944" calcext:value-type="float">
            <text:p>72.64</text:p>
          </table:table-cell>
          <table:table-cell office:value-type="float" office:value="45.8549517966696" calcext:value-type="float">
            <text:p>45.85</text:p>
          </table:table-cell>
          <table:table-cell office:value-type="float" office:value="91.2635963915656" calcext:value-type="float">
            <text:p>91.26</text:p>
          </table:table-cell>
          <table:table-cell office:value-type="float" office:value="390" calcext:value-type="float">
            <text:p>390</text:p>
          </table:table-cell>
          <table:table-cell office:value-type="float" office:value="522.565" calcext:value-type="float">
            <text:p>522.565</text:p>
          </table:table-cell>
          <table:table-cell office:value-type="float" office:value="540.58" calcext:value-type="float">
            <text:p>540.58</text:p>
          </table:table-cell>
          <table:table-cell table:formula="of:=LN([.E475])" office:value-type="float" office:value="5.96614673912369" calcext:value-type="float">
            <text:p>5.96614673912369</text:p>
          </table:table-cell>
          <table:table-cell table:formula="of:=LN([.F475])" office:value-type="float" office:value="6.25874937801557" calcext:value-type="float">
            <text:p>6.25874937801557</text:p>
          </table:table-cell>
          <table:table-cell table:formula="of:=LN([.G475])" office:value-type="float" office:value="6.29264263722753" calcext:value-type="float">
            <text:p>6.29264263722753</text:p>
          </table:table-cell>
        </table:table-row>
        <table:table-row table:style-name="ro2">
          <table:table-cell office:value-type="date" office:date-value="1989-07-01" calcext:value-type="date">
            <text:p>jul-89</text:p>
          </table:table-cell>
          <table:table-cell office:value-type="float" office:value="60.26901006842" calcext:value-type="float">
            <text:p>60.27</text:p>
          </table:table-cell>
          <table:table-cell office:value-type="float" office:value="43.0495306462816" calcext:value-type="float">
            <text:p>43.05</text:p>
          </table:table-cell>
          <table:table-cell office:value-type="float" office:value="84.6374889473937" calcext:value-type="float">
            <text:p>84.64</text:p>
          </table:table-cell>
          <table:table-cell office:value-type="float" office:value="390" calcext:value-type="float">
            <text:p>390</text:p>
          </table:table-cell>
          <table:table-cell office:value-type="float" office:value="535.93" calcext:value-type="float">
            <text:p>535.93</text:p>
          </table:table-cell>
          <table:table-cell office:value-type="float" office:value="571.4" calcext:value-type="float">
            <text:p>571.4</text:p>
          </table:table-cell>
          <table:table-cell table:formula="of:=LN([.E476])" office:value-type="float" office:value="5.96614673912369" calcext:value-type="float">
            <text:p>5.96614673912369</text:p>
          </table:table-cell>
          <table:table-cell table:formula="of:=LN([.F476])" office:value-type="float" office:value="6.28400355552734" calcext:value-type="float">
            <text:p>6.28400355552734</text:p>
          </table:table-cell>
          <table:table-cell table:formula="of:=LN([.G476])" office:value-type="float" office:value="6.34808948979667" calcext:value-type="float">
            <text:p>6.34808948979667</text:p>
          </table:table-cell>
        </table:table-row>
        <table:table-row table:style-name="ro2">
          <table:table-cell office:value-type="date" office:date-value="1989-08-01" calcext:value-type="date">
            <text:p>ago-89</text:p>
          </table:table-cell>
          <table:table-cell office:value-type="float" office:value="74.9599636350921" calcext:value-type="float">
            <text:p>74.96</text:p>
          </table:table-cell>
          <table:table-cell office:value-type="float" office:value="40.2653902223447" calcext:value-type="float">
            <text:p>40.27</text:p>
          </table:table-cell>
          <table:table-cell office:value-type="float" office:value="84.3453206694781" calcext:value-type="float">
            <text:p>84.35</text:p>
          </table:table-cell>
          <table:table-cell office:value-type="float" office:value="390" calcext:value-type="float">
            <text:p>390</text:p>
          </table:table-cell>
          <table:table-cell office:value-type="float" office:value="549.545" calcext:value-type="float">
            <text:p>549.545</text:p>
          </table:table-cell>
          <table:table-cell office:value-type="float" office:value="578.475" calcext:value-type="float">
            <text:p>578.475</text:p>
          </table:table-cell>
          <table:table-cell table:formula="of:=LN([.E477])" office:value-type="float" office:value="5.96614673912369" calcext:value-type="float">
            <text:p>5.96614673912369</text:p>
          </table:table-cell>
          <table:table-cell table:formula="of:=LN([.F477])" office:value-type="float" office:value="6.30909066312032" calcext:value-type="float">
            <text:p>6.30909066312032</text:p>
          </table:table-cell>
          <table:table-cell table:formula="of:=LN([.G477])" office:value-type="float" office:value="6.36039533048817" calcext:value-type="float">
            <text:p>6.36039533048817</text:p>
          </table:table-cell>
        </table:table-row>
        <table:table-row table:style-name="ro2">
          <table:table-cell office:value-type="date" office:date-value="1989-09-01" calcext:value-type="date">
            <text:p>sep-89</text:p>
          </table:table-cell>
          <table:table-cell office:value-type="float" office:value="73.5029050459004" calcext:value-type="float">
            <text:p>73.50</text:p>
          </table:table-cell>
          <table:table-cell office:value-type="float" office:value="42.6410965001762" calcext:value-type="float">
            <text:p>42.64</text:p>
          </table:table-cell>
          <table:table-cell office:value-type="float" office:value="78.1542531546653" calcext:value-type="float">
            <text:p>78.15</text:p>
          </table:table-cell>
          <table:table-cell office:value-type="float" office:value="390" calcext:value-type="float">
            <text:p>390</text:p>
          </table:table-cell>
          <table:table-cell office:value-type="float" office:value="563.67" calcext:value-type="float">
            <text:p>563.67</text:p>
          </table:table-cell>
          <table:table-cell office:value-type="float" office:value="585.16" calcext:value-type="float">
            <text:p>585.16</text:p>
          </table:table-cell>
          <table:table-cell table:formula="of:=LN([.E478])" office:value-type="float" office:value="5.96614673912369" calcext:value-type="float">
            <text:p>5.96614673912369</text:p>
          </table:table-cell>
          <table:table-cell table:formula="of:=LN([.F478])" office:value-type="float" office:value="6.33446897387354" calcext:value-type="float">
            <text:p>6.33446897387354</text:p>
          </table:table-cell>
          <table:table-cell table:formula="of:=LN([.G478])" office:value-type="float" office:value="6.37188531410989" calcext:value-type="float">
            <text:p>6.37188531410989</text:p>
          </table:table-cell>
        </table:table-row>
        <table:table-row table:style-name="ro2">
          <table:table-cell office:value-type="date" office:date-value="1989-10-01" calcext:value-type="date">
            <text:p>oct-89</text:p>
          </table:table-cell>
          <table:table-cell office:value-type="float" office:value="66.1378277863961" calcext:value-type="float">
            <text:p>66.14</text:p>
          </table:table-cell>
          <table:table-cell office:value-type="float" office:value="40.2062847291588" calcext:value-type="float">
            <text:p>40.21</text:p>
          </table:table-cell>
          <table:table-cell office:value-type="float" office:value="72.8471086316715" calcext:value-type="float">
            <text:p>72.85</text:p>
          </table:table-cell>
          <table:table-cell office:value-type="float" office:value="390" calcext:value-type="float">
            <text:p>390</text:p>
          </table:table-cell>
          <table:table-cell office:value-type="float" office:value="585.16" calcext:value-type="float">
            <text:p>585.16</text:p>
          </table:table-cell>
          <table:table-cell office:value-type="float" office:value="605.94" calcext:value-type="float">
            <text:p>605.94</text:p>
          </table:table-cell>
          <table:table-cell table:formula="of:=LN([.E479])" office:value-type="float" office:value="5.96614673912369" calcext:value-type="float">
            <text:p>5.96614673912369</text:p>
          </table:table-cell>
          <table:table-cell table:formula="of:=LN([.F479])" office:value-type="float" office:value="6.37188531410989" calcext:value-type="float">
            <text:p>6.37188531410989</text:p>
          </table:table-cell>
          <table:table-cell table:formula="of:=LN([.G479])" office:value-type="float" office:value="6.40678097126652" calcext:value-type="float">
            <text:p>6.40678097126652</text:p>
          </table:table-cell>
        </table:table-row>
        <table:table-row table:style-name="ro2">
          <table:table-cell office:value-type="date" office:date-value="1989-11-01" calcext:value-type="date">
            <text:p>nov-89</text:p>
          </table:table-cell>
          <table:table-cell office:value-type="float" office:value="59.2347518782127" calcext:value-type="float">
            <text:p>59.23</text:p>
          </table:table-cell>
          <table:table-cell office:value-type="float" office:value="40.4123482274689" calcext:value-type="float">
            <text:p>40.41</text:p>
          </table:table-cell>
          <table:table-cell office:value-type="float" office:value="68.6884070950699" calcext:value-type="float">
            <text:p>68.69</text:p>
          </table:table-cell>
          <table:table-cell office:value-type="float" office:value="390" calcext:value-type="float">
            <text:p>390</text:p>
          </table:table-cell>
          <table:table-cell office:value-type="float" office:value="609.8" calcext:value-type="float">
            <text:p>609.8</text:p>
          </table:table-cell>
          <table:table-cell office:value-type="float" office:value="656.57" calcext:value-type="float">
            <text:p>656.57</text:p>
          </table:table-cell>
          <table:table-cell table:formula="of:=LN([.E480])" office:value-type="float" office:value="5.96614673912369" calcext:value-type="float">
            <text:p>5.96614673912369</text:p>
          </table:table-cell>
          <table:table-cell table:formula="of:=LN([.F480])" office:value-type="float" office:value="6.41313103455415" calcext:value-type="float">
            <text:p>6.41313103455415</text:p>
          </table:table-cell>
          <table:table-cell table:formula="of:=LN([.G480])" office:value-type="float" office:value="6.48702931410592" calcext:value-type="float">
            <text:p>6.48702931410592</text:p>
          </table:table-cell>
        </table:table-row>
        <table:table-row table:style-name="ro2">
          <table:table-cell office:value-type="date" office:date-value="1989-12-01" calcext:value-type="date">
            <text:p>dic-89</text:p>
          </table:table-cell>
          <table:table-cell office:value-type="float" office:value="63.9324607852932" calcext:value-type="float">
            <text:p>63.93</text:p>
          </table:table-cell>
          <table:table-cell office:value-type="float" office:value="46.2369535976062" calcext:value-type="float">
            <text:p>46.24</text:p>
          </table:table-cell>
          <table:table-cell office:value-type="float" office:value="64.1801189470002" calcext:value-type="float">
            <text:p>64.18</text:p>
          </table:table-cell>
          <table:table-cell office:value-type="float" office:value="390" calcext:value-type="float">
            <text:p>390</text:p>
          </table:table-cell>
          <table:table-cell office:value-type="float" office:value="632.62" calcext:value-type="float">
            <text:p>632.62</text:p>
          </table:table-cell>
          <table:table-cell office:value-type="float" office:value="657.495" calcext:value-type="float">
            <text:p>657.495</text:p>
          </table:table-cell>
          <table:table-cell table:formula="of:=LN([.E481])" office:value-type="float" office:value="5.96614673912369" calcext:value-type="float">
            <text:p>5.96614673912369</text:p>
          </table:table-cell>
          <table:table-cell table:formula="of:=LN([.F481])" office:value-type="float" office:value="6.44986992592664" calcext:value-type="float">
            <text:p>6.44986992592664</text:p>
          </table:table-cell>
          <table:table-cell table:formula="of:=LN([.G481])" office:value-type="float" office:value="6.48843715946027" calcext:value-type="float">
            <text:p>6.48843715946027</text:p>
          </table:table-cell>
        </table:table-row>
        <table:table-row table:style-name="ro2">
          <table:table-cell office:value-type="date" office:date-value="1990-01-01" calcext:value-type="date">
            <text:p>ene-90</text:p>
          </table:table-cell>
          <table:table-cell office:value-type="float" office:value="43.3856721149539" calcext:value-type="float">
            <text:p>43.39</text:p>
          </table:table-cell>
          <table:table-cell office:value-type="float" office:value="41.8618273102871" calcext:value-type="float">
            <text:p>41.86</text:p>
          </table:table-cell>
          <table:table-cell office:value-type="float" office:value="59.1628055610784" calcext:value-type="float">
            <text:p>59.16</text:p>
          </table:table-cell>
          <table:table-cell office:value-type="float" office:value="390" calcext:value-type="float">
            <text:p>390</text:p>
          </table:table-cell>
          <table:table-cell office:value-type="float" office:value="657.235" calcext:value-type="float">
            <text:p>657.235</text:p>
          </table:table-cell>
          <table:table-cell office:value-type="float" office:value="688.185" calcext:value-type="float">
            <text:p>688.185</text:p>
          </table:table-cell>
          <table:table-cell table:formula="of:=LN([.E482])" office:value-type="float" office:value="5.96614673912369" calcext:value-type="float">
            <text:p>5.96614673912369</text:p>
          </table:table-cell>
          <table:table-cell table:formula="of:=LN([.F482])" office:value-type="float" office:value="6.48804164098364" calcext:value-type="float">
            <text:p>6.48804164098364</text:p>
          </table:table-cell>
          <table:table-cell table:formula="of:=LN([.G482])" office:value-type="float" office:value="6.53405769713631" calcext:value-type="float">
            <text:p>6.53405769713631</text:p>
          </table:table-cell>
        </table:table-row>
        <table:table-row table:style-name="ro2">
          <table:table-cell office:value-type="date" office:date-value="1990-02-01" calcext:value-type="date">
            <text:p>feb-90</text:p>
          </table:table-cell>
          <table:table-cell office:value-type="float" office:value="43.1583984686553" calcext:value-type="float">
            <text:p>43.16</text:p>
          </table:table-cell>
          <table:table-cell office:value-type="float" office:value="38.0967047416538" calcext:value-type="float">
            <text:p>38.10</text:p>
          </table:table-cell>
          <table:table-cell office:value-type="float" office:value="54.2471333741577" calcext:value-type="float">
            <text:p>54.25</text:p>
          </table:table-cell>
          <table:table-cell office:value-type="float" office:value="390" calcext:value-type="float">
            <text:p>390</text:p>
          </table:table-cell>
          <table:table-cell office:value-type="float" office:value="669.935" calcext:value-type="float">
            <text:p>669.935</text:p>
          </table:table-cell>
          <table:table-cell office:value-type="float" office:value="692.04" calcext:value-type="float">
            <text:p>692.04</text:p>
          </table:table-cell>
          <table:table-cell table:formula="of:=LN([.E483])" office:value-type="float" office:value="5.96614673912369" calcext:value-type="float">
            <text:p>5.96614673912369</text:p>
          </table:table-cell>
          <table:table-cell table:formula="of:=LN([.F483])" office:value-type="float" office:value="6.50718069275339" calcext:value-type="float">
            <text:p>6.50718069275339</text:p>
          </table:table-cell>
          <table:table-cell table:formula="of:=LN([.G483])" office:value-type="float" office:value="6.53964375741532" calcext:value-type="float">
            <text:p>6.53964375741532</text:p>
          </table:table-cell>
        </table:table-row>
        <table:table-row table:style-name="ro2">
          <table:table-cell office:value-type="date" office:date-value="1990-03-01" calcext:value-type="date">
            <text:p>mar-90</text:p>
          </table:table-cell>
          <table:table-cell office:value-type="float" office:value="35.3800739454922" calcext:value-type="float">
            <text:p>35.38</text:p>
          </table:table-cell>
          <table:table-cell office:value-type="float" office:value="35.2053563736169" calcext:value-type="float">
            <text:p>35.21</text:p>
          </table:table-cell>
          <table:table-cell office:value-type="float" office:value="51.9701963033047" calcext:value-type="float">
            <text:p>51.97</text:p>
          </table:table-cell>
          <table:table-cell office:value-type="float" office:value="390" calcext:value-type="float">
            <text:p>390</text:p>
          </table:table-cell>
          <table:table-cell office:value-type="float" office:value="702.09" calcext:value-type="float">
            <text:p>702.09</text:p>
          </table:table-cell>
          <table:table-cell office:value-type="float" office:value="733.6" calcext:value-type="float">
            <text:p>733.6</text:p>
          </table:table-cell>
          <table:table-cell table:formula="of:=LN([.E484])" office:value-type="float" office:value="5.96614673912369" calcext:value-type="float">
            <text:p>5.96614673912369</text:p>
          </table:table-cell>
          <table:table-cell table:formula="of:=LN([.F484])" office:value-type="float" office:value="6.55406160093644" calcext:value-type="float">
            <text:p>6.55406160093644</text:p>
          </table:table-cell>
          <table:table-cell table:formula="of:=LN([.G484])" office:value-type="float" office:value="6.59796392094226" calcext:value-type="float">
            <text:p>6.59796392094226</text:p>
          </table:table-cell>
        </table:table-row>
        <table:table-row table:style-name="ro2">
          <table:table-cell office:value-type="date" office:date-value="1990-04-01" calcext:value-type="date">
            <text:p>abr-90</text:p>
          </table:table-cell>
          <table:table-cell office:value-type="float" office:value="40.2238742685926" calcext:value-type="float">
            <text:p>40.22</text:p>
          </table:table-cell>
          <table:table-cell office:value-type="float" office:value="38.10311618836" calcext:value-type="float">
            <text:p>38.10</text:p>
          </table:table-cell>
          <table:table-cell office:value-type="float" office:value="50.2437043051057" calcext:value-type="float">
            <text:p>50.24</text:p>
          </table:table-cell>
          <table:table-cell office:value-type="float" office:value="390" calcext:value-type="float">
            <text:p>390</text:p>
          </table:table-cell>
          <table:table-cell office:value-type="float" office:value="719.29" calcext:value-type="float">
            <text:p>719.29</text:p>
          </table:table-cell>
          <table:table-cell office:value-type="float" office:value="782.575" calcext:value-type="float">
            <text:p>782.575</text:p>
          </table:table-cell>
          <table:table-cell table:formula="of:=LN([.E485])" office:value-type="float" office:value="5.96614673912369" calcext:value-type="float">
            <text:p>5.96614673912369</text:p>
          </table:table-cell>
          <table:table-cell table:formula="of:=LN([.F485])" office:value-type="float" office:value="6.57826461437156" calcext:value-type="float">
            <text:p>6.57826461437156</text:p>
          </table:table-cell>
          <table:table-cell table:formula="of:=LN([.G485])" office:value-type="float" office:value="6.66258976446668" calcext:value-type="float">
            <text:p>6.66258976446668</text:p>
          </table:table-cell>
        </table:table-row>
        <table:table-row table:style-name="ro2">
          <table:table-cell office:value-type="date" office:date-value="1990-05-01" calcext:value-type="date">
            <text:p>may-90</text:p>
          </table:table-cell>
          <table:table-cell office:value-type="float" office:value="38.8362208443018" calcext:value-type="float">
            <text:p>38.84</text:p>
          </table:table-cell>
          <table:table-cell office:value-type="float" office:value="38.277277680744" calcext:value-type="float">
            <text:p>38.28</text:p>
          </table:table-cell>
          <table:table-cell office:value-type="float" office:value="43.647884698683" calcext:value-type="float">
            <text:p>43.65</text:p>
          </table:table-cell>
          <table:table-cell office:value-type="float" office:value="390" calcext:value-type="float">
            <text:p>390</text:p>
          </table:table-cell>
          <table:table-cell office:value-type="float" office:value="734.945" calcext:value-type="float">
            <text:p>734.945</text:p>
          </table:table-cell>
          <table:table-cell office:value-type="float" office:value="821.93" calcext:value-type="float">
            <text:p>821.93</text:p>
          </table:table-cell>
          <table:table-cell table:formula="of:=LN([.E486])" office:value-type="float" office:value="5.96614673912369" calcext:value-type="float">
            <text:p>5.96614673912369</text:p>
          </table:table-cell>
          <table:table-cell table:formula="of:=LN([.F486])" office:value-type="float" office:value="6.59979566648097" calcext:value-type="float">
            <text:p>6.59979566648097</text:p>
          </table:table-cell>
          <table:table-cell table:formula="of:=LN([.G486])" office:value-type="float" office:value="6.71165523327917" calcext:value-type="float">
            <text:p>6.71165523327917</text:p>
          </table:table-cell>
        </table:table-row>
        <table:table-row table:style-name="ro2">
          <table:table-cell office:value-type="date" office:date-value="1990-06-01" calcext:value-type="date">
            <text:p>jun-90</text:p>
          </table:table-cell>
          <table:table-cell office:value-type="float" office:value="46.3057165586999" calcext:value-type="float">
            <text:p>46.31</text:p>
          </table:table-cell>
          <table:table-cell office:value-type="float" office:value="46.9109875285797" calcext:value-type="float">
            <text:p>46.91</text:p>
          </table:table-cell>
          <table:table-cell office:value-type="float" office:value="46.2338919471175" calcext:value-type="float">
            <text:p>46.23</text:p>
          </table:table-cell>
          <table:table-cell office:value-type="float" office:value="390" calcext:value-type="float">
            <text:p>390</text:p>
          </table:table-cell>
          <table:table-cell office:value-type="float" office:value="750.26" calcext:value-type="float">
            <text:p>750.26</text:p>
          </table:table-cell>
          <table:table-cell office:value-type="float" office:value="849.44" calcext:value-type="float">
            <text:p>849.44</text:p>
          </table:table-cell>
          <table:table-cell table:formula="of:=LN([.E487])" office:value-type="float" office:value="5.96614673912369" calcext:value-type="float">
            <text:p>5.96614673912369</text:p>
          </table:table-cell>
          <table:table-cell table:formula="of:=LN([.F487])" office:value-type="float" office:value="6.62041981312202" calcext:value-type="float">
            <text:p>6.62041981312202</text:p>
          </table:table-cell>
          <table:table-cell table:formula="of:=LN([.G487])" office:value-type="float" office:value="6.74457730883536" calcext:value-type="float">
            <text:p>6.74457730883536</text:p>
          </table:table-cell>
        </table:table-row>
        <table:table-row table:style-name="ro2">
          <table:table-cell office:value-type="date" office:date-value="1990-07-01" calcext:value-type="date">
            <text:p>jul-90</text:p>
          </table:table-cell>
          <table:table-cell office:value-type="float" office:value="44.0601643172798" calcext:value-type="float">
            <text:p>44.06</text:p>
          </table:table-cell>
          <table:table-cell office:value-type="float" office:value="35.9794036238458" calcext:value-type="float">
            <text:p>35.98</text:p>
          </table:table-cell>
          <table:table-cell office:value-type="float" office:value="48.9045851793057" calcext:value-type="float">
            <text:p>48.90</text:p>
          </table:table-cell>
          <table:table-cell office:value-type="float" office:value="390" calcext:value-type="float">
            <text:p>390</text:p>
          </table:table-cell>
          <table:table-cell office:value-type="float" office:value="785.8" calcext:value-type="float">
            <text:p>785.8</text:p>
          </table:table-cell>
          <table:table-cell office:value-type="float" office:value="897.825" calcext:value-type="float">
            <text:p>897.825</text:p>
          </table:table-cell>
          <table:table-cell table:formula="of:=LN([.E488])" office:value-type="float" office:value="5.96614673912369" calcext:value-type="float">
            <text:p>5.96614673912369</text:p>
          </table:table-cell>
          <table:table-cell table:formula="of:=LN([.F488])" office:value-type="float" office:value="6.66670230712436" calcext:value-type="float">
            <text:p>6.66670230712436</text:p>
          </table:table-cell>
          <table:table-cell table:formula="of:=LN([.G488])" office:value-type="float" office:value="6.79997517180554" calcext:value-type="float">
            <text:p>6.79997517180554</text:p>
          </table:table-cell>
        </table:table-row>
        <table:table-row table:style-name="ro2">
          <table:table-cell office:value-type="date" office:date-value="1990-08-01" calcext:value-type="date">
            <text:p>ago-90</text:p>
          </table:table-cell>
          <table:table-cell office:value-type="float" office:value="40.438637163048" calcext:value-type="float">
            <text:p>40.44</text:p>
          </table:table-cell>
          <table:table-cell office:value-type="float" office:value="40.552395760874" calcext:value-type="float">
            <text:p>40.55</text:p>
          </table:table-cell>
          <table:table-cell office:value-type="float" office:value="47.6642547041237" calcext:value-type="float">
            <text:p>47.66</text:p>
          </table:table-cell>
          <table:table-cell office:value-type="float" office:value="390" calcext:value-type="float">
            <text:p>390</text:p>
          </table:table-cell>
          <table:table-cell office:value-type="float" office:value="808.3" calcext:value-type="float">
            <text:p>808.3</text:p>
          </table:table-cell>
          <table:table-cell office:value-type="float" office:value="902.135" calcext:value-type="float">
            <text:p>902.135</text:p>
          </table:table-cell>
          <table:table-cell table:formula="of:=LN([.E489])" office:value-type="float" office:value="5.96614673912369" calcext:value-type="float">
            <text:p>5.96614673912369</text:p>
          </table:table-cell>
          <table:table-cell table:formula="of:=LN([.F489])" office:value-type="float" office:value="6.6949332767398" calcext:value-type="float">
            <text:p>6.6949332767398</text:p>
          </table:table-cell>
          <table:table-cell table:formula="of:=LN([.G489])" office:value-type="float" office:value="6.80476417626934" calcext:value-type="float">
            <text:p>6.80476417626934</text:p>
          </table:table-cell>
        </table:table-row>
        <table:table-row table:style-name="ro2">
          <table:table-cell office:value-type="date" office:date-value="1990-09-01" calcext:value-type="date">
            <text:p>sep-90</text:p>
          </table:table-cell>
          <table:table-cell office:value-type="float" office:value="46.6645980754042" calcext:value-type="float">
            <text:p>46.66</text:p>
          </table:table-cell>
          <table:table-cell office:value-type="float" office:value="33.7117951625193" calcext:value-type="float">
            <text:p>33.71</text:p>
          </table:table-cell>
          <table:table-cell office:value-type="float" office:value="50.33411388399" calcext:value-type="float">
            <text:p>50.33</text:p>
          </table:table-cell>
          <table:table-cell office:value-type="float" office:value="390" calcext:value-type="float">
            <text:p>390</text:p>
          </table:table-cell>
          <table:table-cell office:value-type="float" office:value="823.405" calcext:value-type="float">
            <text:p>823.405</text:p>
          </table:table-cell>
          <table:table-cell office:value-type="float" office:value="879.09" calcext:value-type="float">
            <text:p>879.09</text:p>
          </table:table-cell>
          <table:table-cell table:formula="of:=LN([.E490])" office:value-type="float" office:value="5.96614673912369" calcext:value-type="float">
            <text:p>5.96614673912369</text:p>
          </table:table-cell>
          <table:table-cell table:formula="of:=LN([.F490])" office:value-type="float" office:value="6.71344818170017" calcext:value-type="float">
            <text:p>6.71344818170017</text:p>
          </table:table-cell>
          <table:table-cell table:formula="of:=LN([.G490])" office:value-type="float" office:value="6.77888728152227" calcext:value-type="float">
            <text:p>6.77888728152227</text:p>
          </table:table-cell>
        </table:table-row>
        <table:table-row table:style-name="ro2">
          <table:table-cell office:value-type="date" office:date-value="1990-10-01" calcext:value-type="date">
            <text:p>oct-90</text:p>
          </table:table-cell>
          <table:table-cell office:value-type="float" office:value="52.5657387737461" calcext:value-type="float">
            <text:p>52.57</text:p>
          </table:table-cell>
          <table:table-cell office:value-type="float" office:value="38.5172539355016" calcext:value-type="float">
            <text:p>38.52</text:p>
          </table:table-cell>
          <table:table-cell office:value-type="float" office:value="48.8699621467335" calcext:value-type="float">
            <text:p>48.87</text:p>
          </table:table-cell>
          <table:table-cell office:value-type="float" office:value="390" calcext:value-type="float">
            <text:p>390</text:p>
          </table:table-cell>
          <table:table-cell office:value-type="float" office:value="838.975" calcext:value-type="float">
            <text:p>838.975</text:p>
          </table:table-cell>
          <table:table-cell office:value-type="float" office:value="862.075" calcext:value-type="float">
            <text:p>862.075</text:p>
          </table:table-cell>
          <table:table-cell table:formula="of:=LN([.E491])" office:value-type="float" office:value="5.96614673912369" calcext:value-type="float">
            <text:p>5.96614673912369</text:p>
          </table:table-cell>
          <table:table-cell table:formula="of:=LN([.F491])" office:value-type="float" office:value="6.73218090864542" calcext:value-type="float">
            <text:p>6.73218090864542</text:p>
          </table:table-cell>
          <table:table-cell table:formula="of:=LN([.G491])" office:value-type="float" office:value="6.75934227383936" calcext:value-type="float">
            <text:p>6.75934227383936</text:p>
          </table:table-cell>
        </table:table-row>
        <table:table-row table:style-name="ro2">
          <table:table-cell office:value-type="date" office:date-value="1990-11-01" calcext:value-type="date">
            <text:p>nov-90</text:p>
          </table:table-cell>
          <table:table-cell office:value-type="float" office:value="54.8696121149571" calcext:value-type="float">
            <text:p>54.87</text:p>
          </table:table-cell>
          <table:table-cell office:value-type="float" office:value="40.7288393853002" calcext:value-type="float">
            <text:p>40.73</text:p>
          </table:table-cell>
          <table:table-cell office:value-type="float" office:value="46.9541664454299" calcext:value-type="float">
            <text:p>46.95</text:p>
          </table:table-cell>
          <table:table-cell office:value-type="float" office:value="390" calcext:value-type="float">
            <text:p>390</text:p>
          </table:table-cell>
          <table:table-cell office:value-type="float" office:value="854.795" calcext:value-type="float">
            <text:p>854.795</text:p>
          </table:table-cell>
          <table:table-cell office:value-type="float" office:value="872.365" calcext:value-type="float">
            <text:p>872.365</text:p>
          </table:table-cell>
          <table:table-cell table:formula="of:=LN([.E492])" office:value-type="float" office:value="5.96614673912369" calcext:value-type="float">
            <text:p>5.96614673912369</text:p>
          </table:table-cell>
          <table:table-cell table:formula="of:=LN([.F492])" office:value-type="float" office:value="6.75086167410641" calcext:value-type="float">
            <text:p>6.75086167410641</text:p>
          </table:table-cell>
          <table:table-cell table:formula="of:=LN([.G492])" office:value-type="float" office:value="6.77120791431131" calcext:value-type="float">
            <text:p>6.77120791431131</text:p>
          </table:table-cell>
        </table:table-row>
        <table:table-row table:style-name="ro2">
          <table:table-cell office:value-type="date" office:date-value="1990-12-01" calcext:value-type="date">
            <text:p>dic-90</text:p>
          </table:table-cell>
          <table:table-cell office:value-type="float" office:value="58.3053998049732" calcext:value-type="float">
            <text:p>58.31</text:p>
          </table:table-cell>
          <table:table-cell office:value-type="float" office:value="40.4826785635234" calcext:value-type="float">
            <text:p>40.48</text:p>
          </table:table-cell>
          <table:table-cell office:value-type="float" office:value="48.2664044708226" calcext:value-type="float">
            <text:p>48.27</text:p>
          </table:table-cell>
          <table:table-cell office:value-type="float" office:value="390" calcext:value-type="float">
            <text:p>390</text:p>
          </table:table-cell>
          <table:table-cell office:value-type="float" office:value="869.82" calcext:value-type="float">
            <text:p>869.82</text:p>
          </table:table-cell>
          <table:table-cell office:value-type="float" office:value="877.035" calcext:value-type="float">
            <text:p>877.035</text:p>
          </table:table-cell>
          <table:table-cell table:formula="of:=LN([.E493])" office:value-type="float" office:value="5.96614673912369" calcext:value-type="float">
            <text:p>5.96614673912369</text:p>
          </table:table-cell>
          <table:table-cell table:formula="of:=LN([.F493])" office:value-type="float" office:value="6.76828629369086" calcext:value-type="float">
            <text:p>6.76828629369086</text:p>
          </table:table-cell>
          <table:table-cell table:formula="of:=LN([.G493])" office:value-type="float" office:value="6.77654690035578" calcext:value-type="float">
            <text:p>6.77654690035578</text:p>
          </table:table-cell>
        </table:table-row>
        <table:table-row table:style-name="ro2">
          <table:table-cell office:value-type="date" office:date-value="1991-01-01" calcext:value-type="date">
            <text:p>ene-91</text:p>
          </table:table-cell>
          <table:table-cell office:value-type="float" office:value="68.2255493339101" calcext:value-type="float">
            <text:p>68.23</text:p>
          </table:table-cell>
          <table:table-cell office:value-type="float" office:value="45.5024933580088" calcext:value-type="float">
            <text:p>45.50</text:p>
          </table:table-cell>
          <table:table-cell office:value-type="float" office:value="49.854446897527" calcext:value-type="float">
            <text:p>49.85</text:p>
          </table:table-cell>
          <table:table-cell office:value-type="float" office:value="390" calcext:value-type="float">
            <text:p>390</text:p>
          </table:table-cell>
          <table:table-cell office:value-type="float" office:value="897.75" calcext:value-type="float">
            <text:p>897.75</text:p>
          </table:table-cell>
          <table:table-cell office:value-type="float" office:value="935.6" calcext:value-type="float">
            <text:p>935.6</text:p>
          </table:table-cell>
          <table:table-cell table:formula="of:=LN([.E494])" office:value-type="float" office:value="5.96614673912369" calcext:value-type="float">
            <text:p>5.96614673912369</text:p>
          </table:table-cell>
          <table:table-cell table:formula="of:=LN([.F494])" office:value-type="float" office:value="6.79989163310619" calcext:value-type="float">
            <text:p>6.79989163310619</text:p>
          </table:table-cell>
          <table:table-cell table:formula="of:=LN([.G494])" office:value-type="float" office:value="6.84118803471002" calcext:value-type="float">
            <text:p>6.84118803471002</text:p>
          </table:table-cell>
        </table:table-row>
        <table:table-row table:style-name="ro2">
          <table:table-cell office:value-type="date" office:date-value="1991-02-01" calcext:value-type="date">
            <text:p>feb-91</text:p>
          </table:table-cell>
          <table:table-cell office:value-type="float" office:value="62.1070258602851" calcext:value-type="float">
            <text:p>62.11</text:p>
          </table:table-cell>
          <table:table-cell office:value-type="float" office:value="52.1890085287161" calcext:value-type="float">
            <text:p>52.19</text:p>
          </table:table-cell>
          <table:table-cell office:value-type="float" office:value="49.5231574313325" calcext:value-type="float">
            <text:p>49.52</text:p>
          </table:table-cell>
          <table:table-cell office:value-type="float" office:value="390" calcext:value-type="float">
            <text:p>390</text:p>
          </table:table-cell>
          <table:table-cell office:value-type="float" office:value="954.39" calcext:value-type="float">
            <text:p>954.39</text:p>
          </table:table-cell>
          <table:table-cell office:value-type="float" office:value="977.885" calcext:value-type="float">
            <text:p>977.885</text:p>
          </table:table-cell>
          <table:table-cell table:formula="of:=LN([.E495])" office:value-type="float" office:value="5.96614673912369" calcext:value-type="float">
            <text:p>5.96614673912369</text:p>
          </table:table-cell>
          <table:table-cell table:formula="of:=LN([.F495])" office:value-type="float" office:value="6.86107239294172" calcext:value-type="float">
            <text:p>6.86107239294172</text:p>
          </table:table-cell>
          <table:table-cell table:formula="of:=LN([.G495])" office:value-type="float" office:value="6.88539207620887" calcext:value-type="float">
            <text:p>6.88539207620887</text:p>
          </table:table-cell>
        </table:table-row>
        <table:table-row table:style-name="ro2">
          <table:table-cell office:value-type="date" office:date-value="1991-03-01" calcext:value-type="date">
            <text:p>mar-91</text:p>
          </table:table-cell>
          <table:table-cell office:value-type="float" office:value="54.9028201357548" calcext:value-type="float">
            <text:p>54.90</text:p>
          </table:table-cell>
          <table:table-cell office:value-type="float" office:value="45.2509262377905" calcext:value-type="float">
            <text:p>45.25</text:p>
          </table:table-cell>
          <table:table-cell office:value-type="float" office:value="50.4525740154107" calcext:value-type="float">
            <text:p>50.45</text:p>
          </table:table-cell>
          <table:table-cell office:value-type="float" office:value="390" calcext:value-type="float">
            <text:p>390</text:p>
          </table:table-cell>
          <table:table-cell office:value-type="float" office:value="968.135" calcext:value-type="float">
            <text:p>968.135</text:p>
          </table:table-cell>
          <table:table-cell office:value-type="float" office:value="1014.555" calcext:value-type="float">
            <text:p>1014.555</text:p>
          </table:table-cell>
          <table:table-cell table:formula="of:=LN([.E496])" office:value-type="float" office:value="5.96614673912369" calcext:value-type="float">
            <text:p>5.96614673912369</text:p>
          </table:table-cell>
          <table:table-cell table:formula="of:=LN([.F496])" office:value-type="float" office:value="6.87537154036246" calcext:value-type="float">
            <text:p>6.87537154036246</text:p>
          </table:table-cell>
          <table:table-cell table:formula="of:=LN([.G496])" office:value-type="float" office:value="6.92220537169482" calcext:value-type="float">
            <text:p>6.92220537169482</text:p>
          </table:table-cell>
        </table:table-row>
        <table:table-row table:style-name="ro2">
          <table:table-cell office:value-type="date" office:date-value="1991-04-01" calcext:value-type="date">
            <text:p>abr-91</text:p>
          </table:table-cell>
          <table:table-cell office:value-type="float" office:value="50.5493176366239" calcext:value-type="float">
            <text:p>50.55</text:p>
          </table:table-cell>
          <table:table-cell office:value-type="float" office:value="45.5848726636791" calcext:value-type="float">
            <text:p>45.58</text:p>
          </table:table-cell>
          <table:table-cell office:value-type="float" office:value="49.3646931607012" calcext:value-type="float">
            <text:p>49.36</text:p>
          </table:table-cell>
          <table:table-cell office:value-type="float" office:value="390" calcext:value-type="float">
            <text:p>390</text:p>
          </table:table-cell>
          <table:table-cell office:value-type="float" office:value="983.79" calcext:value-type="float">
            <text:p>983.79</text:p>
          </table:table-cell>
          <table:table-cell office:value-type="float" office:value="1037.075" calcext:value-type="float">
            <text:p>1037.075</text:p>
          </table:table-cell>
          <table:table-cell table:formula="of:=LN([.E497])" office:value-type="float" office:value="5.96614673912369" calcext:value-type="float">
            <text:p>5.96614673912369</text:p>
          </table:table-cell>
          <table:table-cell table:formula="of:=LN([.F497])" office:value-type="float" office:value="6.89141245964196" calcext:value-type="float">
            <text:p>6.89141245964196</text:p>
          </table:table-cell>
          <table:table-cell table:formula="of:=LN([.G497])" office:value-type="float" office:value="6.94415952962584" calcext:value-type="float">
            <text:p>6.94415952962584</text:p>
          </table:table-cell>
        </table:table-row>
        <table:table-row table:style-name="ro2">
          <table:table-cell office:value-type="date" office:date-value="1991-05-01" calcext:value-type="date">
            <text:p>may-91</text:p>
          </table:table-cell>
          <table:table-cell office:value-type="float" office:value="46.6606194035257" calcext:value-type="float">
            <text:p>46.66</text:p>
          </table:table-cell>
          <table:table-cell office:value-type="float" office:value="47.963570332017" calcext:value-type="float">
            <text:p>47.96</text:p>
          </table:table-cell>
          <table:table-cell office:value-type="float" office:value="48.985858236044" calcext:value-type="float">
            <text:p>48.99</text:p>
          </table:table-cell>
          <table:table-cell office:value-type="float" office:value="390" calcext:value-type="float">
            <text:p>390</text:p>
          </table:table-cell>
          <table:table-cell office:value-type="float" office:value="999.73" calcext:value-type="float">
            <text:p>999.73</text:p>
          </table:table-cell>
          <table:table-cell office:value-type="float" office:value="1112.875" calcext:value-type="float">
            <text:p>1112.875</text:p>
          </table:table-cell>
          <table:table-cell table:formula="of:=LN([.E498])" office:value-type="float" office:value="5.96614673912369" calcext:value-type="float">
            <text:p>5.96614673912369</text:p>
          </table:table-cell>
          <table:table-cell table:formula="of:=LN([.F498])" office:value-type="float" office:value="6.90748524252558" calcext:value-type="float">
            <text:p>6.90748524252558</text:p>
          </table:table-cell>
          <table:table-cell table:formula="of:=LN([.G498])" office:value-type="float" office:value="7.01470203589384" calcext:value-type="float">
            <text:p>7.01470203589384</text:p>
          </table:table-cell>
        </table:table-row>
        <table:table-row table:style-name="ro2">
          <table:table-cell office:value-type="date" office:date-value="1991-06-01" calcext:value-type="date">
            <text:p>jun-91</text:p>
          </table:table-cell>
          <table:table-cell office:value-type="float" office:value="68.7639045973726" calcext:value-type="float">
            <text:p>68.76</text:p>
          </table:table-cell>
          <table:table-cell office:value-type="float" office:value="51.3417726696388" calcext:value-type="float">
            <text:p>51.34</text:p>
          </table:table-cell>
          <table:table-cell office:value-type="float" office:value="47.147408050663" calcext:value-type="float">
            <text:p>47.15</text:p>
          </table:table-cell>
          <table:table-cell office:value-type="float" office:value="390" calcext:value-type="float">
            <text:p>390</text:p>
          </table:table-cell>
          <table:table-cell office:value-type="float" office:value="1014.8" calcext:value-type="float">
            <text:p>1014.8</text:p>
          </table:table-cell>
          <table:table-cell office:value-type="float" office:value="1119.97" calcext:value-type="float">
            <text:p>1119.97</text:p>
          </table:table-cell>
          <table:table-cell table:formula="of:=LN([.E499])" office:value-type="float" office:value="5.96614673912369" calcext:value-type="float">
            <text:p>5.96614673912369</text:p>
          </table:table-cell>
          <table:table-cell table:formula="of:=LN([.F499])" office:value-type="float" office:value="6.92244682772513" calcext:value-type="float">
            <text:p>6.92244682772513</text:p>
          </table:table-cell>
          <table:table-cell table:formula="of:=LN([.G499])" office:value-type="float" office:value="7.02105717821611" calcext:value-type="float">
            <text:p>7.02105717821611</text:p>
          </table:table-cell>
        </table:table-row>
        <table:table-row table:style-name="ro2">
          <table:table-cell office:value-type="date" office:date-value="1991-07-01" calcext:value-type="date">
            <text:p>jul-91</text:p>
          </table:table-cell>
          <table:table-cell office:value-type="float" office:value="74.1623891025543" calcext:value-type="float">
            <text:p>74.16</text:p>
          </table:table-cell>
          <table:table-cell office:value-type="float" office:value="59.9961940845811" calcext:value-type="float">
            <text:p>60.00</text:p>
          </table:table-cell>
          <table:table-cell office:value-type="float" office:value="49.0512944196168" calcext:value-type="float">
            <text:p>49.05</text:p>
          </table:table-cell>
          <table:table-cell office:value-type="float" office:value="390" calcext:value-type="float">
            <text:p>390</text:p>
          </table:table-cell>
          <table:table-cell office:value-type="float" office:value="1044.96" calcext:value-type="float">
            <text:p>1044.96</text:p>
          </table:table-cell>
          <table:table-cell office:value-type="float" office:value="1120.04" calcext:value-type="float">
            <text:p>1120.04</text:p>
          </table:table-cell>
          <table:table-cell table:formula="of:=LN([.E500])" office:value-type="float" office:value="5.96614673912369" calcext:value-type="float">
            <text:p>5.96614673912369</text:p>
          </table:table-cell>
          <table:table-cell table:formula="of:=LN([.F500])" office:value-type="float" office:value="6.95173388615435" calcext:value-type="float">
            <text:p>6.95173388615435</text:p>
          </table:table-cell>
          <table:table-cell table:formula="of:=LN([.G500])" office:value-type="float" office:value="7.02111967793712" calcext:value-type="float">
            <text:p>7.02111967793712</text:p>
          </table:table-cell>
        </table:table-row>
        <table:table-row table:style-name="ro2">
          <table:table-cell office:value-type="date" office:date-value="1991-08-01" calcext:value-type="date">
            <text:p>ago-91</text:p>
          </table:table-cell>
          <table:table-cell office:value-type="float" office:value="66.3812952711645" calcext:value-type="float">
            <text:p>66.38</text:p>
          </table:table-cell>
          <table:table-cell office:value-type="float" office:value="57.4432695965407" calcext:value-type="float">
            <text:p>57.44</text:p>
          </table:table-cell>
          <table:table-cell office:value-type="float" office:value="48.9944725387284" calcext:value-type="float">
            <text:p>48.99</text:p>
          </table:table-cell>
          <table:table-cell office:value-type="float" office:value="390" calcext:value-type="float">
            <text:p>390</text:p>
          </table:table-cell>
          <table:table-cell office:value-type="float" office:value="1087.215" calcext:value-type="float">
            <text:p>1087.215</text:p>
          </table:table-cell>
          <table:table-cell office:value-type="float" office:value="1112.565" calcext:value-type="float">
            <text:p>1112.565</text:p>
          </table:table-cell>
          <table:table-cell table:formula="of:=LN([.E501])" office:value-type="float" office:value="5.96614673912369" calcext:value-type="float">
            <text:p>5.96614673912369</text:p>
          </table:table-cell>
          <table:table-cell table:formula="of:=LN([.F501])" office:value-type="float" office:value="6.99137465965125" calcext:value-type="float">
            <text:p>6.99137465965125</text:p>
          </table:table-cell>
          <table:table-cell table:formula="of:=LN([.G501])" office:value-type="float" office:value="7.0144234392999" calcext:value-type="float">
            <text:p>7.0144234392999</text:p>
          </table:table-cell>
        </table:table-row>
        <table:table-row table:style-name="ro2">
          <table:table-cell office:value-type="date" office:date-value="1991-09-01" calcext:value-type="date">
            <text:p>sep-91</text:p>
          </table:table-cell>
          <table:table-cell office:value-type="float" office:value="65.3786024173185" calcext:value-type="float">
            <text:p>65.38</text:p>
          </table:table-cell>
          <table:table-cell office:value-type="float" office:value="54.0159556881523" calcext:value-type="float">
            <text:p>54.02</text:p>
          </table:table-cell>
          <table:table-cell office:value-type="float" office:value="46.9607172707792" calcext:value-type="float">
            <text:p>46.96</text:p>
          </table:table-cell>
          <table:table-cell office:value-type="float" office:value="390" calcext:value-type="float">
            <text:p>390</text:p>
          </table:table-cell>
          <table:table-cell office:value-type="float" office:value="1102.585" calcext:value-type="float">
            <text:p>1102.585</text:p>
          </table:table-cell>
          <table:table-cell office:value-type="float" office:value="1126.605" calcext:value-type="float">
            <text:p>1126.605</text:p>
          </table:table-cell>
          <table:table-cell table:formula="of:=LN([.E502])" office:value-type="float" office:value="5.96614673912369" calcext:value-type="float">
            <text:p>5.96614673912369</text:p>
          </table:table-cell>
          <table:table-cell table:formula="of:=LN([.F502])" office:value-type="float" office:value="7.00541270185481" calcext:value-type="float">
            <text:p>7.00541270185481</text:p>
          </table:table-cell>
          <table:table-cell table:formula="of:=LN([.G502])" office:value-type="float" office:value="7.0269639645832" calcext:value-type="float">
            <text:p>7.0269639645832</text:p>
          </table:table-cell>
        </table:table-row>
        <table:table-row table:style-name="ro2">
          <table:table-cell office:value-type="date" office:date-value="1991-10-01" calcext:value-type="date">
            <text:p>oct-91</text:p>
          </table:table-cell>
          <table:table-cell office:value-type="float" office:value="65.9888980647782" calcext:value-type="float">
            <text:p>65.99</text:p>
          </table:table-cell>
          <table:table-cell office:value-type="float" office:value="58.4220542097413" calcext:value-type="float">
            <text:p>58.42</text:p>
          </table:table-cell>
          <table:table-cell office:value-type="float" office:value="48.5734584751206" calcext:value-type="float">
            <text:p>48.57</text:p>
          </table:table-cell>
          <table:table-cell office:value-type="float" office:value="390" calcext:value-type="float">
            <text:p>390</text:p>
          </table:table-cell>
          <table:table-cell office:value-type="float" office:value="1118.23" calcext:value-type="float">
            <text:p>1118.23</text:p>
          </table:table-cell>
          <table:table-cell office:value-type="float" office:value="1161.88" calcext:value-type="float">
            <text:p>1161.88</text:p>
          </table:table-cell>
          <table:table-cell table:formula="of:=LN([.E503])" office:value-type="float" office:value="5.96614673912369" calcext:value-type="float">
            <text:p>5.96614673912369</text:p>
          </table:table-cell>
          <table:table-cell table:formula="of:=LN([.F503])" office:value-type="float" office:value="7.01950235706471" calcext:value-type="float">
            <text:p>7.01950235706471</text:p>
          </table:table-cell>
          <table:table-cell table:formula="of:=LN([.G503])" office:value-type="float" office:value="7.05779466185537" calcext:value-type="float">
            <text:p>7.05779466185537</text:p>
          </table:table-cell>
        </table:table-row>
        <table:table-row table:style-name="ro2">
          <table:table-cell office:value-type="date" office:date-value="1991-11-01" calcext:value-type="date">
            <text:p>nov-91</text:p>
          </table:table-cell>
          <table:table-cell office:value-type="float" office:value="54.1304331486896" calcext:value-type="float">
            <text:p>54.13</text:p>
          </table:table-cell>
          <table:table-cell office:value-type="float" office:value="56.2702107632346" calcext:value-type="float">
            <text:p>56.27</text:p>
          </table:table-cell>
          <table:table-cell office:value-type="float" office:value="50.1120346948379" calcext:value-type="float">
            <text:p>50.11</text:p>
          </table:table-cell>
          <table:table-cell office:value-type="float" office:value="390" calcext:value-type="float">
            <text:p>390</text:p>
          </table:table-cell>
          <table:table-cell office:value-type="float" office:value="1166.025" calcext:value-type="float">
            <text:p>1166.025</text:p>
          </table:table-cell>
          <table:table-cell office:value-type="float" office:value="1195.735" calcext:value-type="float">
            <text:p>1195.735</text:p>
          </table:table-cell>
          <table:table-cell table:formula="of:=LN([.E504])" office:value-type="float" office:value="5.96614673912369" calcext:value-type="float">
            <text:p>5.96614673912369</text:p>
          </table:table-cell>
          <table:table-cell table:formula="of:=LN([.F504])" office:value-type="float" office:value="7.06135580750391" calcext:value-type="float">
            <text:p>7.06135580750391</text:p>
          </table:table-cell>
          <table:table-cell table:formula="of:=LN([.G504])" office:value-type="float" office:value="7.08651633805354" calcext:value-type="float">
            <text:p>7.08651633805354</text:p>
          </table:table-cell>
        </table:table-row>
        <table:table-row table:style-name="ro2">
          <table:table-cell office:value-type="date" office:date-value="1991-12-01" calcext:value-type="date">
            <text:p>dic-91</text:p>
          </table:table-cell>
          <table:table-cell office:value-type="float" office:value="42.2018017497762" calcext:value-type="float">
            <text:p>42.20</text:p>
          </table:table-cell>
          <table:table-cell office:value-type="float" office:value="47.5953719378653" calcext:value-type="float">
            <text:p>47.60</text:p>
          </table:table-cell>
          <table:table-cell office:value-type="float" office:value="49.6213046665551" calcext:value-type="float">
            <text:p>49.62</text:p>
          </table:table-cell>
          <table:table-cell office:value-type="float" office:value="390" calcext:value-type="float">
            <text:p>390</text:p>
          </table:table-cell>
          <table:table-cell office:value-type="float" office:value="1262.63" calcext:value-type="float">
            <text:p>1262.63</text:p>
          </table:table-cell>
          <table:table-cell office:value-type="float" office:value="1287.065" calcext:value-type="float">
            <text:p>1287.065</text:p>
          </table:table-cell>
          <table:table-cell table:formula="of:=LN([.E505])" office:value-type="float" office:value="5.96614673912369" calcext:value-type="float">
            <text:p>5.96614673912369</text:p>
          </table:table-cell>
          <table:table-cell table:formula="of:=LN([.F505])" office:value-type="float" office:value="7.14095212614547" calcext:value-type="float">
            <text:p>7.14095212614547</text:p>
          </table:table-cell>
          <table:table-cell table:formula="of:=LN([.G505])" office:value-type="float" office:value="7.16011971137129" calcext:value-type="float">
            <text:p>7.16011971137129</text:p>
          </table:table-cell>
        </table:table-row>
        <table:table-row table:style-name="ro2">
          <table:table-cell office:value-type="date" office:date-value="1992-01-01" calcext:value-type="date">
            <text:p>ene-92</text:p>
          </table:table-cell>
          <table:table-cell office:value-type="float" office:value="58.5654354026886" calcext:value-type="float">
            <text:p>58.57</text:p>
          </table:table-cell>
          <table:table-cell office:value-type="float" office:value="46.9791663147653" calcext:value-type="float">
            <text:p>46.98</text:p>
          </table:table-cell>
          <table:table-cell office:value-type="float" office:value="46.8030947521374" calcext:value-type="float">
            <text:p>46.80</text:p>
          </table:table-cell>
          <table:table-cell office:value-type="float" office:value="390" calcext:value-type="float">
            <text:p>390</text:p>
          </table:table-cell>
          <table:table-cell office:value-type="float" office:value="1278.61" calcext:value-type="float">
            <text:p>1278.61</text:p>
          </table:table-cell>
          <table:table-cell office:value-type="float" office:value="1333.71" calcext:value-type="float">
            <text:p>1333.71</text:p>
          </table:table-cell>
          <table:table-cell table:formula="of:=LN([.E506])" office:value-type="float" office:value="5.96614673912369" calcext:value-type="float">
            <text:p>5.96614673912369</text:p>
          </table:table-cell>
          <table:table-cell table:formula="of:=LN([.F506])" office:value-type="float" office:value="7.15352882935632" calcext:value-type="float">
            <text:p>7.15352882935632</text:p>
          </table:table-cell>
          <table:table-cell table:formula="of:=LN([.G506])" office:value-type="float" office:value="7.19571981153831" calcext:value-type="float">
            <text:p>7.19571981153831</text:p>
          </table:table-cell>
        </table:table-row>
        <table:table-row table:style-name="ro2">
          <table:table-cell office:value-type="date" office:date-value="1992-02-01" calcext:value-type="date">
            <text:p>feb-92</text:p>
          </table:table-cell>
          <table:table-cell office:value-type="float" office:value="45.7917972647075" calcext:value-type="float">
            <text:p>45.79</text:p>
          </table:table-cell>
          <table:table-cell office:value-type="float" office:value="46.474266840269" calcext:value-type="float">
            <text:p>46.47</text:p>
          </table:table-cell>
          <table:table-cell office:value-type="float" office:value="48.9843979982886" calcext:value-type="float">
            <text:p>48.98</text:p>
          </table:table-cell>
          <table:table-cell office:value-type="float" office:value="390" calcext:value-type="float">
            <text:p>390</text:p>
          </table:table-cell>
          <table:table-cell office:value-type="float" office:value="1293.56" calcext:value-type="float">
            <text:p>1293.56</text:p>
          </table:table-cell>
          <table:table-cell office:value-type="float" office:value="1341.725" calcext:value-type="float">
            <text:p>1341.725</text:p>
          </table:table-cell>
          <table:table-cell table:formula="of:=LN([.E507])" office:value-type="float" office:value="5.96614673912369" calcext:value-type="float">
            <text:p>5.96614673912369</text:p>
          </table:table-cell>
          <table:table-cell table:formula="of:=LN([.F507])" office:value-type="float" office:value="7.16515338632533" calcext:value-type="float">
            <text:p>7.16515338632533</text:p>
          </table:table-cell>
          <table:table-cell table:formula="of:=LN([.G507])" office:value-type="float" office:value="7.20171137850027" calcext:value-type="float">
            <text:p>7.20171137850027</text:p>
          </table:table-cell>
        </table:table-row>
        <table:table-row table:style-name="ro2">
          <table:table-cell office:value-type="date" office:date-value="1992-03-01" calcext:value-type="date">
            <text:p>mar-92</text:p>
          </table:table-cell>
          <table:table-cell office:value-type="float" office:value="58.2664001028843" calcext:value-type="float">
            <text:p>58.27</text:p>
          </table:table-cell>
          <table:table-cell office:value-type="float" office:value="43.9777516647082" calcext:value-type="float">
            <text:p>43.98</text:p>
          </table:table-cell>
          <table:table-cell office:value-type="float" office:value="48.9127028888023" calcext:value-type="float">
            <text:p>48.91</text:p>
          </table:table-cell>
          <table:table-cell office:value-type="float" office:value="390" calcext:value-type="float">
            <text:p>390</text:p>
          </table:table-cell>
          <table:table-cell office:value-type="float" office:value="1309.11" calcext:value-type="float">
            <text:p>1309.11</text:p>
          </table:table-cell>
          <table:table-cell office:value-type="float" office:value="1340.805" calcext:value-type="float">
            <text:p>1340.805</text:p>
          </table:table-cell>
          <table:table-cell table:formula="of:=LN([.E508])" office:value-type="float" office:value="5.96614673912369" calcext:value-type="float">
            <text:p>5.96614673912369</text:p>
          </table:table-cell>
          <table:table-cell table:formula="of:=LN([.F508])" office:value-type="float" office:value="7.17710279599272" calcext:value-type="float">
            <text:p>7.17710279599272</text:p>
          </table:table-cell>
          <table:table-cell table:formula="of:=LN([.G508])" office:value-type="float" office:value="7.20102545883781" calcext:value-type="float">
            <text:p>7.20102545883781</text:p>
          </table:table-cell>
        </table:table-row>
        <table:table-row table:style-name="ro2">
          <table:table-cell office:value-type="date" office:date-value="1992-04-01" calcext:value-type="date">
            <text:p>abr-92</text:p>
          </table:table-cell>
          <table:table-cell office:value-type="float" office:value="66.1560640752692" calcext:value-type="float">
            <text:p>66.16</text:p>
          </table:table-cell>
          <table:table-cell office:value-type="float" office:value="46.0534732378547" calcext:value-type="float">
            <text:p>46.05</text:p>
          </table:table-cell>
          <table:table-cell office:value-type="float" office:value="48.3046757163303" calcext:value-type="float">
            <text:p>48.30</text:p>
          </table:table-cell>
          <table:table-cell office:value-type="float" office:value="390" calcext:value-type="float">
            <text:p>390</text:p>
          </table:table-cell>
          <table:table-cell office:value-type="float" office:value="1335.825" calcext:value-type="float">
            <text:p>1335.825</text:p>
          </table:table-cell>
          <table:table-cell office:value-type="float" office:value="1379.89" calcext:value-type="float">
            <text:p>1379.89</text:p>
          </table:table-cell>
          <table:table-cell table:formula="of:=LN([.E509])" office:value-type="float" office:value="5.96614673912369" calcext:value-type="float">
            <text:p>5.96614673912369</text:p>
          </table:table-cell>
          <table:table-cell table:formula="of:=LN([.F509])" office:value-type="float" office:value="7.19730435749296" calcext:value-type="float">
            <text:p>7.19730435749296</text:p>
          </table:table-cell>
          <table:table-cell table:formula="of:=LN([.G509])" office:value-type="float" office:value="7.2297590648293" calcext:value-type="float">
            <text:p>7.2297590648293</text:p>
          </table:table-cell>
        </table:table-row>
        <table:table-row table:style-name="ro2">
          <table:table-cell office:value-type="date" office:date-value="1992-05-01" calcext:value-type="date">
            <text:p>may-92</text:p>
          </table:table-cell>
          <table:table-cell office:value-type="float" office:value="55.4880746318018" calcext:value-type="float">
            <text:p>55.49</text:p>
          </table:table-cell>
          <table:table-cell office:value-type="float" office:value="44.6553729367832" calcext:value-type="float">
            <text:p>44.66</text:p>
          </table:table-cell>
          <table:table-cell office:value-type="float" office:value="46.7285921626603" calcext:value-type="float">
            <text:p>46.73</text:p>
          </table:table-cell>
          <table:table-cell office:value-type="float" office:value="390" calcext:value-type="float">
            <text:p>390</text:p>
          </table:table-cell>
          <table:table-cell office:value-type="float" office:value="1355.37" calcext:value-type="float">
            <text:p>1355.37</text:p>
          </table:table-cell>
          <table:table-cell office:value-type="float" office:value="1451.34" calcext:value-type="float">
            <text:p>1451.34</text:p>
          </table:table-cell>
          <table:table-cell table:formula="of:=LN([.E510])" office:value-type="float" office:value="5.96614673912369" calcext:value-type="float">
            <text:p>5.96614673912369</text:p>
          </table:table-cell>
          <table:table-cell table:formula="of:=LN([.F510])" office:value-type="float" office:value="7.21182975876959" calcext:value-type="float">
            <text:p>7.21182975876959</text:p>
          </table:table-cell>
          <table:table-cell table:formula="of:=LN([.G510])" office:value-type="float" office:value="7.2802425465931" calcext:value-type="float">
            <text:p>7.2802425465931</text:p>
          </table:table-cell>
        </table:table-row>
        <table:table-row table:style-name="ro2">
          <table:table-cell office:value-type="date" office:date-value="1992-06-01" calcext:value-type="date">
            <text:p>jun-92</text:p>
          </table:table-cell>
          <table:table-cell office:value-type="float" office:value="43.5929396125882" calcext:value-type="float">
            <text:p>43.59</text:p>
          </table:table-cell>
          <table:table-cell office:value-type="float" office:value="41.1454385019006" calcext:value-type="float">
            <text:p>41.15</text:p>
          </table:table-cell>
          <table:table-cell office:value-type="float" office:value="49.6218404700849" calcext:value-type="float">
            <text:p>49.62</text:p>
          </table:table-cell>
          <table:table-cell office:value-type="float" office:value="390" calcext:value-type="float">
            <text:p>390</text:p>
          </table:table-cell>
          <table:table-cell office:value-type="float" office:value="1422.13" calcext:value-type="float">
            <text:p>1422.13</text:p>
          </table:table-cell>
          <table:table-cell office:value-type="float" office:value="1477.58" calcext:value-type="float">
            <text:p>1477.58</text:p>
          </table:table-cell>
          <table:table-cell table:formula="of:=LN([.E511])" office:value-type="float" office:value="5.96614673912369" calcext:value-type="float">
            <text:p>5.96614673912369</text:p>
          </table:table-cell>
          <table:table-cell table:formula="of:=LN([.F511])" office:value-type="float" office:value="7.25991102671904" calcext:value-type="float">
            <text:p>7.25991102671904</text:p>
          </table:table-cell>
          <table:table-cell table:formula="of:=LN([.G511])" office:value-type="float" office:value="7.29816089333051" calcext:value-type="float">
            <text:p>7.29816089333051</text:p>
          </table:table-cell>
        </table:table-row>
        <table:table-row table:style-name="ro2">
          <table:table-cell office:value-type="date" office:date-value="1992-07-01" calcext:value-type="date">
            <text:p>jul-92</text:p>
          </table:table-cell>
          <table:table-cell office:value-type="float" office:value="34.8019946579204" calcext:value-type="float">
            <text:p>34.80</text:p>
          </table:table-cell>
          <table:table-cell office:value-type="float" office:value="38.7277142181317" calcext:value-type="float">
            <text:p>38.73</text:p>
          </table:table-cell>
          <table:table-cell office:value-type="float" office:value="48.8375856305578" calcext:value-type="float">
            <text:p>48.84</text:p>
          </table:table-cell>
          <table:table-cell office:value-type="float" office:value="390" calcext:value-type="float">
            <text:p>390</text:p>
          </table:table-cell>
          <table:table-cell office:value-type="float" office:value="1437.715" calcext:value-type="float">
            <text:p>1437.715</text:p>
          </table:table-cell>
          <table:table-cell office:value-type="float" office:value="1517.565" calcext:value-type="float">
            <text:p>1517.565</text:p>
          </table:table-cell>
          <table:table-cell table:formula="of:=LN([.E512])" office:value-type="float" office:value="5.96614673912369" calcext:value-type="float">
            <text:p>5.96614673912369</text:p>
          </table:table-cell>
          <table:table-cell table:formula="of:=LN([.F512])" office:value-type="float" office:value="7.27081032670514" calcext:value-type="float">
            <text:p>7.27081032670514</text:p>
          </table:table-cell>
          <table:table-cell table:formula="of:=LN([.G512])" office:value-type="float" office:value="7.32486235562423" calcext:value-type="float">
            <text:p>7.32486235562423</text:p>
          </table:table-cell>
        </table:table-row>
        <table:table-row table:style-name="ro2">
          <table:table-cell office:value-type="date" office:date-value="1992-08-01" calcext:value-type="date">
            <text:p>ago-92</text:p>
          </table:table-cell>
          <table:table-cell office:value-type="float" office:value="36.3542591461694" calcext:value-type="float">
            <text:p>36.35</text:p>
          </table:table-cell>
          <table:table-cell office:value-type="float" office:value="39.1670785991911" calcext:value-type="float">
            <text:p>39.17</text:p>
          </table:table-cell>
          <table:table-cell office:value-type="float" office:value="50.4459704793053" calcext:value-type="float">
            <text:p>50.45</text:p>
          </table:table-cell>
          <table:table-cell office:value-type="float" office:value="390" calcext:value-type="float">
            <text:p>390</text:p>
          </table:table-cell>
          <table:table-cell office:value-type="float" office:value="1453.67" calcext:value-type="float">
            <text:p>1453.67</text:p>
          </table:table-cell>
          <table:table-cell office:value-type="float" office:value="1672.61" calcext:value-type="float">
            <text:p>1672.61</text:p>
          </table:table-cell>
          <table:table-cell table:formula="of:=LN([.E513])" office:value-type="float" office:value="5.96614673912369" calcext:value-type="float">
            <text:p>5.96614673912369</text:p>
          </table:table-cell>
          <table:table-cell table:formula="of:=LN([.F513])" office:value-type="float" office:value="7.28184667222408" calcext:value-type="float">
            <text:p>7.28184667222408</text:p>
          </table:table-cell>
          <table:table-cell table:formula="of:=LN([.G513])" office:value-type="float" office:value="7.42214055964532" calcext:value-type="float">
            <text:p>7.42214055964532</text:p>
          </table:table-cell>
        </table:table-row>
        <table:table-row table:style-name="ro2">
          <table:table-cell office:value-type="date" office:date-value="1992-09-01" calcext:value-type="date">
            <text:p>sep-92</text:p>
          </table:table-cell>
          <table:table-cell office:value-type="float" office:value="33.7985768565576" calcext:value-type="float">
            <text:p>33.80</text:p>
          </table:table-cell>
          <table:table-cell office:value-type="float" office:value="32.3420590723693" calcext:value-type="float">
            <text:p>32.34</text:p>
          </table:table-cell>
          <table:table-cell office:value-type="float" office:value="51.7850218441196" calcext:value-type="float">
            <text:p>51.79</text:p>
          </table:table-cell>
          <table:table-cell office:value-type="float" office:value="390" calcext:value-type="float">
            <text:p>390</text:p>
          </table:table-cell>
          <table:table-cell office:value-type="float" office:value="1926.635" calcext:value-type="float">
            <text:p>1926.635</text:p>
          </table:table-cell>
          <table:table-cell office:value-type="float" office:value="1825" calcext:value-type="float">
            <text:p>1825</text:p>
          </table:table-cell>
          <table:table-cell table:formula="of:=LN([.E514])" office:value-type="float" office:value="5.96614673912369" calcext:value-type="float">
            <text:p>5.96614673912369</text:p>
          </table:table-cell>
          <table:table-cell table:formula="of:=LN([.F514])" office:value-type="float" office:value="7.56353023687708" calcext:value-type="float">
            <text:p>7.56353023687708</text:p>
          </table:table-cell>
          <table:table-cell table:formula="of:=LN([.G514])" office:value-type="float" office:value="7.50933526601659" calcext:value-type="float">
            <text:p>7.50933526601659</text:p>
          </table:table-cell>
        </table:table-row>
        <table:table-row table:style-name="ro2">
          <table:table-cell office:value-type="date" office:date-value="1992-10-01" calcext:value-type="date">
            <text:p>oct-92</text:p>
          </table:table-cell>
          <table:table-cell office:value-type="float" office:value="21.3259504829498" calcext:value-type="float">
            <text:p>21.33</text:p>
          </table:table-cell>
          <table:table-cell office:value-type="float" office:value="22.5521671271947" calcext:value-type="float">
            <text:p>22.55</text:p>
          </table:table-cell>
          <table:table-cell office:value-type="float" office:value="52.2915460701434" calcext:value-type="float">
            <text:p>52.29</text:p>
          </table:table-cell>
          <table:table-cell office:value-type="float" office:value="390" calcext:value-type="float">
            <text:p>390</text:p>
          </table:table-cell>
          <table:table-cell office:value-type="float" office:value="2000" calcext:value-type="float">
            <text:p>2000</text:p>
          </table:table-cell>
          <table:table-cell office:value-type="float" office:value="1879.13" calcext:value-type="float">
            <text:p>1879.13</text:p>
          </table:table-cell>
          <table:table-cell table:formula="of:=LN([.E515])" office:value-type="float" office:value="5.96614673912369" calcext:value-type="float">
            <text:p>5.96614673912369</text:p>
          </table:table-cell>
          <table:table-cell table:formula="of:=LN([.F515])" office:value-type="float" office:value="7.60090245954208" calcext:value-type="float">
            <text:p>7.60090245954208</text:p>
          </table:table-cell>
          <table:table-cell table:formula="of:=LN([.G515])" office:value-type="float" office:value="7.53856418275734" calcext:value-type="float">
            <text:p>7.53856418275734</text:p>
          </table:table-cell>
        </table:table-row>
        <table:table-row table:style-name="ro2">
          <table:table-cell office:value-type="date" office:date-value="1992-11-01" calcext:value-type="date">
            <text:p>nov-92</text:p>
          </table:table-cell>
          <table:table-cell office:value-type="float" office:value="51.0483463289592" calcext:value-type="float">
            <text:p>51.05</text:p>
          </table:table-cell>
          <table:table-cell office:value-type="float" office:value="28.5062868629285" calcext:value-type="float">
            <text:p>28.51</text:p>
          </table:table-cell>
          <table:table-cell office:value-type="float" office:value="61.0554699537538" calcext:value-type="float">
            <text:p>61.06</text:p>
          </table:table-cell>
          <table:table-cell office:value-type="float" office:value="390" calcext:value-type="float">
            <text:p>390</text:p>
          </table:table-cell>
          <table:table-cell office:value-type="float" office:value="1976.315" calcext:value-type="float">
            <text:p>1976.315</text:p>
          </table:table-cell>
          <table:table-cell office:value-type="float" office:value="1937.875" calcext:value-type="float">
            <text:p>1937.875</text:p>
          </table:table-cell>
          <table:table-cell table:formula="of:=LN([.E516])" office:value-type="float" office:value="5.96614673912369" calcext:value-type="float">
            <text:p>5.96614673912369</text:p>
          </table:table-cell>
          <table:table-cell table:formula="of:=LN([.F516])" office:value-type="float" office:value="7.58898927855838" calcext:value-type="float">
            <text:p>7.58898927855838</text:p>
          </table:table-cell>
          <table:table-cell table:formula="of:=LN([.G516])" office:value-type="float" office:value="7.56934729088653" calcext:value-type="float">
            <text:p>7.56934729088653</text:p>
          </table:table-cell>
        </table:table-row>
        <table:table-row table:style-name="ro2">
          <table:table-cell office:value-type="date" office:date-value="1992-12-01" calcext:value-type="date">
            <text:p>dic-92</text:p>
          </table:table-cell>
          <table:table-cell office:value-type="float" office:value="78.1062125096238" calcext:value-type="float">
            <text:p>78.11</text:p>
          </table:table-cell>
          <table:table-cell office:value-type="float" office:value="53.1731826479306" calcext:value-type="float">
            <text:p>53.17</text:p>
          </table:table-cell>
          <table:table-cell office:value-type="float" office:value="65.8579826442691" calcext:value-type="float">
            <text:p>65.86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873.46" calcext:value-type="float">
            <text:p>1873.46</text:p>
          </table:table-cell>
          <table:table-cell table:formula="of:=LN([.E517])" office:value-type="float" office:value="5.96614673912369" calcext:value-type="float">
            <text:p>5.96614673912369</text:p>
          </table:table-cell>
          <table:table-cell table:formula="of:=LN([.F517])" office:value-type="float" office:value="7.52294091807237" calcext:value-type="float">
            <text:p>7.52294091807237</text:p>
          </table:table-cell>
          <table:table-cell table:formula="of:=LN([.G517])" office:value-type="float" office:value="7.53554226759215" calcext:value-type="float">
            <text:p>7.53554226759215</text:p>
          </table:table-cell>
        </table:table-row>
        <table:table-row table:style-name="ro2">
          <table:table-cell office:value-type="date" office:date-value="1993-01-01" calcext:value-type="date">
            <text:p>ene-93</text:p>
          </table:table-cell>
          <table:table-cell office:value-type="float" office:value="50.2396475559253" calcext:value-type="float">
            <text:p>50.24</text:p>
          </table:table-cell>
          <table:table-cell office:value-type="float" office:value="49.2106524284921" calcext:value-type="float">
            <text:p>49.21</text:p>
          </table:table-cell>
          <table:table-cell office:value-type="float" office:value="63.8931349955418" calcext:value-type="float">
            <text:p>63.89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856.225" calcext:value-type="float">
            <text:p>1856.225</text:p>
          </table:table-cell>
          <table:table-cell table:formula="of:=LN([.E518])" office:value-type="float" office:value="5.96614673912369" calcext:value-type="float">
            <text:p>5.96614673912369</text:p>
          </table:table-cell>
          <table:table-cell table:formula="of:=LN([.F518])" office:value-type="float" office:value="7.52294091807237" calcext:value-type="float">
            <text:p>7.52294091807237</text:p>
          </table:table-cell>
          <table:table-cell table:formula="of:=LN([.G518])" office:value-type="float" office:value="7.52630013444685" calcext:value-type="float">
            <text:p>7.52630013444685</text:p>
          </table:table-cell>
        </table:table-row>
        <table:table-row table:style-name="ro2">
          <table:table-cell office:value-type="date" office:date-value="1993-02-01" calcext:value-type="date">
            <text:p>feb-93</text:p>
          </table:table-cell>
          <table:table-cell office:value-type="float" office:value="57.895431633453" calcext:value-type="float">
            <text:p>57.90</text:p>
          </table:table-cell>
          <table:table-cell office:value-type="float" office:value="44.4872008242575" calcext:value-type="float">
            <text:p>44.49</text:p>
          </table:table-cell>
          <table:table-cell office:value-type="float" office:value="60.2230564886489" calcext:value-type="float">
            <text:p>60.22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844.805" calcext:value-type="float">
            <text:p>1844.805</text:p>
          </table:table-cell>
          <table:table-cell table:formula="of:=LN([.E519])" office:value-type="float" office:value="5.96614673912369" calcext:value-type="float">
            <text:p>5.96614673912369</text:p>
          </table:table-cell>
          <table:table-cell table:formula="of:=LN([.F519])" office:value-type="float" office:value="7.52294091807237" calcext:value-type="float">
            <text:p>7.52294091807237</text:p>
          </table:table-cell>
          <table:table-cell table:formula="of:=LN([.G519])" office:value-type="float" office:value="7.52012885983202" calcext:value-type="float">
            <text:p>7.52012885983202</text:p>
          </table:table-cell>
        </table:table-row>
        <table:table-row table:style-name="ro2">
          <table:table-cell office:value-type="date" office:date-value="1993-03-01" calcext:value-type="date">
            <text:p>mar-93</text:p>
          </table:table-cell>
          <table:table-cell office:value-type="float" office:value="51.0009603309448" calcext:value-type="float">
            <text:p>51.00</text:p>
          </table:table-cell>
          <table:table-cell office:value-type="float" office:value="42.8468514742018" calcext:value-type="float">
            <text:p>42.85</text:p>
          </table:table-cell>
          <table:table-cell office:value-type="float" office:value="58.4609881322732" calcext:value-type="float">
            <text:p>58.46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862.285" calcext:value-type="float">
            <text:p>1862.285</text:p>
          </table:table-cell>
          <table:table-cell table:formula="of:=LN([.E520])" office:value-type="float" office:value="5.96614673912369" calcext:value-type="float">
            <text:p>5.96614673912369</text:p>
          </table:table-cell>
          <table:table-cell table:formula="of:=LN([.F520])" office:value-type="float" office:value="7.52294091807237" calcext:value-type="float">
            <text:p>7.52294091807237</text:p>
          </table:table-cell>
          <table:table-cell table:formula="of:=LN([.G520])" office:value-type="float" office:value="7.52955950734883" calcext:value-type="float">
            <text:p>7.52955950734883</text:p>
          </table:table-cell>
        </table:table-row>
        <table:table-row table:style-name="ro2">
          <table:table-cell office:value-type="date" office:date-value="1993-04-01" calcext:value-type="date">
            <text:p>abr-93</text:p>
          </table:table-cell>
          <table:table-cell office:value-type="float" office:value="44.3089845838113" calcext:value-type="float">
            <text:p>44.31</text:p>
          </table:table-cell>
          <table:table-cell office:value-type="float" office:value="42.6153817683852" calcext:value-type="float">
            <text:p>42.62</text:p>
          </table:table-cell>
          <table:table-cell office:value-type="float" office:value="55.8346724160494" calcext:value-type="float">
            <text:p>55.83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880.77" calcext:value-type="float">
            <text:p>1880.77</text:p>
          </table:table-cell>
          <table:table-cell table:formula="of:=LN([.E521])" office:value-type="float" office:value="5.96614673912369" calcext:value-type="float">
            <text:p>5.96614673912369</text:p>
          </table:table-cell>
          <table:table-cell table:formula="of:=LN([.F521])" office:value-type="float" office:value="7.52294091807237" calcext:value-type="float">
            <text:p>7.52294091807237</text:p>
          </table:table-cell>
          <table:table-cell table:formula="of:=LN([.G521])" office:value-type="float" office:value="7.53943654643935" calcext:value-type="float">
            <text:p>7.53943654643935</text:p>
          </table:table-cell>
        </table:table-row>
        <table:table-row table:style-name="ro2">
          <table:table-cell office:value-type="date" office:date-value="1993-05-01" calcext:value-type="date">
            <text:p>may-93</text:p>
          </table:table-cell>
          <table:table-cell office:value-type="float" office:value="52.2403953460106" calcext:value-type="float">
            <text:p>52.24</text:p>
          </table:table-cell>
          <table:table-cell office:value-type="float" office:value="43.9807725287252" calcext:value-type="float">
            <text:p>43.98</text:p>
          </table:table-cell>
          <table:table-cell office:value-type="float" office:value="56.059586927343" calcext:value-type="float">
            <text:p>56.06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912.305" calcext:value-type="float">
            <text:p>1912.305</text:p>
          </table:table-cell>
          <table:table-cell table:formula="of:=LN([.E522])" office:value-type="float" office:value="5.96614673912369" calcext:value-type="float">
            <text:p>5.96614673912369</text:p>
          </table:table-cell>
          <table:table-cell table:formula="of:=LN([.F522])" office:value-type="float" office:value="7.52294091807237" calcext:value-type="float">
            <text:p>7.52294091807237</text:p>
          </table:table-cell>
          <table:table-cell table:formula="of:=LN([.G522])" office:value-type="float" office:value="7.55606459971802" calcext:value-type="float">
            <text:p>7.55606459971802</text:p>
          </table:table-cell>
        </table:table-row>
        <table:table-row table:style-name="ro2">
          <table:table-cell office:value-type="date" office:date-value="1993-06-01" calcext:value-type="date">
            <text:p>jun-93</text:p>
          </table:table-cell>
          <table:table-cell office:value-type="float" office:value="38.3076360885481" calcext:value-type="float">
            <text:p>38.31</text:p>
          </table:table-cell>
          <table:table-cell office:value-type="float" office:value="45.9109447401677" calcext:value-type="float">
            <text:p>45.91</text:p>
          </table:table-cell>
          <table:table-cell office:value-type="float" office:value="53.6154539989127" calcext:value-type="float">
            <text:p>53.62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907.435" calcext:value-type="float">
            <text:p>1907.435</text:p>
          </table:table-cell>
          <table:table-cell table:formula="of:=LN([.E523])" office:value-type="float" office:value="5.96614673912369" calcext:value-type="float">
            <text:p>5.96614673912369</text:p>
          </table:table-cell>
          <table:table-cell table:formula="of:=LN([.F523])" office:value-type="float" office:value="7.52294091807237" calcext:value-type="float">
            <text:p>7.52294091807237</text:p>
          </table:table-cell>
          <table:table-cell table:formula="of:=LN([.G523])" office:value-type="float" office:value="7.55351468656228" calcext:value-type="float">
            <text:p>7.55351468656228</text:p>
          </table:table-cell>
        </table:table-row>
        <table:table-row table:style-name="ro2">
          <table:table-cell office:value-type="date" office:date-value="1993-07-01" calcext:value-type="date">
            <text:p>jul-93</text:p>
          </table:table-cell>
          <table:table-cell office:value-type="float" office:value="40.2569363950586" calcext:value-type="float">
            <text:p>40.26</text:p>
          </table:table-cell>
          <table:table-cell office:value-type="float" office:value="43.9647158667819" calcext:value-type="float">
            <text:p>43.96</text:p>
          </table:table-cell>
          <table:table-cell office:value-type="float" office:value="54.8200630593298" calcext:value-type="float">
            <text:p>54.82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927.2" calcext:value-type="float">
            <text:p>1927.2</text:p>
          </table:table-cell>
          <table:table-cell table:formula="of:=LN([.E524])" office:value-type="float" office:value="5.96614673912369" calcext:value-type="float">
            <text:p>5.96614673912369</text:p>
          </table:table-cell>
          <table:table-cell table:formula="of:=LN([.F524])" office:value-type="float" office:value="7.52294091807237" calcext:value-type="float">
            <text:p>7.52294091807237</text:p>
          </table:table-cell>
          <table:table-cell table:formula="of:=LN([.G524])" office:value-type="float" office:value="7.56382345130066" calcext:value-type="float">
            <text:p>7.56382345130066</text:p>
          </table:table-cell>
        </table:table-row>
        <table:table-row table:style-name="ro2">
          <table:table-cell office:value-type="date" office:date-value="1993-08-01" calcext:value-type="date">
            <text:p>ago-93</text:p>
          </table:table-cell>
          <table:table-cell office:value-type="float" office:value="49.7802065456297" calcext:value-type="float">
            <text:p>49.78</text:p>
          </table:table-cell>
          <table:table-cell office:value-type="float" office:value="41.4397664372198" calcext:value-type="float">
            <text:p>41.44</text:p>
          </table:table-cell>
          <table:table-cell office:value-type="float" office:value="52.1406086043997" calcext:value-type="float">
            <text:p>52.14</text:p>
          </table:table-cell>
          <table:table-cell office:value-type="float" office:value="390" calcext:value-type="float">
            <text:p>390</text:p>
          </table:table-cell>
          <table:table-cell office:value-type="float" office:value="1850" calcext:value-type="float">
            <text:p>1850</text:p>
          </table:table-cell>
          <table:table-cell office:value-type="float" office:value="1946.365" calcext:value-type="float">
            <text:p>1946.365</text:p>
          </table:table-cell>
          <table:table-cell table:formula="of:=LN([.E525])" office:value-type="float" office:value="5.96614673912369" calcext:value-type="float">
            <text:p>5.96614673912369</text:p>
          </table:table-cell>
          <table:table-cell table:formula="of:=LN([.F525])" office:value-type="float" office:value="7.52294091807237" calcext:value-type="float">
            <text:p>7.52294091807237</text:p>
          </table:table-cell>
          <table:table-cell table:formula="of:=LN([.G525])" office:value-type="float" office:value="7.57371880939231" calcext:value-type="float">
            <text:p>7.57371880939231</text:p>
          </table:table-cell>
        </table:table-row>
        <table:table-row table:style-name="ro2">
          <table:table-cell office:value-type="date" office:date-value="1993-09-01" calcext:value-type="date">
            <text:p>sep-93</text:p>
          </table:table-cell>
          <table:table-cell office:value-type="float" office:value="50.6310975571899" calcext:value-type="float">
            <text:p>50.63</text:p>
          </table:table-cell>
          <table:table-cell office:value-type="float" office:value="49.4405694493478" calcext:value-type="float">
            <text:p>49.44</text:p>
          </table:table-cell>
          <table:table-cell office:value-type="float" office:value="49.9412415908542" calcext:value-type="float">
            <text:p>49.94</text:p>
          </table:table-cell>
          <table:table-cell office:value-type="float" office:value="390" calcext:value-type="float">
            <text:p>390</text:p>
          </table:table-cell>
          <table:table-cell office:value-type="float" office:value="1827.365" calcext:value-type="float">
            <text:p>1827.365</text:p>
          </table:table-cell>
          <table:table-cell office:value-type="float" office:value="1951.105" calcext:value-type="float">
            <text:p>1951.105</text:p>
          </table:table-cell>
          <table:table-cell table:formula="of:=LN([.E526])" office:value-type="float" office:value="5.96614673912369" calcext:value-type="float">
            <text:p>5.96614673912369</text:p>
          </table:table-cell>
          <table:table-cell table:formula="of:=LN([.F526])" office:value-type="float" office:value="7.51063031748628" calcext:value-type="float">
            <text:p>7.51063031748628</text:p>
          </table:table-cell>
          <table:table-cell table:formula="of:=LN([.G526])" office:value-type="float" office:value="7.57615115772953" calcext:value-type="float">
            <text:p>7.57615115772953</text:p>
          </table:table-cell>
        </table:table-row>
        <table:table-row table:style-name="ro2">
          <table:table-cell office:value-type="date" office:date-value="1993-10-01" calcext:value-type="date">
            <text:p>oct-93</text:p>
          </table:table-cell>
          <table:table-cell office:value-type="float" office:value="71.4831526282961" calcext:value-type="float">
            <text:p>71.48</text:p>
          </table:table-cell>
          <table:table-cell office:value-type="float" office:value="59.9841053364861" calcext:value-type="float">
            <text:p>59.98</text:p>
          </table:table-cell>
          <table:table-cell office:value-type="float" office:value="46.1031234506654" calcext:value-type="float">
            <text:p>46.10</text:p>
          </table:table-cell>
          <table:table-cell office:value-type="float" office:value="390" calcext:value-type="float">
            <text:p>390</text:p>
          </table:table-cell>
          <table:table-cell office:value-type="float" office:value="1818.5" calcext:value-type="float">
            <text:p>1818.5</text:p>
          </table:table-cell>
          <table:table-cell office:value-type="float" office:value="1947.075" calcext:value-type="float">
            <text:p>1947.075</text:p>
          </table:table-cell>
          <table:table-cell table:formula="of:=LN([.E527])" office:value-type="float" office:value="5.96614673912369" calcext:value-type="float">
            <text:p>5.96614673912369</text:p>
          </table:table-cell>
          <table:table-cell table:formula="of:=LN([.F527])" office:value-type="float" office:value="7.50576726442704" calcext:value-type="float">
            <text:p>7.50576726442704</text:p>
          </table:table-cell>
          <table:table-cell table:formula="of:=LN([.G527])" office:value-type="float" office:value="7.57408352543153" calcext:value-type="float">
            <text:p>7.57408352543153</text:p>
          </table:table-cell>
        </table:table-row>
        <table:table-row table:style-name="ro2">
          <table:table-cell office:value-type="date" office:date-value="1993-11-01" calcext:value-type="date">
            <text:p>nov-93</text:p>
          </table:table-cell>
          <table:table-cell office:value-type="float" office:value="42.3558530443579" calcext:value-type="float">
            <text:p>42.36</text:p>
          </table:table-cell>
          <table:table-cell office:value-type="float" office:value="52.1684628438333" calcext:value-type="float">
            <text:p>52.17</text:p>
          </table:table-cell>
          <table:table-cell office:value-type="float" office:value="35.544726142239" calcext:value-type="float">
            <text:p>35.54</text:p>
          </table:table-cell>
          <table:table-cell office:value-type="float" office:value="390" calcext:value-type="float">
            <text:p>390</text:p>
          </table:table-cell>
          <table:table-cell office:value-type="float" office:value="1850.1" calcext:value-type="float">
            <text:p>1850.1</text:p>
          </table:table-cell>
          <table:table-cell office:value-type="float" office:value="1977.475" calcext:value-type="float">
            <text:p>1977.475</text:p>
          </table:table-cell>
          <table:table-cell table:formula="of:=LN([.E528])" office:value-type="float" office:value="5.96614673912369" calcext:value-type="float">
            <text:p>5.96614673912369</text:p>
          </table:table-cell>
          <table:table-cell table:formula="of:=LN([.F528])" office:value-type="float" office:value="7.52299497066556" calcext:value-type="float">
            <text:p>7.52299497066556</text:p>
          </table:table-cell>
          <table:table-cell table:formula="of:=LN([.G528])" office:value-type="float" office:value="7.58957605733686" calcext:value-type="float">
            <text:p>7.58957605733686</text:p>
          </table:table-cell>
        </table:table-row>
        <table:table-row table:style-name="ro2">
          <table:table-cell office:value-type="date" office:date-value="1993-12-01" calcext:value-type="date">
            <text:p>dic-93</text:p>
          </table:table-cell>
          <table:table-cell office:value-type="float" office:value="33.6789282725035" calcext:value-type="float">
            <text:p>33.68</text:p>
          </table:table-cell>
          <table:table-cell office:value-type="float" office:value="37.604520456506" calcext:value-type="float">
            <text:p>37.60</text:p>
          </table:table-cell>
          <table:table-cell office:value-type="float" office:value="31.5161744021125" calcext:value-type="float">
            <text:p>31.52</text:p>
          </table:table-cell>
          <table:table-cell office:value-type="float" office:value="442.87" calcext:value-type="float">
            <text:p>442.87</text:p>
          </table:table-cell>
          <table:table-cell office:value-type="float" office:value="1876.17" calcext:value-type="float">
            <text:p>1876.17</text:p>
          </table:table-cell>
          <table:table-cell office:value-type="float" office:value="2014.455" calcext:value-type="float">
            <text:p>2014.455</text:p>
          </table:table-cell>
          <table:table-cell table:formula="of:=LN([.E529])" office:value-type="float" office:value="6.09327627325456" calcext:value-type="float">
            <text:p>6.09327627325456</text:p>
          </table:table-cell>
          <table:table-cell table:formula="of:=LN([.F529])" office:value-type="float" office:value="7.53698774379746" calcext:value-type="float">
            <text:p>7.53698774379746</text:p>
          </table:table-cell>
          <table:table-cell table:formula="of:=LN([.G529])" office:value-type="float" office:value="7.60810396633276" calcext:value-type="float">
            <text:p>7.60810396633276</text:p>
          </table:table-cell>
        </table:table-row>
        <table:table-row table:style-name="ro2">
          <table:table-cell office:value-type="date" office:date-value="1994-01-01" calcext:value-type="date">
            <text:p>ene-94</text:p>
          </table:table-cell>
          <table:table-cell office:value-type="float" office:value="33.9250002248734" calcext:value-type="float">
            <text:p>33.93</text:p>
          </table:table-cell>
          <table:table-cell office:value-type="float" office:value="42.7241393917688" calcext:value-type="float">
            <text:p>42.72</text:p>
          </table:table-cell>
          <table:table-cell office:value-type="float" office:value="32.2860404254293" calcext:value-type="float">
            <text:p>32.29</text:p>
          </table:table-cell>
          <table:table-cell office:value-type="float" office:value="2069.76" calcext:value-type="float">
            <text:p>2069.76</text:p>
          </table:table-cell>
          <table:table-cell office:value-type="float" office:value="1944.76" calcext:value-type="float">
            <text:p>1944.76</text:p>
          </table:table-cell>
          <table:table-cell office:value-type="float" office:value="2081.665" calcext:value-type="float">
            <text:p>2081.665</text:p>
          </table:table-cell>
          <table:table-cell table:formula="of:=LN([.E530])" office:value-type="float" office:value="7.63518793750863" calcext:value-type="float">
            <text:p>7.63518793750863</text:p>
          </table:table-cell>
          <table:table-cell table:formula="of:=LN([.F530])" office:value-type="float" office:value="7.57289385512277" calcext:value-type="float">
            <text:p>7.57289385512277</text:p>
          </table:table-cell>
          <table:table-cell table:formula="of:=LN([.G530])" office:value-type="float" office:value="7.64092333325074" calcext:value-type="float">
            <text:p>7.64092333325074</text:p>
          </table:table-cell>
        </table:table-row>
        <table:table-row table:style-name="ro2">
          <table:table-cell office:value-type="date" office:date-value="1994-02-01" calcext:value-type="date">
            <text:p>feb-94</text:p>
          </table:table-cell>
          <table:table-cell office:value-type="float" office:value="37.9148104101652" calcext:value-type="float">
            <text:p>37.91</text:p>
          </table:table-cell>
          <table:table-cell office:value-type="float" office:value="49.407057780157" calcext:value-type="float">
            <text:p>49.41</text:p>
          </table:table-cell>
          <table:table-cell office:value-type="float" office:value="30.9605371333497" calcext:value-type="float">
            <text:p>30.96</text:p>
          </table:table-cell>
          <table:table-cell office:value-type="float" office:value="2072.33" calcext:value-type="float">
            <text:p>2072.33</text:p>
          </table:table-cell>
          <table:table-cell office:value-type="float" office:value="1947.33" calcext:value-type="float">
            <text:p>1947.33</text:p>
          </table:table-cell>
          <table:table-cell office:value-type="float" office:value="2067.75" calcext:value-type="float">
            <text:p>2067.75</text:p>
          </table:table-cell>
          <table:table-cell table:formula="of:=LN([.E531])" office:value-type="float" office:value="7.63642885710709" calcext:value-type="float">
            <text:p>7.63642885710709</text:p>
          </table:table-cell>
          <table:table-cell table:formula="of:=LN([.F531])" office:value-type="float" office:value="7.57421448253556" calcext:value-type="float">
            <text:p>7.57421448253556</text:p>
          </table:table-cell>
          <table:table-cell table:formula="of:=LN([.G531])" office:value-type="float" office:value="7.63421633857202" calcext:value-type="float">
            <text:p>7.63421633857202</text:p>
          </table:table-cell>
        </table:table-row>
        <table:table-row table:style-name="ro2">
          <table:table-cell office:value-type="date" office:date-value="1994-03-01" calcext:value-type="date">
            <text:p>mar-94</text:p>
          </table:table-cell>
          <table:table-cell office:value-type="float" office:value="39.346900836554" calcext:value-type="float">
            <text:p>39.35</text:p>
          </table:table-cell>
          <table:table-cell office:value-type="float" office:value="49.7791530875145" calcext:value-type="float">
            <text:p>49.78</text:p>
          </table:table-cell>
          <table:table-cell office:value-type="float" office:value="29.1380615348668" calcext:value-type="float">
            <text:p>29.14</text:p>
          </table:table-cell>
          <table:table-cell office:value-type="float" office:value="2107.04" calcext:value-type="float">
            <text:p>2107.04</text:p>
          </table:table-cell>
          <table:table-cell office:value-type="float" office:value="1982.04" calcext:value-type="float">
            <text:p>1982.04</text:p>
          </table:table-cell>
          <table:table-cell office:value-type="float" office:value="2119.825" calcext:value-type="float">
            <text:p>2119.825</text:p>
          </table:table-cell>
          <table:table-cell table:formula="of:=LN([.E532])" office:value-type="float" office:value="7.65303939796191" calcext:value-type="float">
            <text:p>7.65303939796191</text:p>
          </table:table-cell>
          <table:table-cell table:formula="of:=LN([.F532])" office:value-type="float" office:value="7.591881896321" calcext:value-type="float">
            <text:p>7.591881896321</text:p>
          </table:table-cell>
          <table:table-cell table:formula="of:=LN([.G532])" office:value-type="float" office:value="7.65908881708904" calcext:value-type="float">
            <text:p>7.65908881708904</text:p>
          </table:table-cell>
        </table:table-row>
        <table:table-row table:style-name="ro2">
          <table:table-cell office:value-type="date" office:date-value="1994-04-01" calcext:value-type="date">
            <text:p>abr-94</text:p>
          </table:table-cell>
          <table:table-cell office:value-type="float" office:value="42.5491022773703" calcext:value-type="float">
            <text:p>42.55</text:p>
          </table:table-cell>
          <table:table-cell office:value-type="float" office:value="50.1333985007176" calcext:value-type="float">
            <text:p>50.13</text:p>
          </table:table-cell>
          <table:table-cell office:value-type="float" office:value="32.0311174343533" calcext:value-type="float">
            <text:p>32.03</text:p>
          </table:table-cell>
          <table:table-cell office:value-type="float" office:value="2156.63" calcext:value-type="float">
            <text:p>2156.63</text:p>
          </table:table-cell>
          <table:table-cell office:value-type="float" office:value="2031.63" calcext:value-type="float">
            <text:p>2031.63</text:p>
          </table:table-cell>
          <table:table-cell office:value-type="float" office:value="2160.945" calcext:value-type="float">
            <text:p>2160.945</text:p>
          </table:table-cell>
          <table:table-cell table:formula="of:=LN([.E533])" office:value-type="float" office:value="7.67630209713671" calcext:value-type="float">
            <text:p>7.67630209713671</text:p>
          </table:table-cell>
          <table:table-cell table:formula="of:=LN([.F533])" office:value-type="float" office:value="7.61659370550442" calcext:value-type="float">
            <text:p>7.61659370550442</text:p>
          </table:table-cell>
          <table:table-cell table:formula="of:=LN([.G533])" office:value-type="float" office:value="7.67830090500299" calcext:value-type="float">
            <text:p>7.67830090500299</text:p>
          </table:table-cell>
        </table:table-row>
        <table:table-row table:style-name="ro2">
          <table:table-cell office:value-type="date" office:date-value="1994-05-01" calcext:value-type="date">
            <text:p>may-94</text:p>
          </table:table-cell>
          <table:table-cell office:value-type="float" office:value="46.1868693054342" calcext:value-type="float">
            <text:p>46.19</text:p>
          </table:table-cell>
          <table:table-cell office:value-type="float" office:value="51.9568518013798" calcext:value-type="float">
            <text:p>51.96</text:p>
          </table:table-cell>
          <table:table-cell office:value-type="float" office:value="31.619446029042" calcext:value-type="float">
            <text:p>31.62</text:p>
          </table:table-cell>
          <table:table-cell office:value-type="float" office:value="2168.86" calcext:value-type="float">
            <text:p>2168.86</text:p>
          </table:table-cell>
          <table:table-cell office:value-type="float" office:value="2043.86" calcext:value-type="float">
            <text:p>2043.86</text:p>
          </table:table-cell>
          <table:table-cell office:value-type="float" office:value="2169.38" calcext:value-type="float">
            <text:p>2169.38</text:p>
          </table:table-cell>
          <table:table-cell table:formula="of:=LN([.E534])" office:value-type="float" office:value="7.68195696287003" calcext:value-type="float">
            <text:p>7.68195696287003</text:p>
          </table:table-cell>
          <table:table-cell table:formula="of:=LN([.F534])" office:value-type="float" office:value="7.62259545582715" calcext:value-type="float">
            <text:p>7.62259545582715</text:p>
          </table:table-cell>
          <table:table-cell table:formula="of:=LN([.G534])" office:value-type="float" office:value="7.68219669142469" calcext:value-type="float">
            <text:p>7.68219669142469</text:p>
          </table:table-cell>
        </table:table-row>
        <table:table-row table:style-name="ro2">
          <table:table-cell office:value-type="date" office:date-value="1994-06-01" calcext:value-type="date">
            <text:p>jun-94</text:p>
          </table:table-cell>
          <table:table-cell office:value-type="float" office:value="40.6275436134097" calcext:value-type="float">
            <text:p>40.63</text:p>
          </table:table-cell>
          <table:table-cell office:value-type="float" office:value="42.9143956080729" calcext:value-type="float">
            <text:p>42.91</text:p>
          </table:table-cell>
          <table:table-cell office:value-type="float" office:value="30.8154327933134" calcext:value-type="float">
            <text:p>30.82</text:p>
          </table:table-cell>
          <table:table-cell office:value-type="float" office:value="2177.27" calcext:value-type="float">
            <text:p>2177.27</text:p>
          </table:table-cell>
          <table:table-cell office:value-type="float" office:value="2052.27" calcext:value-type="float">
            <text:p>2052.27</text:p>
          </table:table-cell>
          <table:table-cell office:value-type="float" office:value="2179.865" calcext:value-type="float">
            <text:p>2179.865</text:p>
          </table:table-cell>
          <table:table-cell table:formula="of:=LN([.E535])" office:value-type="float" office:value="7.6858270774303" calcext:value-type="float">
            <text:p>7.6858270774303</text:p>
          </table:table-cell>
          <table:table-cell table:formula="of:=LN([.F535])" office:value-type="float" office:value="7.62670177658228" calcext:value-type="float">
            <text:p>7.62670177658228</text:p>
          </table:table-cell>
          <table:table-cell table:formula="of:=LN([.G535])" office:value-type="float" office:value="7.6870182272601" calcext:value-type="float">
            <text:p>7.6870182272601</text:p>
          </table:table-cell>
        </table:table-row>
        <table:table-row table:style-name="ro2">
          <table:table-cell office:value-type="date" office:date-value="1994-07-01" calcext:value-type="date">
            <text:p>jul-94</text:p>
          </table:table-cell>
          <table:table-cell office:value-type="float" office:value="42.5243412370616" calcext:value-type="float">
            <text:p>42.52</text:p>
          </table:table-cell>
          <table:table-cell office:value-type="float" office:value="34.2196845857319" calcext:value-type="float">
            <text:p>34.22</text:p>
          </table:table-cell>
          <table:table-cell office:value-type="float" office:value="26.8881892346177" calcext:value-type="float">
            <text:p>26.89</text:p>
          </table:table-cell>
          <table:table-cell office:value-type="float" office:value="2191.14" calcext:value-type="float">
            <text:p>2191.14</text:p>
          </table:table-cell>
          <table:table-cell office:value-type="float" office:value="2066.14" calcext:value-type="float">
            <text:p>2066.14</text:p>
          </table:table-cell>
          <table:table-cell office:value-type="float" office:value="2198.595" calcext:value-type="float">
            <text:p>2198.595</text:p>
          </table:table-cell>
          <table:table-cell table:formula="of:=LN([.E536])" office:value-type="float" office:value="7.69217723531767" calcext:value-type="float">
            <text:p>7.69217723531767</text:p>
          </table:table-cell>
          <table:table-cell table:formula="of:=LN([.F536])" office:value-type="float" office:value="7.63343741117849" calcext:value-type="float">
            <text:p>7.63343741117849</text:p>
          </table:table-cell>
          <table:table-cell table:formula="of:=LN([.G536])" office:value-type="float" office:value="7.6955737989677" calcext:value-type="float">
            <text:p>7.6955737989677</text:p>
          </table:table-cell>
        </table:table-row>
        <table:table-row table:style-name="ro2">
          <table:table-cell office:value-type="date" office:date-value="1994-08-01" calcext:value-type="date">
            <text:p>ago-94</text:p>
          </table:table-cell>
          <table:table-cell office:value-type="float" office:value="36.1135959313721" calcext:value-type="float">
            <text:p>36.11</text:p>
          </table:table-cell>
          <table:table-cell office:value-type="float" office:value="44.1103345482784" calcext:value-type="float">
            <text:p>44.11</text:p>
          </table:table-cell>
          <table:table-cell office:value-type="float" office:value="26.5156217669847" calcext:value-type="float">
            <text:p>26.52</text:p>
          </table:table-cell>
          <table:table-cell office:value-type="float" office:value="2234.41" calcext:value-type="float">
            <text:p>2234.41</text:p>
          </table:table-cell>
          <table:table-cell office:value-type="float" office:value="2109.41" calcext:value-type="float">
            <text:p>2109.41</text:p>
          </table:table-cell>
          <table:table-cell office:value-type="float" office:value="2243.52" calcext:value-type="float">
            <text:p>2243.52</text:p>
          </table:table-cell>
          <table:table-cell table:formula="of:=LN([.E537])" office:value-type="float" office:value="7.71173249009535" calcext:value-type="float">
            <text:p>7.71173249009535</text:p>
          </table:table-cell>
          <table:table-cell table:formula="of:=LN([.F537])" office:value-type="float" office:value="7.65416356651583" calcext:value-type="float">
            <text:p>7.65416356651583</text:p>
          </table:table-cell>
          <table:table-cell table:formula="of:=LN([.G537])" office:value-type="float" office:value="7.7158013400186" calcext:value-type="float">
            <text:p>7.7158013400186</text:p>
          </table:table-cell>
        </table:table-row>
        <table:table-row table:style-name="ro2">
          <table:table-cell office:value-type="date" office:date-value="1994-09-01" calcext:value-type="date">
            <text:p>sep-94</text:p>
          </table:table-cell>
          <table:table-cell office:value-type="float" office:value="45.1870707783467" calcext:value-type="float">
            <text:p>45.19</text:p>
          </table:table-cell>
          <table:table-cell office:value-type="float" office:value="53.683863050399" calcext:value-type="float">
            <text:p>53.68</text:p>
          </table:table-cell>
          <table:table-cell office:value-type="float" office:value="25.7775051680859" calcext:value-type="float">
            <text:p>25.78</text:p>
          </table:table-cell>
          <table:table-cell office:value-type="float" office:value="2261.64" calcext:value-type="float">
            <text:p>2261.64</text:p>
          </table:table-cell>
          <table:table-cell office:value-type="float" office:value="2136.64" calcext:value-type="float">
            <text:p>2136.64</text:p>
          </table:table-cell>
          <table:table-cell office:value-type="float" office:value="2261.725" calcext:value-type="float">
            <text:p>2261.725</text:p>
          </table:table-cell>
          <table:table-cell table:formula="of:=LN([.E538])" office:value-type="float" office:value="7.72384549281654" calcext:value-type="float">
            <text:p>7.72384549281654</text:p>
          </table:table-cell>
          <table:table-cell table:formula="of:=LN([.F538])" office:value-type="float" office:value="7.6669897806695" calcext:value-type="float">
            <text:p>7.6669897806695</text:p>
          </table:table-cell>
          <table:table-cell table:formula="of:=LN([.G538])" office:value-type="float" office:value="7.7238830754569" calcext:value-type="float">
            <text:p>7.7238830754569</text:p>
          </table:table-cell>
        </table:table-row>
        <table:table-row table:style-name="ro2">
          <table:table-cell office:value-type="date" office:date-value="1994-10-01" calcext:value-type="date">
            <text:p>oct-94</text:p>
          </table:table-cell>
          <table:table-cell office:value-type="float" office:value="23.4512764118228" calcext:value-type="float">
            <text:p>23.45</text:p>
          </table:table-cell>
          <table:table-cell office:value-type="float" office:value="59.2542258125053" calcext:value-type="float">
            <text:p>59.25</text:p>
          </table:table-cell>
          <table:table-cell office:value-type="float" office:value="27.1811055685383" calcext:value-type="float">
            <text:p>27.18</text:p>
          </table:table-cell>
          <table:table-cell office:value-type="float" office:value="2272.76" calcext:value-type="float">
            <text:p>2272.76</text:p>
          </table:table-cell>
          <table:table-cell office:value-type="float" office:value="2147.76" calcext:value-type="float">
            <text:p>2147.76</text:p>
          </table:table-cell>
          <table:table-cell office:value-type="float" office:value="2278.14" calcext:value-type="float">
            <text:p>2278.14</text:p>
          </table:table-cell>
          <table:table-cell table:formula="of:=LN([.E539])" office:value-type="float" office:value="7.72875023094829" calcext:value-type="float">
            <text:p>7.72875023094829</text:p>
          </table:table-cell>
          <table:table-cell table:formula="of:=LN([.F539])" office:value-type="float" office:value="7.67218071754271" calcext:value-type="float">
            <text:p>7.67218071754271</text:p>
          </table:table-cell>
          <table:table-cell table:formula="of:=LN([.G539])" office:value-type="float" office:value="7.73111459953749" calcext:value-type="float">
            <text:p>7.73111459953749</text:p>
          </table:table-cell>
        </table:table-row>
        <table:table-row table:style-name="ro2">
          <table:table-cell office:value-type="date" office:date-value="1994-11-01" calcext:value-type="date">
            <text:p>nov-94</text:p>
          </table:table-cell>
          <table:table-cell office:value-type="float" office:value="23.6032493332608" calcext:value-type="float">
            <text:p>23.60</text:p>
          </table:table-cell>
          <table:table-cell office:value-type="float" office:value="62.3402352307171" calcext:value-type="float">
            <text:p>62.34</text:p>
          </table:table-cell>
          <table:table-cell office:value-type="float" office:value="26.2368484901276" calcext:value-type="float">
            <text:p>26.24</text:p>
          </table:table-cell>
          <table:table-cell office:value-type="float" office:value="2296.15" calcext:value-type="float">
            <text:p>2296.15</text:p>
          </table:table-cell>
          <table:table-cell office:value-type="float" office:value="2262.95" calcext:value-type="float">
            <text:p>2262.95</text:p>
          </table:table-cell>
          <table:table-cell office:value-type="float" office:value="2301.175" calcext:value-type="float">
            <text:p>2301.175</text:p>
          </table:table-cell>
          <table:table-cell table:formula="of:=LN([.E540])" office:value-type="float" office:value="7.73898908631593" calcext:value-type="float">
            <text:p>7.73898908631593</text:p>
          </table:table-cell>
          <table:table-cell table:formula="of:=LN([.F540])" office:value-type="float" office:value="7.72442455082471" calcext:value-type="float">
            <text:p>7.72442455082471</text:p>
          </table:table-cell>
          <table:table-cell table:formula="of:=LN([.G540])" office:value-type="float" office:value="7.74117514103303" calcext:value-type="float">
            <text:p>7.74117514103303</text:p>
          </table:table-cell>
        </table:table-row>
        <table:table-row table:style-name="ro2">
          <table:table-cell office:value-type="date" office:date-value="1994-12-01" calcext:value-type="date">
            <text:p>dic-94</text:p>
          </table:table-cell>
          <table:table-cell office:value-type="float" office:value="18.8111683850018" calcext:value-type="float">
            <text:p>18.81</text:p>
          </table:table-cell>
          <table:table-cell office:value-type="float" office:value="52.742251077525" calcext:value-type="float">
            <text:p>52.74</text:p>
          </table:table-cell>
          <table:table-cell office:value-type="float" office:value="23.8321854815649" calcext:value-type="float">
            <text:p>23.83</text:p>
          </table:table-cell>
          <table:table-cell office:value-type="float" office:value="2304.68" calcext:value-type="float">
            <text:p>2304.68</text:p>
          </table:table-cell>
          <table:table-cell office:value-type="float" office:value="2281.68" calcext:value-type="float">
            <text:p>2281.68</text:p>
          </table:table-cell>
          <table:table-cell office:value-type="float" office:value="2298.125" calcext:value-type="float">
            <text:p>2298.125</text:p>
          </table:table-cell>
          <table:table-cell table:formula="of:=LN([.E541])" office:value-type="float" office:value="7.74269711715976" calcext:value-type="float">
            <text:p>7.74269711715976</text:p>
          </table:table-cell>
          <table:table-cell table:formula="of:=LN([.F541])" office:value-type="float" office:value="7.73266729271889" calcext:value-type="float">
            <text:p>7.73266729271889</text:p>
          </table:table-cell>
          <table:table-cell table:formula="of:=LN([.G541])" office:value-type="float" office:value="7.73984885205554" calcext:value-type="float">
            <text:p>7.73984885205554</text:p>
          </table:table-cell>
        </table:table-row>
        <table:table-row table:style-name="ro2">
          <table:table-cell office:value-type="date" office:date-value="1995-01-01" calcext:value-type="date">
            <text:p>ene-95</text:p>
          </table:table-cell>
          <table:table-cell office:value-type="float" office:value="30.837743767929" calcext:value-type="float">
            <text:p>30.84</text:p>
          </table:table-cell>
          <table:table-cell office:value-type="float" office:value="45.3985448980231" calcext:value-type="float">
            <text:p>45.40</text:p>
          </table:table-cell>
          <table:table-cell office:value-type="float" office:value="24.501994128068" calcext:value-type="float">
            <text:p>24.50</text:p>
          </table:table-cell>
          <table:table-cell office:value-type="float" office:value="2324" calcext:value-type="float">
            <text:p>2324</text:p>
          </table:table-cell>
          <table:table-cell office:value-type="float" office:value="2300.68" calcext:value-type="float">
            <text:p>2300.68</text:p>
          </table:table-cell>
          <table:table-cell office:value-type="float" office:value="2345.66" calcext:value-type="float">
            <text:p>2345.66</text:p>
          </table:table-cell>
          <table:table-cell table:formula="of:=LN([.E542])" office:value-type="float" office:value="7.7510451179718" calcext:value-type="float">
            <text:p>7.7510451179718</text:p>
          </table:table-cell>
          <table:table-cell table:formula="of:=LN([.F542])" office:value-type="float" office:value="7.74096001039466" calcext:value-type="float">
            <text:p>7.74096001039466</text:p>
          </table:table-cell>
          <table:table-cell table:formula="of:=LN([.G542])" office:value-type="float" office:value="7.76032209117418" calcext:value-type="float">
            <text:p>7.76032209117418</text:p>
          </table:table-cell>
        </table:table-row>
        <table:table-row table:style-name="ro2">
          <table:table-cell office:value-type="date" office:date-value="1995-02-01" calcext:value-type="date">
            <text:p>feb-95</text:p>
          </table:table-cell>
          <table:table-cell office:value-type="float" office:value="14.9416207622859" calcext:value-type="float">
            <text:p>14.94</text:p>
          </table:table-cell>
          <table:table-cell office:value-type="float" office:value="35.7301122564027" calcext:value-type="float">
            <text:p>35.73</text:p>
          </table:table-cell>
          <table:table-cell office:value-type="float" office:value="25.3832069054875" calcext:value-type="float">
            <text:p>25.38</text:p>
          </table:table-cell>
          <table:table-cell office:value-type="float" office:value="2383.75" calcext:value-type="float">
            <text:p>2383.75</text:p>
          </table:table-cell>
          <table:table-cell office:value-type="float" office:value="2360" calcext:value-type="float">
            <text:p>2360</text:p>
          </table:table-cell>
          <table:table-cell office:value-type="float" office:value="2389.95" calcext:value-type="float">
            <text:p>2389.95</text:p>
          </table:table-cell>
          <table:table-cell table:formula="of:=LN([.E543])" office:value-type="float" office:value="7.77643015691463" calcext:value-type="float">
            <text:p>7.77643015691463</text:p>
          </table:table-cell>
          <table:table-cell table:formula="of:=LN([.F543])" office:value-type="float" office:value="7.76641689801966" calcext:value-type="float">
            <text:p>7.76641689801966</text:p>
          </table:table-cell>
          <table:table-cell table:formula="of:=LN([.G543])" office:value-type="float" office:value="7.77902772420463" calcext:value-type="float">
            <text:p>7.77902772420463</text:p>
          </table:table-cell>
        </table:table-row>
        <table:table-row table:style-name="ro2">
          <table:table-cell office:value-type="date" office:date-value="1995-03-01" calcext:value-type="date">
            <text:p>mar-95</text:p>
          </table:table-cell>
          <table:table-cell office:value-type="float" office:value="30.7504239236902" calcext:value-type="float">
            <text:p>30.75</text:p>
          </table:table-cell>
          <table:table-cell office:value-type="float" office:value="47.792750362136" calcext:value-type="float">
            <text:p>47.79</text:p>
          </table:table-cell>
          <table:table-cell office:value-type="float" office:value="26.897686375184" calcext:value-type="float">
            <text:p>26.90</text:p>
          </table:table-cell>
          <table:table-cell office:value-type="float" office:value="2406.61" calcext:value-type="float">
            <text:p>2406.61</text:p>
          </table:table-cell>
          <table:table-cell office:value-type="float" office:value="2382.61" calcext:value-type="float">
            <text:p>2382.61</text:p>
          </table:table-cell>
          <table:table-cell office:value-type="float" office:value="2407.085" calcext:value-type="float">
            <text:p>2407.085</text:p>
          </table:table-cell>
          <table:table-cell table:formula="of:=LN([.E544])" office:value-type="float" office:value="7.78597439723519" calcext:value-type="float">
            <text:p>7.78597439723519</text:p>
          </table:table-cell>
          <table:table-cell table:formula="of:=LN([.F544])" office:value-type="float" office:value="7.77595180445206" calcext:value-type="float">
            <text:p>7.77595180445206</text:p>
          </table:table-cell>
          <table:table-cell table:formula="of:=LN([.G544])" office:value-type="float" office:value="7.78617175082803" calcext:value-type="float">
            <text:p>7.78617175082803</text:p>
          </table:table-cell>
        </table:table-row>
        <table:table-row table:style-name="ro2">
          <table:table-cell office:value-type="date" office:date-value="1995-04-01" calcext:value-type="date">
            <text:p>abr-95</text:p>
          </table:table-cell>
          <table:table-cell office:value-type="float" office:value="20.8816758356914" calcext:value-type="float">
            <text:p>20.88</text:p>
          </table:table-cell>
          <table:table-cell office:value-type="float" office:value="31.8531329856346" calcext:value-type="float">
            <text:p>31.85</text:p>
          </table:table-cell>
          <table:table-cell office:value-type="float" office:value="23.4723636471881" calcext:value-type="float">
            <text:p>23.47</text:p>
          </table:table-cell>
          <table:table-cell office:value-type="float" office:value="2423" calcext:value-type="float">
            <text:p>2423</text:p>
          </table:table-cell>
          <table:table-cell office:value-type="float" office:value="2398.875" calcext:value-type="float">
            <text:p>2398.875</text:p>
          </table:table-cell>
          <table:table-cell office:value-type="float" office:value="2432.16" calcext:value-type="float">
            <text:p>2432.16</text:p>
          </table:table-cell>
          <table:table-cell table:formula="of:=LN([.E545])" office:value-type="float" office:value="7.79276172081653" calcext:value-type="float">
            <text:p>7.79276172081653</text:p>
          </table:table-cell>
          <table:table-cell table:formula="of:=LN([.F545])" office:value-type="float" office:value="7.78275515643841" calcext:value-type="float">
            <text:p>7.78275515643841</text:p>
          </table:table-cell>
          <table:table-cell table:formula="of:=LN([.G545])" office:value-type="float" office:value="7.79653503039571" calcext:value-type="float">
            <text:p>7.79653503039571</text:p>
          </table:table-cell>
        </table:table-row>
        <table:table-row table:style-name="ro2">
          <table:table-cell office:value-type="date" office:date-value="1995-05-01" calcext:value-type="date">
            <text:p>may-95</text:p>
          </table:table-cell>
          <table:table-cell office:value-type="float" office:value="10.2487657902821" calcext:value-type="float">
            <text:p>10.25</text:p>
          </table:table-cell>
          <table:table-cell office:value-type="float" office:value="22.9800860371721" calcext:value-type="float">
            <text:p>22.98</text:p>
          </table:table-cell>
          <table:table-cell office:value-type="float" office:value="22.669222175089" calcext:value-type="float">
            <text:p>22.67</text:p>
          </table:table-cell>
          <table:table-cell office:value-type="float" office:value="2455.33" calcext:value-type="float">
            <text:p>2455.33</text:p>
          </table:table-cell>
          <table:table-cell office:value-type="float" office:value="2430.83" calcext:value-type="float">
            <text:p>2430.83</text:p>
          </table:table-cell>
          <table:table-cell office:value-type="float" office:value="2457.19" calcext:value-type="float">
            <text:p>2457.19</text:p>
          </table:table-cell>
          <table:table-cell table:formula="of:=LN([.E546])" office:value-type="float" office:value="7.80601645074706" calcext:value-type="float">
            <text:p>7.80601645074706</text:p>
          </table:table-cell>
          <table:table-cell table:formula="of:=LN([.F546])" office:value-type="float" office:value="7.79598804180097" calcext:value-type="float">
            <text:p>7.79598804180097</text:p>
          </table:table-cell>
          <table:table-cell table:formula="of:=LN([.G546])" office:value-type="float" office:value="7.80677369960869" calcext:value-type="float">
            <text:p>7.80677369960869</text:p>
          </table:table-cell>
        </table:table-row>
        <table:table-row table:style-name="ro2">
          <table:table-cell office:value-type="date" office:date-value="1995-06-01" calcext:value-type="date">
            <text:p>jun-95</text:p>
          </table:table-cell>
          <table:table-cell office:value-type="float" office:value="32.8956493535602" calcext:value-type="float">
            <text:p>32.90</text:p>
          </table:table-cell>
          <table:table-cell office:value-type="float" office:value="33.9661284946518" calcext:value-type="float">
            <text:p>33.97</text:p>
          </table:table-cell>
          <table:table-cell office:value-type="float" office:value="22.1621672169469" calcext:value-type="float">
            <text:p>22.16</text:p>
          </table:table-cell>
          <table:table-cell office:value-type="float" office:value="2504.23" calcext:value-type="float">
            <text:p>2504.23</text:p>
          </table:table-cell>
          <table:table-cell office:value-type="float" office:value="2479.275" calcext:value-type="float">
            <text:p>2479.275</text:p>
          </table:table-cell>
          <table:table-cell office:value-type="float" office:value="2529.57" calcext:value-type="float">
            <text:p>2529.57</text:p>
          </table:table-cell>
          <table:table-cell table:formula="of:=LN([.E547])" office:value-type="float" office:value="7.8257365810369" calcext:value-type="float">
            <text:p>7.8257365810369</text:p>
          </table:table-cell>
          <table:table-cell table:formula="of:=LN([.F547])" office:value-type="float" office:value="7.81572145771006" calcext:value-type="float">
            <text:p>7.81572145771006</text:p>
          </table:table-cell>
          <table:table-cell table:formula="of:=LN([.G547])" office:value-type="float" office:value="7.83580460680234" calcext:value-type="float">
            <text:p>7.83580460680234</text:p>
          </table:table-cell>
        </table:table-row>
        <table:table-row table:style-name="ro2">
          <table:table-cell office:value-type="date" office:date-value="1995-07-01" calcext:value-type="date">
            <text:p>jul-95</text:p>
          </table:table-cell>
          <table:table-cell office:value-type="float" office:value="27.121592431718" calcext:value-type="float">
            <text:p>27.12</text:p>
          </table:table-cell>
          <table:table-cell office:value-type="float" office:value="45.9601123693532" calcext:value-type="float">
            <text:p>45.96</text:p>
          </table:table-cell>
          <table:table-cell office:value-type="float" office:value="22.8554034607873" calcext:value-type="float">
            <text:p>22.86</text:p>
          </table:table-cell>
          <table:table-cell office:value-type="float" office:value="2576.24" calcext:value-type="float">
            <text:p>2576.24</text:p>
          </table:table-cell>
          <table:table-cell office:value-type="float" office:value="2550.335" calcext:value-type="float">
            <text:p>2550.335</text:p>
          </table:table-cell>
          <table:table-cell office:value-type="float" office:value="2574.615" calcext:value-type="float">
            <text:p>2574.615</text:p>
          </table:table-cell>
          <table:table-cell table:formula="of:=LN([.E548])" office:value-type="float" office:value="7.85408625058627" calcext:value-type="float">
            <text:p>7.85408625058627</text:p>
          </table:table-cell>
          <table:table-cell table:formula="of:=LN([.F548])" office:value-type="float" office:value="7.84398000207287" calcext:value-type="float">
            <text:p>7.84398000207287</text:p>
          </table:table-cell>
          <table:table-cell table:formula="of:=LN([.G548])" office:value-type="float" office:value="7.85345528735631" calcext:value-type="float">
            <text:p>7.85345528735631</text:p>
          </table:table-cell>
        </table:table-row>
        <table:table-row table:style-name="ro2">
          <table:table-cell office:value-type="date" office:date-value="1995-08-01" calcext:value-type="date">
            <text:p>ago-95</text:p>
          </table:table-cell>
          <table:table-cell office:value-type="float" office:value="22.2667533084484" calcext:value-type="float">
            <text:p>22.27</text:p>
          </table:table-cell>
          <table:table-cell office:value-type="float" office:value="29.2967570210223" calcext:value-type="float">
            <text:p>29.30</text:p>
          </table:table-cell>
          <table:table-cell office:value-type="float" office:value="22.4739008368075" calcext:value-type="float">
            <text:p>22.47</text:p>
          </table:table-cell>
          <table:table-cell office:value-type="float" office:value="2584.48" calcext:value-type="float">
            <text:p>2584.48</text:p>
          </table:table-cell>
          <table:table-cell office:value-type="float" office:value="2558.39" calcext:value-type="float">
            <text:p>2558.39</text:p>
          </table:table-cell>
          <table:table-cell office:value-type="float" office:value="2592.795" calcext:value-type="float">
            <text:p>2592.795</text:p>
          </table:table-cell>
          <table:table-cell table:formula="of:=LN([.E549])" office:value-type="float" office:value="7.85727960616545" calcext:value-type="float">
            <text:p>7.85727960616545</text:p>
          </table:table-cell>
          <table:table-cell table:formula="of:=LN([.F549])" office:value-type="float" office:value="7.84713343337912" calcext:value-type="float">
            <text:p>7.84713343337912</text:p>
          </table:table-cell>
          <table:table-cell table:formula="of:=LN([.G549])" office:value-type="float" office:value="7.86049172340832" calcext:value-type="float">
            <text:p>7.86049172340832</text:p>
          </table:table-cell>
        </table:table-row>
        <table:table-row table:style-name="ro2">
          <table:table-cell office:value-type="date" office:date-value="1995-09-01" calcext:value-type="date">
            <text:p>sep-95</text:p>
          </table:table-cell>
          <table:table-cell office:value-type="float" office:value="9.72513995662196" calcext:value-type="float">
            <text:p>9.73</text:p>
          </table:table-cell>
          <table:table-cell office:value-type="float" office:value="24.4054244155201" calcext:value-type="float">
            <text:p>24.41</text:p>
          </table:table-cell>
          <table:table-cell office:value-type="float" office:value="22.5445219087479" calcext:value-type="float">
            <text:p>22.54</text:p>
          </table:table-cell>
          <table:table-cell office:value-type="float" office:value="2624.48" calcext:value-type="float">
            <text:p>2624.48</text:p>
          </table:table-cell>
          <table:table-cell office:value-type="float" office:value="2598.215" calcext:value-type="float">
            <text:p>2598.215</text:p>
          </table:table-cell>
          <table:table-cell office:value-type="float" office:value="2631.595" calcext:value-type="float">
            <text:p>2631.595</text:p>
          </table:table-cell>
          <table:table-cell table:formula="of:=LN([.E550])" office:value-type="float" office:value="7.87263806016418" calcext:value-type="float">
            <text:p>7.87263806016418</text:p>
          </table:table-cell>
          <table:table-cell table:formula="of:=LN([.F550])" office:value-type="float" office:value="7.86257994977259" calcext:value-type="float">
            <text:p>7.86257994977259</text:p>
          </table:table-cell>
          <table:table-cell table:formula="of:=LN([.G550])" office:value-type="float" office:value="7.87534540522524" calcext:value-type="float">
            <text:p>7.87534540522524</text:p>
          </table:table-cell>
        </table:table-row>
        <table:table-row table:style-name="ro2">
          <table:table-cell office:value-type="date" office:date-value="1995-10-01" calcext:value-type="date">
            <text:p>oct-95</text:p>
          </table:table-cell>
          <table:table-cell office:value-type="float" office:value="28.0224722904648" calcext:value-type="float">
            <text:p>28.02</text:p>
          </table:table-cell>
          <table:table-cell office:value-type="float" office:value="16.2544603694299" calcext:value-type="float">
            <text:p>16.25</text:p>
          </table:table-cell>
          <table:table-cell office:value-type="float" office:value="21.977640812183" calcext:value-type="float">
            <text:p>21.98</text:p>
          </table:table-cell>
          <table:table-cell office:value-type="float" office:value="2664.86" calcext:value-type="float">
            <text:p>2664.86</text:p>
          </table:table-cell>
          <table:table-cell office:value-type="float" office:value="2638.315" calcext:value-type="float">
            <text:p>2638.315</text:p>
          </table:table-cell>
          <table:table-cell office:value-type="float" office:value="2677.145" calcext:value-type="float">
            <text:p>2677.145</text:p>
          </table:table-cell>
          <table:table-cell table:formula="of:=LN([.E551])" office:value-type="float" office:value="7.88790680238703" calcext:value-type="float">
            <text:p>7.88790680238703</text:p>
          </table:table-cell>
          <table:table-cell table:formula="of:=LN([.F551])" office:value-type="float" office:value="7.87789573479153" calcext:value-type="float">
            <text:p>7.87789573479153</text:p>
          </table:table-cell>
          <table:table-cell table:formula="of:=LN([.G551])" office:value-type="float" office:value="7.89250620716367" calcext:value-type="float">
            <text:p>7.89250620716367</text:p>
          </table:table-cell>
        </table:table-row>
        <table:table-row table:style-name="ro2">
          <table:table-cell office:value-type="date" office:date-value="1995-11-01" calcext:value-type="date">
            <text:p>nov-95</text:p>
          </table:table-cell>
          <table:table-cell office:value-type="float" office:value="28.9669150317444" calcext:value-type="float">
            <text:p>28.97</text:p>
          </table:table-cell>
          <table:table-cell office:value-type="float" office:value="14.8682268544702" calcext:value-type="float">
            <text:p>14.87</text:p>
          </table:table-cell>
          <table:table-cell office:value-type="float" office:value="22.8237699189713" calcext:value-type="float">
            <text:p>22.82</text:p>
          </table:table-cell>
          <table:table-cell office:value-type="float" office:value="2771.73" calcext:value-type="float">
            <text:p>2771.73</text:p>
          </table:table-cell>
          <table:table-cell office:value-type="float" office:value="2743.91" calcext:value-type="float">
            <text:p>2743.91</text:p>
          </table:table-cell>
          <table:table-cell office:value-type="float" office:value="2821.375" calcext:value-type="float">
            <text:p>2821.375</text:p>
          </table:table-cell>
          <table:table-cell table:formula="of:=LN([.E552])" office:value-type="float" office:value="7.92722695296845" calcext:value-type="float">
            <text:p>7.92722695296845</text:p>
          </table:table-cell>
          <table:table-cell table:formula="of:=LN([.F552])" office:value-type="float" office:value="7.91713918947406" calcext:value-type="float">
            <text:p>7.91713918947406</text:p>
          </table:table-cell>
          <table:table-cell table:formula="of:=LN([.G552])" office:value-type="float" office:value="7.94497963375192" calcext:value-type="float">
            <text:p>7.94497963375192</text:p>
          </table:table-cell>
        </table:table-row>
        <table:table-row table:style-name="ro2">
          <table:table-cell office:value-type="date" office:date-value="1995-12-01" calcext:value-type="date">
            <text:p>dic-95</text:p>
          </table:table-cell>
          <table:table-cell office:value-type="float" office:value="24.6161695977968" calcext:value-type="float">
            <text:p>24.62</text:p>
          </table:table-cell>
          <table:table-cell office:value-type="float" office:value="12.6956874792067" calcext:value-type="float">
            <text:p>12.70</text:p>
          </table:table-cell>
          <table:table-cell office:value-type="float" office:value="22.9340288272555" calcext:value-type="float">
            <text:p>22.93</text:p>
          </table:table-cell>
          <table:table-cell office:value-type="float" office:value="2906.42857142857" calcext:value-type="float">
            <text:p>2906.42857142857</text:p>
          </table:table-cell>
          <table:table-cell office:value-type="float" office:value="2877.42857142857" calcext:value-type="float">
            <text:p>2877.42857142857</text:p>
          </table:table-cell>
          <table:table-cell office:value-type="float" office:value="2914.79" calcext:value-type="float">
            <text:p>2914.79</text:p>
          </table:table-cell>
          <table:table-cell table:formula="of:=LN([.E553])" office:value-type="float" office:value="7.97468031138048" calcext:value-type="float">
            <text:p>7.97468031138048</text:p>
          </table:table-cell>
          <table:table-cell table:formula="of:=LN([.F553])" office:value-type="float" office:value="7.96465231715278" calcext:value-type="float">
            <text:p>7.96465231715278</text:p>
          </table:table-cell>
          <table:table-cell table:formula="of:=LN([.G553])" office:value-type="float" office:value="7.97755305502312" calcext:value-type="float">
            <text:p>7.97755305502312</text:p>
          </table:table-cell>
        </table:table-row>
        <table:table-row table:style-name="ro2">
          <table:table-cell office:value-type="date" office:date-value="1996-01-01" calcext:value-type="date">
            <text:p>ene-96</text:p>
          </table:table-cell>
          <table:table-cell office:value-type="float" office:value="18.361870169989" calcext:value-type="float">
            <text:p>18.36</text:p>
          </table:table-cell>
          <table:table-cell office:value-type="float" office:value="12.5652341898601" calcext:value-type="float">
            <text:p>12.57</text:p>
          </table:table-cell>
          <table:table-cell office:value-type="float" office:value="22.1894466373174" calcext:value-type="float">
            <text:p>22.19</text:p>
          </table:table-cell>
          <table:table-cell office:value-type="float" office:value="2923.78" calcext:value-type="float">
            <text:p>2923.78</text:p>
          </table:table-cell>
          <table:table-cell office:value-type="float" office:value="2894.565" calcext:value-type="float">
            <text:p>2894.565</text:p>
          </table:table-cell>
          <table:table-cell office:value-type="float" office:value="2923.82" calcext:value-type="float">
            <text:p>2923.82</text:p>
          </table:table-cell>
          <table:table-cell table:formula="of:=LN([.E554])" office:value-type="float" office:value="7.98063257864096" calcext:value-type="float">
            <text:p>7.98063257864096</text:p>
          </table:table-cell>
          <table:table-cell table:formula="of:=LN([.F554])" office:value-type="float" office:value="7.97059011964971" calcext:value-type="float">
            <text:p>7.97059011964971</text:p>
          </table:table-cell>
          <table:table-cell table:formula="of:=LN([.G554])" office:value-type="float" office:value="7.98064625946728" calcext:value-type="float">
            <text:p>7.98064625946728</text:p>
          </table:table-cell>
        </table:table-row>
        <table:table-row table:style-name="ro2">
          <table:table-cell office:value-type="date" office:date-value="1996-02-01" calcext:value-type="date">
            <text:p>feb-96</text:p>
          </table:table-cell>
          <table:table-cell office:value-type="float" office:value="29.7998147599009" calcext:value-type="float">
            <text:p>29.80</text:p>
          </table:table-cell>
          <table:table-cell office:value-type="float" office:value="12.6930932780606" calcext:value-type="float">
            <text:p>12.69</text:p>
          </table:table-cell>
          <table:table-cell office:value-type="float" office:value="22.773813994325" calcext:value-type="float">
            <text:p>22.77</text:p>
          </table:table-cell>
          <table:table-cell office:value-type="float" office:value="2942.1" calcext:value-type="float">
            <text:p>2942.1</text:p>
          </table:table-cell>
          <table:table-cell office:value-type="float" office:value="2912.645" calcext:value-type="float">
            <text:p>2912.645</text:p>
          </table:table-cell>
          <table:table-cell office:value-type="float" office:value="2950.265" calcext:value-type="float">
            <text:p>2950.265</text:p>
          </table:table-cell>
          <table:table-cell table:formula="of:=LN([.E555])" office:value-type="float" office:value="7.98687889106638" calcext:value-type="float">
            <text:p>7.98687889106638</text:p>
          </table:table-cell>
          <table:table-cell table:formula="of:=LN([.F555])" office:value-type="float" office:value="7.97681688204243" calcext:value-type="float">
            <text:p>7.97681688204243</text:p>
          </table:table-cell>
          <table:table-cell table:formula="of:=LN([.G555])" office:value-type="float" office:value="7.98965027580782" calcext:value-type="float">
            <text:p>7.98965027580782</text:p>
          </table:table-cell>
        </table:table-row>
        <table:table-row table:style-name="ro2">
          <table:table-cell office:value-type="date" office:date-value="1996-03-01" calcext:value-type="date">
            <text:p>mar-96</text:p>
          </table:table-cell>
          <table:table-cell office:value-type="float" office:value="6.80077394783747" calcext:value-type="float">
            <text:p>6.80</text:p>
          </table:table-cell>
          <table:table-cell office:value-type="float" office:value="8.41542571661704" calcext:value-type="float">
            <text:p>8.42</text:p>
          </table:table-cell>
          <table:table-cell office:value-type="float" office:value="22.0796058602534" calcext:value-type="float">
            <text:p>22.08</text:p>
          </table:table-cell>
          <table:table-cell office:value-type="float" office:value="3002.57" calcext:value-type="float">
            <text:p>3002.57</text:p>
          </table:table-cell>
          <table:table-cell office:value-type="float" office:value="2972.475" calcext:value-type="float">
            <text:p>2972.475</text:p>
          </table:table-cell>
          <table:table-cell office:value-type="float" office:value="3020.765" calcext:value-type="float">
            <text:p>3020.765</text:p>
          </table:table-cell>
          <table:table-cell table:formula="of:=LN([.E556])" office:value-type="float" office:value="8.00722386758745" calcext:value-type="float">
            <text:p>8.00722386758745</text:p>
          </table:table-cell>
          <table:table-cell table:formula="of:=LN([.F556])" office:value-type="float" office:value="7.99715021810064" calcext:value-type="float">
            <text:p>7.99715021810064</text:p>
          </table:table-cell>
          <table:table-cell table:formula="of:=LN([.G556])" office:value-type="float" office:value="8.01326538954931" calcext:value-type="float">
            <text:p>8.01326538954931</text:p>
          </table:table-cell>
        </table:table-row>
        <table:table-row table:style-name="ro2">
          <table:table-cell office:value-type="date" office:date-value="1996-04-01" calcext:value-type="date">
            <text:p>abr-96</text:p>
          </table:table-cell>
          <table:table-cell office:value-type="float" office:value="19.5439635611589" calcext:value-type="float">
            <text:p>19.54</text:p>
          </table:table-cell>
          <table:table-cell office:value-type="float" office:value="14.6403139946556" calcext:value-type="float">
            <text:p>14.64</text:p>
          </table:table-cell>
          <table:table-cell office:value-type="float" office:value="23.6957148347172" calcext:value-type="float">
            <text:p>23.70</text:p>
          </table:table-cell>
          <table:table-cell office:value-type="float" office:value="3063.55" calcext:value-type="float">
            <text:p>3063.55</text:p>
          </table:table-cell>
          <table:table-cell office:value-type="float" office:value="3032.935" calcext:value-type="float">
            <text:p>3032.935</text:p>
          </table:table-cell>
          <table:table-cell office:value-type="float" office:value="3070.45" calcext:value-type="float">
            <text:p>3070.45</text:p>
          </table:table-cell>
          <table:table-cell table:formula="of:=LN([.E557])" office:value-type="float" office:value="8.02732965323376" calcext:value-type="float">
            <text:p>8.02732965323376</text:p>
          </table:table-cell>
          <table:table-cell table:formula="of:=LN([.F557])" office:value-type="float" office:value="8.01728607653246" calcext:value-type="float">
            <text:p>8.01728607653246</text:p>
          </table:table-cell>
          <table:table-cell table:formula="of:=LN([.G557])" office:value-type="float" office:value="8.02957940964403" calcext:value-type="float">
            <text:p>8.02957940964403</text:p>
          </table:table-cell>
        </table:table-row>
        <table:table-row table:style-name="ro2">
          <table:table-cell office:value-type="date" office:date-value="1996-05-01" calcext:value-type="date">
            <text:p>may-96</text:p>
          </table:table-cell>
          <table:table-cell office:value-type="float" office:value="26.7526184928897" calcext:value-type="float">
            <text:p>26.75</text:p>
          </table:table-cell>
          <table:table-cell office:value-type="float" office:value="23.1519303366903" calcext:value-type="float">
            <text:p>23.15</text:p>
          </table:table-cell>
          <table:table-cell office:value-type="float" office:value="24.8121540454471" calcext:value-type="float">
            <text:p>24.81</text:p>
          </table:table-cell>
          <table:table-cell office:value-type="float" office:value="3103.5652173913" calcext:value-type="float">
            <text:p>3103.5652173913</text:p>
          </table:table-cell>
          <table:table-cell office:value-type="float" office:value="3072.63043478261" calcext:value-type="float">
            <text:p>3072.63043478261</text:p>
          </table:table-cell>
          <table:table-cell office:value-type="float" office:value="3115.40476190476" calcext:value-type="float">
            <text:p>3115.40476190476</text:p>
          </table:table-cell>
          <table:table-cell table:formula="of:=LN([.E558])" office:value-type="float" office:value="8.04030679977543" calcext:value-type="float">
            <text:p>8.04030679977543</text:p>
          </table:table-cell>
          <table:table-cell table:formula="of:=LN([.F558])" office:value-type="float" office:value="8.03028929286869" calcext:value-type="float">
            <text:p>8.03028929286869</text:p>
          </table:table-cell>
          <table:table-cell table:formula="of:=LN([.G558])" office:value-type="float" office:value="8.04411436239643" calcext:value-type="float">
            <text:p>8.04411436239643</text:p>
          </table:table-cell>
        </table:table-row>
        <table:table-row table:style-name="ro2">
          <table:table-cell office:value-type="date" office:date-value="1996-06-01" calcext:value-type="date">
            <text:p>jun-96</text:p>
          </table:table-cell>
          <table:table-cell office:value-type="float" office:value="15.6905561017617" calcext:value-type="float">
            <text:p>15.69</text:p>
          </table:table-cell>
          <table:table-cell office:value-type="float" office:value="20.2345837038865" calcext:value-type="float">
            <text:p>20.23</text:p>
          </table:table-cell>
          <table:table-cell office:value-type="float" office:value="25.1402720473487" calcext:value-type="float">
            <text:p>25.14</text:p>
          </table:table-cell>
          <table:table-cell office:value-type="float" office:value="3127.25" calcext:value-type="float">
            <text:p>3127.25</text:p>
          </table:table-cell>
          <table:table-cell office:value-type="float" office:value="3095.875" calcext:value-type="float">
            <text:p>3095.875</text:p>
          </table:table-cell>
          <table:table-cell office:value-type="float" office:value="3135.9" calcext:value-type="float">
            <text:p>3135.9</text:p>
          </table:table-cell>
          <table:table-cell table:formula="of:=LN([.E559])" office:value-type="float" office:value="8.04790930309485" calcext:value-type="float">
            <text:p>8.04790930309485</text:p>
          </table:table-cell>
          <table:table-cell table:formula="of:=LN([.F559])" office:value-type="float" office:value="8.03782585921754" calcext:value-type="float">
            <text:p>8.03782585921754</text:p>
          </table:table-cell>
          <table:table-cell table:formula="of:=LN([.G559])" office:value-type="float" office:value="8.05067149320677" calcext:value-type="float">
            <text:p>8.05067149320677</text:p>
          </table:table-cell>
        </table:table-row>
        <table:table-row table:style-name="ro2">
          <table:table-cell office:value-type="date" office:date-value="1996-07-01" calcext:value-type="date">
            <text:p>jul-96</text:p>
          </table:table-cell>
          <table:table-cell office:value-type="float" office:value="21.1643130559134" calcext:value-type="float">
            <text:p>21.16</text:p>
          </table:table-cell>
          <table:table-cell office:value-type="float" office:value="17.2587396918907" calcext:value-type="float">
            <text:p>17.26</text:p>
          </table:table-cell>
          <table:table-cell office:value-type="float" office:value="22.4085892334568" calcext:value-type="float">
            <text:p>22.41</text:p>
          </table:table-cell>
          <table:table-cell office:value-type="float" office:value="3167.86956521739" calcext:value-type="float">
            <text:p>3167.86956521739</text:p>
          </table:table-cell>
          <table:table-cell office:value-type="float" office:value="3136.19565217391" calcext:value-type="float">
            <text:p>3136.19565217391</text:p>
          </table:table-cell>
          <table:table-cell office:value-type="float" office:value="3176.78" calcext:value-type="float">
            <text:p>3176.78</text:p>
          </table:table-cell>
          <table:table-cell table:formula="of:=LN([.E560])" office:value-type="float" office:value="8.06081457949118" calcext:value-type="float">
            <text:p>8.06081457949118</text:p>
          </table:table-cell>
          <table:table-cell table:formula="of:=LN([.F560])" office:value-type="float" office:value="8.05076576861025" calcext:value-type="float">
            <text:p>8.05076576861025</text:p>
          </table:table-cell>
          <table:table-cell table:formula="of:=LN([.G560])" office:value-type="float" office:value="8.06362338415381" calcext:value-type="float">
            <text:p>8.06362338415381</text:p>
          </table:table-cell>
        </table:table-row>
        <table:table-row table:style-name="ro2">
          <table:table-cell office:value-type="date" office:date-value="1996-08-01" calcext:value-type="date">
            <text:p>ago-96</text:p>
          </table:table-cell>
          <table:table-cell office:value-type="float" office:value="20.5688661179153" calcext:value-type="float">
            <text:p>20.57</text:p>
          </table:table-cell>
          <table:table-cell office:value-type="float" office:value="19.4957449382915" calcext:value-type="float">
            <text:p>19.50</text:p>
          </table:table-cell>
          <table:table-cell office:value-type="float" office:value="22.7558681265634" calcext:value-type="float">
            <text:p>22.76</text:p>
          </table:table-cell>
          <table:table-cell office:value-type="float" office:value="3251.09" calcext:value-type="float">
            <text:p>3251.09</text:p>
          </table:table-cell>
          <table:table-cell office:value-type="float" office:value="3218.52" calcext:value-type="float">
            <text:p>3218.52</text:p>
          </table:table-cell>
          <table:table-cell office:value-type="float" office:value="3267.635" calcext:value-type="float">
            <text:p>3267.635</text:p>
          </table:table-cell>
          <table:table-cell table:formula="of:=LN([.E561])" office:value-type="float" office:value="8.08674560371032" calcext:value-type="float">
            <text:p>8.08674560371032</text:p>
          </table:table-cell>
          <table:table-cell table:formula="of:=LN([.F561])" office:value-type="float" office:value="8.07667690554824" calcext:value-type="float">
            <text:p>8.07667690554824</text:p>
          </table:table-cell>
          <table:table-cell table:formula="of:=LN([.G561])" office:value-type="float" office:value="8.09182176063571" calcext:value-type="float">
            <text:p>8.09182176063571</text:p>
          </table:table-cell>
        </table:table-row>
        <table:table-row table:style-name="ro2">
          <table:table-cell office:value-type="date" office:date-value="1996-09-01" calcext:value-type="date">
            <text:p>sep-96</text:p>
          </table:table-cell>
          <table:table-cell office:value-type="float" office:value="26.2212781591114" calcext:value-type="float">
            <text:p>26.22</text:p>
          </table:table-cell>
          <table:table-cell office:value-type="float" office:value="21.3158228693561" calcext:value-type="float">
            <text:p>21.32</text:p>
          </table:table-cell>
          <table:table-cell office:value-type="float" office:value="24.0624182956805" calcext:value-type="float">
            <text:p>24.06</text:p>
          </table:table-cell>
          <table:table-cell office:value-type="float" office:value="3292.67" calcext:value-type="float">
            <text:p>3292.67</text:p>
          </table:table-cell>
          <table:table-cell office:value-type="float" office:value="3259.67" calcext:value-type="float">
            <text:p>3259.67</text:p>
          </table:table-cell>
          <table:table-cell office:value-type="float" office:value="3293.62" calcext:value-type="float">
            <text:p>3293.62</text:p>
          </table:table-cell>
          <table:table-cell table:formula="of:=LN([.E562])" office:value-type="float" office:value="8.09945406478263" calcext:value-type="float">
            <text:p>8.09945406478263</text:p>
          </table:table-cell>
          <table:table-cell table:formula="of:=LN([.F562])" office:value-type="float" office:value="8.08938124224309" calcext:value-type="float">
            <text:p>8.08938124224309</text:p>
          </table:table-cell>
          <table:table-cell table:formula="of:=LN([.G562])" office:value-type="float" office:value="8.09974254282006" calcext:value-type="float">
            <text:p>8.09974254282006</text:p>
          </table:table-cell>
        </table:table-row>
        <table:table-row table:style-name="ro2">
          <table:table-cell office:value-type="date" office:date-value="1996-10-01" calcext:value-type="date">
            <text:p>oct-96</text:p>
          </table:table-cell>
          <table:table-cell office:value-type="float" office:value="24.346913612891" calcext:value-type="float">
            <text:p>24.35</text:p>
          </table:table-cell>
          <table:table-cell office:value-type="float" office:value="23.9553710406655" calcext:value-type="float">
            <text:p>23.96</text:p>
          </table:table-cell>
          <table:table-cell office:value-type="float" office:value="25.1728235103698" calcext:value-type="float">
            <text:p>25.17</text:p>
          </table:table-cell>
          <table:table-cell office:value-type="float" office:value="3314.22" calcext:value-type="float">
            <text:p>3314.22</text:p>
          </table:table-cell>
          <table:table-cell office:value-type="float" office:value="3281.025" calcext:value-type="float">
            <text:p>3281.025</text:p>
          </table:table-cell>
          <table:table-cell office:value-type="float" office:value="3321.68" calcext:value-type="float">
            <text:p>3321.68</text:p>
          </table:table-cell>
          <table:table-cell table:formula="of:=LN([.E563])" office:value-type="float" office:value="8.10597758081631" calcext:value-type="float">
            <text:p>8.10597758081631</text:p>
          </table:table-cell>
          <table:table-cell table:formula="of:=LN([.F563])" office:value-type="float" office:value="8.09591115256023" calcext:value-type="float">
            <text:p>8.09591115256023</text:p>
          </table:table-cell>
          <table:table-cell table:formula="of:=LN([.G563])" office:value-type="float" office:value="8.1082259580199" calcext:value-type="float">
            <text:p>8.1082259580199</text:p>
          </table:table-cell>
        </table:table-row>
        <table:table-row table:style-name="ro2">
          <table:table-cell office:value-type="date" office:date-value="1996-11-01" calcext:value-type="date">
            <text:p>nov-96</text:p>
          </table:table-cell>
          <table:table-cell office:value-type="float" office:value="21.4698522190381" calcext:value-type="float">
            <text:p>21.47</text:p>
          </table:table-cell>
          <table:table-cell office:value-type="float" office:value="22.8975908311863" calcext:value-type="float">
            <text:p>22.90</text:p>
          </table:table-cell>
          <table:table-cell office:value-type="float" office:value="25.0207056170864" calcext:value-type="float">
            <text:p>25.02</text:p>
          </table:table-cell>
          <table:table-cell office:value-type="float" office:value="3362" calcext:value-type="float">
            <text:p>3362</text:p>
          </table:table-cell>
          <table:table-cell office:value-type="float" office:value="3328.2619047619" calcext:value-type="float">
            <text:p>3328.2619047619</text:p>
          </table:table-cell>
          <table:table-cell office:value-type="float" office:value="3401.19047619048" calcext:value-type="float">
            <text:p>3401.19047619048</text:p>
          </table:table-cell>
          <table:table-cell table:formula="of:=LN([.E564])" office:value-type="float" office:value="8.12029131396856" calcext:value-type="float">
            <text:p>8.12029131396856</text:p>
          </table:table-cell>
          <table:table-cell table:formula="of:=LN([.F564])" office:value-type="float" office:value="8.11020549618895" calcext:value-type="float">
            <text:p>8.11020549618895</text:p>
          </table:table-cell>
          <table:table-cell table:formula="of:=LN([.G564])" office:value-type="float" office:value="8.13188078937555" calcext:value-type="float">
            <text:p>8.13188078937555</text:p>
          </table:table-cell>
        </table:table-row>
        <table:table-row table:style-name="ro2">
          <table:table-cell office:value-type="date" office:date-value="1996-12-01" calcext:value-type="date">
            <text:p>dic-96</text:p>
          </table:table-cell>
          <table:table-cell office:value-type="float" office:value="32.0952607699737" calcext:value-type="float">
            <text:p>32.10</text:p>
          </table:table-cell>
          <table:table-cell office:value-type="float" office:value="30.5705405484044" calcext:value-type="float">
            <text:p>30.57</text:p>
          </table:table-cell>
          <table:table-cell office:value-type="float" office:value="25.3919945871586" calcext:value-type="float">
            <text:p>25.39</text:p>
          </table:table-cell>
          <table:table-cell office:value-type="float" office:value="3567.90909090909" calcext:value-type="float">
            <text:p>3567.90909090909</text:p>
          </table:table-cell>
          <table:table-cell office:value-type="float" office:value="3532.20454545455" calcext:value-type="float">
            <text:p>3532.20454545455</text:p>
          </table:table-cell>
          <table:table-cell office:value-type="float" office:value="3596.2" calcext:value-type="float">
            <text:p>3596.2</text:p>
          </table:table-cell>
          <table:table-cell table:formula="of:=LN([.E565])" office:value-type="float" office:value="8.17973501437001" calcext:value-type="float">
            <text:p>8.17973501437001</text:p>
          </table:table-cell>
          <table:table-cell table:formula="of:=LN([.F565])" office:value-type="float" office:value="8.16967747212361" calcext:value-type="float">
            <text:p>8.16967747212361</text:p>
          </table:table-cell>
          <table:table-cell table:formula="of:=LN([.G565])" office:value-type="float" office:value="8.18763301139754" calcext:value-type="float">
            <text:p>8.18763301139754</text:p>
          </table:table-cell>
        </table:table-row>
        <table:table-row table:style-name="ro2">
          <table:table-cell office:value-type="date" office:date-value="1997-01-01" calcext:value-type="date">
            <text:p>ene-97</text:p>
          </table:table-cell>
          <table:table-cell office:value-type="float" office:value="31.2146502650161" calcext:value-type="float">
            <text:p>31.21</text:p>
          </table:table-cell>
          <table:table-cell office:value-type="float" office:value="34.4751193584975" calcext:value-type="float">
            <text:p>34.48</text:p>
          </table:table-cell>
          <table:table-cell office:value-type="float" office:value="26.2147017467443" calcext:value-type="float">
            <text:p>26.21</text:p>
          </table:table-cell>
          <table:table-cell office:value-type="float" office:value="3658.3" calcext:value-type="float">
            <text:p>3658.3</text:p>
          </table:table-cell>
          <table:table-cell office:value-type="float" office:value="3621.695" calcext:value-type="float">
            <text:p>3621.695</text:p>
          </table:table-cell>
          <table:table-cell office:value-type="float" office:value="3674.865" calcext:value-type="float">
            <text:p>3674.865</text:p>
          </table:table-cell>
          <table:table-cell table:formula="of:=LN([.E566])" office:value-type="float" office:value="8.20475383761644" calcext:value-type="float">
            <text:p>8.20475383761644</text:p>
          </table:table-cell>
          <table:table-cell table:formula="of:=LN([.F566])" office:value-type="float" office:value="8.1946974272776" calcext:value-type="float">
            <text:p>8.1946974272776</text:p>
          </table:table-cell>
          <table:table-cell table:formula="of:=LN([.G566])" office:value-type="float" office:value="8.20927167627832" calcext:value-type="float">
            <text:p>8.20927167627832</text:p>
          </table:table-cell>
        </table:table-row>
        <table:table-row table:style-name="ro2">
          <table:table-cell office:value-type="date" office:date-value="1997-02-01" calcext:value-type="date">
            <text:p>feb-97</text:p>
          </table:table-cell>
          <table:table-cell office:value-type="float" office:value="26.9730928317207" calcext:value-type="float">
            <text:p>26.97</text:p>
          </table:table-cell>
          <table:table-cell office:value-type="float" office:value="35.4045430204799" calcext:value-type="float">
            <text:p>35.40</text:p>
          </table:table-cell>
          <table:table-cell office:value-type="float" office:value="25.6204306802302" calcext:value-type="float">
            <text:p>25.62</text:p>
          </table:table-cell>
          <table:table-cell office:value-type="float" office:value="3722.25" calcext:value-type="float">
            <text:p>3722.25</text:p>
          </table:table-cell>
          <table:table-cell office:value-type="float" office:value="3685" calcext:value-type="float">
            <text:p>3685</text:p>
          </table:table-cell>
          <table:table-cell office:value-type="float" office:value="3737.94" calcext:value-type="float">
            <text:p>3737.94</text:p>
          </table:table-cell>
          <table:table-cell table:formula="of:=LN([.E567])" office:value-type="float" office:value="8.22208360313566" calcext:value-type="float">
            <text:p>8.22208360313566</text:p>
          </table:table-cell>
          <table:table-cell table:formula="of:=LN([.F567])" office:value-type="float" office:value="8.21202580462344" calcext:value-type="float">
            <text:p>8.21202580462344</text:p>
          </table:table-cell>
          <table:table-cell table:formula="of:=LN([.G567])" office:value-type="float" office:value="8.22628993652232" calcext:value-type="float">
            <text:p>8.22628993652232</text:p>
          </table:table-cell>
        </table:table-row>
        <table:table-row table:style-name="ro2">
          <table:table-cell office:value-type="date" office:date-value="1997-03-01" calcext:value-type="date">
            <text:p>mar-97</text:p>
          </table:table-cell>
          <table:table-cell office:value-type="float" office:value="43.3812973876963" calcext:value-type="float">
            <text:p>43.38</text:p>
          </table:table-cell>
          <table:table-cell office:value-type="float" office:value="36.1515587067153" calcext:value-type="float">
            <text:p>36.15</text:p>
          </table:table-cell>
          <table:table-cell office:value-type="float" office:value="30.5810594330975" calcext:value-type="float">
            <text:p>30.58</text:p>
          </table:table-cell>
          <table:table-cell office:value-type="float" office:value="3775.67" calcext:value-type="float">
            <text:p>3775.67</text:p>
          </table:table-cell>
          <table:table-cell office:value-type="float" office:value="3737.905" calcext:value-type="float">
            <text:p>3737.905</text:p>
          </table:table-cell>
          <table:table-cell office:value-type="float" office:value="3784" calcext:value-type="float">
            <text:p>3784</text:p>
          </table:table-cell>
          <table:table-cell table:formula="of:=LN([.E568])" office:value-type="float" office:value="8.23633312937851" calcext:value-type="float">
            <text:p>8.23633312937851</text:p>
          </table:table-cell>
          <table:table-cell table:formula="of:=LN([.F568])" office:value-type="float" office:value="8.2262805730323" calcext:value-type="float">
            <text:p>8.2262805730323</text:p>
          </table:table-cell>
          <table:table-cell table:formula="of:=LN([.G568])" office:value-type="float" office:value="8.23853693017177" calcext:value-type="float">
            <text:p>8.23853693017177</text:p>
          </table:table-cell>
        </table:table-row>
        <table:table-row table:style-name="ro2">
          <table:table-cell office:value-type="date" office:date-value="1997-04-01" calcext:value-type="date">
            <text:p>abr-97</text:p>
          </table:table-cell>
          <table:table-cell office:value-type="float" office:value="28.3562270193388" calcext:value-type="float">
            <text:p>28.36</text:p>
          </table:table-cell>
          <table:table-cell office:value-type="float" office:value="36.4264426812432" calcext:value-type="float">
            <text:p>36.43</text:p>
          </table:table-cell>
          <table:table-cell office:value-type="float" office:value="31.7555244554266" calcext:value-type="float">
            <text:p>31.76</text:p>
          </table:table-cell>
          <table:table-cell office:value-type="float" office:value="3817.68" calcext:value-type="float">
            <text:p>3817.68</text:p>
          </table:table-cell>
          <table:table-cell office:value-type="float" office:value="3779.5" calcext:value-type="float">
            <text:p>3779.5</text:p>
          </table:table-cell>
          <table:table-cell office:value-type="float" office:value="3832.185" calcext:value-type="float">
            <text:p>3832.185</text:p>
          </table:table-cell>
          <table:table-cell table:formula="of:=LN([.E569])" office:value-type="float" office:value="8.24739818725822" calcext:value-type="float">
            <text:p>8.24739818725822</text:p>
          </table:table-cell>
          <table:table-cell table:formula="of:=LN([.F569])" office:value-type="float" office:value="8.23734700473223" calcext:value-type="float">
            <text:p>8.23734700473223</text:p>
          </table:table-cell>
          <table:table-cell table:formula="of:=LN([.G569])" office:value-type="float" office:value="8.25119041558722" calcext:value-type="float">
            <text:p>8.25119041558722</text:p>
          </table:table-cell>
        </table:table-row>
        <table:table-row table:style-name="ro2">
          <table:table-cell office:value-type="date" office:date-value="1997-05-01" calcext:value-type="date">
            <text:p>may-97</text:p>
          </table:table-cell>
          <table:table-cell office:value-type="float" office:value="26.6766558943475" calcext:value-type="float">
            <text:p>26.68</text:p>
          </table:table-cell>
          <table:table-cell office:value-type="float" office:value="38.7759289612828" calcext:value-type="float">
            <text:p>38.78</text:p>
          </table:table-cell>
          <table:table-cell office:value-type="float" office:value="29.9184099848901" calcext:value-type="float">
            <text:p>29.92</text:p>
          </table:table-cell>
          <table:table-cell office:value-type="float" office:value="3883.27" calcext:value-type="float">
            <text:p>3883.27</text:p>
          </table:table-cell>
          <table:table-cell office:value-type="float" office:value="3844.43" calcext:value-type="float">
            <text:p>3844.43</text:p>
          </table:table-cell>
          <table:table-cell office:value-type="float" office:value="3896.6" calcext:value-type="float">
            <text:p>3896.6</text:p>
          </table:table-cell>
          <table:table-cell table:formula="of:=LN([.E570])" office:value-type="float" office:value="8.26443286117987" calcext:value-type="float">
            <text:p>8.26443286117987</text:p>
          </table:table-cell>
          <table:table-cell table:formula="of:=LN([.F570])" office:value-type="float" office:value="8.2543806264771" calcext:value-type="float">
            <text:p>8.2543806264771</text:p>
          </table:table-cell>
          <table:table-cell table:formula="of:=LN([.G570])" office:value-type="float" office:value="8.26785965701179" calcext:value-type="float">
            <text:p>8.26785965701179</text:p>
          </table:table-cell>
        </table:table-row>
        <table:table-row table:style-name="ro2">
          <table:table-cell office:value-type="date" office:date-value="1997-06-01" calcext:value-type="date">
            <text:p>jun-97</text:p>
          </table:table-cell>
          <table:table-cell office:value-type="float" office:value="43.3311637415768" calcext:value-type="float">
            <text:p>43.33</text:p>
          </table:table-cell>
          <table:table-cell office:value-type="float" office:value="34.5454452171053" calcext:value-type="float">
            <text:p>34.55</text:p>
          </table:table-cell>
          <table:table-cell office:value-type="float" office:value="28.9100788542132" calcext:value-type="float">
            <text:p>28.91</text:p>
          </table:table-cell>
          <table:table-cell office:value-type="float" office:value="3938.09523809524" calcext:value-type="float">
            <text:p>3938.09523809524</text:p>
          </table:table-cell>
          <table:table-cell office:value-type="float" office:value="3898.83333333333" calcext:value-type="float">
            <text:p>3898.83333333333</text:p>
          </table:table-cell>
          <table:table-cell office:value-type="float" office:value="3952.76" calcext:value-type="float">
            <text:p>3952.76</text:p>
          </table:table-cell>
          <table:table-cell table:formula="of:=LN([.E571])" office:value-type="float" office:value="8.27845244328836" calcext:value-type="float">
            <text:p>8.27845244328836</text:p>
          </table:table-cell>
          <table:table-cell table:formula="of:=LN([.F571])" office:value-type="float" office:value="8.26843264206571" calcext:value-type="float">
            <text:p>8.26843264206571</text:p>
          </table:table-cell>
          <table:table-cell table:formula="of:=LN([.G571])" office:value-type="float" office:value="8.28216934807131" calcext:value-type="float">
            <text:p>8.28216934807131</text:p>
          </table:table-cell>
        </table:table-row>
        <table:table-row table:style-name="ro2">
          <table:table-cell office:value-type="date" office:date-value="1997-07-01" calcext:value-type="date">
            <text:p>jul-97</text:p>
          </table:table-cell>
          <table:table-cell office:value-type="float" office:value="44.3975425021473" calcext:value-type="float">
            <text:p>44.40</text:p>
          </table:table-cell>
          <table:table-cell office:value-type="float" office:value="38.3770665044805" calcext:value-type="float">
            <text:p>38.38</text:p>
          </table:table-cell>
          <table:table-cell office:value-type="float" office:value="31.2408471663819" calcext:value-type="float">
            <text:p>31.24</text:p>
          </table:table-cell>
          <table:table-cell office:value-type="float" office:value="4001.04347826087" calcext:value-type="float">
            <text:p>4001.04347826087</text:p>
          </table:table-cell>
          <table:table-cell office:value-type="float" office:value="3961.04347826087" calcext:value-type="float">
            <text:p>3961.04347826087</text:p>
          </table:table-cell>
          <table:table-cell office:value-type="float" office:value="4016.65" calcext:value-type="float">
            <text:p>4016.65</text:p>
          </table:table-cell>
          <table:table-cell table:formula="of:=LN([.E572])" office:value-type="float" office:value="8.2943104756467" calcext:value-type="float">
            <text:p>8.2943104756467</text:p>
          </table:table-cell>
          <table:table-cell table:formula="of:=LN([.F572])" office:value-type="float" office:value="8.28426277414861" calcext:value-type="float">
            <text:p>8.28426277414861</text:p>
          </table:table-cell>
          <table:table-cell table:formula="of:=LN([.G572])" office:value-type="float" office:value="8.29820350086449" calcext:value-type="float">
            <text:p>8.29820350086449</text:p>
          </table:table-cell>
        </table:table-row>
        <table:table-row table:style-name="ro2">
          <table:table-cell office:value-type="date" office:date-value="1997-08-01" calcext:value-type="date">
            <text:p>ago-97</text:p>
          </table:table-cell>
          <table:table-cell office:value-type="float" office:value="45.3364779546048" calcext:value-type="float">
            <text:p>45.34</text:p>
          </table:table-cell>
          <table:table-cell office:value-type="float" office:value="40.2811213464393" calcext:value-type="float">
            <text:p>40.28</text:p>
          </table:table-cell>
          <table:table-cell office:value-type="float" office:value="31.1094452774072" calcext:value-type="float">
            <text:p>31.11</text:p>
          </table:table-cell>
          <table:table-cell office:value-type="float" office:value="4073.14285714286" calcext:value-type="float">
            <text:p>4073.14285714286</text:p>
          </table:table-cell>
          <table:table-cell office:value-type="float" office:value="4032.40476190476" calcext:value-type="float">
            <text:p>4032.40476190476</text:p>
          </table:table-cell>
          <table:table-cell office:value-type="float" office:value="4087.64" calcext:value-type="float">
            <text:p>4087.64</text:p>
          </table:table-cell>
          <table:table-cell table:formula="of:=LN([.E573])" office:value-type="float" office:value="8.31217018121522" calcext:value-type="float">
            <text:p>8.31217018121522</text:p>
          </table:table-cell>
          <table:table-cell table:formula="of:=LN([.F573])" office:value-type="float" office:value="8.3021181920899" calcext:value-type="float">
            <text:p>8.3021181920899</text:p>
          </table:table-cell>
          <table:table-cell table:formula="of:=LN([.G573])" office:value-type="float" office:value="8.31572306538349" calcext:value-type="float">
            <text:p>8.31572306538349</text:p>
          </table:table-cell>
        </table:table-row>
        <table:table-row table:style-name="ro2">
          <table:table-cell office:value-type="date" office:date-value="1997-09-01" calcext:value-type="date">
            <text:p>sep-97</text:p>
          </table:table-cell>
          <table:table-cell office:value-type="float" office:value="47.141598576303" calcext:value-type="float">
            <text:p>47.14</text:p>
          </table:table-cell>
          <table:table-cell office:value-type="float" office:value="39.5755641632172" calcext:value-type="float">
            <text:p>39.58</text:p>
          </table:table-cell>
          <table:table-cell office:value-type="float" office:value="31.5207780725141" calcext:value-type="float">
            <text:p>31.52</text:p>
          </table:table-cell>
          <table:table-cell office:value-type="float" office:value="4122.45" calcext:value-type="float">
            <text:p>4122.45</text:p>
          </table:table-cell>
          <table:table-cell office:value-type="float" office:value="4081.18" calcext:value-type="float">
            <text:p>4081.18</text:p>
          </table:table-cell>
          <table:table-cell office:value-type="float" office:value="4128.385" calcext:value-type="float">
            <text:p>4128.385</text:p>
          </table:table-cell>
          <table:table-cell table:formula="of:=LN([.E574])" office:value-type="float" office:value="8.32420292579744" calcext:value-type="float">
            <text:p>8.32420292579744</text:p>
          </table:table-cell>
          <table:table-cell table:formula="of:=LN([.F574])" office:value-type="float" office:value="8.31414144126969" calcext:value-type="float">
            <text:p>8.31414144126969</text:p>
          </table:table-cell>
          <table:table-cell table:formula="of:=LN([.G574])" office:value-type="float" office:value="8.32564156831632" calcext:value-type="float">
            <text:p>8.32564156831632</text:p>
          </table:table-cell>
        </table:table-row>
        <table:table-row table:style-name="ro2">
          <table:table-cell office:value-type="date" office:date-value="1997-10-01" calcext:value-type="date">
            <text:p>oct-97</text:p>
          </table:table-cell>
          <table:table-cell office:value-type="float" office:value="42.9729330621455" calcext:value-type="float">
            <text:p>42.97</text:p>
          </table:table-cell>
          <table:table-cell office:value-type="float" office:value="39.0265906970641" calcext:value-type="float">
            <text:p>39.03</text:p>
          </table:table-cell>
          <table:table-cell office:value-type="float" office:value="30.7080924855923" calcext:value-type="float">
            <text:p>30.71</text:p>
          </table:table-cell>
          <table:table-cell office:value-type="float" office:value="4168.73913043478" calcext:value-type="float">
            <text:p>4168.73913043478</text:p>
          </table:table-cell>
          <table:table-cell office:value-type="float" office:value="4127.02173913044" calcext:value-type="float">
            <text:p>4127.02173913044</text:p>
          </table:table-cell>
          <table:table-cell office:value-type="float" office:value="4194.59" calcext:value-type="float">
            <text:p>4194.59</text:p>
          </table:table-cell>
          <table:table-cell table:formula="of:=LN([.E575])" office:value-type="float" office:value="8.33536890226858" calcext:value-type="float">
            <text:p>8.33536890226858</text:p>
          </table:table-cell>
          <table:table-cell table:formula="of:=LN([.F575])" office:value-type="float" office:value="8.32531129727698" calcext:value-type="float">
            <text:p>8.32531129727698</text:p>
          </table:table-cell>
          <table:table-cell table:formula="of:=LN([.G575])" office:value-type="float" office:value="8.34155087872561" calcext:value-type="float">
            <text:p>8.34155087872561</text:p>
          </table:table-cell>
        </table:table-row>
        <table:table-row table:style-name="ro2">
          <table:table-cell office:value-type="date" office:date-value="1997-11-01" calcext:value-type="date">
            <text:p>nov-97</text:p>
          </table:table-cell>
          <table:table-cell office:value-type="float" office:value="43.3689639152518" calcext:value-type="float">
            <text:p>43.37</text:p>
          </table:table-cell>
          <table:table-cell office:value-type="float" office:value="40.6416658055771" calcext:value-type="float">
            <text:p>40.64</text:p>
          </table:table-cell>
          <table:table-cell office:value-type="float" office:value="30.6280875087996" calcext:value-type="float">
            <text:p>30.63</text:p>
          </table:table-cell>
          <table:table-cell office:value-type="float" office:value="4262.75" calcext:value-type="float">
            <text:p>4262.75</text:p>
          </table:table-cell>
          <table:table-cell office:value-type="float" office:value="4220.125" calcext:value-type="float">
            <text:p>4220.125</text:p>
          </table:table-cell>
          <table:table-cell office:value-type="float" office:value="4280.315" calcext:value-type="float">
            <text:p>4280.315</text:p>
          </table:table-cell>
          <table:table-cell table:formula="of:=LN([.E576])" office:value-type="float" office:value="8.35766977089826" calcext:value-type="float">
            <text:p>8.35766977089826</text:p>
          </table:table-cell>
          <table:table-cell table:formula="of:=LN([.F576])" office:value-type="float" office:value="8.34762002744445" calcext:value-type="float">
            <text:p>8.34762002744445</text:p>
          </table:table-cell>
          <table:table-cell table:formula="of:=LN([.G576])" office:value-type="float" office:value="8.36178188399848" calcext:value-type="float">
            <text:p>8.36178188399848</text:p>
          </table:table-cell>
        </table:table-row>
        <table:table-row table:style-name="ro2">
          <table:table-cell office:value-type="date" office:date-value="1997-12-01" calcext:value-type="date">
            <text:p>dic-97</text:p>
          </table:table-cell>
          <table:table-cell office:value-type="float" office:value="39.015490946354" calcext:value-type="float">
            <text:p>39.02</text:p>
          </table:table-cell>
          <table:table-cell office:value-type="float" office:value="33.5054794908126" calcext:value-type="float">
            <text:p>33.51</text:p>
          </table:table-cell>
          <table:table-cell office:value-type="float" office:value="30.9937456566233" calcext:value-type="float">
            <text:p>30.99</text:p>
          </table:table-cell>
          <table:table-cell office:value-type="float" office:value="4373.4347826087" calcext:value-type="float">
            <text:p>4373.4347826087</text:p>
          </table:table-cell>
          <table:table-cell office:value-type="float" office:value="4329.69565217391" calcext:value-type="float">
            <text:p>4329.69565217391</text:p>
          </table:table-cell>
          <table:table-cell office:value-type="float" office:value="4393.045" calcext:value-type="float">
            <text:p>4393.045</text:p>
          </table:table-cell>
          <table:table-cell table:formula="of:=LN([.E577])" office:value-type="float" office:value="8.38330397080376" calcext:value-type="float">
            <text:p>8.38330397080376</text:p>
          </table:table-cell>
          <table:table-cell table:formula="of:=LN([.F577])" office:value-type="float" office:value="8.37325253034466" calcext:value-type="float">
            <text:p>8.37325253034466</text:p>
          </table:table-cell>
          <table:table-cell table:formula="of:=LN([.G577])" office:value-type="float" office:value="8.38777788749263" calcext:value-type="float">
            <text:p>8.38777788749263</text:p>
          </table:table-cell>
        </table:table-row>
        <table:table-row table:style-name="ro2">
          <table:table-cell office:value-type="date" office:date-value="1998-01-01" calcext:value-type="date">
            <text:p>ene-98</text:p>
          </table:table-cell>
          <table:table-cell office:value-type="float" office:value="39.2596156318057" calcext:value-type="float">
            <text:p>39.26</text:p>
          </table:table-cell>
          <table:table-cell office:value-type="float" office:value="33.0861654213873" calcext:value-type="float">
            <text:p>33.09</text:p>
          </table:table-cell>
          <table:table-cell office:value-type="float" office:value="29.9116247450703" calcext:value-type="float">
            <text:p>29.91</text:p>
          </table:table-cell>
          <table:table-cell office:value-type="float" office:value="4475.27272727273" calcext:value-type="float">
            <text:p>4475.27272727273</text:p>
          </table:table-cell>
          <table:table-cell office:value-type="float" office:value="4430.43181818182" calcext:value-type="float">
            <text:p>4430.43181818182</text:p>
          </table:table-cell>
          <table:table-cell office:value-type="float" office:value="4497.975" calcext:value-type="float">
            <text:p>4497.975</text:p>
          </table:table-cell>
          <table:table-cell table:formula="of:=LN([.E578])" office:value-type="float" office:value="8.40632257349386" calcext:value-type="float">
            <text:p>8.40632257349386</text:p>
          </table:table-cell>
          <table:table-cell table:formula="of:=LN([.F578])" office:value-type="float" office:value="8.39625233417626" calcext:value-type="float">
            <text:p>8.39625233417626</text:p>
          </table:table-cell>
          <table:table-cell table:formula="of:=LN([.G578])" office:value-type="float" office:value="8.41138257447803" calcext:value-type="float">
            <text:p>8.41138257447803</text:p>
          </table:table-cell>
        </table:table-row>
        <table:table-row table:style-name="ro2">
          <table:table-cell office:value-type="date" office:date-value="1998-02-01" calcext:value-type="date">
            <text:p>feb-98</text:p>
          </table:table-cell>
          <table:table-cell office:value-type="float" office:value="31.5753863475616" calcext:value-type="float">
            <text:p>31.58</text:p>
          </table:table-cell>
          <table:table-cell office:value-type="float" office:value="29.7453689010568" calcext:value-type="float">
            <text:p>29.75</text:p>
          </table:table-cell>
          <table:table-cell office:value-type="float" office:value="30.6711409395824" calcext:value-type="float">
            <text:p>30.67</text:p>
          </table:table-cell>
          <table:table-cell office:value-type="float" office:value="4533.75" calcext:value-type="float">
            <text:p>4533.75</text:p>
          </table:table-cell>
          <table:table-cell office:value-type="float" office:value="4488.25" calcext:value-type="float">
            <text:p>4488.25</text:p>
          </table:table-cell>
          <table:table-cell office:value-type="float" office:value="4537.17" calcext:value-type="float">
            <text:p>4537.17</text:p>
          </table:table-cell>
          <table:table-cell table:formula="of:=LN([.E579])" office:value-type="float" office:value="8.41930469059711" calcext:value-type="float">
            <text:p>8.41930469059711</text:p>
          </table:table-cell>
          <table:table-cell table:formula="of:=LN([.F579])" office:value-type="float" office:value="8.40921814975094" calcext:value-type="float">
            <text:p>8.40921814975094</text:p>
          </table:table-cell>
          <table:table-cell table:formula="of:=LN([.G579])" office:value-type="float" office:value="8.42005874865562" calcext:value-type="float">
            <text:p>8.42005874865562</text:p>
          </table:table-cell>
        </table:table-row>
        <table:table-row table:style-name="ro2">
          <table:table-cell office:value-type="date" office:date-value="1998-03-01" calcext:value-type="date">
            <text:p>mar-98</text:p>
          </table:table-cell>
          <table:table-cell office:value-type="float" office:value="32.6496559753677" calcext:value-type="float">
            <text:p>32.65</text:p>
          </table:table-cell>
          <table:table-cell office:value-type="float" office:value="31.3496867006063" calcext:value-type="float">
            <text:p>31.35</text:p>
          </table:table-cell>
          <table:table-cell office:value-type="float" office:value="27.6796973518559" calcext:value-type="float">
            <text:p>27.68</text:p>
          </table:table-cell>
          <table:table-cell office:value-type="float" office:value="4599.68181818182" calcext:value-type="float">
            <text:p>4599.68181818182</text:p>
          </table:table-cell>
          <table:table-cell office:value-type="float" office:value="4553.65909090909" calcext:value-type="float">
            <text:p>4553.65909090909</text:p>
          </table:table-cell>
          <table:table-cell office:value-type="float" office:value="4660.31818181818" calcext:value-type="float">
            <text:p>4660.31818181818</text:p>
          </table:table-cell>
          <table:table-cell table:formula="of:=LN([.E580])" office:value-type="float" office:value="8.43374241012436" calcext:value-type="float">
            <text:p>8.43374241012436</text:p>
          </table:table-cell>
          <table:table-cell table:formula="of:=LN([.F580])" office:value-type="float" office:value="8.42368638455701" calcext:value-type="float">
            <text:p>8.42368638455701</text:p>
          </table:table-cell>
          <table:table-cell table:formula="of:=LN([.G580])" office:value-type="float" office:value="8.44683900414889" calcext:value-type="float">
            <text:p>8.44683900414889</text:p>
          </table:table-cell>
        </table:table-row>
        <table:table-row table:style-name="ro2">
          <table:table-cell office:value-type="date" office:date-value="1998-04-01" calcext:value-type="date">
            <text:p>abr-98</text:p>
          </table:table-cell>
          <table:table-cell office:value-type="float" office:value="34.0376820521846" calcext:value-type="float">
            <text:p>34.04</text:p>
          </table:table-cell>
          <table:table-cell office:value-type="float" office:value="34.0401356155099" calcext:value-type="float">
            <text:p>34.04</text:p>
          </table:table-cell>
          <table:table-cell office:value-type="float" office:value="29.0067032297498" calcext:value-type="float">
            <text:p>29.01</text:p>
          </table:table-cell>
          <table:table-cell office:value-type="float" office:value="4906.66666666667" calcext:value-type="float">
            <text:p>4906.66666666667</text:p>
          </table:table-cell>
          <table:table-cell office:value-type="float" office:value="4857.69047619048" calcext:value-type="float">
            <text:p>4857.69047619048</text:p>
          </table:table-cell>
          <table:table-cell office:value-type="float" office:value="4960.35714285714" calcext:value-type="float">
            <text:p>4960.35714285714</text:p>
          </table:table-cell>
          <table:table-cell table:formula="of:=LN([.E581])" office:value-type="float" office:value="8.49835010361476" calcext:value-type="float">
            <text:p>8.49835010361476</text:p>
          </table:table-cell>
          <table:table-cell table:formula="of:=LN([.F581])" office:value-type="float" office:value="8.48831839328577" calcext:value-type="float">
            <text:p>8.48831839328577</text:p>
          </table:table-cell>
          <table:table-cell table:formula="of:=LN([.G581])" office:value-type="float" office:value="8.50923302173506" calcext:value-type="float">
            <text:p>8.50923302173506</text:p>
          </table:table-cell>
        </table:table-row>
        <table:table-row table:style-name="ro2">
          <table:table-cell office:value-type="date" office:date-value="1998-05-01" calcext:value-type="date">
            <text:p>may-98</text:p>
          </table:table-cell>
          <table:table-cell office:value-type="float" office:value="33.2137286749335" calcext:value-type="float">
            <text:p>33.21</text:p>
          </table:table-cell>
          <table:table-cell office:value-type="float" office:value="25.0094659701117" calcext:value-type="float">
            <text:p>25.01</text:p>
          </table:table-cell>
          <table:table-cell office:value-type="float" office:value="30.630630630636" calcext:value-type="float">
            <text:p>30.63</text:p>
          </table:table-cell>
          <table:table-cell office:value-type="float" office:value="5110.5" calcext:value-type="float">
            <text:p>5110.5</text:p>
          </table:table-cell>
          <table:table-cell office:value-type="float" office:value="5059.5" calcext:value-type="float">
            <text:p>5059.5</text:p>
          </table:table-cell>
          <table:table-cell office:value-type="float" office:value="5150.65" calcext:value-type="float">
            <text:p>5150.65</text:p>
          </table:table-cell>
          <table:table-cell table:formula="of:=LN([.E582])" office:value-type="float" office:value="8.53905252576913" calcext:value-type="float">
            <text:p>8.53905252576913</text:p>
          </table:table-cell>
          <table:table-cell table:formula="of:=LN([.F582])" office:value-type="float" office:value="8.52902294316982" calcext:value-type="float">
            <text:p>8.52902294316982</text:p>
          </table:table-cell>
          <table:table-cell table:formula="of:=LN([.G582])" office:value-type="float" office:value="8.54687819928575" calcext:value-type="float">
            <text:p>8.54687819928575</text:p>
          </table:table-cell>
        </table:table-row>
        <table:table-row table:style-name="ro2">
          <table:table-cell office:value-type="date" office:date-value="1998-06-01" calcext:value-type="date">
            <text:p>jun-98</text:p>
          </table:table-cell>
          <table:table-cell office:value-type="float" office:value="23.8509630040017" calcext:value-type="float">
            <text:p>23.85</text:p>
          </table:table-cell>
          <table:table-cell office:value-type="float" office:value="27.2156840978674" calcext:value-type="float">
            <text:p>27.22</text:p>
          </table:table-cell>
          <table:table-cell office:value-type="float" office:value="33.608004708648" calcext:value-type="float">
            <text:p>33.61</text:p>
          </table:table-cell>
          <table:table-cell office:value-type="float" office:value="5224.81818181818" calcext:value-type="float">
            <text:p>5224.81818181818</text:p>
          </table:table-cell>
          <table:table-cell office:value-type="float" office:value="5172.5" calcext:value-type="float">
            <text:p>5172.5</text:p>
          </table:table-cell>
          <table:table-cell office:value-type="float" office:value="5234.47727272727" calcext:value-type="float">
            <text:p>5234.47727272727</text:p>
          </table:table-cell>
          <table:table-cell table:formula="of:=LN([.E583])" office:value-type="float" office:value="8.56117527848941" calcext:value-type="float">
            <text:p>8.56117527848941</text:p>
          </table:table-cell>
          <table:table-cell table:formula="of:=LN([.F583])" office:value-type="float" office:value="8.5511114096197" calcext:value-type="float">
            <text:p>8.5511114096197</text:p>
          </table:table-cell>
          <table:table-cell table:formula="of:=LN([.G583])" office:value-type="float" office:value="8.56302226592694" calcext:value-type="float">
            <text:p>8.56302226592694</text:p>
          </table:table-cell>
        </table:table-row>
        <table:table-row table:style-name="ro2">
          <table:table-cell office:value-type="date" office:date-value="1998-07-01" calcext:value-type="date">
            <text:p>jul-98</text:p>
          </table:table-cell>
          <table:table-cell office:value-type="float" office:value="19.9453271956832" calcext:value-type="float">
            <text:p>19.95</text:p>
          </table:table-cell>
          <table:table-cell office:value-type="float" office:value="23.5776358919651" calcext:value-type="float">
            <text:p>23.58</text:p>
          </table:table-cell>
          <table:table-cell office:value-type="float" office:value="33.9130434782384" calcext:value-type="float">
            <text:p>33.91</text:p>
          </table:table-cell>
          <table:table-cell office:value-type="float" office:value="5288.4347826087" calcext:value-type="float">
            <text:p>5288.4347826087</text:p>
          </table:table-cell>
          <table:table-cell office:value-type="float" office:value="5235.4347826087" calcext:value-type="float">
            <text:p>5235.4347826087</text:p>
          </table:table-cell>
          <table:table-cell office:value-type="float" office:value="5298.54347826087" calcext:value-type="float">
            <text:p>5298.54347826087</text:p>
          </table:table-cell>
          <table:table-cell table:formula="of:=LN([.E584])" office:value-type="float" office:value="8.57327759876594" calcext:value-type="float">
            <text:p>8.57327759876594</text:p>
          </table:table-cell>
          <table:table-cell table:formula="of:=LN([.F584])" office:value-type="float" office:value="8.56320517288529" calcext:value-type="float">
            <text:p>8.56320517288529</text:p>
          </table:table-cell>
          <table:table-cell table:formula="of:=LN([.G584])" office:value-type="float" office:value="8.57518724634906" calcext:value-type="float">
            <text:p>8.57518724634906</text:p>
          </table:table-cell>
        </table:table-row>
        <table:table-row table:style-name="ro2">
          <table:table-cell office:value-type="date" office:date-value="1998-08-01" calcext:value-type="date">
            <text:p>ago-98</text:p>
          </table:table-cell>
          <table:table-cell office:value-type="float" office:value="12.7200458854065" calcext:value-type="float">
            <text:p>12.72</text:p>
          </table:table-cell>
          <table:table-cell office:value-type="float" office:value="20.21571697503" calcext:value-type="float">
            <text:p>20.22</text:p>
          </table:table-cell>
          <table:table-cell office:value-type="float" office:value="35.9062321326422" calcext:value-type="float">
            <text:p>35.91</text:p>
          </table:table-cell>
          <table:table-cell office:value-type="float" office:value="5391.55" calcext:value-type="float">
            <text:p>5391.55</text:p>
          </table:table-cell>
          <table:table-cell office:value-type="float" office:value="5337.625" calcext:value-type="float">
            <text:p>5337.625</text:p>
          </table:table-cell>
          <table:table-cell office:value-type="float" office:value="5429" calcext:value-type="float">
            <text:p>5429</text:p>
          </table:table-cell>
          <table:table-cell table:formula="of:=LN([.E585])" office:value-type="float" office:value="8.59258819213612" calcext:value-type="float">
            <text:p>8.59258819213612</text:p>
          </table:table-cell>
          <table:table-cell table:formula="of:=LN([.F585])" office:value-type="float" office:value="8.5825360764664" calcext:value-type="float">
            <text:p>8.5825360764664</text:p>
          </table:table-cell>
          <table:table-cell table:formula="of:=LN([.G585])" office:value-type="float" office:value="8.59951023390545" calcext:value-type="float">
            <text:p>8.59951023390545</text:p>
          </table:table-cell>
        </table:table-row>
        <table:table-row table:style-name="ro2">
          <table:table-cell office:value-type="date" office:date-value="1998-09-01" calcext:value-type="date">
            <text:p>sep-98</text:p>
          </table:table-cell>
          <table:table-cell office:value-type="float" office:value="13.2912069541959" calcext:value-type="float">
            <text:p>13.29</text:p>
          </table:table-cell>
          <table:table-cell office:value-type="float" office:value="17.8586621988488" calcext:value-type="float">
            <text:p>17.86</text:p>
          </table:table-cell>
          <table:table-cell office:value-type="float" office:value="34.2296918767436" calcext:value-type="float">
            <text:p>34.23</text:p>
          </table:table-cell>
          <table:table-cell office:value-type="float" office:value="5723.13636363636" calcext:value-type="float">
            <text:p>5723.13636363636</text:p>
          </table:table-cell>
          <table:table-cell office:value-type="float" office:value="5666" calcext:value-type="float">
            <text:p>5666</text:p>
          </table:table-cell>
          <table:table-cell office:value-type="float" office:value="5888.27272727273" calcext:value-type="float">
            <text:p>5888.27272727273</text:p>
          </table:table-cell>
          <table:table-cell table:formula="of:=LN([.E586])" office:value-type="float" office:value="8.65227224942497" calcext:value-type="float">
            <text:p>8.65227224942497</text:p>
          </table:table-cell>
          <table:table-cell table:formula="of:=LN([.F586])" office:value-type="float" office:value="8.64223868039046" calcext:value-type="float">
            <text:p>8.64223868039046</text:p>
          </table:table-cell>
          <table:table-cell table:formula="of:=LN([.G586])" office:value-type="float" office:value="8.68071797850597" calcext:value-type="float">
            <text:p>8.68071797850597</text:p>
          </table:table-cell>
        </table:table-row>
        <table:table-row table:style-name="ro2">
          <table:table-cell office:value-type="date" office:date-value="1998-10-01" calcext:value-type="date">
            <text:p>oct-98</text:p>
          </table:table-cell>
          <table:table-cell office:value-type="float" office:value="9.20770789477237" calcext:value-type="float">
            <text:p>9.21</text:p>
          </table:table-cell>
          <table:table-cell office:value-type="float" office:value="15.9465032243729" calcext:value-type="float">
            <text:p>15.95</text:p>
          </table:table-cell>
          <table:table-cell office:value-type="float" office:value="34.1625207296756" calcext:value-type="float">
            <text:p>34.16</text:p>
          </table:table-cell>
          <table:table-cell office:value-type="float" office:value="6518.61904761905" calcext:value-type="float">
            <text:p>6518.61904761905</text:p>
          </table:table-cell>
          <table:table-cell office:value-type="float" office:value="6453.40476190476" calcext:value-type="float">
            <text:p>6453.40476190476</text:p>
          </table:table-cell>
          <table:table-cell office:value-type="float" office:value="6628.28571428571" calcext:value-type="float">
            <text:p>6628.28571428571</text:p>
          </table:table-cell>
          <table:table-cell table:formula="of:=LN([.E587])" office:value-type="float" office:value="8.78241782997496" calcext:value-type="float">
            <text:p>8.78241782997496</text:p>
          </table:table-cell>
          <table:table-cell table:formula="of:=LN([.F587])" office:value-type="float" office:value="8.77236314057818" calcext:value-type="float">
            <text:p>8.77236314057818</text:p>
          </table:table-cell>
          <table:table-cell table:formula="of:=LN([.G587])" office:value-type="float" office:value="8.79910148478178" calcext:value-type="float">
            <text:p>8.79910148478178</text:p>
          </table:table-cell>
        </table:table-row>
        <table:table-row table:style-name="ro2">
          <table:table-cell office:value-type="date" office:date-value="1998-11-01" calcext:value-type="date">
            <text:p>nov-98</text:p>
          </table:table-cell>
          <table:table-cell office:value-type="float" office:value="5.68635422575117" calcext:value-type="float">
            <text:p>5.69</text:p>
          </table:table-cell>
          <table:table-cell office:value-type="float" office:value="11.4364967143393" calcext:value-type="float">
            <text:p>11.44</text:p>
          </table:table-cell>
          <table:table-cell office:value-type="float" office:value="37.763371150791" calcext:value-type="float">
            <text:p>37.76</text:p>
          </table:table-cell>
          <table:table-cell office:value-type="float" office:value="6512" calcext:value-type="float">
            <text:p>6512</text:p>
          </table:table-cell>
          <table:table-cell office:value-type="float" office:value="6446.92105263158" calcext:value-type="float">
            <text:p>6446.92105263158</text:p>
          </table:table-cell>
          <table:table-cell office:value-type="float" office:value="6429.78947368421" calcext:value-type="float">
            <text:p>6429.78947368421</text:p>
          </table:table-cell>
          <table:table-cell table:formula="of:=LN([.E588])" office:value-type="float" office:value="8.78140190768238" calcext:value-type="float">
            <text:p>8.78140190768238</text:p>
          </table:table-cell>
          <table:table-cell table:formula="of:=LN([.F588])" office:value-type="float" office:value="8.77135793963793" calcext:value-type="float">
            <text:p>8.77135793963793</text:p>
          </table:table-cell>
          <table:table-cell table:formula="of:=LN([.G588])" office:value-type="float" office:value="8.76869707543348" calcext:value-type="float">
            <text:p>8.76869707543348</text:p>
          </table:table-cell>
        </table:table-row>
        <table:table-row table:style-name="ro2">
          <table:table-cell office:value-type="date" office:date-value="1998-12-01" calcext:value-type="date">
            <text:p>dic-98</text:p>
          </table:table-cell>
          <table:table-cell office:value-type="float" office:value="14.4597892779947" calcext:value-type="float">
            <text:p>14.46</text:p>
          </table:table-cell>
          <table:table-cell office:value-type="float" office:value="14.5915110578151" calcext:value-type="float">
            <text:p>14.59</text:p>
          </table:table-cell>
          <table:table-cell office:value-type="float" office:value="44.0318302387912" calcext:value-type="float">
            <text:p>44.03</text:p>
          </table:table-cell>
          <table:table-cell office:value-type="float" office:value="6550.90476190476" calcext:value-type="float">
            <text:p>6550.90476190476</text:p>
          </table:table-cell>
          <table:table-cell office:value-type="float" office:value="6485.33333333333" calcext:value-type="float">
            <text:p>6485.33333333333</text:p>
          </table:table-cell>
          <table:table-cell office:value-type="float" office:value="6584.14285714286" calcext:value-type="float">
            <text:p>6584.14285714286</text:p>
          </table:table-cell>
          <table:table-cell table:formula="of:=LN([.E589])" office:value-type="float" office:value="8.78735845067852" calcext:value-type="float">
            <text:p>8.78735845067852</text:p>
          </table:table-cell>
          <table:table-cell table:formula="of:=LN([.F589])" office:value-type="float" office:value="8.77729849609778" calcext:value-type="float">
            <text:p>8.77729849609778</text:p>
          </table:table-cell>
          <table:table-cell table:formula="of:=LN([.G589])" office:value-type="float" office:value="8.79241943974346" calcext:value-type="float">
            <text:p>8.79241943974346</text:p>
          </table:table-cell>
        </table:table-row>
        <table:table-row table:style-name="ro2">
          <table:table-cell office:value-type="date" office:date-value="1999-01-01" calcext:value-type="date">
            <text:p>ene-99</text:p>
          </table:table-cell>
          <table:table-cell office:value-type="float" office:value="16.6590012326229" calcext:value-type="float">
            <text:p>16.66</text:p>
          </table:table-cell>
          <table:table-cell office:value-type="float" office:value="19.8439426973119" calcext:value-type="float">
            <text:p>19.84</text:p>
          </table:table-cell>
          <table:table-cell office:value-type="float" office:value="45.0026164311836" calcext:value-type="float">
            <text:p>45.00</text:p>
          </table:table-cell>
          <table:table-cell office:value-type="float" office:value="7009.25" calcext:value-type="float">
            <text:p>7009.25</text:p>
          </table:table-cell>
          <table:table-cell office:value-type="float" office:value="6939.178" calcext:value-type="float">
            <text:p>6939.178</text:p>
          </table:table-cell>
          <table:table-cell office:value-type="float" office:value="7122.775" calcext:value-type="float">
            <text:p>7122.775</text:p>
          </table:table-cell>
          <table:table-cell table:formula="of:=LN([.E590])" office:value-type="float" office:value="8.85498598429053" calcext:value-type="float">
            <text:p>8.85498598429053</text:p>
          </table:table-cell>
          <table:table-cell table:formula="of:=LN([.F590])" office:value-type="float" office:value="8.8449386026818" calcext:value-type="float">
            <text:p>8.8449386026818</text:p>
          </table:table-cell>
          <table:table-cell table:formula="of:=LN([.G590])" office:value-type="float" office:value="8.87105267566533" calcext:value-type="float">
            <text:p>8.87105267566533</text:p>
          </table:table-cell>
        </table:table-row>
        <table:table-row table:style-name="ro2">
          <table:table-cell office:value-type="date" office:date-value="1999-02-01" calcext:value-type="date">
            <text:p>feb-99</text:p>
          </table:table-cell>
          <table:table-cell office:value-type="float" office:value="41.1996489766866" calcext:value-type="float">
            <text:p>41.20</text:p>
          </table:table-cell>
          <table:table-cell office:value-type="float" office:value="34.8313600532805" calcext:value-type="float">
            <text:p>34.83</text:p>
          </table:table-cell>
          <table:table-cell office:value-type="float" office:value="43.4001027221544" calcext:value-type="float">
            <text:p>43.40</text:p>
          </table:table-cell>
          <table:table-cell office:value-type="float" office:value="7399.23529411765" calcext:value-type="float">
            <text:p>7399.23529411765</text:p>
          </table:table-cell>
          <table:table-cell office:value-type="float" office:value="7325.29411764706" calcext:value-type="float">
            <text:p>7325.29411764706</text:p>
          </table:table-cell>
          <table:table-cell office:value-type="float" office:value="7783.32352941176" calcext:value-type="float">
            <text:p>7783.32352941176</text:p>
          </table:table-cell>
          <table:table-cell table:formula="of:=LN([.E591])" office:value-type="float" office:value="8.90913193521971" calcext:value-type="float">
            <text:p>8.90913193521971</text:p>
          </table:table-cell>
          <table:table-cell table:formula="of:=LN([.F591])" office:value-type="float" office:value="8.89908858565898" calcext:value-type="float">
            <text:p>8.89908858565898</text:p>
          </table:table-cell>
          <table:table-cell table:formula="of:=LN([.G591])" office:value-type="float" office:value="8.95973871482366" calcext:value-type="float">
            <text:p>8.95973871482366</text:p>
          </table:table-cell>
        </table:table-row>
        <table:table-row table:style-name="ro2">
          <table:table-cell office:value-type="date" office:date-value="1999-03-01" calcext:value-type="date">
            <text:p>mar-99</text:p>
          </table:table-cell>
          <table:table-cell office:value-type="float" office:value="47.5896998803455" calcext:value-type="float">
            <text:p>47.59</text:p>
          </table:table-cell>
          <table:table-cell office:value-type="float" office:value="30.8631686941488" calcext:value-type="float">
            <text:p>30.86</text:p>
          </table:table-cell>
          <table:table-cell office:value-type="float" office:value="42.2716049382778" calcext:value-type="float">
            <text:p>42.27</text:p>
          </table:table-cell>
          <table:table-cell office:value-type="float" office:value="10493.5652173913" calcext:value-type="float">
            <text:p>10493.5652173913</text:p>
          </table:table-cell>
          <table:table-cell office:value-type="float" office:value="10388.6086956522" calcext:value-type="float">
            <text:p>10388.6086956522</text:p>
          </table:table-cell>
          <table:table-cell office:value-type="float" office:value="10489.6111111111" calcext:value-type="float">
            <text:p>10489.6111111111</text:p>
          </table:table-cell>
          <table:table-cell table:formula="of:=LN([.E592])" office:value-type="float" office:value="9.25851751184569" calcext:value-type="float">
            <text:p>9.25851751184569</text:p>
          </table:table-cell>
          <table:table-cell table:formula="of:=LN([.F592])" office:value-type="float" office:value="9.24846516710487" calcext:value-type="float">
            <text:p>9.24846516710487</text:p>
          </table:table-cell>
          <table:table-cell table:formula="of:=LN([.G592])" office:value-type="float" office:value="9.25814062835912" calcext:value-type="float">
            <text:p>9.25814062835912</text:p>
          </table:table-cell>
        </table:table-row>
        <table:table-row table:style-name="ro2">
          <table:table-cell office:value-type="date" office:date-value="1999-04-01" calcext:value-type="date">
            <text:p>abr-99</text:p>
          </table:table-cell>
          <table:table-cell office:value-type="float" office:value="49.0659935296702" calcext:value-type="float">
            <text:p>49.07</text:p>
          </table:table-cell>
          <table:table-cell office:value-type="float" office:value="33.7051119722079" calcext:value-type="float">
            <text:p>33.71</text:p>
          </table:table-cell>
          <table:table-cell office:value-type="float" office:value="39.726027397221" calcext:value-type="float">
            <text:p>39.73</text:p>
          </table:table-cell>
          <table:table-cell office:value-type="float" office:value="9734.2380952381" calcext:value-type="float">
            <text:p>9734.2380952381</text:p>
          </table:table-cell>
          <table:table-cell office:value-type="float" office:value="9636.83333333333" calcext:value-type="float">
            <text:p>9636.83333333333</text:p>
          </table:table-cell>
          <table:table-cell office:value-type="float" office:value="9398.14285714286" calcext:value-type="float">
            <text:p>9398.14285714286</text:p>
          </table:table-cell>
          <table:table-cell table:formula="of:=LN([.E593])" office:value-type="float" office:value="9.18340465025843" calcext:value-type="float">
            <text:p>9.18340465025843</text:p>
          </table:table-cell>
          <table:table-cell table:formula="of:=LN([.F593])" office:value-type="float" office:value="9.17334784124634" calcext:value-type="float">
            <text:p>9.17334784124634</text:p>
          </table:table-cell>
          <table:table-cell table:formula="of:=LN([.G593])" office:value-type="float" office:value="9.14826738034983" calcext:value-type="float">
            <text:p>9.14826738034983</text:p>
          </table:table-cell>
        </table:table-row>
        <table:table-row table:style-name="ro2">
          <table:table-cell office:value-type="date" office:date-value="1999-05-01" calcext:value-type="date">
            <text:p>may-99</text:p>
          </table:table-cell>
          <table:table-cell office:value-type="float" office:value="76.8211925758298" calcext:value-type="float">
            <text:p>76.82</text:p>
          </table:table-cell>
          <table:table-cell office:value-type="float" office:value="33.8801405428892" calcext:value-type="float">
            <text:p>33.88</text:p>
          </table:table-cell>
          <table:table-cell office:value-type="float" office:value="54.3448275861981" calcext:value-type="float">
            <text:p>54.34</text:p>
          </table:table-cell>
          <table:table-cell office:value-type="float" office:value="8882.9" calcext:value-type="float">
            <text:p>8882.9</text:p>
          </table:table-cell>
          <table:table-cell office:value-type="float" office:value="8794" calcext:value-type="float">
            <text:p>8794</text:p>
          </table:table-cell>
          <table:table-cell office:value-type="float" office:value="8950.625" calcext:value-type="float">
            <text:p>8950.625</text:p>
          </table:table-cell>
          <table:table-cell table:formula="of:=LN([.E594])" office:value-type="float" office:value="9.09188335924827" calcext:value-type="float">
            <text:p>9.09188335924827</text:p>
          </table:table-cell>
          <table:table-cell table:formula="of:=LN([.F594])" office:value-type="float" office:value="9.08182494974076" calcext:value-type="float">
            <text:p>9.08182494974076</text:p>
          </table:table-cell>
          <table:table-cell table:formula="of:=LN([.G594])" office:value-type="float" office:value="9.09947864123297" calcext:value-type="float">
            <text:p>9.09947864123297</text:p>
          </table:table-cell>
        </table:table-row>
        <table:table-row table:style-name="ro2">
          <table:table-cell office:value-type="date" office:date-value="1999-06-01" calcext:value-type="date">
            <text:p>jun-99</text:p>
          </table:table-cell>
          <table:table-cell office:value-type="float" office:value="67.6721859967209" calcext:value-type="float">
            <text:p>67.67</text:p>
          </table:table-cell>
          <table:table-cell office:value-type="float" office:value="40.1315865068294" calcext:value-type="float">
            <text:p>40.13</text:p>
          </table:table-cell>
          <table:table-cell office:value-type="float" office:value="56.0792951541798" calcext:value-type="float">
            <text:p>56.08</text:p>
          </table:table-cell>
          <table:table-cell office:value-type="float" office:value="10470.7272727273" calcext:value-type="float">
            <text:p>10470.7272727273</text:p>
          </table:table-cell>
          <table:table-cell office:value-type="float" office:value="10365.9090909091" calcext:value-type="float">
            <text:p>10365.9090909091</text:p>
          </table:table-cell>
          <table:table-cell office:value-type="float" office:value="10880.3181818182" calcext:value-type="float">
            <text:p>10880.3181818182</text:p>
          </table:table-cell>
          <table:table-cell table:formula="of:=LN([.E595])" office:value-type="float" office:value="9.25633876398582" calcext:value-type="float">
            <text:p>9.25633876398582</text:p>
          </table:table-cell>
          <table:table-cell table:formula="of:=LN([.F595])" office:value-type="float" office:value="9.24627772878153" calcext:value-type="float">
            <text:p>9.24627772878153</text:p>
          </table:table-cell>
          <table:table-cell table:formula="of:=LN([.G595])" office:value-type="float" office:value="9.29471076463472" calcext:value-type="float">
            <text:p>9.29471076463472</text:p>
          </table:table-cell>
        </table:table-row>
        <table:table-row table:style-name="ro2">
          <table:table-cell office:value-type="date" office:date-value="1999-07-01" calcext:value-type="date">
            <text:p>jul-99</text:p>
          </table:table-cell>
          <table:table-cell office:value-type="float" office:value="76.9759890929607" calcext:value-type="float">
            <text:p>76.98</text:p>
          </table:table-cell>
          <table:table-cell office:value-type="float" office:value="52.3224000433339" calcext:value-type="float">
            <text:p>52.32</text:p>
          </table:table-cell>
          <table:table-cell office:value-type="float" office:value="54.7186147186434" calcext:value-type="float">
            <text:p>54.72</text:p>
          </table:table-cell>
          <table:table-cell office:value-type="float" office:value="11705.4545454545" calcext:value-type="float">
            <text:p>11705.4545454545</text:p>
          </table:table-cell>
          <table:table-cell office:value-type="float" office:value="11588.3863636364" calcext:value-type="float">
            <text:p>11588.3863636364</text:p>
          </table:table-cell>
          <table:table-cell office:value-type="float" office:value="11695.0681818182" calcext:value-type="float">
            <text:p>11695.0681818182</text:p>
          </table:table-cell>
          <table:table-cell table:formula="of:=LN([.E596])" office:value-type="float" office:value="9.36781021261438" calcext:value-type="float">
            <text:p>9.36781021261438</text:p>
          </table:table-cell>
          <table:table-cell table:formula="of:=LN([.F596])" office:value-type="float" office:value="9.35775870003487" calcext:value-type="float">
            <text:p>9.35775870003487</text:p>
          </table:table-cell>
          <table:table-cell table:formula="of:=LN([.G596])" office:value-type="float" office:value="9.36692250899857" calcext:value-type="float">
            <text:p>9.36692250899857</text:p>
          </table:table-cell>
        </table:table-row>
        <table:table-row table:style-name="ro2">
          <table:table-cell office:value-type="date" office:date-value="1999-08-01" calcext:value-type="date">
            <text:p>ago-99</text:p>
          </table:table-cell>
          <table:table-cell office:value-type="float" office:value="81.7560190317824" calcext:value-type="float">
            <text:p>81.76</text:p>
          </table:table-cell>
          <table:table-cell office:value-type="float" office:value="58.1613493109743" calcext:value-type="float">
            <text:p>58.16</text:p>
          </table:table-cell>
          <table:table-cell office:value-type="float" office:value="53.050063104775" calcext:value-type="float">
            <text:p>53.05</text:p>
          </table:table-cell>
          <table:table-cell office:value-type="float" office:value="11354.2380952381" calcext:value-type="float">
            <text:p>11354.2380952381</text:p>
          </table:table-cell>
          <table:table-cell office:value-type="float" office:value="11240.7857142857" calcext:value-type="float">
            <text:p>11240.7857142857</text:p>
          </table:table-cell>
          <table:table-cell office:value-type="float" office:value="11165.2619047619" calcext:value-type="float">
            <text:p>11165.2619047619</text:p>
          </table:table-cell>
          <table:table-cell table:formula="of:=LN([.E597])" office:value-type="float" office:value="9.33734635367445" calcext:value-type="float">
            <text:p>9.33734635367445</text:p>
          </table:table-cell>
          <table:table-cell table:formula="of:=LN([.F597])" office:value-type="float" office:value="9.32730402441076" calcext:value-type="float">
            <text:p>9.32730402441076</text:p>
          </table:table-cell>
          <table:table-cell table:formula="of:=LN([.G597])" office:value-type="float" office:value="9.32056262165806" calcext:value-type="float">
            <text:p>9.32056262165806</text:p>
          </table:table-cell>
        </table:table-row>
        <table:table-row table:style-name="ro2">
          <table:table-cell office:value-type="date" office:date-value="1999-09-01" calcext:value-type="date">
            <text:p>sep-99</text:p>
          </table:table-cell>
          <table:table-cell office:value-type="float" office:value="96.2958727554247" calcext:value-type="float">
            <text:p>96.30</text:p>
          </table:table-cell>
          <table:table-cell office:value-type="float" office:value="72.4481071998546" calcext:value-type="float">
            <text:p>72.45</text:p>
          </table:table-cell>
          <table:table-cell office:value-type="float" office:value="56.4691151919769" calcext:value-type="float">
            <text:p>56.47</text:p>
          </table:table-cell>
          <table:table-cell office:value-type="float" office:value="11483.1363636364" calcext:value-type="float">
            <text:p>11483.1363636364</text:p>
          </table:table-cell>
          <table:table-cell office:value-type="float" office:value="11368.2954545455" calcext:value-type="float">
            <text:p>11368.2954545455</text:p>
          </table:table-cell>
          <table:table-cell office:value-type="float" office:value="12060.5681818182" calcext:value-type="float">
            <text:p>12060.5681818182</text:p>
          </table:table-cell>
          <table:table-cell table:formula="of:=LN([.E598])" office:value-type="float" office:value="9.34863483496793" calcext:value-type="float">
            <text:p>9.34863483496793</text:p>
          </table:table-cell>
          <table:table-cell table:formula="of:=LN([.F598])" office:value-type="float" office:value="9.33858365945904" calcext:value-type="float">
            <text:p>9.33858365945904</text:p>
          </table:table-cell>
          <table:table-cell table:formula="of:=LN([.G598])" office:value-type="float" office:value="9.39769658209164" calcext:value-type="float">
            <text:p>9.39769658209164</text:p>
          </table:table-cell>
        </table:table-row>
        <table:table-row table:style-name="ro2">
          <table:table-cell office:value-type="date" office:date-value="1999-10-01" calcext:value-type="date">
            <text:p>oct-99</text:p>
          </table:table-cell>
          <table:table-cell office:value-type="float" office:value="82.9432096897245" calcext:value-type="float">
            <text:p>82.94</text:p>
          </table:table-cell>
          <table:table-cell office:value-type="float" office:value="67.0753972681407" calcext:value-type="float">
            <text:p>67.08</text:p>
          </table:table-cell>
          <table:table-cell office:value-type="float" office:value="55.2946023897928" calcext:value-type="float">
            <text:p>55.29</text:p>
          </table:table-cell>
          <table:table-cell office:value-type="float" office:value="14948.619047619" calcext:value-type="float">
            <text:p>14948.619047619</text:p>
          </table:table-cell>
          <table:table-cell office:value-type="float" office:value="14799.2142857143" calcext:value-type="float">
            <text:p>14799.2142857143</text:p>
          </table:table-cell>
          <table:table-cell office:value-type="float" office:value="15549.619047619" calcext:value-type="float">
            <text:p>15549.619047619</text:p>
          </table:table-cell>
          <table:table-cell table:formula="of:=LN([.E599])" office:value-type="float" office:value="9.61237420315561" calcext:value-type="float">
            <text:p>9.61237420315561</text:p>
          </table:table-cell>
          <table:table-cell table:formula="of:=LN([.F599])" office:value-type="float" office:value="9.60232936953986" calcext:value-type="float">
            <text:p>9.60232936953986</text:p>
          </table:table-cell>
          <table:table-cell table:formula="of:=LN([.G599])" office:value-type="float" office:value="9.65179141876189" calcext:value-type="float">
            <text:p>9.65179141876189</text:p>
          </table:table-cell>
        </table:table-row>
        <table:table-row table:style-name="ro2">
          <table:table-cell office:value-type="date" office:date-value="1999-11-01" calcext:value-type="date">
            <text:p>nov-99</text:p>
          </table:table-cell>
          <table:table-cell office:value-type="float" office:value="118.790232651135" calcext:value-type="float">
            <text:p>118.79</text:p>
          </table:table-cell>
          <table:table-cell office:value-type="float" office:value="89.6114430691151" calcext:value-type="float">
            <text:p>89.61</text:p>
          </table:table-cell>
          <table:table-cell office:value-type="float" office:value="50.3921568626976" calcext:value-type="float">
            <text:p>50.39</text:p>
          </table:table-cell>
          <table:table-cell office:value-type="float" office:value="17338.45" calcext:value-type="float">
            <text:p>17338.45</text:p>
          </table:table-cell>
          <table:table-cell office:value-type="float" office:value="17165.05" calcext:value-type="float">
            <text:p>17165.05</text:p>
          </table:table-cell>
          <table:table-cell office:value-type="float" office:value="17419.975" calcext:value-type="float">
            <text:p>17419.975</text:p>
          </table:table-cell>
          <table:table-cell table:formula="of:=LN([.E600])" office:value-type="float" office:value="9.76068185764247" calcext:value-type="float">
            <text:p>9.76068185764247</text:p>
          </table:table-cell>
          <table:table-cell table:formula="of:=LN([.F600])" office:value-type="float" office:value="9.75063061879172" calcext:value-type="float">
            <text:p>9.75063061879172</text:p>
          </table:table-cell>
          <table:table-cell table:formula="of:=LN([.G600])" office:value-type="float" office:value="9.76537281527343" calcext:value-type="float">
            <text:p>9.76537281527343</text:p>
          </table:table-cell>
        </table:table-row>
        <table:table-row table:style-name="ro2">
          <table:table-cell office:value-type="date" office:date-value="1999-12-01" calcext:value-type="date">
            <text:p>dic-99</text:p>
          </table:table-cell>
          <table:table-cell office:value-type="float" office:value="115.744599413901" calcext:value-type="float">
            <text:p>115.74</text:p>
          </table:table-cell>
          <table:table-cell office:value-type="float" office:value="108.852366452567" calcext:value-type="float">
            <text:p>108.85</text:p>
          </table:table-cell>
          <table:table-cell office:value-type="float" office:value="47.1454880294474" calcext:value-type="float">
            <text:p>47.15</text:p>
          </table:table-cell>
          <table:table-cell office:value-type="float" office:value="17754.0454545455" calcext:value-type="float">
            <text:p>17754.0454545455</text:p>
          </table:table-cell>
          <table:table-cell office:value-type="float" office:value="17576.4318181818" calcext:value-type="float">
            <text:p>17576.4318181818</text:p>
          </table:table-cell>
          <table:table-cell office:value-type="float" office:value="18101.1136363636" calcext:value-type="float">
            <text:p>18101.1136363636</text:p>
          </table:table-cell>
          <table:table-cell table:formula="of:=LN([.E601])" office:value-type="float" office:value="9.78436868186749" calcext:value-type="float">
            <text:p>9.78436868186749</text:p>
          </table:table-cell>
          <table:table-cell table:formula="of:=LN([.F601])" office:value-type="float" office:value="9.77431418238928" calcext:value-type="float">
            <text:p>9.77431418238928</text:p>
          </table:table-cell>
          <table:table-cell table:formula="of:=LN([.G601])" office:value-type="float" office:value="9.80372874223214" calcext:value-type="float">
            <text:p>9.80372874223214</text:p>
          </table:table-cell>
        </table:table-row>
        <table:table-row table:style-name="ro2">
          <table:table-cell table:style-name="Default" table:number-columns-repeated="4"/>
          <table:table-cell office:value-type="float" office:value="25000" calcext:value-type="float">
            <text:p>25000</text:p>
          </table:table-cell>
          <table:table-cell office:value-type="float" office:value="23270.3571428571" calcext:value-type="float">
            <text:p>23270.3571428571</text:p>
          </table:table-cell>
          <table:table-cell office:value-type="float" office:value="24617.0238095238" calcext:value-type="float">
            <text:p>24617.0238095238</text:p>
          </table:table-cell>
          <table:table-cell table:formula="of:=LN([.E602])" office:value-type="float" office:value="10.1266311038503" calcext:value-type="float">
            <text:p>10.1266311038503</text:p>
          </table:table-cell>
          <table:table-cell table:formula="of:=LN([.F602])" office:value-type="float" office:value="10.0549356039593" calcext:value-type="float">
            <text:p>10.0549356039593</text:p>
          </table:table-cell>
          <table:table-cell table:formula="of:=LN([.G602])" office:value-type="float" office:value="10.1111935073591" calcext:value-type="float">
            <text:p>10.1111935073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 </number:text>
      <number:number number:decimal-places="0" number:min-decimal-places="0" number:min-integer-digits="1" number:grouping="true"/>
      <number:text> _)</number:text>
    </number:number-style>
    <number:number-style style:name="N115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 </number:text>
      <number:number number:decimal-places="0" number:min-decimal-places="0" number:min-integer-digits="1" number:grouping="true"/>
      <number:text> _)</number:text>
    </number:number-style>
    <number:number-style style:name="N116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 </number:text>
      <number:number number:decimal-places="2" number:min-decimal-places="2" number:min-integer-digits="1" number:grouping="true"/>
      <number:text> _)</number:text>
    </number:number-style>
    <number:number-style style:name="N118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 </number:text>
      <number:number number:decimal-places="2" number:min-decimal-places="2" number:min-integer-digits="1" number:grouping="true"/>
      <number:text> _)</number:text>
    </number:number-style>
    <number:number-style style:name="N119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>- _)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("> $ 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1P1" style:volatile="true">
      <number:text loext:blank-width-char="("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$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$ 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49P1" style:volatile="true">
      <number:text loext:blank-width-char="("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$ 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4" number:min-decimal-places="4" number:min-integer-digits="1"/>
    </number:number-style>
    <number:percentage-style style:name="N155">
      <number:number number:decimal-places="1" number:min-decimal-places="1" number:min-integer-digits="1"/>
      <number:text>%</number:text>
    </number:percentage-style>
    <number:date-style style:name="N156">
      <number:month number:textual="true"/>
      <number:text> </number:text>
      <number:year number:style="long"/>
    </number:date-style>
    <number:currency-style style:name="N157P0" style:volatile="true">
      <number:text>$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57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currency-style style:name="N158P0" style:volatile="true">
      <number:text>$ </number:text>
      <number:number number:decimal-places="0" number:min-decimal-places="0" number:min-integer-digits="1" number:grouping="true"/>
      <number:text loext:blank-width-char=")"> </number:text>
    </number:currency-style>
    <number:currency-style style:name="N158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text>$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59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60P0" style:volatile="true">
      <number:text>$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0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text loext:blank-width-char="("> $ 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62P1" style:volatile="true">
      <number:text loext:blank-width-char="("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2P2" style:volatile="true">
      <number:text loext:blank-width-char="("> $ </number:text>
      <number:fill-character> </number:fill-character>
      <number:text loext:blank-width-char=")1">- </number:text>
    </number:currency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P0" style:volatile="true">
      <number:text loext:blank-width-char="("> $ 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64P1" style:volatile="true">
      <number:text loext:blank-width-char="("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text loext:blank-width-char="("> 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number number:decimal-places="1" number:min-decimal-places="1" number:min-integer-digits="1" number:grouping="true"/>
    </number:number-style>
    <number:number-style style:name="N167">
      <number:number number:min-integer-digits="1"/>
      <number:text loext:blank-width-char=")"> </number:text>
    </number:number-style>
    <number:number-style style:name="N168">
      <number:number number:decimal-places="5" number:min-decimal-places="5" number:min-integer-digits="1" number:grouping="true"/>
    </number:number-style>
    <number:number-style style:name="N169">
      <number:number number:decimal-places="6" number:min-decimal-places="6" number:min-integer-digits="1" number:grouping="true"/>
    </number:number-style>
    <number:number-style style:name="N170P0" style:volatile="true">
      <number:text loext:blank-width-char=" "> </number:text>
      <number:fill-character> </number:fill-character>
      <number:number number:decimal-places="1" number:min-decimal-places="1" number:min-integer-digits="1" number:grouping="true"/>
      <number:text loext:blank-width-char=" "> </number:text>
    </number:number-style>
    <number:number-style style:name="N170P1" style:volatile="true">
      <number:text loext:blank-width-char=" "> </number:text>
      <number:fill-character> </number:fill-character>
      <number:text>-</number:text>
      <number:number number:decimal-places="1" number:min-decimal-places="1" number:min-integer-digits="1" number:grouping="true"/>
      <number:text loext:blank-width-char=" "> </number:text>
    </number:number-style>
    <number:number-style style:name="N170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ANCLAS_2c_REZONES_20_Y_20_SUS_20_PARTES_2c_DE_20_FUNDICION_2c_DE_20_HIERRO_20_O_20_DE_20_ACERO" style:display-name="ANCLAS,REZONES Y SUS PARTES,DE FUNDICION,DE HIERRO O DE ACERO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21:55:14.750288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15:51.204186807</meta:creation-date>
    <dc:date>2025-04-23T00:26:34.203734324</dc:date>
    <meta:editing-duration>PT12H7M8S</meta:editing-duration>
    <meta:editing-cycles>14</meta:editing-cycles>
    <meta:generator>LibreOffice/24.2.7.2$Linux_X86_64 LibreOffice_project/420$Build-2</meta:generator>
    <meta:document-statistic meta:table-count="2" meta:cell-count="6877" meta:object-count="0"/>
  </office:meta>
</office:document-meta>
</file>